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1.039cm"/>
    </style:style>
    <style:style style:name="co8" style:family="table-column">
      <style:table-column-properties fo:break-before="auto" style:column-width="0.543cm"/>
    </style:style>
    <style:style style:name="co9" style:family="table-column">
      <style:table-column-properties fo:break-before="auto" style:column-width="0.563cm"/>
    </style:style>
    <style:style style:name="co10" style:family="table-column">
      <style:table-column-properties fo:break-before="auto" style:column-width="0.697cm"/>
    </style:style>
    <style:style style:name="co11" style:family="table-column">
      <style:table-column-properties fo:break-before="auto" style:column-width="0.677cm"/>
    </style:style>
    <style:style style:name="co12" style:family="table-column">
      <style:table-column-properties fo:break-before="auto" style:column-width="0.487cm"/>
    </style:style>
    <style:style style:name="co13" style:family="table-column">
      <style:table-column-properties fo:break-before="auto" style:column-width="0.958cm"/>
    </style:style>
    <style:style style:name="co14" style:family="table-column">
      <style:table-column-properties fo:break-before="auto" style:column-width="1.446cm"/>
    </style:style>
    <style:style style:name="co15" style:family="table-column">
      <style:table-column-properties fo:break-before="auto" style:column-width="1.655cm"/>
    </style:style>
    <style:style style:name="co16" style:family="table-column">
      <style:table-column-properties fo:break-before="auto" style:column-width="0.577cm"/>
    </style:style>
    <style:style style:name="co17" style:family="table-column">
      <style:table-column-properties fo:break-before="auto" style:column-width="1.138cm"/>
    </style:style>
    <style:style style:name="co18" style:family="table-column">
      <style:table-column-properties fo:break-before="auto" style:column-width="0.547cm"/>
    </style:style>
    <style:style style:name="co19" style:family="table-column">
      <style:table-column-properties fo:break-before="auto" style:column-width="0.663cm"/>
    </style:style>
    <style:style style:name="co20" style:family="table-column">
      <style:table-column-properties fo:break-before="auto" style:column-width="0.794cm"/>
    </style:style>
    <style:style style:name="co21" style:family="table-column">
      <style:table-column-properties fo:break-before="auto" style:column-width="0.965cm"/>
    </style:style>
    <style:style style:name="co22" style:family="table-column">
      <style:table-column-properties fo:break-before="auto" style:column-width="0.863cm"/>
    </style:style>
    <style:style style:name="co23" style:family="table-column">
      <style:table-column-properties fo:break-before="auto" style:column-width="0.601cm"/>
    </style:style>
    <style:style style:name="co24" style:family="table-column">
      <style:table-column-properties fo:break-before="auto" style:column-width="1.33cm"/>
    </style:style>
    <style:style style:name="co25" style:family="table-column">
      <style:table-column-properties fo:break-before="auto" style:column-width="1.118cm"/>
    </style:style>
    <style:style style:name="co26" style:family="table-column">
      <style:table-column-properties fo:break-before="auto" style:column-width="0.609cm"/>
    </style:style>
    <style:style style:name="co27" style:family="table-column">
      <style:table-column-properties fo:break-before="auto" style:column-width="1.425cm"/>
    </style:style>
    <style:style style:name="co28" style:family="table-column">
      <style:table-column-properties fo:break-before="auto" style:column-width="1.542cm"/>
    </style:style>
    <style:style style:name="co29" style:family="table-column">
      <style:table-column-properties fo:break-before="auto" style:column-width="0.441cm"/>
    </style:style>
    <style:style style:name="co30" style:family="table-column">
      <style:table-column-properties fo:break-before="auto" style:column-width="0.824cm"/>
    </style:style>
    <style:style style:name="co31" style:family="table-column">
      <style:table-column-properties fo:break-before="auto" style:column-width="1.284cm"/>
    </style:style>
    <style:style style:name="co32" style:family="table-column">
      <style:table-column-properties fo:break-before="auto" style:column-width="1.379cm"/>
    </style:style>
    <style:style style:name="co33" style:family="table-column">
      <style:table-column-properties fo:break-before="auto" style:column-width="0.631cm"/>
    </style:style>
    <style:style style:name="co34" style:family="table-column">
      <style:table-column-properties fo:break-before="auto" style:column-width="0.901cm"/>
    </style:style>
    <style:style style:name="co35" style:family="table-column">
      <style:table-column-properties fo:break-before="auto" style:column-width="0.612cm"/>
    </style:style>
    <style:style style:name="co36" style:family="table-column">
      <style:table-column-properties fo:break-before="auto" style:column-width="1.898cm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94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457cm" fo:break-before="auto" style:use-optimal-row-height="true"/>
    </style:style>
    <style:style style:name="ro8" style:family="table-row">
      <style:table-row-properties style:row-height="0.455cm" fo:break-before="auto" style:use-optimal-row-height="true"/>
    </style:style>
    <style:style style:name="ro9" style:family="table-row">
      <style:table-row-properties style:row-height="0.277cm" fo:break-before="auto" style:use-optimal-row-height="false"/>
    </style:style>
    <style:style style:name="ro10" style:family="table-row">
      <style:table-row-properties style:row-height="0.2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" style:family="table-cell" style:parent-style-name="Default" style:data-style-name="N112">
      <style:text-properties style:text-position=""/>
    </style:style>
    <style:style style:name="ce2" style:family="table-cell" style:parent-style-name="Default" style:data-style-name="N100">
      <style:text-properties fo:font-size="8pt" style:font-size-asian="8pt" style:font-size-complex="8pt"/>
    </style:style>
    <style:style style:name="ce4" style:family="table-cell" style:parent-style-name="Default" style:data-style-name="N100"/>
    <style:style style:name="ce5" style:family="table-cell" style:parent-style-name="Default" style:data-style-name="N11"/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10">
      <style:table-cell-properties fo:padding-bottom="0.049cm" fo:padding-left="0.035cm" fo:padding-right="0.035cm" fo:padding-top="0.049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2]=1)" style:apply-style-name="verd" style:base-cell-address="layouts.B1"/>
      <style:map style:condition="is-true-formula([$confort.B2]=2)" style:apply-style-name="groc" style:base-cell-address="layouts.B1"/>
      <style:map style:condition="is-true-formula([$confort.B2]=3)" style:apply-style-name="taronja" style:base-cell-address="layouts.B1"/>
    </style:style>
    <style:style style:name="ce10" style:family="table-cell" style:parent-style-name="Default">
      <style:text-properties style:font-name="FreeMono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2]=1)" style:apply-style-name="verd" style:base-cell-address="layouts.B6"/>
      <style:map style:condition="is-true-formula([$confort.B2]=2)" style:apply-style-name="groc" style:base-cell-address="layouts.B6"/>
      <style:map style:condition="is-true-formula([$confort.B2]=3)" style:apply-style-name="taronja" style:base-cell-address="layouts.B6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reeMono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2]=1)" style:apply-style-name="verd" style:base-cell-address="layouts.B11"/>
      <style:map style:condition="is-true-formula([$confort.B2]=2)" style:apply-style-name="groc" style:base-cell-address="layouts.B11"/>
      <style:map style:condition="is-true-formula([$confort.B2]=3)" style:apply-style-name="taronja" style:base-cell-address="layouts.B11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2]=1)" style:apply-style-name="verd" style:base-cell-address="layouts.B16"/>
      <style:map style:condition="is-true-formula([$confort.B2]=2)" style:apply-style-name="groc" style:base-cell-address="layouts.B16"/>
      <style:map style:condition="is-true-formula([$confort.B2]=3)" style:apply-style-name="taronja" style:base-cell-address="layouts.B16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2]=1)" style:apply-style-name="verd" style:base-cell-address="layouts.B21"/>
      <style:map style:condition="is-true-formula([$confort.B2]=2)" style:apply-style-name="groc" style:base-cell-address="layouts.B21"/>
      <style:map style:condition="is-true-formula([$confort.B2]=3)" style:apply-style-name="taronja" style:base-cell-address="layouts.B21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2]=1)" style:apply-style-name="verd" style:base-cell-address="layouts.B26"/>
      <style:map style:condition="is-true-formula([$confort.B2]=2)" style:apply-style-name="groc" style:base-cell-address="layouts.B26"/>
      <style:map style:condition="is-true-formula([$confort.B2]=3)" style:apply-style-name="taronja" style:base-cell-address="layouts.B26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FreeMono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ext-properties style:font-name="FreeMono"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FreeMono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109">
      <style:table-cell-properties fo:padding-bottom="0.049cm" fo:padding-left="0.035cm" fo:padding-right="0.035cm" fo:padding-top="0.049cm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FreeMono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FreeMono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ext-properties style:font-name="Liberation Sans" style:font-name-asian="WenQuanYi Micro Hei" style:font-name-complex="Lohit Hindi"/>
    </style:style>
    <style:style style:name="ce24" style:family="table-cell" style:parent-style-name="Default">
      <style:map style:condition="cell-content()=MAX([.$B$2:.$G$2])" style:apply-style-name="millor" style:base-cell-address="resum.B2"/>
    </style:style>
    <style:style style:name="ce25" style:family="table-cell" style:parent-style-name="Default">
      <style:map style:condition="cell-content()=MIN([.$B$3:.$G$3])" style:apply-style-name="millor" style:base-cell-address="resum.B3"/>
    </style:style>
    <style:style style:name="ce26" style:family="table-cell" style:parent-style-name="Default">
      <style:text-properties style:font-name="Liberation Sans" style:font-name-asian="WenQuanYi Micro Hei" style:font-name-complex="Lohit Hindi"/>
      <style:map style:condition="cell-content()=MAX([.$B$2:.$G$2])" style:apply-style-name="millor" style:base-cell-address="resum.B2"/>
    </style:style>
    <style:style style:name="ce27" style:family="table-cell" style:parent-style-name="Default">
      <style:text-properties style:font-name="Liberation Sans" style:font-name-asian="WenQuanYi Micro Hei" style:font-name-complex="Lohit Hindi"/>
      <style:map style:condition="cell-content()=MIN([.$B$3:.$G$3])" style:apply-style-name="millor" style:base-cell-address="resum.B3"/>
    </style:style>
    <style:style style:name="ce28" style:family="table-cell" style:parent-style-name="Default" style:data-style-name="N100">
      <style:table-cell-properties fo:background-color="#c0c0c0" style:text-align-source="fix" style:repeat-content="false"/>
      <style:paragraph-properties fo:text-align="center" fo:margin-left="0cm"/>
      <style:text-properties style:font-name="FreeMono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 style:data-style-name="N100">
      <style:table-cell-properties fo:background-color="#c0c0c0"/>
    </style:style>
    <style:style style:name="ce30" style:family="table-cell" style:parent-style-name="Default" style:data-style-name="N109"/>
    <style:style style:name="ce31" style:family="table-cell" style:parent-style-name="Default">
      <style:table-cell-properties fo:background-color="#c0c0c0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4]=1)" style:apply-style-name="verd" style:base-cell-address="tmp.H3"/>
      <style:map style:condition="is-true-formula([$confort.B4]=2)" style:apply-style-name="groc" style:base-cell-address="tmp.H3"/>
      <style:map style:condition="is-true-formula([$confort.B4]=3)" style:apply-style-name="taronja" style:base-cell-address="tmp.H3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2]=1)" style:apply-style-name="verd" style:base-cell-address="tmp.I1"/>
      <style:map style:condition="is-true-formula([$confort.B2]=2)" style:apply-style-name="groc" style:base-cell-address="tmp.I1"/>
      <style:map style:condition="is-true-formula([$confort.B2]=3)" style:apply-style-name="taronja" style:base-cell-address="tmp.I1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  <style:map style:condition="cell-content()=1" style:apply-style-name="verd" style:base-cell-address="tmp.E5"/>
      <style:map style:condition="cell-content()=2" style:apply-style-name="groc" style:base-cell-address="tmp.E5"/>
      <style:map style:condition="cell-content()=3" style:apply-style-name="taronja" style:base-cell-address="tmp.E5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  <style:map style:condition="cell-content()=1" style:apply-style-name="verd" style:base-cell-address="tmp.E5"/>
      <style:map style:condition="cell-content()=2" style:apply-style-name="groc" style:base-cell-address="tmp.E5"/>
      <style:map style:condition="cell-content()=3" style:apply-style-name="taronja" style:base-cell-address="tmp.E5"/>
    </style:style>
    <style:style style:name="ce36" style:family="table-cell" style:parent-style-name="Default">
      <style:table-cell-properties fo:background-color="#e6e6ff" style:text-align-source="fix" style:repeat-content="false"/>
      <style:paragraph-properties fo:text-align="end" fo:margin-left="0cm"/>
    </style:style>
    <style:style style:name="ce37" style:family="table-cell" style:parent-style-name="Default" style:data-style-name="N120"/>
    <style:style style:name="ce38" style:family="table-cell" style:parent-style-name="Default" style:data-style-name="N120">
      <style:map style:condition="cell-content()=[$tmp.$W$8]" style:apply-style-name="millor" style:base-cell-address="tmp.W9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reqs" table:style-name="ta1">
        <office:forms form:automatic-focus="false" form:apply-design-mode="false"/>
        <table:table-column table:style-name="co2" table:default-cell-style-name="ce4"/>
        <table:table-column table:style-name="co3" table:default-cell-style-name="Default"/>
        <table:table-column table:style-name="co5" table:default-cell-style-name="ce5"/>
        <table:table-column table:style-name="co4" table:number-columns-repeated="2" table:default-cell-style-name="Default"/>
        <table:table-column table:style-name="co4" table:default-cell-style-name="ce5"/>
        <table:table-row table:style-name="ro1">
          <table:table-cell table:style-name="ce2" office:value-type="string">
            <text:p>grave</text:p>
          </table:table-cell>
          <table:table-cell office:value-type="float" office:value="0.621692860089648">
            <text:p>0,6216928601</text:p>
          </table:table-cell>
          <table:table-cell office:value-type="percentage" office:value="0.00472430635172545">
            <text:p>0,47%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cute</text:p>
          </table:table-cell>
          <table:table-cell office:value-type="float" office:value="1.19276079768588">
            <text:p>1,1927607977</text:p>
          </table:table-cell>
          <table:table-cell office:value-type="percentage" office:value="0.01284114627816">
            <text:p>1,28%</text:p>
          </table:table-cell>
          <table:table-cell table:number-columns-repeated="3"/>
        </table:table-row>
        <table:table-row table:style-name="ro1">
          <table:table-cell table:style-name="ce2" office:value-type="string">
            <text:p>minus</text:p>
          </table:table-cell>
          <table:table-cell office:value-type="float" office:value="0.063328153807185">
            <text:p>0,0633281538</text:p>
          </table:table-cell>
          <table:table-cell office:value-type="percentage" office:value="0.00955646069311694">
            <text:p>0,96%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oma</text:p>
          </table:table-cell>
          <table:table-cell office:value-type="float" office:value="1.0469181285153">
            <text:p>1,0469181285</text:p>
          </table:table-cell>
          <table:table-cell office:value-type="percentage" office:value="0.0120796687719043">
            <text:p>1,21%</text:p>
          </table:table-cell>
          <table:table-cell table:number-columns-repeated="3"/>
        </table:table-row>
        <table:table-row table:style-name="ro1">
          <table:table-cell table:style-name="ce2" office:value-type="string">
            <text:p>dot</text:p>
          </table:table-cell>
          <table:table-cell office:value-type="float" office:value="17.9771602514862">
            <text:p>17,9771602515</text:p>
          </table:table-cell>
          <table:table-cell office:value-type="percentage" office:value="0.0126349110361282">
            <text:p>1,26%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lus</text:p>
          </table:table-cell>
          <table:table-cell office:value-type="float" office:value="0.243628298466816">
            <text:p>0,2436282985</text:p>
          </table:table-cell>
          <table:table-cell office:value-type="percentage" office:value="0.000558353412684873">
            <text:p>0,06%</text:p>
          </table:table-cell>
          <table:table-cell table:number-columns-repeated="3"/>
        </table:table-row>
        <table:table-row table:style-name="ro1">
          <table:table-cell office:value-type="string">
            <text:p>&lt;</text:p>
          </table:table-cell>
          <table:table-cell office:value-type="float" office:value="0.074087158140136">
            <text:p>0,0740871581</text:p>
          </table:table-cell>
          <table:table-cell office:value-type="percentage" office:value="0.000258823105314759">
            <text:p>0,03%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office:value-type="float" office:value="8.56067673541904">
            <text:p>8,5606767354</text:p>
          </table:table-cell>
          <table:table-cell office:value-type="percentage" office:value="0.11002812427358">
            <text:p>11,00%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office:value-type="float" office:value="1.01155131389445">
            <text:p>1,0115513139</text:p>
          </table:table-cell>
          <table:table-cell office:value-type="percentage" office:value="0.0131406138004378">
            <text:p>1,31%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3.48122608101886">
            <text:p>3,481226081</text:p>
          </table:table-cell>
          <table:table-cell office:value-type="percentage" office:value="0.0387723710301551">
            <text:p>3,88%</text:p>
          </table:table-cell>
          <table:table-cell table:number-columns-repeated="3"/>
        </table:table-row>
        <table:table-row table:style-name="ro1">
          <table:table-cell office:value-type="string">
            <text:p>ç</text:p>
          </table:table-cell>
          <table:table-cell office:value-type="float" office:value="0.020478772103532">
            <text:p>0,0204787721</text:p>
          </table:table-cell>
          <table:table-cell office:value-type="percentage" office:value="0.00050115347685664">
            <text:p>0,05%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office:value-type="float" office:value="3.25819626109065">
            <text:p>3,2581962611</text:p>
          </table:table-cell>
          <table:table-cell office:value-type="percentage" office:value="0.0425841830294143">
            <text:p>4,26%</text:p>
          </table:table-cell>
          <table:table-cell table:number-columns-repeated="3"/>
        </table:table-row>
        <table:table-row table:style-name="ro1">
          <table:table-cell office:value-type="string">
            <text:p>e</text:p>
          </table:table-cell>
          <table:table-cell office:value-type="float" office:value="10.3363832622434">
            <text:p>10,3363832622</text:p>
          </table:table-cell>
          <table:table-cell office:value-type="percentage" office:value="0.125734238429562">
            <text:p>12,57%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office:value-type="float" office:value="0.922579114864839">
            <text:p>0,9225791149</text:p>
          </table:table-cell>
          <table:table-cell office:value-type="percentage" office:value="0.0115612120468347">
            <text:p>1,16%</text:p>
          </table:table-cell>
          <table:table-cell table:number-columns-repeated="3"/>
        </table:table-row>
        <table:table-row table:style-name="ro1">
          <table:table-cell office:value-type="string">
            <text:p>g</text:p>
          </table:table-cell>
          <table:table-cell office:value-type="float" office:value="1.20763543178358">
            <text:p>1,2076354318</text:p>
          </table:table-cell>
          <table:table-cell office:value-type="percentage" office:value="0.0147724749153266">
            <text:p>1,48%</text:p>
          </table:table-cell>
          <table:table-cell table:number-columns-repeated="3"/>
        </table:table-row>
        <table:table-row table:style-name="ro1">
          <table:table-cell office:value-type="string">
            <text:p>h</text:p>
          </table:table-cell>
          <table:table-cell office:value-type="float" office:value="0.947272299863133">
            <text:p>0,9472722999</text:p>
          </table:table-cell>
          <table:table-cell office:value-type="percentage" office:value="0.0138738210188987">
            <text:p>1,39%</text:p>
          </table:table-cell>
          <table:table-cell table:number-columns-repeated="3"/>
        </table:table-row>
        <table:table-row table:style-name="ro1">
          <table:table-cell office:value-type="string">
            <text:p>i</text:p>
          </table:table-cell>
          <table:table-cell office:value-type="float" office:value="5.8418011853572">
            <text:p>5,8418011854</text:p>
          </table:table-cell>
          <table:table-cell office:value-type="percentage" office:value="0.0705142897108441">
            <text:p>7,05%</text:p>
          </table:table-cell>
          <table:table-cell table:number-columns-repeated="3"/>
        </table:table-row>
        <table:table-row table:style-name="ro1">
          <table:table-cell office:value-type="string">
            <text:p>j</text:p>
          </table:table-cell>
          <table:table-cell office:value-type="float" office:value="0.237299640406982">
            <text:p>0,2372996404</text:p>
          </table:table-cell>
          <table:table-cell office:value-type="percentage" office:value="0.00327893850225103">
            <text:p>0,33%</text:p>
          </table:table-cell>
          <table:table-cell table:number-columns-repeated="3"/>
        </table:table-row>
        <table:table-row table:style-name="ro1">
          <table:table-cell office:value-type="string">
            <text:p>k</text:p>
          </table:table-cell>
          <table:table-cell office:value-type="float" office:value="0.103953648332473">
            <text:p>0,1039536483</text:p>
          </table:table-cell>
          <table:table-cell office:value-type="percentage" office:value="0.00211868742746626">
            <text:p>0,21%</text:p>
          </table:table-cell>
          <table:table-cell table:number-columns-repeated="3"/>
        </table:table-row>
        <table:table-row table:style-name="ro1">
          <table:table-cell office:value-type="string">
            <text:p>l</text:p>
          </table:table-cell>
          <table:table-cell office:value-type="float" office:value="4.13625767086491">
            <text:p>4,1362576709</text:p>
          </table:table-cell>
          <table:table-cell office:value-type="percentage" office:value="0.0521462579895484">
            <text:p>5,21%</text:p>
          </table:table-cell>
          <table:table-cell table:number-columns-repeated="3"/>
        </table:table-row>
        <table:table-row table:style-name="ro1">
          <table:table-cell office:value-type="string">
            <text:p>m</text:p>
          </table:table-cell>
          <table:table-cell office:value-type="float" office:value="2.50651276460652">
            <text:p>2,5065127646</text:p>
          </table:table-cell>
          <table:table-cell office:value-type="percentage" office:value="0.0289113032403852">
            <text:p>2,89%</text:p>
          </table:table-cell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 office:value-type="float" office:value="5.35224255717957">
            <text:p>5,3522425572</text:p>
          </table:table-cell>
          <table:table-cell office:value-type="percentage" office:value="0.0654385053386745">
            <text:p>6,54%</text:p>
          </table:table-cell>
          <table:table-cell table:number-columns-repeated="3"/>
        </table:table-row>
        <table:table-row table:style-name="ro1">
          <table:table-cell office:value-type="string">
            <text:p>ñ</text:p>
          </table:table-cell>
          <table:table-cell office:value-type="float" office:value="0.027212031328829">
            <text:p>0,0272120313</text:p>
          </table:table-cell>
          <table:table-cell office:value-type="percentage" office:value="0.000499256515799828">
            <text:p>0,05%</text:p>
          </table:table-cell>
          <table:table-cell table:number-columns-repeated="3"/>
        </table:table-row>
        <table:table-row table:style-name="ro1">
          <table:table-cell office:value-type="string">
            <text:p>o</text:p>
          </table:table-cell>
          <table:table-cell office:value-type="float" office:value="5.42141123051794">
            <text:p>5,4214112305</text:p>
          </table:table-cell>
          <table:table-cell office:value-type="percentage" office:value="0.0655672419568565">
            <text:p>6,56%</text:p>
          </table:table-cell>
          <table:table-cell table:number-columns-repeated="3"/>
        </table:table-row>
        <table:table-row table:style-name="ro1">
          <table:table-cell office:value-type="string">
            <text:p>p</text:p>
          </table:table-cell>
          <table:table-cell office:value-type="float" office:value="2.27143852412773">
            <text:p>2,2714385241</text:p>
          </table:table-cell>
          <table:table-cell office:value-type="percentage" office:value="0.0252944221474836">
            <text:p>2,53%</text:p>
          </table:table-cell>
          <table:table-cell table:number-columns-repeated="3"/>
        </table:table-row>
        <table:table-row table:style-name="ro1">
          <table:table-cell office:value-type="string">
            <text:p>q</text:p>
          </table:table-cell>
          <table:table-cell office:value-type="float" office:value="0.778605270470297">
            <text:p>0,7786052705</text:p>
          </table:table-cell>
          <table:table-cell office:value-type="percentage" office:value="0.00716687607160416">
            <text:p>0,72%</text:p>
          </table:table-cell>
          <table:table-cell table:number-columns-repeated="3"/>
        </table:table-row>
        <table:table-row table:style-name="ro1">
          <table:table-cell office:value-type="string">
            <text:p>r</text:p>
          </table:table-cell>
          <table:table-cell office:value-type="float" office:value="5.437065122985">
            <text:p>5,437065123</text:p>
          </table:table-cell>
          <table:table-cell office:value-type="percentage" office:value="0.0640253260333321">
            <text:p>6,40%</text:p>
          </table:table-cell>
          <table:table-cell table:number-columns-repeated="3"/>
        </table:table-row>
        <table:table-row table:style-name="ro1">
          <table:table-cell office:value-type="string">
            <text:p>s</text:p>
          </table:table-cell>
          <table:table-cell office:value-type="float" office:value="5.97164185961027">
            <text:p>5,9716418596</text:p>
          </table:table-cell>
          <table:table-cell office:value-type="percentage" office:value="0.0681329340432804">
            <text:p>6,81%</text:p>
          </table:table-cell>
          <table:table-cell table:number-columns-repeated="3"/>
        </table:table-row>
        <table:table-row table:style-name="ro1">
          <table:table-cell office:value-type="string">
            <text:p>t</text:p>
          </table:table-cell>
          <table:table-cell office:value-type="float" office:value="5.28046926026264">
            <text:p>5,2804692603</text:p>
          </table:table-cell>
          <table:table-cell office:value-type="percentage" office:value="0.0591944094026645">
            <text:p>5,92%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u</text:p>
          </table:table-cell>
          <table:table-cell office:value-type="float" office:value="3.38546063084786">
            <text:p>3,3854606308</text:p>
          </table:table-cell>
          <table:table-cell office:value-type="percentage" office:value="0.0363278298508016">
            <text:p>3,63%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v</text:p>
          </table:table-cell>
          <table:table-cell office:value-type="float" office:value="0.810544294065431">
            <text:p>0,8105442941</text:p>
          </table:table-cell>
          <table:table-cell office:value-type="percentage" office:value="0.0109867103079604">
            <text:p>1,10%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w</text:p>
          </table:table-cell>
          <table:table-cell office:value-type="float" office:value="0.28296755180358">
            <text:p>0,2829675518</text:p>
          </table:table-cell>
          <table:table-cell office:value-type="percentage" office:value="0.0033772913577953">
            <text:p>0,34%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x</text:p>
          </table:table-cell>
          <table:table-cell office:value-type="float" office:value="0.492215524813006">
            <text:p>0,4922155248</text:p>
          </table:table-cell>
          <table:table-cell office:value-type="percentage" office:value="0.00491082979276035">
            <text:p>0,49%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y</text:p>
          </table:table-cell>
          <table:table-cell office:value-type="float" office:value="0.470070605634771">
            <text:p>0,4700706056</text:p>
          </table:table-cell>
          <table:table-cell office:value-type="percentage" office:value="0.00643133100429973">
            <text:p>0,64%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z</text:p>
          </table:table-cell>
          <table:table-cell office:value-type="float" office:value="0.227255706312434">
            <text:p>0,2272557063</text:p>
          </table:table-cell>
          <table:table-cell office:value-type="percentage" office:value="0.00205569763609151">
            <text:p>0,21%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>
            <text:p>?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/>
          <table:table-cell table:style-name="Default"/>
        </table:table-row>
        <table:table-row table:style-name="ro4"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4">
          <table:table-cell table:style-name="Default"/>
          <table:table-cell table:formula="of:=SUM([.B1:.B35])" office:value-type="float" office:value="100">
            <text:p>100</text:p>
          </table:table-cell>
          <table:table-cell table:style-name="Default" table:formula="of:=SUM([.C1:.C35])" office:value-type="percentage" office:value="1">
            <text:p>100,00%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>
            <text:p>max</text:p>
          </table:table-cell>
          <table:table-cell table:formula="of:=MAX([.B1:.B35])" office:value-type="float" office:value="17.9771602514862">
            <text:p>17,9771602515</text:p>
          </table:table-cell>
          <table:table-cell table:style-name="Default" table:formula="of:=MAX([.C1:.C35])" office:value-type="percentage" office:value="0.125734238429562">
            <text:p>12,57%</text:p>
          </table:table-cell>
          <table:table-cell table:number-columns-repeated="2"/>
          <table:table-cell table:style-name="Default"/>
        </table:table-row>
      </table:table>
      <table:table table:name="freqspar" table:style-name="ta1">
        <office:forms form:automatic-focus="false" form:apply-design-mode="false"/>
        <table:table-column table:style-name="co4" table:number-columns-repeated="2" table:default-cell-style-name="Default"/>
        <table:table-row table:style-name="ro1">
          <table:table-cell office:value-type="string">
            <text:p>ab</text:p>
          </table:table-cell>
          <table:table-cell table:style-name="ce3" office:value-type="percentage" office:value="0.00236068730824935">
            <text:p>0,2361%</text:p>
          </table:table-cell>
        </table:table-row>
        <table:table-row table:style-name="ro1">
          <table:table-cell office:value-type="string">
            <text:p>ac</text:p>
          </table:table-cell>
          <table:table-cell table:style-name="ce3" office:value-type="percentage" office:value="0.00641141826808643">
            <text:p>0,6411%</text:p>
          </table:table-cell>
        </table:table-row>
        <table:table-row table:style-name="ro1">
          <table:table-cell office:value-type="string">
            <text:p>ad</text:p>
          </table:table-cell>
          <table:table-cell table:style-name="ce3" office:value-type="percentage" office:value="0.00538519892166146">
            <text:p>0,5385%</text:p>
          </table:table-cell>
        </table:table-row>
        <table:table-row table:style-name="ro3">
          <table:table-cell office:value-type="string">
            <text:p>ae</text:p>
          </table:table-cell>
          <table:table-cell table:style-name="ce3" office:value-type="percentage" office:value="0.000112697672253926">
            <text:p>0,0113%</text:p>
          </table:table-cell>
        </table:table-row>
        <table:table-row table:style-name="ro3">
          <table:table-cell office:value-type="string">
            <text:p>af</text:p>
          </table:table-cell>
          <table:table-cell table:style-name="ce3" office:value-type="percentage" office:value="0.000715314335285677">
            <text:p>0,0715%</text:p>
          </table:table-cell>
        </table:table-row>
        <table:table-row table:style-name="ro3">
          <table:table-cell office:value-type="string">
            <text:p>ag</text:p>
          </table:table-cell>
          <table:table-cell table:style-name="ce3" office:value-type="percentage" office:value="0.00228052928932351">
            <text:p>0,2281%</text:p>
          </table:table-cell>
        </table:table-row>
        <table:table-row table:style-name="ro1">
          <table:table-cell office:value-type="string">
            <text:p>ah</text:p>
          </table:table-cell>
          <table:table-cell table:style-name="ce3" office:value-type="percentage" office:value="0.000328128313525952">
            <text:p>0,0328%</text:p>
          </table:table-cell>
        </table:table-row>
        <table:table-row table:style-name="ro3">
          <table:table-cell office:value-type="string">
            <text:p>ai</text:p>
          </table:table-cell>
          <table:table-cell table:style-name="ce3" office:value-type="percentage" office:value="0.00088962888760258">
            <text:p>0,0890%</text:p>
          </table:table-cell>
        </table:table-row>
        <table:table-row table:style-name="ro3">
          <table:table-cell office:value-type="string">
            <text:p>aj</text:p>
          </table:table-cell>
          <table:table-cell table:style-name="ce3" office:value-type="percentage" office:value="0.000554306504188358">
            <text:p>0,0554%</text:p>
          </table:table-cell>
        </table:table-row>
        <table:table-row table:style-name="ro3">
          <table:table-cell office:value-type="string">
            <text:p>ak</text:p>
          </table:table-cell>
          <table:table-cell table:style-name="ce3" office:value-type="percentage" office:value="0.0000330330782780374">
            <text:p>0,0033%</text:p>
          </table:table-cell>
        </table:table-row>
        <table:table-row table:style-name="ro3">
          <table:table-cell office:value-type="string">
            <text:p>al</text:p>
          </table:table-cell>
          <table:table-cell table:style-name="ce3" office:value-type="percentage" office:value="0.0141864268784701">
            <text:p>1,4186%</text:p>
          </table:table-cell>
        </table:table-row>
        <table:table-row table:style-name="ro1">
          <table:table-cell office:value-type="string">
            <text:p>am</text:p>
          </table:table-cell>
          <table:table-cell table:style-name="ce3" office:value-type="percentage" office:value="0.00587277371913684">
            <text:p>0,5873%</text:p>
          </table:table-cell>
        </table:table-row>
        <table:table-row table:style-name="ro1">
          <table:table-cell office:value-type="string">
            <text:p>an</text:p>
          </table:table-cell>
          <table:table-cell table:style-name="ce3" office:value-type="percentage" office:value="0.0117308695139079">
            <text:p>1,1731%</text:p>
          </table:table-cell>
        </table:table-row>
        <table:table-row table:style-name="ro3">
          <table:table-cell office:value-type="string">
            <text:p>ao</text:p>
          </table:table-cell>
          <table:table-cell table:style-name="ce3" office:value-type="percentage" office:value="0.0000140309949562433">
            <text:p>0,0014%</text:p>
          </table:table-cell>
        </table:table-row>
        <table:table-row table:style-name="ro3">
          <table:table-cell office:value-type="string">
            <text:p>ap</text:p>
          </table:table-cell>
          <table:table-cell table:style-name="ce3" office:value-type="percentage" office:value="0.00297861017531284">
            <text:p>0,2979%</text:p>
          </table:table-cell>
        </table:table-row>
        <table:table-row table:style-name="ro3">
          <table:table-cell office:value-type="string">
            <text:p>aq</text:p>
          </table:table-cell>
          <table:table-cell table:style-name="ce3" office:value-type="percentage" office:value="0.00309805204067681">
            <text:p>0,3098%</text:p>
          </table:table-cell>
        </table:table-row>
        <table:table-row table:style-name="ro3">
          <table:table-cell office:value-type="string">
            <text:p>ar</text:p>
          </table:table-cell>
          <table:table-cell table:style-name="ce3" office:value-type="percentage" office:value="0.0113842306420591">
            <text:p>1,1384%</text:p>
          </table:table-cell>
        </table:table-row>
        <table:table-row table:style-name="ro1">
          <table:table-cell office:value-type="string">
            <text:p>as</text:p>
          </table:table-cell>
          <table:table-cell table:style-name="ce3" office:value-type="percentage" office:value="0.0068508699149113">
            <text:p>0,6851%</text:p>
          </table:table-cell>
        </table:table-row>
        <table:table-row table:style-name="ro1">
          <table:table-cell office:value-type="string">
            <text:p>at</text:p>
          </table:table-cell>
          <table:table-cell table:style-name="ce3" office:value-type="percentage" office:value="0.0096899987530172">
            <text:p>0,9690%</text:p>
          </table:table-cell>
        </table:table-row>
        <table:table-row table:style-name="ro3">
          <table:table-cell office:value-type="string">
            <text:p>au</text:p>
          </table:table-cell>
          <table:table-cell table:style-name="ce3" office:value-type="percentage" office:value="0.00110534810936538">
            <text:p>0,1105%</text:p>
          </table:table-cell>
        </table:table-row>
        <table:table-row table:style-name="ro1">
          <table:table-cell office:value-type="string">
            <text:p>av</text:p>
          </table:table-cell>
          <table:table-cell table:style-name="ce3" office:value-type="percentage" office:value="0.000549495676784299">
            <text:p>0,0549%</text:p>
          </table:table-cell>
        </table:table-row>
        <table:table-row table:style-name="ro1">
          <table:table-cell office:value-type="string">
            <text:p>aw</text:p>
          </table:table-cell>
          <table:table-cell table:style-name="ce3" office:value-type="percentage" office:value="0.0000211738166735591">
            <text:p>0,0021%</text:p>
          </table:table-cell>
        </table:table-row>
        <table:table-row table:style-name="ro1">
          <table:table-cell office:value-type="string">
            <text:p>ax</text:p>
          </table:table-cell>
          <table:table-cell table:style-name="ce3" office:value-type="percentage" office:value="0.0000305150326536294">
            <text:p>0,0031%</text:p>
          </table:table-cell>
        </table:table-row>
        <table:table-row table:style-name="ro3">
          <table:table-cell office:value-type="string">
            <text:p>ay</text:p>
          </table:table-cell>
          <table:table-cell table:style-name="ce3" office:value-type="percentage" office:value="0.000256331369622297">
            <text:p>0,0256%</text:p>
          </table:table-cell>
        </table:table-row>
        <table:table-row table:style-name="ro3">
          <table:table-cell office:value-type="string">
            <text:p>az</text:p>
          </table:table-cell>
          <table:table-cell table:style-name="ce3" office:value-type="percentage" office:value="0.000193269364986302">
            <text:p>0,0193%</text:p>
          </table:table-cell>
        </table:table-row>
        <table:table-row table:style-name="ro3">
          <table:table-cell office:value-type="string">
            <text:p>ba</text:p>
          </table:table-cell>
          <table:table-cell table:style-name="ce3" office:value-type="percentage" office:value="0.00220021482414797">
            <text:p>0,2200%</text:p>
          </table:table-cell>
        </table:table-row>
        <table:table-row table:style-name="ro3">
          <table:table-cell office:value-type="string">
            <text:p>bc</text:p>
          </table:table-cell>
          <table:table-cell table:style-name="ce3" office:value-type="percentage" office:value="0.000194450836314907">
            <text:p>0,0194%</text:p>
          </table:table-cell>
        </table:table-row>
        <table:table-row table:style-name="ro3">
          <table:table-cell office:value-type="string">
            <text:p>bd</text:p>
          </table:table-cell>
          <table:table-cell table:style-name="ce3" office:value-type="percentage" office:value="0.000295572969082588">
            <text:p>0,0296%</text:p>
          </table:table-cell>
        </table:table-row>
        <table:table-row table:style-name="ro1">
          <table:table-cell office:value-type="string">
            <text:p>be</text:p>
          </table:table-cell>
          <table:table-cell table:style-name="ce3" office:value-type="percentage" office:value="0.00207420803674626">
            <text:p>0,2074%</text:p>
          </table:table-cell>
        </table:table-row>
        <table:table-row table:style-name="ro1">
          <table:table-cell office:value-type="string">
            <text:p>bf</text:p>
          </table:table-cell>
          <table:table-cell table:style-name="ce3" office:value-type="percentage" office:value="0.0000215024257079452">
            <text:p>0,0022%</text:p>
          </table:table-cell>
        </table:table-row>
        <table:table-row table:style-name="ro3">
          <table:table-cell office:value-type="string">
            <text:p>bh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1">
          <table:table-cell office:value-type="string">
            <text:p>bi</text:p>
          </table:table-cell>
          <table:table-cell table:style-name="ce3" office:value-type="percentage" office:value="0.00179079169487491">
            <text:p>0,1791%</text:p>
          </table:table-cell>
        </table:table-row>
        <table:table-row table:style-name="ro3">
          <table:table-cell office:value-type="string">
            <text:p>bj</text:p>
          </table:table-cell>
          <table:table-cell table:style-name="ce3" office:value-type="percentage" office:value="0.0000227196196187296">
            <text:p>0,0023%</text:p>
          </table:table-cell>
        </table:table-row>
        <table:table-row table:style-name="ro1">
          <table:table-cell office:value-type="string">
            <text:p>bl</text:p>
          </table:table-cell>
          <table:table-cell table:style-name="ce3" office:value-type="percentage" office:value="0.00240380017147403">
            <text:p>0,2404%</text:p>
          </table:table-cell>
        </table:table-row>
        <table:table-row table:style-name="ro3">
          <table:table-cell office:value-type="string">
            <text:p>bm</text:p>
          </table:table-cell>
          <table:table-cell table:style-name="ce3" office:value-type="percentage" office:value="0.0000191389418490605">
            <text:p>0,0019%</text:p>
          </table:table-cell>
        </table:table-row>
        <table:table-row table:style-name="ro3">
          <table:table-cell office:value-type="string">
            <text:p>bo</text:p>
          </table:table-cell>
          <table:table-cell table:style-name="ce3" office:value-type="percentage" office:value="0.000920476408085172">
            <text:p>0,0920%</text:p>
          </table:table-cell>
        </table:table-row>
        <table:table-row table:style-name="ro3">
          <table:table-cell office:value-type="string">
            <text:p>bp</text:p>
          </table:table-cell>
          <table:table-cell table:style-name="ce3" office:value-type="percentage" office:value="0.00000662006143417011">
            <text:p>0,0007%</text:p>
          </table:table-cell>
        </table:table-row>
        <table:table-row table:style-name="ro3">
          <table:table-cell office:value-type="string">
            <text:p>br</text:p>
          </table:table-cell>
          <table:table-cell table:style-name="ce3" office:value-type="percentage" office:value="0.00329085318982169">
            <text:p>0,3291%</text:p>
          </table:table-cell>
        </table:table-row>
        <table:table-row table:style-name="ro3">
          <table:table-cell office:value-type="string">
            <text:p>bs</text:p>
          </table:table-cell>
          <table:table-cell table:style-name="ce3" office:value-type="percentage" office:value="0.000102848058793225">
            <text:p>0,0103%</text:p>
          </table:table-cell>
        </table:table-row>
        <table:table-row table:style-name="ro3">
          <table:table-cell office:value-type="string">
            <text:p>bt</text:p>
          </table:table-cell>
          <table:table-cell table:style-name="ce3" office:value-type="percentage" office:value="0.0000386389336253639">
            <text:p>0,0039%</text:p>
          </table:table-cell>
        </table:table-row>
        <table:table-row table:style-name="ro1">
          <table:table-cell office:value-type="string">
            <text:p>bu</text:p>
          </table:table-cell>
          <table:table-cell table:style-name="ce3" office:value-type="percentage" office:value="0.00157329187878925">
            <text:p>0,1573%</text:p>
          </table:table-cell>
        </table:table-row>
        <table:table-row table:style-name="ro3">
          <table:table-cell office:value-type="string">
            <text:p>bv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1">
          <table:table-cell office:value-type="string">
            <text:p>by</text:p>
          </table:table-cell>
          <table:table-cell table:style-name="ce3" office:value-type="percentage" office:value="0.000292665753001779">
            <text:p>0,0293%</text:p>
          </table:table-cell>
        </table:table-row>
        <table:table-row table:style-name="ro3">
          <table:table-cell office:value-type="string">
            <text:p>bz</text:p>
          </table:table-cell>
          <table:table-cell table:style-name="ce3" office:value-type="percentage" office:value="0.000000636458237201621">
            <text:p>0,0001%</text:p>
          </table:table-cell>
        </table:table-row>
        <table:table-row table:style-name="ro1">
          <table:table-cell office:value-type="string">
            <text:p>ca</text:p>
          </table:table-cell>
          <table:table-cell table:style-name="ce3" office:value-type="percentage" office:value="0.0140540568183475">
            <text:p>1,4054%</text:p>
          </table:table-cell>
        </table:table-row>
        <table:table-row table:style-name="ro3">
          <table:table-cell office:value-type="string">
            <text:p>cd</text:p>
          </table:table-cell>
          <table:table-cell table:style-name="ce3" office:value-type="percentage" office:value="0.0000715140708976505">
            <text:p>0,0072%</text:p>
          </table:table-cell>
        </table:table-row>
        <table:table-row table:style-name="ro3">
          <table:table-cell office:value-type="string">
            <text:p>ce</text:p>
          </table:table-cell>
          <table:table-cell table:style-name="ce3" office:value-type="percentage" office:value="0.00464102879977088">
            <text:p>0,4641%</text:p>
          </table:table-cell>
        </table:table-row>
        <table:table-row table:style-name="ro1">
          <table:table-cell office:value-type="string">
            <text:p>cf</text:p>
          </table:table-cell>
          <table:table-cell table:style-name="ce3" office:value-type="percentage" office:value="0.0000117628231442139">
            <text:p>0,0012%</text:p>
          </table:table-cell>
        </table:table-row>
        <table:table-row table:style-name="ro1">
          <table:table-cell office:value-type="string">
            <text:p>cg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1">
          <table:table-cell office:value-type="string">
            <text:p>ch</text:p>
          </table:table-cell>
          <table:table-cell table:style-name="ce3" office:value-type="percentage" office:value="0.00281760443826806">
            <text:p>0,2818%</text:p>
          </table:table-cell>
        </table:table-row>
        <table:table-row table:style-name="ro3">
          <table:table-cell office:value-type="string">
            <text:p>ci</text:p>
          </table:table-cell>
          <table:table-cell table:style-name="ce3" office:value-type="percentage" office:value="0.0131468801152317">
            <text:p>1,3147%</text:p>
          </table:table-cell>
        </table:table-row>
        <table:table-row table:style-name="ro3">
          <table:table-cell office:value-type="string">
            <text:p>cj</text:p>
          </table:table-cell>
          <table:table-cell table:style-name="ce3" office:value-type="percentage" office:value="0.00000254583294880648">
            <text:p>0,0003%</text:p>
          </table:table-cell>
        </table:table-row>
        <table:table-row table:style-name="ro1">
          <table:table-cell office:value-type="string">
            <text:p>ck</text:p>
          </table:table-cell>
          <table:table-cell table:style-name="ce3" office:value-type="percentage" office:value="0.000208720494583978">
            <text:p>0,0209%</text:p>
          </table:table-cell>
        </table:table-row>
        <table:table-row table:style-name="ro1">
          <table:table-cell office:value-type="string">
            <text:p>cl</text:p>
          </table:table-cell>
          <table:table-cell table:style-name="ce3" office:value-type="percentage" office:value="0.00319802961544593">
            <text:p>0,3198%</text:p>
          </table:table-cell>
        </table:table-row>
        <table:table-row table:style-name="ro1">
          <table:table-cell office:value-type="string">
            <text:p>cm</text:p>
          </table:table-cell>
          <table:table-cell table:style-name="ce3" office:value-type="percentage" office:value="0.00000529604914733609">
            <text:p>0,0005%</text:p>
          </table:table-cell>
        </table:table-row>
        <table:table-row table:style-name="ro3">
          <table:table-cell office:value-type="string">
            <text:p>cn</text:p>
          </table:table-cell>
          <table:table-cell table:style-name="ce3" office:value-type="percentage" office:value="0.000589288681904768">
            <text:p>0,0589%</text:p>
          </table:table-cell>
        </table:table-row>
        <table:table-row table:style-name="ro1">
          <table:table-cell office:value-type="string">
            <text:p>co</text:p>
          </table:table-cell>
          <table:table-cell table:style-name="ce3" office:value-type="percentage" office:value="0.0225838837840247">
            <text:p>2,2584%</text:p>
          </table:table-cell>
        </table:table-row>
        <table:table-row table:style-name="ro3">
          <table:table-cell office:value-type="string">
            <text:p>cp</text:p>
          </table:table-cell>
          <table:table-cell table:style-name="ce3" office:value-type="percentage" office:value="0.00000662006143417011">
            <text:p>0,0007%</text:p>
          </table:table-cell>
        </table:table-row>
        <table:table-row table:style-name="ro3">
          <table:table-cell office:value-type="string">
            <text:p>cr</text:p>
          </table:table-cell>
          <table:table-cell table:style-name="ce3" office:value-type="percentage" office:value="0.00248712354230804">
            <text:p>0,2487%</text:p>
          </table:table-cell>
        </table:table-row>
        <table:table-row table:style-name="ro1">
          <table:table-cell office:value-type="string">
            <text:p>cs</text:p>
          </table:table-cell>
          <table:table-cell table:style-name="ce3" office:value-type="percentage" office:value="0.000427469562332391">
            <text:p>0,0427%</text:p>
          </table:table-cell>
        </table:table-row>
        <table:table-row table:style-name="ro1">
          <table:table-cell office:value-type="string">
            <text:p>ct</text:p>
          </table:table-cell>
          <table:table-cell table:style-name="ce3" office:value-type="percentage" office:value="0.00313517537503087">
            <text:p>0,3135%</text:p>
          </table:table-cell>
        </table:table-row>
        <table:table-row table:style-name="ro1">
          <table:table-cell office:value-type="string">
            <text:p>cu</text:p>
          </table:table-cell>
          <table:table-cell table:style-name="ce3" office:value-type="percentage" office:value="0.00442799190424065">
            <text:p>0,4428%</text:p>
          </table:table-cell>
        </table:table-row>
        <table:table-row table:style-name="ro3">
          <table:table-cell office:value-type="string">
            <text:p>cv</text:p>
          </table:table-cell>
          <table:table-cell table:style-name="ce3" office:value-type="percentage" office:value="0.00000529604914733609">
            <text:p>0,0005%</text:p>
          </table:table-cell>
        </table:table-row>
        <table:table-row table:style-name="ro3">
          <table:table-cell office:value-type="string">
            <text:p>cy</text:p>
          </table:table-cell>
          <table:table-cell table:style-name="ce3" office:value-type="percentage" office:value="0.0000671974398372017">
            <text:p>0,0067%</text:p>
          </table:table-cell>
        </table:table-row>
        <table:table-row table:style-name="ro3">
          <table:table-cell office:value-type="string">
            <text:p>cz</text:p>
          </table:table-cell>
          <table:table-cell table:style-name="ce3" office:value-type="percentage" office:value="0.00000693829055277092">
            <text:p>0,0007%</text:p>
          </table:table-cell>
        </table:table-row>
        <table:table-row table:style-name="ro3">
          <table:table-cell office:value-type="string">
            <text:p>da</text:p>
          </table:table-cell>
          <table:table-cell table:style-name="ce3" office:value-type="percentage" office:value="0.00665103315097954">
            <text:p>0,6651%</text:p>
          </table:table-cell>
        </table:table-row>
        <table:table-row table:style-name="ro1">
          <table:table-cell office:value-type="string">
            <text:p>db</text:p>
          </table:table-cell>
          <table:table-cell table:style-name="ce3" office:value-type="percentage" office:value="0.0000432719847220603">
            <text:p>0,0043%</text:p>
          </table:table-cell>
        </table:table-row>
        <table:table-row table:style-name="ro3">
          <table:table-cell office:value-type="string">
            <text:p>dc</text:p>
          </table:table-cell>
          <table:table-cell table:style-name="ce3" office:value-type="percentage" office:value="0.0000225082088761784">
            <text:p>0,0023%</text:p>
          </table:table-cell>
        </table:table-row>
        <table:table-row table:style-name="ro3">
          <table:table-cell office:value-type="string">
            <text:p>de</text:p>
          </table:table-cell>
          <table:table-cell table:style-name="ce3" office:value-type="percentage" office:value="0.0380054021755288">
            <text:p>3,8005%</text:p>
          </table:table-cell>
        </table:table-row>
        <table:table-row table:style-name="ro3">
          <table:table-cell office:value-type="string">
            <text:p>df</text:p>
          </table:table-cell>
          <table:table-cell table:style-name="ce3" office:value-type="percentage" office:value="0.00000429026597910288">
            <text:p>0,0004%</text:p>
          </table:table-cell>
        </table:table-row>
        <table:table-row table:style-name="ro3">
          <table:table-cell office:value-type="string">
            <text:p>dg</text:p>
          </table:table-cell>
          <table:table-cell table:style-name="ce3" office:value-type="percentage" office:value="0.0000165990099796729">
            <text:p>0,0017%</text:p>
          </table:table-cell>
        </table:table-row>
        <table:table-row table:style-name="ro3">
          <table:table-cell office:value-type="string">
            <text:p>dh</text:p>
          </table:table-cell>
          <table:table-cell table:style-name="ce3" office:value-type="percentage" office:value="0.0000145641351551742">
            <text:p>0,0015%</text:p>
          </table:table-cell>
        </table:table-row>
        <table:table-row table:style-name="ro3">
          <table:table-cell office:value-type="string">
            <text:p>di</text:p>
          </table:table-cell>
          <table:table-cell table:style-name="ce3" office:value-type="percentage" office:value="0.00953880191934731">
            <text:p>0,9539%</text:p>
          </table:table-cell>
        </table:table-row>
        <table:table-row table:style-name="ro3">
          <table:table-cell office:value-type="string">
            <text:p>dl</text:p>
          </table:table-cell>
          <table:table-cell table:style-name="ce3" office:value-type="percentage" office:value="0.0000157348600047159">
            <text:p>0,0016%</text:p>
          </table:table-cell>
        </table:table-row>
        <table:table-row table:style-name="ro3">
          <table:table-cell office:value-type="string">
            <text:p>dm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dn</text:p>
          </table:table-cell>
          <table:table-cell table:style-name="ce3" office:value-type="percentage" office:value="0.0000153260935052697">
            <text:p>0,0015%</text:p>
          </table:table-cell>
        </table:table-row>
        <table:table-row table:style-name="ro1">
          <table:table-cell office:value-type="string">
            <text:p>do</text:p>
          </table:table-cell>
          <table:table-cell table:style-name="ce3" office:value-type="percentage" office:value="0.00782190317841199">
            <text:p>0,7822%</text:p>
          </table:table-cell>
        </table:table-row>
        <table:table-row table:style-name="ro3">
          <table:table-cell office:value-type="string">
            <text:p>dp</text:p>
          </table:table-cell>
          <table:table-cell table:style-name="ce3" office:value-type="percentage" office:value="0.00000196047052403564">
            <text:p>0,0002%</text:p>
          </table:table-cell>
        </table:table-row>
        <table:table-row table:style-name="ro3">
          <table:table-cell office:value-type="string">
            <text:p>dr</text:p>
          </table:table-cell>
          <table:table-cell table:style-name="ce3" office:value-type="percentage" office:value="0.00147967254202852">
            <text:p>0,1480%</text:p>
          </table:table-cell>
        </table:table-row>
        <table:table-row table:style-name="ro3">
          <table:table-cell office:value-type="string">
            <text:p>ds</text:p>
          </table:table-cell>
          <table:table-cell table:style-name="ce3" office:value-type="percentage" office:value="0.00010475743350483">
            <text:p>0,0105%</text:p>
          </table:table-cell>
        </table:table-row>
        <table:table-row table:style-name="ro3">
          <table:table-cell office:value-type="string">
            <text:p>dt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du</text:p>
          </table:table-cell>
          <table:table-cell table:style-name="ce3" office:value-type="percentage" office:value="0.00073585356004364">
            <text:p>0,0736%</text:p>
          </table:table-cell>
        </table:table-row>
        <table:table-row table:style-name="ro3">
          <table:table-cell office:value-type="string">
            <text:p>dv</text:p>
          </table:table-cell>
          <table:table-cell table:style-name="ce3" office:value-type="percentage" office:value="0.0000110136454515437">
            <text:p>0,0011%</text:p>
          </table:table-cell>
        </table:table-row>
        <table:table-row table:style-name="ro3">
          <table:table-cell office:value-type="string">
            <text:p>dy</text:p>
          </table:table-cell>
          <table:table-cell table:style-name="ce3" office:value-type="percentage" office:value="0.0000312769910037248">
            <text:p>0,0031%</text:p>
          </table:table-cell>
        </table:table-row>
        <table:table-row table:style-name="ro1">
          <table:table-cell office:value-type="string">
            <text:p>ea</text:p>
          </table:table-cell>
          <table:table-cell table:style-name="ce3" office:value-type="percentage" office:value="0.00188010027023104">
            <text:p>0,1880%</text:p>
          </table:table-cell>
        </table:table-row>
        <table:table-row table:style-name="ro3">
          <table:table-cell office:value-type="string">
            <text:p>eb</text:p>
          </table:table-cell>
          <table:table-cell table:style-name="ce3" office:value-type="percentage" office:value="0.000336233919266054">
            <text:p>0,0336%</text:p>
          </table:table-cell>
        </table:table-row>
        <table:table-row table:style-name="ro3">
          <table:table-cell office:value-type="string">
            <text:p>ec</text:p>
          </table:table-cell>
          <table:table-cell table:style-name="ce3" office:value-type="percentage" office:value="0.00317823093935869">
            <text:p>0,3178%</text:p>
          </table:table-cell>
        </table:table-row>
        <table:table-row table:style-name="ro1">
          <table:table-cell office:value-type="string">
            <text:p>ed</text:p>
          </table:table-cell>
          <table:table-cell table:style-name="ce3" office:value-type="percentage" office:value="0.0027003634819681">
            <text:p>0,2700%</text:p>
          </table:table-cell>
        </table:table-row>
        <table:table-row table:style-name="ro3">
          <table:table-cell office:value-type="string">
            <text:p>ef</text:p>
          </table:table-cell>
          <table:table-cell table:style-name="ce3" office:value-type="percentage" office:value="0.000500007297973336">
            <text:p>0,0500%</text:p>
          </table:table-cell>
        </table:table-row>
        <table:table-row table:style-name="ro3">
          <table:table-cell office:value-type="string">
            <text:p>eg</text:p>
          </table:table-cell>
          <table:table-cell table:style-name="ce3" office:value-type="percentage" office:value="0.00170912201474025">
            <text:p>0,1709%</text:p>
          </table:table-cell>
        </table:table-row>
        <table:table-row table:style-name="ro1">
          <table:table-cell office:value-type="string">
            <text:p>eh</text:p>
          </table:table-cell>
          <table:table-cell table:style-name="ce3" office:value-type="percentage" office:value="0.0000226974375441065">
            <text:p>0,0023%</text:p>
          </table:table-cell>
        </table:table-row>
        <table:table-row table:style-name="ro3">
          <table:table-cell office:value-type="string">
            <text:p>ei</text:p>
          </table:table-cell>
          <table:table-cell table:style-name="ce3" office:value-type="percentage" office:value="0.00152755439162987">
            <text:p>0,1528%</text:p>
          </table:table-cell>
        </table:table-row>
        <table:table-row table:style-name="ro3">
          <table:table-cell office:value-type="string">
            <text:p>ej</text:p>
          </table:table-cell>
          <table:table-cell table:style-name="ce3" office:value-type="percentage" office:value="0.000476886734731981">
            <text:p>0,0477%</text:p>
          </table:table-cell>
        </table:table-row>
        <table:table-row table:style-name="ro3">
          <table:table-cell office:value-type="string">
            <text:p>ek</text:p>
          </table:table-cell>
          <table:table-cell table:style-name="ce3" office:value-type="percentage" office:value="0.000011444594025613">
            <text:p>0,0011%</text:p>
          </table:table-cell>
        </table:table-row>
        <table:table-row table:style-name="ro1">
          <table:table-cell office:value-type="string">
            <text:p>el</text:p>
          </table:table-cell>
          <table:table-cell table:style-name="ce3" office:value-type="percentage" office:value="0.0147962988483501">
            <text:p>1,4796%</text:p>
          </table:table-cell>
        </table:table-row>
        <table:table-row table:style-name="ro1">
          <table:table-cell office:value-type="string">
            <text:p>em</text:p>
          </table:table-cell>
          <table:table-cell table:style-name="ce3" office:value-type="percentage" office:value="0.00625876465761395">
            <text:p>0,6259%</text:p>
          </table:table-cell>
        </table:table-row>
        <table:table-row table:style-name="ro1">
          <table:table-cell office:value-type="string">
            <text:p>en</text:p>
          </table:table-cell>
          <table:table-cell table:style-name="ce3" office:value-type="percentage" office:value="0.0261425490673014">
            <text:p>2,6143%</text:p>
          </table:table-cell>
        </table:table-row>
        <table:table-row table:style-name="ro3">
          <table:table-cell office:value-type="string">
            <text:p>eo</text:p>
          </table:table-cell>
          <table:table-cell table:style-name="ce3" office:value-type="percentage" office:value="0.000155668336045738">
            <text:p>0,0156%</text:p>
          </table:table-cell>
        </table:table-row>
        <table:table-row table:style-name="ro3">
          <table:table-cell office:value-type="string">
            <text:p>ep</text:p>
          </table:table-cell>
          <table:table-cell table:style-name="ce3" office:value-type="percentage" office:value="0.000624732105404099">
            <text:p>0,0625%</text:p>
          </table:table-cell>
        </table:table-row>
        <table:table-row table:style-name="ro3">
          <table:table-cell office:value-type="string">
            <text:p>eq</text:p>
          </table:table-cell>
          <table:table-cell table:style-name="ce3" office:value-type="percentage" office:value="0.000632564624887529">
            <text:p>0,0633%</text:p>
          </table:table-cell>
        </table:table-row>
        <table:table-row table:style-name="ro3">
          <table:table-cell office:value-type="string">
            <text:p>er</text:p>
          </table:table-cell>
          <table:table-cell table:style-name="ce3" office:value-type="percentage" office:value="0.0123169624151608">
            <text:p>1,2317%</text:p>
          </table:table-cell>
        </table:table-row>
        <table:table-row table:style-name="ro1">
          <table:table-cell office:value-type="string">
            <text:p>es</text:p>
          </table:table-cell>
          <table:table-cell table:style-name="ce3" office:value-type="percentage" office:value="0.0262226330738048">
            <text:p>2,6223%</text:p>
          </table:table-cell>
        </table:table-row>
        <table:table-row table:style-name="ro1">
          <table:table-cell office:value-type="string">
            <text:p>et</text:p>
          </table:table-cell>
          <table:table-cell table:style-name="ce3" office:value-type="percentage" office:value="0.002275145838077">
            <text:p>0,2275%</text:p>
          </table:table-cell>
        </table:table-row>
        <table:table-row table:style-name="ro3">
          <table:table-cell office:value-type="string">
            <text:p>eu</text:p>
          </table:table-cell>
          <table:table-cell table:style-name="ce3" office:value-type="percentage" office:value="0.000696304514984841">
            <text:p>0,0696%</text:p>
          </table:table-cell>
        </table:table-row>
        <table:table-row table:style-name="ro3">
          <table:table-cell office:value-type="string">
            <text:p>ev</text:p>
          </table:table-cell>
          <table:table-cell table:style-name="ce3" office:value-type="percentage" office:value="0.000877405129701709">
            <text:p>0,0877%</text:p>
          </table:table-cell>
        </table:table-row>
        <table:table-row table:style-name="ro3">
          <table:table-cell office:value-type="string">
            <text:p>ew</text:p>
          </table:table-cell>
          <table:table-cell table:style-name="ce3" office:value-type="percentage" office:value="0.0000560872080105719">
            <text:p>0,0056%</text:p>
          </table:table-cell>
        </table:table-row>
        <table:table-row table:style-name="ro1">
          <table:table-cell office:value-type="string">
            <text:p>ex</text:p>
          </table:table-cell>
          <table:table-cell table:style-name="ce3" office:value-type="percentage" office:value="0.0046413911294359">
            <text:p>0,4641%</text:p>
          </table:table-cell>
        </table:table-row>
        <table:table-row table:style-name="ro3">
          <table:table-cell office:value-type="string">
            <text:p>ey</text:p>
          </table:table-cell>
          <table:table-cell table:style-name="ce3" office:value-type="percentage" office:value="0.000173447354465223">
            <text:p>0,0173%</text:p>
          </table:table-cell>
        </table:table-row>
        <table:table-row table:style-name="ro3">
          <table:table-cell office:value-type="string">
            <text:p>ez</text:p>
          </table:table-cell>
          <table:table-cell table:style-name="ce3" office:value-type="percentage" office:value="0.000203708675063943">
            <text:p>0,0204%</text:p>
          </table:table-cell>
        </table:table-row>
        <table:table-row table:style-name="ro1">
          <table:table-cell office:value-type="string">
            <text:p>fa</text:p>
          </table:table-cell>
          <table:table-cell table:style-name="ce3" office:value-type="percentage" office:value="0.00207223508145634">
            <text:p>0,2072%</text:p>
          </table:table-cell>
        </table:table-row>
        <table:table-row table:style-name="ro3">
          <table:table-cell office:value-type="string">
            <text:p>fb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fc</text:p>
          </table:table-cell>
          <table:table-cell table:style-name="ce3" office:value-type="percentage" office:value="0.0000493066837314596">
            <text:p>0,0049%</text:p>
          </table:table-cell>
        </table:table-row>
        <table:table-row table:style-name="ro3">
          <table:table-cell office:value-type="string">
            <text:p>fd</text:p>
          </table:table-cell>
          <table:table-cell table:style-name="ce3" office:value-type="percentage" office:value="0.00000662006143417011">
            <text:p>0,0007%</text:p>
          </table:table-cell>
        </table:table-row>
        <table:table-row table:style-name="ro3">
          <table:table-cell office:value-type="string">
            <text:p>fe</text:p>
          </table:table-cell>
          <table:table-cell table:style-name="ce3" office:value-type="percentage" office:value="0.00271424955567199">
            <text:p>0,2714%</text:p>
          </table:table-cell>
        </table:table-row>
        <table:table-row table:style-name="ro3">
          <table:table-cell office:value-type="string">
            <text:p>fg</text:p>
          </table:table-cell>
          <table:table-cell table:style-name="ce3" office:value-type="percentage" office:value="0.0000316579701787726">
            <text:p>0,0032%</text:p>
          </table:table-cell>
        </table:table-row>
        <table:table-row table:style-name="ro3">
          <table:table-cell office:value-type="string">
            <text:p>fh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fi</text:p>
          </table:table-cell>
          <table:table-cell table:style-name="ce3" office:value-type="percentage" office:value="0.00632098801860305">
            <text:p>0,6321%</text:p>
          </table:table-cell>
        </table:table-row>
        <table:table-row table:style-name="ro3">
          <table:table-cell office:value-type="string">
            <text:p>fk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1">
          <table:table-cell office:value-type="string">
            <text:p>fl</text:p>
          </table:table-cell>
          <table:table-cell table:style-name="ce3" office:value-type="percentage" office:value="0.000306800866492164">
            <text:p>0,0307%</text:p>
          </table:table-cell>
        </table:table-row>
        <table:table-row table:style-name="ro3">
          <table:table-cell office:value-type="string">
            <text:p>fm</text:p>
          </table:table-cell>
          <table:table-cell table:style-name="ce3" office:value-type="percentage" office:value="0.0000105920982946722">
            <text:p>0,0011%</text:p>
          </table:table-cell>
        </table:table-row>
        <table:table-row table:style-name="ro3">
          <table:table-cell office:value-type="string">
            <text:p>fn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fo</text:p>
          </table:table-cell>
          <table:table-cell table:style-name="ce3" office:value-type="percentage" office:value="0.00344099348031948">
            <text:p>0,3441%</text:p>
          </table:table-cell>
        </table:table-row>
        <table:table-row table:style-name="ro3">
          <table:table-cell office:value-type="string">
            <text:p>fp</text:p>
          </table:table-cell>
          <table:table-cell table:style-name="ce3" office:value-type="percentage" office:value="0.000185361720156763">
            <text:p>0,0185%</text:p>
          </table:table-cell>
        </table:table-row>
        <table:table-row table:style-name="ro1">
          <table:table-cell office:value-type="string">
            <text:p>fr</text:p>
          </table:table-cell>
          <table:table-cell table:style-name="ce3" office:value-type="percentage" office:value="0.00165560876840207">
            <text:p>0,1656%</text:p>
          </table:table-cell>
        </table:table-row>
        <table:table-row table:style-name="ro3">
          <table:table-cell office:value-type="string">
            <text:p>fs</text:p>
          </table:table-cell>
          <table:table-cell table:style-name="ce3" office:value-type="percentage" office:value="0.0000601659153323018">
            <text:p>0,0060%</text:p>
          </table:table-cell>
        </table:table-row>
        <table:table-row table:style-name="ro1">
          <table:table-cell office:value-type="string">
            <text:p>ft</text:p>
          </table:table-cell>
          <table:table-cell table:style-name="ce3" office:value-type="percentage" office:value="0.0000898634149870387">
            <text:p>0,0090%</text:p>
          </table:table-cell>
        </table:table-row>
        <table:table-row table:style-name="ro3">
          <table:table-cell office:value-type="string">
            <text:p>fu</text:p>
          </table:table-cell>
          <table:table-cell table:style-name="ce3" office:value-type="percentage" office:value="0.00121944197622956">
            <text:p>0,1219%</text:p>
          </table:table-cell>
        </table:table-row>
        <table:table-row table:style-name="ro3">
          <table:table-cell office:value-type="string">
            <text:p>fw</text:p>
          </table:table-cell>
          <table:table-cell table:style-name="ce3" office:value-type="percentage" office:value="0.0000198601843025103">
            <text:p>0,0020%</text:p>
          </table:table-cell>
        </table:table-row>
        <table:table-row table:style-name="ro3">
          <table:table-cell office:value-type="string">
            <text:p>fy</text:p>
          </table:table-cell>
          <table:table-cell table:style-name="ce3" office:value-type="percentage" office:value="0.0000296464038423061">
            <text:p>0,0030%</text:p>
          </table:table-cell>
        </table:table-row>
        <table:table-row table:style-name="ro3">
          <table:table-cell office:value-type="string">
            <text:p>ga</text:p>
          </table:table-cell>
          <table:table-cell table:style-name="ce3" office:value-type="percentage" office:value="0.00214753358510085">
            <text:p>0,2148%</text:p>
          </table:table-cell>
        </table:table-row>
        <table:table-row table:style-name="ro3">
          <table:table-cell office:value-type="string">
            <text:p>gb</text:p>
          </table:table-cell>
          <table:table-cell table:style-name="ce3" office:value-type="percentage" office:value="0.00000335298603191376">
            <text:p>0,0003%</text:p>
          </table:table-cell>
        </table:table-row>
        <table:table-row table:style-name="ro3">
          <table:table-cell office:value-type="string">
            <text:p>gc</text:p>
          </table:table-cell>
          <table:table-cell table:style-name="ce3" office:value-type="percentage" office:value="0.0000529604914733609">
            <text:p>0,0053%</text:p>
          </table:table-cell>
        </table:table-row>
        <table:table-row table:style-name="ro3">
          <table:table-cell office:value-type="string">
            <text:p>gd</text:p>
          </table:table-cell>
          <table:table-cell table:style-name="ce3" office:value-type="percentage" office:value="0.0000199460949321677">
            <text:p>0,0020%</text:p>
          </table:table-cell>
        </table:table-row>
        <table:table-row table:style-name="ro3">
          <table:table-cell office:value-type="string">
            <text:p>ge</text:p>
          </table:table-cell>
          <table:table-cell table:style-name="ce3" office:value-type="percentage" office:value="0.00425405724842258">
            <text:p>0,4254%</text:p>
          </table:table-cell>
        </table:table-row>
        <table:table-row table:style-name="ro3">
          <table:table-cell office:value-type="string">
            <text:p>gh</text:p>
          </table:table-cell>
          <table:table-cell table:style-name="ce3" office:value-type="percentage" office:value="0.000337776826949317">
            <text:p>0,0338%</text:p>
          </table:table-cell>
        </table:table-row>
        <table:table-row table:style-name="ro3">
          <table:table-cell office:value-type="string">
            <text:p>gi</text:p>
          </table:table-cell>
          <table:table-cell table:style-name="ce3" office:value-type="percentage" office:value="0.00187455840698926">
            <text:p>0,1875%</text:p>
          </table:table-cell>
        </table:table-row>
        <table:table-row table:style-name="ro3">
          <table:table-cell office:value-type="string">
            <text:p>gl</text:p>
          </table:table-cell>
          <table:table-cell table:style-name="ce3" office:value-type="percentage" office:value="0.000576808060089705">
            <text:p>0,0577%</text:p>
          </table:table-cell>
        </table:table-row>
        <table:table-row table:style-name="ro1">
          <table:table-cell office:value-type="string">
            <text:p>gm</text:p>
          </table:table-cell>
          <table:table-cell table:style-name="ce3" office:value-type="percentage" office:value="0.0000710090138527616">
            <text:p>0,0071%</text:p>
          </table:table-cell>
        </table:table-row>
        <table:table-row table:style-name="ro3">
          <table:table-cell office:value-type="string">
            <text:p>gn</text:p>
          </table:table-cell>
          <table:table-cell table:style-name="ce3" office:value-type="percentage" office:value="0.000632968865791405">
            <text:p>0,0633%</text:p>
          </table:table-cell>
        </table:table-row>
        <table:table-row table:style-name="ro1">
          <table:table-cell office:value-type="string">
            <text:p>go</text:p>
          </table:table-cell>
          <table:table-cell table:style-name="ce3" office:value-type="percentage" office:value="0.00198023835447814">
            <text:p>0,1980%</text:p>
          </table:table-cell>
        </table:table-row>
        <table:table-row table:style-name="ro3">
          <table:table-cell office:value-type="string">
            <text:p>gp</text:p>
          </table:table-cell>
          <table:table-cell table:style-name="ce3" office:value-type="percentage" office:value="0.00000196047052403564">
            <text:p>0,0002%</text:p>
          </table:table-cell>
        </table:table-row>
        <table:table-row table:style-name="ro1">
          <table:table-cell office:value-type="string">
            <text:p>gr</text:p>
          </table:table-cell>
          <table:table-cell table:style-name="ce3" office:value-type="percentage" office:value="0.00204476008497046">
            <text:p>0,2045%</text:p>
          </table:table-cell>
        </table:table-row>
        <table:table-row table:style-name="ro1">
          <table:table-cell office:value-type="string">
            <text:p>gs</text:p>
          </table:table-cell>
          <table:table-cell table:style-name="ce3" office:value-type="percentage" office:value="0.000354863994502117">
            <text:p>0,0355%</text:p>
          </table:table-cell>
        </table:table-row>
        <table:table-row table:style-name="ro1">
          <table:table-cell office:value-type="string">
            <text:p>gt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gu</text:p>
          </table:table-cell>
          <table:table-cell table:style-name="ce3" office:value-type="percentage" office:value="0.00507397633377296">
            <text:p>0,5074%</text:p>
          </table:table-cell>
        </table:table-row>
        <table:table-row table:style-name="ro3">
          <table:table-cell office:value-type="string">
            <text:p>gv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gy</text:p>
          </table:table-cell>
          <table:table-cell table:style-name="ce3" office:value-type="percentage" office:value="0.0000117628231442139">
            <text:p>0,0012%</text:p>
          </table:table-cell>
        </table:table-row>
        <table:table-row table:style-name="ro3">
          <table:table-cell office:value-type="string">
            <text:p>gz</text:p>
          </table:table-cell>
          <table:table-cell table:style-name="ce3" office:value-type="percentage" office:value="0.0000132401228683402">
            <text:p>0,0013%</text:p>
          </table:table-cell>
        </table:table-row>
        <table:table-row table:style-name="ro1">
          <table:table-cell office:value-type="string">
            <text:p>ha</text:p>
          </table:table-cell>
          <table:table-cell table:style-name="ce3" office:value-type="percentage" office:value="0.00500625218976476">
            <text:p>0,5006%</text:p>
          </table:table-cell>
        </table:table-row>
        <table:table-row table:style-name="ro3">
          <table:table-cell office:value-type="string">
            <text:p>hb</text:p>
          </table:table-cell>
          <table:table-cell table:style-name="ce3" office:value-type="percentage" office:value="0.00000418807435424131">
            <text:p>0,0004%</text:p>
          </table:table-cell>
        </table:table-row>
        <table:table-row table:style-name="ro3">
          <table:table-cell office:value-type="string">
            <text:p>hc</text:p>
          </table:table-cell>
          <table:table-cell table:style-name="ce3" office:value-type="percentage" office:value="0.0000294464994289493">
            <text:p>0,0029%</text:p>
          </table:table-cell>
        </table:table-row>
        <table:table-row table:style-name="ro3">
          <table:table-cell office:value-type="string">
            <text:p>hd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1">
          <table:table-cell office:value-type="string">
            <text:p>he</text:p>
          </table:table-cell>
          <table:table-cell table:style-name="ce3" office:value-type="percentage" office:value="0.00180840950587306">
            <text:p>0,1808%</text:p>
          </table:table-cell>
        </table:table-row>
        <table:table-row table:style-name="ro1">
          <table:table-cell office:value-type="string">
            <text:p>hf</text:p>
          </table:table-cell>
          <table:table-cell table:style-name="ce3" office:value-type="percentage" office:value="0.00000227869964263645">
            <text:p>0,0002%</text:p>
          </table:table-cell>
        </table:table-row>
        <table:table-row table:style-name="ro1">
          <table:table-cell office:value-type="string">
            <text:p>hi</text:p>
          </table:table-cell>
          <table:table-cell table:style-name="ce3" office:value-type="percentage" office:value="0.000835801151518335">
            <text:p>0,0836%</text:p>
          </table:table-cell>
        </table:table-row>
        <table:table-row table:style-name="ro3">
          <table:table-cell office:value-type="string">
            <text:p>hl</text:p>
          </table:table-cell>
          <table:table-cell table:style-name="ce3" office:value-type="percentage" office:value="0.00000445520766041134">
            <text:p>0,0004%</text:p>
          </table:table-cell>
        </table:table-row>
        <table:table-row table:style-name="ro3">
          <table:table-cell office:value-type="string">
            <text:p>hm</text:p>
          </table:table-cell>
          <table:table-cell table:style-name="ce3" office:value-type="percentage" office:value="0.0000067339073030478">
            <text:p>0,0007%</text:p>
          </table:table-cell>
        </table:table-row>
        <table:table-row table:style-name="ro3">
          <table:table-cell office:value-type="string">
            <text:p>hn</text:p>
          </table:table-cell>
          <table:table-cell table:style-name="ce3" office:value-type="percentage" office:value="0.0000106037525386883">
            <text:p>0,0011%</text:p>
          </table:table-cell>
        </table:table-row>
        <table:table-row table:style-name="ro1">
          <table:table-cell office:value-type="string">
            <text:p>ho</text:p>
          </table:table-cell>
          <table:table-cell table:style-name="ce3" office:value-type="percentage" office:value="0.00198095347662991">
            <text:p>0,1981%</text:p>
          </table:table-cell>
        </table:table-row>
        <table:table-row table:style-name="ro1">
          <table:table-cell office:value-type="string">
            <text:p>hp</text:p>
          </table:table-cell>
          <table:table-cell table:style-name="ce3" office:value-type="percentage" office:value="0.000000636458237201621">
            <text:p>0,0001%</text:p>
          </table:table-cell>
        </table:table-row>
        <table:table-row table:style-name="ro1">
          <table:table-cell office:value-type="string">
            <text:p>hr</text:p>
          </table:table-cell>
          <table:table-cell table:style-name="ce3" office:value-type="percentage" office:value="0.000010910327413273">
            <text:p>0,0011%</text:p>
          </table:table-cell>
        </table:table-row>
        <table:table-row table:style-name="ro3">
          <table:table-cell office:value-type="string">
            <text:p>hs</text:p>
          </table:table-cell>
          <table:table-cell table:style-name="ce3" office:value-type="percentage" office:value="0.00004073780601727">
            <text:p>0,0041%</text:p>
          </table:table-cell>
        </table:table-row>
        <table:table-row table:style-name="ro1">
          <table:table-cell office:value-type="string">
            <text:p>ht</text:p>
          </table:table-cell>
          <table:table-cell table:style-name="ce3" office:value-type="percentage" office:value="0.000562314415668428">
            <text:p>0,0562%</text:p>
          </table:table-cell>
        </table:table-row>
        <table:table-row table:style-name="ro3">
          <table:table-cell office:value-type="string">
            <text:p>hu</text:p>
          </table:table-cell>
          <table:table-cell table:style-name="ce3" office:value-type="percentage" office:value="0.000126393805790926">
            <text:p>0,0126%</text:p>
          </table:table-cell>
        </table:table-row>
        <table:table-row table:style-name="ro3">
          <table:table-cell office:value-type="string">
            <text:p>hw</text:p>
          </table:table-cell>
          <table:table-cell table:style-name="ce3" office:value-type="percentage" office:value="0.00000524495333490531">
            <text:p>0,0005%</text:p>
          </table:table-cell>
        </table:table-row>
        <table:table-row table:style-name="ro3">
          <table:table-cell office:value-type="string">
            <text:p>hy</text:p>
          </table:table-cell>
          <table:table-cell table:style-name="ce3" office:value-type="percentage" office:value="0.0000797790046867832">
            <text:p>0,0080%</text:p>
          </table:table-cell>
        </table:table-row>
        <table:table-row table:style-name="ro3">
          <table:table-cell office:value-type="string">
            <text:p>ia</text:p>
          </table:table-cell>
          <table:table-cell table:style-name="ce3" office:value-type="percentage" office:value="0.00368037609052658">
            <text:p>0,3680%</text:p>
          </table:table-cell>
        </table:table-row>
        <table:table-row table:style-name="ro3">
          <table:table-cell office:value-type="string">
            <text:p>ib</text:p>
          </table:table-cell>
          <table:table-cell table:style-name="ce3" office:value-type="percentage" office:value="0.000914580462249082">
            <text:p>0,0915%</text:p>
          </table:table-cell>
        </table:table-row>
        <table:table-row table:style-name="ro3">
          <table:table-cell office:value-type="string">
            <text:p>ic</text:p>
          </table:table-cell>
          <table:table-cell table:style-name="ce3" office:value-type="percentage" office:value="0.00630485364166641">
            <text:p>0,6305%</text:p>
          </table:table-cell>
        </table:table-row>
        <table:table-row table:style-name="ro1">
          <table:table-cell office:value-type="string">
            <text:p>id</text:p>
          </table:table-cell>
          <table:table-cell table:style-name="ce3" office:value-type="percentage" office:value="0.00380333227719357">
            <text:p>0,3803%</text:p>
          </table:table-cell>
        </table:table-row>
        <table:table-row table:style-name="ro3">
          <table:table-cell office:value-type="string">
            <text:p>ie</text:p>
          </table:table-cell>
          <table:table-cell table:style-name="ce3" office:value-type="percentage" office:value="0.00254363025517091">
            <text:p>0,2544%</text:p>
          </table:table-cell>
        </table:table-row>
        <table:table-row table:style-name="ro1">
          <table:table-cell office:value-type="string">
            <text:p>if</text:p>
          </table:table-cell>
          <table:table-cell table:style-name="ce3" office:value-type="percentage" office:value="0.00091132734613873">
            <text:p>0,0911%</text:p>
          </table:table-cell>
        </table:table-row>
        <table:table-row table:style-name="ro3">
          <table:table-cell office:value-type="string">
            <text:p>ig</text:p>
          </table:table-cell>
          <table:table-cell table:style-name="ce3" office:value-type="percentage" office:value="0.00165913009245461">
            <text:p>0,1659%</text:p>
          </table:table-cell>
        </table:table-row>
        <table:table-row table:style-name="ro3">
          <table:table-cell office:value-type="string">
            <text:p>ij</text:p>
          </table:table-cell>
          <table:table-cell table:style-name="ce3" office:value-type="percentage" office:value="0.0000663749186357219">
            <text:p>0,0066%</text:p>
          </table:table-cell>
        </table:table-row>
        <table:table-row table:style-name="ro3">
          <table:table-cell office:value-type="string">
            <text:p>ik</text:p>
          </table:table-cell>
          <table:table-cell table:style-name="ce3" office:value-type="percentage" office:value="0.00000350052030460891">
            <text:p>0,0004%</text:p>
          </table:table-cell>
        </table:table-row>
        <table:table-row table:style-name="ro3">
          <table:table-cell office:value-type="string">
            <text:p>il</text:p>
          </table:table-cell>
          <table:table-cell table:style-name="ce3" office:value-type="percentage" office:value="0.00251188181613711">
            <text:p>0,2512%</text:p>
          </table:table-cell>
        </table:table-row>
        <table:table-row table:style-name="ro3">
          <table:table-cell office:value-type="string">
            <text:p>im</text:p>
          </table:table-cell>
          <table:table-cell table:style-name="ce3" office:value-type="percentage" office:value="0.00416278640047814">
            <text:p>0,4163%</text:p>
          </table:table-cell>
        </table:table-row>
        <table:table-row table:style-name="ro1">
          <table:table-cell office:value-type="string">
            <text:p>in</text:p>
          </table:table-cell>
          <table:table-cell table:style-name="ce3" office:value-type="percentage" office:value="0.0177295435954916">
            <text:p>1,7730%</text:p>
          </table:table-cell>
        </table:table-row>
        <table:table-row table:style-name="ro3">
          <table:table-cell office:value-type="string">
            <text:p>io</text:p>
          </table:table-cell>
          <table:table-cell table:style-name="ce3" office:value-type="percentage" office:value="0.00437273005775505">
            <text:p>0,4373%</text:p>
          </table:table-cell>
        </table:table-row>
        <table:table-row table:style-name="ro3">
          <table:table-cell office:value-type="string">
            <text:p>ip</text:p>
          </table:table-cell>
          <table:table-cell table:style-name="ce3" office:value-type="percentage" office:value="0.000516088693583246">
            <text:p>0,0516%</text:p>
          </table:table-cell>
        </table:table-row>
        <table:table-row table:style-name="ro3">
          <table:table-cell office:value-type="string">
            <text:p>iq</text:p>
          </table:table-cell>
          <table:table-cell table:style-name="ce3" office:value-type="percentage" office:value="0.000704157877244506">
            <text:p>0,0704%</text:p>
          </table:table-cell>
        </table:table-row>
        <table:table-row table:style-name="ro3">
          <table:table-cell office:value-type="string">
            <text:p>ir</text:p>
          </table:table-cell>
          <table:table-cell table:style-name="ce3" office:value-type="percentage" office:value="0.00280432781962862">
            <text:p>0,2804%</text:p>
          </table:table-cell>
        </table:table-row>
        <table:table-row table:style-name="ro1">
          <table:table-cell office:value-type="string">
            <text:p>is</text:p>
          </table:table-cell>
          <table:table-cell table:style-name="ce3" office:value-type="percentage" office:value="0.00447572138128009">
            <text:p>0,4476%</text:p>
          </table:table-cell>
        </table:table-row>
        <table:table-row table:style-name="ro1">
          <table:table-cell office:value-type="string">
            <text:p>it</text:p>
          </table:table-cell>
          <table:table-cell table:style-name="ce3" office:value-type="percentage" office:value="0.00690210630813702">
            <text:p>0,6902%</text:p>
          </table:table-cell>
        </table:table-row>
        <table:table-row table:style-name="ro3">
          <table:table-cell office:value-type="string">
            <text:p>iu</text:p>
          </table:table-cell>
          <table:table-cell table:style-name="ce3" office:value-type="percentage" office:value="0.0017439863915977">
            <text:p>0,1744%</text:p>
          </table:table-cell>
        </table:table-row>
        <table:table-row table:style-name="ro1">
          <table:table-cell office:value-type="string">
            <text:p>iv</text:p>
          </table:table-cell>
          <table:table-cell table:style-name="ce3" office:value-type="percentage" office:value="0.00172025759247142">
            <text:p>0,1720%</text:p>
          </table:table-cell>
        </table:table-row>
        <table:table-row table:style-name="ro3">
          <table:table-cell office:value-type="string">
            <text:p>iw</text:p>
          </table:table-cell>
          <table:table-cell table:style-name="ce3" office:value-type="percentage" office:value="0.00000159114559300405">
            <text:p>0,0002%</text:p>
          </table:table-cell>
        </table:table-row>
        <table:table-row table:style-name="ro1">
          <table:table-cell office:value-type="string">
            <text:p>ix</text:p>
          </table:table-cell>
          <table:table-cell table:style-name="ce3" office:value-type="percentage" office:value="0.00150161263431674">
            <text:p>0,1502%</text:p>
          </table:table-cell>
        </table:table-row>
        <table:table-row table:style-name="ro3">
          <table:table-cell office:value-type="string">
            <text:p>iz</text:p>
          </table:table-cell>
          <table:table-cell table:style-name="ce3" office:value-type="percentage" office:value="0.00155979286777102">
            <text:p>0,1560%</text:p>
          </table:table-cell>
        </table:table-row>
        <table:table-row table:style-name="ro3">
          <table:table-cell office:value-type="string">
            <text:p>ja</text:p>
          </table:table-cell>
          <table:table-cell table:style-name="ce3" office:value-type="percentage" office:value="0.00157158754217745">
            <text:p>0,1572%</text:p>
          </table:table-cell>
        </table:table-row>
        <table:table-row table:style-name="ro3">
          <table:table-cell office:value-type="string">
            <text:p>jd</text:p>
          </table:table-cell>
          <table:table-cell table:style-name="ce3" office:value-type="percentage" office:value="0.000119161105815062">
            <text:p>0,0119%</text:p>
          </table:table-cell>
        </table:table-row>
        <table:table-row table:style-name="ro3">
          <table:table-cell office:value-type="string">
            <text:p>je</text:p>
          </table:table-cell>
          <table:table-cell table:style-name="ce3" office:value-type="percentage" office:value="0.000999958485114383">
            <text:p>0,1000%</text:p>
          </table:table-cell>
        </table:table-row>
        <table:table-row table:style-name="ro3">
          <table:table-cell office:value-type="string">
            <text:p>ji</text:p>
          </table:table-cell>
          <table:table-cell table:style-name="ce3" office:value-type="percentage" office:value="0.000029042090668318">
            <text:p>0,0029%</text:p>
          </table:table-cell>
        </table:table-row>
        <table:table-row table:style-name="ro3">
          <table:table-cell office:value-type="string">
            <text:p>jk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jo</text:p>
          </table:table-cell>
          <table:table-cell table:style-name="ce3" office:value-type="percentage" office:value="0.000626939872759614">
            <text:p>0,0627%</text:p>
          </table:table-cell>
        </table:table-row>
        <table:table-row table:style-name="ro3">
          <table:table-cell office:value-type="string">
            <text:p>jp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jr</text:p>
          </table:table-cell>
          <table:table-cell table:style-name="ce3" office:value-type="percentage" office:value="0.0000132401228683402">
            <text:p>0,0013%</text:p>
          </table:table-cell>
        </table:table-row>
        <table:table-row table:style-name="ro3">
          <table:table-cell office:value-type="string">
            <text:p>ju</text:p>
          </table:table-cell>
          <table:table-cell table:style-name="ce3" office:value-type="percentage" office:value="0.000703101286488753">
            <text:p>0,0703%</text:p>
          </table:table-cell>
        </table:table-row>
        <table:table-row table:style-name="ro3">
          <table:table-cell office:value-type="string">
            <text:p>jv</text:p>
          </table:table-cell>
          <table:table-cell table:style-name="ce3" office:value-type="percentage" office:value="0.0000132401228683402">
            <text:p>0,0013%</text:p>
          </table:table-cell>
        </table:table-row>
        <table:table-row table:style-name="ro3">
          <table:table-cell office:value-type="string">
            <text:p>jw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jx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ka</text:p>
          </table:table-cell>
          <table:table-cell table:style-name="ce3" office:value-type="percentage" office:value="0.0000335483941411601">
            <text:p>0,0034%</text:p>
          </table:table-cell>
        </table:table-row>
        <table:table-row table:style-name="ro3">
          <table:table-cell office:value-type="string">
            <text:p>kb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ke</text:p>
          </table:table-cell>
          <table:table-cell table:style-name="ce3" office:value-type="percentage" office:value="0.000662151793857121">
            <text:p>0,0662%</text:p>
          </table:table-cell>
        </table:table-row>
        <table:table-row table:style-name="ro3">
          <table:table-cell office:value-type="string">
            <text:p>kf</text:p>
          </table:table-cell>
          <table:table-cell table:style-name="ce3" office:value-type="percentage" office:value="0.000000636458237201621">
            <text:p>0,0001%</text:p>
          </table:table-cell>
        </table:table-row>
        <table:table-row table:style-name="ro3">
          <table:table-cell office:value-type="string">
            <text:p>ki</text:p>
          </table:table-cell>
          <table:table-cell table:style-name="ce3" office:value-type="percentage" office:value="0.000342916475160882">
            <text:p>0,0343%</text:p>
          </table:table-cell>
        </table:table-row>
        <table:table-row table:style-name="ro1">
          <table:table-cell office:value-type="string">
            <text:p>kl</text:p>
          </table:table-cell>
          <table:table-cell table:style-name="ce3" office:value-type="percentage" office:value="0.00000668281149061701">
            <text:p>0,0007%</text:p>
          </table:table-cell>
        </table:table-row>
        <table:table-row table:style-name="ro1">
          <table:table-cell office:value-type="string">
            <text:p>km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1">
          <table:table-cell office:value-type="string">
            <text:p>kn</text:p>
          </table:table-cell>
          <table:table-cell table:style-name="ce3" office:value-type="percentage" office:value="0.000132968527847886">
            <text:p>0,0133%</text:p>
          </table:table-cell>
        </table:table-row>
        <table:table-row table:style-name="ro3">
          <table:table-cell office:value-type="string">
            <text:p>ko</text:p>
          </table:table-cell>
          <table:table-cell table:style-name="ce3" office:value-type="percentage" office:value="0.0000512682806689044">
            <text:p>0,0051%</text:p>
          </table:table-cell>
        </table:table-row>
        <table:table-row table:style-name="ro3">
          <table:table-cell office:value-type="string">
            <text:p>kp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1">
          <table:table-cell office:value-type="string">
            <text:p>ks</text:p>
          </table:table-cell>
          <table:table-cell table:style-name="ce3" office:value-type="percentage" office:value="0.0000155815725674236">
            <text:p>0,0016%</text:p>
          </table:table-cell>
        </table:table-row>
        <table:table-row table:style-name="ro3">
          <table:table-cell office:value-type="string">
            <text:p>ku</text:p>
          </table:table-cell>
          <table:table-cell table:style-name="ce3" office:value-type="percentage" office:value="0.00000234720286368055">
            <text:p>0,0002%</text:p>
          </table:table-cell>
        </table:table-row>
        <table:table-row table:style-name="ro3">
          <table:table-cell office:value-type="string">
            <text:p>kv</text:p>
          </table:table-cell>
          <table:table-cell table:style-name="ce3" office:value-type="percentage" office:value="0.000000636458237201621">
            <text:p>0,0001%</text:p>
          </table:table-cell>
        </table:table-row>
        <table:table-row table:style-name="ro3">
          <table:table-cell office:value-type="string">
            <text:p>ky</text:p>
          </table:table-cell>
          <table:table-cell table:style-name="ce3" office:value-type="percentage" office:value="0.000016112190927163">
            <text:p>0,0016%</text:p>
          </table:table-cell>
        </table:table-row>
        <table:table-row table:style-name="ro1">
          <table:table-cell office:value-type="string">
            <text:p>la</text:p>
          </table:table-cell>
          <table:table-cell table:style-name="ce3" office:value-type="percentage" office:value="0.0194656937004448">
            <text:p>1,9466%</text:p>
          </table:table-cell>
        </table:table-row>
        <table:table-row table:style-name="ro1">
          <table:table-cell office:value-type="string">
            <text:p>lb</text:p>
          </table:table-cell>
          <table:table-cell table:style-name="ce3" office:value-type="percentage" office:value="0.0000443462711113377">
            <text:p>0,0044%</text:p>
          </table:table-cell>
        </table:table-row>
        <table:table-row table:style-name="ro3">
          <table:table-cell office:value-type="string">
            <text:p>lc</text:p>
          </table:table-cell>
          <table:table-cell table:style-name="ce3" office:value-type="percentage" office:value="0.000312541265188807">
            <text:p>0,0313%</text:p>
          </table:table-cell>
        </table:table-row>
        <table:table-row table:style-name="ro3">
          <table:table-cell office:value-type="string">
            <text:p>ld</text:p>
          </table:table-cell>
          <table:table-cell table:style-name="ce3" office:value-type="percentage" office:value="0.000610061503178314">
            <text:p>0,0610%</text:p>
          </table:table-cell>
        </table:table-row>
        <table:table-row table:style-name="ro3">
          <table:table-cell office:value-type="string">
            <text:p>le</text:p>
          </table:table-cell>
          <table:table-cell table:style-name="ce3" office:value-type="percentage" office:value="0.00933817043668909">
            <text:p>0,9338%</text:p>
          </table:table-cell>
        </table:table-row>
        <table:table-row table:style-name="ro3">
          <table:table-cell office:value-type="string">
            <text:p>lf</text:p>
          </table:table-cell>
          <table:table-cell table:style-name="ce3" office:value-type="percentage" office:value="0.000089814802209314">
            <text:p>0,0090%</text:p>
          </table:table-cell>
        </table:table-row>
        <table:table-row table:style-name="ro1">
          <table:table-cell office:value-type="string">
            <text:p>lg</text:p>
          </table:table-cell>
          <table:table-cell table:style-name="ce3" office:value-type="percentage" office:value="0.00012687259203475">
            <text:p>0,0127%</text:p>
          </table:table-cell>
        </table:table-row>
        <table:table-row table:style-name="ro3">
          <table:table-cell office:value-type="string">
            <text:p>lh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li</text:p>
          </table:table-cell>
          <table:table-cell table:style-name="ce3" office:value-type="percentage" office:value="0.00669971941966855">
            <text:p>0,6700%</text:p>
          </table:table-cell>
        </table:table-row>
        <table:table-row table:style-name="ro3">
          <table:table-cell office:value-type="string">
            <text:p>lj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lk</text:p>
          </table:table-cell>
          <table:table-cell table:style-name="ce3" office:value-type="percentage" office:value="0.0000787732871403058">
            <text:p>0,0079%</text:p>
          </table:table-cell>
        </table:table-row>
        <table:table-row table:style-name="ro3">
          <table:table-cell office:value-type="string">
            <text:p>lm</text:p>
          </table:table-cell>
          <table:table-cell table:style-name="ce3" office:value-type="percentage" office:value="0.00060395928305117">
            <text:p>0,0604%</text:p>
          </table:table-cell>
        </table:table-row>
        <table:table-row table:style-name="ro3">
          <table:table-cell office:value-type="string">
            <text:p>ln</text:p>
          </table:table-cell>
          <table:table-cell table:style-name="ce3" office:value-type="percentage" office:value="0.00000889876107680656">
            <text:p>0,0009%</text:p>
          </table:table-cell>
        </table:table-row>
        <table:table-row table:style-name="ro1">
          <table:table-cell office:value-type="string">
            <text:p>lo</text:p>
          </table:table-cell>
          <table:table-cell table:style-name="ce3" office:value-type="percentage" office:value="0.00604492924269776">
            <text:p>0,6045%</text:p>
          </table:table-cell>
        </table:table-row>
        <table:table-row table:style-name="ro3">
          <table:table-cell office:value-type="string">
            <text:p>lp</text:p>
          </table:table-cell>
          <table:table-cell table:style-name="ce3" office:value-type="percentage" office:value="0.000159371403700447">
            <text:p>0,0159%</text:p>
          </table:table-cell>
        </table:table-row>
        <table:table-row table:style-name="ro3">
          <table:table-cell office:value-type="string">
            <text:p>lq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lr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1">
          <table:table-cell office:value-type="string">
            <text:p>ls</text:p>
          </table:table-cell>
          <table:table-cell table:style-name="ce3" office:value-type="percentage" office:value="0.00316291012589848">
            <text:p>0,3163%</text:p>
          </table:table-cell>
        </table:table-row>
        <table:table-row table:style-name="ro3">
          <table:table-cell office:value-type="string">
            <text:p>lt</text:p>
          </table:table-cell>
          <table:table-cell table:style-name="ce3" office:value-type="percentage" office:value="0.00195122967346719">
            <text:p>0,1951%</text:p>
          </table:table-cell>
        </table:table-row>
        <table:table-row table:style-name="ro3">
          <table:table-cell office:value-type="string">
            <text:p>lu</text:p>
          </table:table-cell>
          <table:table-cell table:style-name="ce3" office:value-type="percentage" office:value="0.000878621416181629">
            <text:p>0,0879%</text:p>
          </table:table-cell>
        </table:table-row>
        <table:table-row table:style-name="ro3">
          <table:table-cell office:value-type="string">
            <text:p>lv</text:p>
          </table:table-cell>
          <table:table-cell table:style-name="ce3" office:value-type="percentage" office:value="0.000129649226949166">
            <text:p>0,0130%</text:p>
          </table:table-cell>
        </table:table-row>
        <table:table-row table:style-name="ro3">
          <table:table-cell office:value-type="string">
            <text:p>ly</text:p>
          </table:table-cell>
          <table:table-cell table:style-name="ce3" office:value-type="percentage" office:value="0.000537658401834443">
            <text:p>0,0538%</text:p>
          </table:table-cell>
        </table:table-row>
        <table:table-row table:style-name="ro3">
          <table:table-cell office:value-type="string">
            <text:p>lz</text:p>
          </table:table-cell>
          <table:table-cell table:style-name="ce3" office:value-type="percentage" office:value="0.00000335298603191376">
            <text:p>0,0003%</text:p>
          </table:table-cell>
        </table:table-row>
        <table:table-row table:style-name="ro1">
          <table:table-cell office:value-type="string">
            <text:p>ma</text:p>
          </table:table-cell>
          <table:table-cell table:style-name="ce3" office:value-type="percentage" office:value="0.00921288770025006">
            <text:p>0,9213%</text:p>
          </table:table-cell>
        </table:table-row>
        <table:table-row table:style-name="ro3">
          <table:table-cell office:value-type="string">
            <text:p>mb</text:p>
          </table:table-cell>
          <table:table-cell table:style-name="ce3" office:value-type="percentage" office:value="0.00210507632542703">
            <text:p>0,2105%</text:p>
          </table:table-cell>
        </table:table-row>
        <table:table-row table:style-name="ro3">
          <table:table-cell office:value-type="string">
            <text:p>mc</text:p>
          </table:table-cell>
          <table:table-cell table:style-name="ce3" office:value-type="percentage" office:value="0.0000211841965893443">
            <text:p>0,0021%</text:p>
          </table:table-cell>
        </table:table-row>
        <table:table-row table:style-name="ro3">
          <table:table-cell office:value-type="string">
            <text:p>md</text:p>
          </table:table-cell>
          <table:table-cell table:style-name="ce3" office:value-type="percentage" office:value="0.00000794407372100413">
            <text:p>0,0008%</text:p>
          </table:table-cell>
        </table:table-row>
        <table:table-row table:style-name="ro1">
          <table:table-cell office:value-type="string">
            <text:p>me</text:p>
          </table:table-cell>
          <table:table-cell table:style-name="ce3" office:value-type="percentage" office:value="0.0101628169633078">
            <text:p>1,0163%</text:p>
          </table:table-cell>
        </table:table-row>
        <table:table-row table:style-name="ro3">
          <table:table-cell office:value-type="string">
            <text:p>mf</text:p>
          </table:table-cell>
          <table:table-cell table:style-name="ce3" office:value-type="percentage" office:value="0.0000225082088761784">
            <text:p>0,0023%</text:p>
          </table:table-cell>
        </table:table-row>
        <table:table-row table:style-name="ro1">
          <table:table-cell office:value-type="string">
            <text:p>mg</text:p>
          </table:table-cell>
          <table:table-cell table:style-name="ce3" office:value-type="percentage" office:value="0.00000529604914733609">
            <text:p>0,0005%</text:p>
          </table:table-cell>
        </table:table-row>
        <table:table-row table:style-name="ro3">
          <table:table-cell office:value-type="string">
            <text:p>mh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1">
          <table:table-cell office:value-type="string">
            <text:p>mi</text:p>
          </table:table-cell>
          <table:table-cell table:style-name="ce3" office:value-type="percentage" office:value="0.00303345650426373">
            <text:p>0,3033%</text:p>
          </table:table-cell>
        </table:table-row>
        <table:table-row table:style-name="ro3">
          <table:table-cell office:value-type="string">
            <text:p>mk</text:p>
          </table:table-cell>
          <table:table-cell table:style-name="ce3" office:value-type="percentage" office:value="0.00000794407372100413">
            <text:p>0,0008%</text:p>
          </table:table-cell>
        </table:table-row>
        <table:table-row table:style-name="ro1">
          <table:table-cell office:value-type="string">
            <text:p>ml</text:p>
          </table:table-cell>
          <table:table-cell table:style-name="ce3" office:value-type="percentage" office:value="0.000683512612823175">
            <text:p>0,0684%</text:p>
          </table:table-cell>
        </table:table-row>
        <table:table-row table:style-name="ro3">
          <table:table-cell office:value-type="string">
            <text:p>mn</text:p>
          </table:table-cell>
          <table:table-cell table:style-name="ce3" office:value-type="percentage" office:value="0.000161332314698324">
            <text:p>0,0161%</text:p>
          </table:table-cell>
        </table:table-row>
        <table:table-row table:style-name="ro1">
          <table:table-cell office:value-type="string">
            <text:p>mo</text:p>
          </table:table-cell>
          <table:table-cell table:style-name="ce3" office:value-type="percentage" office:value="0.00633977132210988">
            <text:p>0,6340%</text:p>
          </table:table-cell>
        </table:table-row>
        <table:table-row table:style-name="ro1">
          <table:table-cell office:value-type="string">
            <text:p>mp</text:p>
          </table:table-cell>
          <table:table-cell table:style-name="ce3" office:value-type="percentage" office:value="0.00310745982101391">
            <text:p>0,3107%</text:p>
          </table:table-cell>
        </table:table-row>
        <table:table-row table:style-name="ro3">
          <table:table-cell office:value-type="string">
            <text:p>mr</text:p>
          </table:table-cell>
          <table:table-cell table:style-name="ce3" office:value-type="percentage" office:value="0.00000858053195820575">
            <text:p>0,0009%</text:p>
          </table:table-cell>
        </table:table-row>
        <table:table-row table:style-name="ro1">
          <table:table-cell office:value-type="string">
            <text:p>ms</text:p>
          </table:table-cell>
          <table:table-cell table:style-name="ce3" office:value-type="percentage" office:value="0.000310365431123385">
            <text:p>0,0310%</text:p>
          </table:table-cell>
        </table:table-row>
        <table:table-row table:style-name="ro1">
          <table:table-cell office:value-type="string">
            <text:p>mt</text:p>
          </table:table-cell>
          <table:table-cell table:style-name="ce3" office:value-type="percentage" office:value="0.00000821120702717416">
            <text:p>0,0008%</text:p>
          </table:table-cell>
        </table:table-row>
        <table:table-row table:style-name="ro1">
          <table:table-cell office:value-type="string">
            <text:p>mu</text:p>
          </table:table-cell>
          <table:table-cell table:style-name="ce3" office:value-type="percentage" office:value="0.0020948698068317">
            <text:p>0,2095%</text:p>
          </table:table-cell>
        </table:table-row>
        <table:table-row table:style-name="ro3">
          <table:table-cell office:value-type="string">
            <text:p>mv</text:p>
          </table:table-cell>
          <table:table-cell table:style-name="ce3" office:value-type="percentage" office:value="0.0000158881474420083">
            <text:p>0,0016%</text:p>
          </table:table-cell>
        </table:table-row>
        <table:table-row table:style-name="ro1">
          <table:table-cell office:value-type="string">
            <text:p>my</text:p>
          </table:table-cell>
          <table:table-cell table:style-name="ce3" office:value-type="percentage" office:value="0.0000310726077540017">
            <text:p>0,0031%</text:p>
          </table:table-cell>
        </table:table-row>
        <table:table-row table:style-name="ro3">
          <table:table-cell office:value-type="string">
            <text:p>na</text:p>
          </table:table-cell>
          <table:table-cell table:style-name="ce3" office:value-type="percentage" office:value="0.00587393864255542">
            <text:p>0,5874%</text:p>
          </table:table-cell>
        </table:table-row>
        <table:table-row table:style-name="ro3">
          <table:table-cell office:value-type="string">
            <text:p>nb</text:p>
          </table:table-cell>
          <table:table-cell table:style-name="ce3" office:value-type="percentage" office:value="0.00000405794749015948">
            <text:p>0,0004%</text:p>
          </table:table-cell>
        </table:table-row>
        <table:table-row table:style-name="ro3">
          <table:table-cell office:value-type="string">
            <text:p>nc</text:p>
          </table:table-cell>
          <table:table-cell table:style-name="ce3" office:value-type="percentage" office:value="0.00333573043808872">
            <text:p>0,3336%</text:p>
          </table:table-cell>
        </table:table-row>
        <table:table-row table:style-name="ro3">
          <table:table-cell office:value-type="string">
            <text:p>nd</text:p>
          </table:table-cell>
          <table:table-cell table:style-name="ce3" office:value-type="percentage" office:value="0.00530493434819817">
            <text:p>0,5305%</text:p>
          </table:table-cell>
        </table:table-row>
        <table:table-row table:style-name="ro3">
          <table:table-cell office:value-type="string">
            <text:p>ne</text:p>
          </table:table-cell>
          <table:table-cell table:style-name="ce3" office:value-type="percentage" office:value="0.00684491920382254">
            <text:p>0,6845%</text:p>
          </table:table-cell>
        </table:table-row>
        <table:table-row table:style-name="ro3">
          <table:table-cell office:value-type="string">
            <text:p>nf</text:p>
          </table:table-cell>
          <table:table-cell table:style-name="ce3" office:value-type="percentage" office:value="0.000435021180971136">
            <text:p>0,0435%</text:p>
          </table:table-cell>
        </table:table-row>
        <table:table-row table:style-name="ro3">
          <table:table-cell office:value-type="string">
            <text:p>ng</text:p>
          </table:table-cell>
          <table:table-cell table:style-name="ce3" office:value-type="percentage" office:value="0.00459391931189658">
            <text:p>0,4594%</text:p>
          </table:table-cell>
        </table:table-row>
        <table:table-row table:style-name="ro3">
          <table:table-cell office:value-type="string">
            <text:p>nh</text:p>
          </table:table-cell>
          <table:table-cell table:style-name="ce3" office:value-type="percentage" office:value="0.00000608692123523922">
            <text:p>0,0006%</text:p>
          </table:table-cell>
        </table:table-row>
        <table:table-row table:style-name="ro3">
          <table:table-cell office:value-type="string">
            <text:p>ni</text:p>
          </table:table-cell>
          <table:table-cell table:style-name="ce3" office:value-type="percentage" office:value="0.00378237133597604">
            <text:p>0,3782%</text:p>
          </table:table-cell>
        </table:table-row>
        <table:table-row table:style-name="ro3">
          <table:table-cell office:value-type="string">
            <text:p>nj</text:p>
          </table:table-cell>
          <table:table-cell table:style-name="ce3" office:value-type="percentage" office:value="0.00031961489774551">
            <text:p>0,0320%</text:p>
          </table:table-cell>
        </table:table-row>
        <table:table-row table:style-name="ro3">
          <table:table-cell office:value-type="string">
            <text:p>nk</text:p>
          </table:table-cell>
          <table:table-cell table:style-name="ce3" office:value-type="percentage" office:value="0.0000834780727834521">
            <text:p>0,0083%</text:p>
          </table:table-cell>
        </table:table-row>
        <table:table-row table:style-name="ro3">
          <table:table-cell office:value-type="string">
            <text:p>nl</text:p>
          </table:table-cell>
          <table:table-cell table:style-name="ce3" office:value-type="percentage" office:value="0.0000442057643314706">
            <text:p>0,0044%</text:p>
          </table:table-cell>
        </table:table-row>
        <table:table-row table:style-name="ro1">
          <table:table-cell office:value-type="string">
            <text:p>nm</text:p>
          </table:table-cell>
          <table:table-cell table:style-name="ce3" office:value-type="percentage" office:value="0.0000363986970525547">
            <text:p>0,0036%</text:p>
          </table:table-cell>
        </table:table-row>
        <table:table-row table:style-name="ro1">
          <table:table-cell office:value-type="string">
            <text:p>no</text:p>
          </table:table-cell>
          <table:table-cell table:style-name="ce3" office:value-type="percentage" office:value="0.00916296242290012">
            <text:p>0,9163%</text:p>
          </table:table-cell>
        </table:table-row>
        <table:table-row table:style-name="ro3">
          <table:table-cell office:value-type="string">
            <text:p>np</text:p>
          </table:table-cell>
          <table:table-cell table:style-name="ce3" office:value-type="percentage" office:value="0.0000265152084687288">
            <text:p>0,0027%</text:p>
          </table:table-cell>
        </table:table-row>
        <table:table-row table:style-name="ro3">
          <table:table-cell office:value-type="string">
            <text:p>nq</text:p>
          </table:table-cell>
          <table:table-cell table:style-name="ce3" office:value-type="percentage" office:value="0.000175558022474719">
            <text:p>0,0176%</text:p>
          </table:table-cell>
        </table:table-row>
        <table:table-row table:style-name="ro3">
          <table:table-cell office:value-type="string">
            <text:p>nr</text:p>
          </table:table-cell>
          <table:table-cell table:style-name="ce3" office:value-type="percentage" office:value="0.000054939495819419">
            <text:p>0,0055%</text:p>
          </table:table-cell>
        </table:table-row>
        <table:table-row table:style-name="ro3">
          <table:table-cell office:value-type="string">
            <text:p>ns</text:p>
          </table:table-cell>
          <table:table-cell table:style-name="ce3" office:value-type="percentage" office:value="0.00460121173159562">
            <text:p>0,4601%</text:p>
          </table:table-cell>
        </table:table-row>
        <table:table-row table:style-name="ro3">
          <table:table-cell office:value-type="string">
            <text:p>nt</text:p>
          </table:table-cell>
          <table:table-cell table:style-name="ce3" office:value-type="percentage" office:value="0.0137888425187403">
            <text:p>1,3789%</text:p>
          </table:table-cell>
        </table:table-row>
        <table:table-row table:style-name="ro1">
          <table:table-cell office:value-type="string">
            <text:p>nu</text:p>
          </table:table-cell>
          <table:table-cell table:style-name="ce3" office:value-type="percentage" office:value="0.00131702192799">
            <text:p>0,1317%</text:p>
          </table:table-cell>
        </table:table-row>
        <table:table-row table:style-name="ro3">
          <table:table-cell office:value-type="string">
            <text:p>nv</text:p>
          </table:table-cell>
          <table:table-cell table:style-name="ce3" office:value-type="percentage" office:value="0.00146975973266936">
            <text:p>0,1470%</text:p>
          </table:table-cell>
        </table:table-row>
        <table:table-row table:style-name="ro3">
          <table:table-cell office:value-type="string">
            <text:p>nx</text:p>
          </table:table-cell>
          <table:table-cell table:style-name="ce3" office:value-type="percentage" office:value="0.0000158881474420083">
            <text:p>0,0016%</text:p>
          </table:table-cell>
        </table:table-row>
        <table:table-row table:style-name="ro3">
          <table:table-cell office:value-type="string">
            <text:p>ny</text:p>
          </table:table-cell>
          <table:table-cell table:style-name="ce3" office:value-type="percentage" office:value="0.000351018452924406">
            <text:p>0,0351%</text:p>
          </table:table-cell>
        </table:table-row>
        <table:table-row table:style-name="ro3">
          <table:table-cell office:value-type="string">
            <text:p>nz</text:p>
          </table:table-cell>
          <table:table-cell table:style-name="ce3" office:value-type="percentage" office:value="0.000177779514959553">
            <text:p>0,0178%</text:p>
          </table:table-cell>
        </table:table-row>
        <table:table-row table:style-name="ro3">
          <table:table-cell office:value-type="string">
            <text:p>oa</text:p>
          </table:table-cell>
          <table:table-cell table:style-name="ce3" office:value-type="percentage" office:value="0.0000845731190042998">
            <text:p>0,0085%</text:p>
          </table:table-cell>
        </table:table-row>
        <table:table-row table:style-name="ro1">
          <table:table-cell office:value-type="string">
            <text:p>ob</text:p>
          </table:table-cell>
          <table:table-cell table:style-name="ce3" office:value-type="percentage" office:value="0.0028999737544466">
            <text:p>0,2900%</text:p>
          </table:table-cell>
        </table:table-row>
        <table:table-row table:style-name="ro3">
          <table:table-cell office:value-type="string">
            <text:p>oc</text:p>
          </table:table-cell>
          <table:table-cell table:style-name="ce3" office:value-type="percentage" office:value="0.00183829727064706">
            <text:p>0,1838%</text:p>
          </table:table-cell>
        </table:table-row>
        <table:table-row table:style-name="ro3">
          <table:table-cell office:value-type="string">
            <text:p>od</text:p>
          </table:table-cell>
          <table:table-cell table:style-name="ce3" office:value-type="percentage" office:value="0.0011092716295856">
            <text:p>0,1109%</text:p>
          </table:table-cell>
        </table:table-row>
        <table:table-row table:style-name="ro3">
          <table:table-cell office:value-type="string">
            <text:p>oe</text:p>
          </table:table-cell>
          <table:table-cell table:style-name="ce3" office:value-type="percentage" office:value="0.0000459733579349775">
            <text:p>0,0046%</text:p>
          </table:table-cell>
        </table:table-row>
        <table:table-row table:style-name="ro1">
          <table:table-cell office:value-type="string">
            <text:p>of</text:p>
          </table:table-cell>
          <table:table-cell table:style-name="ce3" office:value-type="percentage" office:value="0.00270222847773152">
            <text:p>0,2702%</text:p>
          </table:table-cell>
        </table:table-row>
        <table:table-row table:style-name="ro3">
          <table:table-cell office:value-type="string">
            <text:p>og</text:p>
          </table:table-cell>
          <table:table-cell table:style-name="ce3" office:value-type="percentage" office:value="0.00169664504376433">
            <text:p>0,1697%</text:p>
          </table:table-cell>
        </table:table-row>
        <table:table-row table:style-name="ro1">
          <table:table-cell office:value-type="string">
            <text:p>oh</text:p>
          </table:table-cell>
          <table:table-cell table:style-name="ce3" office:value-type="percentage" office:value="0.00000685350633652268">
            <text:p>0,0007%</text:p>
          </table:table-cell>
        </table:table-row>
        <table:table-row table:style-name="ro3">
          <table:table-cell office:value-type="string">
            <text:p>oi</text:p>
          </table:table-cell>
          <table:table-cell table:style-name="ce3" office:value-type="percentage" office:value="0.0000650311638203903">
            <text:p>0,0065%</text:p>
          </table:table-cell>
        </table:table-row>
        <table:table-row table:style-name="ro3">
          <table:table-cell office:value-type="string">
            <text:p>oj</text:p>
          </table:table-cell>
          <table:table-cell table:style-name="ce3" office:value-type="percentage" office:value="0.000710572755694954">
            <text:p>0,0711%</text:p>
          </table:table-cell>
        </table:table-row>
        <table:table-row table:style-name="ro3">
          <table:table-cell office:value-type="string">
            <text:p>ok</text:p>
          </table:table-cell>
          <table:table-cell table:style-name="ce3" office:value-type="percentage" office:value="0.000284587221495148">
            <text:p>0,0285%</text:p>
          </table:table-cell>
        </table:table-row>
        <table:table-row table:style-name="ro3">
          <table:table-cell office:value-type="string">
            <text:p>ol</text:p>
          </table:table-cell>
          <table:table-cell table:style-name="ce3" office:value-type="percentage" office:value="0.00185622333794745">
            <text:p>0,1856%</text:p>
          </table:table-cell>
        </table:table-row>
        <table:table-row table:style-name="ro1">
          <table:table-cell office:value-type="string">
            <text:p>om</text:p>
          </table:table-cell>
          <table:table-cell table:style-name="ce3" office:value-type="percentage" office:value="0.000856502538759169">
            <text:p>0,0857%</text:p>
          </table:table-cell>
        </table:table-row>
        <table:table-row table:style-name="ro1">
          <table:table-cell office:value-type="string">
            <text:p>on</text:p>
          </table:table-cell>
          <table:table-cell table:style-name="ce3" office:value-type="percentage" office:value="0.00652031281536308">
            <text:p>0,6520%</text:p>
          </table:table-cell>
        </table:table-row>
        <table:table-row table:style-name="ro1">
          <table:table-cell office:value-type="string">
            <text:p>op</text:p>
          </table:table-cell>
          <table:table-cell table:style-name="ce3" office:value-type="percentage" office:value="0.00167951079151657">
            <text:p>0,1680%</text:p>
          </table:table-cell>
        </table:table-row>
        <table:table-row table:style-name="ro3">
          <table:table-cell office:value-type="string">
            <text:p>oq</text:p>
          </table:table-cell>
          <table:table-cell table:style-name="ce3" office:value-type="percentage" office:value="0.00000608692123523922">
            <text:p>0,0006%</text:p>
          </table:table-cell>
        </table:table-row>
        <table:table-row table:style-name="ro1">
          <table:table-cell office:value-type="string">
            <text:p>or</text:p>
          </table:table-cell>
          <table:table-cell table:style-name="ce3" office:value-type="percentage" office:value="0.00549237296375739">
            <text:p>0,5492%</text:p>
          </table:table-cell>
        </table:table-row>
        <table:table-row table:style-name="ro3">
          <table:table-cell office:value-type="string">
            <text:p>os</text:p>
          </table:table-cell>
          <table:table-cell table:style-name="ce3" office:value-type="percentage" office:value="0.00560589267360499">
            <text:p>0,5606%</text:p>
          </table:table-cell>
        </table:table-row>
        <table:table-row table:style-name="ro3">
          <table:table-cell office:value-type="string">
            <text:p>ot</text:p>
          </table:table-cell>
          <table:table-cell table:style-name="ce3" office:value-type="percentage" office:value="0.00121510496195308">
            <text:p>0,1215%</text:p>
          </table:table-cell>
        </table:table-row>
        <table:table-row table:style-name="ro3">
          <table:table-cell office:value-type="string">
            <text:p>ou</text:p>
          </table:table-cell>
          <table:table-cell table:style-name="ce3" office:value-type="percentage" office:value="0.00122184775597073">
            <text:p>0,1222%</text:p>
          </table:table-cell>
        </table:table-row>
        <table:table-row table:style-name="ro3">
          <table:table-cell office:value-type="string">
            <text:p>ov</text:p>
          </table:table-cell>
          <table:table-cell table:style-name="ce3" office:value-type="percentage" office:value="0.000646121993691787">
            <text:p>0,0646%</text:p>
          </table:table-cell>
        </table:table-row>
        <table:table-row table:style-name="ro1">
          <table:table-cell office:value-type="string">
            <text:p>ow</text:p>
          </table:table-cell>
          <table:table-cell table:style-name="ce3" office:value-type="percentage" office:value="0.000331430416947924">
            <text:p>0,0331%</text:p>
          </table:table-cell>
        </table:table-row>
        <table:table-row table:style-name="ro1">
          <table:table-cell office:value-type="string">
            <text:p>ox</text:p>
          </table:table-cell>
          <table:table-cell table:style-name="ce3" office:value-type="percentage" office:value="0.0000570126857989232">
            <text:p>0,0057%</text:p>
          </table:table-cell>
        </table:table-row>
        <table:table-row table:style-name="ro3">
          <table:table-cell office:value-type="string">
            <text:p>oy</text:p>
          </table:table-cell>
          <table:table-cell table:style-name="ce3" office:value-type="percentage" office:value="0.00008623208187878">
            <text:p>0,0086%</text:p>
          </table:table-cell>
        </table:table-row>
        <table:table-row table:style-name="ro1">
          <table:table-cell office:value-type="string">
            <text:p>oz</text:p>
          </table:table-cell>
          <table:table-cell table:style-name="ce3" office:value-type="percentage" office:value="0.0000121738424704784">
            <text:p>0,0012%</text:p>
          </table:table-cell>
        </table:table-row>
        <table:table-row table:style-name="ro1">
          <table:table-cell office:value-type="string">
            <text:p>pa</text:p>
          </table:table-cell>
          <table:table-cell table:style-name="ce3" office:value-type="percentage" office:value="0.00777385196607027">
            <text:p>0,7774%</text:p>
          </table:table-cell>
        </table:table-row>
        <table:table-row table:style-name="ro3">
          <table:table-cell office:value-type="string">
            <text:p>pb</text:p>
          </table:table-cell>
          <table:table-cell table:style-name="ce3" office:value-type="percentage" office:value="0.00000429026597910288">
            <text:p>0,0004%</text:p>
          </table:table-cell>
        </table:table-row>
        <table:table-row table:style-name="ro3">
          <table:table-cell office:value-type="string">
            <text:p>pc</text:p>
          </table:table-cell>
          <table:table-cell table:style-name="ce3" office:value-type="percentage" office:value="0.00044432739180996">
            <text:p>0,0444%</text:p>
          </table:table-cell>
        </table:table-row>
        <table:table-row table:style-name="ro1">
          <table:table-cell office:value-type="string">
            <text:p>pd</text:p>
          </table:table-cell>
          <table:table-cell table:style-name="ce3" office:value-type="percentage" office:value="0.0000347425485762854">
            <text:p>0,0035%</text:p>
          </table:table-cell>
        </table:table-row>
        <table:table-row table:style-name="ro3">
          <table:table-cell office:value-type="string">
            <text:p>pe</text:p>
          </table:table-cell>
          <table:table-cell table:style-name="ce3" office:value-type="percentage" office:value="0.0112195439347843">
            <text:p>1,1220%</text:p>
          </table:table-cell>
        </table:table-row>
        <table:table-row table:style-name="ro1">
          <table:table-cell office:value-type="string">
            <text:p>pf</text:p>
          </table:table-cell>
          <table:table-cell table:style-name="ce3" office:value-type="percentage" office:value="0.0000331003071708505">
            <text:p>0,0033%</text:p>
          </table:table-cell>
        </table:table-row>
        <table:table-row table:style-name="ro1">
          <table:table-cell office:value-type="string">
            <text:p>pg</text:p>
          </table:table-cell>
          <table:table-cell table:style-name="ce3" office:value-type="percentage" office:value="0.0000145641351551742">
            <text:p>0,0015%</text:p>
          </table:table-cell>
        </table:table-row>
        <table:table-row table:style-name="ro3">
          <table:table-cell office:value-type="string">
            <text:p>ph</text:p>
          </table:table-cell>
          <table:table-cell table:style-name="ce3" office:value-type="percentage" office:value="0.000217775387584182">
            <text:p>0,0218%</text:p>
          </table:table-cell>
        </table:table-row>
        <table:table-row table:style-name="ro1">
          <table:table-cell office:value-type="string">
            <text:p>pi</text:p>
          </table:table-cell>
          <table:table-cell table:style-name="ce3" office:value-type="percentage" office:value="0.00141293664596265">
            <text:p>0,1413%</text:p>
          </table:table-cell>
        </table:table-row>
        <table:table-row table:style-name="ro1">
          <table:table-cell office:value-type="string">
            <text:p>pk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1">
          <table:table-cell office:value-type="string">
            <text:p>pl</text:p>
          </table:table-cell>
          <table:table-cell table:style-name="ce3" office:value-type="percentage" office:value="0.00284406278778529">
            <text:p>0,2844%</text:p>
          </table:table-cell>
        </table:table-row>
        <table:table-row table:style-name="ro1">
          <table:table-cell office:value-type="string">
            <text:p>pm</text:p>
          </table:table-cell>
          <table:table-cell table:style-name="ce3" office:value-type="percentage" office:value="0.0000272932998992066">
            <text:p>0,0027%</text:p>
          </table:table-cell>
        </table:table-row>
        <table:table-row table:style-name="ro3">
          <table:table-cell office:value-type="string">
            <text:p>pn</text:p>
          </table:table-cell>
          <table:table-cell table:style-name="ce3" office:value-type="percentage" office:value="0.000132401228683402">
            <text:p>0,0132%</text:p>
          </table:table-cell>
        </table:table-row>
        <table:table-row table:style-name="ro3">
          <table:table-cell office:value-type="string">
            <text:p>po</text:p>
          </table:table-cell>
          <table:table-cell table:style-name="ce3" office:value-type="percentage" office:value="0.00939953190263595">
            <text:p>0,9400%</text:p>
          </table:table-cell>
        </table:table-row>
        <table:table-row table:style-name="ro1">
          <table:table-cell office:value-type="string">
            <text:p>pr</text:p>
          </table:table-cell>
          <table:table-cell table:style-name="ce3" office:value-type="percentage" office:value="0.0113848563713729">
            <text:p>1,1385%</text:p>
          </table:table-cell>
        </table:table-row>
        <table:table-row table:style-name="ro3">
          <table:table-cell office:value-type="string">
            <text:p>ps</text:p>
          </table:table-cell>
          <table:table-cell table:style-name="ce3" office:value-type="percentage" office:value="0.000460520687199405">
            <text:p>0,0461%</text:p>
          </table:table-cell>
        </table:table-row>
        <table:table-row table:style-name="ro1">
          <table:table-cell office:value-type="string">
            <text:p>pt</text:p>
          </table:table-cell>
          <table:table-cell table:style-name="ce3" office:value-type="percentage" office:value="0.000285854032070146">
            <text:p>0,0286%</text:p>
          </table:table-cell>
        </table:table-row>
        <table:table-row table:style-name="ro3">
          <table:table-cell office:value-type="string">
            <text:p>pu</text:p>
          </table:table-cell>
          <table:table-cell table:style-name="ce3" office:value-type="percentage" office:value="0.00413281635727557">
            <text:p>0,4133%</text:p>
          </table:table-cell>
        </table:table-row>
        <table:table-row table:style-name="ro3">
          <table:table-cell office:value-type="string">
            <text:p>py</text:p>
          </table:table-cell>
          <table:table-cell table:style-name="ce3" office:value-type="percentage" office:value="0.000199085013825013">
            <text:p>0,0199%</text:p>
          </table:table-cell>
        </table:table-row>
        <table:table-row table:style-name="ro3">
          <table:table-cell office:value-type="string">
            <text:p>qa</text:p>
          </table:table-cell>
          <table:table-cell table:style-name="ce3" office:value-type="percentage" office:value="0.000000954687355802431">
            <text:p>0,0001%</text:p>
          </table:table-cell>
        </table:table-row>
        <table:table-row table:style-name="ro3">
          <table:table-cell office:value-type="string">
            <text:p>qe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qi</text:p>
          </table:table-cell>
          <table:table-cell table:style-name="ce3" office:value-type="percentage" office:value="0.000000954687355802431">
            <text:p>0,0001%</text:p>
          </table:table-cell>
        </table:table-row>
        <table:table-row table:style-name="ro3">
          <table:table-cell office:value-type="string">
            <text:p>ql</text:p>
          </table:table-cell>
          <table:table-cell table:style-name="ce3" office:value-type="percentage" office:value="0.000210517953606609">
            <text:p>0,0211%</text:p>
          </table:table-cell>
        </table:table-row>
        <table:table-row table:style-name="ro1">
          <table:table-cell office:value-type="string">
            <text:p>qt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qu</text:p>
          </table:table-cell>
          <table:table-cell table:style-name="ce3" office:value-type="percentage" office:value="0.0169695810297072">
            <text:p>1,6970%</text:p>
          </table:table-cell>
        </table:table-row>
        <table:table-row table:style-name="ro3">
          <table:table-cell office:value-type="string">
            <text:p>ra</text:p>
          </table:table-cell>
          <table:table-cell table:style-name="ce3" office:value-type="percentage" office:value="0.0122108529662239">
            <text:p>1,2211%</text:p>
          </table:table-cell>
        </table:table-row>
        <table:table-row table:style-name="ro3">
          <table:table-cell office:value-type="string">
            <text:p>rb</text:p>
          </table:table-cell>
          <table:table-cell table:style-name="ce3" office:value-type="percentage" office:value="0.000624748716255641">
            <text:p>0,0625%</text:p>
          </table:table-cell>
        </table:table-row>
        <table:table-row table:style-name="ro3">
          <table:table-cell office:value-type="string">
            <text:p>rc</text:p>
          </table:table-cell>
          <table:table-cell table:style-name="ce3" office:value-type="percentage" office:value="0.00240261955433705">
            <text:p>0,2403%</text:p>
          </table:table-cell>
        </table:table-row>
        <table:table-row table:style-name="ro1">
          <table:table-cell office:value-type="string">
            <text:p>rd</text:p>
          </table:table-cell>
          <table:table-cell table:style-name="ce3" office:value-type="percentage" office:value="0.00187034584403714">
            <text:p>0,1870%</text:p>
          </table:table-cell>
        </table:table-row>
        <table:table-row table:style-name="ro1">
          <table:table-cell office:value-type="string">
            <text:p>re</text:p>
          </table:table-cell>
          <table:table-cell table:style-name="ce3" office:value-type="percentage" office:value="0.017019093891872">
            <text:p>1,7019%</text:p>
          </table:table-cell>
        </table:table-row>
        <table:table-row table:style-name="ro3">
          <table:table-cell office:value-type="string">
            <text:p>rf</text:p>
          </table:table-cell>
          <table:table-cell table:style-name="ce3" office:value-type="percentage" office:value="0.000934698672078967">
            <text:p>0,0935%</text:p>
          </table:table-cell>
        </table:table-row>
        <table:table-row table:style-name="ro3">
          <table:table-cell office:value-type="string">
            <text:p>rg</text:p>
          </table:table-cell>
          <table:table-cell table:style-name="ce3" office:value-type="percentage" office:value="0.000198730063255927">
            <text:p>0,0199%</text:p>
          </table:table-cell>
        </table:table-row>
        <table:table-row table:style-name="ro3">
          <table:table-cell office:value-type="string">
            <text:p>rh</text:p>
          </table:table-cell>
          <table:table-cell table:style-name="ce3" office:value-type="percentage" office:value="0.0000140020812184357">
            <text:p>0,0014%</text:p>
          </table:table-cell>
        </table:table-row>
        <table:table-row table:style-name="ro3">
          <table:table-cell office:value-type="string">
            <text:p>ri</text:p>
          </table:table-cell>
          <table:table-cell table:style-name="ce3" office:value-type="percentage" office:value="0.00830652029658093">
            <text:p>0,8307%</text:p>
          </table:table-cell>
        </table:table-row>
        <table:table-row table:style-name="ro3">
          <table:table-cell office:value-type="string">
            <text:p>rj</text:p>
          </table:table-cell>
          <table:table-cell table:style-name="ce3" office:value-type="percentage" office:value="0.0000212444248065998">
            <text:p>0,0021%</text:p>
          </table:table-cell>
        </table:table-row>
        <table:table-row table:style-name="ro3">
          <table:table-cell office:value-type="string">
            <text:p>rk</text:p>
          </table:table-cell>
          <table:table-cell table:style-name="ce3" office:value-type="percentage" office:value="0.000307657353064553">
            <text:p>0,0308%</text:p>
          </table:table-cell>
        </table:table-row>
        <table:table-row table:style-name="ro3">
          <table:table-cell office:value-type="string">
            <text:p>rl</text:p>
          </table:table-cell>
          <table:table-cell table:style-name="ce3" office:value-type="percentage" office:value="0.000642144971805627">
            <text:p>0,0642%</text:p>
          </table:table-cell>
        </table:table-row>
        <table:table-row table:style-name="ro1">
          <table:table-cell office:value-type="string">
            <text:p>rm</text:p>
          </table:table-cell>
          <table:table-cell table:style-name="ce3" office:value-type="percentage" office:value="0.00397715779017942">
            <text:p>0,3977%</text:p>
          </table:table-cell>
        </table:table-row>
        <table:table-row table:style-name="ro3">
          <table:table-cell office:value-type="string">
            <text:p>rn</text:p>
          </table:table-cell>
          <table:table-cell table:style-name="ce3" office:value-type="percentage" office:value="0.00209713001345297">
            <text:p>0,2097%</text:p>
          </table:table-cell>
        </table:table-row>
        <table:table-row table:style-name="ro3">
          <table:table-cell office:value-type="string">
            <text:p>ro</text:p>
          </table:table-cell>
          <table:table-cell table:style-name="ce3" office:value-type="percentage" office:value="0.00358165775819891">
            <text:p>0,3582%</text:p>
          </table:table-cell>
        </table:table-row>
        <table:table-row table:style-name="ro3">
          <table:table-cell office:value-type="string">
            <text:p>rp</text:p>
          </table:table-cell>
          <table:table-cell table:style-name="ce3" office:value-type="percentage" office:value="0.00276018317670186">
            <text:p>0,2760%</text:p>
          </table:table-cell>
        </table:table-row>
        <table:table-row table:style-name="ro3">
          <table:table-cell office:value-type="string">
            <text:p>rq</text:p>
          </table:table-cell>
          <table:table-cell table:style-name="ce3" office:value-type="percentage" office:value="0.00105195321758064">
            <text:p>0,1052%</text:p>
          </table:table-cell>
        </table:table-row>
        <table:table-row table:style-name="ro1">
          <table:table-cell office:value-type="string">
            <text:p>rs</text:p>
          </table:table-cell>
          <table:table-cell table:style-name="ce3" office:value-type="percentage" office:value="0.00340310713957276">
            <text:p>0,3403%</text:p>
          </table:table-cell>
        </table:table-row>
        <table:table-row table:style-name="ro1">
          <table:table-cell office:value-type="string">
            <text:p>rt</text:p>
          </table:table-cell>
          <table:table-cell table:style-name="ce3" office:value-type="percentage" office:value="0.00369221639442871">
            <text:p>0,3692%</text:p>
          </table:table-cell>
        </table:table-row>
        <table:table-row table:style-name="ro3">
          <table:table-cell office:value-type="string">
            <text:p>ru</text:p>
          </table:table-cell>
          <table:table-cell table:style-name="ce3" office:value-type="percentage" office:value="0.000762139551962473">
            <text:p>0,0762%</text:p>
          </table:table-cell>
        </table:table-row>
        <table:table-row table:style-name="ro3">
          <table:table-cell office:value-type="string">
            <text:p>rv</text:p>
          </table:table-cell>
          <table:table-cell table:style-name="ce3" office:value-type="percentage" office:value="0.00113446592149938">
            <text:p>0,1134%</text:p>
          </table:table-cell>
        </table:table-row>
        <table:table-row table:style-name="ro3">
          <table:table-cell office:value-type="string">
            <text:p>rw</text:p>
          </table:table-cell>
          <table:table-cell table:style-name="ce3" office:value-type="percentage" office:value="0.0000699649978225888">
            <text:p>0,0070%</text:p>
          </table:table-cell>
        </table:table-row>
        <table:table-row table:style-name="ro3">
          <table:table-cell office:value-type="string">
            <text:p>rx</text:p>
          </table:table-cell>
          <table:table-cell table:style-name="ce3" office:value-type="percentage" office:value="0.0000933534897541066">
            <text:p>0,0093%</text:p>
          </table:table-cell>
        </table:table-row>
        <table:table-row table:style-name="ro3">
          <table:table-cell office:value-type="string">
            <text:p>ry</text:p>
          </table:table-cell>
          <table:table-cell table:style-name="ce3" office:value-type="percentage" office:value="0.00023601663896929">
            <text:p>0,0236%</text:p>
          </table:table-cell>
        </table:table-row>
        <table:table-row table:style-name="ro3">
          <table:table-cell office:value-type="string">
            <text:p>rz</text:p>
          </table:table-cell>
          <table:table-cell table:style-name="ce3" office:value-type="percentage" office:value="0.000148115083390821">
            <text:p>0,0148%</text:p>
          </table:table-cell>
        </table:table-row>
        <table:table-row table:style-name="ro3">
          <table:table-cell office:value-type="string">
            <text:p>sa</text:p>
          </table:table-cell>
          <table:table-cell table:style-name="ce3" office:value-type="percentage" office:value="0.00421685511200636">
            <text:p>0,4217%</text:p>
          </table:table-cell>
        </table:table-row>
        <table:table-row table:style-name="ro3">
          <table:table-cell office:value-type="string">
            <text:p>sb</text:p>
          </table:table-cell>
          <table:table-cell table:style-name="ce3" office:value-type="percentage" office:value="0.0000244349909963965">
            <text:p>0,0024%</text:p>
          </table:table-cell>
        </table:table-row>
        <table:table-row table:style-name="ro3">
          <table:table-cell office:value-type="string">
            <text:p>sc</text:p>
          </table:table-cell>
          <table:table-cell table:style-name="ce3" office:value-type="percentage" office:value="0.00160755712360245">
            <text:p>0,1608%</text:p>
          </table:table-cell>
        </table:table-row>
        <table:table-row table:style-name="ro3">
          <table:table-cell office:value-type="string">
            <text:p>sd</text:p>
          </table:table-cell>
          <table:table-cell table:style-name="ce3" office:value-type="percentage" office:value="0.000158002220227247">
            <text:p>0,0158%</text:p>
          </table:table-cell>
        </table:table-row>
        <table:table-row table:style-name="ro3">
          <table:table-cell office:value-type="string">
            <text:p>se</text:p>
          </table:table-cell>
          <table:table-cell table:style-name="ce3" office:value-type="percentage" office:value="0.0133008082569035">
            <text:p>1,3301%</text:p>
          </table:table-cell>
        </table:table-row>
        <table:table-row table:style-name="ro1">
          <table:table-cell office:value-type="string">
            <text:p>sf</text:p>
          </table:table-cell>
          <table:table-cell table:style-name="ce3" office:value-type="percentage" office:value="0.000200842777096912">
            <text:p>0,0201%</text:p>
          </table:table-cell>
        </table:table-row>
        <table:table-row table:style-name="ro3">
          <table:table-cell office:value-type="string">
            <text:p>sg</text:p>
          </table:table-cell>
          <table:table-cell table:style-name="ce3" office:value-type="percentage" office:value="0.000582842106168068">
            <text:p>0,0583%</text:p>
          </table:table-cell>
        </table:table-row>
        <table:table-row table:style-name="ro1">
          <table:table-cell office:value-type="string">
            <text:p>sh</text:p>
          </table:table-cell>
          <table:table-cell table:style-name="ce3" office:value-type="percentage" office:value="0.000464959171549516">
            <text:p>0,0465%</text:p>
          </table:table-cell>
        </table:table-row>
        <table:table-row table:style-name="ro3">
          <table:table-cell office:value-type="string">
            <text:p>si</text:p>
          </table:table-cell>
          <table:table-cell table:style-name="ce3" office:value-type="percentage" office:value="0.00941408203943776">
            <text:p>0,9414%</text:p>
          </table:table-cell>
        </table:table-row>
        <table:table-row table:style-name="ro3">
          <table:table-cell office:value-type="string">
            <text:p>sj</text:p>
          </table:table-cell>
          <table:table-cell table:style-name="ce3" office:value-type="percentage" office:value="0.00000619964069070774">
            <text:p>0,0006%</text:p>
          </table:table-cell>
        </table:table-row>
        <table:table-row table:style-name="ro3">
          <table:table-cell office:value-type="string">
            <text:p>sk</text:p>
          </table:table-cell>
          <table:table-cell table:style-name="ce3" office:value-type="percentage" office:value="0.0000872794147980485">
            <text:p>0,0087%</text:p>
          </table:table-cell>
        </table:table-row>
        <table:table-row table:style-name="ro3">
          <table:table-cell office:value-type="string">
            <text:p>sl</text:p>
          </table:table-cell>
          <table:table-cell table:style-name="ce3" office:value-type="percentage" office:value="0.0000729276688840129">
            <text:p>0,0073%</text:p>
          </table:table-cell>
        </table:table-row>
        <table:table-row table:style-name="ro3">
          <table:table-cell office:value-type="string">
            <text:p>sm</text:p>
          </table:table-cell>
          <table:table-cell table:style-name="ce3" office:value-type="percentage" office:value="0.000753383040698347">
            <text:p>0,0753%</text:p>
          </table:table-cell>
        </table:table-row>
        <table:table-row table:style-name="ro3">
          <table:table-cell office:value-type="string">
            <text:p>sn</text:p>
          </table:table-cell>
          <table:table-cell table:style-name="ce3" office:value-type="percentage" office:value="0.0000324882838350903">
            <text:p>0,0032%</text:p>
          </table:table-cell>
        </table:table-row>
        <table:table-row table:style-name="ro1">
          <table:table-cell office:value-type="string">
            <text:p>so</text:p>
          </table:table-cell>
          <table:table-cell table:style-name="ce3" office:value-type="percentage" office:value="0.00494422275611671">
            <text:p>0,4944%</text:p>
          </table:table-cell>
        </table:table-row>
        <table:table-row table:style-name="ro3">
          <table:table-cell office:value-type="string">
            <text:p>sp</text:p>
          </table:table-cell>
          <table:table-cell table:style-name="ce3" office:value-type="percentage" office:value="0.00149525185675094">
            <text:p>0,1495%</text:p>
          </table:table-cell>
        </table:table-row>
        <table:table-row table:style-name="ro1">
          <table:table-cell office:value-type="string">
            <text:p>sq</text:p>
          </table:table-cell>
          <table:table-cell table:style-name="ce3" office:value-type="percentage" office:value="0.000167788389403126">
            <text:p>0,0168%</text:p>
          </table:table-cell>
        </table:table-row>
        <table:table-row table:style-name="ro3">
          <table:table-cell office:value-type="string">
            <text:p>sr</text:p>
          </table:table-cell>
          <table:table-cell table:style-name="ce3" office:value-type="percentage" office:value="0.0000639741369249046">
            <text:p>0,0064%</text:p>
          </table:table-cell>
        </table:table-row>
        <table:table-row table:style-name="ro1">
          <table:table-cell office:value-type="string">
            <text:p>st</text:p>
          </table:table-cell>
          <table:table-cell table:style-name="ce3" office:value-type="percentage" office:value="0.0146807030165051">
            <text:p>1,4681%</text:p>
          </table:table-cell>
        </table:table-row>
        <table:table-row table:style-name="ro3">
          <table:table-cell office:value-type="string">
            <text:p>su</text:p>
          </table:table-cell>
          <table:table-cell table:style-name="ce3" office:value-type="percentage" office:value="0.0056061160286902">
            <text:p>0,5606%</text:p>
          </table:table-cell>
        </table:table-row>
        <table:table-row table:style-name="ro3">
          <table:table-cell office:value-type="string">
            <text:p>sv</text:p>
          </table:table-cell>
          <table:table-cell table:style-name="ce3" office:value-type="percentage" office:value="0.0000451893654250807">
            <text:p>0,0045%</text:p>
          </table:table-cell>
        </table:table-row>
        <table:table-row table:style-name="ro3">
          <table:table-cell office:value-type="string">
            <text:p>sw</text:p>
          </table:table-cell>
          <table:table-cell table:style-name="ce3" office:value-type="percentage" office:value="0.000124102180846666">
            <text:p>0,0124%</text:p>
          </table:table-cell>
        </table:table-row>
        <table:table-row table:style-name="ro3">
          <table:table-cell office:value-type="string">
            <text:p>sy</text:p>
          </table:table-cell>
          <table:table-cell table:style-name="ce3" office:value-type="percentage" office:value="0.000392235738000405">
            <text:p>0,0392%</text:p>
          </table:table-cell>
        </table:table-row>
        <table:table-row table:style-name="ro3">
          <table:table-cell office:value-type="string">
            <text:p>sz</text:p>
          </table:table-cell>
          <table:table-cell table:style-name="ce3" office:value-type="percentage" office:value="0.00000811589498031896">
            <text:p>0,0008%</text:p>
          </table:table-cell>
        </table:table-row>
        <table:table-row table:style-name="ro3">
          <table:table-cell office:value-type="string">
            <text:p>ta</text:p>
          </table:table-cell>
          <table:table-cell table:style-name="ce3" office:value-type="percentage" office:value="0.0151736536711569">
            <text:p>1,5174%</text:p>
          </table:table-cell>
        </table:table-row>
        <table:table-row table:style-name="ro3">
          <table:table-cell office:value-type="string">
            <text:p>tb</text:p>
          </table:table-cell>
          <table:table-cell table:style-name="ce3" office:value-type="percentage" office:value="0.0000881756830189486">
            <text:p>0,0088%</text:p>
          </table:table-cell>
        </table:table-row>
        <table:table-row table:style-name="ro3">
          <table:table-cell office:value-type="string">
            <text:p>tc</text:p>
          </table:table-cell>
          <table:table-cell table:style-name="ce3" office:value-type="percentage" office:value="0.000141256069355428">
            <text:p>0,0141%</text:p>
          </table:table-cell>
        </table:table-row>
        <table:table-row table:style-name="ro3">
          <table:table-cell office:value-type="string">
            <text:p>td</text:p>
          </table:table-cell>
          <table:table-cell table:style-name="ce3" office:value-type="percentage" office:value="0.0000191726302528779">
            <text:p>0,0019%</text:p>
          </table:table-cell>
        </table:table-row>
        <table:table-row table:style-name="ro3">
          <table:table-cell office:value-type="string">
            <text:p>te</text:p>
          </table:table-cell>
          <table:table-cell table:style-name="ce3" office:value-type="percentage" office:value="0.0167796003453354">
            <text:p>1,6780%</text:p>
          </table:table-cell>
        </table:table-row>
        <table:table-row table:style-name="ro3">
          <table:table-cell office:value-type="string">
            <text:p>tf</text:p>
          </table:table-cell>
          <table:table-cell table:style-name="ce3" office:value-type="percentage" office:value="0.00031078521671898">
            <text:p>0,0311%</text:p>
          </table:table-cell>
        </table:table-row>
        <table:table-row table:style-name="ro3">
          <table:table-cell office:value-type="string">
            <text:p>tg</text:p>
          </table:table-cell>
          <table:table-cell table:style-name="ce3" office:value-type="percentage" office:value="0.000279409086651211">
            <text:p>0,0279%</text:p>
          </table:table-cell>
        </table:table-row>
        <table:table-row table:style-name="ro1">
          <table:table-cell office:value-type="string">
            <text:p>th</text:p>
          </table:table-cell>
          <table:table-cell table:style-name="ce3" office:value-type="percentage" office:value="0.00822128602694107">
            <text:p>0,8221%</text:p>
          </table:table-cell>
        </table:table-row>
        <table:table-row table:style-name="ro1">
          <table:table-cell office:value-type="string">
            <text:p>ti</text:p>
          </table:table-cell>
          <table:table-cell table:style-name="ce3" office:value-type="percentage" office:value="0.00765849330679797">
            <text:p>0,7658%</text:p>
          </table:table-cell>
        </table:table-row>
        <table:table-row table:style-name="ro3">
          <table:table-cell office:value-type="string">
            <text:p>tj</text:p>
          </table:table-cell>
          <table:table-cell table:style-name="ce3" office:value-type="percentage" office:value="0.0000993009215125516">
            <text:p>0,0099%</text:p>
          </table:table-cell>
        </table:table-row>
        <table:table-row table:style-name="ro3">
          <table:table-cell office:value-type="string">
            <text:p>tk</text:p>
          </table:table-cell>
          <table:table-cell table:style-name="ce3" office:value-type="percentage" office:value="0.0000138765811055418">
            <text:p>0,0014%</text:p>
          </table:table-cell>
        </table:table-row>
        <table:table-row table:style-name="ro3">
          <table:table-cell office:value-type="string">
            <text:p>tl</text:p>
          </table:table-cell>
          <table:table-cell table:style-name="ce3" office:value-type="percentage" office:value="0.000236584954007477">
            <text:p>0,0237%</text:p>
          </table:table-cell>
        </table:table-row>
        <table:table-row table:style-name="ro3">
          <table:table-cell office:value-type="string">
            <text:p>tm</text:p>
          </table:table-cell>
          <table:table-cell table:style-name="ce3" office:value-type="percentage" office:value="0.000212471505748153">
            <text:p>0,0212%</text:p>
          </table:table-cell>
        </table:table-row>
        <table:table-row table:style-name="ro1">
          <table:table-cell office:value-type="string">
            <text:p>tn</text:p>
          </table:table-cell>
          <table:table-cell table:style-name="ce3" office:value-type="percentage" office:value="0.0000523414406447726">
            <text:p>0,0052%</text:p>
          </table:table-cell>
        </table:table-row>
        <table:table-row table:style-name="ro1">
          <table:table-cell office:value-type="string">
            <text:p>to</text:p>
          </table:table-cell>
          <table:table-cell table:style-name="ce3" office:value-type="percentage" office:value="0.00854028030428847">
            <text:p>0,8540%</text:p>
          </table:table-cell>
        </table:table-row>
        <table:table-row table:style-name="ro3">
          <table:table-cell office:value-type="string">
            <text:p>tp</text:p>
          </table:table-cell>
          <table:table-cell table:style-name="ce3" office:value-type="percentage" office:value="0.000299073489387197">
            <text:p>0,0299%</text:p>
          </table:table-cell>
        </table:table-row>
        <table:table-row table:style-name="ro1">
          <table:table-cell office:value-type="string">
            <text:p>tr</text:p>
          </table:table-cell>
          <table:table-cell table:style-name="ce3" office:value-type="percentage" office:value="0.00853037089015745">
            <text:p>0,8530%</text:p>
          </table:table-cell>
        </table:table-row>
        <table:table-row table:style-name="ro1">
          <table:table-cell office:value-type="string">
            <text:p>ts</text:p>
          </table:table-cell>
          <table:table-cell table:style-name="ce3" office:value-type="percentage" office:value="0.00441946133186191">
            <text:p>0,4419%</text:p>
          </table:table-cell>
        </table:table-row>
        <table:table-row table:style-name="ro3">
          <table:table-cell office:value-type="string">
            <text:p>tu</text:p>
          </table:table-cell>
          <table:table-cell table:style-name="ce3" office:value-type="percentage" office:value="0.00382532537967823">
            <text:p>0,3825%</text:p>
          </table:table-cell>
        </table:table-row>
        <table:table-row table:style-name="ro3">
          <table:table-cell office:value-type="string">
            <text:p>tv</text:p>
          </table:table-cell>
          <table:table-cell table:style-name="ce3" office:value-type="percentage" office:value="0.0000423683931786887">
            <text:p>0,0042%</text:p>
          </table:table-cell>
        </table:table-row>
        <table:table-row table:style-name="ro3">
          <table:table-cell office:value-type="string">
            <text:p>tw</text:p>
          </table:table-cell>
          <table:table-cell table:style-name="ce3" office:value-type="percentage" office:value="0.00034297658555121">
            <text:p>0,0343%</text:p>
          </table:table-cell>
        </table:table-row>
        <table:table-row table:style-name="ro3">
          <table:table-cell office:value-type="string">
            <text:p>tx</text:p>
          </table:table-cell>
          <table:table-cell table:style-name="ce3" office:value-type="percentage" office:value="0.00125318825302071">
            <text:p>0,1253%</text:p>
          </table:table-cell>
        </table:table-row>
        <table:table-row table:style-name="ro3">
          <table:table-cell office:value-type="string">
            <text:p>ty</text:p>
          </table:table-cell>
          <table:table-cell table:style-name="ce3" office:value-type="percentage" office:value="0.00032637935783662">
            <text:p>0,0326%</text:p>
          </table:table-cell>
        </table:table-row>
        <table:table-row table:style-name="ro3">
          <table:table-cell office:value-type="string">
            <text:p>tz</text:p>
          </table:table-cell>
          <table:table-cell table:style-name="ce3" office:value-type="percentage" office:value="0.000768044446404718">
            <text:p>0,0768%</text:p>
          </table:table-cell>
        </table:table-row>
        <table:table-row table:style-name="ro3">
          <table:table-cell office:value-type="string">
            <text:p>ua</text:p>
          </table:table-cell>
          <table:table-cell table:style-name="ce3" office:value-type="percentage" office:value="0.00279361571188205">
            <text:p>0,2794%</text:p>
          </table:table-cell>
        </table:table-row>
        <table:table-row table:style-name="ro3">
          <table:table-cell office:value-type="string">
            <text:p>ub</text:p>
          </table:table-cell>
          <table:table-cell table:style-name="ce3" office:value-type="percentage" office:value="0.000235881949546407">
            <text:p>0,0236%</text:p>
          </table:table-cell>
        </table:table-row>
        <table:table-row table:style-name="ro3">
          <table:table-cell office:value-type="string">
            <text:p>uc</text:p>
          </table:table-cell>
          <table:table-cell table:style-name="ce3" office:value-type="percentage" office:value="0.00196324325245085">
            <text:p>0,1963%</text:p>
          </table:table-cell>
        </table:table-row>
        <table:table-row table:style-name="ro3">
          <table:table-cell office:value-type="string">
            <text:p>ud</text:p>
          </table:table-cell>
          <table:table-cell table:style-name="ce3" office:value-type="percentage" office:value="0.000505984743065727">
            <text:p>0,0506%</text:p>
          </table:table-cell>
        </table:table-row>
        <table:table-row table:style-name="ro3">
          <table:table-cell office:value-type="string">
            <text:p>ue</text:p>
          </table:table-cell>
          <table:table-cell table:style-name="ce3" office:value-type="percentage" office:value="0.00527510073599835">
            <text:p>0,5275%</text:p>
          </table:table-cell>
        </table:table-row>
        <table:table-row table:style-name="ro3">
          <table:table-cell office:value-type="string">
            <text:p>uf</text:p>
          </table:table-cell>
          <table:table-cell table:style-name="ce3" office:value-type="percentage" office:value="0.0000108197900324275">
            <text:p>0,0011%</text:p>
          </table:table-cell>
        </table:table-row>
        <table:table-row table:style-name="ro3">
          <table:table-cell office:value-type="string">
            <text:p>ug</text:p>
          </table:table-cell>
          <table:table-cell table:style-name="ce3" office:value-type="percentage" office:value="0.000128575505401905">
            <text:p>0,0129%</text:p>
          </table:table-cell>
        </table:table-row>
        <table:table-row table:style-name="ro3">
          <table:table-cell office:value-type="string">
            <text:p>ui</text:p>
          </table:table-cell>
          <table:table-cell table:style-name="ce3" office:value-type="percentage" office:value="0.00115089774165502">
            <text:p>0,1151%</text:p>
          </table:table-cell>
        </table:table-row>
        <table:table-row table:style-name="ro3">
          <table:table-cell office:value-type="string">
            <text:p>uj</text:p>
          </table:table-cell>
          <table:table-cell table:style-name="ce3" office:value-type="percentage" office:value="0.0000155268285023922">
            <text:p>0,0016%</text:p>
          </table:table-cell>
        </table:table-row>
        <table:table-row table:style-name="ro3">
          <table:table-cell office:value-type="string">
            <text:p>uk</text:p>
          </table:table-cell>
          <table:table-cell table:style-name="ce3" office:value-type="percentage" office:value="0.00000164224140543483">
            <text:p>0,0002%</text:p>
          </table:table-cell>
        </table:table-row>
        <table:table-row table:style-name="ro3">
          <table:table-cell office:value-type="string">
            <text:p>ul</text:p>
          </table:table-cell>
          <table:table-cell table:style-name="ce3" office:value-type="percentage" office:value="0.00178219787157328">
            <text:p>0,1782%</text:p>
          </table:table-cell>
        </table:table-row>
        <table:table-row table:style-name="ro1">
          <table:table-cell office:value-type="string">
            <text:p>um</text:p>
          </table:table-cell>
          <table:table-cell table:style-name="ce3" office:value-type="percentage" office:value="0.000423639875026716">
            <text:p>0,0424%</text:p>
          </table:table-cell>
        </table:table-row>
        <table:table-row table:style-name="ro3">
          <table:table-cell office:value-type="string">
            <text:p>un</text:p>
          </table:table-cell>
          <table:table-cell table:style-name="ce3" office:value-type="percentage" office:value="0.0153518361099979">
            <text:p>1,5352%</text:p>
          </table:table-cell>
        </table:table-row>
        <table:table-row table:style-name="ro3">
          <table:table-cell office:value-type="string">
            <text:p>uo</text:p>
          </table:table-cell>
          <table:table-cell table:style-name="ce3" office:value-type="percentage" office:value="0.00000804739175927486">
            <text:p>0,0008%</text:p>
          </table:table-cell>
        </table:table-row>
        <table:table-row table:style-name="ro1">
          <table:table-cell office:value-type="string">
            <text:p>up</text:p>
          </table:table-cell>
          <table:table-cell table:style-name="ce3" office:value-type="percentage" office:value="0.00111284725353092">
            <text:p>0,1113%</text:p>
          </table:table-cell>
        </table:table-row>
        <table:table-row table:style-name="ro3">
          <table:table-cell office:value-type="string">
            <text:p>ur</text:p>
          </table:table-cell>
          <table:table-cell table:style-name="ce3" office:value-type="percentage" office:value="0.00170567791559354">
            <text:p>0,1706%</text:p>
          </table:table-cell>
        </table:table-row>
        <table:table-row table:style-name="ro1">
          <table:table-cell office:value-type="string">
            <text:p>us</text:p>
          </table:table-cell>
          <table:table-cell table:style-name="ce3" office:value-type="percentage" office:value="0.00507460603448224">
            <text:p>0,5075%</text:p>
          </table:table-cell>
        </table:table-row>
        <table:table-row table:style-name="ro3">
          <table:table-cell office:value-type="string">
            <text:p>ut</text:p>
          </table:table-cell>
          <table:table-cell table:style-name="ce3" office:value-type="percentage" office:value="0.00249922153749872">
            <text:p>0,2499%</text:p>
          </table:table-cell>
        </table:table-row>
        <table:table-row table:style-name="ro3">
          <table:table-cell office:value-type="string">
            <text:p>uv</text:p>
          </table:table-cell>
          <table:table-cell table:style-name="ce3" office:value-type="percentage" office:value="0.0000329282168991626">
            <text:p>0,0033%</text:p>
          </table:table-cell>
        </table:table-row>
        <table:table-row table:style-name="ro3">
          <table:table-cell office:value-type="string">
            <text:p>ux</text:p>
          </table:table-cell>
          <table:table-cell table:style-name="ce3" office:value-type="percentage" office:value="0.0000754687003495392">
            <text:p>0,0075%</text:p>
          </table:table-cell>
        </table:table-row>
        <table:table-row table:style-name="ro3">
          <table:table-cell office:value-type="string">
            <text:p>uy</text:p>
          </table:table-cell>
          <table:table-cell table:style-name="ce3" office:value-type="percentage" office:value="0.000047990408423668">
            <text:p>0,0048%</text:p>
          </table:table-cell>
        </table:table-row>
        <table:table-row table:style-name="ro3">
          <table:table-cell office:value-type="string">
            <text:p>uz</text:p>
          </table:table-cell>
          <table:table-cell table:style-name="ce3" office:value-type="percentage" office:value="0.0000232559911430662">
            <text:p>0,0023%</text:p>
          </table:table-cell>
        </table:table-row>
        <table:table-row table:style-name="ro3">
          <table:table-cell office:value-type="string">
            <text:p>va</text:p>
          </table:table-cell>
          <table:table-cell table:style-name="ce3" office:value-type="percentage" office:value="0.00440685598115218">
            <text:p>0,4407%</text:p>
          </table:table-cell>
        </table:table-row>
        <table:table-row table:style-name="ro1">
          <table:table-cell office:value-type="string">
            <text:p>vb</text:p>
          </table:table-cell>
          <table:table-cell table:style-name="ce3" office:value-type="percentage" office:value="0.00000593250738453771">
            <text:p>0,0006%</text:p>
          </table:table-cell>
        </table:table-row>
        <table:table-row table:style-name="ro3">
          <table:table-cell office:value-type="string">
            <text:p>vc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vd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ve</text:p>
          </table:table-cell>
          <table:table-cell table:style-name="ce3" office:value-type="percentage" office:value="0.00594726003232772">
            <text:p>0,5947%</text:p>
          </table:table-cell>
        </table:table-row>
        <table:table-row table:style-name="ro3">
          <table:table-cell office:value-type="string">
            <text:p>vf</text:p>
          </table:table-cell>
          <table:table-cell table:style-name="ce3" office:value-type="percentage" office:value="0.00000529604914733609">
            <text:p>0,0005%</text:p>
          </table:table-cell>
        </table:table-row>
        <table:table-row table:style-name="ro1">
          <table:table-cell office:value-type="string">
            <text:p>vi</text:p>
          </table:table-cell>
          <table:table-cell table:style-name="ce3" office:value-type="percentage" office:value="0.00411505096884956">
            <text:p>0,4115%</text:p>
          </table:table-cell>
        </table:table-row>
        <table:table-row table:style-name="ro3">
          <table:table-cell office:value-type="string">
            <text:p>vm</text:p>
          </table:table-cell>
          <table:table-cell table:style-name="ce3" office:value-type="percentage" office:value="0.0000397203686050207">
            <text:p>0,0040%</text:p>
          </table:table-cell>
        </table:table-row>
        <table:table-row table:style-name="ro3">
          <table:table-cell office:value-type="string">
            <text:p>vo</text:p>
          </table:table-cell>
          <table:table-cell table:style-name="ce3" office:value-type="percentage" office:value="0.00205109924163773">
            <text:p>0,2051%</text:p>
          </table:table-cell>
        </table:table-row>
        <table:table-row table:style-name="ro3">
          <table:table-cell office:value-type="string">
            <text:p>vp</text:p>
          </table:table-cell>
          <table:table-cell table:style-name="ce3" office:value-type="percentage" office:value="0.0000172354682168745">
            <text:p>0,0017%</text:p>
          </table:table-cell>
        </table:table-row>
        <table:table-row table:style-name="ro1">
          <table:table-cell office:value-type="string">
            <text:p>vs</text:p>
          </table:table-cell>
          <table:table-cell table:style-name="ce3" office:value-type="percentage" office:value="0.0000119161105815062">
            <text:p>0,0012%</text:p>
          </table:table-cell>
        </table:table-row>
        <table:table-row table:style-name="ro3">
          <table:table-cell office:value-type="string">
            <text:p>vt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vu</text:p>
          </table:table-cell>
          <table:table-cell table:style-name="ce3" office:value-type="percentage" office:value="0.0000960844038979799">
            <text:p>0,0096%</text:p>
          </table:table-cell>
        </table:table-row>
        <table:table-row table:style-name="ro3">
          <table:table-cell office:value-type="string">
            <text:p>vy</text:p>
          </table:table-cell>
          <table:table-cell table:style-name="ce3" office:value-type="percentage" office:value="0.000000954687355802431">
            <text:p>0,0001%</text:p>
          </table:table-cell>
        </table:table-row>
        <table:table-row table:style-name="ro3">
          <table:table-cell office:value-type="string">
            <text:p>wa</text:p>
          </table:table-cell>
          <table:table-cell table:style-name="ce3" office:value-type="percentage" office:value="0.000519358583399611">
            <text:p>0,0519%</text:p>
          </table:table-cell>
        </table:table-row>
        <table:table-row table:style-name="ro3">
          <table:table-cell office:value-type="string">
            <text:p>wb</text:p>
          </table:table-cell>
          <table:table-cell table:style-name="ce3" office:value-type="percentage" office:value="0.00000990454424503978">
            <text:p>0,0010%</text:p>
          </table:table-cell>
        </table:table-row>
        <table:table-row table:style-name="ro3">
          <table:table-cell office:value-type="string">
            <text:p>wc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wd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1">
          <table:table-cell office:value-type="string">
            <text:p>we</text:p>
          </table:table-cell>
          <table:table-cell table:style-name="ce3" office:value-type="percentage" office:value="0.00212196169900152">
            <text:p>0,2122%</text:p>
          </table:table-cell>
        </table:table-row>
        <table:table-row table:style-name="ro3">
          <table:table-cell office:value-type="string">
            <text:p>wg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wh</text:p>
          </table:table-cell>
          <table:table-cell table:style-name="ce3" office:value-type="percentage" office:value="0.00090594308602974">
            <text:p>0,0906%</text:p>
          </table:table-cell>
        </table:table-row>
        <table:table-row table:style-name="ro3">
          <table:table-cell office:value-type="string">
            <text:p>wi</text:p>
          </table:table-cell>
          <table:table-cell table:style-name="ce3" office:value-type="percentage" office:value="0.00057231892695815">
            <text:p>0,0572%</text:p>
          </table:table-cell>
        </table:table-row>
        <table:table-row table:style-name="ro1">
          <table:table-cell office:value-type="string">
            <text:p>wk</text:p>
          </table:table-cell>
          <table:table-cell table:style-name="ce3" office:value-type="percentage" office:value="0.00000127291647440324">
            <text:p>0,0001%</text:p>
          </table:table-cell>
        </table:table-row>
        <table:table-row table:style-name="ro3">
          <table:table-cell office:value-type="string">
            <text:p>wl</text:p>
          </table:table-cell>
          <table:table-cell table:style-name="ce3" office:value-type="percentage" office:value="0.00000196047052403564">
            <text:p>0,0002%</text:p>
          </table:table-cell>
        </table:table-row>
        <table:table-row table:style-name="ro3">
          <table:table-cell office:value-type="string">
            <text:p>wn</text:p>
          </table:table-cell>
          <table:table-cell table:style-name="ce3" office:value-type="percentage" office:value="0.0000671508228611372">
            <text:p>0,0067%</text:p>
          </table:table-cell>
        </table:table-row>
        <table:table-row table:style-name="ro3">
          <table:table-cell office:value-type="string">
            <text:p>wo</text:p>
          </table:table-cell>
          <table:table-cell table:style-name="ce3" office:value-type="percentage" office:value="0.00104767563801047">
            <text:p>0,1048%</text:p>
          </table:table-cell>
        </table:table-row>
        <table:table-row table:style-name="ro3">
          <table:table-cell office:value-type="string">
            <text:p>wr</text:p>
          </table:table-cell>
          <table:table-cell table:style-name="ce3" office:value-type="percentage" office:value="0.0000893363237823485">
            <text:p>0,0089%</text:p>
          </table:table-cell>
        </table:table-row>
        <table:table-row table:style-name="ro3">
          <table:table-cell office:value-type="string">
            <text:p>ws</text:p>
          </table:table-cell>
          <table:table-cell table:style-name="ce3" office:value-type="percentage" office:value="0.00012599393461308">
            <text:p>0,0126%</text:p>
          </table:table-cell>
        </table:table-row>
        <table:table-row table:style-name="ro1">
          <table:table-cell office:value-type="string">
            <text:p>wt</text:p>
          </table:table-cell>
          <table:table-cell table:style-name="ce3" office:value-type="percentage" office:value="0.00000296625369226885">
            <text:p>0,0003%</text:p>
          </table:table-cell>
        </table:table-row>
        <table:table-row table:style-name="ro3">
          <table:table-cell office:value-type="string">
            <text:p>wu</text:p>
          </table:table-cell>
          <table:table-cell table:style-name="ce3" office:value-type="percentage" office:value="0.00000450630347284212">
            <text:p>0,0005%</text:p>
          </table:table-cell>
        </table:table-row>
        <table:table-row table:style-name="ro3">
          <table:table-cell office:value-type="string">
            <text:p>xa</text:p>
          </table:table-cell>
          <table:table-cell table:style-name="ce3" office:value-type="percentage" office:value="0.000332564368553695">
            <text:p>0,0333%</text:p>
          </table:table-cell>
        </table:table-row>
        <table:table-row table:style-name="ro3">
          <table:table-cell office:value-type="string">
            <text:p>xc</text:p>
          </table:table-cell>
          <table:table-cell table:style-name="ce3" office:value-type="percentage" office:value="0.0000400385977236215">
            <text:p>0,0040%</text:p>
          </table:table-cell>
        </table:table-row>
        <table:table-row table:style-name="ro3">
          <table:table-cell office:value-type="string">
            <text:p>xe</text:p>
          </table:table-cell>
          <table:table-cell table:style-name="ce3" office:value-type="percentage" office:value="0.000545879576946188">
            <text:p>0,0546%</text:p>
          </table:table-cell>
        </table:table-row>
        <table:table-row table:style-name="ro3">
          <table:table-cell office:value-type="string">
            <text:p>xg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1">
          <table:table-cell office:value-type="string">
            <text:p>xi</text:p>
          </table:table-cell>
          <table:table-cell table:style-name="ce3" office:value-type="percentage" office:value="0.000744472890785185">
            <text:p>0,0744%</text:p>
          </table:table-cell>
        </table:table-row>
        <table:table-row table:style-name="ro3">
          <table:table-cell office:value-type="string">
            <text:p>xj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xm</text:p>
          </table:table-cell>
          <table:table-cell table:style-name="ce3" office:value-type="percentage" office:value="0.0000112285565318738">
            <text:p>0,0011%</text:p>
          </table:table-cell>
        </table:table-row>
        <table:table-row table:style-name="ro3">
          <table:table-cell office:value-type="string">
            <text:p>xn</text:p>
          </table:table-cell>
          <table:table-cell table:style-name="ce3" office:value-type="percentage" office:value="0.000000954687355802431">
            <text:p>0,0001%</text:p>
          </table:table-cell>
        </table:table-row>
        <table:table-row table:style-name="ro3">
          <table:table-cell office:value-type="string">
            <text:p>xo</text:p>
          </table:table-cell>
          <table:table-cell table:style-name="ce3" office:value-type="percentage" office:value="0.0000963719656722154">
            <text:p>0,0096%</text:p>
          </table:table-cell>
        </table:table-row>
        <table:table-row table:style-name="ro3">
          <table:table-cell office:value-type="string">
            <text:p>xp</text:p>
          </table:table-cell>
          <table:table-cell table:style-name="ce3" office:value-type="percentage" office:value="0.0000552753625545208">
            <text:p>0,0055%</text:p>
          </table:table-cell>
        </table:table-row>
        <table:table-row table:style-name="ro3">
          <table:table-cell office:value-type="string">
            <text:p>xs</text:p>
          </table:table-cell>
          <table:table-cell table:style-name="ce3" office:value-type="percentage" office:value="0.00000794407372100413">
            <text:p>0,0008%</text:p>
          </table:table-cell>
        </table:table-row>
        <table:table-row table:style-name="ro3">
          <table:table-cell office:value-type="string">
            <text:p>xt</text:p>
          </table:table-cell>
          <table:table-cell table:style-name="ce3" office:value-type="percentage" office:value="0.0018810932719316">
            <text:p>0,1881%</text:p>
          </table:table-cell>
        </table:table-row>
        <table:table-row table:style-name="ro3">
          <table:table-cell office:value-type="string">
            <text:p>xu</text:p>
          </table:table-cell>
          <table:table-cell table:style-name="ce3" office:value-type="percentage" office:value="0.00000296625369226885">
            <text:p>0,0003%</text:p>
          </table:table-cell>
        </table:table-row>
        <table:table-row table:style-name="ro3">
          <table:table-cell office:value-type="string">
            <text:p>xy</text:p>
          </table:table-cell>
          <table:table-cell table:style-name="ce3" office:value-type="percentage" office:value="0.00000222760383020567">
            <text:p>0,0002%</text:p>
          </table:table-cell>
        </table:table-row>
        <table:table-row table:style-name="ro3">
          <table:table-cell office:value-type="string">
            <text:p>xz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1">
          <table:table-cell office:value-type="string">
            <text:p>ya</text:p>
          </table:table-cell>
          <table:table-cell table:style-name="ce3" office:value-type="percentage" office:value="0.000629940964815756">
            <text:p>0,0630%</text:p>
          </table:table-cell>
        </table:table-row>
        <table:table-row table:style-name="ro3">
          <table:table-cell office:value-type="string">
            <text:p>yb</text:p>
          </table:table-cell>
          <table:table-cell table:style-name="ce3" office:value-type="percentage" office:value="0.0000362781195204924">
            <text:p>0,0036%</text:p>
          </table:table-cell>
        </table:table-row>
        <table:table-row table:style-name="ro3">
          <table:table-cell office:value-type="string">
            <text:p>yc</text:p>
          </table:table-cell>
          <table:table-cell table:style-name="ce3" office:value-type="percentage" office:value="0.00000625073650313852">
            <text:p>0,0006%</text:p>
          </table:table-cell>
        </table:table-row>
        <table:table-row table:style-name="ro1">
          <table:table-cell office:value-type="string">
            <text:p>yd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1">
          <table:table-cell office:value-type="string">
            <text:p>ye</text:p>
          </table:table-cell>
          <table:table-cell table:style-name="ce3" office:value-type="percentage" office:value="0.000125168753803547">
            <text:p>0,0125%</text:p>
          </table:table-cell>
        </table:table-row>
        <table:table-row table:style-name="ro3">
          <table:table-cell office:value-type="string">
            <text:p>yi</text:p>
          </table:table-cell>
          <table:table-cell table:style-name="ce3" office:value-type="percentage" office:value="0.0000673842677634898">
            <text:p>0,0067%</text:p>
          </table:table-cell>
        </table:table-row>
        <table:table-row table:style-name="ro3">
          <table:table-cell office:value-type="string">
            <text:p>yj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yk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yl</text:p>
          </table:table-cell>
          <table:table-cell table:style-name="ce3" office:value-type="percentage" office:value="0.0000471929257701316">
            <text:p>0,0047%</text:p>
          </table:table-cell>
        </table:table-row>
        <table:table-row table:style-name="ro3">
          <table:table-cell office:value-type="string">
            <text:p>ym</text:p>
          </table:table-cell>
          <table:table-cell table:style-name="ce3" office:value-type="percentage" office:value="0.0000134678146060956">
            <text:p>0,0013%</text:p>
          </table:table-cell>
        </table:table-row>
        <table:table-row table:style-name="ro1">
          <table:table-cell office:value-type="string">
            <text:p>yo</text:p>
          </table:table-cell>
          <table:table-cell table:style-name="ce3" office:value-type="percentage" office:value="0.00120156192914996">
            <text:p>0,1202%</text:p>
          </table:table-cell>
        </table:table-row>
        <table:table-row table:style-name="ro3">
          <table:table-cell office:value-type="string">
            <text:p>yp</text:p>
          </table:table-cell>
          <table:table-cell table:style-name="ce3" office:value-type="percentage" office:value="0.0000117628231442139">
            <text:p>0,0012%</text:p>
          </table:table-cell>
        </table:table-row>
        <table:table-row table:style-name="ro1">
          <table:table-cell office:value-type="string">
            <text:p>yr</text:p>
          </table:table-cell>
          <table:table-cell table:style-name="ce3" office:value-type="percentage" office:value="0.00000926808600783815">
            <text:p>0,0009%</text:p>
          </table:table-cell>
        </table:table-row>
        <table:table-row table:style-name="ro3">
          <table:table-cell office:value-type="string">
            <text:p>ys</text:p>
          </table:table-cell>
          <table:table-cell table:style-name="ce3" office:value-type="percentage" office:value="0.000300715157234024">
            <text:p>0,0301%</text:p>
          </table:table-cell>
        </table:table-row>
        <table:table-row table:style-name="ro3">
          <table:table-cell office:value-type="string">
            <text:p>yt</text:p>
          </table:table-cell>
          <table:table-cell table:style-name="ce3" office:value-type="percentage" office:value="0.0000219578091834559">
            <text:p>0,0022%</text:p>
          </table:table-cell>
        </table:table-row>
        <table:table-row table:style-name="ro3">
          <table:table-cell office:value-type="string">
            <text:p>yu</text:p>
          </table:table-cell>
          <table:table-cell table:style-name="ce3" office:value-type="percentage" office:value="0.0000669561335876314">
            <text:p>0,0067%</text:p>
          </table:table-cell>
        </table:table-row>
        <table:table-row table:style-name="ro3">
          <table:table-cell office:value-type="string">
            <text:p>yw</text:p>
          </table:table-cell>
          <table:table-cell table:style-name="ce3" office:value-type="percentage" office:value="0.00000604635325341539">
            <text:p>0,0006%</text:p>
          </table:table-cell>
        </table:table-row>
        <table:table-row table:style-name="ro3">
          <table:table-cell office:value-type="string">
            <text:p>yz</text:p>
          </table:table-cell>
          <table:table-cell table:style-name="ce3" office:value-type="percentage" office:value="0.000166780775019365">
            <text:p>0,0167%</text:p>
          </table:table-cell>
        </table:table-row>
        <table:table-row table:style-name="ro3">
          <table:table-cell office:value-type="string">
            <text:p>za</text:p>
          </table:table-cell>
          <table:table-cell table:style-name="ce3" office:value-type="percentage" office:value="0.00189884147326723">
            <text:p>0,1899%</text:p>
          </table:table-cell>
        </table:table-row>
        <table:table-row table:style-name="ro3">
          <table:table-cell office:value-type="string">
            <text:p>zc</text:p>
          </table:table-cell>
          <table:table-cell table:style-name="ce3" office:value-type="percentage" office:value="0.0000669561335876314">
            <text:p>0,0067%</text:p>
          </table:table-cell>
        </table:table-row>
        <table:table-row table:style-name="ro3">
          <table:table-cell office:value-type="string">
            <text:p>ze</text:p>
          </table:table-cell>
          <table:table-cell table:style-name="ce3" office:value-type="percentage" office:value="0.000312979980829813">
            <text:p>0,0313%</text:p>
          </table:table-cell>
        </table:table-row>
        <table:table-row table:style-name="ro3">
          <table:table-cell office:value-type="string">
            <text:p>zg</text:p>
          </table:table-cell>
          <table:table-cell table:style-name="ce3" office:value-type="percentage" office:value="0.00000405794749015948">
            <text:p>0,0004%</text:p>
          </table:table-cell>
        </table:table-row>
        <table:table-row table:style-name="ro3">
          <table:table-cell office:value-type="string">
            <text:p>zi</text:p>
          </table:table-cell>
          <table:table-cell table:style-name="ce3" office:value-type="percentage" office:value="0.000105071328431262">
            <text:p>0,0105%</text:p>
          </table:table-cell>
        </table:table-row>
        <table:table-row table:style-name="ro3">
          <table:table-cell office:value-type="string">
            <text:p>zl</text:p>
          </table:table-cell>
          <table:table-cell table:style-name="ce3" office:value-type="percentage" office:value="0.00000811589498031896">
            <text:p>0,0008%</text:p>
          </table:table-cell>
        </table:table-row>
        <table:table-row table:style-name="ro3">
          <table:table-cell office:value-type="string">
            <text:p>zm</text:p>
          </table:table-cell>
          <table:table-cell table:style-name="ce3" office:value-type="percentage" office:value="0.0000233849915937389">
            <text:p>0,0023%</text:p>
          </table:table-cell>
        </table:table-row>
        <table:table-row table:style-name="ro3">
          <table:table-cell office:value-type="string">
            <text:p>zo</text:p>
          </table:table-cell>
          <table:table-cell table:style-name="ce3" office:value-type="percentage" office:value="0.000138048119303664">
            <text:p>0,0138%</text:p>
          </table:table-cell>
        </table:table-row>
        <table:table-row table:style-name="ro3">
          <table:table-cell office:value-type="string">
            <text:p>zr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zu</text:p>
          </table:table-cell>
          <table:table-cell table:style-name="ce3" office:value-type="percentage" office:value="0.0000269957095146249">
            <text:p>0,0027%</text:p>
          </table:table-cell>
        </table:table-row>
        <table:table-row table:style-name="ro1" table:number-rows-repeated="104773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nfort" table:style-name="ta1">
        <office:forms form:automatic-focus="false" form:apply-design-mode="false"/>
        <table:table-column table:style-name="co6" table:default-cell-style-name="Default"/>
        <table:table-column table:style-name="co7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row table:style-name="ro5">
          <table:table-cell/>
          <table:table-cell table:style-name="ce6" table:number-columns-repeated="12"/>
          <table:table-cell table:number-columns-repeated="9"/>
        </table:table-row>
        <table:table-row table:style-name="ro6">
          <table:table-cell office:value-type="string">
            <text:p>comfort index</text:p>
          </table:table-cell>
          <table:table-cell table:number-columns-repeated="5"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5"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formula="of:=COUNTIF([.B2:.M4];2)" office:value-type="float" office:value="20">
            <text:p>20</text:p>
          </table:table-cell>
          <table:table-cell table:number-columns-repeated="6"/>
        </table:table-row>
        <table:table-row table:style-name="ro5">
          <table:table-cell/>
          <table:table-cell table:number-columns-repeated="4" table:style-name="ce6" office:value-type="float" office:value="3">
            <text:p>3</text:p>
          </table:table-cell>
          <table:table-cell table:number-columns-repeated="2" table:style-name="ce6" office:value-type="float" office:value="2">
            <text:p>2</text:p>
          </table:table-cell>
          <table:table-cell table:number-columns-repeated="4"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9"/>
        </table:table-row>
        <table:table-row table:style-name="ro5">
          <table:table-cell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5" table:style-name="ce6" office:value-type="float" office:value="2">
            <text:p>2</text:p>
          </table:table-cell>
          <table:table-cell table:style-name="ce6" table:number-columns-repeated="2"/>
          <table:table-cell table:number-columns-repeated="8"/>
        </table:table-row>
        <table:table-row table:style-name="ro4">
          <table:table-cell table:number-columns-repeated="22"/>
        </table:table-row>
        <table:table-row table:style-name="ro1">
          <table:table-cell office:value-type="string">
            <text:p>max</text:p>
          </table:table-cell>
          <table:table-cell table:formula="of:=MAX([.B2:.M4])" office:value-type="float" office:value="3">
            <text:p>3</text:p>
          </table:table-cell>
          <table:table-cell table:number-columns-repeated="18"/>
          <table:table-cell office:value-type="string">
            <office:annotation draw:style-name="gr1" draw:text-style-name="P1" svg:width="2.899cm" svg:height="1.781cm" svg:x="22.443cm" svg:y="0.893cm" draw:caption-point-x="-0.548cm" draw:caption-point-y="1.519cm">
              <dc:date>2013-05-23T00:00:00</dc:date>
              <text:p text:style-name="P1"><text:span text:style-name="T1">Factor multiplicatiu de les tecles de confort</text:span></text:p>
            </office:annotation>
            <text:p>factor</text:p>
          </table:table-cell>
          <table:table-cell table:formula="of:=[freqs.B39]" office:value-type="float" office:value="17.9771602514862">
            <text:p>17,9771602515</text:p>
          </table:table-cell>
        </table:table-row>
        <table:table-row table:style-name="ro4">
          <table:table-cell table:number-columns-repeated="22"/>
        </table:table-row>
        <table:table-row table:style-name="ro7">
          <table:table-cell office:value-type="string">
            <text:p>corrected índex</text:p>
          </table:table-cell>
          <table:table-cell table:style-name="ce7" table:formula="of:=[.B2]/[.$B$6]" office:value-type="float" office:value="0.666666666666667">
            <text:p>0,67</text:p>
          </table:table-cell>
          <table:table-cell table:style-name="ce7" table:formula="of:=[.C2]/[.$B$6]" office:value-type="float" office:value="0.666666666666667">
            <text:p>0,67</text:p>
          </table:table-cell>
          <table:table-cell table:style-name="ce7" table:formula="of:=[.D2]/[.$B$6]" office:value-type="float" office:value="0.666666666666667">
            <text:p>0,67</text:p>
          </table:table-cell>
          <table:table-cell table:style-name="ce7" table:formula="of:=[.E2]/[.$B$6]" office:value-type="float" office:value="0.666666666666667">
            <text:p>0,67</text:p>
          </table:table-cell>
          <table:table-cell table:style-name="ce7" table:formula="of:=[.F2]/[.$B$6]" office:value-type="float" office:value="0.666666666666667">
            <text:p>0,67</text:p>
          </table:table-cell>
          <table:table-cell table:style-name="ce7" table:formula="of:=[.G2]/[.$B$6]" office:value-type="float" office:value="0.333333333333333">
            <text:p>0,33</text:p>
          </table:table-cell>
          <table:table-cell table:style-name="ce7" table:formula="of:=[.H2]/[.$B$6]" office:value-type="float" office:value="0.666666666666667">
            <text:p>0,67</text:p>
          </table:table-cell>
          <table:table-cell table:style-name="ce7" table:formula="of:=[.I2]/[.$B$6]" office:value-type="float" office:value="0.666666666666667">
            <text:p>0,67</text:p>
          </table:table-cell>
          <table:table-cell table:style-name="ce7" table:formula="of:=[.J2]/[.$B$6]" office:value-type="float" office:value="0.666666666666667">
            <text:p>0,67</text:p>
          </table:table-cell>
          <table:table-cell table:style-name="ce7" table:formula="of:=[.K2]/[.$B$6]" office:value-type="float" office:value="0.666666666666667">
            <text:p>0,67</text:p>
          </table:table-cell>
          <table:table-cell table:style-name="ce7" table:formula="of:=[.L2]/[.$B$6]" office:value-type="float" office:value="0.666666666666667">
            <text:p>0,67</text:p>
          </table:table-cell>
          <table:table-cell table:style-name="ce7" table:formula="of:=[.M2]/[.$B$6]" office:value-type="float" office:value="0.333333333333333">
            <text:p>0,33</text:p>
          </table:table-cell>
          <table:table-cell table:number-columns-repeated="9"/>
        </table:table-row>
        <table:table-row table:style-name="ro4">
          <table:table-cell/>
          <table:table-cell table:style-name="ce7" table:formula="of:=[.B3]/[.$B$6]" office:value-type="float" office:value="1">
            <text:p>1,00</text:p>
          </table:table-cell>
          <table:table-cell table:style-name="ce7" table:formula="of:=[.C3]/[.$B$6]" office:value-type="float" office:value="1">
            <text:p>1,00</text:p>
          </table:table-cell>
          <table:table-cell table:style-name="ce7" table:formula="of:=[.D3]/[.$B$6]" office:value-type="float" office:value="1">
            <text:p>1,00</text:p>
          </table:table-cell>
          <table:table-cell table:style-name="ce7" table:formula="of:=[.E3]/[.$B$6]" office:value-type="float" office:value="1">
            <text:p>1,00</text:p>
          </table:table-cell>
          <table:table-cell table:style-name="ce7" table:formula="of:=[.F3]/[.$B$6]" office:value-type="float" office:value="0.666666666666667">
            <text:p>0,67</text:p>
          </table:table-cell>
          <table:table-cell table:style-name="ce7" table:formula="of:=[.G3]/[.$B$6]" office:value-type="float" office:value="0.666666666666667">
            <text:p>0,67</text:p>
          </table:table-cell>
          <table:table-cell table:style-name="ce7" table:formula="of:=[.H3]/[.$B$6]" office:value-type="float" office:value="1">
            <text:p>1,00</text:p>
          </table:table-cell>
          <table:table-cell table:style-name="ce7" table:formula="of:=[.I3]/[.$B$6]" office:value-type="float" office:value="1">
            <text:p>1,00</text:p>
          </table:table-cell>
          <table:table-cell table:style-name="ce7" table:formula="of:=[.J3]/[.$B$6]" office:value-type="float" office:value="1">
            <text:p>1,00</text:p>
          </table:table-cell>
          <table:table-cell table:style-name="ce7" table:formula="of:=[.K3]/[.$B$6]" office:value-type="float" office:value="1">
            <text:p>1,00</text:p>
          </table:table-cell>
          <table:table-cell table:style-name="ce7" table:formula="of:=[.L3]/[.$B$6]" office:value-type="float" office:value="0.666666666666667">
            <text:p>0,67</text:p>
          </table:table-cell>
          <table:table-cell table:style-name="ce7" table:formula="of:=[.M3]/[.$B$6]" office:value-type="float" office:value="0.333333333333333">
            <text:p>0,33</text:p>
          </table:table-cell>
          <table:table-cell table:number-columns-repeated="9"/>
        </table:table-row>
        <table:table-row table:style-name="ro4">
          <table:table-cell/>
          <table:table-cell table:style-name="ce7" table:formula="of:=[.B4]/[.$B$6]" office:value-type="float" office:value="0.333333333333333">
            <text:p>0,33</text:p>
          </table:table-cell>
          <table:table-cell table:style-name="ce7" table:formula="of:=[.C4]/[.$B$6]" office:value-type="float" office:value="0.666666666666667">
            <text:p>0,67</text:p>
          </table:table-cell>
          <table:table-cell table:style-name="ce7" table:formula="of:=[.D4]/[.$B$6]" office:value-type="float" office:value="0.333333333333333">
            <text:p>0,33</text:p>
          </table:table-cell>
          <table:table-cell table:style-name="ce7" table:formula="of:=[.E4]/[.$B$6]" office:value-type="float" office:value="0.333333333333333">
            <text:p>0,33</text:p>
          </table:table-cell>
          <table:table-cell table:style-name="ce7" table:formula="of:=[.F4]/[.$B$6]" office:value-type="float" office:value="0.666666666666667">
            <text:p>0,67</text:p>
          </table:table-cell>
          <table:table-cell table:style-name="ce7" table:formula="of:=[.G4]/[.$B$6]" office:value-type="float" office:value="0.333333333333333">
            <text:p>0,33</text:p>
          </table:table-cell>
          <table:table-cell table:style-name="ce7" table:formula="of:=[.H4]/[.$B$6]" office:value-type="float" office:value="0.666666666666667">
            <text:p>0,67</text:p>
          </table:table-cell>
          <table:table-cell table:style-name="ce7" table:formula="of:=[.I4]/[.$B$6]" office:value-type="float" office:value="0.666666666666667">
            <text:p>0,67</text:p>
          </table:table-cell>
          <table:table-cell table:style-name="ce7" table:formula="of:=[.J4]/[.$B$6]" office:value-type="float" office:value="0.666666666666667">
            <text:p>0,67</text:p>
          </table:table-cell>
          <table:table-cell table:style-name="ce7" table:formula="of:=[.K4]/[.$B$6]" office:value-type="float" office:value="0.666666666666667">
            <text:p>0,67</text:p>
          </table:table-cell>
          <table:table-cell table:style-name="ce7" table:formula="of:=[.L4]/[.$B$6]" office:value-type="float" office:value="0.666666666666667">
            <text:p>0,67</text:p>
          </table:table-cell>
          <table:table-cell table:style-name="ce7"/>
          <table:table-cell table:number-columns-repeated="9"/>
        </table:table-row>
        <table:table-row table:style-name="ro1">
          <table:table-cell/>
          <table:table-cell table:style-name="ce7" table:number-columns-repeated="12"/>
          <table:table-cell table:number-columns-repeated="9"/>
        </table:table-row>
        <table:table-row table:style-name="ro4">
          <table:table-cell table:number-columns-repeated="22"/>
        </table:table-row>
        <table:table-row table:style-name="ro1">
          <table:table-cell office:value-type="string">
            <text:p>fing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8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8">
            <text:p>8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4">
          <table:table-cell table:number-columns-repeated="22"/>
        </table:table-row>
        <table:table-row table:style-name="ro1">
          <table:table-cell/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layouts" table:style-name="ta1">
        <office:forms form:automatic-focus="false" form:apply-design-mode="false"/>
        <table:table-column table:style-name="co5" table:default-cell-style-name="Default"/>
        <table:table-column table:style-name="co13" table:number-columns-repeated="12" table:default-cell-style-name="Default"/>
        <table:table-column table:style-name="co5" table:default-cell-style-name="Default"/>
        <table:table-column table:style-name="co14" table:default-cell-style-name="ce20"/>
        <table:table-column table:style-name="co15" table:number-columns-repeated="2" table:default-cell-style-name="ce20"/>
        <table:table-column table:style-name="co14" table:number-columns-repeated="9" table:default-cell-style-name="ce20"/>
        <table:table-column table:style-name="co5" table:default-cell-style-name="Default"/>
        <table:table-column table:style-name="co15" table:number-columns-repeated="5" table:default-cell-style-name="ce20"/>
        <table:table-column table:style-name="co14" table:default-cell-style-name="ce20"/>
        <table:table-column table:style-name="co15" table:number-columns-repeated="4" table:default-cell-style-name="ce20"/>
        <table:table-column table:style-name="co14" table:number-columns-repeated="2" table:default-cell-style-name="ce20"/>
        <table:table-column table:style-name="co5" table:number-columns-repeated="4" table:default-cell-style-name="Default"/>
        <table:table-row table:style-name="ro8">
          <table:table-cell office:value-type="string">
            <text:p>qwerty</text:p>
          </table:table-cell>
          <table:table-cell table:style-name="ce9" office:value-type="string">
            <text:p>q</text:p>
          </table:table-cell>
          <table:table-cell table:style-name="ce9" office:value-type="string">
            <text:p>w</text:p>
          </table:table-cell>
          <table:table-cell table:style-name="ce9" office:value-type="string">
            <text:p>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t</text:p>
          </table:table-cell>
          <table:table-cell table:style-name="ce9" office:value-type="string">
            <text:p>y</text:p>
          </table:table-cell>
          <table:table-cell table:style-name="ce9" office:value-type="string">
            <text:p>u</text:p>
          </table:table-cell>
          <table:table-cell table:style-name="ce9" office:value-type="string">
            <text:p>i</text:p>
          </table:table-cell>
          <table:table-cell table:style-name="ce9" office:value-type="string">
            <text:p>o</text:p>
          </table:table-cell>
          <table:table-cell table:style-name="ce9" office:value-type="string">
            <text:p>p</text:p>
          </table:table-cell>
          <table:table-cell table:style-name="ce9" office:value-type="string">
            <text:p>grave</text:p>
          </table:table-cell>
          <table:table-cell table:style-name="ce9" office:value-type="string">
            <text:p>plus</text:p>
          </table:table-cell>
          <table:table-cell/>
          <table:table-cell table:formula="of:=VLOOKUP([.B1];[freqs.$A$1:.$C$35];3;0)" office:value-type="float" office:value="0.00716687607160416">
            <text:p>0,0072</text:p>
          </table:table-cell>
          <table:table-cell table:formula="of:=VLOOKUP([.C1];[freqs.$A$1:.$C$35];3;0)" office:value-type="float" office:value="0.0033772913577953">
            <text:p>0,0034</text:p>
          </table:table-cell>
          <table:table-cell table:formula="of:=VLOOKUP([.D1];[freqs.$A$1:.$C$35];3;0)" office:value-type="float" office:value="0.125734238429562">
            <text:p>0,1257</text:p>
          </table:table-cell>
          <table:table-cell table:formula="of:=VLOOKUP([.E1];[freqs.$A$1:.$C$35];3;0)" office:value-type="float" office:value="0.0640253260333321">
            <text:p>0,0640</text:p>
          </table:table-cell>
          <table:table-cell table:formula="of:=VLOOKUP([.F1];[freqs.$A$1:.$C$35];3;0)" office:value-type="float" office:value="0.0591944094026645">
            <text:p>0,0592</text:p>
          </table:table-cell>
          <table:table-cell table:formula="of:=VLOOKUP([.G1];[freqs.$A$1:.$C$35];3;0)" office:value-type="float" office:value="0.00643133100429973">
            <text:p>0,0064</text:p>
          </table:table-cell>
          <table:table-cell table:formula="of:=VLOOKUP([.H1];[freqs.$A$1:.$C$35];3;0)" office:value-type="float" office:value="0.0363278298508016">
            <text:p>0,0363</text:p>
          </table:table-cell>
          <table:table-cell table:formula="of:=VLOOKUP([.I1];[freqs.$A$1:.$C$35];3;0)" office:value-type="float" office:value="0.0705142897108441">
            <text:p>0,0705</text:p>
          </table:table-cell>
          <table:table-cell table:formula="of:=VLOOKUP([.J1];[freqs.$A$1:.$C$35];3;0)" office:value-type="float" office:value="0.0655672419568565">
            <text:p>0,0656</text:p>
          </table:table-cell>
          <table:table-cell table:formula="of:=VLOOKUP([.K1];[freqs.$A$1:.$C$35];3;0)" office:value-type="float" office:value="0.0252944221474836">
            <text:p>0,0253</text:p>
          </table:table-cell>
          <table:table-cell table:formula="of:=VLOOKUP([.L1];[freqs.$A$1:.$C$35];3;0)" office:value-type="float" office:value="0.00472430635172545">
            <text:p>0,0047</text:p>
          </table:table-cell>
          <table:table-cell table:formula="of:=VLOOKUP([.M1];[freqs.$A$1:.$C$35];3;0)" office:value-type="float" office:value="0.000558353412684873">
            <text:p>0,0006</text:p>
          </table:table-cell>
          <table:table-cell/>
          <table:table-cell table:formula="of:=POWER([confort.$V$6];[confort.B$8])*[.O1]" office:value-type="float" office:value="0.0491825023450627">
            <text:p>0,0492</text:p>
          </table:table-cell>
          <table:table-cell table:formula="of:=POWER([confort.$V$6];[confort.C$8])*[.P1]" office:value-type="float" office:value="0.0231765749072801">
            <text:p>0,0232</text:p>
          </table:table-cell>
          <table:table-cell table:formula="of:=POWER([confort.$V$6];[confort.D$8])*[.Q1]" office:value-type="float" office:value="0.862847970947609">
            <text:p>0,8628</text:p>
          </table:table-cell>
          <table:table-cell table:formula="of:=POWER([confort.$V$6];[confort.E$8])*[.R1]" office:value-type="float" office:value="0.439372149918163">
            <text:p>0,4394</text:p>
          </table:table-cell>
          <table:table-cell table:formula="of:=POWER([confort.$V$6];[confort.F$8])*[.S1]" office:value-type="float" office:value="0.406220109036922">
            <text:p>0,4062</text:p>
          </table:table-cell>
          <table:table-cell table:formula="of:=POWER([confort.$V$6];[confort.G$8])*[.T1]" office:value-type="float" office:value="0.0168477234643947">
            <text:p>0,0168</text:p>
          </table:table-cell>
          <table:table-cell table:formula="of:=POWER([confort.$V$6];[confort.H$8])*[.U1]" office:value-type="float" office:value="0.249298796152921">
            <text:p>0,2493</text:p>
          </table:table-cell>
          <table:table-cell table:formula="of:=POWER([confort.$V$6];[confort.I$8])*[.V1]" office:value-type="float" office:value="0.483902495929132">
            <text:p>0,4839</text:p>
          </table:table-cell>
          <table:table-cell table:formula="of:=POWER([confort.$V$6];[confort.J$8])*[.W1]" office:value-type="float" office:value="0.449953508206901">
            <text:p>0,4500</text:p>
          </table:table-cell>
          <table:table-cell table:formula="of:=POWER([confort.$V$6];[confort.K$8])*[.X1]" office:value-type="float" office:value="0.173582320128938">
            <text:p>0,1736</text:p>
          </table:table-cell>
          <table:table-cell table:formula="of:=POWER([confort.$V$6];[confort.L$8])*[.Y1]" office:value-type="float" office:value="0.0324204305894359">
            <text:p>0,0324</text:p>
          </table:table-cell>
          <table:table-cell table:formula="of:=POWER([confort.$V$6];[confort.M$8])*[.Z1]" office:value-type="float" office:value="0.00146268072441407">
            <text:p>0,0015</text:p>
          </table:table-cell>
          <table:table-cell table:style-name="ce20" table:number-columns-repeated="4"/>
        </table:table-row>
        <table:table-row table:style-name="ro8">
          <table:table-cell table:formula="of:=SUM([.O1:.Z3])" office:value-type="float" office:value="1">
            <text:p>1</text:p>
          </table:table-cell>
          <table:table-cell table:style-name="ce9" office:value-type="string">
            <text:p>a</text:p>
          </table:table-cell>
          <table:table-cell table:style-name="ce9" office:value-type="string">
            <text:p>s</text:p>
          </table:table-cell>
          <table:table-cell table:style-name="ce9" office:value-type="string">
            <text:p>d</text:p>
          </table:table-cell>
          <table:table-cell table:style-name="ce9" office:value-type="string">
            <text:p>f</text:p>
          </table:table-cell>
          <table:table-cell table:style-name="ce9" office:value-type="string">
            <text:p>g</text:p>
          </table:table-cell>
          <table:table-cell table:style-name="ce9" office:value-type="string">
            <text:p>h</text:p>
          </table:table-cell>
          <table:table-cell table:style-name="ce9" office:value-type="string">
            <text:p>j</text:p>
          </table:table-cell>
          <table:table-cell table:style-name="ce9" office:value-type="string">
            <text:p>k</text:p>
          </table:table-cell>
          <table:table-cell table:style-name="ce9" office:value-type="string">
            <text:p>l</text:p>
          </table:table-cell>
          <table:table-cell table:style-name="ce9" office:value-type="string">
            <text:p>ñ</text:p>
          </table:table-cell>
          <table:table-cell table:style-name="ce9" office:value-type="string">
            <text:p>acute</text:p>
          </table:table-cell>
          <table:table-cell table:style-name="ce9" office:value-type="string">
            <text:p>ç</text:p>
          </table:table-cell>
          <table:table-cell/>
          <table:table-cell table:formula="of:=VLOOKUP([.B2];[freqs.$A$1:.$C$35];3;0)" office:value-type="float" office:value="0.11002812427358">
            <text:p>0,1100</text:p>
          </table:table-cell>
          <table:table-cell table:formula="of:=VLOOKUP([.C2];[freqs.$A$1:.$C$35];3;0)" office:value-type="float" office:value="0.0681329340432804">
            <text:p>0,0681</text:p>
          </table:table-cell>
          <table:table-cell table:formula="of:=VLOOKUP([.D2];[freqs.$A$1:.$C$35];3;0)" office:value-type="float" office:value="0.0425841830294143">
            <text:p>0,0426</text:p>
          </table:table-cell>
          <table:table-cell table:formula="of:=VLOOKUP([.E2];[freqs.$A$1:.$C$35];3;0)" office:value-type="float" office:value="0.0115612120468347">
            <text:p>0,0116</text:p>
          </table:table-cell>
          <table:table-cell table:formula="of:=VLOOKUP([.F2];[freqs.$A$1:.$C$35];3;0)" office:value-type="float" office:value="0.0147724749153266">
            <text:p>0,0148</text:p>
          </table:table-cell>
          <table:table-cell table:formula="of:=VLOOKUP([.G2];[freqs.$A$1:.$C$35];3;0)" office:value-type="float" office:value="0.0138738210188987">
            <text:p>0,0139</text:p>
          </table:table-cell>
          <table:table-cell table:formula="of:=VLOOKUP([.H2];[freqs.$A$1:.$C$35];3;0)" office:value-type="float" office:value="0.00327893850225103">
            <text:p>0,0033</text:p>
          </table:table-cell>
          <table:table-cell table:formula="of:=VLOOKUP([.I2];[freqs.$A$1:.$C$35];3;0)" office:value-type="float" office:value="0.00211868742746626">
            <text:p>0,0021</text:p>
          </table:table-cell>
          <table:table-cell table:formula="of:=VLOOKUP([.J2];[freqs.$A$1:.$C$35];3;0)" office:value-type="float" office:value="0.0521462579895484">
            <text:p>0,0521</text:p>
          </table:table-cell>
          <table:table-cell table:formula="of:=VLOOKUP([.K2];[freqs.$A$1:.$C$35];3;0)" office:value-type="float" office:value="0.000499256515799828">
            <text:p>0,0005</text:p>
          </table:table-cell>
          <table:table-cell table:formula="of:=VLOOKUP([.L2];[freqs.$A$1:.$C$35];3;0)" office:value-type="float" office:value="0.01284114627816">
            <text:p>0,0128</text:p>
          </table:table-cell>
          <table:table-cell table:formula="of:=VLOOKUP([.M2];[freqs.$A$1:.$C$35];3;0)" office:value-type="float" office:value="0.00050115347685664">
            <text:p>0,0005</text:p>
          </table:table-cell>
          <table:table-cell/>
          <table:table-cell table:formula="of:=POWER([confort.$V$6];[confort.B$9])*[.O2]" office:value-type="float" office:value="1.97799322223658">
            <text:p>1,9780</text:p>
          </table:table-cell>
          <table:table-cell table:formula="of:=POWER([confort.$V$6];[confort.C$9])*[.P2]" office:value-type="float" office:value="1.22483667369999">
            <text:p>1,2248</text:p>
          </table:table-cell>
          <table:table-cell table:formula="of:=POWER([confort.$V$6];[confort.D$9])*[.Q2]" office:value-type="float" office:value="0.7655426824984">
            <text:p>0,7655</text:p>
          </table:table-cell>
          <table:table-cell table:formula="of:=POWER([confort.$V$6];[confort.E$9])*[.R2]" office:value-type="float" office:value="0.20783776166736">
            <text:p>0,2078</text:p>
          </table:table-cell>
          <table:table-cell table:formula="of:=POWER([confort.$V$6];[confort.F$9])*[.S2]" office:value-type="float" office:value="0.101375728407539">
            <text:p>0,1014</text:p>
          </table:table-cell>
          <table:table-cell table:formula="of:=POWER([confort.$V$6];[confort.G$9])*[.T2]" office:value-type="float" office:value="0.0952087392023562">
            <text:p>0,0952</text:p>
          </table:table-cell>
          <table:table-cell table:formula="of:=POWER([confort.$V$6];[confort.H$9])*[.U2]" office:value-type="float" office:value="0.058946002909735">
            <text:p>0,0589</text:p>
          </table:table-cell>
          <table:table-cell table:formula="of:=POWER([confort.$V$6];[confort.I$9])*[.V2]" office:value-type="float" office:value="0.03808798340637">
            <text:p>0,0381</text:p>
          </table:table-cell>
          <table:table-cell table:formula="of:=POWER([confort.$V$6];[confort.J$9])*[.W2]" office:value-type="float" office:value="0.937441636393454">
            <text:p>0,9374</text:p>
          </table:table-cell>
          <table:table-cell table:formula="of:=POWER([confort.$V$6];[confort.K$9])*[.X2]" office:value-type="float" office:value="0.00897521439113217">
            <text:p>0,0090</text:p>
          </table:table-cell>
          <table:table-cell table:formula="of:=POWER([confort.$V$6];[confort.L$9])*[.Y2]" office:value-type="float" office:value="0.0881220354069183">
            <text:p>0,0881</text:p>
          </table:table-cell>
          <table:table-cell table:formula="of:=POWER([confort.$V$6];[confort.M$9])*[.Z2]" office:value-type="float" office:value="0.00131283791576825">
            <text:p>0,0013</text:p>
          </table:table-cell>
          <table:table-cell table:number-columns-repeated="4"/>
        </table:table-row>
        <table:table-row table:style-name="ro6">
          <table:table-cell table:style-name="ce8" table:formula="of:=SUM([.AB1:.AM3])" office:value-type="float" office:value="9.81564376177315">
            <text:p>9,815644</text:p>
          </table:table-cell>
          <table:table-cell table:style-name="ce9" office:value-type="string">
            <text:p>&lt;</text:p>
          </table:table-cell>
          <table:table-cell table:style-name="ce9" office:value-type="string">
            <text:p>z</text:p>
          </table:table-cell>
          <table:table-cell table:style-name="ce9" office:value-type="string">
            <text:p>x</text:p>
          </table:table-cell>
          <table:table-cell table:style-name="ce9" office:value-type="string">
            <text:p>c</text:p>
          </table:table-cell>
          <table:table-cell table:style-name="ce9" office:value-type="string">
            <text:p>v</text:p>
          </table:table-cell>
          <table:table-cell table:style-name="ce9" office:value-type="string">
            <text:p>b</text:p>
          </table:table-cell>
          <table:table-cell table:style-name="ce9" office:value-type="string">
            <text:p>n</text:p>
          </table:table-cell>
          <table:table-cell table:style-name="ce9" office:value-type="string">
            <text:p>m</text:p>
          </table:table-cell>
          <table:table-cell table:style-name="ce9" office:value-type="string">
            <text:p>coma</text:p>
          </table:table-cell>
          <table:table-cell table:style-name="ce9" office:value-type="string">
            <text:p>dot</text:p>
          </table:table-cell>
          <table:table-cell table:style-name="ce9" office:value-type="string">
            <text:p>minus</text:p>
          </table:table-cell>
          <table:table-cell table:style-name="ce17"/>
          <table:table-cell/>
          <table:table-cell table:formula="of:=VLOOKUP([.B3];[freqs.$A$1:.$C$35];3;0)" office:value-type="float" office:value="0.000258823105314759">
            <text:p>0,0003</text:p>
          </table:table-cell>
          <table:table-cell table:formula="of:=VLOOKUP([.C3];[freqs.$A$1:.$C$35];3;0)" office:value-type="float" office:value="0.00205569763609151">
            <text:p>0,0021</text:p>
          </table:table-cell>
          <table:table-cell table:formula="of:=VLOOKUP([.D3];[freqs.$A$1:.$C$35];3;0)" office:value-type="float" office:value="0.00491082979276035">
            <text:p>0,0049</text:p>
          </table:table-cell>
          <table:table-cell table:formula="of:=VLOOKUP([.E3];[freqs.$A$1:.$C$35];3;0)" office:value-type="float" office:value="0.0387723710301551">
            <text:p>0,0388</text:p>
          </table:table-cell>
          <table:table-cell table:formula="of:=VLOOKUP([.F3];[freqs.$A$1:.$C$35];3;0)" office:value-type="float" office:value="0.0109867103079604">
            <text:p>0,0110</text:p>
          </table:table-cell>
          <table:table-cell table:formula="of:=VLOOKUP([.G3];[freqs.$A$1:.$C$35];3;0)" office:value-type="float" office:value="0.0131406138004378">
            <text:p>0,0131</text:p>
          </table:table-cell>
          <table:table-cell table:formula="of:=VLOOKUP([.H3];[freqs.$A$1:.$C$35];3;0)" office:value-type="float" office:value="0.0654385053386745">
            <text:p>0,0654</text:p>
          </table:table-cell>
          <table:table-cell table:formula="of:=VLOOKUP([.I3];[freqs.$A$1:.$C$35];3;0)" office:value-type="float" office:value="0.0289113032403852">
            <text:p>0,0289</text:p>
          </table:table-cell>
          <table:table-cell table:formula="of:=VLOOKUP([.J3];[freqs.$A$1:.$C$35];3;0)" office:value-type="float" office:value="0.0120796687719043">
            <text:p>0,0121</text:p>
          </table:table-cell>
          <table:table-cell table:formula="of:=VLOOKUP([.K3];[freqs.$A$1:.$C$35];3;0)" office:value-type="float" office:value="0.0126349110361282">
            <text:p>0,0126</text:p>
          </table:table-cell>
          <table:table-cell table:formula="of:=VLOOKUP([.L3];[freqs.$A$1:.$C$35];3;0)" office:value-type="float" office:value="0.00955646069311694">
            <text:p>0,0096</text:p>
          </table:table-cell>
          <table:table-cell table:number-columns-repeated="2"/>
          <table:table-cell table:formula="of:=POWER([confort.$V$6];[confort.B$10])*[.O3]" office:value-type="float" office:value="0.000678021408262715">
            <text:p>0,0007</text:p>
          </table:table-cell>
          <table:table-cell table:formula="of:=POWER([confort.$V$6];[confort.C$10])*[.P3]" office:value-type="float" office:value="0.0141071720506506">
            <text:p>0,0141</text:p>
          </table:table-cell>
          <table:table-cell table:formula="of:=POWER([confort.$V$6];[confort.D$10])*[.Q3]" office:value-type="float" office:value="0.0128645691341066">
            <text:p>0,0129</text:p>
          </table:table-cell>
          <table:table-cell table:formula="of:=POWER([confort.$V$6];[confort.E$10])*[.R3]" office:value-type="float" office:value="0.101569361729048">
            <text:p>0,1016</text:p>
          </table:table-cell>
          <table:table-cell table:formula="of:=POWER([confort.$V$6];[confort.F$10])*[.S3]" office:value-type="float" office:value="0.0753960163517715">
            <text:p>0,0754</text:p>
          </table:table-cell>
          <table:table-cell table:formula="of:=POWER([confort.$V$6];[confort.G$10])*[.T3]" office:value-type="float" office:value="0.0344235784651998">
            <text:p>0,0344</text:p>
          </table:table-cell>
          <table:table-cell table:formula="of:=POWER([confort.$V$6];[confort.H$10])*[.U3]" office:value-type="float" office:value="0.449070056482276">
            <text:p>0,4491</text:p>
          </table:table-cell>
          <table:table-cell table:formula="of:=POWER([confort.$V$6];[confort.I$10])*[.V3]" office:value-type="float" office:value="0.19840307341896">
            <text:p>0,1984</text:p>
          </table:table-cell>
          <table:table-cell table:formula="of:=POWER([confort.$V$6];[confort.J$10])*[.W3]" office:value-type="float" office:value="0.0828964156441437">
            <text:p>0,0829</text:p>
          </table:table-cell>
          <table:table-cell table:formula="of:=POWER([confort.$V$6];[confort.K$10])*[.X3]" office:value-type="float" office:value="0.0867067513733275">
            <text:p>0,0867</text:p>
          </table:table-cell>
          <table:table-cell table:formula="of:=POWER([confort.$V$6];[confort.L$10])*[.Y3]" office:value-type="float" office:value="0.0655809652286231">
            <text:p>0,0656</text:p>
          </table:table-cell>
          <table:table-cell table:number-columns-repeated="5"/>
        </table:table-row>
        <table:table-row table:style-name="ro9">
          <table:table-cell table:style-name="ce5"/>
          <table:table-cell table:style-name="ce10" table:number-columns-repeated="12"/>
          <table:table-cell table:number-columns-repeated="14"/>
          <table:table-cell table:style-name="Default" table:number-columns-repeated="12"/>
          <table:table-cell table:number-columns-repeated="4"/>
        </table:table-row>
        <table:table-row table:style-name="ro10">
          <table:table-cell/>
          <table:table-cell table:style-name="ce10" table:number-columns-repeated="12"/>
          <table:table-cell table:number-columns-repeated="14"/>
          <table:table-cell table:style-name="Default" table:number-columns-repeated="12"/>
          <table:table-cell table:number-columns-repeated="4"/>
        </table:table-row>
        <table:table-row table:style-name="ro8">
          <table:table-cell office:value-type="string">
            <text:p>tcat_v01</text:p>
          </table:table-cell>
          <table:table-cell table:style-name="ce11" office:value-type="string">
            <text:p>coma</text:p>
          </table:table-cell>
          <table:table-cell table:style-name="ce11" office:value-type="string">
            <text:p>dot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q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g</text:p>
          </table:table-cell>
          <table:table-cell table:style-name="ce11" office:value-type="string">
            <text:p>k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m</text:p>
          </table:table-cell>
          <table:table-cell table:style-name="ce11" office:value-type="string">
            <text:p>ñ</text:p>
          </table:table-cell>
          <table:table-cell table:style-name="ce11" office:value-type="string">
            <text:p>grave</text:p>
          </table:table-cell>
          <table:table-cell table:style-name="ce11" office:value-type="string">
            <text:p>plus</text:p>
          </table:table-cell>
          <table:table-cell/>
          <table:table-cell table:formula="of:=VLOOKUP([.B6];[freqs.$A$1:.$C$35];3;0)" office:value-type="float" office:value="0.0120796687719043">
            <text:p>0,0121</text:p>
          </table:table-cell>
          <table:table-cell table:formula="of:=VLOOKUP([.C6];[freqs.$A$1:.$C$35];3;0)" office:value-type="float" office:value="0.0126349110361282">
            <text:p>0,0126</text:p>
          </table:table-cell>
          <table:table-cell table:formula="of:=VLOOKUP([.D6];[freqs.$A$1:.$C$35];3;0)" office:value-type="float" office:value="0.0252944221474836">
            <text:p>0,0253</text:p>
          </table:table-cell>
          <table:table-cell table:formula="of:=VLOOKUP([.E6];[freqs.$A$1:.$C$35];3;0)" office:value-type="float" office:value="0.00716687607160416">
            <text:p>0,0072</text:p>
          </table:table-cell>
          <table:table-cell table:formula="of:=VLOOKUP([.F6];[freqs.$A$1:.$C$35];3;0)" office:value-type="float" office:value="0.00643133100429973">
            <text:p>0,0064</text:p>
          </table:table-cell>
          <table:table-cell table:formula="of:=VLOOKUP([.G6];[freqs.$A$1:.$C$35];3;0)" office:value-type="float" office:value="0.0147724749153266">
            <text:p>0,0148</text:p>
          </table:table-cell>
          <table:table-cell table:formula="of:=VLOOKUP([.H6];[freqs.$A$1:.$C$35];3;0)" office:value-type="float" office:value="0.00211868742746626">
            <text:p>0,0021</text:p>
          </table:table-cell>
          <table:table-cell table:formula="of:=VLOOKUP([.I6];[freqs.$A$1:.$C$35];3;0)" office:value-type="float" office:value="0.0387723710301551">
            <text:p>0,0388</text:p>
          </table:table-cell>
          <table:table-cell table:formula="of:=VLOOKUP([.J6];[freqs.$A$1:.$C$35];3;0)" office:value-type="float" office:value="0.0289113032403852">
            <text:p>0,0289</text:p>
          </table:table-cell>
          <table:table-cell table:formula="of:=VLOOKUP([.K6];[freqs.$A$1:.$C$35];3;0)" office:value-type="float" office:value="0.000499256515799828">
            <text:p>0,0005</text:p>
          </table:table-cell>
          <table:table-cell table:formula="of:=VLOOKUP([.L6];[freqs.$A$1:.$C$35];3;0)" office:value-type="float" office:value="0.00472430635172545">
            <text:p>0,0047</text:p>
          </table:table-cell>
          <table:table-cell table:formula="of:=VLOOKUP([.M6];[freqs.$A$1:.$C$35];3;0)" office:value-type="float" office:value="0.000558353412684873">
            <text:p>0,0006</text:p>
          </table:table-cell>
          <table:table-cell/>
          <table:table-cell table:formula="of:=POWER([confort.$V$6];[confort.B$8])*[.O6]" office:value-type="float" office:value="0.0828964156441437">
            <text:p>0,0829</text:p>
          </table:table-cell>
          <table:table-cell table:formula="of:=POWER([confort.$V$6];[confort.C$8])*[.P6]" office:value-type="float" office:value="0.0867067513733275">
            <text:p>0,0867</text:p>
          </table:table-cell>
          <table:table-cell table:formula="of:=POWER([confort.$V$6];[confort.D$8])*[.Q6]" office:value-type="float" office:value="0.173582320128938">
            <text:p>0,1736</text:p>
          </table:table-cell>
          <table:table-cell table:formula="of:=POWER([confort.$V$6];[confort.E$8])*[.R6]" office:value-type="float" office:value="0.0491825023450627">
            <text:p>0,0492</text:p>
          </table:table-cell>
          <table:table-cell table:formula="of:=POWER([confort.$V$6];[confort.F$8])*[.S6]" office:value-type="float" office:value="0.0441348432762905">
            <text:p>0,0441</text:p>
          </table:table-cell>
          <table:table-cell table:formula="of:=POWER([confort.$V$6];[confort.G$8])*[.T6]" office:value-type="float" office:value="0.0386984548131231">
            <text:p>0,0387</text:p>
          </table:table-cell>
          <table:table-cell table:formula="of:=POWER([confort.$V$6];[confort.H$8])*[.U6]" office:value-type="float" office:value="0.0145394378706608">
            <text:p>0,0145</text:p>
          </table:table-cell>
          <table:table-cell table:formula="of:=POWER([confort.$V$6];[confort.I$8])*[.V6]" office:value-type="float" office:value="0.266074396998387">
            <text:p>0,2661</text:p>
          </table:table-cell>
          <table:table-cell table:formula="of:=POWER([confort.$V$6];[confort.J$8])*[.W6]" office:value-type="float" office:value="0.19840307341896">
            <text:p>0,1984</text:p>
          </table:table-cell>
          <table:table-cell table:formula="of:=POWER([confort.$V$6];[confort.K$8])*[.X6]" office:value-type="float" office:value="0.0034261349734232">
            <text:p>0,0034</text:p>
          </table:table-cell>
          <table:table-cell table:formula="of:=POWER([confort.$V$6];[confort.L$8])*[.Y6]" office:value-type="float" office:value="0.0324204305894359">
            <text:p>0,0324</text:p>
          </table:table-cell>
          <table:table-cell table:formula="of:=POWER([confort.$V$6];[confort.M$8])*[.Z6]" office:value-type="float" office:value="0.00146268072441407">
            <text:p>0,0015</text:p>
          </table:table-cell>
          <table:table-cell table:number-columns-repeated="4"/>
        </table:table-row>
        <table:table-row table:style-name="ro8">
          <table:table-cell table:formula="of:=SUM([.O6:.Z8])" office:value-type="float" office:value="1">
            <text:p>1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i</text:p>
          </table:table-cell>
          <table:table-cell table:style-name="ce11" office:value-type="string">
            <text:p>o</text:p>
          </table:table-cell>
          <table:table-cell table:style-name="ce11" office:value-type="string">
            <text:p>u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s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acute</text:p>
          </table:table-cell>
          <table:table-cell table:style-name="ce11" office:value-type="string">
            <text:p>ç</text:p>
          </table:table-cell>
          <table:table-cell/>
          <table:table-cell table:formula="of:=VLOOKUP([.B7];[freqs.$A$1:.$C$35];3;0)" office:value-type="float" office:value="0.11002812427358">
            <text:p>0,1100</text:p>
          </table:table-cell>
          <table:table-cell table:formula="of:=VLOOKUP([.C7];[freqs.$A$1:.$C$35];3;0)" office:value-type="float" office:value="0.125734238429562">
            <text:p>0,1257</text:p>
          </table:table-cell>
          <table:table-cell table:formula="of:=VLOOKUP([.D7];[freqs.$A$1:.$C$35];3;0)" office:value-type="float" office:value="0.0705142897108441">
            <text:p>0,0705</text:p>
          </table:table-cell>
          <table:table-cell table:formula="of:=VLOOKUP([.E7];[freqs.$A$1:.$C$35];3;0)" office:value-type="float" office:value="0.0655672419568565">
            <text:p>0,0656</text:p>
          </table:table-cell>
          <table:table-cell table:formula="of:=VLOOKUP([.F7];[freqs.$A$1:.$C$35];3;0)" office:value-type="float" office:value="0.0363278298508016">
            <text:p>0,0363</text:p>
          </table:table-cell>
          <table:table-cell table:formula="of:=VLOOKUP([.G7];[freqs.$A$1:.$C$35];3;0)" office:value-type="float" office:value="0.0425841830294143">
            <text:p>0,0426</text:p>
          </table:table-cell>
          <table:table-cell table:formula="of:=VLOOKUP([.H7];[freqs.$A$1:.$C$35];3;0)" office:value-type="float" office:value="0.0640253260333321">
            <text:p>0,0640</text:p>
          </table:table-cell>
          <table:table-cell table:formula="of:=VLOOKUP([.I7];[freqs.$A$1:.$C$35];3;0)" office:value-type="float" office:value="0.0681329340432804">
            <text:p>0,0681</text:p>
          </table:table-cell>
          <table:table-cell table:formula="of:=VLOOKUP([.J7];[freqs.$A$1:.$C$35];3;0)" office:value-type="float" office:value="0.0654385053386745">
            <text:p>0,0654</text:p>
          </table:table-cell>
          <table:table-cell table:formula="of:=VLOOKUP([.K7];[freqs.$A$1:.$C$35];3;0)" office:value-type="float" office:value="0.0591944094026645">
            <text:p>0,0592</text:p>
          </table:table-cell>
          <table:table-cell table:formula="of:=VLOOKUP([.L7];[freqs.$A$1:.$C$35];3;0)" office:value-type="float" office:value="0.01284114627816">
            <text:p>0,0128</text:p>
          </table:table-cell>
          <table:table-cell table:formula="of:=VLOOKUP([.M7];[freqs.$A$1:.$C$35];3;0)" office:value-type="float" office:value="0.00050115347685664">
            <text:p>0,0005</text:p>
          </table:table-cell>
          <table:table-cell/>
          <table:table-cell table:formula="of:=POWER([confort.$V$6];[confort.B$9])*[.O7]" office:value-type="float" office:value="1.97799322223658">
            <text:p>1,9780</text:p>
          </table:table-cell>
          <table:table-cell table:formula="of:=POWER([confort.$V$6];[confort.C$9])*[.P7]" office:value-type="float" office:value="2.26034455334682">
            <text:p>2,2603</text:p>
          </table:table-cell>
          <table:table-cell table:formula="of:=POWER([confort.$V$6];[confort.D$9])*[.Q7]" office:value-type="float" office:value="1.26764668615157">
            <text:p>1,2676</text:p>
          </table:table-cell>
          <table:table-cell table:formula="of:=POWER([confort.$V$6];[confort.E$9])*[.R7]" office:value-type="float" office:value="1.17871281590638">
            <text:p>1,1787</text:p>
          </table:table-cell>
          <table:table-cell table:formula="of:=POWER([confort.$V$6];[confort.F$9])*[.S7]" office:value-type="float" office:value="0.249298796152921">
            <text:p>0,2493</text:p>
          </table:table-cell>
          <table:table-cell table:formula="of:=POWER([confort.$V$6];[confort.G$9])*[.T7]" office:value-type="float" office:value="0.292232858609757">
            <text:p>0,2922</text:p>
          </table:table-cell>
          <table:table-cell table:formula="of:=POWER([confort.$V$6];[confort.H$9])*[.U7]" office:value-type="float" office:value="1.15099354625486">
            <text:p>1,1510</text:p>
          </table:table-cell>
          <table:table-cell table:formula="of:=POWER([confort.$V$6];[confort.I$9])*[.V7]" office:value-type="float" office:value="1.22483667369999">
            <text:p>1,2248</text:p>
          </table:table-cell>
          <table:table-cell table:formula="of:=POWER([confort.$V$6];[confort.J$9])*[.W7]" office:value-type="float" office:value="1.17639849709109">
            <text:p>1,1764</text:p>
          </table:table-cell>
          <table:table-cell table:formula="of:=POWER([confort.$V$6];[confort.K$9])*[.X7]" office:value-type="float" office:value="1.06414738382378">
            <text:p>1,0641</text:p>
          </table:table-cell>
          <table:table-cell table:formula="of:=POWER([confort.$V$6];[confort.L$9])*[.Y7]" office:value-type="float" office:value="0.0881220354069183">
            <text:p>0,0881</text:p>
          </table:table-cell>
          <table:table-cell table:formula="of:=POWER([confort.$V$6];[confort.M$9])*[.Z7]" office:value-type="float" office:value="0.00131283791576825">
            <text:p>0,0013</text:p>
          </table:table-cell>
          <table:table-cell table:number-columns-repeated="4"/>
        </table:table-row>
        <table:table-row table:style-name="ro6">
          <table:table-cell table:style-name="ce8" table:formula="of:=SUM([.AB6:.AM8])" office:value-type="float" office:value="13.6677569684045">
            <text:p>13,667757</text:p>
          </table:table-cell>
          <table:table-cell table:style-name="ce11" office:value-type="string">
            <text:p>&lt;</text:p>
          </table:table-cell>
          <table:table-cell table:style-name="ce11" office:value-type="string">
            <text:p>minus</text:p>
          </table:table-cell>
          <table:table-cell table:style-name="ce11" office:value-type="string">
            <text:p>f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z</text:p>
          </table:table-cell>
          <table:table-cell table:style-name="ce11" office:value-type="string">
            <text:p>h</text:p>
          </table:table-cell>
          <table:table-cell table:style-name="ce11" office:value-type="string">
            <text:p>j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v</text:p>
          </table:table-cell>
          <table:table-cell table:style-name="ce12"/>
          <table:table-cell/>
          <table:table-cell table:formula="of:=VLOOKUP([.B8];[freqs.$A$1:.$C$35];3;0)" office:value-type="float" office:value="0.000258823105314759">
            <text:p>0,0003</text:p>
          </table:table-cell>
          <table:table-cell table:formula="of:=VLOOKUP([.C8];[freqs.$A$1:.$C$35];3;0)" office:value-type="float" office:value="0.00955646069311694">
            <text:p>0,0096</text:p>
          </table:table-cell>
          <table:table-cell table:formula="of:=VLOOKUP([.D8];[freqs.$A$1:.$C$35];3;0)" office:value-type="float" office:value="0.0115612120468347">
            <text:p>0,0116</text:p>
          </table:table-cell>
          <table:table-cell table:formula="of:=VLOOKUP([.E8];[freqs.$A$1:.$C$35];3;0)" office:value-type="float" office:value="0.0131406138004378">
            <text:p>0,0131</text:p>
          </table:table-cell>
          <table:table-cell table:formula="of:=VLOOKUP([.F8];[freqs.$A$1:.$C$35];3;0)" office:value-type="float" office:value="0.0033772913577953">
            <text:p>0,0034</text:p>
          </table:table-cell>
          <table:table-cell table:formula="of:=VLOOKUP([.G8];[freqs.$A$1:.$C$35];3;0)" office:value-type="float" office:value="0.00205569763609151">
            <text:p>0,0021</text:p>
          </table:table-cell>
          <table:table-cell table:formula="of:=VLOOKUP([.H8];[freqs.$A$1:.$C$35];3;0)" office:value-type="float" office:value="0.0138738210188987">
            <text:p>0,0139</text:p>
          </table:table-cell>
          <table:table-cell table:formula="of:=VLOOKUP([.I8];[freqs.$A$1:.$C$35];3;0)" office:value-type="float" office:value="0.00327893850225103">
            <text:p>0,0033</text:p>
          </table:table-cell>
          <table:table-cell table:formula="of:=VLOOKUP([.J8];[freqs.$A$1:.$C$35];3;0)" office:value-type="float" office:value="0.0521462579895484">
            <text:p>0,0521</text:p>
          </table:table-cell>
          <table:table-cell table:formula="of:=VLOOKUP([.K8];[freqs.$A$1:.$C$35];3;0)" office:value-type="float" office:value="0.00491082979276035">
            <text:p>0,0049</text:p>
          </table:table-cell>
          <table:table-cell table:formula="of:=VLOOKUP([.L8];[freqs.$A$1:.$C$35];3;0)" office:value-type="float" office:value="0.0109867103079604">
            <text:p>0,0110</text:p>
          </table:table-cell>
          <table:table-cell table:number-columns-repeated="2"/>
          <table:table-cell table:formula="of:=POWER([confort.$V$6];[confort.B$10])*[.O8]" office:value-type="float" office:value="0.000678021408262715">
            <text:p>0,0007</text:p>
          </table:table-cell>
          <table:table-cell table:formula="of:=POWER([confort.$V$6];[confort.C$10])*[.P8]" office:value-type="float" office:value="0.0655809652286231">
            <text:p>0,0656</text:p>
          </table:table-cell>
          <table:table-cell table:formula="of:=POWER([confort.$V$6];[confort.D$10])*[.Q8]" office:value-type="float" office:value="0.0302861263629687">
            <text:p>0,0303</text:p>
          </table:table-cell>
          <table:table-cell table:formula="of:=POWER([confort.$V$6];[confort.E$10])*[.R8]" office:value-type="float" office:value="0.0344235784651998">
            <text:p>0,0344</text:p>
          </table:table-cell>
          <table:table-cell table:formula="of:=POWER([confort.$V$6];[confort.F$10])*[.S8]" office:value-type="float" office:value="0.0231765749072801">
            <text:p>0,0232</text:p>
          </table:table-cell>
          <table:table-cell table:formula="of:=POWER([confort.$V$6];[confort.G$10])*[.T8]" office:value-type="float" office:value="0.00538517225689752">
            <text:p>0,0054</text:p>
          </table:table-cell>
          <table:table-cell table:formula="of:=POWER([confort.$V$6];[confort.H$10])*[.U8]" office:value-type="float" office:value="0.0952087392023562">
            <text:p>0,0952</text:p>
          </table:table-cell>
          <table:table-cell table:formula="of:=POWER([confort.$V$6];[confort.I$10])*[.V8]" office:value-type="float" office:value="0.022501630970742">
            <text:p>0,0225</text:p>
          </table:table-cell>
          <table:table-cell table:formula="of:=POWER([confort.$V$6];[confort.J$10])*[.W8]" office:value-type="float" office:value="0.357852351601101">
            <text:p>0,3579</text:p>
          </table:table-cell>
          <table:table-cell table:formula="of:=POWER([confort.$V$6];[confort.K$10])*[.X8]" office:value-type="float" office:value="0.0337004428966746">
            <text:p>0,0337</text:p>
          </table:table-cell>
          <table:table-cell table:formula="of:=POWER([confort.$V$6];[confort.L$10])*[.Y8]" office:value-type="float" office:value="0.0753960163517715">
            <text:p>0,0754</text:p>
          </table:table-cell>
          <table:table-cell table:number-columns-repeated="5"/>
        </table:table-row>
        <table:table-row table:style-name="ro6">
          <table:table-cell table:style-name="ce5"/>
          <table:table-cell table:style-name="ce12" table:number-columns-repeated="12"/>
          <table:table-cell table:number-columns-repeated="14"/>
          <table:table-cell table:style-name="Default" table:number-columns-repeated="12"/>
          <table:table-cell table:number-columns-repeated="4"/>
        </table:table-row>
        <table:table-row table:style-name="ro8">
          <table:table-cell/>
          <table:table-cell table:style-name="ce10" table:number-columns-repeated="12"/>
          <table:table-cell table:number-columns-repeated="14"/>
          <table:table-cell table:style-name="Default" table:number-columns-repeated="12"/>
          <table:table-cell table:number-columns-repeated="4"/>
        </table:table-row>
        <table:table-row table:style-name="ro8">
          <table:table-cell office:value-type="string">
            <text:p>dvorak_es</text:p>
          </table:table-cell>
          <table:table-cell table:style-name="ce13" office:value-type="string">
            <text:p>dot</text:p>
          </table:table-cell>
          <table:table-cell table:style-name="ce13" office:value-type="string">
            <text:p>coma</text:p>
          </table:table-cell>
          <table:table-cell table:style-name="ce13" office:value-type="string">
            <text:p>ñ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y</text:p>
          </table:table-cell>
          <table:table-cell table:style-name="ce13" office:value-type="string">
            <text:p>f</text:p>
          </table:table-cell>
          <table:table-cell table:style-name="ce13" office:value-type="string">
            <text:p>g</text:p>
          </table:table-cell>
          <table:table-cell table:style-name="ce13" office:value-type="string">
            <text:p>c</text:p>
          </table:table-cell>
          <table:table-cell table:style-name="ce13" office:value-type="string">
            <text:p>h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grave</text:p>
          </table:table-cell>
          <table:table-cell table:style-name="ce13" office:value-type="string">
            <text:p>plus</text:p>
          </table:table-cell>
          <table:table-cell/>
          <table:table-cell table:formula="of:=VLOOKUP([.B11];[freqs.$A$1:.$C$35];3;0)" office:value-type="float" office:value="0.0126349110361282">
            <text:p>0,0126</text:p>
          </table:table-cell>
          <table:table-cell table:formula="of:=VLOOKUP([.C11];[freqs.$A$1:.$C$35];3;0)" office:value-type="float" office:value="0.0120796687719043">
            <text:p>0,0121</text:p>
          </table:table-cell>
          <table:table-cell table:formula="of:=VLOOKUP([.D11];[freqs.$A$1:.$C$35];3;0)" office:value-type="float" office:value="0.000499256515799828">
            <text:p>0,0005</text:p>
          </table:table-cell>
          <table:table-cell table:formula="of:=VLOOKUP([.E11];[freqs.$A$1:.$C$35];3;0)" office:value-type="float" office:value="0.0252944221474836">
            <text:p>0,0253</text:p>
          </table:table-cell>
          <table:table-cell table:formula="of:=VLOOKUP([.F11];[freqs.$A$1:.$C$35];3;0)" office:value-type="float" office:value="0.00643133100429973">
            <text:p>0,0064</text:p>
          </table:table-cell>
          <table:table-cell table:formula="of:=VLOOKUP([.G11];[freqs.$A$1:.$C$35];3;0)" office:value-type="float" office:value="0.0115612120468347">
            <text:p>0,0116</text:p>
          </table:table-cell>
          <table:table-cell table:formula="of:=VLOOKUP([.H11];[freqs.$A$1:.$C$35];3;0)" office:value-type="float" office:value="0.0147724749153266">
            <text:p>0,0148</text:p>
          </table:table-cell>
          <table:table-cell table:formula="of:=VLOOKUP([.I11];[freqs.$A$1:.$C$35];3;0)" office:value-type="float" office:value="0.0387723710301551">
            <text:p>0,0388</text:p>
          </table:table-cell>
          <table:table-cell table:formula="of:=VLOOKUP([.J11];[freqs.$A$1:.$C$35];3;0)" office:value-type="float" office:value="0.0138738210188987">
            <text:p>0,0139</text:p>
          </table:table-cell>
          <table:table-cell table:formula="of:=VLOOKUP([.K11];[freqs.$A$1:.$C$35];3;0)" office:value-type="float" office:value="0.0521462579895484">
            <text:p>0,0521</text:p>
          </table:table-cell>
          <table:table-cell table:formula="of:=VLOOKUP([.L11];[freqs.$A$1:.$C$35];3;0)" office:value-type="float" office:value="0.00472430635172545">
            <text:p>0,0047</text:p>
          </table:table-cell>
          <table:table-cell table:formula="of:=VLOOKUP([.M11];[freqs.$A$1:.$C$35];3;0)" office:value-type="float" office:value="0.000558353412684873">
            <text:p>0,0006</text:p>
          </table:table-cell>
          <table:table-cell/>
          <table:table-cell table:formula="of:=POWER([confort.$V$6];[confort.B$8])*[.O11]" office:value-type="float" office:value="0.0867067513733275">
            <text:p>0,0867</text:p>
          </table:table-cell>
          <table:table-cell table:formula="of:=POWER([confort.$V$6];[confort.C$8])*[.P11]" office:value-type="float" office:value="0.0828964156441437">
            <text:p>0,0829</text:p>
          </table:table-cell>
          <table:table-cell table:formula="of:=POWER([confort.$V$6];[confort.D$8])*[.Q11]" office:value-type="float" office:value="0.0034261349734232">
            <text:p>0,0034</text:p>
          </table:table-cell>
          <table:table-cell table:formula="of:=POWER([confort.$V$6];[confort.E$8])*[.R11]" office:value-type="float" office:value="0.173582320128938">
            <text:p>0,1736</text:p>
          </table:table-cell>
          <table:table-cell table:formula="of:=POWER([confort.$V$6];[confort.F$8])*[.S11]" office:value-type="float" office:value="0.0441348432762905">
            <text:p>0,0441</text:p>
          </table:table-cell>
          <table:table-cell table:formula="of:=POWER([confort.$V$6];[confort.G$8])*[.T11]" office:value-type="float" office:value="0.0302861263629687">
            <text:p>0,0303</text:p>
          </table:table-cell>
          <table:table-cell table:formula="of:=POWER([confort.$V$6];[confort.H$8])*[.U11]" office:value-type="float" office:value="0.101375728407539">
            <text:p>0,1014</text:p>
          </table:table-cell>
          <table:table-cell table:formula="of:=POWER([confort.$V$6];[confort.I$8])*[.V11]" office:value-type="float" office:value="0.266074396998387">
            <text:p>0,2661</text:p>
          </table:table-cell>
          <table:table-cell table:formula="of:=POWER([confort.$V$6];[confort.J$8])*[.W11]" office:value-type="float" office:value="0.0952087392023562">
            <text:p>0,0952</text:p>
          </table:table-cell>
          <table:table-cell table:formula="of:=POWER([confort.$V$6];[confort.K$8])*[.X11]" office:value-type="float" office:value="0.357852351601101">
            <text:p>0,3579</text:p>
          </table:table-cell>
          <table:table-cell table:formula="of:=POWER([confort.$V$6];[confort.L$8])*[.Y11]" office:value-type="float" office:value="0.0324204305894359">
            <text:p>0,0324</text:p>
          </table:table-cell>
          <table:table-cell table:formula="of:=POWER([confort.$V$6];[confort.M$8])*[.Z11]" office:value-type="float" office:value="0.00146268072441407">
            <text:p>0,0015</text:p>
          </table:table-cell>
          <table:table-cell table:number-columns-repeated="4"/>
        </table:table-row>
        <table:table-row table:style-name="ro8">
          <table:table-cell table:formula="of:=SUM([.O11:.Z13])" office:value-type="float" office:value="1">
            <text:p>1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o</text:p>
          </table:table-cell>
          <table:table-cell table:style-name="ce13" office:value-type="string">
            <text:p>e</text:p>
          </table:table-cell>
          <table:table-cell table:style-name="ce13" office:value-type="string">
            <text:p>u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d</text:p>
          </table:table-cell>
          <table:table-cell table:style-name="ce13" office:value-type="string">
            <text:p>r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s</text:p>
          </table:table-cell>
          <table:table-cell table:style-name="ce13" office:value-type="string">
            <text:p>acute</text:p>
          </table:table-cell>
          <table:table-cell table:style-name="ce13" office:value-type="string">
            <text:p>ç</text:p>
          </table:table-cell>
          <table:table-cell/>
          <table:table-cell table:formula="of:=VLOOKUP([.B12];[freqs.$A$1:.$C$35];3;0)" office:value-type="float" office:value="0.11002812427358">
            <text:p>0,1100</text:p>
          </table:table-cell>
          <table:table-cell table:formula="of:=VLOOKUP([.C12];[freqs.$A$1:.$C$35];3;0)" office:value-type="float" office:value="0.0655672419568565">
            <text:p>0,0656</text:p>
          </table:table-cell>
          <table:table-cell table:formula="of:=VLOOKUP([.D12];[freqs.$A$1:.$C$35];3;0)" office:value-type="float" office:value="0.125734238429562">
            <text:p>0,1257</text:p>
          </table:table-cell>
          <table:table-cell table:formula="of:=VLOOKUP([.E12];[freqs.$A$1:.$C$35];3;0)" office:value-type="float" office:value="0.0363278298508016">
            <text:p>0,0363</text:p>
          </table:table-cell>
          <table:table-cell table:formula="of:=VLOOKUP([.F12];[freqs.$A$1:.$C$35];3;0)" office:value-type="float" office:value="0.0705142897108441">
            <text:p>0,0705</text:p>
          </table:table-cell>
          <table:table-cell table:formula="of:=VLOOKUP([.G12];[freqs.$A$1:.$C$35];3;0)" office:value-type="float" office:value="0.0425841830294143">
            <text:p>0,0426</text:p>
          </table:table-cell>
          <table:table-cell table:formula="of:=VLOOKUP([.H12];[freqs.$A$1:.$C$35];3;0)" office:value-type="float" office:value="0.0640253260333321">
            <text:p>0,0640</text:p>
          </table:table-cell>
          <table:table-cell table:formula="of:=VLOOKUP([.I12];[freqs.$A$1:.$C$35];3;0)" office:value-type="float" office:value="0.0591944094026645">
            <text:p>0,0592</text:p>
          </table:table-cell>
          <table:table-cell table:formula="of:=VLOOKUP([.J12];[freqs.$A$1:.$C$35];3;0)" office:value-type="float" office:value="0.0654385053386745">
            <text:p>0,0654</text:p>
          </table:table-cell>
          <table:table-cell table:formula="of:=VLOOKUP([.K12];[freqs.$A$1:.$C$35];3;0)" office:value-type="float" office:value="0.0681329340432804">
            <text:p>0,0681</text:p>
          </table:table-cell>
          <table:table-cell table:formula="of:=VLOOKUP([.L12];[freqs.$A$1:.$C$35];3;0)" office:value-type="float" office:value="0.01284114627816">
            <text:p>0,0128</text:p>
          </table:table-cell>
          <table:table-cell table:formula="of:=VLOOKUP([.M12];[freqs.$A$1:.$C$35];3;0)" office:value-type="float" office:value="0.00050115347685664">
            <text:p>0,0005</text:p>
          </table:table-cell>
          <table:table-cell/>
          <table:table-cell table:formula="of:=POWER([confort.$V$6];[confort.B$9])*[.O12]" office:value-type="float" office:value="1.97799322223658">
            <text:p>1,9780</text:p>
          </table:table-cell>
          <table:table-cell table:formula="of:=POWER([confort.$V$6];[confort.C$9])*[.P12]" office:value-type="float" office:value="1.17871281590638">
            <text:p>1,1787</text:p>
          </table:table-cell>
          <table:table-cell table:formula="of:=POWER([confort.$V$6];[confort.D$9])*[.Q12]" office:value-type="float" office:value="2.26034455334682">
            <text:p>2,2603</text:p>
          </table:table-cell>
          <table:table-cell table:formula="of:=POWER([confort.$V$6];[confort.E$9])*[.R12]" office:value-type="float" office:value="0.653071218816585">
            <text:p>0,6531</text:p>
          </table:table-cell>
          <table:table-cell table:formula="of:=POWER([confort.$V$6];[confort.F$9])*[.S12]" office:value-type="float" office:value="0.483902495929132">
            <text:p>0,4839</text:p>
          </table:table-cell>
          <table:table-cell table:formula="of:=POWER([confort.$V$6];[confort.G$9])*[.T12]" office:value-type="float" office:value="0.292232858609757">
            <text:p>0,2922</text:p>
          </table:table-cell>
          <table:table-cell table:formula="of:=POWER([confort.$V$6];[confort.H$9])*[.U12]" office:value-type="float" office:value="1.15099354625486">
            <text:p>1,1510</text:p>
          </table:table-cell>
          <table:table-cell table:formula="of:=POWER([confort.$V$6];[confort.I$9])*[.V12]" office:value-type="float" office:value="1.06414738382378">
            <text:p>1,0641</text:p>
          </table:table-cell>
          <table:table-cell table:formula="of:=POWER([confort.$V$6];[confort.J$9])*[.W12]" office:value-type="float" office:value="1.17639849709109">
            <text:p>1,1764</text:p>
          </table:table-cell>
          <table:table-cell table:formula="of:=POWER([confort.$V$6];[confort.K$9])*[.X12]" office:value-type="float" office:value="1.22483667369999">
            <text:p>1,2248</text:p>
          </table:table-cell>
          <table:table-cell table:formula="of:=POWER([confort.$V$6];[confort.L$9])*[.Y12]" office:value-type="float" office:value="0.0881220354069183">
            <text:p>0,0881</text:p>
          </table:table-cell>
          <table:table-cell table:formula="of:=POWER([confort.$V$6];[confort.M$9])*[.Z12]" office:value-type="float" office:value="0.00131283791576825">
            <text:p>0,0013</text:p>
          </table:table-cell>
          <table:table-cell table:number-columns-repeated="4"/>
        </table:table-row>
        <table:table-row table:style-name="ro8">
          <table:table-cell table:style-name="ce8" table:formula="of:=SUM([.AB11:.AM13])" office:value-type="float" office:value="13.3497822071875">
            <text:p>13,349782</text:p>
          </table:table-cell>
          <table:table-cell table:style-name="ce13" office:value-type="string">
            <text:p>&lt;</text:p>
          </table:table-cell>
          <table:table-cell table:style-name="ce13" office:value-type="string">
            <text:p>minus</text:p>
          </table:table-cell>
          <table:table-cell table:style-name="ce13" office:value-type="string">
            <text:p>q</text:p>
          </table:table-cell>
          <table:table-cell table:style-name="ce13" office:value-type="string">
            <text:p>j</text:p>
          </table:table-cell>
          <table:table-cell table:style-name="ce13" office:value-type="string">
            <text:p>k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b</text:p>
          </table:table-cell>
          <table:table-cell table:style-name="ce13" office:value-type="string">
            <text:p>m</text:p>
          </table:table-cell>
          <table:table-cell table:style-name="ce13" office:value-type="string">
            <text:p>w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z</text:p>
          </table:table-cell>
          <table:table-cell table:style-name="ce18"/>
          <table:table-cell/>
          <table:table-cell table:formula="of:=VLOOKUP([.B13];[freqs.$A$1:.$C$35];3;0)" office:value-type="float" office:value="0.000258823105314759">
            <text:p>0,0003</text:p>
          </table:table-cell>
          <table:table-cell table:formula="of:=VLOOKUP([.C13];[freqs.$A$1:.$C$35];3;0)" office:value-type="float" office:value="0.00955646069311694">
            <text:p>0,0096</text:p>
          </table:table-cell>
          <table:table-cell table:formula="of:=VLOOKUP([.D13];[freqs.$A$1:.$C$35];3;0)" office:value-type="float" office:value="0.00716687607160416">
            <text:p>0,0072</text:p>
          </table:table-cell>
          <table:table-cell table:formula="of:=VLOOKUP([.E13];[freqs.$A$1:.$C$35];3;0)" office:value-type="float" office:value="0.00327893850225103">
            <text:p>0,0033</text:p>
          </table:table-cell>
          <table:table-cell table:formula="of:=VLOOKUP([.F13];[freqs.$A$1:.$C$35];3;0)" office:value-type="float" office:value="0.00211868742746626">
            <text:p>0,0021</text:p>
          </table:table-cell>
          <table:table-cell table:formula="of:=VLOOKUP([.G13];[freqs.$A$1:.$C$35];3;0)" office:value-type="float" office:value="0.00491082979276035">
            <text:p>0,0049</text:p>
          </table:table-cell>
          <table:table-cell table:formula="of:=VLOOKUP([.H13];[freqs.$A$1:.$C$35];3;0)" office:value-type="float" office:value="0.0131406138004378">
            <text:p>0,0131</text:p>
          </table:table-cell>
          <table:table-cell table:formula="of:=VLOOKUP([.I13];[freqs.$A$1:.$C$35];3;0)" office:value-type="float" office:value="0.0289113032403852">
            <text:p>0,0289</text:p>
          </table:table-cell>
          <table:table-cell table:formula="of:=VLOOKUP([.J13];[freqs.$A$1:.$C$35];3;0)" office:value-type="float" office:value="0.0033772913577953">
            <text:p>0,0034</text:p>
          </table:table-cell>
          <table:table-cell table:formula="of:=VLOOKUP([.K13];[freqs.$A$1:.$C$35];3;0)" office:value-type="float" office:value="0.0109867103079604">
            <text:p>0,0110</text:p>
          </table:table-cell>
          <table:table-cell table:formula="of:=VLOOKUP([.L13];[freqs.$A$1:.$C$35];3;0)" office:value-type="float" office:value="0.00205569763609151">
            <text:p>0,0021</text:p>
          </table:table-cell>
          <table:table-cell table:number-columns-repeated="2"/>
          <table:table-cell table:formula="of:=POWER([confort.$V$6];[confort.B$10])*[.O13]" office:value-type="float" office:value="0.000678021408262715">
            <text:p>0,0007</text:p>
          </table:table-cell>
          <table:table-cell table:formula="of:=POWER([confort.$V$6];[confort.C$10])*[.P13]" office:value-type="float" office:value="0.0655809652286231">
            <text:p>0,0656</text:p>
          </table:table-cell>
          <table:table-cell table:formula="of:=POWER([confort.$V$6];[confort.D$10])*[.Q13]" office:value-type="float" office:value="0.018774581199016">
            <text:p>0,0188</text:p>
          </table:table-cell>
          <table:table-cell table:formula="of:=POWER([confort.$V$6];[confort.E$10])*[.R13]" office:value-type="float" office:value="0.0085896137371485">
            <text:p>0,0086</text:p>
          </table:table-cell>
          <table:table-cell table:formula="of:=POWER([confort.$V$6];[confort.F$10])*[.S13]" office:value-type="float" office:value="0.0145394378706608">
            <text:p>0,0145</text:p>
          </table:table-cell>
          <table:table-cell table:formula="of:=POWER([confort.$V$6];[confort.G$10])*[.T13]" office:value-type="float" office:value="0.0128645691341066">
            <text:p>0,0129</text:p>
          </table:table-cell>
          <table:table-cell table:formula="of:=POWER([confort.$V$6];[confort.H$10])*[.U13]" office:value-type="float" office:value="0.0901771235610238">
            <text:p>0,0902</text:p>
          </table:table-cell>
          <table:table-cell table:formula="of:=POWER([confort.$V$6];[confort.I$10])*[.V13]" office:value-type="float" office:value="0.19840307341896">
            <text:p>0,1984</text:p>
          </table:table-cell>
          <table:table-cell table:formula="of:=POWER([confort.$V$6];[confort.J$10])*[.W13]" office:value-type="float" office:value="0.0231765749072801">
            <text:p>0,0232</text:p>
          </table:table-cell>
          <table:table-cell table:formula="of:=POWER([confort.$V$6];[confort.K$10])*[.X13]" office:value-type="float" office:value="0.0753960163517715">
            <text:p>0,0754</text:p>
          </table:table-cell>
          <table:table-cell table:formula="of:=POWER([confort.$V$6];[confort.L$10])*[.Y13]" office:value-type="float" office:value="0.0141071720506506">
            <text:p>0,0141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10" table:number-columns-repeated="12"/>
          <table:table-cell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  <table:table-row table:style-name="ro1">
          <table:table-cell/>
          <table:table-cell table:style-name="ce10" table:number-columns-repeated="12"/>
          <table:table-cell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  <table:table-row table:style-name="ro8">
          <table:table-cell office:value-type="string">
            <text:p>tcat_vtest</text:p>
          </table:table-cell>
          <table:table-cell table:style-name="ce14" office:value-type="string">
            <text:p>coma</text:p>
          </table:table-cell>
          <table:table-cell table:style-name="ce14" office:value-type="string">
            <text:p>t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q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g</text:p>
          </table:table-cell>
          <table:table-cell table:style-name="ce14" office:value-type="string">
            <text:p>k</text:p>
          </table:table-cell>
          <table:table-cell table:style-name="ce14" office:value-type="string">
            <text:p>c</text:p>
          </table:table-cell>
          <table:table-cell table:style-name="ce14" office:value-type="string">
            <text:p>m</text:p>
          </table:table-cell>
          <table:table-cell table:style-name="ce14" office:value-type="string">
            <text:p>ñ</text:p>
          </table:table-cell>
          <table:table-cell table:style-name="ce14" office:value-type="string">
            <text:p>grave</text:p>
          </table:table-cell>
          <table:table-cell table:style-name="ce14" office:value-type="string">
            <text:p>plus</text:p>
          </table:table-cell>
          <table:table-cell/>
          <table:table-cell table:formula="of:=VLOOKUP([.B16];[freqs.$A$1:.$C$35];3;0)" office:value-type="float" office:value="0.0120796687719043">
            <text:p>0,0121</text:p>
          </table:table-cell>
          <table:table-cell table:formula="of:=VLOOKUP([.C16];[freqs.$A$1:.$C$35];3;0)" office:value-type="float" office:value="0.0591944094026645">
            <text:p>0,0592</text:p>
          </table:table-cell>
          <table:table-cell table:formula="of:=VLOOKUP([.D16];[freqs.$A$1:.$C$35];3;0)" office:value-type="float" office:value="0.0252944221474836">
            <text:p>0,0253</text:p>
          </table:table-cell>
          <table:table-cell table:formula="of:=VLOOKUP([.E16];[freqs.$A$1:.$C$35];3;0)" office:value-type="float" office:value="0.00716687607160416">
            <text:p>0,0072</text:p>
          </table:table-cell>
          <table:table-cell table:formula="of:=VLOOKUP([.F16];[freqs.$A$1:.$C$35];3;0)" office:value-type="float" office:value="0.00643133100429973">
            <text:p>0,0064</text:p>
          </table:table-cell>
          <table:table-cell table:formula="of:=VLOOKUP([.G16];[freqs.$A$1:.$C$35];3;0)" office:value-type="float" office:value="0.0147724749153266">
            <text:p>0,0148</text:p>
          </table:table-cell>
          <table:table-cell table:formula="of:=VLOOKUP([.H16];[freqs.$A$1:.$C$35];3;0)" office:value-type="float" office:value="0.00211868742746626">
            <text:p>0,0021</text:p>
          </table:table-cell>
          <table:table-cell table:formula="of:=VLOOKUP([.I16];[freqs.$A$1:.$C$35];3;0)" office:value-type="float" office:value="0.0387723710301551">
            <text:p>0,0388</text:p>
          </table:table-cell>
          <table:table-cell table:formula="of:=VLOOKUP([.J16];[freqs.$A$1:.$C$35];3;0)" office:value-type="float" office:value="0.0289113032403852">
            <text:p>0,0289</text:p>
          </table:table-cell>
          <table:table-cell table:formula="of:=VLOOKUP([.K16];[freqs.$A$1:.$C$35];3;0)" office:value-type="float" office:value="0.000499256515799828">
            <text:p>0,0005</text:p>
          </table:table-cell>
          <table:table-cell table:formula="of:=VLOOKUP([.L16];[freqs.$A$1:.$C$35];3;0)" office:value-type="float" office:value="0.00472430635172545">
            <text:p>0,0047</text:p>
          </table:table-cell>
          <table:table-cell table:formula="of:=VLOOKUP([.M16];[freqs.$A$1:.$C$35];3;0)" office:value-type="float" office:value="0.000558353412684873">
            <text:p>0,0006</text:p>
          </table:table-cell>
          <table:table-cell/>
          <table:table-cell table:formula="of:=POWER([confort.$V$6];[confort.B$8])*[.O16]" office:value-type="float" office:value="0.0828964156441437">
            <text:p>0,0829</text:p>
          </table:table-cell>
          <table:table-cell table:formula="of:=POWER([confort.$V$6];[confort.C$8])*[.P16]" office:value-type="float" office:value="0.406220109036922">
            <text:p>0,4062</text:p>
          </table:table-cell>
          <table:table-cell table:formula="of:=POWER([confort.$V$6];[confort.D$8])*[.Q16]" office:value-type="float" office:value="0.173582320128938">
            <text:p>0,1736</text:p>
          </table:table-cell>
          <table:table-cell table:formula="of:=POWER([confort.$V$6];[confort.E$8])*[.R16]" office:value-type="float" office:value="0.0491825023450627">
            <text:p>0,0492</text:p>
          </table:table-cell>
          <table:table-cell table:formula="of:=POWER([confort.$V$6];[confort.F$8])*[.S16]" office:value-type="float" office:value="0.0441348432762905">
            <text:p>0,0441</text:p>
          </table:table-cell>
          <table:table-cell table:formula="of:=POWER([confort.$V$6];[confort.G$8])*[.T16]" office:value-type="float" office:value="0.0386984548131231">
            <text:p>0,0387</text:p>
          </table:table-cell>
          <table:table-cell table:formula="of:=POWER([confort.$V$6];[confort.H$8])*[.U16]" office:value-type="float" office:value="0.0145394378706608">
            <text:p>0,0145</text:p>
          </table:table-cell>
          <table:table-cell table:formula="of:=POWER([confort.$V$6];[confort.I$8])*[.V16]" office:value-type="float" office:value="0.266074396998387">
            <text:p>0,2661</text:p>
          </table:table-cell>
          <table:table-cell table:formula="of:=POWER([confort.$V$6];[confort.J$8])*[.W16]" office:value-type="float" office:value="0.19840307341896">
            <text:p>0,1984</text:p>
          </table:table-cell>
          <table:table-cell table:formula="of:=POWER([confort.$V$6];[confort.K$8])*[.X16]" office:value-type="float" office:value="0.0034261349734232">
            <text:p>0,0034</text:p>
          </table:table-cell>
          <table:table-cell table:formula="of:=POWER([confort.$V$6];[confort.L$8])*[.Y16]" office:value-type="float" office:value="0.0324204305894359">
            <text:p>0,0324</text:p>
          </table:table-cell>
          <table:table-cell table:formula="of:=POWER([confort.$V$6];[confort.M$8])*[.Z16]" office:value-type="float" office:value="0.00146268072441407">
            <text:p>0,0015</text:p>
          </table:table-cell>
          <table:table-cell table:number-columns-repeated="4"/>
        </table:table-row>
        <table:table-row table:style-name="ro8">
          <table:table-cell table:formula="of:=SUM([.O16:.Z18])" office:value-type="float" office:value="1">
            <text:p>1</text:p>
          </table:table-cell>
          <table:table-cell table:style-name="ce14" office:value-type="string">
            <text:p>a</text:p>
          </table:table-cell>
          <table:table-cell table:style-name="ce14" office:value-type="string">
            <text:p>e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o</text:p>
          </table:table-cell>
          <table:table-cell table:style-name="ce14" office:value-type="string">
            <text:p>u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dot</text:p>
          </table:table-cell>
          <table:table-cell table:style-name="ce14" office:value-type="string">
            <text:p>acute</text:p>
          </table:table-cell>
          <table:table-cell table:style-name="ce14" office:value-type="string">
            <text:p>ç</text:p>
          </table:table-cell>
          <table:table-cell/>
          <table:table-cell table:formula="of:=VLOOKUP([.B17];[freqs.$A$1:.$C$35];3;0)" office:value-type="float" office:value="0.11002812427358">
            <text:p>0,1100</text:p>
          </table:table-cell>
          <table:table-cell table:formula="of:=VLOOKUP([.C17];[freqs.$A$1:.$C$35];3;0)" office:value-type="float" office:value="0.125734238429562">
            <text:p>0,1257</text:p>
          </table:table-cell>
          <table:table-cell table:formula="of:=VLOOKUP([.D17];[freqs.$A$1:.$C$35];3;0)" office:value-type="float" office:value="0.0705142897108441">
            <text:p>0,0705</text:p>
          </table:table-cell>
          <table:table-cell table:formula="of:=VLOOKUP([.E17];[freqs.$A$1:.$C$35];3;0)" office:value-type="float" office:value="0.0655672419568565">
            <text:p>0,0656</text:p>
          </table:table-cell>
          <table:table-cell table:formula="of:=VLOOKUP([.F17];[freqs.$A$1:.$C$35];3;0)" office:value-type="float" office:value="0.0363278298508016">
            <text:p>0,0363</text:p>
          </table:table-cell>
          <table:table-cell table:formula="of:=VLOOKUP([.G17];[freqs.$A$1:.$C$35];3;0)" office:value-type="float" office:value="0.0425841830294143">
            <text:p>0,0426</text:p>
          </table:table-cell>
          <table:table-cell table:formula="of:=VLOOKUP([.H17];[freqs.$A$1:.$C$35];3;0)" office:value-type="float" office:value="0.0640253260333321">
            <text:p>0,0640</text:p>
          </table:table-cell>
          <table:table-cell table:formula="of:=VLOOKUP([.I17];[freqs.$A$1:.$C$35];3;0)" office:value-type="float" office:value="0.0681329340432804">
            <text:p>0,0681</text:p>
          </table:table-cell>
          <table:table-cell table:formula="of:=VLOOKUP([.J17];[freqs.$A$1:.$C$35];3;0)" office:value-type="float" office:value="0.0654385053386745">
            <text:p>0,0654</text:p>
          </table:table-cell>
          <table:table-cell table:formula="of:=VLOOKUP([.K17];[freqs.$A$1:.$C$35];3;0)" office:value-type="float" office:value="0.0126349110361282">
            <text:p>0,0126</text:p>
          </table:table-cell>
          <table:table-cell table:formula="of:=VLOOKUP([.L17];[freqs.$A$1:.$C$35];3;0)" office:value-type="float" office:value="0.01284114627816">
            <text:p>0,0128</text:p>
          </table:table-cell>
          <table:table-cell table:formula="of:=VLOOKUP([.M17];[freqs.$A$1:.$C$35];3;0)" office:value-type="float" office:value="0.00050115347685664">
            <text:p>0,0005</text:p>
          </table:table-cell>
          <table:table-cell/>
          <table:table-cell table:formula="of:=POWER([confort.$V$6];[confort.B$9])*[.O17]" office:value-type="float" office:value="1.97799322223658">
            <text:p>1,9780</text:p>
          </table:table-cell>
          <table:table-cell table:formula="of:=POWER([confort.$V$6];[confort.C$9])*[.P17]" office:value-type="float" office:value="2.26034455334682">
            <text:p>2,2603</text:p>
          </table:table-cell>
          <table:table-cell table:formula="of:=POWER([confort.$V$6];[confort.D$9])*[.Q17]" office:value-type="float" office:value="1.26764668615157">
            <text:p>1,2676</text:p>
          </table:table-cell>
          <table:table-cell table:formula="of:=POWER([confort.$V$6];[confort.E$9])*[.R17]" office:value-type="float" office:value="1.17871281590638">
            <text:p>1,1787</text:p>
          </table:table-cell>
          <table:table-cell table:formula="of:=POWER([confort.$V$6];[confort.F$9])*[.S17]" office:value-type="float" office:value="0.249298796152921">
            <text:p>0,2493</text:p>
          </table:table-cell>
          <table:table-cell table:formula="of:=POWER([confort.$V$6];[confort.G$9])*[.T17]" office:value-type="float" office:value="0.292232858609757">
            <text:p>0,2922</text:p>
          </table:table-cell>
          <table:table-cell table:formula="of:=POWER([confort.$V$6];[confort.H$9])*[.U17]" office:value-type="float" office:value="1.15099354625486">
            <text:p>1,1510</text:p>
          </table:table-cell>
          <table:table-cell table:formula="of:=POWER([confort.$V$6];[confort.I$9])*[.V17]" office:value-type="float" office:value="1.22483667369999">
            <text:p>1,2248</text:p>
          </table:table-cell>
          <table:table-cell table:formula="of:=POWER([confort.$V$6];[confort.J$9])*[.W17]" office:value-type="float" office:value="1.17639849709109">
            <text:p>1,1764</text:p>
          </table:table-cell>
          <table:table-cell table:formula="of:=POWER([confort.$V$6];[confort.K$9])*[.X17]" office:value-type="float" office:value="0.227139820459747">
            <text:p>0,2271</text:p>
          </table:table-cell>
          <table:table-cell table:formula="of:=POWER([confort.$V$6];[confort.L$9])*[.Y17]" office:value-type="float" office:value="0.0881220354069183">
            <text:p>0,0881</text:p>
          </table:table-cell>
          <table:table-cell table:formula="of:=POWER([confort.$V$6];[confort.M$9])*[.Z17]" office:value-type="float" office:value="0.00131283791576825">
            <text:p>0,0013</text:p>
          </table:table-cell>
          <table:table-cell table:number-columns-repeated="4"/>
        </table:table-row>
        <table:table-row table:style-name="ro6">
          <table:table-cell table:style-name="ce8" table:formula="of:=SUM([.AB16:.AM18])" office:value-type="float" office:value="13.150262762704">
            <text:p>13,150263</text:p>
          </table:table-cell>
          <table:table-cell table:style-name="ce14" office:value-type="string">
            <text:p>&lt;</text:p>
          </table:table-cell>
          <table:table-cell table:style-name="ce14" office:value-type="string">
            <text:p>minus</text:p>
          </table:table-cell>
          <table:table-cell table:style-name="ce14" office:value-type="string">
            <text:p>f</text:p>
          </table:table-cell>
          <table:table-cell table:style-name="ce14" office:value-type="string">
            <text:p>b</text:p>
          </table:table-cell>
          <table:table-cell table:style-name="ce14" office:value-type="string">
            <text:p>w</text:p>
          </table:table-cell>
          <table:table-cell table:style-name="ce14" office:value-type="string">
            <text:p>z</text:p>
          </table:table-cell>
          <table:table-cell table:style-name="ce14" office:value-type="string">
            <text:p>h</text:p>
          </table:table-cell>
          <table:table-cell table:style-name="ce14" office:value-type="string">
            <text:p>j</text:p>
          </table:table-cell>
          <table:table-cell table:style-name="ce14" office:value-type="string">
            <text:p>l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v</text:p>
          </table:table-cell>
          <table:table-cell table:style-name="ce17"/>
          <table:table-cell/>
          <table:table-cell table:formula="of:=VLOOKUP([.B18];[freqs.$A$1:.$C$35];3;0)" office:value-type="float" office:value="0.000258823105314759">
            <text:p>0,0003</text:p>
          </table:table-cell>
          <table:table-cell table:formula="of:=VLOOKUP([.C18];[freqs.$A$1:.$C$35];3;0)" office:value-type="float" office:value="0.00955646069311694">
            <text:p>0,0096</text:p>
          </table:table-cell>
          <table:table-cell table:formula="of:=VLOOKUP([.D18];[freqs.$A$1:.$C$35];3;0)" office:value-type="float" office:value="0.0115612120468347">
            <text:p>0,0116</text:p>
          </table:table-cell>
          <table:table-cell table:formula="of:=VLOOKUP([.E18];[freqs.$A$1:.$C$35];3;0)" office:value-type="float" office:value="0.0131406138004378">
            <text:p>0,0131</text:p>
          </table:table-cell>
          <table:table-cell table:formula="of:=VLOOKUP([.F18];[freqs.$A$1:.$C$35];3;0)" office:value-type="float" office:value="0.0033772913577953">
            <text:p>0,0034</text:p>
          </table:table-cell>
          <table:table-cell table:formula="of:=VLOOKUP([.G18];[freqs.$A$1:.$C$35];3;0)" office:value-type="float" office:value="0.00205569763609151">
            <text:p>0,0021</text:p>
          </table:table-cell>
          <table:table-cell table:formula="of:=VLOOKUP([.H18];[freqs.$A$1:.$C$35];3;0)" office:value-type="float" office:value="0.0138738210188987">
            <text:p>0,0139</text:p>
          </table:table-cell>
          <table:table-cell table:formula="of:=VLOOKUP([.I18];[freqs.$A$1:.$C$35];3;0)" office:value-type="float" office:value="0.00327893850225103">
            <text:p>0,0033</text:p>
          </table:table-cell>
          <table:table-cell table:formula="of:=VLOOKUP([.J18];[freqs.$A$1:.$C$35];3;0)" office:value-type="float" office:value="0.0521462579895484">
            <text:p>0,0521</text:p>
          </table:table-cell>
          <table:table-cell table:formula="of:=VLOOKUP([.K18];[freqs.$A$1:.$C$35];3;0)" office:value-type="float" office:value="0.00491082979276035">
            <text:p>0,0049</text:p>
          </table:table-cell>
          <table:table-cell table:formula="of:=VLOOKUP([.L18];[freqs.$A$1:.$C$35];3;0)" office:value-type="float" office:value="0.0109867103079604">
            <text:p>0,0110</text:p>
          </table:table-cell>
          <table:table-cell table:number-columns-repeated="2"/>
          <table:table-cell table:formula="of:=POWER([confort.$V$6];[confort.B$10])*[.O18]" office:value-type="float" office:value="0.000678021408262715">
            <text:p>0,0007</text:p>
          </table:table-cell>
          <table:table-cell table:formula="of:=POWER([confort.$V$6];[confort.C$10])*[.P18]" office:value-type="float" office:value="0.0655809652286231">
            <text:p>0,0656</text:p>
          </table:table-cell>
          <table:table-cell table:formula="of:=POWER([confort.$V$6];[confort.D$10])*[.Q18]" office:value-type="float" office:value="0.0302861263629687">
            <text:p>0,0303</text:p>
          </table:table-cell>
          <table:table-cell table:formula="of:=POWER([confort.$V$6];[confort.E$10])*[.R18]" office:value-type="float" office:value="0.0344235784651998">
            <text:p>0,0344</text:p>
          </table:table-cell>
          <table:table-cell table:formula="of:=POWER([confort.$V$6];[confort.F$10])*[.S18]" office:value-type="float" office:value="0.0231765749072801">
            <text:p>0,0232</text:p>
          </table:table-cell>
          <table:table-cell table:formula="of:=POWER([confort.$V$6];[confort.G$10])*[.T18]" office:value-type="float" office:value="0.00538517225689752">
            <text:p>0,0054</text:p>
          </table:table-cell>
          <table:table-cell table:formula="of:=POWER([confort.$V$6];[confort.H$10])*[.U18]" office:value-type="float" office:value="0.0952087392023562">
            <text:p>0,0952</text:p>
          </table:table-cell>
          <table:table-cell table:formula="of:=POWER([confort.$V$6];[confort.I$10])*[.V18]" office:value-type="float" office:value="0.022501630970742">
            <text:p>0,0225</text:p>
          </table:table-cell>
          <table:table-cell table:formula="of:=POWER([confort.$V$6];[confort.J$10])*[.W18]" office:value-type="float" office:value="0.357852351601101">
            <text:p>0,3579</text:p>
          </table:table-cell>
          <table:table-cell table:formula="of:=POWER([confort.$V$6];[confort.K$10])*[.X18]" office:value-type="float" office:value="0.0337004428966746">
            <text:p>0,0337</text:p>
          </table:table-cell>
          <table:table-cell table:formula="of:=POWER([confort.$V$6];[confort.L$10])*[.Y18]" office:value-type="float" office:value="0.0753960163517715">
            <text:p>0,0754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  <table:table-row table:style-name="ro8">
          <table:table-cell office:value-type="string">
            <text:p>tcat_vtest2</text:p>
          </table:table-cell>
          <table:table-cell table:style-name="ce15" table:formula="of:=IF([tmp.I1]=&quot;&quot;;&quot;?&quot;;[tmp.I1])" office:value-type="string" office:string-value="u">
            <text:p>u</text:p>
          </table:table-cell>
          <table:table-cell table:style-name="ce15" table:formula="of:=IF([tmp.J1]=&quot;&quot;;&quot;?&quot;;[tmp.J1])" office:value-type="string" office:string-value="j">
            <text:p>j</text:p>
          </table:table-cell>
          <table:table-cell table:style-name="ce15" table:formula="of:=IF([tmp.K1]=&quot;&quot;;&quot;?&quot;;[tmp.K1])" office:value-type="string" office:string-value="k">
            <text:p>k</text:p>
          </table:table-cell>
          <table:table-cell table:style-name="ce15" table:formula="of:=IF([tmp.L1]=&quot;&quot;;&quot;?&quot;;[tmp.L1])" office:value-type="string" office:string-value="y">
            <text:p>y</text:p>
          </table:table-cell>
          <table:table-cell table:style-name="ce15" table:formula="of:=IF([tmp.M1]=&quot;&quot;;&quot;?&quot;;[tmp.M1])" office:value-type="string" office:string-value="q">
            <text:p>q</text:p>
          </table:table-cell>
          <table:table-cell table:style-name="ce15" table:formula="of:=IF([tmp.N1]=&quot;&quot;;&quot;?&quot;;[tmp.N1])" office:value-type="string" office:string-value="w">
            <text:p>w</text:p>
          </table:table-cell>
          <table:table-cell table:style-name="ce15" table:formula="of:=IF([tmp.O1]=&quot;&quot;;&quot;?&quot;;[tmp.O1])" office:value-type="string" office:string-value="c">
            <text:p>c</text:p>
          </table:table-cell>
          <table:table-cell table:style-name="ce15" table:formula="of:=IF([tmp.P1]=&quot;&quot;;&quot;?&quot;;[tmp.P1])" office:value-type="string" office:string-value="d">
            <text:p>d</text:p>
          </table:table-cell>
          <table:table-cell table:style-name="ce15" table:formula="of:=IF([tmp.Q1]=&quot;&quot;;&quot;?&quot;;[tmp.Q1])" office:value-type="string" office:string-value="p">
            <text:p>p</text:p>
          </table:table-cell>
          <table:table-cell table:style-name="ce15" table:formula="of:=IF([tmp.R1]=&quot;&quot;;&quot;?&quot;;[tmp.R1])" office:value-type="string" office:string-value="grave">
            <text:p>grave</text:p>
          </table:table-cell>
          <table:table-cell table:style-name="ce15" table:formula="of:=IF([tmp.S1]=&quot;&quot;;&quot;?&quot;;[tmp.S1])" office:value-type="string" office:string-value="acute">
            <text:p>acute</text:p>
          </table:table-cell>
          <table:table-cell table:style-name="ce15" table:formula="of:=IF([tmp.T1]=&quot;&quot;;&quot;?&quot;;[tmp.T1])" office:value-type="string" office:string-value="plus">
            <text:p>plus</text:p>
          </table:table-cell>
          <table:table-cell/>
          <table:table-cell table:formula="of:=VLOOKUP([.B21];[freqs.$A$1:.$C$35];3;0)" office:value-type="float" office:value="0.0363278298508016">
            <text:p>0,0363</text:p>
          </table:table-cell>
          <table:table-cell table:formula="of:=VLOOKUP([.C21];[freqs.$A$1:.$C$35];3;0)" office:value-type="float" office:value="0.00327893850225103">
            <text:p>0,0033</text:p>
          </table:table-cell>
          <table:table-cell table:formula="of:=VLOOKUP([.D21];[freqs.$A$1:.$C$35];3;0)" office:value-type="float" office:value="0.00211868742746626">
            <text:p>0,0021</text:p>
          </table:table-cell>
          <table:table-cell table:formula="of:=VLOOKUP([.E21];[freqs.$A$1:.$C$35];3;0)" office:value-type="float" office:value="0.00643133100429973">
            <text:p>0,0064</text:p>
          </table:table-cell>
          <table:table-cell table:formula="of:=VLOOKUP([.F21];[freqs.$A$1:.$C$35];3;0)" office:value-type="float" office:value="0.00716687607160416">
            <text:p>0,0072</text:p>
          </table:table-cell>
          <table:table-cell table:formula="of:=VLOOKUP([.G21];[freqs.$A$1:.$C$35];3;0)" office:value-type="float" office:value="0.0033772913577953">
            <text:p>0,0034</text:p>
          </table:table-cell>
          <table:table-cell table:formula="of:=VLOOKUP([.H21];[freqs.$A$1:.$C$35];3;0)" office:value-type="float" office:value="0.0387723710301551">
            <text:p>0,0388</text:p>
          </table:table-cell>
          <table:table-cell table:formula="of:=VLOOKUP([.I21];[freqs.$A$1:.$C$35];3;0)" office:value-type="float" office:value="0.0425841830294143">
            <text:p>0,0426</text:p>
          </table:table-cell>
          <table:table-cell table:formula="of:=VLOOKUP([.J21];[freqs.$A$1:.$C$35];3;0)" office:value-type="float" office:value="0.0252944221474836">
            <text:p>0,0253</text:p>
          </table:table-cell>
          <table:table-cell table:formula="of:=VLOOKUP([.K21];[freqs.$A$1:.$C$35];3;0)" office:value-type="float" office:value="0.00472430635172545">
            <text:p>0,0047</text:p>
          </table:table-cell>
          <table:table-cell table:formula="of:=VLOOKUP([.L21];[freqs.$A$1:.$C$35];3;0)" office:value-type="float" office:value="0.01284114627816">
            <text:p>0,0128</text:p>
          </table:table-cell>
          <table:table-cell table:formula="of:=VLOOKUP([.M21];[freqs.$A$1:.$C$35];3;0)" office:value-type="float" office:value="0.000558353412684873">
            <text:p>0,0006</text:p>
          </table:table-cell>
          <table:table-cell/>
          <table:table-cell table:formula="of:=POWER([confort.$V$6];[confort.B$8])*[.O21]" office:value-type="float" office:value="0.249298796152921">
            <text:p>0,2493</text:p>
          </table:table-cell>
          <table:table-cell table:formula="of:=POWER([confort.$V$6];[confort.C$8])*[.P21]" office:value-type="float" office:value="0.022501630970742">
            <text:p>0,0225</text:p>
          </table:table-cell>
          <table:table-cell table:formula="of:=POWER([confort.$V$6];[confort.D$8])*[.Q21]" office:value-type="float" office:value="0.0145394378706608">
            <text:p>0,0145</text:p>
          </table:table-cell>
          <table:table-cell table:formula="of:=POWER([confort.$V$6];[confort.E$8])*[.R21]" office:value-type="float" office:value="0.0441348432762905">
            <text:p>0,0441</text:p>
          </table:table-cell>
          <table:table-cell table:formula="of:=POWER([confort.$V$6];[confort.F$8])*[.S21]" office:value-type="float" office:value="0.0491825023450627">
            <text:p>0,0492</text:p>
          </table:table-cell>
          <table:table-cell table:formula="of:=POWER([confort.$V$6];[confort.G$8])*[.T21]" office:value-type="float" office:value="0.00884726207013517">
            <text:p>0,0088</text:p>
          </table:table-cell>
          <table:table-cell table:formula="of:=POWER([confort.$V$6];[confort.H$8])*[.U21]" office:value-type="float" office:value="0.266074396998387">
            <text:p>0,2661</text:p>
          </table:table-cell>
          <table:table-cell table:formula="of:=POWER([confort.$V$6];[confort.I$8])*[.V21]" office:value-type="float" office:value="0.292232858609757">
            <text:p>0,2922</text:p>
          </table:table-cell>
          <table:table-cell table:formula="of:=POWER([confort.$V$6];[confort.J$8])*[.W21]" office:value-type="float" office:value="0.173582320128938">
            <text:p>0,1736</text:p>
          </table:table-cell>
          <table:table-cell table:formula="of:=POWER([confort.$V$6];[confort.K$8])*[.X21]" office:value-type="float" office:value="0.0324204305894359">
            <text:p>0,0324</text:p>
          </table:table-cell>
          <table:table-cell table:formula="of:=POWER([confort.$V$6];[confort.L$8])*[.Y21]" office:value-type="float" office:value="0.0881220354069183">
            <text:p>0,0881</text:p>
          </table:table-cell>
          <table:table-cell table:formula="of:=POWER([confort.$V$6];[confort.M$8])*[.Z21]" office:value-type="float" office:value="0.00146268072441407">
            <text:p>0,0015</text:p>
          </table:table-cell>
          <table:table-cell table:number-columns-repeated="4"/>
        </table:table-row>
        <table:table-row table:style-name="ro8">
          <table:table-cell table:formula="of:=SUM([.O21:.Z23])" office:value-type="float" office:value="1">
            <text:p>1</text:p>
          </table:table-cell>
          <table:table-cell table:style-name="ce15" table:formula="of:=IF([tmp.I2]=&quot;&quot;;&quot;?&quot;;[tmp.I2])" office:value-type="string" office:string-value="o">
            <text:p>o</text:p>
          </table:table-cell>
          <table:table-cell table:style-name="ce15" table:formula="of:=IF([tmp.J2]=&quot;&quot;;&quot;?&quot;;[tmp.J2])" office:value-type="string" office:string-value="i">
            <text:p>i</text:p>
          </table:table-cell>
          <table:table-cell table:style-name="ce15" table:formula="of:=IF([tmp.K2]=&quot;&quot;;&quot;?&quot;;[tmp.K2])" office:value-type="string" office:string-value="e">
            <text:p>e</text:p>
          </table:table-cell>
          <table:table-cell table:style-name="ce15" table:formula="of:=IF([tmp.L2]=&quot;&quot;;&quot;?&quot;;[tmp.L2])" office:value-type="string" office:string-value="a">
            <text:p>a</text:p>
          </table:table-cell>
          <table:table-cell table:style-name="ce15" table:formula="of:=IF([tmp.M2]=&quot;&quot;;&quot;?&quot;;[tmp.M2])" office:value-type="string" office:string-value="f">
            <text:p>f</text:p>
          </table:table-cell>
          <table:table-cell table:style-name="ce15" table:formula="of:=IF([tmp.N2]=&quot;&quot;;&quot;?&quot;;[tmp.N2])" office:value-type="string" office:string-value="g">
            <text:p>g</text:p>
          </table:table-cell>
          <table:table-cell table:style-name="ce15" table:formula="of:=IF([tmp.O2]=&quot;&quot;;&quot;?&quot;;[tmp.O2])" office:value-type="string" office:string-value="s">
            <text:p>s</text:p>
          </table:table-cell>
          <table:table-cell table:style-name="ce15" table:formula="of:=IF([tmp.P2]=&quot;&quot;;&quot;?&quot;;[tmp.P2])" office:value-type="string" office:string-value="r">
            <text:p>r</text:p>
          </table:table-cell>
          <table:table-cell table:style-name="ce15" table:formula="of:=IF([tmp.Q2]=&quot;&quot;;&quot;?&quot;;[tmp.Q2])" office:value-type="string" office:string-value="n">
            <text:p>n</text:p>
          </table:table-cell>
          <table:table-cell table:style-name="ce15" table:formula="of:=IF([tmp.R2]=&quot;&quot;;&quot;?&quot;;[tmp.R2])" office:value-type="string" office:string-value="t">
            <text:p>t</text:p>
          </table:table-cell>
          <table:table-cell table:style-name="ce15" table:formula="of:=IF([tmp.S2]=&quot;&quot;;&quot;?&quot;;[tmp.S2])" office:value-type="string" office:string-value="v">
            <text:p>v</text:p>
          </table:table-cell>
          <table:table-cell table:style-name="ce15" table:formula="of:=IF([tmp.T2]=&quot;&quot;;&quot;?&quot;;[tmp.T2])" office:value-type="string" office:string-value="minus">
            <text:p>minus</text:p>
          </table:table-cell>
          <table:table-cell/>
          <table:table-cell table:formula="of:=VLOOKUP([.B22];[freqs.$A$1:.$C$35];3;0)" office:value-type="float" office:value="0.0655672419568565">
            <text:p>0,0656</text:p>
          </table:table-cell>
          <table:table-cell table:formula="of:=VLOOKUP([.C22];[freqs.$A$1:.$C$35];3;0)" office:value-type="float" office:value="0.0705142897108441">
            <text:p>0,0705</text:p>
          </table:table-cell>
          <table:table-cell table:formula="of:=VLOOKUP([.D22];[freqs.$A$1:.$C$35];3;0)" office:value-type="float" office:value="0.125734238429562">
            <text:p>0,1257</text:p>
          </table:table-cell>
          <table:table-cell table:formula="of:=VLOOKUP([.E22];[freqs.$A$1:.$C$35];3;0)" office:value-type="float" office:value="0.11002812427358">
            <text:p>0,1100</text:p>
          </table:table-cell>
          <table:table-cell table:formula="of:=VLOOKUP([.F22];[freqs.$A$1:.$C$35];3;0)" office:value-type="float" office:value="0.0115612120468347">
            <text:p>0,0116</text:p>
          </table:table-cell>
          <table:table-cell table:formula="of:=VLOOKUP([.G22];[freqs.$A$1:.$C$35];3;0)" office:value-type="float" office:value="0.0147724749153266">
            <text:p>0,0148</text:p>
          </table:table-cell>
          <table:table-cell table:formula="of:=VLOOKUP([.H22];[freqs.$A$1:.$C$35];3;0)" office:value-type="float" office:value="0.0681329340432804">
            <text:p>0,0681</text:p>
          </table:table-cell>
          <table:table-cell table:formula="of:=VLOOKUP([.I22];[freqs.$A$1:.$C$35];3;0)" office:value-type="float" office:value="0.0640253260333321">
            <text:p>0,0640</text:p>
          </table:table-cell>
          <table:table-cell table:formula="of:=VLOOKUP([.J22];[freqs.$A$1:.$C$35];3;0)" office:value-type="float" office:value="0.0654385053386745">
            <text:p>0,0654</text:p>
          </table:table-cell>
          <table:table-cell table:formula="of:=VLOOKUP([.K22];[freqs.$A$1:.$C$35];3;0)" office:value-type="float" office:value="0.0591944094026645">
            <text:p>0,0592</text:p>
          </table:table-cell>
          <table:table-cell table:formula="of:=VLOOKUP([.L22];[freqs.$A$1:.$C$35];3;0)" office:value-type="float" office:value="0.0109867103079604">
            <text:p>0,0110</text:p>
          </table:table-cell>
          <table:table-cell table:formula="of:=VLOOKUP([.M22];[freqs.$A$1:.$C$35];3;0)" office:value-type="float" office:value="0.00955646069311694">
            <text:p>0,0096</text:p>
          </table:table-cell>
          <table:table-cell/>
          <table:table-cell table:formula="of:=POWER([confort.$V$6];[confort.B$9])*[.O22]" office:value-type="float" office:value="1.17871281590638">
            <text:p>1,1787</text:p>
          </table:table-cell>
          <table:table-cell table:formula="of:=POWER([confort.$V$6];[confort.C$9])*[.P22]" office:value-type="float" office:value="1.26764668615157">
            <text:p>1,2676</text:p>
          </table:table-cell>
          <table:table-cell table:formula="of:=POWER([confort.$V$6];[confort.D$9])*[.Q22]" office:value-type="float" office:value="2.26034455334682">
            <text:p>2,2603</text:p>
          </table:table-cell>
          <table:table-cell table:formula="of:=POWER([confort.$V$6];[confort.E$9])*[.R22]" office:value-type="float" office:value="1.97799322223658">
            <text:p>1,9780</text:p>
          </table:table-cell>
          <table:table-cell table:formula="of:=POWER([confort.$V$6];[confort.F$9])*[.S22]" office:value-type="float" office:value="0.0793385197294117">
            <text:p>0,0793</text:p>
          </table:table-cell>
          <table:table-cell table:formula="of:=POWER([confort.$V$6];[confort.G$9])*[.T22]" office:value-type="float" office:value="0.101375728407539">
            <text:p>0,1014</text:p>
          </table:table-cell>
          <table:table-cell table:formula="of:=POWER([confort.$V$6];[confort.H$9])*[.U22]" office:value-type="float" office:value="1.22483667369999">
            <text:p>1,2248</text:p>
          </table:table-cell>
          <table:table-cell table:formula="of:=POWER([confort.$V$6];[confort.I$9])*[.V22]" office:value-type="float" office:value="1.15099354625486">
            <text:p>1,1510</text:p>
          </table:table-cell>
          <table:table-cell table:formula="of:=POWER([confort.$V$6];[confort.J$9])*[.W22]" office:value-type="float" office:value="1.17639849709109">
            <text:p>1,1764</text:p>
          </table:table-cell>
          <table:table-cell table:formula="of:=POWER([confort.$V$6];[confort.K$9])*[.X22]" office:value-type="float" office:value="1.06414738382378">
            <text:p>1,0641</text:p>
          </table:table-cell>
          <table:table-cell table:formula="of:=POWER([confort.$V$6];[confort.L$9])*[.Y22]" office:value-type="float" office:value="0.0753960163517715">
            <text:p>0,0754</text:p>
          </table:table-cell>
          <table:table-cell table:formula="of:=POWER([confort.$V$6];[confort.M$9])*[.Z22]" office:value-type="float" office:value="0.0250344146411296">
            <text:p>0,0250</text:p>
          </table:table-cell>
          <table:table-cell table:number-columns-repeated="4"/>
        </table:table-row>
        <table:table-row table:style-name="ro8">
          <table:table-cell table:style-name="ce8" table:formula="of:=SUM([.AB21:.AM23])" office:value-type="float" office:value="13.7170063683586">
            <text:p>13,717006</text:p>
          </table:table-cell>
          <table:table-cell table:style-name="ce15" table:formula="of:=IF([tmp.H3]=&quot;&quot;;&quot;?&quot;;[tmp.H3])" office:value-type="string" office:string-value="&lt;">
            <text:p>&lt;</text:p>
          </table:table-cell>
          <table:table-cell table:style-name="ce15" table:formula="of:=IF([tmp.I3]=&quot;&quot;;&quot;?&quot;;[tmp.I3])" office:value-type="string" office:string-value="ç">
            <text:p>ç</text:p>
          </table:table-cell>
          <table:table-cell table:style-name="ce15" table:formula="of:=IF([tmp.J3]=&quot;&quot;;&quot;?&quot;;[tmp.J3])" office:value-type="string" office:string-value="ñ">
            <text:p>ñ</text:p>
          </table:table-cell>
          <table:table-cell table:style-name="ce15" table:formula="of:=IF([tmp.K3]=&quot;&quot;;&quot;?&quot;;[tmp.K3])" office:value-type="string" office:string-value="coma">
            <text:p>coma</text:p>
          </table:table-cell>
          <table:table-cell table:style-name="ce15" table:formula="of:=IF([tmp.L3]=&quot;&quot;;&quot;?&quot;;[tmp.L3])" office:value-type="string" office:string-value="z">
            <text:p>z</text:p>
          </table:table-cell>
          <table:table-cell table:style-name="ce15" table:formula="of:=IF([tmp.M3]=&quot;&quot;;&quot;?&quot;;[tmp.M3])" office:value-type="string" office:string-value="x">
            <text:p>x</text:p>
          </table:table-cell>
          <table:table-cell table:style-name="ce15" table:formula="of:=IF([tmp.N3]=&quot;&quot;;&quot;?&quot;;[tmp.N3])" office:value-type="string" office:string-value="m">
            <text:p>m</text:p>
          </table:table-cell>
          <table:table-cell table:style-name="ce15" table:formula="of:=IF([tmp.O3]=&quot;&quot;;&quot;?&quot;;[tmp.O3])" office:value-type="string" office:string-value="h">
            <text:p>h</text:p>
          </table:table-cell>
          <table:table-cell table:style-name="ce15" table:formula="of:=IF([tmp.P3]=&quot;&quot;;&quot;?&quot;;[tmp.P3])" office:value-type="string" office:string-value="l">
            <text:p>l</text:p>
          </table:table-cell>
          <table:table-cell table:style-name="ce15" table:formula="of:=IF([tmp.Q3]=&quot;&quot;;&quot;?&quot;;[tmp.Q3])" office:value-type="string" office:string-value="dot">
            <text:p>dot</text:p>
          </table:table-cell>
          <table:table-cell table:style-name="ce15" table:formula="of:=IF([tmp.R3]=&quot;&quot;;&quot;?&quot;;[tmp.R3])" office:value-type="string" office:string-value="b">
            <text:p>b</text:p>
          </table:table-cell>
          <table:table-cell table:style-name="ce19"/>
          <table:table-cell/>
          <table:table-cell table:formula="of:=VLOOKUP([.B23];[freqs.$A$1:.$C$35];3;0)" office:value-type="float" office:value="0.000258823105314759">
            <text:p>0,0003</text:p>
          </table:table-cell>
          <table:table-cell table:formula="of:=VLOOKUP([.C23];[freqs.$A$1:.$C$35];3;0)" office:value-type="float" office:value="0.00050115347685664">
            <text:p>0,0005</text:p>
          </table:table-cell>
          <table:table-cell table:formula="of:=VLOOKUP([.D23];[freqs.$A$1:.$C$35];3;0)" office:value-type="float" office:value="0.000499256515799828">
            <text:p>0,0005</text:p>
          </table:table-cell>
          <table:table-cell table:formula="of:=VLOOKUP([.E23];[freqs.$A$1:.$C$35];3;0)" office:value-type="float" office:value="0.0120796687719043">
            <text:p>0,0121</text:p>
          </table:table-cell>
          <table:table-cell table:formula="of:=VLOOKUP([.F23];[freqs.$A$1:.$C$35];3;0)" office:value-type="float" office:value="0.00205569763609151">
            <text:p>0,0021</text:p>
          </table:table-cell>
          <table:table-cell table:formula="of:=VLOOKUP([.G23];[freqs.$A$1:.$C$35];3;0)" office:value-type="float" office:value="0.00491082979276035">
            <text:p>0,0049</text:p>
          </table:table-cell>
          <table:table-cell table:formula="of:=VLOOKUP([.H23];[freqs.$A$1:.$C$35];3;0)" office:value-type="float" office:value="0.0289113032403852">
            <text:p>0,0289</text:p>
          </table:table-cell>
          <table:table-cell table:formula="of:=VLOOKUP([.I23];[freqs.$A$1:.$C$35];3;0)" office:value-type="float" office:value="0.0138738210188987">
            <text:p>0,0139</text:p>
          </table:table-cell>
          <table:table-cell table:formula="of:=VLOOKUP([.J23];[freqs.$A$1:.$C$35];3;0)" office:value-type="float" office:value="0.0521462579895484">
            <text:p>0,0521</text:p>
          </table:table-cell>
          <table:table-cell table:formula="of:=VLOOKUP([.K23];[freqs.$A$1:.$C$35];3;0)" office:value-type="float" office:value="0.0126349110361282">
            <text:p>0,0126</text:p>
          </table:table-cell>
          <table:table-cell table:formula="of:=VLOOKUP([.L23];[freqs.$A$1:.$C$35];3;0)" office:value-type="float" office:value="0.0131406138004378">
            <text:p>0,0131</text:p>
          </table:table-cell>
          <table:table-cell table:number-columns-repeated="2"/>
          <table:table-cell table:formula="of:=POWER([confort.$V$6];[confort.B$10])*[.O23]" office:value-type="float" office:value="0.000678021408262715">
            <text:p>0,0007</text:p>
          </table:table-cell>
          <table:table-cell table:formula="of:=POWER([confort.$V$6];[confort.C$10])*[.P23]" office:value-type="float" office:value="0.00343915281978931">
            <text:p>0,0034</text:p>
          </table:table-cell>
          <table:table-cell table:formula="of:=POWER([confort.$V$6];[confort.D$10])*[.Q23]" office:value-type="float" office:value="0.00130786857500714">
            <text:p>0,0013</text:p>
          </table:table-cell>
          <table:table-cell table:formula="of:=POWER([confort.$V$6];[confort.E$10])*[.R23]" office:value-type="float" office:value="0.0316442924294313">
            <text:p>0,0316</text:p>
          </table:table-cell>
          <table:table-cell table:formula="of:=POWER([confort.$V$6];[confort.F$10])*[.S23]" office:value-type="float" office:value="0.0141071720506506">
            <text:p>0,0141</text:p>
          </table:table-cell>
          <table:table-cell table:formula="of:=POWER([confort.$V$6];[confort.G$10])*[.T23]" office:value-type="float" office:value="0.0128645691341066">
            <text:p>0,0129</text:p>
          </table:table-cell>
          <table:table-cell table:formula="of:=POWER([confort.$V$6];[confort.H$10])*[.U23]" office:value-type="float" office:value="0.19840307341896">
            <text:p>0,1984</text:p>
          </table:table-cell>
          <table:table-cell table:formula="of:=POWER([confort.$V$6];[confort.I$10])*[.V23]" office:value-type="float" office:value="0.0952087392023562">
            <text:p>0,0952</text:p>
          </table:table-cell>
          <table:table-cell table:formula="of:=POWER([confort.$V$6];[confort.J$10])*[.W23]" office:value-type="float" office:value="0.357852351601101">
            <text:p>0,3579</text:p>
          </table:table-cell>
          <table:table-cell table:formula="of:=POWER([confort.$V$6];[confort.K$10])*[.X23]" office:value-type="float" office:value="0.0867067513733275">
            <text:p>0,0867</text:p>
          </table:table-cell>
          <table:table-cell table:formula="of:=POWER([confort.$V$6];[confort.L$10])*[.Y23]" office:value-type="float" office:value="0.0901771235610238">
            <text:p>0,0902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  <table:table-row table:style-name="ro8">
          <table:table-cell office:value-type="string">
            <text:p>tcat_v02</text:p>
          </table:table-cell>
          <table:table-cell table:style-name="ce16" office:value-type="string">
            <text:p>u</text:p>
          </table:table-cell>
          <table:table-cell table:style-name="ce16" office:value-type="string">
            <text:p>w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y</text:p>
          </table:table-cell>
          <table:table-cell table:style-name="ce16" office:value-type="string">
            <text:p>j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p</text:p>
          </table:table-cell>
          <table:table-cell table:style-name="ce16" office:value-type="string">
            <text:p>grave</text:p>
          </table:table-cell>
          <table:table-cell table:style-name="ce16" office:value-type="string">
            <text:p>acute</text:p>
          </table:table-cell>
          <table:table-cell table:style-name="ce16" office:value-type="string">
            <text:p>plus</text:p>
          </table:table-cell>
          <table:table-cell/>
          <table:table-cell table:formula="of:=VLOOKUP([.B26];[freqs.$A$1:.$C$35];3;0)" office:value-type="float" office:value="0.0363278298508016">
            <text:p>0,0363</text:p>
          </table:table-cell>
          <table:table-cell table:formula="of:=VLOOKUP([.C26];[freqs.$A$1:.$C$35];3;0)" office:value-type="float" office:value="0.0033772913577953">
            <text:p>0,0034</text:p>
          </table:table-cell>
          <table:table-cell table:formula="of:=VLOOKUP([.D26];[freqs.$A$1:.$C$35];3;0)" office:value-type="float" office:value="0.00491082979276035">
            <text:p>0,0049</text:p>
          </table:table-cell>
          <table:table-cell table:formula="of:=VLOOKUP([.E26];[freqs.$A$1:.$C$35];3;0)" office:value-type="float" office:value="0.00643133100429973">
            <text:p>0,0064</text:p>
          </table:table-cell>
          <table:table-cell table:formula="of:=VLOOKUP([.F26];[freqs.$A$1:.$C$35];3;0)" office:value-type="float" office:value="0.00327893850225103">
            <text:p>0,0033</text:p>
          </table:table-cell>
          <table:table-cell table:formula="of:=VLOOKUP([.G26];[freqs.$A$1:.$C$35];3;0)" office:value-type="float" office:value="0.00211868742746626">
            <text:p>0,0021</text:p>
          </table:table-cell>
          <table:table-cell table:formula="of:=VLOOKUP([.H26];[freqs.$A$1:.$C$35];3;0)" office:value-type="float" office:value="0.0387723710301551">
            <text:p>0,0388</text:p>
          </table:table-cell>
          <table:table-cell table:formula="of:=VLOOKUP([.I26];[freqs.$A$1:.$C$35];3;0)" office:value-type="float" office:value="0.0425841830294143">
            <text:p>0,0426</text:p>
          </table:table-cell>
          <table:table-cell table:formula="of:=VLOOKUP([.J26];[freqs.$A$1:.$C$35];3;0)" office:value-type="float" office:value="0.0252944221474836">
            <text:p>0,0253</text:p>
          </table:table-cell>
          <table:table-cell table:formula="of:=VLOOKUP([.K26];[freqs.$A$1:.$C$35];3;0)" office:value-type="float" office:value="0.00472430635172545">
            <text:p>0,0047</text:p>
          </table:table-cell>
          <table:table-cell table:formula="of:=VLOOKUP([.L26];[freqs.$A$1:.$C$35];3;0)" office:value-type="float" office:value="0.01284114627816">
            <text:p>0,0128</text:p>
          </table:table-cell>
          <table:table-cell table:formula="of:=VLOOKUP([.M26];[freqs.$A$1:.$C$35];3;0)" office:value-type="float" office:value="0.000558353412684873">
            <text:p>0,0006</text:p>
          </table:table-cell>
          <table:table-cell/>
          <table:table-cell table:formula="of:=POWER([confort.$V$6];[confort.B$8])*[.O26]" office:value-type="float" office:value="0.249298796152921">
            <text:p>0,2493</text:p>
          </table:table-cell>
          <table:table-cell table:formula="of:=POWER([confort.$V$6];[confort.C$8])*[.P26]" office:value-type="float" office:value="0.0231765749072801">
            <text:p>0,0232</text:p>
          </table:table-cell>
          <table:table-cell table:formula="of:=POWER([confort.$V$6];[confort.D$8])*[.Q26]" office:value-type="float" office:value="0.0337004428966746">
            <text:p>0,0337</text:p>
          </table:table-cell>
          <table:table-cell table:formula="of:=POWER([confort.$V$6];[confort.E$8])*[.R26]" office:value-type="float" office:value="0.0441348432762905">
            <text:p>0,0441</text:p>
          </table:table-cell>
          <table:table-cell table:formula="of:=POWER([confort.$V$6];[confort.F$8])*[.S26]" office:value-type="float" office:value="0.022501630970742">
            <text:p>0,0225</text:p>
          </table:table-cell>
          <table:table-cell table:formula="of:=POWER([confort.$V$6];[confort.G$8])*[.T26]" office:value-type="float" office:value="0.00555018235907577">
            <text:p>0,0056</text:p>
          </table:table-cell>
          <table:table-cell table:formula="of:=POWER([confort.$V$6];[confort.H$8])*[.U26]" office:value-type="float" office:value="0.266074396998387">
            <text:p>0,2661</text:p>
          </table:table-cell>
          <table:table-cell table:formula="of:=POWER([confort.$V$6];[confort.I$8])*[.V26]" office:value-type="float" office:value="0.292232858609757">
            <text:p>0,2922</text:p>
          </table:table-cell>
          <table:table-cell table:formula="of:=POWER([confort.$V$6];[confort.J$8])*[.W26]" office:value-type="float" office:value="0.173582320128938">
            <text:p>0,1736</text:p>
          </table:table-cell>
          <table:table-cell table:formula="of:=POWER([confort.$V$6];[confort.K$8])*[.X26]" office:value-type="float" office:value="0.0324204305894359">
            <text:p>0,0324</text:p>
          </table:table-cell>
          <table:table-cell table:formula="of:=POWER([confort.$V$6];[confort.L$8])*[.Y26]" office:value-type="float" office:value="0.0881220354069183">
            <text:p>0,0881</text:p>
          </table:table-cell>
          <table:table-cell table:formula="of:=POWER([confort.$V$6];[confort.M$8])*[.Z26]" office:value-type="float" office:value="0.00146268072441407">
            <text:p>0,0015</text:p>
          </table:table-cell>
          <table:table-cell table:number-columns-repeated="4"/>
        </table:table-row>
        <table:table-row table:style-name="ro8">
          <table:table-cell table:formula="of:=SUM([.O26:.Z28])" office:value-type="float" office:value="1">
            <text:p>1</text:p>
          </table:table-cell>
          <table:table-cell table:style-name="ce16" office:value-type="string">
            <text:p>o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a</text:p>
          </table:table-cell>
          <table:table-cell table:style-name="ce16" office:value-type="string">
            <text:p>e</text:p>
          </table:table-cell>
          <table:table-cell table:style-name="ce16" office:value-type="string">
            <text:p>h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s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n</text:p>
          </table:table-cell>
          <table:table-cell table:style-name="ce16" office:value-type="string">
            <text:p>dot</text:p>
          </table:table-cell>
          <table:table-cell table:style-name="ce16" office:value-type="string">
            <text:p>v</text:p>
          </table:table-cell>
          <table:table-cell table:style-name="ce16" office:value-type="string">
            <text:p>minus</text:p>
          </table:table-cell>
          <table:table-cell/>
          <table:table-cell table:formula="of:=VLOOKUP([.B27];[freqs.$A$1:.$C$35];3;0)" office:value-type="float" office:value="0.0655672419568565">
            <text:p>0,0656</text:p>
          </table:table-cell>
          <table:table-cell table:formula="of:=VLOOKUP([.C27];[freqs.$A$1:.$C$35];3;0)" office:value-type="float" office:value="0.0705142897108441">
            <text:p>0,0705</text:p>
          </table:table-cell>
          <table:table-cell table:formula="of:=VLOOKUP([.D27];[freqs.$A$1:.$C$35];3;0)" office:value-type="float" office:value="0.11002812427358">
            <text:p>0,1100</text:p>
          </table:table-cell>
          <table:table-cell table:formula="of:=VLOOKUP([.E27];[freqs.$A$1:.$C$35];3;0)" office:value-type="float" office:value="0.125734238429562">
            <text:p>0,1257</text:p>
          </table:table-cell>
          <table:table-cell table:formula="of:=VLOOKUP([.F27];[freqs.$A$1:.$C$35];3;0)" office:value-type="float" office:value="0.0138738210188987">
            <text:p>0,0139</text:p>
          </table:table-cell>
          <table:table-cell table:formula="of:=VLOOKUP([.G27];[freqs.$A$1:.$C$35];3;0)" office:value-type="float" office:value="0.0521462579895484">
            <text:p>0,0521</text:p>
          </table:table-cell>
          <table:table-cell table:formula="of:=VLOOKUP([.H27];[freqs.$A$1:.$C$35];3;0)" office:value-type="float" office:value="0.0681329340432804">
            <text:p>0,0681</text:p>
          </table:table-cell>
          <table:table-cell table:formula="of:=VLOOKUP([.I27];[freqs.$A$1:.$C$35];3;0)" office:value-type="float" office:value="0.0640253260333321">
            <text:p>0,0640</text:p>
          </table:table-cell>
          <table:table-cell table:formula="of:=VLOOKUP([.J27];[freqs.$A$1:.$C$35];3;0)" office:value-type="float" office:value="0.0654385053386745">
            <text:p>0,0654</text:p>
          </table:table-cell>
          <table:table-cell table:formula="of:=VLOOKUP([.K27];[freqs.$A$1:.$C$35];3;0)" office:value-type="float" office:value="0.0126349110361282">
            <text:p>0,0126</text:p>
          </table:table-cell>
          <table:table-cell table:formula="of:=VLOOKUP([.L27];[freqs.$A$1:.$C$35];3;0)" office:value-type="float" office:value="0.0109867103079604">
            <text:p>0,0110</text:p>
          </table:table-cell>
          <table:table-cell table:formula="of:=VLOOKUP([.M27];[freqs.$A$1:.$C$35];3;0)" office:value-type="float" office:value="0.00955646069311694">
            <text:p>0,0096</text:p>
          </table:table-cell>
          <table:table-cell/>
          <table:table-cell table:formula="of:=POWER([confort.$V$6];[confort.B$9])*[.O27]" office:value-type="float" office:value="1.17871281590638">
            <text:p>1,1787</text:p>
          </table:table-cell>
          <table:table-cell table:formula="of:=POWER([confort.$V$6];[confort.C$9])*[.P27]" office:value-type="float" office:value="1.26764668615157">
            <text:p>1,2676</text:p>
          </table:table-cell>
          <table:table-cell table:formula="of:=POWER([confort.$V$6];[confort.D$9])*[.Q27]" office:value-type="float" office:value="1.97799322223658">
            <text:p>1,9780</text:p>
          </table:table-cell>
          <table:table-cell table:formula="of:=POWER([confort.$V$6];[confort.E$9])*[.R27]" office:value-type="float" office:value="2.26034455334682">
            <text:p>2,2603</text:p>
          </table:table-cell>
          <table:table-cell table:formula="of:=POWER([confort.$V$6];[confort.F$9])*[.S27]" office:value-type="float" office:value="0.0952087392023562">
            <text:p>0,0952</text:p>
          </table:table-cell>
          <table:table-cell table:formula="of:=POWER([confort.$V$6];[confort.G$9])*[.T27]" office:value-type="float" office:value="0.357852351601101">
            <text:p>0,3579</text:p>
          </table:table-cell>
          <table:table-cell table:formula="of:=POWER([confort.$V$6];[confort.H$9])*[.U27]" office:value-type="float" office:value="1.22483667369999">
            <text:p>1,2248</text:p>
          </table:table-cell>
          <table:table-cell table:formula="of:=POWER([confort.$V$6];[confort.I$9])*[.V27]" office:value-type="float" office:value="1.15099354625486">
            <text:p>1,1510</text:p>
          </table:table-cell>
          <table:table-cell table:formula="of:=POWER([confort.$V$6];[confort.J$9])*[.W27]" office:value-type="float" office:value="1.17639849709109">
            <text:p>1,1764</text:p>
          </table:table-cell>
          <table:table-cell table:formula="of:=POWER([confort.$V$6];[confort.K$9])*[.X27]" office:value-type="float" office:value="0.227139820459747">
            <text:p>0,2271</text:p>
          </table:table-cell>
          <table:table-cell table:formula="of:=POWER([confort.$V$6];[confort.L$9])*[.Y27]" office:value-type="float" office:value="0.0753960163517715">
            <text:p>0,0754</text:p>
          </table:table-cell>
          <table:table-cell table:formula="of:=POWER([confort.$V$6];[confort.M$9])*[.Z27]" office:value-type="float" office:value="0.0250344146411296">
            <text:p>0,0250</text:p>
          </table:table-cell>
          <table:table-cell table:number-columns-repeated="4"/>
        </table:table-row>
        <table:table-row table:style-name="ro8">
          <table:table-cell table:style-name="ce8" table:formula="of:=SUM([.AB26:.AM28])" office:value-type="float" office:value="13.1952801726002">
            <text:p>13,195280</text:p>
          </table:table-cell>
          <table:table-cell table:style-name="ce16" office:value-type="string">
            <text:p>&lt;</text:p>
          </table:table-cell>
          <table:table-cell table:style-name="ce16" office:value-type="string">
            <text:p>ç</text:p>
          </table:table-cell>
          <table:table-cell table:style-name="ce16" office:value-type="string">
            <text:p>ñ</text:p>
          </table:table-cell>
          <table:table-cell table:style-name="ce16" office:value-type="string">
            <text:p>coma</text:p>
          </table:table-cell>
          <table:table-cell table:style-name="ce16" office:value-type="string">
            <text:p>z</text:p>
          </table:table-cell>
          <table:table-cell table:style-name="ce16" office:value-type="string">
            <text:p>q</text:p>
          </table:table-cell>
          <table:table-cell table:style-name="ce16" office:value-type="string">
            <text:p>m</text:p>
          </table:table-cell>
          <table:table-cell table:style-name="ce16" office:value-type="string">
            <text:p>g</text:p>
          </table:table-cell>
          <table:table-cell table:style-name="ce16" office:value-type="string">
            <text:p>f</text:p>
          </table:table-cell>
          <table:table-cell table:style-name="ce16" office:value-type="string">
            <text:p>t</text:p>
          </table:table-cell>
          <table:table-cell table:style-name="ce16" office:value-type="string">
            <text:p>b</text:p>
          </table:table-cell>
          <table:table-cell table:style-name="ce19"/>
          <table:table-cell/>
          <table:table-cell table:formula="of:=VLOOKUP([.B28];[freqs.$A$1:.$C$35];3;0)" office:value-type="float" office:value="0.000258823105314759">
            <text:p>0,0003</text:p>
          </table:table-cell>
          <table:table-cell table:formula="of:=VLOOKUP([.C28];[freqs.$A$1:.$C$35];3;0)" office:value-type="float" office:value="0.00050115347685664">
            <text:p>0,0005</text:p>
          </table:table-cell>
          <table:table-cell table:formula="of:=VLOOKUP([.D28];[freqs.$A$1:.$C$35];3;0)" office:value-type="float" office:value="0.000499256515799828">
            <text:p>0,0005</text:p>
          </table:table-cell>
          <table:table-cell table:formula="of:=VLOOKUP([.E28];[freqs.$A$1:.$C$35];3;0)" office:value-type="float" office:value="0.0120796687719043">
            <text:p>0,0121</text:p>
          </table:table-cell>
          <table:table-cell table:formula="of:=VLOOKUP([.F28];[freqs.$A$1:.$C$35];3;0)" office:value-type="float" office:value="0.00205569763609151">
            <text:p>0,0021</text:p>
          </table:table-cell>
          <table:table-cell table:formula="of:=VLOOKUP([.G28];[freqs.$A$1:.$C$35];3;0)" office:value-type="float" office:value="0.00716687607160416">
            <text:p>0,0072</text:p>
          </table:table-cell>
          <table:table-cell table:formula="of:=VLOOKUP([.H28];[freqs.$A$1:.$C$35];3;0)" office:value-type="float" office:value="0.0289113032403852">
            <text:p>0,0289</text:p>
          </table:table-cell>
          <table:table-cell table:formula="of:=VLOOKUP([.I28];[freqs.$A$1:.$C$35];3;0)" office:value-type="float" office:value="0.0147724749153266">
            <text:p>0,0148</text:p>
          </table:table-cell>
          <table:table-cell table:formula="of:=VLOOKUP([.J28];[freqs.$A$1:.$C$35];3;0)" office:value-type="float" office:value="0.0115612120468347">
            <text:p>0,0116</text:p>
          </table:table-cell>
          <table:table-cell table:formula="of:=VLOOKUP([.K28];[freqs.$A$1:.$C$35];3;0)" office:value-type="float" office:value="0.0591944094026645">
            <text:p>0,0592</text:p>
          </table:table-cell>
          <table:table-cell table:formula="of:=VLOOKUP([.L28];[freqs.$A$1:.$C$35];3;0)" office:value-type="float" office:value="0.0131406138004378">
            <text:p>0,0131</text:p>
          </table:table-cell>
          <table:table-cell table:number-columns-repeated="2"/>
          <table:table-cell table:formula="of:=POWER([confort.$V$6];[confort.B$10])*[.O28]" office:value-type="float" office:value="0.000678021408262715">
            <text:p>0,0007</text:p>
          </table:table-cell>
          <table:table-cell table:formula="of:=POWER([confort.$V$6];[confort.C$10])*[.P28]" office:value-type="float" office:value="0.00343915281978931">
            <text:p>0,0034</text:p>
          </table:table-cell>
          <table:table-cell table:formula="of:=POWER([confort.$V$6];[confort.D$10])*[.Q28]" office:value-type="float" office:value="0.00130786857500714">
            <text:p>0,0013</text:p>
          </table:table-cell>
          <table:table-cell table:formula="of:=POWER([confort.$V$6];[confort.E$10])*[.R28]" office:value-type="float" office:value="0.0316442924294313">
            <text:p>0,0316</text:p>
          </table:table-cell>
          <table:table-cell table:formula="of:=POWER([confort.$V$6];[confort.F$10])*[.S28]" office:value-type="float" office:value="0.0141071720506506">
            <text:p>0,0141</text:p>
          </table:table-cell>
          <table:table-cell table:formula="of:=POWER([confort.$V$6];[confort.G$10])*[.T28]" office:value-type="float" office:value="0.018774581199016">
            <text:p>0,0188</text:p>
          </table:table-cell>
          <table:table-cell table:formula="of:=POWER([confort.$V$6];[confort.H$10])*[.U28]" office:value-type="float" office:value="0.19840307341896">
            <text:p>0,1984</text:p>
          </table:table-cell>
          <table:table-cell table:formula="of:=POWER([confort.$V$6];[confort.I$10])*[.V28]" office:value-type="float" office:value="0.101375728407539">
            <text:p>0,1014</text:p>
          </table:table-cell>
          <table:table-cell table:formula="of:=POWER([confort.$V$6];[confort.J$10])*[.W28]" office:value-type="float" office:value="0.0793385197294117">
            <text:p>0,0793</text:p>
          </table:table-cell>
          <table:table-cell table:formula="of:=POWER([confort.$V$6];[confort.K$10])*[.X28]" office:value-type="float" office:value="0.406220109036922">
            <text:p>0,4062</text:p>
          </table:table-cell>
          <table:table-cell table:formula="of:=POWER([confort.$V$6];[confort.L$10])*[.Y28]" office:value-type="float" office:value="0.0901771235610238">
            <text:p>0,0902</text:p>
          </table:table-cell>
          <table:table-cell table:number-columns-repeated="5"/>
        </table:table-row>
        <table:table-row table:style-name="ro1" table:number-rows-repeated="7">
          <table:table-cell table:number-columns-repeated="14"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  <table:table-row table:style-name="ro1">
          <table:table-cell table:number-columns-repeated="14"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</table:table>
      <table:table table:name="pairstudy" table:style-name="ta1">
        <office:forms form:automatic-focus="false" form:apply-design-mode="false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number-columns-repeated="3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number-columns-repeated="15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11" table:number-columns-repeated="2" table:default-cell-style-name="Default"/>
        <table:table-column table:style-name="co4" table:default-cell-style-name="Default"/>
        <table:table-column table:style-name="co24" table:number-columns-repeated="8" table:default-cell-style-name="ce5"/>
        <table:table-column table:style-name="co25" table:default-cell-style-name="ce5"/>
        <table:table-column table:style-name="co24" table:number-columns-repeated="5" table:default-cell-style-name="ce5"/>
        <table:table-column table:style-name="co25" table:number-columns-repeated="9" table:default-cell-style-name="ce5"/>
        <table:table-column table:style-name="co4" table:number-columns-repeated="16" table:default-cell-style-name="Default"/>
        <table:table-row table:style-name="ro6">
          <table:table-cell office:value-type="string">
            <text:p>qwerty</text:p>
          </table:table-cell>
          <table:table-cell table:style-name="ce17" office:value-type="string">
            <text:p>q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e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y</text:p>
          </table:table-cell>
          <table:table-cell table:style-name="ce17" office:value-type="string">
            <text:p>u</text:p>
          </table:table-cell>
          <table:table-cell table:style-name="ce17" office:value-type="string">
            <text:p>i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`</text:p>
          </table:table-cell>
          <table:table-cell table:style-name="ce21" office:value-type="string">
            <text:p>plus</text:p>
          </table:table-cell>
          <table:table-cell/>
          <table:table-cell table:formula="of:=[.B1]&amp;[.B2]" office:value-type="string" office:string-value="qa">
            <text:p>qa</text:p>
          </table:table-cell>
          <table:table-cell table:formula="of:=[.C1]&amp;[.C2]" office:value-type="string" office:string-value="ws">
            <text:p>ws</text:p>
          </table:table-cell>
          <table:table-cell table:formula="of:=[.D1]&amp;[.D2]" office:value-type="string" office:string-value="ed">
            <text:p>ed</text:p>
          </table:table-cell>
          <table:table-cell table:formula="of:=[.E1]&amp;[.E2]" office:value-type="string" office:string-value="rf">
            <text:p>rf</text:p>
          </table:table-cell>
          <table:table-cell table:formula="of:=[.E1]&amp;[.F1]" office:value-type="string" office:string-value="rt">
            <text:p>rt</text:p>
          </table:table-cell>
          <table:table-cell table:formula="of:=[.E1]&amp;[.F2]" office:value-type="string" office:string-value="rg">
            <text:p>rg</text:p>
          </table:table-cell>
          <table:table-cell table:formula="of:=[.E1]&amp;[.G3]" office:value-type="string" office:string-value="rb">
            <text:p>rb</text:p>
          </table:table-cell>
          <table:table-cell table:formula="of:=[.F1]&amp;[.F2]" office:value-type="string" office:string-value="tg">
            <text:p>tg</text:p>
          </table:table-cell>
          <table:table-cell table:formula="of:=[.G1]&amp;[.G2]" office:value-type="string" office:string-value="yh">
            <text:p>yh</text:p>
          </table:table-cell>
          <table:table-cell table:formula="of:=[.G1]&amp;[.H1]" office:value-type="string" office:string-value="yu">
            <text:p>yu</text:p>
          </table:table-cell>
          <table:table-cell table:formula="of:=[.G2]&amp;[.H1]" office:value-type="string" office:string-value="hu">
            <text:p>hu</text:p>
          </table:table-cell>
          <table:table-cell table:formula="of:=[.H3]&amp;[.H1]" office:value-type="string" office:string-value="nu">
            <text:p>nu</text:p>
          </table:table-cell>
          <table:table-cell table:formula="of:=[.I1]&amp;[.I2]" office:value-type="string" office:string-value="ik">
            <text:p>ik</text:p>
          </table:table-cell>
          <table:table-cell table:formula="of:=[.J1]&amp;[.J2]" office:value-type="string" office:string-value="ol">
            <text:p>ol</text:p>
          </table:table-cell>
          <table:table-cell table:formula="of:=[.K1]&amp;[.K2]" office:value-type="string" office:string-value="pñ">
            <text:p>pñ</text:p>
          </table:table-cell>
          <table:table-cell table:formula="of:=[.K1]&amp;[.L1]" office:value-type="string" office:string-value="p`">
            <text:p>p`</text:p>
          </table:table-cell>
          <table:table-cell table:formula="of:=[.K1]&amp;[.L2]" office:value-type="string" office:string-value="p´">
            <text:p>p´</text:p>
          </table:table-cell>
          <table:table-cell table:formula="of:=[.K1]&amp;[.M1]" office:value-type="string" office:string-value="pplus">
            <text:p>pplus</text:p>
          </table:table-cell>
          <table:table-cell table:formula="of:=[.M2]&amp;[.K1]" office:value-type="string" office:string-value="çp">
            <text:p>çp</text:p>
          </table:table-cell>
          <table:table-cell/>
          <table:table-cell table:formula="of:=VLOOKUP([.O1];[freqspar.$A$4:.$B$1000];2;0 )" office:value-type="percentage" office:value="0.000000954687355802431">
            <text:p>0,00%</text:p>
          </table:table-cell>
          <table:table-cell table:formula="of:=VLOOKUP([.P1];[freqspar.$A$4:.$B$1000];2;0 )" office:value-type="percentage" office:value="0.00012599393461308">
            <text:p>0,01%</text:p>
          </table:table-cell>
          <table:table-cell table:formula="of:=VLOOKUP([.Q1];[freqspar.$A$4:.$B$1000];2;0 )" office:value-type="percentage" office:value="0.0027003634819681">
            <text:p>0,27%</text:p>
          </table:table-cell>
          <table:table-cell table:formula="of:=VLOOKUP([.R1];[freqspar.$A$4:.$B$1000];2;0 )" office:value-type="percentage" office:value="0.000934698672078967">
            <text:p>0,09%</text:p>
          </table:table-cell>
          <table:table-cell table:formula="of:=VLOOKUP([.S1];[freqspar.$A$4:.$B$1000];2;0 )" office:value-type="percentage" office:value="0.00369221639442871">
            <text:p>0,37%</text:p>
          </table:table-cell>
          <table:table-cell table:formula="of:=VLOOKUP([.T1];[freqspar.$A$4:.$B$1000];2;0 )" office:value-type="percentage" office:value="0.000198730063255927">
            <text:p>0,02%</text:p>
          </table:table-cell>
          <table:table-cell table:formula="of:=VLOOKUP([.U1];[freqspar.$A$4:.$B$1000];2;0 )" office:value-type="percentage" office:value="0.000624748716255641">
            <text:p>0,06%</text:p>
          </table:table-cell>
          <table:table-cell table:formula="of:=VLOOKUP([.V1];[freqspar.$A$4:.$B$1000];2;0 )" office:value-type="percentage" office:value="0.000279409086651211">
            <text:p>0,03%</text:p>
          </table:table-cell>
          <table:table-cell table:formula="of:=VLOOKUP([.W1];[freqspar.$A$4:.$B$1000];2;0 )" office:value-type="percentage" office:value="0">
            <text:p>#N/D</text:p>
          </table:table-cell>
          <table:table-cell table:formula="of:=VLOOKUP([.X1];[freqspar.$A$4:.$B$1000];2;0 )" office:value-type="percentage" office:value="0.0000669561335876314">
            <text:p>0,01%</text:p>
          </table:table-cell>
          <table:table-cell table:formula="of:=VLOOKUP([.Y1];[freqspar.$A$4:.$B$1000];2;0 )" office:value-type="percentage" office:value="0.000126393805790926">
            <text:p>0,01%</text:p>
          </table:table-cell>
          <table:table-cell table:formula="of:=VLOOKUP([.Z1];[freqspar.$A$4:.$B$1000];2;0 )" office:value-type="percentage" office:value="0.00131702192799">
            <text:p>0,13%</text:p>
          </table:table-cell>
          <table:table-cell table:formula="of:=VLOOKUP([.AA1];[freqspar.$A$4:.$B$1000];2;0 )" office:value-type="percentage" office:value="0.00000350052030460891">
            <text:p>0,00%</text:p>
          </table:table-cell>
          <table:table-cell table:formula="of:=VLOOKUP([.AB1];[freqspar.$A$4:.$B$1000];2;0 )" office:value-type="percentage" office:value="0.00185622333794745">
            <text:p>0,19%</text:p>
          </table:table-cell>
          <table:table-cell table:formula="of:=VLOOKUP([.AC1];[freqspar.$A$4:.$B$1000];2;0 )" office:value-type="percentage" office:value="0">
            <text:p>#N/D</text:p>
          </table:table-cell>
          <table:table-cell table:formula="of:=VLOOKUP([.AD1];[freqspar.$A$4:.$B$1000];2;0 )" office:value-type="percentage" office:value="0">
            <text:p>#N/D</text:p>
          </table:table-cell>
          <table:table-cell table:formula="of:=VLOOKUP([.AE1];[freqspar.$A$4:.$B$1000];2;0 )" office:value-type="percentage" office:value="0">
            <text:p>#N/D</text:p>
          </table:table-cell>
          <table:table-cell table:formula="of:=VLOOKUP([.AF1];[freqspar.$A$4:.$B$1000];2;0 )" office:value-type="percentage" office:value="0">
            <text:p>#N/D</text:p>
          </table:table-cell>
          <table:table-cell table:formula="of:=VLOOKUP([.AG1];[freqspar.$A$4:.$B$1000];2;0 )" office:value-type="percentage" office:value="0">
            <text:p>#N/D</text:p>
          </table:table-cell>
          <table:table-cell/>
          <table:table-cell table:formula="of:=IF(ISERROR([.AI1]);0;[.AI1])" office:value-type="percentage" office:value="0.000000954687355802431">
            <text:p>0,00%</text:p>
          </table:table-cell>
          <table:table-cell table:formula="of:=IF(ISERROR([.AJ1]);0;[.AJ1])" office:value-type="percentage" office:value="0.00012599393461308">
            <text:p>0,01%</text:p>
          </table:table-cell>
          <table:table-cell table:formula="of:=IF(ISERROR([.AK1]);0;[.AK1])" office:value-type="percentage" office:value="0.0027003634819681">
            <text:p>0,27%</text:p>
          </table:table-cell>
          <table:table-cell table:style-name="ce5" table:formula="of:=IF(ISERROR([.AL1]);0;[.AL1])" office:value-type="percentage" office:value="0.000934698672078967">
            <text:p>0,09%</text:p>
          </table:table-cell>
          <table:table-cell table:style-name="ce5" table:formula="of:=IF(ISERROR([.AM1]);0;[.AM1])" office:value-type="percentage" office:value="0.00369221639442871">
            <text:p>0,37%</text:p>
          </table:table-cell>
          <table:table-cell table:style-name="ce5" table:formula="of:=IF(ISERROR([.AN1]);0;[.AN1])" office:value-type="percentage" office:value="0.000198730063255927">
            <text:p>0,02%</text:p>
          </table:table-cell>
          <table:table-cell table:style-name="ce5" table:formula="of:=IF(ISERROR([.AO1]);0;[.AO1])" office:value-type="percentage" office:value="0.000624748716255641">
            <text:p>0,06%</text:p>
          </table:table-cell>
          <table:table-cell table:style-name="ce5" table:formula="of:=IF(ISERROR([.AP1]);0;[.AP1])" office:value-type="percentage" office:value="0.000279409086651211">
            <text:p>0,03%</text:p>
          </table:table-cell>
          <table:table-cell table:style-name="ce5" table:formula="of:=IF(ISERROR([.AQ1]);0;[.AQ1])" office:value-type="percentage" office:value="0">
            <text:p>0,00%</text:p>
          </table:table-cell>
          <table:table-cell table:style-name="ce5" table:formula="of:=IF(ISERROR([.AR1]);0;[.AR1])" office:value-type="percentage" office:value="0.0000669561335876314">
            <text:p>0,01%</text:p>
          </table:table-cell>
          <table:table-cell table:style-name="ce5" table:formula="of:=IF(ISERROR([.AS1]);0;[.AS1])" office:value-type="percentage" office:value="0.000126393805790926">
            <text:p>0,01%</text:p>
          </table:table-cell>
          <table:table-cell table:style-name="ce5" table:formula="of:=IF(ISERROR([.AT1]);0;[.AT1])" office:value-type="percentage" office:value="0.00131702192799">
            <text:p>0,13%</text:p>
          </table:table-cell>
          <table:table-cell table:style-name="ce5" table:formula="of:=IF(ISERROR([.AU1]);0;[.AU1])" office:value-type="percentage" office:value="0.00000350052030460891">
            <text:p>0,00%</text:p>
          </table:table-cell>
          <table:table-cell table:style-name="ce5" table:formula="of:=IF(ISERROR([.AV1]);0;[.AV1])" office:value-type="percentage" office:value="0.00185622333794745">
            <text:p>0,19%</text:p>
          </table:table-cell>
          <table:table-cell table:style-name="ce5" table:formula="of:=IF(ISERROR([.AW1]);0;[.AW1])" office:value-type="percentage" office:value="0">
            <text:p>0,00%</text:p>
          </table:table-cell>
          <table:table-cell table:style-name="ce5" table:formula="of:=IF(ISERROR([.AX1]);0;[.AX1])" office:value-type="percentage" office:value="0">
            <text:p>0,00%</text:p>
          </table:table-cell>
          <table:table-cell table:style-name="ce5" table:formula="of:=IF(ISERROR([.AY1]);0;[.AY1])" office:value-type="percentage" office:value="0">
            <text:p>0,00%</text:p>
          </table:table-cell>
          <table:table-cell table:style-name="ce5" table:formula="of:=IF(ISERROR([.AZ1]);0;[.AZ1])" office:value-type="percentage" office:value="0">
            <text:p>0,00%</text:p>
          </table:table-cell>
          <table:table-cell table:style-name="ce5" table:formula="of:=IF(ISERROR([.BA1]);0;[.BA1])" office:value-type="percentage" office:value="0">
            <text:p>0,00%</text:p>
          </table:table-cell>
        </table:table-row>
        <table:table-row table:style-name="ro6">
          <table:table-cell table:formula="of:=SUM([.BC1:.BU6])" office:value-type="percentage" office:value="0.103281405279256">
            <text:p>10,33%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s</text:p>
          </table:table-cell>
          <table:table-cell table:style-name="ce17" office:value-type="string">
            <text:p>d</text:p>
          </table:table-cell>
          <table:table-cell table:style-name="ce17" office:value-type="string">
            <text:p>f</text:p>
          </table:table-cell>
          <table:table-cell table:style-name="ce17" office:value-type="string">
            <text:p>g</text:p>
          </table:table-cell>
          <table:table-cell table:style-name="ce17" office:value-type="string">
            <text:p>h</text:p>
          </table:table-cell>
          <table:table-cell table:style-name="ce17" office:value-type="string">
            <text:p>j</text:p>
          </table:table-cell>
          <table:table-cell table:style-name="ce17" office:value-type="string">
            <text:p>k</text:p>
          </table:table-cell>
          <table:table-cell table:style-name="ce17" office:value-type="string">
            <text:p>l</text:p>
          </table:table-cell>
          <table:table-cell table:style-name="ce17" office:value-type="string">
            <text:p>ñ</text:p>
          </table:table-cell>
          <table:table-cell table:style-name="ce17" office:value-type="string">
            <text:p>´</text:p>
          </table:table-cell>
          <table:table-cell table:style-name="ce17" office:value-type="string">
            <text:p>ç</text:p>
          </table:table-cell>
          <table:table-cell/>
          <table:table-cell table:formula="of:=[.B1]&amp;[.C3]" office:value-type="string" office:string-value="qz">
            <text:p>qz</text:p>
          </table:table-cell>
          <table:table-cell table:formula="of:=[.C1]&amp;[.D3]" office:value-type="string" office:string-value="wx">
            <text:p>wx</text:p>
          </table:table-cell>
          <table:table-cell table:formula="of:=[.D1]&amp;[.E3]" office:value-type="string" office:string-value="ec">
            <text:p>ec</text:p>
          </table:table-cell>
          <table:table-cell table:formula="of:=[.E1]&amp;[.F3]" office:value-type="string" office:string-value="rv">
            <text:p>rv</text:p>
          </table:table-cell>
          <table:table-cell table:formula="of:=[.E2]&amp;[.F1]" office:value-type="string" office:string-value="ft">
            <text:p>ft</text:p>
          </table:table-cell>
          <table:table-cell table:formula="of:=[.E2]&amp;[.F2]" office:value-type="string" office:string-value="fg">
            <text:p>fg</text:p>
          </table:table-cell>
          <table:table-cell table:formula="of:=[.E2]&amp;[.G3]" office:value-type="string" office:string-value="fb">
            <text:p>fb</text:p>
          </table:table-cell>
          <table:table-cell table:formula="of:=[.F1]&amp;[.G3]" office:value-type="string" office:string-value="tb">
            <text:p>tb</text:p>
          </table:table-cell>
          <table:table-cell table:formula="of:=[.G1]&amp;[.H3]" office:value-type="string" office:string-value="yn">
            <text:p>yn</text:p>
          </table:table-cell>
          <table:table-cell table:formula="of:=[.G1]&amp;[.H2]" office:value-type="string" office:string-value="yj">
            <text:p>yj</text:p>
          </table:table-cell>
          <table:table-cell table:formula="of:=[.G2]&amp;[.H2]" office:value-type="string" office:string-value="hj">
            <text:p>hj</text:p>
          </table:table-cell>
          <table:table-cell table:formula="of:=[.H3]&amp;[.H2]" office:value-type="string" office:string-value="nj">
            <text:p>nj</text:p>
          </table:table-cell>
          <table:table-cell table:formula="of:=[.I1]&amp;[.J3]" office:value-type="string" office:string-value="i,">
            <text:p>i,</text:p>
          </table:table-cell>
          <table:table-cell table:formula="of:=[.J1]&amp;[.K3]" office:value-type="string" office:string-value="odot">
            <text:p>odot</text:p>
          </table:table-cell>
          <table:table-cell table:formula="of:=[.K1]&amp;[.L3]" office:value-type="string" office:string-value="pminus">
            <text:p>pminus</text:p>
          </table:table-cell>
          <table:table-cell table:formula="of:=[.K2]&amp;[.L1]" office:value-type="string" office:string-value="ñ`">
            <text:p>ñ`</text:p>
          </table:table-cell>
          <table:table-cell table:formula="of:=[.K2]&amp;[.L2]" office:value-type="string" office:string-value="ñ´">
            <text:p>ñ´</text:p>
          </table:table-cell>
          <table:table-cell table:formula="of:=[.K2]&amp;[.M1]" office:value-type="string" office:string-value="ñplus">
            <text:p>ñplus</text:p>
          </table:table-cell>
          <table:table-cell table:formula="of:=[.M2]&amp;[.K2]" office:value-type="string" office:string-value="çñ">
            <text:p>çñ</text:p>
          </table:table-cell>
          <table:table-cell/>
          <table:table-cell table:formula="of:=VLOOKUP([.O2];[freqspar.$A$4:.$B$1000];2;0 )" office:value-type="percentage" office:value="0">
            <text:p>#N/D</text:p>
          </table:table-cell>
          <table:table-cell table:formula="of:=VLOOKUP([.P2];[freqspar.$A$4:.$B$1000];2;0 )" office:value-type="percentage" office:value="0">
            <text:p>#N/D</text:p>
          </table:table-cell>
          <table:table-cell table:formula="of:=VLOOKUP([.Q2];[freqspar.$A$4:.$B$1000];2;0 )" office:value-type="percentage" office:value="0.00317823093935869">
            <text:p>0,32%</text:p>
          </table:table-cell>
          <table:table-cell table:formula="of:=VLOOKUP([.R2];[freqspar.$A$4:.$B$1000];2;0 )" office:value-type="percentage" office:value="0.00113446592149938">
            <text:p>0,11%</text:p>
          </table:table-cell>
          <table:table-cell table:formula="of:=VLOOKUP([.S2];[freqspar.$A$4:.$B$1000];2;0 )" office:value-type="percentage" office:value="0.0000898634149870387">
            <text:p>0,01%</text:p>
          </table:table-cell>
          <table:table-cell table:formula="of:=VLOOKUP([.T2];[freqspar.$A$4:.$B$1000];2;0 )" office:value-type="percentage" office:value="0.0000316579701787726">
            <text:p>0,00%</text:p>
          </table:table-cell>
          <table:table-cell table:formula="of:=VLOOKUP([.U2];[freqspar.$A$4:.$B$1000];2;0 )" office:value-type="percentage" office:value="0.00000132401228683402">
            <text:p>0,00%</text:p>
          </table:table-cell>
          <table:table-cell table:formula="of:=VLOOKUP([.V2];[freqspar.$A$4:.$B$1000];2;0 )" office:value-type="percentage" office:value="0.0000881756830189486">
            <text:p>0,01%</text:p>
          </table:table-cell>
          <table:table-cell table:formula="of:=VLOOKUP([.W2];[freqspar.$A$4:.$B$1000];2;0 )" office:value-type="percentage" office:value="0">
            <text:p>#N/D</text:p>
          </table:table-cell>
          <table:table-cell table:formula="of:=VLOOKUP([.X2];[freqspar.$A$4:.$B$1000];2;0 )" office:value-type="percentage" office:value="0.00000132401228683402">
            <text:p>0,00%</text:p>
          </table:table-cell>
          <table:table-cell table:formula="of:=VLOOKUP([.Y2];[freqspar.$A$4:.$B$1000];2;0 )" office:value-type="percentage" office:value="0">
            <text:p>#N/D</text:p>
          </table:table-cell>
          <table:table-cell table:formula="of:=VLOOKUP([.Z2];[freqspar.$A$4:.$B$1000];2;0 )" office:value-type="percentage" office:value="0.00031961489774551">
            <text:p>0,03%</text:p>
          </table:table-cell>
          <table:table-cell table:formula="of:=VLOOKUP([.AA2];[freqspar.$A$4:.$B$1000];2;0 )" office:value-type="percentage" office:value="0">
            <text:p>#N/D</text:p>
          </table:table-cell>
          <table:table-cell table:formula="of:=VLOOKUP([.AB2];[freqspar.$A$4:.$B$1000];2;0 )" office:value-type="percentage" office:value="0">
            <text:p>#N/D</text:p>
          </table:table-cell>
          <table:table-cell table:formula="of:=VLOOKUP([.AC2];[freqspar.$A$4:.$B$1000];2;0 )" office:value-type="percentage" office:value="0">
            <text:p>#N/D</text:p>
          </table:table-cell>
          <table:table-cell table:formula="of:=VLOOKUP([.AD2];[freqspar.$A$4:.$B$1000];2;0 )" office:value-type="percentage" office:value="0">
            <text:p>#N/D</text:p>
          </table:table-cell>
          <table:table-cell table:formula="of:=VLOOKUP([.AE2];[freqspar.$A$4:.$B$1000];2;0 )" office:value-type="percentage" office:value="0">
            <text:p>#N/D</text:p>
          </table:table-cell>
          <table:table-cell table:formula="of:=VLOOKUP([.AF2];[freqspar.$A$4:.$B$1000];2;0 )" office:value-type="percentage" office:value="0">
            <text:p>#N/D</text:p>
          </table:table-cell>
          <table:table-cell table:formula="of:=VLOOKUP([.AG2];[freqspar.$A$4:.$B$1000];2;0 )" office:value-type="percentage" office:value="0">
            <text:p>#N/D</text:p>
          </table:table-cell>
          <table:table-cell/>
          <table:table-cell table:formula="of:=IF(ISERROR([.AI2]);0;[.AI2])" office:value-type="percentage" office:value="0">
            <text:p>0,00%</text:p>
          </table:table-cell>
          <table:table-cell table:formula="of:=IF(ISERROR([.AJ2]);0;[.AJ2])" office:value-type="percentage" office:value="0">
            <text:p>0,00%</text:p>
          </table:table-cell>
          <table:table-cell table:formula="of:=IF(ISERROR([.AK2]);0;[.AK2])" office:value-type="percentage" office:value="0.00317823093935869">
            <text:p>0,32%</text:p>
          </table:table-cell>
          <table:table-cell table:style-name="ce5" table:formula="of:=IF(ISERROR([.AL2]);0;[.AL2])" office:value-type="percentage" office:value="0.00113446592149938">
            <text:p>0,11%</text:p>
          </table:table-cell>
          <table:table-cell table:style-name="ce5" table:formula="of:=IF(ISERROR([.AM2]);0;[.AM2])" office:value-type="percentage" office:value="0.0000898634149870387">
            <text:p>0,01%</text:p>
          </table:table-cell>
          <table:table-cell table:style-name="ce5" table:formula="of:=IF(ISERROR([.AN2]);0;[.AN2])" office:value-type="percentage" office:value="0.0000316579701787726">
            <text:p>0,00%</text:p>
          </table:table-cell>
          <table:table-cell table:style-name="ce5" table:formula="of:=IF(ISERROR([.AO2]);0;[.AO2])" office:value-type="percentage" office:value="0.00000132401228683402">
            <text:p>0,00%</text:p>
          </table:table-cell>
          <table:table-cell table:style-name="ce5" table:formula="of:=IF(ISERROR([.AP2]);0;[.AP2])" office:value-type="percentage" office:value="0.0000881756830189486">
            <text:p>0,01%</text:p>
          </table:table-cell>
          <table:table-cell table:style-name="ce5" table:formula="of:=IF(ISERROR([.AQ2]);0;[.AQ2])" office:value-type="percentage" office:value="0">
            <text:p>0,00%</text:p>
          </table:table-cell>
          <table:table-cell table:style-name="ce5" table:formula="of:=IF(ISERROR([.AR2]);0;[.AR2])" office:value-type="percentage" office:value="0.00000132401228683402">
            <text:p>0,00%</text:p>
          </table:table-cell>
          <table:table-cell table:style-name="ce5" table:formula="of:=IF(ISERROR([.AS2]);0;[.AS2])" office:value-type="percentage" office:value="0">
            <text:p>0,00%</text:p>
          </table:table-cell>
          <table:table-cell table:style-name="ce5" table:formula="of:=IF(ISERROR([.AT2]);0;[.AT2])" office:value-type="percentage" office:value="0.00031961489774551">
            <text:p>0,03%</text:p>
          </table:table-cell>
          <table:table-cell table:style-name="ce5" table:formula="of:=IF(ISERROR([.AU2]);0;[.AU2])" office:value-type="percentage" office:value="0">
            <text:p>0,00%</text:p>
          </table:table-cell>
          <table:table-cell table:style-name="ce5" table:formula="of:=IF(ISERROR([.AV2]);0;[.AV2])" office:value-type="percentage" office:value="0">
            <text:p>0,00%</text:p>
          </table:table-cell>
          <table:table-cell table:style-name="ce5" table:formula="of:=IF(ISERROR([.AW2]);0;[.AW2])" office:value-type="percentage" office:value="0">
            <text:p>0,00%</text:p>
          </table:table-cell>
          <table:table-cell table:style-name="ce5" table:formula="of:=IF(ISERROR([.AX2]);0;[.AX2])" office:value-type="percentage" office:value="0">
            <text:p>0,00%</text:p>
          </table:table-cell>
          <table:table-cell table:style-name="ce5" table:formula="of:=IF(ISERROR([.AY2]);0;[.AY2])" office:value-type="percentage" office:value="0">
            <text:p>0,00%</text:p>
          </table:table-cell>
          <table:table-cell table:style-name="ce5" table:formula="of:=IF(ISERROR([.AZ2]);0;[.AZ2])" office:value-type="percentage" office:value="0">
            <text:p>0,00%</text:p>
          </table:table-cell>
          <table:table-cell table:style-name="ce5" table:formula="of:=IF(ISERROR([.BA2]);0;[.BA2])" office:value-type="percentage" office:value="0">
            <text:p>0,00%</text:p>
          </table:table-cell>
        </table:table-row>
        <table:table-row table:style-name="ro6">
          <table:table-cell table:style-name="ce8"/>
          <table:table-cell table:style-name="ce17" office:value-type="string">
            <text:p>&lt;</text:p>
          </table:table-cell>
          <table:table-cell table:style-name="ce17" office:value-type="string">
            <text:p>z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c</text:p>
          </table:table-cell>
          <table:table-cell table:style-name="ce17" office:value-type="string">
            <text:p>v</text:p>
          </table:table-cell>
          <table:table-cell table:style-name="ce17" office:value-type="string">
            <text:p>b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m</text:p>
          </table:table-cell>
          <table:table-cell table:style-name="ce17" office:value-type="string">
            <text:p>,</text:p>
          </table:table-cell>
          <table:table-cell table:style-name="ce21" office:value-type="string">
            <text:p>dot</text:p>
          </table:table-cell>
          <table:table-cell table:style-name="ce21" office:value-type="string">
            <text:p>minus</text:p>
          </table:table-cell>
          <table:table-cell table:style-name="ce17"/>
          <table:table-cell/>
          <table:table-cell table:formula="of:=[.B2]&amp;[.B1]" office:value-type="string" office:string-value="aq">
            <text:p>aq</text:p>
          </table:table-cell>
          <table:table-cell table:formula="of:=[.C2]&amp;[.C1]" office:value-type="string" office:string-value="sw">
            <text:p>sw</text:p>
          </table:table-cell>
          <table:table-cell table:formula="of:=[.D2]&amp;[.D1]" office:value-type="string" office:string-value="de">
            <text:p>de</text:p>
          </table:table-cell>
          <table:table-cell table:formula="of:=[.E2]&amp;[.E1]" office:value-type="string" office:string-value="fr">
            <text:p>fr</text:p>
          </table:table-cell>
          <table:table-cell table:formula="of:=[.F3]&amp;[.F1]" office:value-type="string" office:string-value="vt">
            <text:p>vt</text:p>
          </table:table-cell>
          <table:table-cell table:formula="of:=[.F3]&amp;[.F2]" office:value-type="string" office:string-value="vg">
            <text:p>vg</text:p>
          </table:table-cell>
          <table:table-cell table:formula="of:=[.F3]&amp;[.G3]" office:value-type="string" office:string-value="vb">
            <text:p>vb</text:p>
          </table:table-cell>
          <table:table-cell table:formula="of:=[.F2]&amp;[.F1]" office:value-type="string" office:string-value="gt">
            <text:p>gt</text:p>
          </table:table-cell>
          <table:table-cell table:formula="of:=[.G2]&amp;[.G1]" office:value-type="string" office:string-value="hy">
            <text:p>hy</text:p>
          </table:table-cell>
          <table:table-cell table:formula="of:=[.G1]&amp;[.I3]" office:value-type="string" office:string-value="ym">
            <text:p>ym</text:p>
          </table:table-cell>
          <table:table-cell table:formula="of:=[.G2]&amp;[.I3]" office:value-type="string" office:string-value="hm">
            <text:p>hm</text:p>
          </table:table-cell>
          <table:table-cell table:formula="of:=[.H3]&amp;[.I3]" office:value-type="string" office:string-value="nm">
            <text:p>nm</text:p>
          </table:table-cell>
          <table:table-cell table:formula="of:=[.I2]&amp;[.I1]" office:value-type="string" office:string-value="ki">
            <text:p>ki</text:p>
          </table:table-cell>
          <table:table-cell table:formula="of:=[.J2]&amp;[.J1]" office:value-type="string" office:string-value="lo">
            <text:p>lo</text:p>
          </table:table-cell>
          <table:table-cell table:formula="of:=[.K2]&amp;[.K1]" office:value-type="string" office:string-value="ñp">
            <text:p>ñp</text:p>
          </table:table-cell>
          <table:table-cell table:formula="of:=[.L3]&amp;[.L1]" office:value-type="string" office:string-value="minus`">
            <text:p>minus`</text:p>
          </table:table-cell>
          <table:table-cell table:formula="of:=[.L3]&amp;[.L2]" office:value-type="string" office:string-value="minus´">
            <text:p>minus´</text:p>
          </table:table-cell>
          <table:table-cell table:formula="of:=[.L3]&amp;[.M1]" office:value-type="string" office:string-value="minusplus">
            <text:p>minusplus</text:p>
          </table:table-cell>
          <table:table-cell table:formula="of:=[.M2]&amp;[.L3]" office:value-type="string" office:string-value="çminus">
            <text:p>çminus</text:p>
          </table:table-cell>
          <table:table-cell/>
          <table:table-cell table:formula="of:=VLOOKUP([.O3];[freqspar.$A$4:.$B$1000];2;0 )" office:value-type="percentage" office:value="0.00309805204067681">
            <text:p>0,31%</text:p>
          </table:table-cell>
          <table:table-cell table:formula="of:=VLOOKUP([.P3];[freqspar.$A$4:.$B$1000];2;0 )" office:value-type="percentage" office:value="0.000124102180846666">
            <text:p>0,01%</text:p>
          </table:table-cell>
          <table:table-cell table:formula="of:=VLOOKUP([.Q3];[freqspar.$A$4:.$B$1000];2;0 )" office:value-type="percentage" office:value="0.0380054021755288">
            <text:p>3,80%</text:p>
          </table:table-cell>
          <table:table-cell table:formula="of:=VLOOKUP([.R3];[freqspar.$A$4:.$B$1000];2;0 )" office:value-type="percentage" office:value="0.00165560876840207">
            <text:p>0,17%</text:p>
          </table:table-cell>
          <table:table-cell table:formula="of:=VLOOKUP([.S3];[freqspar.$A$4:.$B$1000];2;0 )" office:value-type="percentage" office:value="0.00000132401228683402">
            <text:p>0,00%</text:p>
          </table:table-cell>
          <table:table-cell table:formula="of:=VLOOKUP([.T3];[freqspar.$A$4:.$B$1000];2;0 )" office:value-type="percentage" office:value="0">
            <text:p>#N/D</text:p>
          </table:table-cell>
          <table:table-cell table:formula="of:=VLOOKUP([.U3];[freqspar.$A$4:.$B$1000];2;0 )" office:value-type="percentage" office:value="0.00000593250738453771">
            <text:p>0,00%</text:p>
          </table:table-cell>
          <table:table-cell table:formula="of:=VLOOKUP([.V3];[freqspar.$A$4:.$B$1000];2;0 )" office:value-type="percentage" office:value="0.00000397203686050207">
            <text:p>0,00%</text:p>
          </table:table-cell>
          <table:table-cell table:formula="of:=VLOOKUP([.W3];[freqspar.$A$4:.$B$1000];2;0 )" office:value-type="percentage" office:value="0.0000797790046867832">
            <text:p>0,01%</text:p>
          </table:table-cell>
          <table:table-cell table:formula="of:=VLOOKUP([.X3];[freqspar.$A$4:.$B$1000];2;0 )" office:value-type="percentage" office:value="0.0000134678146060956">
            <text:p>0,00%</text:p>
          </table:table-cell>
          <table:table-cell table:formula="of:=VLOOKUP([.Y3];[freqspar.$A$4:.$B$1000];2;0 )" office:value-type="percentage" office:value="0.0000067339073030478">
            <text:p>0,00%</text:p>
          </table:table-cell>
          <table:table-cell table:formula="of:=VLOOKUP([.Z3];[freqspar.$A$4:.$B$1000];2;0 )" office:value-type="percentage" office:value="0.0000363986970525547">
            <text:p>0,00%</text:p>
          </table:table-cell>
          <table:table-cell table:formula="of:=VLOOKUP([.AA3];[freqspar.$A$4:.$B$1000];2;0 )" office:value-type="percentage" office:value="0.000342916475160882">
            <text:p>0,03%</text:p>
          </table:table-cell>
          <table:table-cell table:formula="of:=VLOOKUP([.AB3];[freqspar.$A$4:.$B$1000];2;0 )" office:value-type="percentage" office:value="0.00604492924269776">
            <text:p>0,60%</text:p>
          </table:table-cell>
          <table:table-cell table:formula="of:=VLOOKUP([.AC3];[freqspar.$A$4:.$B$1000];2;0 )" office:value-type="percentage" office:value="0">
            <text:p>#N/D</text:p>
          </table:table-cell>
          <table:table-cell table:formula="of:=VLOOKUP([.AD3];[freqspar.$A$4:.$B$1000];2;0 )" office:value-type="percentage" office:value="0">
            <text:p>#N/D</text:p>
          </table:table-cell>
          <table:table-cell table:formula="of:=VLOOKUP([.AE3];[freqspar.$A$4:.$B$1000];2;0 )" office:value-type="percentage" office:value="0">
            <text:p>#N/D</text:p>
          </table:table-cell>
          <table:table-cell table:formula="of:=VLOOKUP([.AF3];[freqspar.$A$4:.$B$1000];2;0 )" office:value-type="percentage" office:value="0">
            <text:p>#N/D</text:p>
          </table:table-cell>
          <table:table-cell table:formula="of:=VLOOKUP([.AG3];[freqspar.$A$4:.$B$1000];2;0 )" office:value-type="percentage" office:value="0">
            <text:p>#N/D</text:p>
          </table:table-cell>
          <table:table-cell/>
          <table:table-cell table:formula="of:=IF(ISERROR([.AI3]);0;[.AI3])" office:value-type="percentage" office:value="0.00309805204067681">
            <text:p>0,31%</text:p>
          </table:table-cell>
          <table:table-cell table:formula="of:=IF(ISERROR([.AJ3]);0;[.AJ3])" office:value-type="percentage" office:value="0.000124102180846666">
            <text:p>0,01%</text:p>
          </table:table-cell>
          <table:table-cell table:formula="of:=IF(ISERROR([.AK3]);0;[.AK3])" office:value-type="percentage" office:value="0.0380054021755288">
            <text:p>3,80%</text:p>
          </table:table-cell>
          <table:table-cell table:style-name="ce5" table:formula="of:=IF(ISERROR([.AL3]);0;[.AL3])" office:value-type="percentage" office:value="0.00165560876840207">
            <text:p>0,17%</text:p>
          </table:table-cell>
          <table:table-cell table:style-name="ce5" table:formula="of:=IF(ISERROR([.AM3]);0;[.AM3])" office:value-type="percentage" office:value="0.00000132401228683402">
            <text:p>0,00%</text:p>
          </table:table-cell>
          <table:table-cell table:style-name="ce5" table:formula="of:=IF(ISERROR([.AN3]);0;[.AN3])" office:value-type="percentage" office:value="0">
            <text:p>0,00%</text:p>
          </table:table-cell>
          <table:table-cell table:style-name="ce5" table:formula="of:=IF(ISERROR([.AO3]);0;[.AO3])" office:value-type="percentage" office:value="0.00000593250738453771">
            <text:p>0,00%</text:p>
          </table:table-cell>
          <table:table-cell table:style-name="ce5" table:formula="of:=IF(ISERROR([.AP3]);0;[.AP3])" office:value-type="percentage" office:value="0.00000397203686050207">
            <text:p>0,00%</text:p>
          </table:table-cell>
          <table:table-cell table:style-name="ce5" table:formula="of:=IF(ISERROR([.AQ3]);0;[.AQ3])" office:value-type="percentage" office:value="0.0000797790046867832">
            <text:p>0,01%</text:p>
          </table:table-cell>
          <table:table-cell table:style-name="ce5" table:formula="of:=IF(ISERROR([.AR3]);0;[.AR3])" office:value-type="percentage" office:value="0.0000134678146060956">
            <text:p>0,00%</text:p>
          </table:table-cell>
          <table:table-cell table:style-name="ce5" table:formula="of:=IF(ISERROR([.AS3]);0;[.AS3])" office:value-type="percentage" office:value="0.0000067339073030478">
            <text:p>0,00%</text:p>
          </table:table-cell>
          <table:table-cell table:style-name="ce5" table:formula="of:=IF(ISERROR([.AT3]);0;[.AT3])" office:value-type="percentage" office:value="0.0000363986970525547">
            <text:p>0,00%</text:p>
          </table:table-cell>
          <table:table-cell table:style-name="ce5" table:formula="of:=IF(ISERROR([.AU3]);0;[.AU3])" office:value-type="percentage" office:value="0.000342916475160882">
            <text:p>0,03%</text:p>
          </table:table-cell>
          <table:table-cell table:style-name="ce5" table:formula="of:=IF(ISERROR([.AV3]);0;[.AV3])" office:value-type="percentage" office:value="0.00604492924269776">
            <text:p>0,60%</text:p>
          </table:table-cell>
          <table:table-cell table:style-name="ce5" table:formula="of:=IF(ISERROR([.AW3]);0;[.AW3])" office:value-type="percentage" office:value="0">
            <text:p>0,00%</text:p>
          </table:table-cell>
          <table:table-cell table:style-name="ce5" table:formula="of:=IF(ISERROR([.AX3]);0;[.AX3])" office:value-type="percentage" office:value="0">
            <text:p>0,00%</text:p>
          </table:table-cell>
          <table:table-cell table:style-name="ce5" table:formula="of:=IF(ISERROR([.AY3]);0;[.AY3])" office:value-type="percentage" office:value="0">
            <text:p>0,00%</text:p>
          </table:table-cell>
          <table:table-cell table:style-name="ce5" table:formula="of:=IF(ISERROR([.AZ3]);0;[.AZ3])" office:value-type="percentage" office:value="0">
            <text:p>0,00%</text:p>
          </table:table-cell>
          <table:table-cell table:style-name="ce5" table:formula="of:=IF(ISERROR([.BA3]);0;[.BA3])" office:value-type="percentage" office:value="0">
            <text:p>0,00%</text:p>
          </table:table-cell>
        </table:table-row>
        <table:table-row table:style-name="ro6">
          <table:table-cell table:style-name="ce8"/>
          <table:table-cell table:style-name="ce17" table:number-columns-repeated="12"/>
          <table:table-cell/>
          <table:table-cell table:formula="of:=[.B2]&amp;[.C3]" office:value-type="string" office:string-value="az">
            <text:p>az</text:p>
          </table:table-cell>
          <table:table-cell table:formula="of:=[.C2]&amp;[.D3]" office:value-type="string" office:string-value="sx">
            <text:p>sx</text:p>
          </table:table-cell>
          <table:table-cell table:formula="of:=[.D2]&amp;[.E3]" office:value-type="string" office:string-value="dc">
            <text:p>dc</text:p>
          </table:table-cell>
          <table:table-cell table:formula="of:=[.E2]&amp;[.F3]" office:value-type="string" office:string-value="fv">
            <text:p>fv</text:p>
          </table:table-cell>
          <table:table-cell table:formula="of:=[.F1]&amp;[.E1]" office:value-type="string" office:string-value="tr">
            <text:p>tr</text:p>
          </table:table-cell>
          <table:table-cell table:formula="of:=[.F2]&amp;[.E1]" office:value-type="string" office:string-value="gr">
            <text:p>gr</text:p>
          </table:table-cell>
          <table:table-cell table:formula="of:=[.G3]&amp;[.E1]" office:value-type="string" office:string-value="br">
            <text:p>br</text:p>
          </table:table-cell>
          <table:table-cell table:formula="of:=[.F2]&amp;[.G3]" office:value-type="string" office:string-value="gb">
            <text:p>gb</text:p>
          </table:table-cell>
          <table:table-cell table:formula="of:=[.G2]&amp;[.H3]" office:value-type="string" office:string-value="hn">
            <text:p>hn</text:p>
          </table:table-cell>
          <table:table-cell table:formula="of:=[.H1]&amp;[.G1]" office:value-type="string" office:string-value="uy">
            <text:p>uy</text:p>
          </table:table-cell>
          <table:table-cell table:formula="of:=[.H1]&amp;[.G2]" office:value-type="string" office:string-value="uh">
            <text:p>uh</text:p>
          </table:table-cell>
          <table:table-cell table:formula="of:=[.H1]&amp;[.H3]" office:value-type="string" office:string-value="un">
            <text:p>un</text:p>
          </table:table-cell>
          <table:table-cell table:formula="of:=[.I2]&amp;[.J3]" office:value-type="string" office:string-value="k,">
            <text:p>k,</text:p>
          </table:table-cell>
          <table:table-cell table:formula="of:=[.J2]&amp;[.K3]" office:value-type="string" office:string-value="ldot">
            <text:p>ldot</text:p>
          </table:table-cell>
          <table:table-cell table:formula="of:=[.K2]&amp;[.L3]" office:value-type="string" office:string-value="ñminus">
            <text:p>ñminus</text:p>
          </table:table-cell>
          <table:table-cell table:formula="of:=[.L1]&amp;[.K1]" office:value-type="string" office:string-value="`p">
            <text:p>`p</text:p>
          </table:table-cell>
          <table:table-cell table:formula="of:=[.L2]&amp;[.K1]" office:value-type="string" office:string-value="´p">
            <text:p>´p</text:p>
          </table:table-cell>
          <table:table-cell table:formula="of:=[.M1]&amp;[.K1]" office:value-type="string" office:string-value="plusp">
            <text:p>plusp</text:p>
          </table:table-cell>
          <table:table-cell table:formula="of:=[.K1]&amp;[.M2]" office:value-type="string" office:string-value="pç">
            <text:p>pç</text:p>
          </table:table-cell>
          <table:table-cell/>
          <table:table-cell table:formula="of:=VLOOKUP([.O4];[freqspar.$A$4:.$B$1000];2;0 )" office:value-type="percentage" office:value="0.000193269364986302">
            <text:p>0,02%</text:p>
          </table:table-cell>
          <table:table-cell table:formula="of:=VLOOKUP([.P4];[freqspar.$A$4:.$B$1000];2;0 )" office:value-type="percentage" office:value="0">
            <text:p>#N/D</text:p>
          </table:table-cell>
          <table:table-cell table:formula="of:=VLOOKUP([.Q4];[freqspar.$A$4:.$B$1000];2;0 )" office:value-type="percentage" office:value="0.0000225082088761784">
            <text:p>0,00%</text:p>
          </table:table-cell>
          <table:table-cell table:formula="of:=VLOOKUP([.R4];[freqspar.$A$4:.$B$1000];2;0 )" office:value-type="percentage" office:value="0">
            <text:p>#N/D</text:p>
          </table:table-cell>
          <table:table-cell table:formula="of:=VLOOKUP([.S4];[freqspar.$A$4:.$B$1000];2;0 )" office:value-type="percentage" office:value="0.00853037089015745">
            <text:p>0,85%</text:p>
          </table:table-cell>
          <table:table-cell table:formula="of:=VLOOKUP([.T4];[freqspar.$A$4:.$B$1000];2;0 )" office:value-type="percentage" office:value="0.00204476008497046">
            <text:p>0,20%</text:p>
          </table:table-cell>
          <table:table-cell table:formula="of:=VLOOKUP([.U4];[freqspar.$A$4:.$B$1000];2;0 )" office:value-type="percentage" office:value="0.00329085318982169">
            <text:p>0,33%</text:p>
          </table:table-cell>
          <table:table-cell table:formula="of:=VLOOKUP([.V4];[freqspar.$A$4:.$B$1000];2;0 )" office:value-type="percentage" office:value="0.00000335298603191376">
            <text:p>0,00%</text:p>
          </table:table-cell>
          <table:table-cell table:formula="of:=VLOOKUP([.W4];[freqspar.$A$4:.$B$1000];2;0 )" office:value-type="percentage" office:value="0.0000106037525386883">
            <text:p>0,00%</text:p>
          </table:table-cell>
          <table:table-cell table:formula="of:=VLOOKUP([.X4];[freqspar.$A$4:.$B$1000];2;0 )" office:value-type="percentage" office:value="0.000047990408423668">
            <text:p>0,00%</text:p>
          </table:table-cell>
          <table:table-cell table:formula="of:=VLOOKUP([.Y4];[freqspar.$A$4:.$B$1000];2;0 )" office:value-type="percentage" office:value="0">
            <text:p>#N/D</text:p>
          </table:table-cell>
          <table:table-cell table:formula="of:=VLOOKUP([.Z4];[freqspar.$A$4:.$B$1000];2;0 )" office:value-type="percentage" office:value="0.0153518361099979">
            <text:p>1,54%</text:p>
          </table:table-cell>
          <table:table-cell table:formula="of:=VLOOKUP([.AA4];[freqspar.$A$4:.$B$1000];2;0 )" office:value-type="percentage" office:value="0">
            <text:p>#N/D</text:p>
          </table:table-cell>
          <table:table-cell table:formula="of:=VLOOKUP([.AB4];[freqspar.$A$4:.$B$1000];2;0 )" office:value-type="percentage" office:value="0">
            <text:p>#N/D</text:p>
          </table:table-cell>
          <table:table-cell table:formula="of:=VLOOKUP([.AC4];[freqspar.$A$4:.$B$1000];2;0 )" office:value-type="percentage" office:value="0">
            <text:p>#N/D</text:p>
          </table:table-cell>
          <table:table-cell table:formula="of:=VLOOKUP([.AD4];[freqspar.$A$4:.$B$1000];2;0 )" office:value-type="percentage" office:value="0">
            <text:p>#N/D</text:p>
          </table:table-cell>
          <table:table-cell table:formula="of:=VLOOKUP([.AE4];[freqspar.$A$4:.$B$1000];2;0 )" office:value-type="percentage" office:value="0">
            <text:p>#N/D</text:p>
          </table:table-cell>
          <table:table-cell table:formula="of:=VLOOKUP([.AF4];[freqspar.$A$4:.$B$1000];2;0 )" office:value-type="percentage" office:value="0">
            <text:p>#N/D</text:p>
          </table:table-cell>
          <table:table-cell table:formula="of:=VLOOKUP([.AG4];[freqspar.$A$4:.$B$1000];2;0 )" office:value-type="percentage" office:value="0">
            <text:p>#N/D</text:p>
          </table:table-cell>
          <table:table-cell/>
          <table:table-cell table:formula="of:=IF(ISERROR([.AI4]);0;[.AI4])" office:value-type="percentage" office:value="0.000193269364986302">
            <text:p>0,02%</text:p>
          </table:table-cell>
          <table:table-cell table:formula="of:=IF(ISERROR([.AJ4]);0;[.AJ4])" office:value-type="percentage" office:value="0">
            <text:p>0,00%</text:p>
          </table:table-cell>
          <table:table-cell table:formula="of:=IF(ISERROR([.AK4]);0;[.AK4])" office:value-type="percentage" office:value="0.0000225082088761784">
            <text:p>0,00%</text:p>
          </table:table-cell>
          <table:table-cell table:style-name="ce5" table:formula="of:=IF(ISERROR([.AL4]);0;[.AL4])" office:value-type="percentage" office:value="0">
            <text:p>0,00%</text:p>
          </table:table-cell>
          <table:table-cell table:style-name="ce5" table:formula="of:=IF(ISERROR([.AM4]);0;[.AM4])" office:value-type="percentage" office:value="0.00853037089015745">
            <text:p>0,85%</text:p>
          </table:table-cell>
          <table:table-cell table:style-name="ce5" table:formula="of:=IF(ISERROR([.AN4]);0;[.AN4])" office:value-type="percentage" office:value="0.00204476008497046">
            <text:p>0,20%</text:p>
          </table:table-cell>
          <table:table-cell table:style-name="ce5" table:formula="of:=IF(ISERROR([.AO4]);0;[.AO4])" office:value-type="percentage" office:value="0.00329085318982169">
            <text:p>0,33%</text:p>
          </table:table-cell>
          <table:table-cell table:style-name="ce5" table:formula="of:=IF(ISERROR([.AP4]);0;[.AP4])" office:value-type="percentage" office:value="0.00000335298603191376">
            <text:p>0,00%</text:p>
          </table:table-cell>
          <table:table-cell table:style-name="ce5" table:formula="of:=IF(ISERROR([.AQ4]);0;[.AQ4])" office:value-type="percentage" office:value="0.0000106037525386883">
            <text:p>0,00%</text:p>
          </table:table-cell>
          <table:table-cell table:style-name="ce5" table:formula="of:=IF(ISERROR([.AR4]);0;[.AR4])" office:value-type="percentage" office:value="0.000047990408423668">
            <text:p>0,00%</text:p>
          </table:table-cell>
          <table:table-cell table:style-name="ce5" table:formula="of:=IF(ISERROR([.AS4]);0;[.AS4])" office:value-type="percentage" office:value="0">
            <text:p>0,00%</text:p>
          </table:table-cell>
          <table:table-cell table:style-name="ce5" table:formula="of:=IF(ISERROR([.AT4]);0;[.AT4])" office:value-type="percentage" office:value="0.0153518361099979">
            <text:p>1,54%</text:p>
          </table:table-cell>
          <table:table-cell table:style-name="ce5" table:formula="of:=IF(ISERROR([.AU4]);0;[.AU4])" office:value-type="percentage" office:value="0">
            <text:p>0,00%</text:p>
          </table:table-cell>
          <table:table-cell table:style-name="ce5" table:formula="of:=IF(ISERROR([.AV4]);0;[.AV4])" office:value-type="percentage" office:value="0">
            <text:p>0,00%</text:p>
          </table:table-cell>
          <table:table-cell table:style-name="ce5" table:formula="of:=IF(ISERROR([.AW4]);0;[.AW4])" office:value-type="percentage" office:value="0">
            <text:p>0,00%</text:p>
          </table:table-cell>
          <table:table-cell table:style-name="ce5" table:formula="of:=IF(ISERROR([.AX4]);0;[.AX4])" office:value-type="percentage" office:value="0">
            <text:p>0,00%</text:p>
          </table:table-cell>
          <table:table-cell table:style-name="ce5" table:formula="of:=IF(ISERROR([.AY4]);0;[.AY4])" office:value-type="percentage" office:value="0">
            <text:p>0,00%</text:p>
          </table:table-cell>
          <table:table-cell table:style-name="ce5" table:formula="of:=IF(ISERROR([.AZ4]);0;[.AZ4])" office:value-type="percentage" office:value="0">
            <text:p>0,00%</text:p>
          </table:table-cell>
          <table:table-cell table:style-name="ce5" table:formula="of:=IF(ISERROR([.BA4]);0;[.BA4])" office:value-type="percentage" office:value="0">
            <text:p>0,00%</text:p>
          </table:table-cell>
        </table:table-row>
        <table:table-row table:style-name="ro6">
          <table:table-cell table:style-name="ce8"/>
          <table:table-cell table:style-name="ce17" table:number-columns-repeated="12"/>
          <table:table-cell/>
          <table:table-cell table:formula="of:=[.C3]&amp;[.B1]" office:value-type="string" office:string-value="zq">
            <text:p>zq</text:p>
          </table:table-cell>
          <table:table-cell table:formula="of:=[.D3]&amp;[.C1]" office:value-type="string" office:string-value="xw">
            <text:p>xw</text:p>
          </table:table-cell>
          <table:table-cell table:formula="of:=[.E3]&amp;[.D1]" office:value-type="string" office:string-value="ce">
            <text:p>ce</text:p>
          </table:table-cell>
          <table:table-cell table:formula="of:=[.F3]&amp;[.E1]" office:value-type="string" office:string-value="vr">
            <text:p>vr</text:p>
          </table:table-cell>
          <table:table-cell table:formula="of:=[.F1]&amp;[.E2]" office:value-type="string" office:string-value="tf">
            <text:p>tf</text:p>
          </table:table-cell>
          <table:table-cell table:formula="of:=[.F2]&amp;[.E2]" office:value-type="string" office:string-value="gf">
            <text:p>gf</text:p>
          </table:table-cell>
          <table:table-cell table:formula="of:=[.G3]&amp;[.E2]" office:value-type="string" office:string-value="bf">
            <text:p>bf</text:p>
          </table:table-cell>
          <table:table-cell table:formula="of:=[.G3]&amp;[.F1]" office:value-type="string" office:string-value="bt">
            <text:p>bt</text:p>
          </table:table-cell>
          <table:table-cell table:formula="of:=[.H3]&amp;[.G1]" office:value-type="string" office:string-value="ny">
            <text:p>ny</text:p>
          </table:table-cell>
          <table:table-cell table:formula="of:=[.H2]&amp;[.G1]" office:value-type="string" office:string-value="jy">
            <text:p>jy</text:p>
          </table:table-cell>
          <table:table-cell table:formula="of:=[.H2]&amp;[.G2]" office:value-type="string" office:string-value="jh">
            <text:p>jh</text:p>
          </table:table-cell>
          <table:table-cell table:formula="of:=[.H2]&amp;[.H3]" office:value-type="string" office:string-value="jn">
            <text:p>jn</text:p>
          </table:table-cell>
          <table:table-cell table:formula="of:=[.J3]&amp;[.I2]" office:value-type="string" office:string-value=",k">
            <text:p>,k</text:p>
          </table:table-cell>
          <table:table-cell table:formula="of:=[.K3]&amp;[.J2]" office:value-type="string" office:string-value="dotl">
            <text:p>dotl</text:p>
          </table:table-cell>
          <table:table-cell table:formula="of:=[.L3]&amp;[.K2]" office:value-type="string" office:string-value="minusñ">
            <text:p>minusñ</text:p>
          </table:table-cell>
          <table:table-cell table:formula="of:=[.L1]&amp;[.K2]" office:value-type="string" office:string-value="`ñ">
            <text:p>`ñ</text:p>
          </table:table-cell>
          <table:table-cell table:formula="of:=[.L2]&amp;[.K2]" office:value-type="string" office:string-value="´ñ">
            <text:p>´ñ</text:p>
          </table:table-cell>
          <table:table-cell table:formula="of:=[.M1]&amp;[.K2]" office:value-type="string" office:string-value="plusñ">
            <text:p>plusñ</text:p>
          </table:table-cell>
          <table:table-cell table:formula="of:=[.K2]&amp;[.M2]" office:value-type="string" office:string-value="ñç">
            <text:p>ñç</text:p>
          </table:table-cell>
          <table:table-cell/>
          <table:table-cell table:formula="of:=VLOOKUP([.O5];[freqspar.$A$4:.$B$1000];2;0 )" office:value-type="percentage" office:value="0">
            <text:p>#N/D</text:p>
          </table:table-cell>
          <table:table-cell table:formula="of:=VLOOKUP([.P5];[freqspar.$A$4:.$B$1000];2;0 )" office:value-type="percentage" office:value="0">
            <text:p>#N/D</text:p>
          </table:table-cell>
          <table:table-cell table:formula="of:=VLOOKUP([.Q5];[freqspar.$A$4:.$B$1000];2;0 )" office:value-type="percentage" office:value="0.00464102879977088">
            <text:p>0,46%</text:p>
          </table:table-cell>
          <table:table-cell table:formula="of:=VLOOKUP([.R5];[freqspar.$A$4:.$B$1000];2;0 )" office:value-type="percentage" office:value="0">
            <text:p>#N/D</text:p>
          </table:table-cell>
          <table:table-cell table:formula="of:=VLOOKUP([.S5];[freqspar.$A$4:.$B$1000];2;0 )" office:value-type="percentage" office:value="0.00031078521671898">
            <text:p>0,03%</text:p>
          </table:table-cell>
          <table:table-cell table:formula="of:=VLOOKUP([.T5];[freqspar.$A$4:.$B$1000];2;0 )" office:value-type="percentage" office:value="0">
            <text:p>#N/D</text:p>
          </table:table-cell>
          <table:table-cell table:formula="of:=VLOOKUP([.U5];[freqspar.$A$4:.$B$1000];2;0 )" office:value-type="percentage" office:value="0.0000215024257079452">
            <text:p>0,00%</text:p>
          </table:table-cell>
          <table:table-cell table:formula="of:=VLOOKUP([.V5];[freqspar.$A$4:.$B$1000];2;0 )" office:value-type="percentage" office:value="0.0000386389336253639">
            <text:p>0,00%</text:p>
          </table:table-cell>
          <table:table-cell table:formula="of:=VLOOKUP([.W5];[freqspar.$A$4:.$B$1000];2;0 )" office:value-type="percentage" office:value="0.000351018452924406">
            <text:p>0,04%</text:p>
          </table:table-cell>
          <table:table-cell table:formula="of:=VLOOKUP([.X5];[freqspar.$A$4:.$B$1000];2;0 )" office:value-type="percentage" office:value="0">
            <text:p>#N/D</text:p>
          </table:table-cell>
          <table:table-cell table:formula="of:=VLOOKUP([.Y5];[freqspar.$A$4:.$B$1000];2;0 )" office:value-type="percentage" office:value="0">
            <text:p>#N/D</text:p>
          </table:table-cell>
          <table:table-cell table:formula="of:=VLOOKUP([.Z5];[freqspar.$A$4:.$B$1000];2;0 )" office:value-type="percentage" office:value="0">
            <text:p>#N/D</text:p>
          </table:table-cell>
          <table:table-cell table:formula="of:=VLOOKUP([.AA5];[freqspar.$A$4:.$B$1000];2;0 )" office:value-type="percentage" office:value="0">
            <text:p>#N/D</text:p>
          </table:table-cell>
          <table:table-cell table:formula="of:=VLOOKUP([.AB5];[freqspar.$A$4:.$B$1000];2;0 )" office:value-type="percentage" office:value="0">
            <text:p>#N/D</text:p>
          </table:table-cell>
          <table:table-cell table:formula="of:=VLOOKUP([.AC5];[freqspar.$A$4:.$B$1000];2;0 )" office:value-type="percentage" office:value="0">
            <text:p>#N/D</text:p>
          </table:table-cell>
          <table:table-cell table:formula="of:=VLOOKUP([.AD5];[freqspar.$A$4:.$B$1000];2;0 )" office:value-type="percentage" office:value="0">
            <text:p>#N/D</text:p>
          </table:table-cell>
          <table:table-cell table:formula="of:=VLOOKUP([.AE5];[freqspar.$A$4:.$B$1000];2;0 )" office:value-type="percentage" office:value="0">
            <text:p>#N/D</text:p>
          </table:table-cell>
          <table:table-cell table:formula="of:=VLOOKUP([.AF5];[freqspar.$A$4:.$B$1000];2;0 )" office:value-type="percentage" office:value="0">
            <text:p>#N/D</text:p>
          </table:table-cell>
          <table:table-cell table:formula="of:=VLOOKUP([.AG5];[freqspar.$A$4:.$B$1000];2;0 )" office:value-type="percentage" office:value="0">
            <text:p>#N/D</text:p>
          </table:table-cell>
          <table:table-cell/>
          <table:table-cell table:formula="of:=IF(ISERROR([.AI5]);0;[.AI5])" office:value-type="percentage" office:value="0">
            <text:p>0,00%</text:p>
          </table:table-cell>
          <table:table-cell table:formula="of:=IF(ISERROR([.AJ5]);0;[.AJ5])" office:value-type="percentage" office:value="0">
            <text:p>0,00%</text:p>
          </table:table-cell>
          <table:table-cell table:formula="of:=IF(ISERROR([.AK5]);0;[.AK5])" office:value-type="percentage" office:value="0.00464102879977088">
            <text:p>0,46%</text:p>
          </table:table-cell>
          <table:table-cell table:style-name="ce5" table:formula="of:=IF(ISERROR([.AL5]);0;[.AL5])" office:value-type="percentage" office:value="0">
            <text:p>0,00%</text:p>
          </table:table-cell>
          <table:table-cell table:style-name="ce5" table:formula="of:=IF(ISERROR([.AM5]);0;[.AM5])" office:value-type="percentage" office:value="0.00031078521671898">
            <text:p>0,03%</text:p>
          </table:table-cell>
          <table:table-cell table:style-name="ce5" table:formula="of:=IF(ISERROR([.AN5]);0;[.AN5])" office:value-type="percentage" office:value="0">
            <text:p>0,00%</text:p>
          </table:table-cell>
          <table:table-cell table:style-name="ce5" table:formula="of:=IF(ISERROR([.AO5]);0;[.AO5])" office:value-type="percentage" office:value="0.0000215024257079452">
            <text:p>0,00%</text:p>
          </table:table-cell>
          <table:table-cell table:style-name="ce5" table:formula="of:=IF(ISERROR([.AP5]);0;[.AP5])" office:value-type="percentage" office:value="0.0000386389336253639">
            <text:p>0,00%</text:p>
          </table:table-cell>
          <table:table-cell table:style-name="ce5" table:formula="of:=IF(ISERROR([.AQ5]);0;[.AQ5])" office:value-type="percentage" office:value="0.000351018452924406">
            <text:p>0,04%</text:p>
          </table:table-cell>
          <table:table-cell table:style-name="ce5" table:formula="of:=IF(ISERROR([.AR5]);0;[.AR5])" office:value-type="percentage" office:value="0">
            <text:p>0,00%</text:p>
          </table:table-cell>
          <table:table-cell table:style-name="ce5" table:formula="of:=IF(ISERROR([.AS5]);0;[.AS5])" office:value-type="percentage" office:value="0">
            <text:p>0,00%</text:p>
          </table:table-cell>
          <table:table-cell table:style-name="ce5" table:formula="of:=IF(ISERROR([.AT5]);0;[.AT5])" office:value-type="percentage" office:value="0">
            <text:p>0,00%</text:p>
          </table:table-cell>
          <table:table-cell table:style-name="ce5" table:formula="of:=IF(ISERROR([.AU5]);0;[.AU5])" office:value-type="percentage" office:value="0">
            <text:p>0,00%</text:p>
          </table:table-cell>
          <table:table-cell table:style-name="ce5" table:formula="of:=IF(ISERROR([.AV5]);0;[.AV5])" office:value-type="percentage" office:value="0">
            <text:p>0,00%</text:p>
          </table:table-cell>
          <table:table-cell table:style-name="ce5" table:formula="of:=IF(ISERROR([.AW5]);0;[.AW5])" office:value-type="percentage" office:value="0">
            <text:p>0,00%</text:p>
          </table:table-cell>
          <table:table-cell table:style-name="ce5" table:formula="of:=IF(ISERROR([.AX5]);0;[.AX5])" office:value-type="percentage" office:value="0">
            <text:p>0,00%</text:p>
          </table:table-cell>
          <table:table-cell table:style-name="ce5" table:formula="of:=IF(ISERROR([.AY5]);0;[.AY5])" office:value-type="percentage" office:value="0">
            <text:p>0,00%</text:p>
          </table:table-cell>
          <table:table-cell table:style-name="ce5" table:formula="of:=IF(ISERROR([.AZ5]);0;[.AZ5])" office:value-type="percentage" office:value="0">
            <text:p>0,00%</text:p>
          </table:table-cell>
          <table:table-cell table:style-name="ce5" table:formula="of:=IF(ISERROR([.BA5]);0;[.BA5])" office:value-type="percentage" office:value="0">
            <text:p>0,00%</text:p>
          </table:table-cell>
        </table:table-row>
        <table:table-row table:style-name="ro1">
          <table:table-cell table:style-name="ce5"/>
          <table:table-cell table:style-name="ce10" table:number-columns-repeated="12"/>
          <table:table-cell/>
          <table:table-cell table:formula="of:=[.C3]&amp;[.B2]" office:value-type="string" office:string-value="za">
            <text:p>za</text:p>
          </table:table-cell>
          <table:table-cell table:formula="of:=[.D3]&amp;[.C2]" office:value-type="string" office:string-value="xs">
            <text:p>xs</text:p>
          </table:table-cell>
          <table:table-cell table:formula="of:=[.E3]&amp;[.D2]" office:value-type="string" office:string-value="cd">
            <text:p>cd</text:p>
          </table:table-cell>
          <table:table-cell table:formula="of:=[.F3]&amp;[.E2]" office:value-type="string" office:string-value="vf">
            <text:p>vf</text:p>
          </table:table-cell>
          <table:table-cell table:formula="of:=[.F1]&amp;[.F3]" office:value-type="string" office:string-value="tv">
            <text:p>tv</text:p>
          </table:table-cell>
          <table:table-cell table:formula="of:=[.F2]&amp;[.F3]" office:value-type="string" office:string-value="gv">
            <text:p>gv</text:p>
          </table:table-cell>
          <table:table-cell table:formula="of:=[.G3]&amp;[.F3]" office:value-type="string" office:string-value="bv">
            <text:p>bv</text:p>
          </table:table-cell>
          <table:table-cell table:formula="of:=[.G3]&amp;[.F2]" office:value-type="string" office:string-value="bg">
            <text:p>bg</text:p>
          </table:table-cell>
          <table:table-cell table:formula="of:=[.H3]&amp;[.G2]" office:value-type="string" office:string-value="nh">
            <text:p>nh</text:p>
          </table:table-cell>
          <table:table-cell table:formula="of:=[.I3]&amp;[.G1]" office:value-type="string" office:string-value="my">
            <text:p>my</text:p>
          </table:table-cell>
          <table:table-cell table:formula="of:=[.I3]&amp;[.H2]" office:value-type="string" office:string-value="mj">
            <text:p>mj</text:p>
          </table:table-cell>
          <table:table-cell table:formula="of:=[.I3]&amp;[.H3]" office:value-type="string" office:string-value="mn">
            <text:p>mn</text:p>
          </table:table-cell>
          <table:table-cell table:formula="of:=[.J3]&amp;[.I1]" office:value-type="string" office:string-value=",i">
            <text:p>,i</text:p>
          </table:table-cell>
          <table:table-cell table:formula="of:=[.K3]&amp;[.J1]" office:value-type="string" office:string-value="doto">
            <text:p>doto</text:p>
          </table:table-cell>
          <table:table-cell table:formula="of:=[.L3]&amp;[.K1]" office:value-type="string" office:string-value="minusp">
            <text:p>minusp</text:p>
          </table:table-cell>
          <table:table-cell table:formula="of:=[.L1]&amp;[.L3]" office:value-type="string" office:string-value="`minus">
            <text:p>`minus</text:p>
          </table:table-cell>
          <table:table-cell table:formula="of:=[.L2]&amp;[.L3]" office:value-type="string" office:string-value="´minus">
            <text:p>´minus</text:p>
          </table:table-cell>
          <table:table-cell table:formula="of:=[.M1]&amp;[.L3]" office:value-type="string" office:string-value="plusminus">
            <text:p>plusminus</text:p>
          </table:table-cell>
          <table:table-cell table:formula="of:=[.L3]&amp;[.M2]" office:value-type="string" office:string-value="minusç">
            <text:p>minusç</text:p>
          </table:table-cell>
          <table:table-cell/>
          <table:table-cell table:formula="of:=VLOOKUP([.O6];[freqspar.$A$4:.$B$1000];2;0 )" office:value-type="percentage" office:value="0.00189884147326723">
            <text:p>0,19%</text:p>
          </table:table-cell>
          <table:table-cell table:formula="of:=VLOOKUP([.P6];[freqspar.$A$4:.$B$1000];2;0 )" office:value-type="percentage" office:value="0.00000794407372100413">
            <text:p>0,00%</text:p>
          </table:table-cell>
          <table:table-cell table:formula="of:=VLOOKUP([.Q6];[freqspar.$A$4:.$B$1000];2;0 )" office:value-type="percentage" office:value="0.0000715140708976505">
            <text:p>0,01%</text:p>
          </table:table-cell>
          <table:table-cell table:formula="of:=VLOOKUP([.R6];[freqspar.$A$4:.$B$1000];2;0 )" office:value-type="percentage" office:value="0.00000529604914733609">
            <text:p>0,00%</text:p>
          </table:table-cell>
          <table:table-cell table:formula="of:=VLOOKUP([.S6];[freqspar.$A$4:.$B$1000];2;0 )" office:value-type="percentage" office:value="0.0000423683931786887">
            <text:p>0,00%</text:p>
          </table:table-cell>
          <table:table-cell table:formula="of:=VLOOKUP([.T6];[freqspar.$A$4:.$B$1000];2;0 )" office:value-type="percentage" office:value="0.00000397203686050207">
            <text:p>0,00%</text:p>
          </table:table-cell>
          <table:table-cell table:formula="of:=VLOOKUP([.U6];[freqspar.$A$4:.$B$1000];2;0 )" office:value-type="percentage" office:value="0.00000397203686050207">
            <text:p>0,00%</text:p>
          </table:table-cell>
          <table:table-cell table:formula="of:=VLOOKUP([.V6];[freqspar.$A$4:.$B$1000];2;0 )" office:value-type="percentage" office:value="0">
            <text:p>#N/D</text:p>
          </table:table-cell>
          <table:table-cell table:formula="of:=VLOOKUP([.W6];[freqspar.$A$4:.$B$1000];2;0 )" office:value-type="percentage" office:value="0.00000608692123523922">
            <text:p>0,00%</text:p>
          </table:table-cell>
          <table:table-cell table:formula="of:=VLOOKUP([.X6];[freqspar.$A$4:.$B$1000];2;0 )" office:value-type="percentage" office:value="0.0000310726077540017">
            <text:p>0,00%</text:p>
          </table:table-cell>
          <table:table-cell table:formula="of:=VLOOKUP([.Y6];[freqspar.$A$4:.$B$1000];2;0 )" office:value-type="percentage" office:value="0">
            <text:p>#N/D</text:p>
          </table:table-cell>
          <table:table-cell table:formula="of:=VLOOKUP([.Z6];[freqspar.$A$4:.$B$1000];2;0 )" office:value-type="percentage" office:value="0.000161332314698324">
            <text:p>0,02%</text:p>
          </table:table-cell>
          <table:table-cell table:formula="of:=VLOOKUP([.AA6];[freqspar.$A$4:.$B$1000];2;0 )" office:value-type="percentage" office:value="0">
            <text:p>#N/D</text:p>
          </table:table-cell>
          <table:table-cell table:formula="of:=VLOOKUP([.AB6];[freqspar.$A$4:.$B$1000];2;0 )" office:value-type="percentage" office:value="0">
            <text:p>#N/D</text:p>
          </table:table-cell>
          <table:table-cell table:formula="of:=VLOOKUP([.AC6];[freqspar.$A$4:.$B$1000];2;0 )" office:value-type="percentage" office:value="0">
            <text:p>#N/D</text:p>
          </table:table-cell>
          <table:table-cell table:formula="of:=VLOOKUP([.AD6];[freqspar.$A$4:.$B$1000];2;0 )" office:value-type="percentage" office:value="0">
            <text:p>#N/D</text:p>
          </table:table-cell>
          <table:table-cell table:formula="of:=VLOOKUP([.AE6];[freqspar.$A$4:.$B$1000];2;0 )" office:value-type="percentage" office:value="0">
            <text:p>#N/D</text:p>
          </table:table-cell>
          <table:table-cell table:formula="of:=VLOOKUP([.AF6];[freqspar.$A$4:.$B$1000];2;0 )" office:value-type="percentage" office:value="0">
            <text:p>#N/D</text:p>
          </table:table-cell>
          <table:table-cell table:formula="of:=VLOOKUP([.AG6];[freqspar.$A$4:.$B$1000];2;0 )" office:value-type="percentage" office:value="0">
            <text:p>#N/D</text:p>
          </table:table-cell>
          <table:table-cell/>
          <table:table-cell table:formula="of:=IF(ISERROR([.AI6]);0;[.AI6])" office:value-type="percentage" office:value="0.00189884147326723">
            <text:p>0,19%</text:p>
          </table:table-cell>
          <table:table-cell table:formula="of:=IF(ISERROR([.AJ6]);0;[.AJ6])" office:value-type="percentage" office:value="0.00000794407372100413">
            <text:p>0,00%</text:p>
          </table:table-cell>
          <table:table-cell table:formula="of:=IF(ISERROR([.AK6]);0;[.AK6])" office:value-type="percentage" office:value="0.0000715140708976505">
            <text:p>0,01%</text:p>
          </table:table-cell>
          <table:table-cell table:style-name="ce5" table:formula="of:=IF(ISERROR([.AL6]);0;[.AL6])" office:value-type="percentage" office:value="0.00000529604914733609">
            <text:p>0,00%</text:p>
          </table:table-cell>
          <table:table-cell table:style-name="ce5" table:formula="of:=IF(ISERROR([.AM6]);0;[.AM6])" office:value-type="percentage" office:value="0.0000423683931786887">
            <text:p>0,00%</text:p>
          </table:table-cell>
          <table:table-cell table:style-name="ce5" table:formula="of:=IF(ISERROR([.AN6]);0;[.AN6])" office:value-type="percentage" office:value="0.00000397203686050207">
            <text:p>0,00%</text:p>
          </table:table-cell>
          <table:table-cell table:style-name="ce5" table:formula="of:=IF(ISERROR([.AO6]);0;[.AO6])" office:value-type="percentage" office:value="0.00000397203686050207">
            <text:p>0,00%</text:p>
          </table:table-cell>
          <table:table-cell table:style-name="ce5" table:formula="of:=IF(ISERROR([.AP6]);0;[.AP6])" office:value-type="percentage" office:value="0">
            <text:p>0,00%</text:p>
          </table:table-cell>
          <table:table-cell table:style-name="ce5" table:formula="of:=IF(ISERROR([.AQ6]);0;[.AQ6])" office:value-type="percentage" office:value="0.00000608692123523922">
            <text:p>0,00%</text:p>
          </table:table-cell>
          <table:table-cell table:style-name="ce5" table:formula="of:=IF(ISERROR([.AR6]);0;[.AR6])" office:value-type="percentage" office:value="0.0000310726077540017">
            <text:p>0,00%</text:p>
          </table:table-cell>
          <table:table-cell table:style-name="ce5" table:formula="of:=IF(ISERROR([.AS6]);0;[.AS6])" office:value-type="percentage" office:value="0">
            <text:p>0,00%</text:p>
          </table:table-cell>
          <table:table-cell table:style-name="ce5" table:formula="of:=IF(ISERROR([.AT6]);0;[.AT6])" office:value-type="percentage" office:value="0.000161332314698324">
            <text:p>0,02%</text:p>
          </table:table-cell>
          <table:table-cell table:style-name="ce5" table:formula="of:=IF(ISERROR([.AU6]);0;[.AU6])" office:value-type="percentage" office:value="0">
            <text:p>0,00%</text:p>
          </table:table-cell>
          <table:table-cell table:style-name="ce5" table:formula="of:=IF(ISERROR([.AV6]);0;[.AV6])" office:value-type="percentage" office:value="0">
            <text:p>0,00%</text:p>
          </table:table-cell>
          <table:table-cell table:style-name="ce5" table:formula="of:=IF(ISERROR([.AW6]);0;[.AW6])" office:value-type="percentage" office:value="0">
            <text:p>0,00%</text:p>
          </table:table-cell>
          <table:table-cell table:style-name="ce5" table:formula="of:=IF(ISERROR([.AX6]);0;[.AX6])" office:value-type="percentage" office:value="0">
            <text:p>0,00%</text:p>
          </table:table-cell>
          <table:table-cell table:style-name="ce5" table:formula="of:=IF(ISERROR([.AY6]);0;[.AY6])" office:value-type="percentage" office:value="0">
            <text:p>0,00%</text:p>
          </table:table-cell>
          <table:table-cell table:style-name="ce5" table:formula="of:=IF(ISERROR([.AZ6]);0;[.AZ6])" office:value-type="percentage" office:value="0">
            <text:p>0,00%</text:p>
          </table:table-cell>
          <table:table-cell table:style-name="ce5" table:formula="of:=IF(ISERROR([.BA6]);0;[.BA6])" office:value-type="percentage" office:value="0">
            <text:p>0,00%</text:p>
          </table:table-cell>
        </table:table-row>
        <table:table-row table:style-name="ro1">
          <table:table-cell/>
          <table:table-cell table:style-name="ce10" table:number-columns-repeated="12"/>
          <table:table-cell table:number-columns-repeated="60"/>
        </table:table-row>
        <table:table-row table:style-name="ro6">
          <table:table-cell office:value-type="string">
            <text:p>tcat_v01</text:p>
          </table:table-cell>
          <table:table-cell table:style-name="ce12" office:value-type="string">
            <text:p>,</text:p>
          </table:table-cell>
          <table:table-cell table:style-name="ce21" office:value-type="string">
            <text:p>dot</text:p>
          </table:table-cell>
          <table:table-cell table:style-name="ce12" office:value-type="string">
            <text:p>p</text:p>
          </table:table-cell>
          <table:table-cell table:style-name="ce12" office:value-type="string">
            <text:p>q</text:p>
          </table:table-cell>
          <table:table-cell table:style-name="ce12" office:value-type="string">
            <text:p>y</text:p>
          </table:table-cell>
          <table:table-cell table:style-name="ce12" office:value-type="string">
            <text:p>g</text:p>
          </table:table-cell>
          <table:table-cell table:style-name="ce12" office:value-type="string">
            <text:p>k</text:p>
          </table:table-cell>
          <table:table-cell table:style-name="ce12" office:value-type="string">
            <text:p>c</text:p>
          </table:table-cell>
          <table:table-cell table:style-name="ce12" office:value-type="string">
            <text:p>m</text:p>
          </table:table-cell>
          <table:table-cell table:style-name="ce12" office:value-type="string">
            <text:p>ñ</text:p>
          </table:table-cell>
          <table:table-cell table:style-name="ce12" office:value-type="string">
            <text:p>`</text:p>
          </table:table-cell>
          <table:table-cell table:style-name="ce21" office:value-type="string">
            <text:p>plus</text:p>
          </table:table-cell>
          <table:table-cell/>
          <table:table-cell table:formula="of:=[.B8]&amp;[.B9]" office:value-type="string" office:string-value=",a">
            <text:p>,a</text:p>
          </table:table-cell>
          <table:table-cell table:formula="of:=[.C8]&amp;[.C9]" office:value-type="string" office:string-value="dote">
            <text:p>dote</text:p>
          </table:table-cell>
          <table:table-cell table:formula="of:=[.D8]&amp;[.D9]" office:value-type="string" office:string-value="pi">
            <text:p>pi</text:p>
          </table:table-cell>
          <table:table-cell table:formula="of:=[.E8]&amp;[.E9]" office:value-type="string" office:string-value="qo">
            <text:p>qo</text:p>
          </table:table-cell>
          <table:table-cell table:formula="of:=[.E8]&amp;[.F8]" office:value-type="string" office:string-value="qy">
            <text:p>qy</text:p>
          </table:table-cell>
          <table:table-cell table:formula="of:=[.E8]&amp;[.F9]" office:value-type="string" office:string-value="qu">
            <text:p>qu</text:p>
          </table:table-cell>
          <table:table-cell table:formula="of:=[.E8]&amp;[.G10]" office:value-type="string" office:string-value="qz">
            <text:p>qz</text:p>
          </table:table-cell>
          <table:table-cell table:formula="of:=[.F8]&amp;[.F9]" office:value-type="string" office:string-value="yu">
            <text:p>yu</text:p>
          </table:table-cell>
          <table:table-cell table:formula="of:=[.G8]&amp;[.G9]" office:value-type="string" office:string-value="gd">
            <text:p>gd</text:p>
          </table:table-cell>
          <table:table-cell table:formula="of:=[.G8]&amp;[.H8]" office:value-type="string" office:string-value="gk">
            <text:p>gk</text:p>
          </table:table-cell>
          <table:table-cell table:formula="of:=[.G9]&amp;[.H8]" office:value-type="string" office:string-value="dk">
            <text:p>dk</text:p>
          </table:table-cell>
          <table:table-cell table:formula="of:=[.H10]&amp;[.H8]" office:value-type="string" office:string-value="hk">
            <text:p>hk</text:p>
          </table:table-cell>
          <table:table-cell table:formula="of:=[.I8]&amp;[.I9]" office:value-type="string" office:string-value="cs">
            <text:p>cs</text:p>
          </table:table-cell>
          <table:table-cell table:formula="of:=[.J8]&amp;[.J9]" office:value-type="string" office:string-value="mn">
            <text:p>mn</text:p>
          </table:table-cell>
          <table:table-cell table:formula="of:=[.K8]&amp;[.K9]" office:value-type="string" office:string-value="ñt">
            <text:p>ñt</text:p>
          </table:table-cell>
          <table:table-cell table:formula="of:=[.K8]&amp;[.L8]" office:value-type="string" office:string-value="ñ`">
            <text:p>ñ`</text:p>
          </table:table-cell>
          <table:table-cell table:formula="of:=[.K8]&amp;[.L9]" office:value-type="string" office:string-value="ñ´">
            <text:p>ñ´</text:p>
          </table:table-cell>
          <table:table-cell table:formula="of:=[.K8]&amp;[.M8]" office:value-type="string" office:string-value="ñplus">
            <text:p>ñplus</text:p>
          </table:table-cell>
          <table:table-cell table:formula="of:=[.M9]&amp;[.K8]" office:value-type="string" office:string-value="çñ">
            <text:p>çñ</text:p>
          </table:table-cell>
          <table:table-cell/>
          <table:table-cell table:formula="of:=VLOOKUP([.O8];[freqspar.$A$4:.$B$1000];2;0 )" office:value-type="percentage" office:value="0">
            <text:p>#N/D</text:p>
          </table:table-cell>
          <table:table-cell table:formula="of:=VLOOKUP([.P8];[freqspar.$A$4:.$B$1000];2;0 )" office:value-type="percentage" office:value="0">
            <text:p>#N/D</text:p>
          </table:table-cell>
          <table:table-cell table:formula="of:=VLOOKUP([.Q8];[freqspar.$A$4:.$B$1000];2;0 )" office:value-type="percentage" office:value="0.00141293664596265">
            <text:p>0,14%</text:p>
          </table:table-cell>
          <table:table-cell table:formula="of:=VLOOKUP([.R8];[freqspar.$A$4:.$B$1000];2;0 )" office:value-type="percentage" office:value="0">
            <text:p>#N/D</text:p>
          </table:table-cell>
          <table:table-cell table:formula="of:=VLOOKUP([.S8];[freqspar.$A$4:.$B$1000];2;0 )" office:value-type="percentage" office:value="0">
            <text:p>#N/D</text:p>
          </table:table-cell>
          <table:table-cell table:formula="of:=VLOOKUP([.T8];[freqspar.$A$4:.$B$1000];2;0 )" office:value-type="percentage" office:value="0.0169695810297072">
            <text:p>1,70%</text:p>
          </table:table-cell>
          <table:table-cell table:formula="of:=VLOOKUP([.U8];[freqspar.$A$4:.$B$1000];2;0 )" office:value-type="percentage" office:value="0">
            <text:p>#N/D</text:p>
          </table:table-cell>
          <table:table-cell table:formula="of:=VLOOKUP([.V8];[freqspar.$A$4:.$B$1000];2;0 )" office:value-type="percentage" office:value="0.0000669561335876314">
            <text:p>0,01%</text:p>
          </table:table-cell>
          <table:table-cell table:formula="of:=VLOOKUP([.W8];[freqspar.$A$4:.$B$1000];2;0 )" office:value-type="percentage" office:value="0.0000199460949321677">
            <text:p>0,00%</text:p>
          </table:table-cell>
          <table:table-cell table:formula="of:=VLOOKUP([.X8];[freqspar.$A$4:.$B$1000];2;0 )" office:value-type="percentage" office:value="0">
            <text:p>#N/D</text:p>
          </table:table-cell>
          <table:table-cell table:formula="of:=VLOOKUP([.Y8];[freqspar.$A$4:.$B$1000];2;0 )" office:value-type="percentage" office:value="0">
            <text:p>#N/D</text:p>
          </table:table-cell>
          <table:table-cell table:formula="of:=VLOOKUP([.Z8];[freqspar.$A$4:.$B$1000];2;0 )" office:value-type="percentage" office:value="0">
            <text:p>#N/D</text:p>
          </table:table-cell>
          <table:table-cell table:formula="of:=VLOOKUP([.AA8];[freqspar.$A$4:.$B$1000];2;0 )" office:value-type="percentage" office:value="0.000427469562332391">
            <text:p>0,04%</text:p>
          </table:table-cell>
          <table:table-cell table:formula="of:=VLOOKUP([.AB8];[freqspar.$A$4:.$B$1000];2;0 )" office:value-type="percentage" office:value="0.000161332314698324">
            <text:p>0,02%</text:p>
          </table:table-cell>
          <table:table-cell table:formula="of:=VLOOKUP([.AC8];[freqspar.$A$4:.$B$1000];2;0 )" office:value-type="percentage" office:value="0">
            <text:p>#N/D</text:p>
          </table:table-cell>
          <table:table-cell table:formula="of:=VLOOKUP([.AD8];[freqspar.$A$4:.$B$1000];2;0 )" office:value-type="percentage" office:value="0">
            <text:p>#N/D</text:p>
          </table:table-cell>
          <table:table-cell table:formula="of:=VLOOKUP([.AE8];[freqspar.$A$4:.$B$1000];2;0 )" office:value-type="percentage" office:value="0">
            <text:p>#N/D</text:p>
          </table:table-cell>
          <table:table-cell table:formula="of:=VLOOKUP([.AF8];[freqspar.$A$4:.$B$1000];2;0 )" office:value-type="percentage" office:value="0">
            <text:p>#N/D</text:p>
          </table:table-cell>
          <table:table-cell table:formula="of:=VLOOKUP([.AG8];[freqspar.$A$4:.$B$1000];2;0 )" office:value-type="percentage" office:value="0">
            <text:p>#N/D</text:p>
          </table:table-cell>
          <table:table-cell/>
          <table:table-cell table:formula="of:=IF(ISERROR([.AI8]);0;[.AI8])" office:value-type="percentage" office:value="0">
            <text:p>0,00%</text:p>
          </table:table-cell>
          <table:table-cell table:formula="of:=IF(ISERROR([.AJ8]);0;[.AJ8])" office:value-type="percentage" office:value="0">
            <text:p>0,00%</text:p>
          </table:table-cell>
          <table:table-cell table:formula="of:=IF(ISERROR([.AK8]);0;[.AK8])" office:value-type="percentage" office:value="0.00141293664596265">
            <text:p>0,14%</text:p>
          </table:table-cell>
          <table:table-cell table:style-name="ce5" table:formula="of:=IF(ISERROR([.AL8]);0;[.AL8])" office:value-type="percentage" office:value="0">
            <text:p>0,00%</text:p>
          </table:table-cell>
          <table:table-cell table:style-name="ce5" table:formula="of:=IF(ISERROR([.AM8]);0;[.AM8])" office:value-type="percentage" office:value="0">
            <text:p>0,00%</text:p>
          </table:table-cell>
          <table:table-cell table:style-name="ce5" table:formula="of:=IF(ISERROR([.AN8]);0;[.AN8])" office:value-type="percentage" office:value="0.0169695810297072">
            <text:p>1,70%</text:p>
          </table:table-cell>
          <table:table-cell table:style-name="ce5" table:formula="of:=IF(ISERROR([.AO8]);0;[.AO8])" office:value-type="percentage" office:value="0">
            <text:p>0,00%</text:p>
          </table:table-cell>
          <table:table-cell table:style-name="ce5" table:formula="of:=IF(ISERROR([.AP8]);0;[.AP8])" office:value-type="percentage" office:value="0.0000669561335876314">
            <text:p>0,01%</text:p>
          </table:table-cell>
          <table:table-cell table:style-name="ce5" table:formula="of:=IF(ISERROR([.AQ8]);0;[.AQ8])" office:value-type="percentage" office:value="0.0000199460949321677">
            <text:p>0,00%</text:p>
          </table:table-cell>
          <table:table-cell table:style-name="ce5" table:formula="of:=IF(ISERROR([.AR8]);0;[.AR8])" office:value-type="percentage" office:value="0">
            <text:p>0,00%</text:p>
          </table:table-cell>
          <table:table-cell table:style-name="ce5" table:formula="of:=IF(ISERROR([.AS8]);0;[.AS8])" office:value-type="percentage" office:value="0">
            <text:p>0,00%</text:p>
          </table:table-cell>
          <table:table-cell table:style-name="ce5" table:formula="of:=IF(ISERROR([.AT8]);0;[.AT8])" office:value-type="percentage" office:value="0">
            <text:p>0,00%</text:p>
          </table:table-cell>
          <table:table-cell table:style-name="ce5" table:formula="of:=IF(ISERROR([.AU8]);0;[.AU8])" office:value-type="percentage" office:value="0.000427469562332391">
            <text:p>0,04%</text:p>
          </table:table-cell>
          <table:table-cell table:style-name="ce5" table:formula="of:=IF(ISERROR([.AV8]);0;[.AV8])" office:value-type="percentage" office:value="0.000161332314698324">
            <text:p>0,02%</text:p>
          </table:table-cell>
          <table:table-cell table:style-name="ce5" table:formula="of:=IF(ISERROR([.AW8]);0;[.AW8])" office:value-type="percentage" office:value="0">
            <text:p>0,00%</text:p>
          </table:table-cell>
          <table:table-cell table:style-name="ce5" table:formula="of:=IF(ISERROR([.AX8]);0;[.AX8])" office:value-type="percentage" office:value="0">
            <text:p>0,00%</text:p>
          </table:table-cell>
          <table:table-cell table:style-name="ce5" table:formula="of:=IF(ISERROR([.AY8]);0;[.AY8])" office:value-type="percentage" office:value="0">
            <text:p>0,00%</text:p>
          </table:table-cell>
          <table:table-cell table:style-name="ce5" table:formula="of:=IF(ISERROR([.AZ8]);0;[.AZ8])" office:value-type="percentage" office:value="0">
            <text:p>0,00%</text:p>
          </table:table-cell>
          <table:table-cell table:style-name="ce5" table:formula="of:=IF(ISERROR([.BA8]);0;[.BA8])" office:value-type="percentage" office:value="0">
            <text:p>0,00%</text:p>
          </table:table-cell>
        </table:table-row>
        <table:table-row table:style-name="ro6">
          <table:table-cell table:formula="of:=SUM([.BC8:.BU13])" office:value-type="percentage" office:value="0.0443002308181439">
            <text:p>4,43%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e</text:p>
          </table:table-cell>
          <table:table-cell table:style-name="ce17" office:value-type="string">
            <text:p>i</text:p>
          </table:table-cell>
          <table:table-cell table:style-name="ce12" office:value-type="string">
            <text:p>o</text:p>
          </table:table-cell>
          <table:table-cell table:style-name="ce12" office:value-type="string">
            <text:p>u</text:p>
          </table:table-cell>
          <table:table-cell table:style-name="ce12" office:value-type="string">
            <text:p>d</text:p>
          </table:table-cell>
          <table:table-cell table:style-name="ce12" office:value-type="string">
            <text:p>r</text:p>
          </table:table-cell>
          <table:table-cell table:style-name="ce12" office:value-type="string">
            <text:p>s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´</text:p>
          </table:table-cell>
          <table:table-cell table:style-name="ce12" office:value-type="string">
            <text:p>ç</text:p>
          </table:table-cell>
          <table:table-cell/>
          <table:table-cell table:formula="of:=[.B8]&amp;[.C10]" office:value-type="string" office:string-value=",minus">
            <text:p>,minus</text:p>
          </table:table-cell>
          <table:table-cell table:formula="of:=[.C8]&amp;[.D10]" office:value-type="string" office:string-value="dotf">
            <text:p>dotf</text:p>
          </table:table-cell>
          <table:table-cell table:formula="of:=[.D8]&amp;[.E10]" office:value-type="string" office:string-value="pb">
            <text:p>pb</text:p>
          </table:table-cell>
          <table:table-cell table:formula="of:=[.E8]&amp;[.F10]" office:value-type="string" office:string-value="qw">
            <text:p>qw</text:p>
          </table:table-cell>
          <table:table-cell table:formula="of:=[.E9]&amp;[.F8]" office:value-type="string" office:string-value="oy">
            <text:p>oy</text:p>
          </table:table-cell>
          <table:table-cell table:formula="of:=[.E9]&amp;[.F9]" office:value-type="string" office:string-value="ou">
            <text:p>ou</text:p>
          </table:table-cell>
          <table:table-cell table:formula="of:=[.E9]&amp;[.G10]" office:value-type="string" office:string-value="oz">
            <text:p>oz</text:p>
          </table:table-cell>
          <table:table-cell table:formula="of:=[.F8]&amp;[.G10]" office:value-type="string" office:string-value="yz">
            <text:p>yz</text:p>
          </table:table-cell>
          <table:table-cell table:formula="of:=[.G8]&amp;[.H10]" office:value-type="string" office:string-value="gh">
            <text:p>gh</text:p>
          </table:table-cell>
          <table:table-cell table:formula="of:=[.G8]&amp;[.H9]" office:value-type="string" office:string-value="gr">
            <text:p>gr</text:p>
          </table:table-cell>
          <table:table-cell table:formula="of:=[.G9]&amp;[.H9]" office:value-type="string" office:string-value="dr">
            <text:p>dr</text:p>
          </table:table-cell>
          <table:table-cell table:formula="of:=[.H10]&amp;[.H9]" office:value-type="string" office:string-value="hr">
            <text:p>hr</text:p>
          </table:table-cell>
          <table:table-cell table:formula="of:=[.I8]&amp;[.J10]" office:value-type="string" office:string-value="cl">
            <text:p>cl</text:p>
          </table:table-cell>
          <table:table-cell table:formula="of:=[.J8]&amp;[.K10]" office:value-type="string" office:string-value="mx">
            <text:p>mx</text:p>
          </table:table-cell>
          <table:table-cell table:formula="of:=[.K8]&amp;[.L10]" office:value-type="string" office:string-value="ñv">
            <text:p>ñv</text:p>
          </table:table-cell>
          <table:table-cell table:formula="of:=[.K9]&amp;[.L8]" office:value-type="string" office:string-value="t`">
            <text:p>t`</text:p>
          </table:table-cell>
          <table:table-cell table:formula="of:=[.K9]&amp;[.L9]" office:value-type="string" office:string-value="t´">
            <text:p>t´</text:p>
          </table:table-cell>
          <table:table-cell table:formula="of:=[.K9]&amp;[.M8]" office:value-type="string" office:string-value="tplus">
            <text:p>tplus</text:p>
          </table:table-cell>
          <table:table-cell table:formula="of:=[.M9]&amp;[.K9]" office:value-type="string" office:string-value="çt">
            <text:p>çt</text:p>
          </table:table-cell>
          <table:table-cell/>
          <table:table-cell table:formula="of:=VLOOKUP([.O9];[freqspar.$A$4:.$B$1000];2;0 )" office:value-type="percentage" office:value="0">
            <text:p>#N/D</text:p>
          </table:table-cell>
          <table:table-cell table:formula="of:=VLOOKUP([.P9];[freqspar.$A$4:.$B$1000];2;0 )" office:value-type="percentage" office:value="0">
            <text:p>#N/D</text:p>
          </table:table-cell>
          <table:table-cell table:formula="of:=VLOOKUP([.Q9];[freqspar.$A$4:.$B$1000];2;0 )" office:value-type="percentage" office:value="0.00000429026597910288">
            <text:p>0,00%</text:p>
          </table:table-cell>
          <table:table-cell table:formula="of:=VLOOKUP([.R9];[freqspar.$A$4:.$B$1000];2;0 )" office:value-type="percentage" office:value="0">
            <text:p>#N/D</text:p>
          </table:table-cell>
          <table:table-cell table:formula="of:=VLOOKUP([.S9];[freqspar.$A$4:.$B$1000];2;0 )" office:value-type="percentage" office:value="0.00008623208187878">
            <text:p>0,01%</text:p>
          </table:table-cell>
          <table:table-cell table:formula="of:=VLOOKUP([.T9];[freqspar.$A$4:.$B$1000];2;0 )" office:value-type="percentage" office:value="0.00122184775597073">
            <text:p>0,12%</text:p>
          </table:table-cell>
          <table:table-cell table:formula="of:=VLOOKUP([.U9];[freqspar.$A$4:.$B$1000];2;0 )" office:value-type="percentage" office:value="0.0000121738424704784">
            <text:p>0,00%</text:p>
          </table:table-cell>
          <table:table-cell table:formula="of:=VLOOKUP([.V9];[freqspar.$A$4:.$B$1000];2;0 )" office:value-type="percentage" office:value="0.000166780775019365">
            <text:p>0,02%</text:p>
          </table:table-cell>
          <table:table-cell table:formula="of:=VLOOKUP([.W9];[freqspar.$A$4:.$B$1000];2;0 )" office:value-type="percentage" office:value="0.000337776826949317">
            <text:p>0,03%</text:p>
          </table:table-cell>
          <table:table-cell table:formula="of:=VLOOKUP([.X9];[freqspar.$A$4:.$B$1000];2;0 )" office:value-type="percentage" office:value="0.00204476008497046">
            <text:p>0,20%</text:p>
          </table:table-cell>
          <table:table-cell table:formula="of:=VLOOKUP([.Y9];[freqspar.$A$4:.$B$1000];2;0 )" office:value-type="percentage" office:value="0.00147967254202852">
            <text:p>0,15%</text:p>
          </table:table-cell>
          <table:table-cell table:formula="of:=VLOOKUP([.Z9];[freqspar.$A$4:.$B$1000];2;0 )" office:value-type="percentage" office:value="0.000010910327413273">
            <text:p>0,00%</text:p>
          </table:table-cell>
          <table:table-cell table:formula="of:=VLOOKUP([.AA9];[freqspar.$A$4:.$B$1000];2;0 )" office:value-type="percentage" office:value="0.00319802961544593">
            <text:p>0,32%</text:p>
          </table:table-cell>
          <table:table-cell table:formula="of:=VLOOKUP([.AB9];[freqspar.$A$4:.$B$1000];2;0 )" office:value-type="percentage" office:value="0">
            <text:p>#N/D</text:p>
          </table:table-cell>
          <table:table-cell table:formula="of:=VLOOKUP([.AC9];[freqspar.$A$4:.$B$1000];2;0 )" office:value-type="percentage" office:value="0">
            <text:p>#N/D</text:p>
          </table:table-cell>
          <table:table-cell table:formula="of:=VLOOKUP([.AD9];[freqspar.$A$4:.$B$1000];2;0 )" office:value-type="percentage" office:value="0">
            <text:p>#N/D</text:p>
          </table:table-cell>
          <table:table-cell table:formula="of:=VLOOKUP([.AE9];[freqspar.$A$4:.$B$1000];2;0 )" office:value-type="percentage" office:value="0">
            <text:p>#N/D</text:p>
          </table:table-cell>
          <table:table-cell table:formula="of:=VLOOKUP([.AF9];[freqspar.$A$4:.$B$1000];2;0 )" office:value-type="percentage" office:value="0">
            <text:p>#N/D</text:p>
          </table:table-cell>
          <table:table-cell table:formula="of:=VLOOKUP([.AG9];[freqspar.$A$4:.$B$1000];2;0 )" office:value-type="percentage" office:value="0">
            <text:p>#N/D</text:p>
          </table:table-cell>
          <table:table-cell/>
          <table:table-cell table:formula="of:=IF(ISERROR([.AI9]);0;[.AI9])" office:value-type="percentage" office:value="0">
            <text:p>0,00%</text:p>
          </table:table-cell>
          <table:table-cell table:formula="of:=IF(ISERROR([.AJ9]);0;[.AJ9])" office:value-type="percentage" office:value="0">
            <text:p>0,00%</text:p>
          </table:table-cell>
          <table:table-cell table:formula="of:=IF(ISERROR([.AK9]);0;[.AK9])" office:value-type="percentage" office:value="0.00000429026597910288">
            <text:p>0,00%</text:p>
          </table:table-cell>
          <table:table-cell table:style-name="ce5" table:formula="of:=IF(ISERROR([.AL9]);0;[.AL9])" office:value-type="percentage" office:value="0">
            <text:p>0,00%</text:p>
          </table:table-cell>
          <table:table-cell table:style-name="ce5" table:formula="of:=IF(ISERROR([.AM9]);0;[.AM9])" office:value-type="percentage" office:value="0.00008623208187878">
            <text:p>0,01%</text:p>
          </table:table-cell>
          <table:table-cell table:style-name="ce5" table:formula="of:=IF(ISERROR([.AN9]);0;[.AN9])" office:value-type="percentage" office:value="0.00122184775597073">
            <text:p>0,12%</text:p>
          </table:table-cell>
          <table:table-cell table:style-name="ce5" table:formula="of:=IF(ISERROR([.AO9]);0;[.AO9])" office:value-type="percentage" office:value="0.0000121738424704784">
            <text:p>0,00%</text:p>
          </table:table-cell>
          <table:table-cell table:style-name="ce5" table:formula="of:=IF(ISERROR([.AP9]);0;[.AP9])" office:value-type="percentage" office:value="0.000166780775019365">
            <text:p>0,02%</text:p>
          </table:table-cell>
          <table:table-cell table:style-name="ce5" table:formula="of:=IF(ISERROR([.AQ9]);0;[.AQ9])" office:value-type="percentage" office:value="0.000337776826949317">
            <text:p>0,03%</text:p>
          </table:table-cell>
          <table:table-cell table:style-name="ce5" table:formula="of:=IF(ISERROR([.AR9]);0;[.AR9])" office:value-type="percentage" office:value="0.00204476008497046">
            <text:p>0,20%</text:p>
          </table:table-cell>
          <table:table-cell table:style-name="ce5" table:formula="of:=IF(ISERROR([.AS9]);0;[.AS9])" office:value-type="percentage" office:value="0.00147967254202852">
            <text:p>0,15%</text:p>
          </table:table-cell>
          <table:table-cell table:style-name="ce5" table:formula="of:=IF(ISERROR([.AT9]);0;[.AT9])" office:value-type="percentage" office:value="0.000010910327413273">
            <text:p>0,00%</text:p>
          </table:table-cell>
          <table:table-cell table:style-name="ce5" table:formula="of:=IF(ISERROR([.AU9]);0;[.AU9])" office:value-type="percentage" office:value="0.00319802961544593">
            <text:p>0,32%</text:p>
          </table:table-cell>
          <table:table-cell table:style-name="ce5" table:formula="of:=IF(ISERROR([.AV9]);0;[.AV9])" office:value-type="percentage" office:value="0">
            <text:p>0,00%</text:p>
          </table:table-cell>
          <table:table-cell table:style-name="ce5" table:formula="of:=IF(ISERROR([.AW9]);0;[.AW9])" office:value-type="percentage" office:value="0">
            <text:p>0,00%</text:p>
          </table:table-cell>
          <table:table-cell table:style-name="ce5" table:formula="of:=IF(ISERROR([.AX9]);0;[.AX9])" office:value-type="percentage" office:value="0">
            <text:p>0,00%</text:p>
          </table:table-cell>
          <table:table-cell table:style-name="ce5" table:formula="of:=IF(ISERROR([.AY9]);0;[.AY9])" office:value-type="percentage" office:value="0">
            <text:p>0,00%</text:p>
          </table:table-cell>
          <table:table-cell table:style-name="ce5" table:formula="of:=IF(ISERROR([.AZ9]);0;[.AZ9])" office:value-type="percentage" office:value="0">
            <text:p>0,00%</text:p>
          </table:table-cell>
          <table:table-cell table:style-name="ce5" table:formula="of:=IF(ISERROR([.BA9]);0;[.BA9])" office:value-type="percentage" office:value="0">
            <text:p>0,00%</text:p>
          </table:table-cell>
        </table:table-row>
        <table:table-row table:style-name="ro6">
          <table:table-cell table:style-name="ce8"/>
          <table:table-cell table:style-name="ce12" office:value-type="string">
            <text:p>&lt;</text:p>
          </table:table-cell>
          <table:table-cell table:style-name="ce21" office:value-type="string">
            <text:p>minus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b</text:p>
          </table:table-cell>
          <table:table-cell table:style-name="ce12" office:value-type="string">
            <text:p>w</text:p>
          </table:table-cell>
          <table:table-cell table:style-name="ce12" office:value-type="string">
            <text:p>z</text:p>
          </table:table-cell>
          <table:table-cell table:style-name="ce12" office:value-type="string">
            <text:p>h</text:p>
          </table:table-cell>
          <table:table-cell table:style-name="ce12" office:value-type="string">
            <text:p>j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v</text:p>
          </table:table-cell>
          <table:table-cell table:style-name="ce12"/>
          <table:table-cell/>
          <table:table-cell table:formula="of:=[.B9]&amp;[.B8]" office:value-type="string" office:string-value="a,">
            <text:p>a,</text:p>
          </table:table-cell>
          <table:table-cell table:formula="of:=[.C9]&amp;[.C8]" office:value-type="string" office:string-value="edot">
            <text:p>edot</text:p>
          </table:table-cell>
          <table:table-cell table:formula="of:=[.D9]&amp;[.D8]" office:value-type="string" office:string-value="ip">
            <text:p>ip</text:p>
          </table:table-cell>
          <table:table-cell table:formula="of:=[.E9]&amp;[.E8]" office:value-type="string" office:string-value="oq">
            <text:p>oq</text:p>
          </table:table-cell>
          <table:table-cell table:formula="of:=[.F10]&amp;[.F8]" office:value-type="string" office:string-value="wy">
            <text:p>wy</text:p>
          </table:table-cell>
          <table:table-cell table:formula="of:=[.F10]&amp;[.F9]" office:value-type="string" office:string-value="wu">
            <text:p>wu</text:p>
          </table:table-cell>
          <table:table-cell table:formula="of:=[.F10]&amp;[.G10]" office:value-type="string" office:string-value="wz">
            <text:p>wz</text:p>
          </table:table-cell>
          <table:table-cell table:formula="of:=[.F9]&amp;[.F8]" office:value-type="string" office:string-value="uy">
            <text:p>uy</text:p>
          </table:table-cell>
          <table:table-cell table:formula="of:=[.G9]&amp;[.G8]" office:value-type="string" office:string-value="dg">
            <text:p>dg</text:p>
          </table:table-cell>
          <table:table-cell table:formula="of:=[.G8]&amp;[.I10]" office:value-type="string" office:string-value="gj">
            <text:p>gj</text:p>
          </table:table-cell>
          <table:table-cell table:formula="of:=[.G9]&amp;[.I10]" office:value-type="string" office:string-value="dj">
            <text:p>dj</text:p>
          </table:table-cell>
          <table:table-cell table:formula="of:=[.H10]&amp;[.I10]" office:value-type="string" office:string-value="hj">
            <text:p>hj</text:p>
          </table:table-cell>
          <table:table-cell table:formula="of:=[.I9]&amp;[.I8]" office:value-type="string" office:string-value="sc">
            <text:p>sc</text:p>
          </table:table-cell>
          <table:table-cell table:formula="of:=[.J9]&amp;[.J8]" office:value-type="string" office:string-value="nm">
            <text:p>nm</text:p>
          </table:table-cell>
          <table:table-cell table:formula="of:=[.K9]&amp;[.K8]" office:value-type="string" office:string-value="tñ">
            <text:p>tñ</text:p>
          </table:table-cell>
          <table:table-cell table:formula="of:=[.L10]&amp;[.L8]" office:value-type="string" office:string-value="v`">
            <text:p>v`</text:p>
          </table:table-cell>
          <table:table-cell table:formula="of:=[.L10]&amp;[.L9]" office:value-type="string" office:string-value="v´">
            <text:p>v´</text:p>
          </table:table-cell>
          <table:table-cell table:formula="of:=[.L10]&amp;[.M8]" office:value-type="string" office:string-value="vplus">
            <text:p>vplus</text:p>
          </table:table-cell>
          <table:table-cell table:formula="of:=[.M9]&amp;[.L10]" office:value-type="string" office:string-value="çv">
            <text:p>çv</text:p>
          </table:table-cell>
          <table:table-cell/>
          <table:table-cell table:formula="of:=VLOOKUP([.O10];[freqspar.$A$4:.$B$1000];2;0 )" office:value-type="percentage" office:value="0">
            <text:p>#N/D</text:p>
          </table:table-cell>
          <table:table-cell table:formula="of:=VLOOKUP([.P10];[freqspar.$A$4:.$B$1000];2;0 )" office:value-type="percentage" office:value="0">
            <text:p>#N/D</text:p>
          </table:table-cell>
          <table:table-cell table:formula="of:=VLOOKUP([.Q10];[freqspar.$A$4:.$B$1000];2;0 )" office:value-type="percentage" office:value="0.000516088693583246">
            <text:p>0,05%</text:p>
          </table:table-cell>
          <table:table-cell table:formula="of:=VLOOKUP([.R10];[freqspar.$A$4:.$B$1000];2;0 )" office:value-type="percentage" office:value="0.00000608692123523922">
            <text:p>0,00%</text:p>
          </table:table-cell>
          <table:table-cell table:formula="of:=VLOOKUP([.S10];[freqspar.$A$4:.$B$1000];2;0 )" office:value-type="percentage" office:value="0">
            <text:p>#N/D</text:p>
          </table:table-cell>
          <table:table-cell table:formula="of:=VLOOKUP([.T10];[freqspar.$A$4:.$B$1000];2;0 )" office:value-type="percentage" office:value="0.00000450630347284212">
            <text:p>0,00%</text:p>
          </table:table-cell>
          <table:table-cell table:formula="of:=VLOOKUP([.U10];[freqspar.$A$4:.$B$1000];2;0 )" office:value-type="percentage" office:value="0">
            <text:p>#N/D</text:p>
          </table:table-cell>
          <table:table-cell table:formula="of:=VLOOKUP([.V10];[freqspar.$A$4:.$B$1000];2;0 )" office:value-type="percentage" office:value="0.000047990408423668">
            <text:p>0,00%</text:p>
          </table:table-cell>
          <table:table-cell table:formula="of:=VLOOKUP([.W10];[freqspar.$A$4:.$B$1000];2;0 )" office:value-type="percentage" office:value="0.0000165990099796729">
            <text:p>0,00%</text:p>
          </table:table-cell>
          <table:table-cell table:formula="of:=VLOOKUP([.X10];[freqspar.$A$4:.$B$1000];2;0 )" office:value-type="percentage" office:value="0">
            <text:p>#N/D</text:p>
          </table:table-cell>
          <table:table-cell table:formula="of:=VLOOKUP([.Y10];[freqspar.$A$4:.$B$1000];2;0 )" office:value-type="percentage" office:value="0">
            <text:p>#N/D</text:p>
          </table:table-cell>
          <table:table-cell table:formula="of:=VLOOKUP([.Z10];[freqspar.$A$4:.$B$1000];2;0 )" office:value-type="percentage" office:value="0">
            <text:p>#N/D</text:p>
          </table:table-cell>
          <table:table-cell table:formula="of:=VLOOKUP([.AA10];[freqspar.$A$4:.$B$1000];2;0 )" office:value-type="percentage" office:value="0.00160755712360245">
            <text:p>0,16%</text:p>
          </table:table-cell>
          <table:table-cell table:formula="of:=VLOOKUP([.AB10];[freqspar.$A$4:.$B$1000];2;0 )" office:value-type="percentage" office:value="0.0000363986970525547">
            <text:p>0,00%</text:p>
          </table:table-cell>
          <table:table-cell table:formula="of:=VLOOKUP([.AC10];[freqspar.$A$4:.$B$1000];2;0 )" office:value-type="percentage" office:value="0">
            <text:p>#N/D</text:p>
          </table:table-cell>
          <table:table-cell table:formula="of:=VLOOKUP([.AD10];[freqspar.$A$4:.$B$1000];2;0 )" office:value-type="percentage" office:value="0">
            <text:p>#N/D</text:p>
          </table:table-cell>
          <table:table-cell table:formula="of:=VLOOKUP([.AE10];[freqspar.$A$4:.$B$1000];2;0 )" office:value-type="percentage" office:value="0">
            <text:p>#N/D</text:p>
          </table:table-cell>
          <table:table-cell table:formula="of:=VLOOKUP([.AF10];[freqspar.$A$4:.$B$1000];2;0 )" office:value-type="percentage" office:value="0">
            <text:p>#N/D</text:p>
          </table:table-cell>
          <table:table-cell table:formula="of:=VLOOKUP([.AG10];[freqspar.$A$4:.$B$1000];2;0 )" office:value-type="percentage" office:value="0">
            <text:p>#N/D</text:p>
          </table:table-cell>
          <table:table-cell/>
          <table:table-cell table:formula="of:=IF(ISERROR([.AI10]);0;[.AI10])" office:value-type="percentage" office:value="0">
            <text:p>0,00%</text:p>
          </table:table-cell>
          <table:table-cell table:formula="of:=IF(ISERROR([.AJ10]);0;[.AJ10])" office:value-type="percentage" office:value="0">
            <text:p>0,00%</text:p>
          </table:table-cell>
          <table:table-cell table:formula="of:=IF(ISERROR([.AK10]);0;[.AK10])" office:value-type="percentage" office:value="0.000516088693583246">
            <text:p>0,05%</text:p>
          </table:table-cell>
          <table:table-cell table:style-name="ce5" table:formula="of:=IF(ISERROR([.AL10]);0;[.AL10])" office:value-type="percentage" office:value="0.00000608692123523922">
            <text:p>0,00%</text:p>
          </table:table-cell>
          <table:table-cell table:style-name="ce5" table:formula="of:=IF(ISERROR([.AM10]);0;[.AM10])" office:value-type="percentage" office:value="0">
            <text:p>0,00%</text:p>
          </table:table-cell>
          <table:table-cell table:style-name="ce5" table:formula="of:=IF(ISERROR([.AN10]);0;[.AN10])" office:value-type="percentage" office:value="0.00000450630347284212">
            <text:p>0,00%</text:p>
          </table:table-cell>
          <table:table-cell table:style-name="ce5" table:formula="of:=IF(ISERROR([.AO10]);0;[.AO10])" office:value-type="percentage" office:value="0">
            <text:p>0,00%</text:p>
          </table:table-cell>
          <table:table-cell table:style-name="ce5" table:formula="of:=IF(ISERROR([.AP10]);0;[.AP10])" office:value-type="percentage" office:value="0.000047990408423668">
            <text:p>0,00%</text:p>
          </table:table-cell>
          <table:table-cell table:style-name="ce5" table:formula="of:=IF(ISERROR([.AQ10]);0;[.AQ10])" office:value-type="percentage" office:value="0.0000165990099796729">
            <text:p>0,00%</text:p>
          </table:table-cell>
          <table:table-cell table:style-name="ce5" table:formula="of:=IF(ISERROR([.AR10]);0;[.AR10])" office:value-type="percentage" office:value="0">
            <text:p>0,00%</text:p>
          </table:table-cell>
          <table:table-cell table:style-name="ce5" table:formula="of:=IF(ISERROR([.AS10]);0;[.AS10])" office:value-type="percentage" office:value="0">
            <text:p>0,00%</text:p>
          </table:table-cell>
          <table:table-cell table:style-name="ce5" table:formula="of:=IF(ISERROR([.AT10]);0;[.AT10])" office:value-type="percentage" office:value="0">
            <text:p>0,00%</text:p>
          </table:table-cell>
          <table:table-cell table:style-name="ce5" table:formula="of:=IF(ISERROR([.AU10]);0;[.AU10])" office:value-type="percentage" office:value="0.00160755712360245">
            <text:p>0,16%</text:p>
          </table:table-cell>
          <table:table-cell table:style-name="ce5" table:formula="of:=IF(ISERROR([.AV10]);0;[.AV10])" office:value-type="percentage" office:value="0.0000363986970525547">
            <text:p>0,00%</text:p>
          </table:table-cell>
          <table:table-cell table:style-name="ce5" table:formula="of:=IF(ISERROR([.AW10]);0;[.AW10])" office:value-type="percentage" office:value="0">
            <text:p>0,00%</text:p>
          </table:table-cell>
          <table:table-cell table:style-name="ce5" table:formula="of:=IF(ISERROR([.AX10]);0;[.AX10])" office:value-type="percentage" office:value="0">
            <text:p>0,00%</text:p>
          </table:table-cell>
          <table:table-cell table:style-name="ce5" table:formula="of:=IF(ISERROR([.AY10]);0;[.AY10])" office:value-type="percentage" office:value="0">
            <text:p>0,00%</text:p>
          </table:table-cell>
          <table:table-cell table:style-name="ce5" table:formula="of:=IF(ISERROR([.AZ10]);0;[.AZ10])" office:value-type="percentage" office:value="0">
            <text:p>0,00%</text:p>
          </table:table-cell>
          <table:table-cell table:style-name="ce5" table:formula="of:=IF(ISERROR([.BA10]);0;[.BA10])" office:value-type="percentage" office:value="0">
            <text:p>0,00%</text:p>
          </table:table-cell>
        </table:table-row>
        <table:table-row table:style-name="ro6">
          <table:table-cell table:style-name="ce8"/>
          <table:table-cell table:style-name="ce12" table:number-columns-repeated="12"/>
          <table:table-cell/>
          <table:table-cell table:formula="of:=[.B9]&amp;[.C10]" office:value-type="string" office:string-value="aminus">
            <text:p>aminus</text:p>
          </table:table-cell>
          <table:table-cell table:formula="of:=[.C9]&amp;[.D10]" office:value-type="string" office:string-value="ef">
            <text:p>ef</text:p>
          </table:table-cell>
          <table:table-cell table:formula="of:=[.D9]&amp;[.E10]" office:value-type="string" office:string-value="ib">
            <text:p>ib</text:p>
          </table:table-cell>
          <table:table-cell table:formula="of:=[.E9]&amp;[.F10]" office:value-type="string" office:string-value="ow">
            <text:p>ow</text:p>
          </table:table-cell>
          <table:table-cell table:formula="of:=[.F8]&amp;[.E8]" office:value-type="string" office:string-value="yq">
            <text:p>yq</text:p>
          </table:table-cell>
          <table:table-cell table:formula="of:=[.F9]&amp;[.E8]" office:value-type="string" office:string-value="uq">
            <text:p>uq</text:p>
          </table:table-cell>
          <table:table-cell table:formula="of:=[.G10]&amp;[.E8]" office:value-type="string" office:string-value="zq">
            <text:p>zq</text:p>
          </table:table-cell>
          <table:table-cell table:formula="of:=[.F9]&amp;[.G10]" office:value-type="string" office:string-value="uz">
            <text:p>uz</text:p>
          </table:table-cell>
          <table:table-cell table:formula="of:=[.G9]&amp;[.H10]" office:value-type="string" office:string-value="dh">
            <text:p>dh</text:p>
          </table:table-cell>
          <table:table-cell table:formula="of:=[.H8]&amp;[.G8]" office:value-type="string" office:string-value="kg">
            <text:p>kg</text:p>
          </table:table-cell>
          <table:table-cell table:formula="of:=[.H8]&amp;[.G9]" office:value-type="string" office:string-value="kd">
            <text:p>kd</text:p>
          </table:table-cell>
          <table:table-cell table:formula="of:=[.H8]&amp;[.H10]" office:value-type="string" office:string-value="kh">
            <text:p>kh</text:p>
          </table:table-cell>
          <table:table-cell table:formula="of:=[.I9]&amp;[.J10]" office:value-type="string" office:string-value="sl">
            <text:p>sl</text:p>
          </table:table-cell>
          <table:table-cell table:formula="of:=[.J9]&amp;[.K10]" office:value-type="string" office:string-value="nx">
            <text:p>nx</text:p>
          </table:table-cell>
          <table:table-cell table:formula="of:=[.K9]&amp;[.L10]" office:value-type="string" office:string-value="tv">
            <text:p>tv</text:p>
          </table:table-cell>
          <table:table-cell table:formula="of:=[.L8]&amp;[.K8]" office:value-type="string" office:string-value="`ñ">
            <text:p>`ñ</text:p>
          </table:table-cell>
          <table:table-cell table:formula="of:=[.L9]&amp;[.K8]" office:value-type="string" office:string-value="´ñ">
            <text:p>´ñ</text:p>
          </table:table-cell>
          <table:table-cell table:formula="of:=[.M8]&amp;[.K8]" office:value-type="string" office:string-value="plusñ">
            <text:p>plusñ</text:p>
          </table:table-cell>
          <table:table-cell table:formula="of:=[.K8]&amp;[.M9]" office:value-type="string" office:string-value="ñç">
            <text:p>ñç</text:p>
          </table:table-cell>
          <table:table-cell/>
          <table:table-cell table:formula="of:=VLOOKUP([.O11];[freqspar.$A$4:.$B$1000];2;0 )" office:value-type="percentage" office:value="0">
            <text:p>#N/D</text:p>
          </table:table-cell>
          <table:table-cell table:formula="of:=VLOOKUP([.P11];[freqspar.$A$4:.$B$1000];2;0 )" office:value-type="percentage" office:value="0.000500007297973336">
            <text:p>0,05%</text:p>
          </table:table-cell>
          <table:table-cell table:formula="of:=VLOOKUP([.Q11];[freqspar.$A$4:.$B$1000];2;0 )" office:value-type="percentage" office:value="0.000914580462249082">
            <text:p>0,09%</text:p>
          </table:table-cell>
          <table:table-cell table:formula="of:=VLOOKUP([.R11];[freqspar.$A$4:.$B$1000];2;0 )" office:value-type="percentage" office:value="0.000331430416947924">
            <text:p>0,03%</text:p>
          </table:table-cell>
          <table:table-cell table:formula="of:=VLOOKUP([.S11];[freqspar.$A$4:.$B$1000];2;0 )" office:value-type="percentage" office:value="0">
            <text:p>#N/D</text:p>
          </table:table-cell>
          <table:table-cell table:formula="of:=VLOOKUP([.T11];[freqspar.$A$4:.$B$1000];2;0 )" office:value-type="percentage" office:value="0">
            <text:p>#N/D</text:p>
          </table:table-cell>
          <table:table-cell table:formula="of:=VLOOKUP([.U11];[freqspar.$A$4:.$B$1000];2;0 )" office:value-type="percentage" office:value="0">
            <text:p>#N/D</text:p>
          </table:table-cell>
          <table:table-cell table:formula="of:=VLOOKUP([.V11];[freqspar.$A$4:.$B$1000];2;0 )" office:value-type="percentage" office:value="0.0000232559911430662">
            <text:p>0,00%</text:p>
          </table:table-cell>
          <table:table-cell table:formula="of:=VLOOKUP([.W11];[freqspar.$A$4:.$B$1000];2;0 )" office:value-type="percentage" office:value="0.0000145641351551742">
            <text:p>0,00%</text:p>
          </table:table-cell>
          <table:table-cell table:formula="of:=VLOOKUP([.X11];[freqspar.$A$4:.$B$1000];2;0 )" office:value-type="percentage" office:value="0">
            <text:p>#N/D</text:p>
          </table:table-cell>
          <table:table-cell table:formula="of:=VLOOKUP([.Y11];[freqspar.$A$4:.$B$1000];2;0 )" office:value-type="percentage" office:value="0">
            <text:p>#N/D</text:p>
          </table:table-cell>
          <table:table-cell table:formula="of:=VLOOKUP([.Z11];[freqspar.$A$4:.$B$1000];2;0 )" office:value-type="percentage" office:value="0">
            <text:p>#N/D</text:p>
          </table:table-cell>
          <table:table-cell table:formula="of:=VLOOKUP([.AA11];[freqspar.$A$4:.$B$1000];2;0 )" office:value-type="percentage" office:value="0.0000729276688840129">
            <text:p>0,01%</text:p>
          </table:table-cell>
          <table:table-cell table:formula="of:=VLOOKUP([.AB11];[freqspar.$A$4:.$B$1000];2;0 )" office:value-type="percentage" office:value="0.0000158881474420083">
            <text:p>0,00%</text:p>
          </table:table-cell>
          <table:table-cell table:formula="of:=VLOOKUP([.AC11];[freqspar.$A$4:.$B$1000];2;0 )" office:value-type="percentage" office:value="0.0000423683931786887">
            <text:p>0,00%</text:p>
          </table:table-cell>
          <table:table-cell table:formula="of:=VLOOKUP([.AD11];[freqspar.$A$4:.$B$1000];2;0 )" office:value-type="percentage" office:value="0">
            <text:p>#N/D</text:p>
          </table:table-cell>
          <table:table-cell table:formula="of:=VLOOKUP([.AE11];[freqspar.$A$4:.$B$1000];2;0 )" office:value-type="percentage" office:value="0">
            <text:p>#N/D</text:p>
          </table:table-cell>
          <table:table-cell table:formula="of:=VLOOKUP([.AF11];[freqspar.$A$4:.$B$1000];2;0 )" office:value-type="percentage" office:value="0">
            <text:p>#N/D</text:p>
          </table:table-cell>
          <table:table-cell table:formula="of:=VLOOKUP([.AG11];[freqspar.$A$4:.$B$1000];2;0 )" office:value-type="percentage" office:value="0">
            <text:p>#N/D</text:p>
          </table:table-cell>
          <table:table-cell/>
          <table:table-cell table:formula="of:=IF(ISERROR([.AI11]);0;[.AI11])" office:value-type="percentage" office:value="0">
            <text:p>0,00%</text:p>
          </table:table-cell>
          <table:table-cell table:formula="of:=IF(ISERROR([.AJ11]);0;[.AJ11])" office:value-type="percentage" office:value="0.000500007297973336">
            <text:p>0,05%</text:p>
          </table:table-cell>
          <table:table-cell table:formula="of:=IF(ISERROR([.AK11]);0;[.AK11])" office:value-type="percentage" office:value="0.000914580462249082">
            <text:p>0,09%</text:p>
          </table:table-cell>
          <table:table-cell table:style-name="ce5" table:formula="of:=IF(ISERROR([.AL11]);0;[.AL11])" office:value-type="percentage" office:value="0.000331430416947924">
            <text:p>0,03%</text:p>
          </table:table-cell>
          <table:table-cell table:style-name="ce5" table:formula="of:=IF(ISERROR([.AM11]);0;[.AM11])" office:value-type="percentage" office:value="0">
            <text:p>0,00%</text:p>
          </table:table-cell>
          <table:table-cell table:style-name="ce5" table:formula="of:=IF(ISERROR([.AN11]);0;[.AN11])" office:value-type="percentage" office:value="0">
            <text:p>0,00%</text:p>
          </table:table-cell>
          <table:table-cell table:style-name="ce5" table:formula="of:=IF(ISERROR([.AO11]);0;[.AO11])" office:value-type="percentage" office:value="0">
            <text:p>0,00%</text:p>
          </table:table-cell>
          <table:table-cell table:style-name="ce5" table:formula="of:=IF(ISERROR([.AP11]);0;[.AP11])" office:value-type="percentage" office:value="0.0000232559911430662">
            <text:p>0,00%</text:p>
          </table:table-cell>
          <table:table-cell table:style-name="ce5" table:formula="of:=IF(ISERROR([.AQ11]);0;[.AQ11])" office:value-type="percentage" office:value="0.0000145641351551742">
            <text:p>0,00%</text:p>
          </table:table-cell>
          <table:table-cell table:style-name="ce5" table:formula="of:=IF(ISERROR([.AR11]);0;[.AR11])" office:value-type="percentage" office:value="0">
            <text:p>0,00%</text:p>
          </table:table-cell>
          <table:table-cell table:style-name="ce5" table:formula="of:=IF(ISERROR([.AS11]);0;[.AS11])" office:value-type="percentage" office:value="0">
            <text:p>0,00%</text:p>
          </table:table-cell>
          <table:table-cell table:style-name="ce5" table:formula="of:=IF(ISERROR([.AT11]);0;[.AT11])" office:value-type="percentage" office:value="0">
            <text:p>0,00%</text:p>
          </table:table-cell>
          <table:table-cell table:style-name="ce5" table:formula="of:=IF(ISERROR([.AU11]);0;[.AU11])" office:value-type="percentage" office:value="0.0000729276688840129">
            <text:p>0,01%</text:p>
          </table:table-cell>
          <table:table-cell table:style-name="ce5" table:formula="of:=IF(ISERROR([.AV11]);0;[.AV11])" office:value-type="percentage" office:value="0.0000158881474420083">
            <text:p>0,00%</text:p>
          </table:table-cell>
          <table:table-cell table:style-name="ce5" table:formula="of:=IF(ISERROR([.AW11]);0;[.AW11])" office:value-type="percentage" office:value="0.0000423683931786887">
            <text:p>0,00%</text:p>
          </table:table-cell>
          <table:table-cell table:style-name="ce5" table:formula="of:=IF(ISERROR([.AX11]);0;[.AX11])" office:value-type="percentage" office:value="0">
            <text:p>0,00%</text:p>
          </table:table-cell>
          <table:table-cell table:style-name="ce5" table:formula="of:=IF(ISERROR([.AY11]);0;[.AY11])" office:value-type="percentage" office:value="0">
            <text:p>0,00%</text:p>
          </table:table-cell>
          <table:table-cell table:style-name="ce5" table:formula="of:=IF(ISERROR([.AZ11]);0;[.AZ11])" office:value-type="percentage" office:value="0">
            <text:p>0,00%</text:p>
          </table:table-cell>
          <table:table-cell table:style-name="ce5" table:formula="of:=IF(ISERROR([.BA11]);0;[.BA11])" office:value-type="percentage" office:value="0">
            <text:p>0,00%</text:p>
          </table:table-cell>
        </table:table-row>
        <table:table-row table:style-name="ro6">
          <table:table-cell table:style-name="ce8"/>
          <table:table-cell table:style-name="ce12" table:number-columns-repeated="12"/>
          <table:table-cell/>
          <table:table-cell table:formula="of:=[.C10]&amp;[.B8]" office:value-type="string" office:string-value="minus,">
            <text:p>minus,</text:p>
          </table:table-cell>
          <table:table-cell table:formula="of:=[.D10]&amp;[.C8]" office:value-type="string" office:string-value="fdot">
            <text:p>fdot</text:p>
          </table:table-cell>
          <table:table-cell table:formula="of:=[.E10]&amp;[.D8]" office:value-type="string" office:string-value="bp">
            <text:p>bp</text:p>
          </table:table-cell>
          <table:table-cell table:formula="of:=[.F10]&amp;[.E8]" office:value-type="string" office:string-value="wq">
            <text:p>wq</text:p>
          </table:table-cell>
          <table:table-cell table:formula="of:=[.F8]&amp;[.E9]" office:value-type="string" office:string-value="yo">
            <text:p>yo</text:p>
          </table:table-cell>
          <table:table-cell table:formula="of:=[.F9]&amp;[.E9]" office:value-type="string" office:string-value="uo">
            <text:p>uo</text:p>
          </table:table-cell>
          <table:table-cell table:formula="of:=[.G10]&amp;[.E9]" office:value-type="string" office:string-value="zo">
            <text:p>zo</text:p>
          </table:table-cell>
          <table:table-cell table:formula="of:=[.G10]&amp;[.F8]" office:value-type="string" office:string-value="zy">
            <text:p>zy</text:p>
          </table:table-cell>
          <table:table-cell table:formula="of:=[.H10]&amp;[.G8]" office:value-type="string" office:string-value="hg">
            <text:p>hg</text:p>
          </table:table-cell>
          <table:table-cell table:formula="of:=[.H9]&amp;[.G8]" office:value-type="string" office:string-value="rg">
            <text:p>rg</text:p>
          </table:table-cell>
          <table:table-cell table:formula="of:=[.H9]&amp;[.G9]" office:value-type="string" office:string-value="rd">
            <text:p>rd</text:p>
          </table:table-cell>
          <table:table-cell table:formula="of:=[.H9]&amp;[.H10]" office:value-type="string" office:string-value="rh">
            <text:p>rh</text:p>
          </table:table-cell>
          <table:table-cell table:formula="of:=[.J10]&amp;[.I9]" office:value-type="string" office:string-value="ls">
            <text:p>ls</text:p>
          </table:table-cell>
          <table:table-cell table:formula="of:=[.K10]&amp;[.J9]" office:value-type="string" office:string-value="xn">
            <text:p>xn</text:p>
          </table:table-cell>
          <table:table-cell table:formula="of:=[.L10]&amp;[.K9]" office:value-type="string" office:string-value="vt">
            <text:p>vt</text:p>
          </table:table-cell>
          <table:table-cell table:formula="of:=[.L8]&amp;[.K9]" office:value-type="string" office:string-value="`t">
            <text:p>`t</text:p>
          </table:table-cell>
          <table:table-cell table:formula="of:=[.L9]&amp;[.K9]" office:value-type="string" office:string-value="´t">
            <text:p>´t</text:p>
          </table:table-cell>
          <table:table-cell table:formula="of:=[.M8]&amp;[.K9]" office:value-type="string" office:string-value="plust">
            <text:p>plust</text:p>
          </table:table-cell>
          <table:table-cell table:formula="of:=[.K9]&amp;[.M9]" office:value-type="string" office:string-value="tç">
            <text:p>tç</text:p>
          </table:table-cell>
          <table:table-cell/>
          <table:table-cell table:formula="of:=VLOOKUP([.O12];[freqspar.$A$4:.$B$1000];2;0 )" office:value-type="percentage" office:value="0">
            <text:p>#N/D</text:p>
          </table:table-cell>
          <table:table-cell table:formula="of:=VLOOKUP([.P12];[freqspar.$A$4:.$B$1000];2;0 )" office:value-type="percentage" office:value="0">
            <text:p>#N/D</text:p>
          </table:table-cell>
          <table:table-cell table:formula="of:=VLOOKUP([.Q12];[freqspar.$A$4:.$B$1000];2;0 )" office:value-type="percentage" office:value="0.00000662006143417011">
            <text:p>0,00%</text:p>
          </table:table-cell>
          <table:table-cell table:formula="of:=VLOOKUP([.R12];[freqspar.$A$4:.$B$1000];2;0 )" office:value-type="percentage" office:value="0">
            <text:p>#N/D</text:p>
          </table:table-cell>
          <table:table-cell table:formula="of:=VLOOKUP([.S12];[freqspar.$A$4:.$B$1000];2;0 )" office:value-type="percentage" office:value="0.00120156192914996">
            <text:p>0,12%</text:p>
          </table:table-cell>
          <table:table-cell table:formula="of:=VLOOKUP([.T12];[freqspar.$A$4:.$B$1000];2;0 )" office:value-type="percentage" office:value="0.00000804739175927486">
            <text:p>0,00%</text:p>
          </table:table-cell>
          <table:table-cell table:formula="of:=VLOOKUP([.U12];[freqspar.$A$4:.$B$1000];2;0 )" office:value-type="percentage" office:value="0.000138048119303664">
            <text:p>0,01%</text:p>
          </table:table-cell>
          <table:table-cell table:formula="of:=VLOOKUP([.V12];[freqspar.$A$4:.$B$1000];2;0 )" office:value-type="percentage" office:value="0">
            <text:p>#N/D</text:p>
          </table:table-cell>
          <table:table-cell table:formula="of:=VLOOKUP([.W12];[freqspar.$A$4:.$B$1000];2;0 )" office:value-type="percentage" office:value="0">
            <text:p>#N/D</text:p>
          </table:table-cell>
          <table:table-cell table:formula="of:=VLOOKUP([.X12];[freqspar.$A$4:.$B$1000];2;0 )" office:value-type="percentage" office:value="0.000198730063255927">
            <text:p>0,02%</text:p>
          </table:table-cell>
          <table:table-cell table:formula="of:=VLOOKUP([.Y12];[freqspar.$A$4:.$B$1000];2;0 )" office:value-type="percentage" office:value="0.00187034584403714">
            <text:p>0,19%</text:p>
          </table:table-cell>
          <table:table-cell table:formula="of:=VLOOKUP([.Z12];[freqspar.$A$4:.$B$1000];2;0 )" office:value-type="percentage" office:value="0.0000140020812184357">
            <text:p>0,00%</text:p>
          </table:table-cell>
          <table:table-cell table:formula="of:=VLOOKUP([.AA12];[freqspar.$A$4:.$B$1000];2;0 )" office:value-type="percentage" office:value="0.00316291012589848">
            <text:p>0,32%</text:p>
          </table:table-cell>
          <table:table-cell table:formula="of:=VLOOKUP([.AB12];[freqspar.$A$4:.$B$1000];2;0 )" office:value-type="percentage" office:value="0.000000954687355802431">
            <text:p>0,00%</text:p>
          </table:table-cell>
          <table:table-cell table:formula="of:=VLOOKUP([.AC12];[freqspar.$A$4:.$B$1000];2;0 )" office:value-type="percentage" office:value="0.00000132401228683402">
            <text:p>0,00%</text:p>
          </table:table-cell>
          <table:table-cell table:formula="of:=VLOOKUP([.AD12];[freqspar.$A$4:.$B$1000];2;0 )" office:value-type="percentage" office:value="0">
            <text:p>#N/D</text:p>
          </table:table-cell>
          <table:table-cell table:formula="of:=VLOOKUP([.AE12];[freqspar.$A$4:.$B$1000];2;0 )" office:value-type="percentage" office:value="0">
            <text:p>#N/D</text:p>
          </table:table-cell>
          <table:table-cell table:formula="of:=VLOOKUP([.AF12];[freqspar.$A$4:.$B$1000];2;0 )" office:value-type="percentage" office:value="0">
            <text:p>#N/D</text:p>
          </table:table-cell>
          <table:table-cell table:formula="of:=VLOOKUP([.AG12];[freqspar.$A$4:.$B$1000];2;0 )" office:value-type="percentage" office:value="0">
            <text:p>#N/D</text:p>
          </table:table-cell>
          <table:table-cell/>
          <table:table-cell table:formula="of:=IF(ISERROR([.AI12]);0;[.AI12])" office:value-type="percentage" office:value="0">
            <text:p>0,00%</text:p>
          </table:table-cell>
          <table:table-cell table:formula="of:=IF(ISERROR([.AJ12]);0;[.AJ12])" office:value-type="percentage" office:value="0">
            <text:p>0,00%</text:p>
          </table:table-cell>
          <table:table-cell table:formula="of:=IF(ISERROR([.AK12]);0;[.AK12])" office:value-type="percentage" office:value="0.00000662006143417011">
            <text:p>0,00%</text:p>
          </table:table-cell>
          <table:table-cell table:style-name="ce5" table:formula="of:=IF(ISERROR([.AL12]);0;[.AL12])" office:value-type="percentage" office:value="0">
            <text:p>0,00%</text:p>
          </table:table-cell>
          <table:table-cell table:style-name="ce5" table:formula="of:=IF(ISERROR([.AM12]);0;[.AM12])" office:value-type="percentage" office:value="0.00120156192914996">
            <text:p>0,12%</text:p>
          </table:table-cell>
          <table:table-cell table:style-name="ce5" table:formula="of:=IF(ISERROR([.AN12]);0;[.AN12])" office:value-type="percentage" office:value="0.00000804739175927486">
            <text:p>0,00%</text:p>
          </table:table-cell>
          <table:table-cell table:style-name="ce5" table:formula="of:=IF(ISERROR([.AO12]);0;[.AO12])" office:value-type="percentage" office:value="0.000138048119303664">
            <text:p>0,01%</text:p>
          </table:table-cell>
          <table:table-cell table:style-name="ce5" table:formula="of:=IF(ISERROR([.AP12]);0;[.AP12])" office:value-type="percentage" office:value="0">
            <text:p>0,00%</text:p>
          </table:table-cell>
          <table:table-cell table:style-name="ce5" table:formula="of:=IF(ISERROR([.AQ12]);0;[.AQ12])" office:value-type="percentage" office:value="0">
            <text:p>0,00%</text:p>
          </table:table-cell>
          <table:table-cell table:style-name="ce5" table:formula="of:=IF(ISERROR([.AR12]);0;[.AR12])" office:value-type="percentage" office:value="0.000198730063255927">
            <text:p>0,02%</text:p>
          </table:table-cell>
          <table:table-cell table:style-name="ce5" table:formula="of:=IF(ISERROR([.AS12]);0;[.AS12])" office:value-type="percentage" office:value="0.00187034584403714">
            <text:p>0,19%</text:p>
          </table:table-cell>
          <table:table-cell table:style-name="ce5" table:formula="of:=IF(ISERROR([.AT12]);0;[.AT12])" office:value-type="percentage" office:value="0.0000140020812184357">
            <text:p>0,00%</text:p>
          </table:table-cell>
          <table:table-cell table:style-name="ce5" table:formula="of:=IF(ISERROR([.AU12]);0;[.AU12])" office:value-type="percentage" office:value="0.00316291012589848">
            <text:p>0,32%</text:p>
          </table:table-cell>
          <table:table-cell table:style-name="ce5" table:formula="of:=IF(ISERROR([.AV12]);0;[.AV12])" office:value-type="percentage" office:value="0.000000954687355802431">
            <text:p>0,00%</text:p>
          </table:table-cell>
          <table:table-cell table:style-name="ce5" table:formula="of:=IF(ISERROR([.AW12]);0;[.AW12])" office:value-type="percentage" office:value="0.00000132401228683402">
            <text:p>0,00%</text:p>
          </table:table-cell>
          <table:table-cell table:style-name="ce5" table:formula="of:=IF(ISERROR([.AX12]);0;[.AX12])" office:value-type="percentage" office:value="0">
            <text:p>0,00%</text:p>
          </table:table-cell>
          <table:table-cell table:style-name="ce5" table:formula="of:=IF(ISERROR([.AY12]);0;[.AY12])" office:value-type="percentage" office:value="0">
            <text:p>0,00%</text:p>
          </table:table-cell>
          <table:table-cell table:style-name="ce5" table:formula="of:=IF(ISERROR([.AZ12]);0;[.AZ12])" office:value-type="percentage" office:value="0">
            <text:p>0,00%</text:p>
          </table:table-cell>
          <table:table-cell table:style-name="ce5" table:formula="of:=IF(ISERROR([.BA12]);0;[.BA12])" office:value-type="percentage" office:value="0">
            <text:p>0,00%</text:p>
          </table:table-cell>
        </table:table-row>
        <table:table-row table:style-name="ro6">
          <table:table-cell table:style-name="ce5"/>
          <table:table-cell table:style-name="ce12" table:number-columns-repeated="12"/>
          <table:table-cell/>
          <table:table-cell table:formula="of:=[.C10]&amp;[.B9]" office:value-type="string" office:string-value="minusa">
            <text:p>minusa</text:p>
          </table:table-cell>
          <table:table-cell table:formula="of:=[.D10]&amp;[.C9]" office:value-type="string" office:string-value="fe">
            <text:p>fe</text:p>
          </table:table-cell>
          <table:table-cell table:formula="of:=[.E10]&amp;[.D9]" office:value-type="string" office:string-value="bi">
            <text:p>bi</text:p>
          </table:table-cell>
          <table:table-cell table:formula="of:=[.F10]&amp;[.E9]" office:value-type="string" office:string-value="wo">
            <text:p>wo</text:p>
          </table:table-cell>
          <table:table-cell table:formula="of:=[.F8]&amp;[.F10]" office:value-type="string" office:string-value="yw">
            <text:p>yw</text:p>
          </table:table-cell>
          <table:table-cell table:formula="of:=[.F9]&amp;[.F10]" office:value-type="string" office:string-value="uw">
            <text:p>uw</text:p>
          </table:table-cell>
          <table:table-cell table:formula="of:=[.G10]&amp;[.F10]" office:value-type="string" office:string-value="zw">
            <text:p>zw</text:p>
          </table:table-cell>
          <table:table-cell table:formula="of:=[.G10]&amp;[.F9]" office:value-type="string" office:string-value="zu">
            <text:p>zu</text:p>
          </table:table-cell>
          <table:table-cell table:formula="of:=[.H10]&amp;[.G9]" office:value-type="string" office:string-value="hd">
            <text:p>hd</text:p>
          </table:table-cell>
          <table:table-cell table:formula="of:=[.I10]&amp;[.G8]" office:value-type="string" office:string-value="jg">
            <text:p>jg</text:p>
          </table:table-cell>
          <table:table-cell table:formula="of:=[.I10]&amp;[.H9]" office:value-type="string" office:string-value="jr">
            <text:p>jr</text:p>
          </table:table-cell>
          <table:table-cell table:formula="of:=[.I10]&amp;[.H10]" office:value-type="string" office:string-value="jh">
            <text:p>jh</text:p>
          </table:table-cell>
          <table:table-cell table:formula="of:=[.J10]&amp;[.I8]" office:value-type="string" office:string-value="lc">
            <text:p>lc</text:p>
          </table:table-cell>
          <table:table-cell table:formula="of:=[.K10]&amp;[.J8]" office:value-type="string" office:string-value="xm">
            <text:p>xm</text:p>
          </table:table-cell>
          <table:table-cell table:formula="of:=[.L10]&amp;[.K8]" office:value-type="string" office:string-value="vñ">
            <text:p>vñ</text:p>
          </table:table-cell>
          <table:table-cell table:formula="of:=[.L8]&amp;[.L10]" office:value-type="string" office:string-value="`v">
            <text:p>`v</text:p>
          </table:table-cell>
          <table:table-cell table:formula="of:=[.L9]&amp;[.L10]" office:value-type="string" office:string-value="´v">
            <text:p>´v</text:p>
          </table:table-cell>
          <table:table-cell table:formula="of:=[.M8]&amp;[.L10]" office:value-type="string" office:string-value="plusv">
            <text:p>plusv</text:p>
          </table:table-cell>
          <table:table-cell table:formula="of:=[.L10]&amp;[.M9]" office:value-type="string" office:string-value="vç">
            <text:p>vç</text:p>
          </table:table-cell>
          <table:table-cell/>
          <table:table-cell table:formula="of:=VLOOKUP([.O13];[freqspar.$A$4:.$B$1000];2;0 )" office:value-type="percentage" office:value="0">
            <text:p>#N/D</text:p>
          </table:table-cell>
          <table:table-cell table:formula="of:=VLOOKUP([.P13];[freqspar.$A$4:.$B$1000];2;0 )" office:value-type="percentage" office:value="0.00271424955567199">
            <text:p>0,27%</text:p>
          </table:table-cell>
          <table:table-cell table:formula="of:=VLOOKUP([.Q13];[freqspar.$A$4:.$B$1000];2;0 )" office:value-type="percentage" office:value="0.00179079169487491">
            <text:p>0,18%</text:p>
          </table:table-cell>
          <table:table-cell table:formula="of:=VLOOKUP([.R13];[freqspar.$A$4:.$B$1000];2;0 )" office:value-type="percentage" office:value="0.00104767563801047">
            <text:p>0,10%</text:p>
          </table:table-cell>
          <table:table-cell table:formula="of:=VLOOKUP([.S13];[freqspar.$A$4:.$B$1000];2;0 )" office:value-type="percentage" office:value="0.00000604635325341539">
            <text:p>0,00%</text:p>
          </table:table-cell>
          <table:table-cell table:formula="of:=VLOOKUP([.T13];[freqspar.$A$4:.$B$1000];2;0 )" office:value-type="percentage" office:value="0">
            <text:p>#N/D</text:p>
          </table:table-cell>
          <table:table-cell table:formula="of:=VLOOKUP([.U13];[freqspar.$A$4:.$B$1000];2;0 )" office:value-type="percentage" office:value="0">
            <text:p>#N/D</text:p>
          </table:table-cell>
          <table:table-cell table:formula="of:=VLOOKUP([.V13];[freqspar.$A$4:.$B$1000];2;0 )" office:value-type="percentage" office:value="0.0000269957095146249">
            <text:p>0,00%</text:p>
          </table:table-cell>
          <table:table-cell table:formula="of:=VLOOKUP([.W13];[freqspar.$A$4:.$B$1000];2;0 )" office:value-type="percentage" office:value="0.00000397203686050207">
            <text:p>0,00%</text:p>
          </table:table-cell>
          <table:table-cell table:formula="of:=VLOOKUP([.X13];[freqspar.$A$4:.$B$1000];2;0 )" office:value-type="percentage" office:value="0">
            <text:p>#N/D</text:p>
          </table:table-cell>
          <table:table-cell table:formula="of:=VLOOKUP([.Y13];[freqspar.$A$4:.$B$1000];2;0 )" office:value-type="percentage" office:value="0.0000132401228683402">
            <text:p>0,00%</text:p>
          </table:table-cell>
          <table:table-cell table:formula="of:=VLOOKUP([.Z13];[freqspar.$A$4:.$B$1000];2;0 )" office:value-type="percentage" office:value="0">
            <text:p>#N/D</text:p>
          </table:table-cell>
          <table:table-cell table:formula="of:=VLOOKUP([.AA13];[freqspar.$A$4:.$B$1000];2;0 )" office:value-type="percentage" office:value="0.000312541265188807">
            <text:p>0,03%</text:p>
          </table:table-cell>
          <table:table-cell table:formula="of:=VLOOKUP([.AB13];[freqspar.$A$4:.$B$1000];2;0 )" office:value-type="percentage" office:value="0.0000112285565318738">
            <text:p>0,00%</text:p>
          </table:table-cell>
          <table:table-cell table:formula="of:=VLOOKUP([.AC13];[freqspar.$A$4:.$B$1000];2;0 )" office:value-type="percentage" office:value="0">
            <text:p>#N/D</text:p>
          </table:table-cell>
          <table:table-cell table:formula="of:=VLOOKUP([.AD13];[freqspar.$A$4:.$B$1000];2;0 )" office:value-type="percentage" office:value="0">
            <text:p>#N/D</text:p>
          </table:table-cell>
          <table:table-cell table:formula="of:=VLOOKUP([.AE13];[freqspar.$A$4:.$B$1000];2;0 )" office:value-type="percentage" office:value="0">
            <text:p>#N/D</text:p>
          </table:table-cell>
          <table:table-cell table:formula="of:=VLOOKUP([.AF13];[freqspar.$A$4:.$B$1000];2;0 )" office:value-type="percentage" office:value="0">
            <text:p>#N/D</text:p>
          </table:table-cell>
          <table:table-cell table:formula="of:=VLOOKUP([.AG13];[freqspar.$A$4:.$B$1000];2;0 )" office:value-type="percentage" office:value="0">
            <text:p>#N/D</text:p>
          </table:table-cell>
          <table:table-cell/>
          <table:table-cell table:formula="of:=IF(ISERROR([.AI13]);0;[.AI13])" office:value-type="percentage" office:value="0">
            <text:p>0,00%</text:p>
          </table:table-cell>
          <table:table-cell table:formula="of:=IF(ISERROR([.AJ13]);0;[.AJ13])" office:value-type="percentage" office:value="0.00271424955567199">
            <text:p>0,27%</text:p>
          </table:table-cell>
          <table:table-cell table:formula="of:=IF(ISERROR([.AK13]);0;[.AK13])" office:value-type="percentage" office:value="0.00179079169487491">
            <text:p>0,18%</text:p>
          </table:table-cell>
          <table:table-cell table:style-name="ce5" table:formula="of:=IF(ISERROR([.AL13]);0;[.AL13])" office:value-type="percentage" office:value="0.00104767563801047">
            <text:p>0,10%</text:p>
          </table:table-cell>
          <table:table-cell table:style-name="ce5" table:formula="of:=IF(ISERROR([.AM13]);0;[.AM13])" office:value-type="percentage" office:value="0.00000604635325341539">
            <text:p>0,00%</text:p>
          </table:table-cell>
          <table:table-cell table:style-name="ce5" table:formula="of:=IF(ISERROR([.AN13]);0;[.AN13])" office:value-type="percentage" office:value="0">
            <text:p>0,00%</text:p>
          </table:table-cell>
          <table:table-cell table:style-name="ce5" table:formula="of:=IF(ISERROR([.AO13]);0;[.AO13])" office:value-type="percentage" office:value="0">
            <text:p>0,00%</text:p>
          </table:table-cell>
          <table:table-cell table:style-name="ce5" table:formula="of:=IF(ISERROR([.AP13]);0;[.AP13])" office:value-type="percentage" office:value="0.0000269957095146249">
            <text:p>0,00%</text:p>
          </table:table-cell>
          <table:table-cell table:style-name="ce5" table:formula="of:=IF(ISERROR([.AQ13]);0;[.AQ13])" office:value-type="percentage" office:value="0.00000397203686050207">
            <text:p>0,00%</text:p>
          </table:table-cell>
          <table:table-cell table:style-name="ce5" table:formula="of:=IF(ISERROR([.AR13]);0;[.AR13])" office:value-type="percentage" office:value="0">
            <text:p>0,00%</text:p>
          </table:table-cell>
          <table:table-cell table:style-name="ce5" table:formula="of:=IF(ISERROR([.AS13]);0;[.AS13])" office:value-type="percentage" office:value="0.0000132401228683402">
            <text:p>0,00%</text:p>
          </table:table-cell>
          <table:table-cell table:style-name="ce5" table:formula="of:=IF(ISERROR([.AT13]);0;[.AT13])" office:value-type="percentage" office:value="0">
            <text:p>0,00%</text:p>
          </table:table-cell>
          <table:table-cell table:style-name="ce5" table:formula="of:=IF(ISERROR([.AU13]);0;[.AU13])" office:value-type="percentage" office:value="0.000312541265188807">
            <text:p>0,03%</text:p>
          </table:table-cell>
          <table:table-cell table:style-name="ce5" table:formula="of:=IF(ISERROR([.AV13]);0;[.AV13])" office:value-type="percentage" office:value="0.0000112285565318738">
            <text:p>0,00%</text:p>
          </table:table-cell>
          <table:table-cell table:style-name="ce5" table:formula="of:=IF(ISERROR([.AW13]);0;[.AW13])" office:value-type="percentage" office:value="0">
            <text:p>0,00%</text:p>
          </table:table-cell>
          <table:table-cell table:style-name="ce5" table:formula="of:=IF(ISERROR([.AX13]);0;[.AX13])" office:value-type="percentage" office:value="0">
            <text:p>0,00%</text:p>
          </table:table-cell>
          <table:table-cell table:style-name="ce5" table:formula="of:=IF(ISERROR([.AY13]);0;[.AY13])" office:value-type="percentage" office:value="0">
            <text:p>0,00%</text:p>
          </table:table-cell>
          <table:table-cell table:style-name="ce5" table:formula="of:=IF(ISERROR([.AZ13]);0;[.AZ13])" office:value-type="percentage" office:value="0">
            <text:p>0,00%</text:p>
          </table:table-cell>
          <table:table-cell table:style-name="ce5" table:formula="of:=IF(ISERROR([.BA13]);0;[.BA13])" office:value-type="percentage" office:value="0">
            <text:p>0,00%</text:p>
          </table:table-cell>
        </table:table-row>
        <table:table-row table:style-name="ro1">
          <table:table-cell/>
          <table:table-cell table:style-name="ce10" table:number-columns-repeated="12"/>
          <table:table-cell table:number-columns-repeated="60"/>
        </table:table-row>
        <table:table-row table:style-name="ro1">
          <table:table-cell office:value-type="string">
            <text:p>dvorak_es</text:p>
          </table:table-cell>
          <table:table-cell table:style-name="ce21" office:value-type="string">
            <text:p>dot</text:p>
          </table:table-cell>
          <table:table-cell table:style-name="ce18" office:value-type="string">
            <text:p>,</text:p>
          </table:table-cell>
          <table:table-cell table:style-name="ce18" office:value-type="string">
            <text:p>ñ</text:p>
          </table:table-cell>
          <table:table-cell table:style-name="ce18" office:value-type="string">
            <text:p>p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f</text:p>
          </table:table-cell>
          <table:table-cell table:style-name="ce18" office:value-type="string">
            <text:p>g</text:p>
          </table:table-cell>
          <table:table-cell table:style-name="ce18" office:value-type="string">
            <text:p>c</text:p>
          </table:table-cell>
          <table:table-cell table:style-name="ce18" office:value-type="string">
            <text:p>h</text:p>
          </table:table-cell>
          <table:table-cell table:style-name="ce18" office:value-type="string">
            <text:p>l</text:p>
          </table:table-cell>
          <table:table-cell table:style-name="ce18" office:value-type="string">
            <text:p>`</text:p>
          </table:table-cell>
          <table:table-cell table:style-name="ce21" office:value-type="string">
            <text:p>plus</text:p>
          </table:table-cell>
          <table:table-cell/>
          <table:table-cell table:formula="of:=[.B15]&amp;[.B16]" office:value-type="string" office:string-value="dota">
            <text:p>dota</text:p>
          </table:table-cell>
          <table:table-cell table:formula="of:=[.C15]&amp;[.C16]" office:value-type="string" office:string-value=",o">
            <text:p>,o</text:p>
          </table:table-cell>
          <table:table-cell table:formula="of:=[.D15]&amp;[.D16]" office:value-type="string" office:string-value="ñe">
            <text:p>ñe</text:p>
          </table:table-cell>
          <table:table-cell table:formula="of:=[.E15]&amp;[.E16]" office:value-type="string" office:string-value="pu">
            <text:p>pu</text:p>
          </table:table-cell>
          <table:table-cell table:formula="of:=[.E15]&amp;[.F15]" office:value-type="string" office:string-value="py">
            <text:p>py</text:p>
          </table:table-cell>
          <table:table-cell table:formula="of:=[.E15]&amp;[.F16]" office:value-type="string" office:string-value="pi">
            <text:p>pi</text:p>
          </table:table-cell>
          <table:table-cell table:formula="of:=[.E15]&amp;[.G17]" office:value-type="string" office:string-value="px">
            <text:p>px</text:p>
          </table:table-cell>
          <table:table-cell table:formula="of:=[.F15]&amp;[.F16]" office:value-type="string" office:string-value="yi">
            <text:p>yi</text:p>
          </table:table-cell>
          <table:table-cell table:formula="of:=[.G15]&amp;[.G16]" office:value-type="string" office:string-value="fd">
            <text:p>fd</text:p>
          </table:table-cell>
          <table:table-cell table:formula="of:=[.G15]&amp;[.H15]" office:value-type="string" office:string-value="fg">
            <text:p>fg</text:p>
          </table:table-cell>
          <table:table-cell table:formula="of:=[.G16]&amp;[.H15]" office:value-type="string" office:string-value="dg">
            <text:p>dg</text:p>
          </table:table-cell>
          <table:table-cell table:formula="of:=[.H17]&amp;[.H15]" office:value-type="string" office:string-value="bg">
            <text:p>bg</text:p>
          </table:table-cell>
          <table:table-cell table:formula="of:=[.I15]&amp;[.I16]" office:value-type="string" office:string-value="ct">
            <text:p>ct</text:p>
          </table:table-cell>
          <table:table-cell table:formula="of:=[.J15]&amp;[.J16]" office:value-type="string" office:string-value="hn">
            <text:p>hn</text:p>
          </table:table-cell>
          <table:table-cell table:formula="of:=[.K15]&amp;[.K16]" office:value-type="string" office:string-value="ls">
            <text:p>ls</text:p>
          </table:table-cell>
          <table:table-cell table:formula="of:=[.K15]&amp;[.L15]" office:value-type="string" office:string-value="l`">
            <text:p>l`</text:p>
          </table:table-cell>
          <table:table-cell table:formula="of:=[.K15]&amp;[.L16]" office:value-type="string" office:string-value="l´">
            <text:p>l´</text:p>
          </table:table-cell>
          <table:table-cell table:formula="of:=[.K15]&amp;[.M15]" office:value-type="string" office:string-value="lplus">
            <text:p>lplus</text:p>
          </table:table-cell>
          <table:table-cell table:formula="of:=[.M16]&amp;[.K15]" office:value-type="string" office:string-value="çl">
            <text:p>çl</text:p>
          </table:table-cell>
          <table:table-cell/>
          <table:table-cell table:formula="of:=VLOOKUP([.O15];[freqspar.$A$4:.$B$1000];2;0 )" office:value-type="percentage" office:value="0">
            <text:p>#N/D</text:p>
          </table:table-cell>
          <table:table-cell table:formula="of:=VLOOKUP([.P15];[freqspar.$A$4:.$B$1000];2;0 )" office:value-type="percentage" office:value="0">
            <text:p>#N/D</text:p>
          </table:table-cell>
          <table:table-cell table:formula="of:=VLOOKUP([.Q15];[freqspar.$A$4:.$B$1000];2;0 )" office:value-type="percentage" office:value="0">
            <text:p>#N/D</text:p>
          </table:table-cell>
          <table:table-cell table:formula="of:=VLOOKUP([.R15];[freqspar.$A$4:.$B$1000];2;0 )" office:value-type="percentage" office:value="0.00413281635727557">
            <text:p>0,41%</text:p>
          </table:table-cell>
          <table:table-cell table:formula="of:=VLOOKUP([.S15];[freqspar.$A$4:.$B$1000];2;0 )" office:value-type="percentage" office:value="0.000199085013825013">
            <text:p>0,02%</text:p>
          </table:table-cell>
          <table:table-cell table:formula="of:=VLOOKUP([.T15];[freqspar.$A$4:.$B$1000];2;0 )" office:value-type="percentage" office:value="0.00141293664596265">
            <text:p>0,14%</text:p>
          </table:table-cell>
          <table:table-cell table:formula="of:=VLOOKUP([.U15];[freqspar.$A$4:.$B$1000];2;0 )" office:value-type="percentage" office:value="0">
            <text:p>#N/D</text:p>
          </table:table-cell>
          <table:table-cell table:formula="of:=VLOOKUP([.V15];[freqspar.$A$4:.$B$1000];2;0 )" office:value-type="percentage" office:value="0.0000673842677634898">
            <text:p>0,01%</text:p>
          </table:table-cell>
          <table:table-cell table:formula="of:=VLOOKUP([.W15];[freqspar.$A$4:.$B$1000];2;0 )" office:value-type="percentage" office:value="0.00000662006143417011">
            <text:p>0,00%</text:p>
          </table:table-cell>
          <table:table-cell table:formula="of:=VLOOKUP([.X15];[freqspar.$A$4:.$B$1000];2;0 )" office:value-type="percentage" office:value="0.0000316579701787726">
            <text:p>0,00%</text:p>
          </table:table-cell>
          <table:table-cell table:formula="of:=VLOOKUP([.Y15];[freqspar.$A$4:.$B$1000];2;0 )" office:value-type="percentage" office:value="0.0000165990099796729">
            <text:p>0,00%</text:p>
          </table:table-cell>
          <table:table-cell table:formula="of:=VLOOKUP([.Z15];[freqspar.$A$4:.$B$1000];2;0 )" office:value-type="percentage" office:value="0">
            <text:p>#N/D</text:p>
          </table:table-cell>
          <table:table-cell table:formula="of:=VLOOKUP([.AA15];[freqspar.$A$4:.$B$1000];2;0 )" office:value-type="percentage" office:value="0.00313517537503087">
            <text:p>0,31%</text:p>
          </table:table-cell>
          <table:table-cell table:formula="of:=VLOOKUP([.AB15];[freqspar.$A$4:.$B$1000];2;0 )" office:value-type="percentage" office:value="0.0000106037525386883">
            <text:p>0,00%</text:p>
          </table:table-cell>
          <table:table-cell table:formula="of:=VLOOKUP([.AC15];[freqspar.$A$4:.$B$1000];2;0 )" office:value-type="percentage" office:value="0.00316291012589848">
            <text:p>0,32%</text:p>
          </table:table-cell>
          <table:table-cell table:formula="of:=VLOOKUP([.AD15];[freqspar.$A$4:.$B$1000];2;0 )" office:value-type="percentage" office:value="0">
            <text:p>#N/D</text:p>
          </table:table-cell>
          <table:table-cell table:formula="of:=VLOOKUP([.AE15];[freqspar.$A$4:.$B$1000];2;0 )" office:value-type="percentage" office:value="0">
            <text:p>#N/D</text:p>
          </table:table-cell>
          <table:table-cell table:formula="of:=VLOOKUP([.AF15];[freqspar.$A$4:.$B$1000];2;0 )" office:value-type="percentage" office:value="0">
            <text:p>#N/D</text:p>
          </table:table-cell>
          <table:table-cell table:formula="of:=VLOOKUP([.AG15];[freqspar.$A$4:.$B$1000];2;0 )" office:value-type="percentage" office:value="0">
            <text:p>#N/D</text:p>
          </table:table-cell>
          <table:table-cell/>
          <table:table-cell table:formula="of:=IF(ISERROR([.AI15]);0;[.AI15])" office:value-type="percentage" office:value="0">
            <text:p>0,00%</text:p>
          </table:table-cell>
          <table:table-cell table:formula="of:=IF(ISERROR([.AJ15]);0;[.AJ15])" office:value-type="percentage" office:value="0">
            <text:p>0,00%</text:p>
          </table:table-cell>
          <table:table-cell table:formula="of:=IF(ISERROR([.AK15]);0;[.AK15])" office:value-type="percentage" office:value="0">
            <text:p>0,00%</text:p>
          </table:table-cell>
          <table:table-cell table:style-name="ce5" table:formula="of:=IF(ISERROR([.AL15]);0;[.AL15])" office:value-type="percentage" office:value="0.00413281635727557">
            <text:p>0,41%</text:p>
          </table:table-cell>
          <table:table-cell table:style-name="ce5" table:formula="of:=IF(ISERROR([.AM15]);0;[.AM15])" office:value-type="percentage" office:value="0.000199085013825013">
            <text:p>0,02%</text:p>
          </table:table-cell>
          <table:table-cell table:style-name="ce5" table:formula="of:=IF(ISERROR([.AN15]);0;[.AN15])" office:value-type="percentage" office:value="0.00141293664596265">
            <text:p>0,14%</text:p>
          </table:table-cell>
          <table:table-cell table:style-name="ce5" table:formula="of:=IF(ISERROR([.AO15]);0;[.AO15])" office:value-type="percentage" office:value="0">
            <text:p>0,00%</text:p>
          </table:table-cell>
          <table:table-cell table:style-name="ce5" table:formula="of:=IF(ISERROR([.AP15]);0;[.AP15])" office:value-type="percentage" office:value="0.0000673842677634898">
            <text:p>0,01%</text:p>
          </table:table-cell>
          <table:table-cell table:style-name="ce5" table:formula="of:=IF(ISERROR([.AQ15]);0;[.AQ15])" office:value-type="percentage" office:value="0.00000662006143417011">
            <text:p>0,00%</text:p>
          </table:table-cell>
          <table:table-cell table:style-name="ce5" table:formula="of:=IF(ISERROR([.AR15]);0;[.AR15])" office:value-type="percentage" office:value="0.0000316579701787726">
            <text:p>0,00%</text:p>
          </table:table-cell>
          <table:table-cell table:style-name="ce5" table:formula="of:=IF(ISERROR([.AS15]);0;[.AS15])" office:value-type="percentage" office:value="0.0000165990099796729">
            <text:p>0,00%</text:p>
          </table:table-cell>
          <table:table-cell table:style-name="ce5" table:formula="of:=IF(ISERROR([.AT15]);0;[.AT15])" office:value-type="percentage" office:value="0">
            <text:p>0,00%</text:p>
          </table:table-cell>
          <table:table-cell table:style-name="ce5" table:formula="of:=IF(ISERROR([.AU15]);0;[.AU15])" office:value-type="percentage" office:value="0.00313517537503087">
            <text:p>0,31%</text:p>
          </table:table-cell>
          <table:table-cell table:style-name="ce5" table:formula="of:=IF(ISERROR([.AV15]);0;[.AV15])" office:value-type="percentage" office:value="0.0000106037525386883">
            <text:p>0,00%</text:p>
          </table:table-cell>
          <table:table-cell table:style-name="ce5" table:formula="of:=IF(ISERROR([.AW15]);0;[.AW15])" office:value-type="percentage" office:value="0.00316291012589848">
            <text:p>0,32%</text:p>
          </table:table-cell>
          <table:table-cell table:style-name="ce5" table:formula="of:=IF(ISERROR([.AX15]);0;[.AX15])" office:value-type="percentage" office:value="0">
            <text:p>0,00%</text:p>
          </table:table-cell>
          <table:table-cell table:style-name="ce5" table:formula="of:=IF(ISERROR([.AY15]);0;[.AY15])" office:value-type="percentage" office:value="0">
            <text:p>0,00%</text:p>
          </table:table-cell>
          <table:table-cell table:style-name="ce5" table:formula="of:=IF(ISERROR([.AZ15]);0;[.AZ15])" office:value-type="percentage" office:value="0">
            <text:p>0,00%</text:p>
          </table:table-cell>
          <table:table-cell table:style-name="ce5" table:formula="of:=IF(ISERROR([.BA15]);0;[.BA15])" office:value-type="percentage" office:value="0">
            <text:p>0,00%</text:p>
          </table:table-cell>
        </table:table-row>
        <table:table-row table:style-name="ro6">
          <table:table-cell table:formula="of:=SUM([.BC15:.BU20])" office:value-type="percentage" office:value="0.0355337029138413">
            <text:p>3,55%</text:p>
          </table:table-cell>
          <table:table-cell table:style-name="ce18" office:value-type="string">
            <text:p>a</text:p>
          </table:table-cell>
          <table:table-cell table:style-name="ce18" office:value-type="string">
            <text:p>o</text:p>
          </table:table-cell>
          <table:table-cell table:style-name="ce18" office:value-type="string">
            <text:p>e</text:p>
          </table:table-cell>
          <table:table-cell table:style-name="ce18" office:value-type="string">
            <text:p>u</text:p>
          </table:table-cell>
          <table:table-cell table:style-name="ce17" office:value-type="string">
            <text:p>i</text:p>
          </table:table-cell>
          <table:table-cell table:style-name="ce18" office:value-type="string">
            <text:p>d</text:p>
          </table:table-cell>
          <table:table-cell table:style-name="ce18" office:value-type="string">
            <text:p>r</text:p>
          </table:table-cell>
          <table:table-cell table:style-name="ce18" office:value-type="string">
            <text:p>t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s</text:p>
          </table:table-cell>
          <table:table-cell table:style-name="ce18" office:value-type="string">
            <text:p>´</text:p>
          </table:table-cell>
          <table:table-cell table:style-name="ce18" office:value-type="string">
            <text:p>ç</text:p>
          </table:table-cell>
          <table:table-cell/>
          <table:table-cell table:formula="of:=[.B15]&amp;[.C17]" office:value-type="string" office:string-value="dotminus">
            <text:p>dotminus</text:p>
          </table:table-cell>
          <table:table-cell table:formula="of:=[.C15]&amp;[.D17]" office:value-type="string" office:string-value=",q">
            <text:p>,q</text:p>
          </table:table-cell>
          <table:table-cell table:formula="of:=[.D15]&amp;[.E17]" office:value-type="string" office:string-value="ñj">
            <text:p>ñj</text:p>
          </table:table-cell>
          <table:table-cell table:formula="of:=[.E15]&amp;[.F17]" office:value-type="string" office:string-value="pk">
            <text:p>pk</text:p>
          </table:table-cell>
          <table:table-cell table:formula="of:=[.E16]&amp;[.F15]" office:value-type="string" office:string-value="uy">
            <text:p>uy</text:p>
          </table:table-cell>
          <table:table-cell table:formula="of:=[.E16]&amp;[.F16]" office:value-type="string" office:string-value="ui">
            <text:p>ui</text:p>
          </table:table-cell>
          <table:table-cell table:formula="of:=[.E16]&amp;[.G17]" office:value-type="string" office:string-value="ux">
            <text:p>ux</text:p>
          </table:table-cell>
          <table:table-cell table:formula="of:=[.F15]&amp;[.G17]" office:value-type="string" office:string-value="yx">
            <text:p>yx</text:p>
          </table:table-cell>
          <table:table-cell table:formula="of:=[.G15]&amp;[.H17]" office:value-type="string" office:string-value="fb">
            <text:p>fb</text:p>
          </table:table-cell>
          <table:table-cell table:formula="of:=[.G15]&amp;[.H16]" office:value-type="string" office:string-value="fr">
            <text:p>fr</text:p>
          </table:table-cell>
          <table:table-cell table:formula="of:=[.G16]&amp;[.H16]" office:value-type="string" office:string-value="dr">
            <text:p>dr</text:p>
          </table:table-cell>
          <table:table-cell table:formula="of:=[.H17]&amp;[.H16]" office:value-type="string" office:string-value="br">
            <text:p>br</text:p>
          </table:table-cell>
          <table:table-cell table:formula="of:=[.I15]&amp;[.J17]" office:value-type="string" office:string-value="cw">
            <text:p>cw</text:p>
          </table:table-cell>
          <table:table-cell table:formula="of:=[.J15]&amp;[.K17]" office:value-type="string" office:string-value="hv">
            <text:p>hv</text:p>
          </table:table-cell>
          <table:table-cell table:formula="of:=[.K15]&amp;[.L17]" office:value-type="string" office:string-value="lz">
            <text:p>lz</text:p>
          </table:table-cell>
          <table:table-cell table:formula="of:=[.K16]&amp;[.L15]" office:value-type="string" office:string-value="s`">
            <text:p>s`</text:p>
          </table:table-cell>
          <table:table-cell table:formula="of:=[.K16]&amp;[.L16]" office:value-type="string" office:string-value="s´">
            <text:p>s´</text:p>
          </table:table-cell>
          <table:table-cell table:formula="of:=[.K16]&amp;[.M15]" office:value-type="string" office:string-value="splus">
            <text:p>splus</text:p>
          </table:table-cell>
          <table:table-cell table:formula="of:=[.M16]&amp;[.K16]" office:value-type="string" office:string-value="çs">
            <text:p>çs</text:p>
          </table:table-cell>
          <table:table-cell/>
          <table:table-cell table:formula="of:=VLOOKUP([.O16];[freqspar.$A$4:.$B$1000];2;0 )" office:value-type="percentage" office:value="0">
            <text:p>#N/D</text:p>
          </table:table-cell>
          <table:table-cell table:formula="of:=VLOOKUP([.P16];[freqspar.$A$4:.$B$1000];2;0 )" office:value-type="percentage" office:value="0">
            <text:p>#N/D</text:p>
          </table:table-cell>
          <table:table-cell table:formula="of:=VLOOKUP([.Q16];[freqspar.$A$4:.$B$1000];2;0 )" office:value-type="percentage" office:value="0">
            <text:p>#N/D</text:p>
          </table:table-cell>
          <table:table-cell table:formula="of:=VLOOKUP([.R16];[freqspar.$A$4:.$B$1000];2;0 )" office:value-type="percentage" office:value="0.00000264802457366804">
            <text:p>0,00%</text:p>
          </table:table-cell>
          <table:table-cell table:formula="of:=VLOOKUP([.S16];[freqspar.$A$4:.$B$1000];2;0 )" office:value-type="percentage" office:value="0.000047990408423668">
            <text:p>0,00%</text:p>
          </table:table-cell>
          <table:table-cell table:formula="of:=VLOOKUP([.T16];[freqspar.$A$4:.$B$1000];2;0 )" office:value-type="percentage" office:value="0.00115089774165502">
            <text:p>0,12%</text:p>
          </table:table-cell>
          <table:table-cell table:formula="of:=VLOOKUP([.U16];[freqspar.$A$4:.$B$1000];2;0 )" office:value-type="percentage" office:value="0.0000754687003495392">
            <text:p>0,01%</text:p>
          </table:table-cell>
          <table:table-cell table:formula="of:=VLOOKUP([.V16];[freqspar.$A$4:.$B$1000];2;0 )" office:value-type="percentage" office:value="0">
            <text:p>#N/D</text:p>
          </table:table-cell>
          <table:table-cell table:formula="of:=VLOOKUP([.W16];[freqspar.$A$4:.$B$1000];2;0 )" office:value-type="percentage" office:value="0.00000132401228683402">
            <text:p>0,00%</text:p>
          </table:table-cell>
          <table:table-cell table:formula="of:=VLOOKUP([.X16];[freqspar.$A$4:.$B$1000];2;0 )" office:value-type="percentage" office:value="0.00165560876840207">
            <text:p>0,17%</text:p>
          </table:table-cell>
          <table:table-cell table:formula="of:=VLOOKUP([.Y16];[freqspar.$A$4:.$B$1000];2;0 )" office:value-type="percentage" office:value="0.00147967254202852">
            <text:p>0,15%</text:p>
          </table:table-cell>
          <table:table-cell table:formula="of:=VLOOKUP([.Z16];[freqspar.$A$4:.$B$1000];2;0 )" office:value-type="percentage" office:value="0.00329085318982169">
            <text:p>0,33%</text:p>
          </table:table-cell>
          <table:table-cell table:formula="of:=VLOOKUP([.AA16];[freqspar.$A$4:.$B$1000];2;0 )" office:value-type="percentage" office:value="0">
            <text:p>#N/D</text:p>
          </table:table-cell>
          <table:table-cell table:formula="of:=VLOOKUP([.AB16];[freqspar.$A$4:.$B$1000];2;0 )" office:value-type="percentage" office:value="0">
            <text:p>#N/D</text:p>
          </table:table-cell>
          <table:table-cell table:formula="of:=VLOOKUP([.AC16];[freqspar.$A$4:.$B$1000];2;0 )" office:value-type="percentage" office:value="0.00000335298603191376">
            <text:p>0,00%</text:p>
          </table:table-cell>
          <table:table-cell table:formula="of:=VLOOKUP([.AD16];[freqspar.$A$4:.$B$1000];2;0 )" office:value-type="percentage" office:value="0">
            <text:p>#N/D</text:p>
          </table:table-cell>
          <table:table-cell table:formula="of:=VLOOKUP([.AE16];[freqspar.$A$4:.$B$1000];2;0 )" office:value-type="percentage" office:value="0">
            <text:p>#N/D</text:p>
          </table:table-cell>
          <table:table-cell table:formula="of:=VLOOKUP([.AF16];[freqspar.$A$4:.$B$1000];2;0 )" office:value-type="percentage" office:value="0">
            <text:p>#N/D</text:p>
          </table:table-cell>
          <table:table-cell table:formula="of:=VLOOKUP([.AG16];[freqspar.$A$4:.$B$1000];2;0 )" office:value-type="percentage" office:value="0">
            <text:p>#N/D</text:p>
          </table:table-cell>
          <table:table-cell/>
          <table:table-cell table:formula="of:=IF(ISERROR([.AI16]);0;[.AI16])" office:value-type="percentage" office:value="0">
            <text:p>0,00%</text:p>
          </table:table-cell>
          <table:table-cell table:formula="of:=IF(ISERROR([.AJ16]);0;[.AJ16])" office:value-type="percentage" office:value="0">
            <text:p>0,00%</text:p>
          </table:table-cell>
          <table:table-cell table:formula="of:=IF(ISERROR([.AK16]);0;[.AK16])" office:value-type="percentage" office:value="0">
            <text:p>0,00%</text:p>
          </table:table-cell>
          <table:table-cell table:style-name="ce5" table:formula="of:=IF(ISERROR([.AL16]);0;[.AL16])" office:value-type="percentage" office:value="0.00000264802457366804">
            <text:p>0,00%</text:p>
          </table:table-cell>
          <table:table-cell table:style-name="ce5" table:formula="of:=IF(ISERROR([.AM16]);0;[.AM16])" office:value-type="percentage" office:value="0.000047990408423668">
            <text:p>0,00%</text:p>
          </table:table-cell>
          <table:table-cell table:style-name="ce5" table:formula="of:=IF(ISERROR([.AN16]);0;[.AN16])" office:value-type="percentage" office:value="0.00115089774165502">
            <text:p>0,12%</text:p>
          </table:table-cell>
          <table:table-cell table:style-name="ce5" table:formula="of:=IF(ISERROR([.AO16]);0;[.AO16])" office:value-type="percentage" office:value="0.0000754687003495392">
            <text:p>0,01%</text:p>
          </table:table-cell>
          <table:table-cell table:style-name="ce5" table:formula="of:=IF(ISERROR([.AP16]);0;[.AP16])" office:value-type="percentage" office:value="0">
            <text:p>0,00%</text:p>
          </table:table-cell>
          <table:table-cell table:style-name="ce5" table:formula="of:=IF(ISERROR([.AQ16]);0;[.AQ16])" office:value-type="percentage" office:value="0.00000132401228683402">
            <text:p>0,00%</text:p>
          </table:table-cell>
          <table:table-cell table:style-name="ce5" table:formula="of:=IF(ISERROR([.AR16]);0;[.AR16])" office:value-type="percentage" office:value="0.00165560876840207">
            <text:p>0,17%</text:p>
          </table:table-cell>
          <table:table-cell table:style-name="ce5" table:formula="of:=IF(ISERROR([.AS16]);0;[.AS16])" office:value-type="percentage" office:value="0.00147967254202852">
            <text:p>0,15%</text:p>
          </table:table-cell>
          <table:table-cell table:style-name="ce5" table:formula="of:=IF(ISERROR([.AT16]);0;[.AT16])" office:value-type="percentage" office:value="0.00329085318982169">
            <text:p>0,33%</text:p>
          </table:table-cell>
          <table:table-cell table:style-name="ce5" table:formula="of:=IF(ISERROR([.AU16]);0;[.AU16])" office:value-type="percentage" office:value="0">
            <text:p>0,00%</text:p>
          </table:table-cell>
          <table:table-cell table:style-name="ce5" table:formula="of:=IF(ISERROR([.AV16]);0;[.AV16])" office:value-type="percentage" office:value="0">
            <text:p>0,00%</text:p>
          </table:table-cell>
          <table:table-cell table:style-name="ce5" table:formula="of:=IF(ISERROR([.AW16]);0;[.AW16])" office:value-type="percentage" office:value="0.00000335298603191376">
            <text:p>0,00%</text:p>
          </table:table-cell>
          <table:table-cell table:style-name="ce5" table:formula="of:=IF(ISERROR([.AX16]);0;[.AX16])" office:value-type="percentage" office:value="0">
            <text:p>0,00%</text:p>
          </table:table-cell>
          <table:table-cell table:style-name="ce5" table:formula="of:=IF(ISERROR([.AY16]);0;[.AY16])" office:value-type="percentage" office:value="0">
            <text:p>0,00%</text:p>
          </table:table-cell>
          <table:table-cell table:style-name="ce5" table:formula="of:=IF(ISERROR([.AZ16]);0;[.AZ16])" office:value-type="percentage" office:value="0">
            <text:p>0,00%</text:p>
          </table:table-cell>
          <table:table-cell table:style-name="ce5" table:formula="of:=IF(ISERROR([.BA16]);0;[.BA16])" office:value-type="percentage" office:value="0">
            <text:p>0,00%</text:p>
          </table:table-cell>
        </table:table-row>
        <table:table-row table:style-name="ro8">
          <table:table-cell table:style-name="ce8"/>
          <table:table-cell table:style-name="ce18" office:value-type="string">
            <text:p>&lt;</text:p>
          </table:table-cell>
          <table:table-cell table:style-name="ce21" office:value-type="string">
            <text:p>minus</text:p>
          </table:table-cell>
          <table:table-cell table:style-name="ce18" office:value-type="string">
            <text:p>q</text:p>
          </table:table-cell>
          <table:table-cell table:style-name="ce18" office:value-type="string">
            <text:p>j</text:p>
          </table:table-cell>
          <table:table-cell table:style-name="ce18" office:value-type="string">
            <text:p>k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b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w</text:p>
          </table:table-cell>
          <table:table-cell table:style-name="ce18" office:value-type="string">
            <text:p>v</text:p>
          </table:table-cell>
          <table:table-cell table:style-name="ce18" office:value-type="string">
            <text:p>z</text:p>
          </table:table-cell>
          <table:table-cell table:style-name="ce18"/>
          <table:table-cell/>
          <table:table-cell table:formula="of:=[.B16]&amp;[.B15]" office:value-type="string" office:string-value="adot">
            <text:p>adot</text:p>
          </table:table-cell>
          <table:table-cell table:formula="of:=[.C16]&amp;[.C15]" office:value-type="string" office:string-value="o,">
            <text:p>o,</text:p>
          </table:table-cell>
          <table:table-cell table:formula="of:=[.D16]&amp;[.D15]" office:value-type="string" office:string-value="eñ">
            <text:p>eñ</text:p>
          </table:table-cell>
          <table:table-cell table:formula="of:=[.E16]&amp;[.E15]" office:value-type="string" office:string-value="up">
            <text:p>up</text:p>
          </table:table-cell>
          <table:table-cell table:formula="of:=[.F17]&amp;[.F15]" office:value-type="string" office:string-value="ky">
            <text:p>ky</text:p>
          </table:table-cell>
          <table:table-cell table:formula="of:=[.F17]&amp;[.F16]" office:value-type="string" office:string-value="ki">
            <text:p>ki</text:p>
          </table:table-cell>
          <table:table-cell table:formula="of:=[.F17]&amp;[.G17]" office:value-type="string" office:string-value="kx">
            <text:p>kx</text:p>
          </table:table-cell>
          <table:table-cell table:formula="of:=[.F16]&amp;[.F15]" office:value-type="string" office:string-value="iy">
            <text:p>iy</text:p>
          </table:table-cell>
          <table:table-cell table:formula="of:=[.G16]&amp;[.G15]" office:value-type="string" office:string-value="df">
            <text:p>df</text:p>
          </table:table-cell>
          <table:table-cell table:formula="of:=[.G15]&amp;[.I17]" office:value-type="string" office:string-value="fm">
            <text:p>fm</text:p>
          </table:table-cell>
          <table:table-cell table:formula="of:=[.G16]&amp;[.I17]" office:value-type="string" office:string-value="dm">
            <text:p>dm</text:p>
          </table:table-cell>
          <table:table-cell table:formula="of:=[.H17]&amp;[.I17]" office:value-type="string" office:string-value="bm">
            <text:p>bm</text:p>
          </table:table-cell>
          <table:table-cell table:formula="of:=[.I16]&amp;[.I15]" office:value-type="string" office:string-value="tc">
            <text:p>tc</text:p>
          </table:table-cell>
          <table:table-cell table:formula="of:=[.J16]&amp;[.J15]" office:value-type="string" office:string-value="nh">
            <text:p>nh</text:p>
          </table:table-cell>
          <table:table-cell table:formula="of:=[.K16]&amp;[.K15]" office:value-type="string" office:string-value="sl">
            <text:p>sl</text:p>
          </table:table-cell>
          <table:table-cell table:formula="of:=[.L17]&amp;[.L15]" office:value-type="string" office:string-value="z`">
            <text:p>z`</text:p>
          </table:table-cell>
          <table:table-cell table:formula="of:=[.L17]&amp;[.L16]" office:value-type="string" office:string-value="z´">
            <text:p>z´</text:p>
          </table:table-cell>
          <table:table-cell table:formula="of:=[.L17]&amp;[.M15]" office:value-type="string" office:string-value="zplus">
            <text:p>zplus</text:p>
          </table:table-cell>
          <table:table-cell table:formula="of:=[.M16]&amp;[.L17]" office:value-type="string" office:string-value="çz">
            <text:p>çz</text:p>
          </table:table-cell>
          <table:table-cell/>
          <table:table-cell table:formula="of:=VLOOKUP([.O17];[freqspar.$A$4:.$B$1000];2;0 )" office:value-type="percentage" office:value="0">
            <text:p>#N/D</text:p>
          </table:table-cell>
          <table:table-cell table:formula="of:=VLOOKUP([.P17];[freqspar.$A$4:.$B$1000];2;0 )" office:value-type="percentage" office:value="0">
            <text:p>#N/D</text:p>
          </table:table-cell>
          <table:table-cell table:formula="of:=VLOOKUP([.Q17];[freqspar.$A$4:.$B$1000];2;0 )" office:value-type="percentage" office:value="0">
            <text:p>#N/D</text:p>
          </table:table-cell>
          <table:table-cell table:formula="of:=VLOOKUP([.R17];[freqspar.$A$4:.$B$1000];2;0 )" office:value-type="percentage" office:value="0.00111284725353092">
            <text:p>0,11%</text:p>
          </table:table-cell>
          <table:table-cell table:formula="of:=VLOOKUP([.S17];[freqspar.$A$4:.$B$1000];2;0 )" office:value-type="percentage" office:value="0.000016112190927163">
            <text:p>0,00%</text:p>
          </table:table-cell>
          <table:table-cell table:formula="of:=VLOOKUP([.T17];[freqspar.$A$4:.$B$1000];2;0 )" office:value-type="percentage" office:value="0.000342916475160882">
            <text:p>0,03%</text:p>
          </table:table-cell>
          <table:table-cell table:formula="of:=VLOOKUP([.U17];[freqspar.$A$4:.$B$1000];2;0 )" office:value-type="percentage" office:value="0">
            <text:p>#N/D</text:p>
          </table:table-cell>
          <table:table-cell table:formula="of:=VLOOKUP([.V17];[freqspar.$A$4:.$B$1000];2;0 )" office:value-type="percentage" office:value="0">
            <text:p>#N/D</text:p>
          </table:table-cell>
          <table:table-cell table:formula="of:=VLOOKUP([.W17];[freqspar.$A$4:.$B$1000];2;0 )" office:value-type="percentage" office:value="0.00000429026597910288">
            <text:p>0,00%</text:p>
          </table:table-cell>
          <table:table-cell table:formula="of:=VLOOKUP([.X17];[freqspar.$A$4:.$B$1000];2;0 )" office:value-type="percentage" office:value="0.0000105920982946722">
            <text:p>0,00%</text:p>
          </table:table-cell>
          <table:table-cell table:formula="of:=VLOOKUP([.Y17];[freqspar.$A$4:.$B$1000];2;0 )" office:value-type="percentage" office:value="0.00000132401228683402">
            <text:p>0,00%</text:p>
          </table:table-cell>
          <table:table-cell table:formula="of:=VLOOKUP([.Z17];[freqspar.$A$4:.$B$1000];2;0 )" office:value-type="percentage" office:value="0.0000191389418490605">
            <text:p>0,00%</text:p>
          </table:table-cell>
          <table:table-cell table:formula="of:=VLOOKUP([.AA17];[freqspar.$A$4:.$B$1000];2;0 )" office:value-type="percentage" office:value="0.000141256069355428">
            <text:p>0,01%</text:p>
          </table:table-cell>
          <table:table-cell table:formula="of:=VLOOKUP([.AB17];[freqspar.$A$4:.$B$1000];2;0 )" office:value-type="percentage" office:value="0.00000608692123523922">
            <text:p>0,00%</text:p>
          </table:table-cell>
          <table:table-cell table:formula="of:=VLOOKUP([.AC17];[freqspar.$A$4:.$B$1000];2;0 )" office:value-type="percentage" office:value="0.0000729276688840129">
            <text:p>0,01%</text:p>
          </table:table-cell>
          <table:table-cell table:formula="of:=VLOOKUP([.AD17];[freqspar.$A$4:.$B$1000];2;0 )" office:value-type="percentage" office:value="0">
            <text:p>#N/D</text:p>
          </table:table-cell>
          <table:table-cell table:formula="of:=VLOOKUP([.AE17];[freqspar.$A$4:.$B$1000];2;0 )" office:value-type="percentage" office:value="0">
            <text:p>#N/D</text:p>
          </table:table-cell>
          <table:table-cell table:formula="of:=VLOOKUP([.AF17];[freqspar.$A$4:.$B$1000];2;0 )" office:value-type="percentage" office:value="0">
            <text:p>#N/D</text:p>
          </table:table-cell>
          <table:table-cell table:formula="of:=VLOOKUP([.AG17];[freqspar.$A$4:.$B$1000];2;0 )" office:value-type="percentage" office:value="0">
            <text:p>#N/D</text:p>
          </table:table-cell>
          <table:table-cell/>
          <table:table-cell table:formula="of:=IF(ISERROR([.AI17]);0;[.AI17])" office:value-type="percentage" office:value="0">
            <text:p>0,00%</text:p>
          </table:table-cell>
          <table:table-cell table:formula="of:=IF(ISERROR([.AJ17]);0;[.AJ17])" office:value-type="percentage" office:value="0">
            <text:p>0,00%</text:p>
          </table:table-cell>
          <table:table-cell table:formula="of:=IF(ISERROR([.AK17]);0;[.AK17])" office:value-type="percentage" office:value="0">
            <text:p>0,00%</text:p>
          </table:table-cell>
          <table:table-cell table:style-name="ce5" table:formula="of:=IF(ISERROR([.AL17]);0;[.AL17])" office:value-type="percentage" office:value="0.00111284725353092">
            <text:p>0,11%</text:p>
          </table:table-cell>
          <table:table-cell table:style-name="ce5" table:formula="of:=IF(ISERROR([.AM17]);0;[.AM17])" office:value-type="percentage" office:value="0.000016112190927163">
            <text:p>0,00%</text:p>
          </table:table-cell>
          <table:table-cell table:style-name="ce5" table:formula="of:=IF(ISERROR([.AN17]);0;[.AN17])" office:value-type="percentage" office:value="0.000342916475160882">
            <text:p>0,03%</text:p>
          </table:table-cell>
          <table:table-cell table:style-name="ce5" table:formula="of:=IF(ISERROR([.AO17]);0;[.AO17])" office:value-type="percentage" office:value="0">
            <text:p>0,00%</text:p>
          </table:table-cell>
          <table:table-cell table:style-name="ce5" table:formula="of:=IF(ISERROR([.AP17]);0;[.AP17])" office:value-type="percentage" office:value="0">
            <text:p>0,00%</text:p>
          </table:table-cell>
          <table:table-cell table:style-name="ce5" table:formula="of:=IF(ISERROR([.AQ17]);0;[.AQ17])" office:value-type="percentage" office:value="0.00000429026597910288">
            <text:p>0,00%</text:p>
          </table:table-cell>
          <table:table-cell table:style-name="ce5" table:formula="of:=IF(ISERROR([.AR17]);0;[.AR17])" office:value-type="percentage" office:value="0.0000105920982946722">
            <text:p>0,00%</text:p>
          </table:table-cell>
          <table:table-cell table:style-name="ce5" table:formula="of:=IF(ISERROR([.AS17]);0;[.AS17])" office:value-type="percentage" office:value="0.00000132401228683402">
            <text:p>0,00%</text:p>
          </table:table-cell>
          <table:table-cell table:style-name="ce5" table:formula="of:=IF(ISERROR([.AT17]);0;[.AT17])" office:value-type="percentage" office:value="0.0000191389418490605">
            <text:p>0,00%</text:p>
          </table:table-cell>
          <table:table-cell table:style-name="ce5" table:formula="of:=IF(ISERROR([.AU17]);0;[.AU17])" office:value-type="percentage" office:value="0.000141256069355428">
            <text:p>0,01%</text:p>
          </table:table-cell>
          <table:table-cell table:style-name="ce5" table:formula="of:=IF(ISERROR([.AV17]);0;[.AV17])" office:value-type="percentage" office:value="0.00000608692123523922">
            <text:p>0,00%</text:p>
          </table:table-cell>
          <table:table-cell table:style-name="ce5" table:formula="of:=IF(ISERROR([.AW17]);0;[.AW17])" office:value-type="percentage" office:value="0.0000729276688840129">
            <text:p>0,01%</text:p>
          </table:table-cell>
          <table:table-cell table:style-name="ce5" table:formula="of:=IF(ISERROR([.AX17]);0;[.AX17])" office:value-type="percentage" office:value="0">
            <text:p>0,00%</text:p>
          </table:table-cell>
          <table:table-cell table:style-name="ce5" table:formula="of:=IF(ISERROR([.AY17]);0;[.AY17])" office:value-type="percentage" office:value="0">
            <text:p>0,00%</text:p>
          </table:table-cell>
          <table:table-cell table:style-name="ce5" table:formula="of:=IF(ISERROR([.AZ17]);0;[.AZ17])" office:value-type="percentage" office:value="0">
            <text:p>0,00%</text:p>
          </table:table-cell>
          <table:table-cell table:style-name="ce5" table:formula="of:=IF(ISERROR([.BA17]);0;[.BA17])" office:value-type="percentage" office:value="0">
            <text:p>0,00%</text:p>
          </table:table-cell>
        </table:table-row>
        <table:table-row table:style-name="ro8">
          <table:table-cell table:style-name="ce8"/>
          <table:table-cell table:style-name="ce18"/>
          <table:table-cell table:style-name="ce21"/>
          <table:table-cell table:style-name="ce18" table:number-columns-repeated="10"/>
          <table:table-cell/>
          <table:table-cell table:formula="of:=[.B16]&amp;[.C17]" office:value-type="string" office:string-value="aminus">
            <text:p>aminus</text:p>
          </table:table-cell>
          <table:table-cell table:formula="of:=[.C16]&amp;[.D17]" office:value-type="string" office:string-value="oq">
            <text:p>oq</text:p>
          </table:table-cell>
          <table:table-cell table:formula="of:=[.D16]&amp;[.E17]" office:value-type="string" office:string-value="ej">
            <text:p>ej</text:p>
          </table:table-cell>
          <table:table-cell table:formula="of:=[.E16]&amp;[.F17]" office:value-type="string" office:string-value="uk">
            <text:p>uk</text:p>
          </table:table-cell>
          <table:table-cell table:formula="of:=[.F15]&amp;[.E15]" office:value-type="string" office:string-value="yp">
            <text:p>yp</text:p>
          </table:table-cell>
          <table:table-cell table:formula="of:=[.F16]&amp;[.E15]" office:value-type="string" office:string-value="ip">
            <text:p>ip</text:p>
          </table:table-cell>
          <table:table-cell table:formula="of:=[.G17]&amp;[.E15]" office:value-type="string" office:string-value="xp">
            <text:p>xp</text:p>
          </table:table-cell>
          <table:table-cell table:formula="of:=[.F16]&amp;[.G17]" office:value-type="string" office:string-value="ix">
            <text:p>ix</text:p>
          </table:table-cell>
          <table:table-cell table:formula="of:=[.G16]&amp;[.H17]" office:value-type="string" office:string-value="db">
            <text:p>db</text:p>
          </table:table-cell>
          <table:table-cell table:formula="of:=[.H15]&amp;[.G15]" office:value-type="string" office:string-value="gf">
            <text:p>gf</text:p>
          </table:table-cell>
          <table:table-cell table:formula="of:=[.H15]&amp;[.G16]" office:value-type="string" office:string-value="gd">
            <text:p>gd</text:p>
          </table:table-cell>
          <table:table-cell table:formula="of:=[.H15]&amp;[.H17]" office:value-type="string" office:string-value="gb">
            <text:p>gb</text:p>
          </table:table-cell>
          <table:table-cell table:formula="of:=[.I16]&amp;[.J17]" office:value-type="string" office:string-value="tw">
            <text:p>tw</text:p>
          </table:table-cell>
          <table:table-cell table:formula="of:=[.J16]&amp;[.K17]" office:value-type="string" office:string-value="nv">
            <text:p>nv</text:p>
          </table:table-cell>
          <table:table-cell table:formula="of:=[.K16]&amp;[.L17]" office:value-type="string" office:string-value="sz">
            <text:p>sz</text:p>
          </table:table-cell>
          <table:table-cell table:formula="of:=[.L15]&amp;[.K15]" office:value-type="string" office:string-value="`l">
            <text:p>`l</text:p>
          </table:table-cell>
          <table:table-cell table:formula="of:=[.L16]&amp;[.K15]" office:value-type="string" office:string-value="´l">
            <text:p>´l</text:p>
          </table:table-cell>
          <table:table-cell table:formula="of:=[.M15]&amp;[.K15]" office:value-type="string" office:string-value="plusl">
            <text:p>plusl</text:p>
          </table:table-cell>
          <table:table-cell table:formula="of:=[.K15]&amp;[.M16]" office:value-type="string" office:string-value="lç">
            <text:p>lç</text:p>
          </table:table-cell>
          <table:table-cell/>
          <table:table-cell table:formula="of:=VLOOKUP([.O18];[freqspar.$A$4:.$B$1000];2;0 )" office:value-type="percentage" office:value="0">
            <text:p>#N/D</text:p>
          </table:table-cell>
          <table:table-cell table:formula="of:=VLOOKUP([.P18];[freqspar.$A$4:.$B$1000];2;0 )" office:value-type="percentage" office:value="0.00000608692123523922">
            <text:p>0,00%</text:p>
          </table:table-cell>
          <table:table-cell table:formula="of:=VLOOKUP([.Q18];[freqspar.$A$4:.$B$1000];2;0 )" office:value-type="percentage" office:value="0.000476886734731981">
            <text:p>0,05%</text:p>
          </table:table-cell>
          <table:table-cell table:formula="of:=VLOOKUP([.R18];[freqspar.$A$4:.$B$1000];2;0 )" office:value-type="percentage" office:value="0.00000164224140543483">
            <text:p>0,00%</text:p>
          </table:table-cell>
          <table:table-cell table:formula="of:=VLOOKUP([.S18];[freqspar.$A$4:.$B$1000];2;0 )" office:value-type="percentage" office:value="0.0000117628231442139">
            <text:p>0,00%</text:p>
          </table:table-cell>
          <table:table-cell table:formula="of:=VLOOKUP([.T18];[freqspar.$A$4:.$B$1000];2;0 )" office:value-type="percentage" office:value="0.000516088693583246">
            <text:p>0,05%</text:p>
          </table:table-cell>
          <table:table-cell table:formula="of:=VLOOKUP([.U18];[freqspar.$A$4:.$B$1000];2;0 )" office:value-type="percentage" office:value="0.0000552753625545208">
            <text:p>0,01%</text:p>
          </table:table-cell>
          <table:table-cell table:formula="of:=VLOOKUP([.V18];[freqspar.$A$4:.$B$1000];2;0 )" office:value-type="percentage" office:value="0.00150161263431674">
            <text:p>0,15%</text:p>
          </table:table-cell>
          <table:table-cell table:formula="of:=VLOOKUP([.W18];[freqspar.$A$4:.$B$1000];2;0 )" office:value-type="percentage" office:value="0.0000432719847220603">
            <text:p>0,00%</text:p>
          </table:table-cell>
          <table:table-cell table:formula="of:=VLOOKUP([.X18];[freqspar.$A$4:.$B$1000];2;0 )" office:value-type="percentage" office:value="0">
            <text:p>#N/D</text:p>
          </table:table-cell>
          <table:table-cell table:formula="of:=VLOOKUP([.Y18];[freqspar.$A$4:.$B$1000];2;0 )" office:value-type="percentage" office:value="0.0000199460949321677">
            <text:p>0,00%</text:p>
          </table:table-cell>
          <table:table-cell table:formula="of:=VLOOKUP([.Z18];[freqspar.$A$4:.$B$1000];2;0 )" office:value-type="percentage" office:value="0.00000335298603191376">
            <text:p>0,00%</text:p>
          </table:table-cell>
          <table:table-cell table:formula="of:=VLOOKUP([.AA18];[freqspar.$A$4:.$B$1000];2;0 )" office:value-type="percentage" office:value="0.00034297658555121">
            <text:p>0,03%</text:p>
          </table:table-cell>
          <table:table-cell table:formula="of:=VLOOKUP([.AB18];[freqspar.$A$4:.$B$1000];2;0 )" office:value-type="percentage" office:value="0.00146975973266936">
            <text:p>0,15%</text:p>
          </table:table-cell>
          <table:table-cell table:formula="of:=VLOOKUP([.AC18];[freqspar.$A$4:.$B$1000];2;0 )" office:value-type="percentage" office:value="0.00000811589498031896">
            <text:p>0,00%</text:p>
          </table:table-cell>
          <table:table-cell table:formula="of:=VLOOKUP([.AD18];[freqspar.$A$4:.$B$1000];2;0 )" office:value-type="percentage" office:value="0">
            <text:p>#N/D</text:p>
          </table:table-cell>
          <table:table-cell table:formula="of:=VLOOKUP([.AE18];[freqspar.$A$4:.$B$1000];2;0 )" office:value-type="percentage" office:value="0">
            <text:p>#N/D</text:p>
          </table:table-cell>
          <table:table-cell table:formula="of:=VLOOKUP([.AF18];[freqspar.$A$4:.$B$1000];2;0 )" office:value-type="percentage" office:value="0">
            <text:p>#N/D</text:p>
          </table:table-cell>
          <table:table-cell table:formula="of:=VLOOKUP([.AG18];[freqspar.$A$4:.$B$1000];2;0 )" office:value-type="percentage" office:value="0">
            <text:p>#N/D</text:p>
          </table:table-cell>
          <table:table-cell/>
          <table:table-cell table:formula="of:=IF(ISERROR([.AI18]);0;[.AI18])" office:value-type="percentage" office:value="0">
            <text:p>0,00%</text:p>
          </table:table-cell>
          <table:table-cell table:formula="of:=IF(ISERROR([.AJ18]);0;[.AJ18])" office:value-type="percentage" office:value="0.00000608692123523922">
            <text:p>0,00%</text:p>
          </table:table-cell>
          <table:table-cell table:formula="of:=IF(ISERROR([.AK18]);0;[.AK18])" office:value-type="percentage" office:value="0.000476886734731981">
            <text:p>0,05%</text:p>
          </table:table-cell>
          <table:table-cell table:style-name="ce5" table:formula="of:=IF(ISERROR([.AL18]);0;[.AL18])" office:value-type="percentage" office:value="0.00000164224140543483">
            <text:p>0,00%</text:p>
          </table:table-cell>
          <table:table-cell table:style-name="ce5" table:formula="of:=IF(ISERROR([.AM18]);0;[.AM18])" office:value-type="percentage" office:value="0.0000117628231442139">
            <text:p>0,00%</text:p>
          </table:table-cell>
          <table:table-cell table:style-name="ce5" table:formula="of:=IF(ISERROR([.AN18]);0;[.AN18])" office:value-type="percentage" office:value="0.000516088693583246">
            <text:p>0,05%</text:p>
          </table:table-cell>
          <table:table-cell table:style-name="ce5" table:formula="of:=IF(ISERROR([.AO18]);0;[.AO18])" office:value-type="percentage" office:value="0.0000552753625545208">
            <text:p>0,01%</text:p>
          </table:table-cell>
          <table:table-cell table:style-name="ce5" table:formula="of:=IF(ISERROR([.AP18]);0;[.AP18])" office:value-type="percentage" office:value="0.00150161263431674">
            <text:p>0,15%</text:p>
          </table:table-cell>
          <table:table-cell table:style-name="ce5" table:formula="of:=IF(ISERROR([.AQ18]);0;[.AQ18])" office:value-type="percentage" office:value="0.0000432719847220603">
            <text:p>0,00%</text:p>
          </table:table-cell>
          <table:table-cell table:style-name="ce5" table:formula="of:=IF(ISERROR([.AR18]);0;[.AR18])" office:value-type="percentage" office:value="0">
            <text:p>0,00%</text:p>
          </table:table-cell>
          <table:table-cell table:style-name="ce5" table:formula="of:=IF(ISERROR([.AS18]);0;[.AS18])" office:value-type="percentage" office:value="0.0000199460949321677">
            <text:p>0,00%</text:p>
          </table:table-cell>
          <table:table-cell table:style-name="ce5" table:formula="of:=IF(ISERROR([.AT18]);0;[.AT18])" office:value-type="percentage" office:value="0.00000335298603191376">
            <text:p>0,00%</text:p>
          </table:table-cell>
          <table:table-cell table:style-name="ce5" table:formula="of:=IF(ISERROR([.AU18]);0;[.AU18])" office:value-type="percentage" office:value="0.00034297658555121">
            <text:p>0,03%</text:p>
          </table:table-cell>
          <table:table-cell table:style-name="ce5" table:formula="of:=IF(ISERROR([.AV18]);0;[.AV18])" office:value-type="percentage" office:value="0.00146975973266936">
            <text:p>0,15%</text:p>
          </table:table-cell>
          <table:table-cell table:style-name="ce5" table:formula="of:=IF(ISERROR([.AW18]);0;[.AW18])" office:value-type="percentage" office:value="0.00000811589498031896">
            <text:p>0,00%</text:p>
          </table:table-cell>
          <table:table-cell table:style-name="ce5" table:formula="of:=IF(ISERROR([.AX18]);0;[.AX18])" office:value-type="percentage" office:value="0">
            <text:p>0,00%</text:p>
          </table:table-cell>
          <table:table-cell table:style-name="ce5" table:formula="of:=IF(ISERROR([.AY18]);0;[.AY18])" office:value-type="percentage" office:value="0">
            <text:p>0,00%</text:p>
          </table:table-cell>
          <table:table-cell table:style-name="ce5" table:formula="of:=IF(ISERROR([.AZ18]);0;[.AZ18])" office:value-type="percentage" office:value="0">
            <text:p>0,00%</text:p>
          </table:table-cell>
          <table:table-cell table:style-name="ce5" table:formula="of:=IF(ISERROR([.BA18]);0;[.BA18])" office:value-type="percentage" office:value="0">
            <text:p>0,00%</text:p>
          </table:table-cell>
        </table:table-row>
        <table:table-row table:style-name="ro8">
          <table:table-cell table:style-name="ce8"/>
          <table:table-cell table:style-name="ce18"/>
          <table:table-cell table:style-name="ce21"/>
          <table:table-cell table:style-name="ce18" table:number-columns-repeated="10"/>
          <table:table-cell/>
          <table:table-cell table:formula="of:=[.C17]&amp;[.B15]" office:value-type="string" office:string-value="minusdot">
            <text:p>minusdot</text:p>
          </table:table-cell>
          <table:table-cell table:formula="of:=[.D17]&amp;[.C15]" office:value-type="string" office:string-value="q,">
            <text:p>q,</text:p>
          </table:table-cell>
          <table:table-cell table:formula="of:=[.E17]&amp;[.D15]" office:value-type="string" office:string-value="jñ">
            <text:p>jñ</text:p>
          </table:table-cell>
          <table:table-cell table:formula="of:=[.F17]&amp;[.E15]" office:value-type="string" office:string-value="kp">
            <text:p>kp</text:p>
          </table:table-cell>
          <table:table-cell table:formula="of:=[.F15]&amp;[.E16]" office:value-type="string" office:string-value="yu">
            <text:p>yu</text:p>
          </table:table-cell>
          <table:table-cell table:formula="of:=[.F16]&amp;[.E16]" office:value-type="string" office:string-value="iu">
            <text:p>iu</text:p>
          </table:table-cell>
          <table:table-cell table:formula="of:=[.G17]&amp;[.E16]" office:value-type="string" office:string-value="xu">
            <text:p>xu</text:p>
          </table:table-cell>
          <table:table-cell table:formula="of:=[.G17]&amp;[.F15]" office:value-type="string" office:string-value="xy">
            <text:p>xy</text:p>
          </table:table-cell>
          <table:table-cell table:formula="of:=[.H17]&amp;[.G15]" office:value-type="string" office:string-value="bf">
            <text:p>bf</text:p>
          </table:table-cell>
          <table:table-cell table:formula="of:=[.H16]&amp;[.G15]" office:value-type="string" office:string-value="rf">
            <text:p>rf</text:p>
          </table:table-cell>
          <table:table-cell table:formula="of:=[.H16]&amp;[.G16]" office:value-type="string" office:string-value="rd">
            <text:p>rd</text:p>
          </table:table-cell>
          <table:table-cell table:formula="of:=[.H16]&amp;[.H17]" office:value-type="string" office:string-value="rb">
            <text:p>rb</text:p>
          </table:table-cell>
          <table:table-cell table:formula="of:=[.J17]&amp;[.I16]" office:value-type="string" office:string-value="wt">
            <text:p>wt</text:p>
          </table:table-cell>
          <table:table-cell table:formula="of:=[.K17]&amp;[.J16]" office:value-type="string" office:string-value="vn">
            <text:p>vn</text:p>
          </table:table-cell>
          <table:table-cell table:formula="of:=[.L17]&amp;[.K16]" office:value-type="string" office:string-value="zs">
            <text:p>zs</text:p>
          </table:table-cell>
          <table:table-cell table:formula="of:=[.L15]&amp;[.K16]" office:value-type="string" office:string-value="`s">
            <text:p>`s</text:p>
          </table:table-cell>
          <table:table-cell table:formula="of:=[.L16]&amp;[.K16]" office:value-type="string" office:string-value="´s">
            <text:p>´s</text:p>
          </table:table-cell>
          <table:table-cell table:formula="of:=[.M15]&amp;[.K16]" office:value-type="string" office:string-value="pluss">
            <text:p>pluss</text:p>
          </table:table-cell>
          <table:table-cell table:formula="of:=[.K16]&amp;[.M16]" office:value-type="string" office:string-value="sç">
            <text:p>sç</text:p>
          </table:table-cell>
          <table:table-cell/>
          <table:table-cell table:formula="of:=VLOOKUP([.O19];[freqspar.$A$4:.$B$1000];2;0 )" office:value-type="percentage" office:value="0">
            <text:p>#N/D</text:p>
          </table:table-cell>
          <table:table-cell table:formula="of:=VLOOKUP([.P19];[freqspar.$A$4:.$B$1000];2;0 )" office:value-type="percentage" office:value="0">
            <text:p>#N/D</text:p>
          </table:table-cell>
          <table:table-cell table:formula="of:=VLOOKUP([.Q19];[freqspar.$A$4:.$B$1000];2;0 )" office:value-type="percentage" office:value="0">
            <text:p>#N/D</text:p>
          </table:table-cell>
          <table:table-cell table:formula="of:=VLOOKUP([.R19];[freqspar.$A$4:.$B$1000];2;0 )" office:value-type="percentage" office:value="0.00000132401228683402">
            <text:p>0,00%</text:p>
          </table:table-cell>
          <table:table-cell table:formula="of:=VLOOKUP([.S19];[freqspar.$A$4:.$B$1000];2;0 )" office:value-type="percentage" office:value="0.0000669561335876314">
            <text:p>0,01%</text:p>
          </table:table-cell>
          <table:table-cell table:formula="of:=VLOOKUP([.T19];[freqspar.$A$4:.$B$1000];2;0 )" office:value-type="percentage" office:value="0.0017439863915977">
            <text:p>0,17%</text:p>
          </table:table-cell>
          <table:table-cell table:formula="of:=VLOOKUP([.U19];[freqspar.$A$4:.$B$1000];2;0 )" office:value-type="percentage" office:value="0.00000296625369226885">
            <text:p>0,00%</text:p>
          </table:table-cell>
          <table:table-cell table:formula="of:=VLOOKUP([.V19];[freqspar.$A$4:.$B$1000];2;0 )" office:value-type="percentage" office:value="0.00000222760383020567">
            <text:p>0,00%</text:p>
          </table:table-cell>
          <table:table-cell table:formula="of:=VLOOKUP([.W19];[freqspar.$A$4:.$B$1000];2;0 )" office:value-type="percentage" office:value="0.0000215024257079452">
            <text:p>0,00%</text:p>
          </table:table-cell>
          <table:table-cell table:formula="of:=VLOOKUP([.X19];[freqspar.$A$4:.$B$1000];2;0 )" office:value-type="percentage" office:value="0.000934698672078967">
            <text:p>0,09%</text:p>
          </table:table-cell>
          <table:table-cell table:formula="of:=VLOOKUP([.Y19];[freqspar.$A$4:.$B$1000];2;0 )" office:value-type="percentage" office:value="0.00187034584403714">
            <text:p>0,19%</text:p>
          </table:table-cell>
          <table:table-cell table:formula="of:=VLOOKUP([.Z19];[freqspar.$A$4:.$B$1000];2;0 )" office:value-type="percentage" office:value="0.000624748716255641">
            <text:p>0,06%</text:p>
          </table:table-cell>
          <table:table-cell table:formula="of:=VLOOKUP([.AA19];[freqspar.$A$4:.$B$1000];2;0 )" office:value-type="percentage" office:value="0.00000296625369226885">
            <text:p>0,00%</text:p>
          </table:table-cell>
          <table:table-cell table:formula="of:=VLOOKUP([.AB19];[freqspar.$A$4:.$B$1000];2;0 )" office:value-type="percentage" office:value="0">
            <text:p>#N/D</text:p>
          </table:table-cell>
          <table:table-cell table:formula="of:=VLOOKUP([.AC19];[freqspar.$A$4:.$B$1000];2;0 )" office:value-type="percentage" office:value="0">
            <text:p>#N/D</text:p>
          </table:table-cell>
          <table:table-cell table:formula="of:=VLOOKUP([.AD19];[freqspar.$A$4:.$B$1000];2;0 )" office:value-type="percentage" office:value="0">
            <text:p>#N/D</text:p>
          </table:table-cell>
          <table:table-cell table:formula="of:=VLOOKUP([.AE19];[freqspar.$A$4:.$B$1000];2;0 )" office:value-type="percentage" office:value="0">
            <text:p>#N/D</text:p>
          </table:table-cell>
          <table:table-cell table:formula="of:=VLOOKUP([.AF19];[freqspar.$A$4:.$B$1000];2;0 )" office:value-type="percentage" office:value="0">
            <text:p>#N/D</text:p>
          </table:table-cell>
          <table:table-cell table:formula="of:=VLOOKUP([.AG19];[freqspar.$A$4:.$B$1000];2;0 )" office:value-type="percentage" office:value="0">
            <text:p>#N/D</text:p>
          </table:table-cell>
          <table:table-cell/>
          <table:table-cell table:formula="of:=IF(ISERROR([.AI19]);0;[.AI19])" office:value-type="percentage" office:value="0">
            <text:p>0,00%</text:p>
          </table:table-cell>
          <table:table-cell table:formula="of:=IF(ISERROR([.AJ19]);0;[.AJ19])" office:value-type="percentage" office:value="0">
            <text:p>0,00%</text:p>
          </table:table-cell>
          <table:table-cell table:formula="of:=IF(ISERROR([.AK19]);0;[.AK19])" office:value-type="percentage" office:value="0">
            <text:p>0,00%</text:p>
          </table:table-cell>
          <table:table-cell table:style-name="ce5" table:formula="of:=IF(ISERROR([.AL19]);0;[.AL19])" office:value-type="percentage" office:value="0.00000132401228683402">
            <text:p>0,00%</text:p>
          </table:table-cell>
          <table:table-cell table:style-name="ce5" table:formula="of:=IF(ISERROR([.AM19]);0;[.AM19])" office:value-type="percentage" office:value="0.0000669561335876314">
            <text:p>0,01%</text:p>
          </table:table-cell>
          <table:table-cell table:style-name="ce5" table:formula="of:=IF(ISERROR([.AN19]);0;[.AN19])" office:value-type="percentage" office:value="0.0017439863915977">
            <text:p>0,17%</text:p>
          </table:table-cell>
          <table:table-cell table:style-name="ce5" table:formula="of:=IF(ISERROR([.AO19]);0;[.AO19])" office:value-type="percentage" office:value="0.00000296625369226885">
            <text:p>0,00%</text:p>
          </table:table-cell>
          <table:table-cell table:style-name="ce5" table:formula="of:=IF(ISERROR([.AP19]);0;[.AP19])" office:value-type="percentage" office:value="0.00000222760383020567">
            <text:p>0,00%</text:p>
          </table:table-cell>
          <table:table-cell table:style-name="ce5" table:formula="of:=IF(ISERROR([.AQ19]);0;[.AQ19])" office:value-type="percentage" office:value="0.0000215024257079452">
            <text:p>0,00%</text:p>
          </table:table-cell>
          <table:table-cell table:style-name="ce5" table:formula="of:=IF(ISERROR([.AR19]);0;[.AR19])" office:value-type="percentage" office:value="0.000934698672078967">
            <text:p>0,09%</text:p>
          </table:table-cell>
          <table:table-cell table:style-name="ce5" table:formula="of:=IF(ISERROR([.AS19]);0;[.AS19])" office:value-type="percentage" office:value="0.00187034584403714">
            <text:p>0,19%</text:p>
          </table:table-cell>
          <table:table-cell table:style-name="ce5" table:formula="of:=IF(ISERROR([.AT19]);0;[.AT19])" office:value-type="percentage" office:value="0.000624748716255641">
            <text:p>0,06%</text:p>
          </table:table-cell>
          <table:table-cell table:style-name="ce5" table:formula="of:=IF(ISERROR([.AU19]);0;[.AU19])" office:value-type="percentage" office:value="0.00000296625369226885">
            <text:p>0,00%</text:p>
          </table:table-cell>
          <table:table-cell table:style-name="ce5" table:formula="of:=IF(ISERROR([.AV19]);0;[.AV19])" office:value-type="percentage" office:value="0">
            <text:p>0,00%</text:p>
          </table:table-cell>
          <table:table-cell table:style-name="ce5" table:formula="of:=IF(ISERROR([.AW19]);0;[.AW19])" office:value-type="percentage" office:value="0">
            <text:p>0,00%</text:p>
          </table:table-cell>
          <table:table-cell table:style-name="ce5" table:formula="of:=IF(ISERROR([.AX19]);0;[.AX19])" office:value-type="percentage" office:value="0">
            <text:p>0,00%</text:p>
          </table:table-cell>
          <table:table-cell table:style-name="ce5" table:formula="of:=IF(ISERROR([.AY19]);0;[.AY19])" office:value-type="percentage" office:value="0">
            <text:p>0,00%</text:p>
          </table:table-cell>
          <table:table-cell table:style-name="ce5" table:formula="of:=IF(ISERROR([.AZ19]);0;[.AZ19])" office:value-type="percentage" office:value="0">
            <text:p>0,00%</text:p>
          </table:table-cell>
          <table:table-cell table:style-name="ce5" table:formula="of:=IF(ISERROR([.BA19]);0;[.BA19])" office:value-type="percentage" office:value="0">
            <text:p>0,00%</text:p>
          </table:table-cell>
        </table:table-row>
        <table:table-row table:style-name="ro1">
          <table:table-cell table:style-name="ce5"/>
          <table:table-cell table:style-name="ce10" table:number-columns-repeated="12"/>
          <table:table-cell/>
          <table:table-cell table:formula="of:=[.C17]&amp;[.B16]" office:value-type="string" office:string-value="minusa">
            <text:p>minusa</text:p>
          </table:table-cell>
          <table:table-cell table:formula="of:=[.D17]&amp;[.C16]" office:value-type="string" office:string-value="qo">
            <text:p>qo</text:p>
          </table:table-cell>
          <table:table-cell table:formula="of:=[.E17]&amp;[.D16]" office:value-type="string" office:string-value="je">
            <text:p>je</text:p>
          </table:table-cell>
          <table:table-cell table:formula="of:=[.F17]&amp;[.E16]" office:value-type="string" office:string-value="ku">
            <text:p>ku</text:p>
          </table:table-cell>
          <table:table-cell table:formula="of:=[.F15]&amp;[.F17]" office:value-type="string" office:string-value="yk">
            <text:p>yk</text:p>
          </table:table-cell>
          <table:table-cell table:formula="of:=[.F16]&amp;[.F17]" office:value-type="string" office:string-value="ik">
            <text:p>ik</text:p>
          </table:table-cell>
          <table:table-cell table:formula="of:=[.G17]&amp;[.F17]" office:value-type="string" office:string-value="xk">
            <text:p>xk</text:p>
          </table:table-cell>
          <table:table-cell table:formula="of:=[.G17]&amp;[.F16]" office:value-type="string" office:string-value="xi">
            <text:p>xi</text:p>
          </table:table-cell>
          <table:table-cell table:formula="of:=[.H17]&amp;[.G16]" office:value-type="string" office:string-value="bd">
            <text:p>bd</text:p>
          </table:table-cell>
          <table:table-cell table:formula="of:=[.I17]&amp;[.G15]" office:value-type="string" office:string-value="mf">
            <text:p>mf</text:p>
          </table:table-cell>
          <table:table-cell table:formula="of:=[.I17]&amp;[.H16]" office:value-type="string" office:string-value="mr">
            <text:p>mr</text:p>
          </table:table-cell>
          <table:table-cell table:formula="of:=[.I17]&amp;[.H17]" office:value-type="string" office:string-value="mb">
            <text:p>mb</text:p>
          </table:table-cell>
          <table:table-cell table:formula="of:=[.J17]&amp;[.I15]" office:value-type="string" office:string-value="wc">
            <text:p>wc</text:p>
          </table:table-cell>
          <table:table-cell table:formula="of:=[.K17]&amp;[.J15]" office:value-type="string" office:string-value="vh">
            <text:p>vh</text:p>
          </table:table-cell>
          <table:table-cell table:formula="of:=[.L17]&amp;[.K15]" office:value-type="string" office:string-value="zl">
            <text:p>zl</text:p>
          </table:table-cell>
          <table:table-cell table:formula="of:=[.L15]&amp;[.L17]" office:value-type="string" office:string-value="`z">
            <text:p>`z</text:p>
          </table:table-cell>
          <table:table-cell table:formula="of:=[.L16]&amp;[.L17]" office:value-type="string" office:string-value="´z">
            <text:p>´z</text:p>
          </table:table-cell>
          <table:table-cell table:formula="of:=[.M15]&amp;[.L17]" office:value-type="string" office:string-value="plusz">
            <text:p>plusz</text:p>
          </table:table-cell>
          <table:table-cell table:formula="of:=[.L17]&amp;[.M16]" office:value-type="string" office:string-value="zç">
            <text:p>zç</text:p>
          </table:table-cell>
          <table:table-cell/>
          <table:table-cell table:formula="of:=VLOOKUP([.O20];[freqspar.$A$4:.$B$1000];2;0 )" office:value-type="percentage" office:value="0">
            <text:p>#N/D</text:p>
          </table:table-cell>
          <table:table-cell table:formula="of:=VLOOKUP([.P20];[freqspar.$A$4:.$B$1000];2;0 )" office:value-type="percentage" office:value="0">
            <text:p>#N/D</text:p>
          </table:table-cell>
          <table:table-cell table:formula="of:=VLOOKUP([.Q20];[freqspar.$A$4:.$B$1000];2;0 )" office:value-type="percentage" office:value="0.000999958485114383">
            <text:p>0,10%</text:p>
          </table:table-cell>
          <table:table-cell table:formula="of:=VLOOKUP([.R20];[freqspar.$A$4:.$B$1000];2;0 )" office:value-type="percentage" office:value="0.00000234720286368055">
            <text:p>0,00%</text:p>
          </table:table-cell>
          <table:table-cell table:formula="of:=VLOOKUP([.S20];[freqspar.$A$4:.$B$1000];2;0 )" office:value-type="percentage" office:value="0.00000264802457366804">
            <text:p>0,00%</text:p>
          </table:table-cell>
          <table:table-cell table:formula="of:=VLOOKUP([.T20];[freqspar.$A$4:.$B$1000];2;0 )" office:value-type="percentage" office:value="0.00000350052030460891">
            <text:p>0,00%</text:p>
          </table:table-cell>
          <table:table-cell table:formula="of:=VLOOKUP([.U20];[freqspar.$A$4:.$B$1000];2;0 )" office:value-type="percentage" office:value="0">
            <text:p>#N/D</text:p>
          </table:table-cell>
          <table:table-cell table:formula="of:=VLOOKUP([.V20];[freqspar.$A$4:.$B$1000];2;0 )" office:value-type="percentage" office:value="0.000744472890785185">
            <text:p>0,07%</text:p>
          </table:table-cell>
          <table:table-cell table:formula="of:=VLOOKUP([.W20];[freqspar.$A$4:.$B$1000];2;0 )" office:value-type="percentage" office:value="0.000295572969082588">
            <text:p>0,03%</text:p>
          </table:table-cell>
          <table:table-cell table:formula="of:=VLOOKUP([.X20];[freqspar.$A$4:.$B$1000];2;0 )" office:value-type="percentage" office:value="0.0000225082088761784">
            <text:p>0,00%</text:p>
          </table:table-cell>
          <table:table-cell table:formula="of:=VLOOKUP([.Y20];[freqspar.$A$4:.$B$1000];2;0 )" office:value-type="percentage" office:value="0.00000858053195820575">
            <text:p>0,00%</text:p>
          </table:table-cell>
          <table:table-cell table:formula="of:=VLOOKUP([.Z20];[freqspar.$A$4:.$B$1000];2;0 )" office:value-type="percentage" office:value="0.00210507632542703">
            <text:p>0,21%</text:p>
          </table:table-cell>
          <table:table-cell table:formula="of:=VLOOKUP([.AA20];[freqspar.$A$4:.$B$1000];2;0 )" office:value-type="percentage" office:value="0.00000132401228683402">
            <text:p>0,00%</text:p>
          </table:table-cell>
          <table:table-cell table:formula="of:=VLOOKUP([.AB20];[freqspar.$A$4:.$B$1000];2;0 )" office:value-type="percentage" office:value="0">
            <text:p>#N/D</text:p>
          </table:table-cell>
          <table:table-cell table:formula="of:=VLOOKUP([.AC20];[freqspar.$A$4:.$B$1000];2;0 )" office:value-type="percentage" office:value="0.00000811589498031896">
            <text:p>0,00%</text:p>
          </table:table-cell>
          <table:table-cell table:formula="of:=VLOOKUP([.AD20];[freqspar.$A$4:.$B$1000];2;0 )" office:value-type="percentage" office:value="0">
            <text:p>#N/D</text:p>
          </table:table-cell>
          <table:table-cell table:formula="of:=VLOOKUP([.AE20];[freqspar.$A$4:.$B$1000];2;0 )" office:value-type="percentage" office:value="0">
            <text:p>#N/D</text:p>
          </table:table-cell>
          <table:table-cell table:formula="of:=VLOOKUP([.AF20];[freqspar.$A$4:.$B$1000];2;0 )" office:value-type="percentage" office:value="0">
            <text:p>#N/D</text:p>
          </table:table-cell>
          <table:table-cell table:formula="of:=VLOOKUP([.AG20];[freqspar.$A$4:.$B$1000];2;0 )" office:value-type="percentage" office:value="0">
            <text:p>#N/D</text:p>
          </table:table-cell>
          <table:table-cell/>
          <table:table-cell table:formula="of:=IF(ISERROR([.AI20]);0;[.AI20])" office:value-type="percentage" office:value="0">
            <text:p>0,00%</text:p>
          </table:table-cell>
          <table:table-cell table:formula="of:=IF(ISERROR([.AJ20]);0;[.AJ20])" office:value-type="percentage" office:value="0">
            <text:p>0,00%</text:p>
          </table:table-cell>
          <table:table-cell table:formula="of:=IF(ISERROR([.AK20]);0;[.AK20])" office:value-type="percentage" office:value="0.000999958485114383">
            <text:p>0,10%</text:p>
          </table:table-cell>
          <table:table-cell table:style-name="ce5" table:formula="of:=IF(ISERROR([.AL20]);0;[.AL20])" office:value-type="percentage" office:value="0.00000234720286368055">
            <text:p>0,00%</text:p>
          </table:table-cell>
          <table:table-cell table:style-name="ce5" table:formula="of:=IF(ISERROR([.AM20]);0;[.AM20])" office:value-type="percentage" office:value="0.00000264802457366804">
            <text:p>0,00%</text:p>
          </table:table-cell>
          <table:table-cell table:style-name="ce5" table:formula="of:=IF(ISERROR([.AN20]);0;[.AN20])" office:value-type="percentage" office:value="0.00000350052030460891">
            <text:p>0,00%</text:p>
          </table:table-cell>
          <table:table-cell table:style-name="ce5" table:formula="of:=IF(ISERROR([.AO20]);0;[.AO20])" office:value-type="percentage" office:value="0">
            <text:p>0,00%</text:p>
          </table:table-cell>
          <table:table-cell table:style-name="ce5" table:formula="of:=IF(ISERROR([.AP20]);0;[.AP20])" office:value-type="percentage" office:value="0.000744472890785185">
            <text:p>0,07%</text:p>
          </table:table-cell>
          <table:table-cell table:style-name="ce5" table:formula="of:=IF(ISERROR([.AQ20]);0;[.AQ20])" office:value-type="percentage" office:value="0.000295572969082588">
            <text:p>0,03%</text:p>
          </table:table-cell>
          <table:table-cell table:style-name="ce5" table:formula="of:=IF(ISERROR([.AR20]);0;[.AR20])" office:value-type="percentage" office:value="0.0000225082088761784">
            <text:p>0,00%</text:p>
          </table:table-cell>
          <table:table-cell table:style-name="ce5" table:formula="of:=IF(ISERROR([.AS20]);0;[.AS20])" office:value-type="percentage" office:value="0.00000858053195820575">
            <text:p>0,00%</text:p>
          </table:table-cell>
          <table:table-cell table:style-name="ce5" table:formula="of:=IF(ISERROR([.AT20]);0;[.AT20])" office:value-type="percentage" office:value="0.00210507632542703">
            <text:p>0,21%</text:p>
          </table:table-cell>
          <table:table-cell table:style-name="ce5" table:formula="of:=IF(ISERROR([.AU20]);0;[.AU20])" office:value-type="percentage" office:value="0.00000132401228683402">
            <text:p>0,00%</text:p>
          </table:table-cell>
          <table:table-cell table:style-name="ce5" table:formula="of:=IF(ISERROR([.AV20]);0;[.AV20])" office:value-type="percentage" office:value="0">
            <text:p>0,00%</text:p>
          </table:table-cell>
          <table:table-cell table:style-name="ce5" table:formula="of:=IF(ISERROR([.AW20]);0;[.AW20])" office:value-type="percentage" office:value="0.00000811589498031896">
            <text:p>0,00%</text:p>
          </table:table-cell>
          <table:table-cell table:style-name="ce5" table:formula="of:=IF(ISERROR([.AX20]);0;[.AX20])" office:value-type="percentage" office:value="0">
            <text:p>0,00%</text:p>
          </table:table-cell>
          <table:table-cell table:style-name="ce5" table:formula="of:=IF(ISERROR([.AY20]);0;[.AY20])" office:value-type="percentage" office:value="0">
            <text:p>0,00%</text:p>
          </table:table-cell>
          <table:table-cell table:style-name="ce5" table:formula="of:=IF(ISERROR([.AZ20]);0;[.AZ20])" office:value-type="percentage" office:value="0">
            <text:p>0,00%</text:p>
          </table:table-cell>
          <table:table-cell table:style-name="ce5" table:formula="of:=IF(ISERROR([.BA20]);0;[.BA20])" office:value-type="percentage" office:value="0">
            <text:p>0,00%</text:p>
          </table:table-cell>
        </table:table-row>
        <table:table-row table:style-name="ro1">
          <table:table-cell/>
          <table:table-cell table:style-name="ce10" table:number-columns-repeated="12"/>
          <table:table-cell table:number-columns-repeated="60"/>
        </table:table-row>
        <table:table-row table:style-name="ro6">
          <table:table-cell office:value-type="string">
            <text:p>tcat_vtest</text:p>
          </table:table-cell>
          <table:table-cell table:style-name="ce17" office:value-type="string">
            <text:p>,</text:p>
          </table:table-cell>
          <table:table-cell table:style-name="ce17" office:value-type="string">
            <text:p>ñ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y</text:p>
          </table:table-cell>
          <table:table-cell table:style-name="ce17" office:value-type="string">
            <text:p>u</text:p>
          </table:table-cell>
          <table:table-cell table:style-name="ce17" office:value-type="string">
            <text:p>g</text:p>
          </table:table-cell>
          <table:table-cell table:style-name="ce17" office:value-type="string">
            <text:p>k</text:p>
          </table:table-cell>
          <table:table-cell table:style-name="ce17" office:value-type="string">
            <text:p>c</text:p>
          </table:table-cell>
          <table:table-cell table:style-name="ce17" office:value-type="string">
            <text:p>m</text:p>
          </table:table-cell>
          <table:table-cell table:style-name="ce17" office:value-type="string">
            <text:p>q</text:p>
          </table:table-cell>
          <table:table-cell table:style-name="ce17" office:value-type="string">
            <text:p>`</text:p>
          </table:table-cell>
          <table:table-cell table:style-name="ce21" office:value-type="string">
            <text:p>plus</text:p>
          </table:table-cell>
          <table:table-cell/>
          <table:table-cell table:formula="of:=[.B22]&amp;[.B23]" office:value-type="string" office:string-value=",a">
            <text:p>,a</text:p>
          </table:table-cell>
          <table:table-cell table:formula="of:=[.C22]&amp;[.C23]" office:value-type="string" office:string-value="ñe">
            <text:p>ñe</text:p>
          </table:table-cell>
          <table:table-cell table:formula="of:=[.D22]&amp;[.D23]" office:value-type="string" office:string-value="pi">
            <text:p>pi</text:p>
          </table:table-cell>
          <table:table-cell table:formula="of:=[.E22]&amp;[.E23]" office:value-type="string" office:string-value="yo">
            <text:p>yo</text:p>
          </table:table-cell>
          <table:table-cell table:formula="of:=[.E22]&amp;[.F22]" office:value-type="string" office:string-value="yu">
            <text:p>yu</text:p>
          </table:table-cell>
          <table:table-cell table:formula="of:=[.E22]&amp;[.F23]" office:value-type="string" office:string-value="yt">
            <text:p>yt</text:p>
          </table:table-cell>
          <table:table-cell table:formula="of:=[.E22]&amp;[.G24]" office:value-type="string" office:string-value="yz">
            <text:p>yz</text:p>
          </table:table-cell>
          <table:table-cell table:formula="of:=[.F22]&amp;[.F23]" office:value-type="string" office:string-value="ut">
            <text:p>ut</text:p>
          </table:table-cell>
          <table:table-cell table:formula="of:=[.G22]&amp;[.G23]" office:value-type="string" office:string-value="gd">
            <text:p>gd</text:p>
          </table:table-cell>
          <table:table-cell table:formula="of:=[.G22]&amp;[.H22]" office:value-type="string" office:string-value="gk">
            <text:p>gk</text:p>
          </table:table-cell>
          <table:table-cell table:formula="of:=[.G23]&amp;[.H22]" office:value-type="string" office:string-value="dk">
            <text:p>dk</text:p>
          </table:table-cell>
          <table:table-cell table:formula="of:=[.H24]&amp;[.H22]" office:value-type="string" office:string-value="hk">
            <text:p>hk</text:p>
          </table:table-cell>
          <table:table-cell table:formula="of:=[.I22]&amp;[.I23]" office:value-type="string" office:string-value="cs">
            <text:p>cs</text:p>
          </table:table-cell>
          <table:table-cell table:formula="of:=[.J22]&amp;[.J23]" office:value-type="string" office:string-value="mn">
            <text:p>mn</text:p>
          </table:table-cell>
          <table:table-cell table:formula="of:=[.K22]&amp;[.K23]" office:value-type="string" office:string-value="qdot">
            <text:p>qdot</text:p>
          </table:table-cell>
          <table:table-cell table:formula="of:=[.K22]&amp;[.L22]" office:value-type="string" office:string-value="q`">
            <text:p>q`</text:p>
          </table:table-cell>
          <table:table-cell table:formula="of:=[.K22]&amp;[.L23]" office:value-type="string" office:string-value="q´">
            <text:p>q´</text:p>
          </table:table-cell>
          <table:table-cell table:formula="of:=[.K22]&amp;[.M22]" office:value-type="string" office:string-value="qplus">
            <text:p>qplus</text:p>
          </table:table-cell>
          <table:table-cell table:formula="of:=[.M23]&amp;[.K22]" office:value-type="string" office:string-value="çq">
            <text:p>çq</text:p>
          </table:table-cell>
          <table:table-cell/>
          <table:table-cell table:formula="of:=VLOOKUP([.O22];[freqspar.$A$4:.$B$1000];2;0 )" office:value-type="percentage" office:value="0">
            <text:p>#N/D</text:p>
          </table:table-cell>
          <table:table-cell table:formula="of:=VLOOKUP([.P22];[freqspar.$A$4:.$B$1000];2;0 )" office:value-type="percentage" office:value="0">
            <text:p>#N/D</text:p>
          </table:table-cell>
          <table:table-cell table:formula="of:=VLOOKUP([.Q22];[freqspar.$A$4:.$B$1000];2;0 )" office:value-type="percentage" office:value="0.00141293664596265">
            <text:p>0,14%</text:p>
          </table:table-cell>
          <table:table-cell table:formula="of:=VLOOKUP([.R22];[freqspar.$A$4:.$B$1000];2;0 )" office:value-type="percentage" office:value="0.00120156192914996">
            <text:p>0,12%</text:p>
          </table:table-cell>
          <table:table-cell table:formula="of:=VLOOKUP([.S22];[freqspar.$A$4:.$B$1000];2;0 )" office:value-type="percentage" office:value="0.0000669561335876314">
            <text:p>0,01%</text:p>
          </table:table-cell>
          <table:table-cell table:formula="of:=VLOOKUP([.T22];[freqspar.$A$4:.$B$1000];2;0 )" office:value-type="percentage" office:value="0.0000219578091834559">
            <text:p>0,00%</text:p>
          </table:table-cell>
          <table:table-cell table:formula="of:=VLOOKUP([.U22];[freqspar.$A$4:.$B$1000];2;0 )" office:value-type="percentage" office:value="0.000166780775019365">
            <text:p>0,02%</text:p>
          </table:table-cell>
          <table:table-cell table:formula="of:=VLOOKUP([.V22];[freqspar.$A$4:.$B$1000];2;0 )" office:value-type="percentage" office:value="0.00249922153749872">
            <text:p>0,25%</text:p>
          </table:table-cell>
          <table:table-cell table:formula="of:=VLOOKUP([.W22];[freqspar.$A$4:.$B$1000];2;0 )" office:value-type="percentage" office:value="0.0000199460949321677">
            <text:p>0,00%</text:p>
          </table:table-cell>
          <table:table-cell table:formula="of:=VLOOKUP([.X22];[freqspar.$A$4:.$B$1000];2;0 )" office:value-type="percentage" office:value="0">
            <text:p>#N/D</text:p>
          </table:table-cell>
          <table:table-cell table:formula="of:=VLOOKUP([.Y22];[freqspar.$A$4:.$B$1000];2;0 )" office:value-type="percentage" office:value="0">
            <text:p>#N/D</text:p>
          </table:table-cell>
          <table:table-cell table:formula="of:=VLOOKUP([.Z22];[freqspar.$A$4:.$B$1000];2;0 )" office:value-type="percentage" office:value="0">
            <text:p>#N/D</text:p>
          </table:table-cell>
          <table:table-cell table:formula="of:=VLOOKUP([.AA22];[freqspar.$A$4:.$B$1000];2;0 )" office:value-type="percentage" office:value="0.000427469562332391">
            <text:p>0,04%</text:p>
          </table:table-cell>
          <table:table-cell table:formula="of:=VLOOKUP([.AB22];[freqspar.$A$4:.$B$1000];2;0 )" office:value-type="percentage" office:value="0.000161332314698324">
            <text:p>0,02%</text:p>
          </table:table-cell>
          <table:table-cell table:formula="of:=VLOOKUP([.AC22];[freqspar.$A$4:.$B$1000];2;0 )" office:value-type="percentage" office:value="0">
            <text:p>#N/D</text:p>
          </table:table-cell>
          <table:table-cell table:formula="of:=VLOOKUP([.AD22];[freqspar.$A$4:.$B$1000];2;0 )" office:value-type="percentage" office:value="0">
            <text:p>#N/D</text:p>
          </table:table-cell>
          <table:table-cell table:formula="of:=VLOOKUP([.AE22];[freqspar.$A$4:.$B$1000];2;0 )" office:value-type="percentage" office:value="0">
            <text:p>#N/D</text:p>
          </table:table-cell>
          <table:table-cell table:formula="of:=VLOOKUP([.AF22];[freqspar.$A$4:.$B$1000];2;0 )" office:value-type="percentage" office:value="0">
            <text:p>#N/D</text:p>
          </table:table-cell>
          <table:table-cell table:formula="of:=VLOOKUP([.AG22];[freqspar.$A$4:.$B$1000];2;0 )" office:value-type="percentage" office:value="0">
            <text:p>#N/D</text:p>
          </table:table-cell>
          <table:table-cell/>
          <table:table-cell table:formula="of:=IF(ISERROR([.AI22]);0;[.AI22])" office:value-type="percentage" office:value="0">
            <text:p>0,00%</text:p>
          </table:table-cell>
          <table:table-cell table:formula="of:=IF(ISERROR([.AJ22]);0;[.AJ22])" office:value-type="percentage" office:value="0">
            <text:p>0,00%</text:p>
          </table:table-cell>
          <table:table-cell table:formula="of:=IF(ISERROR([.AK22]);0;[.AK22])" office:value-type="percentage" office:value="0.00141293664596265">
            <text:p>0,14%</text:p>
          </table:table-cell>
          <table:table-cell table:style-name="ce5" table:formula="of:=IF(ISERROR([.AL22]);0;[.AL22])" office:value-type="percentage" office:value="0.00120156192914996">
            <text:p>0,12%</text:p>
          </table:table-cell>
          <table:table-cell table:style-name="ce5" table:formula="of:=IF(ISERROR([.AM22]);0;[.AM22])" office:value-type="percentage" office:value="0.0000669561335876314">
            <text:p>0,01%</text:p>
          </table:table-cell>
          <table:table-cell table:style-name="ce5" table:formula="of:=IF(ISERROR([.AN22]);0;[.AN22])" office:value-type="percentage" office:value="0.0000219578091834559">
            <text:p>0,00%</text:p>
          </table:table-cell>
          <table:table-cell table:style-name="ce5" table:formula="of:=IF(ISERROR([.AO22]);0;[.AO22])" office:value-type="percentage" office:value="0.000166780775019365">
            <text:p>0,02%</text:p>
          </table:table-cell>
          <table:table-cell table:style-name="ce5" table:formula="of:=IF(ISERROR([.AP22]);0;[.AP22])" office:value-type="percentage" office:value="0.00249922153749872">
            <text:p>0,25%</text:p>
          </table:table-cell>
          <table:table-cell table:style-name="ce5" table:formula="of:=IF(ISERROR([.AQ22]);0;[.AQ22])" office:value-type="percentage" office:value="0.0000199460949321677">
            <text:p>0,00%</text:p>
          </table:table-cell>
          <table:table-cell table:style-name="ce5" table:formula="of:=IF(ISERROR([.AR22]);0;[.AR22])" office:value-type="percentage" office:value="0">
            <text:p>0,00%</text:p>
          </table:table-cell>
          <table:table-cell table:style-name="ce5" table:formula="of:=IF(ISERROR([.AS22]);0;[.AS22])" office:value-type="percentage" office:value="0">
            <text:p>0,00%</text:p>
          </table:table-cell>
          <table:table-cell table:style-name="ce5" table:formula="of:=IF(ISERROR([.AT22]);0;[.AT22])" office:value-type="percentage" office:value="0">
            <text:p>0,00%</text:p>
          </table:table-cell>
          <table:table-cell table:style-name="ce5" table:formula="of:=IF(ISERROR([.AU22]);0;[.AU22])" office:value-type="percentage" office:value="0.000427469562332391">
            <text:p>0,04%</text:p>
          </table:table-cell>
          <table:table-cell table:style-name="ce5" table:formula="of:=IF(ISERROR([.AV22]);0;[.AV22])" office:value-type="percentage" office:value="0.000161332314698324">
            <text:p>0,02%</text:p>
          </table:table-cell>
          <table:table-cell table:style-name="ce5" table:formula="of:=IF(ISERROR([.AW22]);0;[.AW22])" office:value-type="percentage" office:value="0">
            <text:p>0,00%</text:p>
          </table:table-cell>
          <table:table-cell table:style-name="ce5" table:formula="of:=IF(ISERROR([.AX22]);0;[.AX22])" office:value-type="percentage" office:value="0">
            <text:p>0,00%</text:p>
          </table:table-cell>
          <table:table-cell table:style-name="ce5" table:formula="of:=IF(ISERROR([.AY22]);0;[.AY22])" office:value-type="percentage" office:value="0">
            <text:p>0,00%</text:p>
          </table:table-cell>
          <table:table-cell table:style-name="ce5" table:formula="of:=IF(ISERROR([.AZ22]);0;[.AZ22])" office:value-type="percentage" office:value="0">
            <text:p>0,00%</text:p>
          </table:table-cell>
          <table:table-cell table:style-name="ce5" table:formula="of:=IF(ISERROR([.BA22]);0;[.BA22])" office:value-type="percentage" office:value="0">
            <text:p>0,00%</text:p>
          </table:table-cell>
        </table:table-row>
        <table:table-row table:style-name="ro6">
          <table:table-cell table:formula="of:=SUM([.BC22:.BU27])" office:value-type="percentage" office:value="0.0448231270978227">
            <text:p>4,48%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e</text:p>
          </table:table-cell>
          <table:table-cell table:style-name="ce17" office:value-type="string">
            <text:p>i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d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</text:p>
          </table:table-cell>
          <table:table-cell table:style-name="ce17" office:value-type="string">
            <text:p>n</text:p>
          </table:table-cell>
          <table:table-cell table:style-name="ce21" office:value-type="string">
            <text:p>dot</text:p>
          </table:table-cell>
          <table:table-cell table:style-name="ce17" office:value-type="string">
            <text:p>´</text:p>
          </table:table-cell>
          <table:table-cell table:style-name="ce18" office:value-type="string">
            <text:p>ç</text:p>
          </table:table-cell>
          <table:table-cell/>
          <table:table-cell table:formula="of:=[.B22]&amp;[.C24]" office:value-type="string" office:string-value=",minus">
            <text:p>,minus</text:p>
          </table:table-cell>
          <table:table-cell table:formula="of:=[.C22]&amp;[.D24]" office:value-type="string" office:string-value="ñf">
            <text:p>ñf</text:p>
          </table:table-cell>
          <table:table-cell table:formula="of:=[.D22]&amp;[.E24]" office:value-type="string" office:string-value="pb">
            <text:p>pb</text:p>
          </table:table-cell>
          <table:table-cell table:formula="of:=[.E22]&amp;[.F24]" office:value-type="string" office:string-value="yw">
            <text:p>yw</text:p>
          </table:table-cell>
          <table:table-cell table:formula="of:=[.E23]&amp;[.F22]" office:value-type="string" office:string-value="ou">
            <text:p>ou</text:p>
          </table:table-cell>
          <table:table-cell table:formula="of:=[.E23]&amp;[.F23]" office:value-type="string" office:string-value="ot">
            <text:p>ot</text:p>
          </table:table-cell>
          <table:table-cell table:formula="of:=[.E23]&amp;[.G24]" office:value-type="string" office:string-value="oz">
            <text:p>oz</text:p>
          </table:table-cell>
          <table:table-cell table:formula="of:=[.F22]&amp;[.G24]" office:value-type="string" office:string-value="uz">
            <text:p>uz</text:p>
          </table:table-cell>
          <table:table-cell table:formula="of:=[.G22]&amp;[.H24]" office:value-type="string" office:string-value="gh">
            <text:p>gh</text:p>
          </table:table-cell>
          <table:table-cell table:formula="of:=[.G22]&amp;[.H23]" office:value-type="string" office:string-value="gr">
            <text:p>gr</text:p>
          </table:table-cell>
          <table:table-cell table:formula="of:=[.G23]&amp;[.H23]" office:value-type="string" office:string-value="dr">
            <text:p>dr</text:p>
          </table:table-cell>
          <table:table-cell table:formula="of:=[.H24]&amp;[.H23]" office:value-type="string" office:string-value="hr">
            <text:p>hr</text:p>
          </table:table-cell>
          <table:table-cell table:formula="of:=[.I22]&amp;[.J24]" office:value-type="string" office:string-value="cl">
            <text:p>cl</text:p>
          </table:table-cell>
          <table:table-cell table:formula="of:=[.J22]&amp;[.K24]" office:value-type="string" office:string-value="mx">
            <text:p>mx</text:p>
          </table:table-cell>
          <table:table-cell table:formula="of:=[.K22]&amp;[.L24]" office:value-type="string" office:string-value="qv">
            <text:p>qv</text:p>
          </table:table-cell>
          <table:table-cell table:formula="of:=[.K23]&amp;[.L22]" office:value-type="string" office:string-value="dot`">
            <text:p>dot`</text:p>
          </table:table-cell>
          <table:table-cell table:formula="of:=[.K23]&amp;[.L23]" office:value-type="string" office:string-value="dot´">
            <text:p>dot´</text:p>
          </table:table-cell>
          <table:table-cell table:formula="of:=[.K23]&amp;[.M22]" office:value-type="string" office:string-value="dotplus">
            <text:p>dotplus</text:p>
          </table:table-cell>
          <table:table-cell table:formula="of:=[.M23]&amp;[.K23]" office:value-type="string" office:string-value="çdot">
            <text:p>çdot</text:p>
          </table:table-cell>
          <table:table-cell/>
          <table:table-cell table:formula="of:=VLOOKUP([.O23];[freqspar.$A$4:.$B$1000];2;0 )" office:value-type="percentage" office:value="0">
            <text:p>#N/D</text:p>
          </table:table-cell>
          <table:table-cell table:formula="of:=VLOOKUP([.P23];[freqspar.$A$4:.$B$1000];2;0 )" office:value-type="percentage" office:value="0">
            <text:p>#N/D</text:p>
          </table:table-cell>
          <table:table-cell table:formula="of:=VLOOKUP([.Q23];[freqspar.$A$4:.$B$1000];2;0 )" office:value-type="percentage" office:value="0.00000429026597910288">
            <text:p>0,00%</text:p>
          </table:table-cell>
          <table:table-cell table:formula="of:=VLOOKUP([.R23];[freqspar.$A$4:.$B$1000];2;0 )" office:value-type="percentage" office:value="0.00000604635325341539">
            <text:p>0,00%</text:p>
          </table:table-cell>
          <table:table-cell table:formula="of:=VLOOKUP([.S23];[freqspar.$A$4:.$B$1000];2;0 )" office:value-type="percentage" office:value="0.00122184775597073">
            <text:p>0,12%</text:p>
          </table:table-cell>
          <table:table-cell table:formula="of:=VLOOKUP([.T23];[freqspar.$A$4:.$B$1000];2;0 )" office:value-type="percentage" office:value="0.00121510496195308">
            <text:p>0,12%</text:p>
          </table:table-cell>
          <table:table-cell table:formula="of:=VLOOKUP([.U23];[freqspar.$A$4:.$B$1000];2;0 )" office:value-type="percentage" office:value="0.0000121738424704784">
            <text:p>0,00%</text:p>
          </table:table-cell>
          <table:table-cell table:formula="of:=VLOOKUP([.V23];[freqspar.$A$4:.$B$1000];2;0 )" office:value-type="percentage" office:value="0.0000232559911430662">
            <text:p>0,00%</text:p>
          </table:table-cell>
          <table:table-cell table:formula="of:=VLOOKUP([.W23];[freqspar.$A$4:.$B$1000];2;0 )" office:value-type="percentage" office:value="0.000337776826949317">
            <text:p>0,03%</text:p>
          </table:table-cell>
          <table:table-cell table:formula="of:=VLOOKUP([.X23];[freqspar.$A$4:.$B$1000];2;0 )" office:value-type="percentage" office:value="0.00204476008497046">
            <text:p>0,20%</text:p>
          </table:table-cell>
          <table:table-cell table:formula="of:=VLOOKUP([.Y23];[freqspar.$A$4:.$B$1000];2;0 )" office:value-type="percentage" office:value="0.00147967254202852">
            <text:p>0,15%</text:p>
          </table:table-cell>
          <table:table-cell table:formula="of:=VLOOKUP([.Z23];[freqspar.$A$4:.$B$1000];2;0 )" office:value-type="percentage" office:value="0.000010910327413273">
            <text:p>0,00%</text:p>
          </table:table-cell>
          <table:table-cell table:formula="of:=VLOOKUP([.AA23];[freqspar.$A$4:.$B$1000];2;0 )" office:value-type="percentage" office:value="0.00319802961544593">
            <text:p>0,32%</text:p>
          </table:table-cell>
          <table:table-cell table:formula="of:=VLOOKUP([.AB23];[freqspar.$A$4:.$B$1000];2;0 )" office:value-type="percentage" office:value="0">
            <text:p>#N/D</text:p>
          </table:table-cell>
          <table:table-cell table:formula="of:=VLOOKUP([.AC23];[freqspar.$A$4:.$B$1000];2;0 )" office:value-type="percentage" office:value="0">
            <text:p>#N/D</text:p>
          </table:table-cell>
          <table:table-cell table:formula="of:=VLOOKUP([.AD23];[freqspar.$A$4:.$B$1000];2;0 )" office:value-type="percentage" office:value="0">
            <text:p>#N/D</text:p>
          </table:table-cell>
          <table:table-cell table:formula="of:=VLOOKUP([.AE23];[freqspar.$A$4:.$B$1000];2;0 )" office:value-type="percentage" office:value="0">
            <text:p>#N/D</text:p>
          </table:table-cell>
          <table:table-cell table:formula="of:=VLOOKUP([.AF23];[freqspar.$A$4:.$B$1000];2;0 )" office:value-type="percentage" office:value="0">
            <text:p>#N/D</text:p>
          </table:table-cell>
          <table:table-cell table:formula="of:=VLOOKUP([.AG23];[freqspar.$A$4:.$B$1000];2;0 )" office:value-type="percentage" office:value="0">
            <text:p>#N/D</text:p>
          </table:table-cell>
          <table:table-cell/>
          <table:table-cell table:formula="of:=IF(ISERROR([.AI23]);0;[.AI23])" office:value-type="percentage" office:value="0">
            <text:p>0,00%</text:p>
          </table:table-cell>
          <table:table-cell table:formula="of:=IF(ISERROR([.AJ23]);0;[.AJ23])" office:value-type="percentage" office:value="0">
            <text:p>0,00%</text:p>
          </table:table-cell>
          <table:table-cell table:formula="of:=IF(ISERROR([.AK23]);0;[.AK23])" office:value-type="percentage" office:value="0.00000429026597910288">
            <text:p>0,00%</text:p>
          </table:table-cell>
          <table:table-cell table:style-name="ce5" table:formula="of:=IF(ISERROR([.AL23]);0;[.AL23])" office:value-type="percentage" office:value="0.00000604635325341539">
            <text:p>0,00%</text:p>
          </table:table-cell>
          <table:table-cell table:style-name="ce5" table:formula="of:=IF(ISERROR([.AM23]);0;[.AM23])" office:value-type="percentage" office:value="0.00122184775597073">
            <text:p>0,12%</text:p>
          </table:table-cell>
          <table:table-cell table:style-name="ce5" table:formula="of:=IF(ISERROR([.AN23]);0;[.AN23])" office:value-type="percentage" office:value="0.00121510496195308">
            <text:p>0,12%</text:p>
          </table:table-cell>
          <table:table-cell table:style-name="ce5" table:formula="of:=IF(ISERROR([.AO23]);0;[.AO23])" office:value-type="percentage" office:value="0.0000121738424704784">
            <text:p>0,00%</text:p>
          </table:table-cell>
          <table:table-cell table:style-name="ce5" table:formula="of:=IF(ISERROR([.AP23]);0;[.AP23])" office:value-type="percentage" office:value="0.0000232559911430662">
            <text:p>0,00%</text:p>
          </table:table-cell>
          <table:table-cell table:style-name="ce5" table:formula="of:=IF(ISERROR([.AQ23]);0;[.AQ23])" office:value-type="percentage" office:value="0.000337776826949317">
            <text:p>0,03%</text:p>
          </table:table-cell>
          <table:table-cell table:style-name="ce5" table:formula="of:=IF(ISERROR([.AR23]);0;[.AR23])" office:value-type="percentage" office:value="0.00204476008497046">
            <text:p>0,20%</text:p>
          </table:table-cell>
          <table:table-cell table:style-name="ce5" table:formula="of:=IF(ISERROR([.AS23]);0;[.AS23])" office:value-type="percentage" office:value="0.00147967254202852">
            <text:p>0,15%</text:p>
          </table:table-cell>
          <table:table-cell table:style-name="ce5" table:formula="of:=IF(ISERROR([.AT23]);0;[.AT23])" office:value-type="percentage" office:value="0.000010910327413273">
            <text:p>0,00%</text:p>
          </table:table-cell>
          <table:table-cell table:style-name="ce5" table:formula="of:=IF(ISERROR([.AU23]);0;[.AU23])" office:value-type="percentage" office:value="0.00319802961544593">
            <text:p>0,32%</text:p>
          </table:table-cell>
          <table:table-cell table:style-name="ce5" table:formula="of:=IF(ISERROR([.AV23]);0;[.AV23])" office:value-type="percentage" office:value="0">
            <text:p>0,00%</text:p>
          </table:table-cell>
          <table:table-cell table:style-name="ce5" table:formula="of:=IF(ISERROR([.AW23]);0;[.AW23])" office:value-type="percentage" office:value="0">
            <text:p>0,00%</text:p>
          </table:table-cell>
          <table:table-cell table:style-name="ce5" table:formula="of:=IF(ISERROR([.AX23]);0;[.AX23])" office:value-type="percentage" office:value="0">
            <text:p>0,00%</text:p>
          </table:table-cell>
          <table:table-cell table:style-name="ce5" table:formula="of:=IF(ISERROR([.AY23]);0;[.AY23])" office:value-type="percentage" office:value="0">
            <text:p>0,00%</text:p>
          </table:table-cell>
          <table:table-cell table:style-name="ce5" table:formula="of:=IF(ISERROR([.AZ23]);0;[.AZ23])" office:value-type="percentage" office:value="0">
            <text:p>0,00%</text:p>
          </table:table-cell>
          <table:table-cell table:style-name="ce5" table:formula="of:=IF(ISERROR([.BA23]);0;[.BA23])" office:value-type="percentage" office:value="0">
            <text:p>0,00%</text:p>
          </table:table-cell>
        </table:table-row>
        <table:table-row table:style-name="ro6">
          <table:table-cell table:style-name="ce8"/>
          <table:table-cell table:style-name="ce17" office:value-type="string">
            <text:p>&lt;</text:p>
          </table:table-cell>
          <table:table-cell table:style-name="ce21" office:value-type="string">
            <text:p>minus</text:p>
          </table:table-cell>
          <table:table-cell table:style-name="ce17" office:value-type="string">
            <text:p>f</text:p>
          </table:table-cell>
          <table:table-cell table:style-name="ce17" office:value-type="string">
            <text:p>b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z</text:p>
          </table:table-cell>
          <table:table-cell table:style-name="ce17" office:value-type="string">
            <text:p>h</text:p>
          </table:table-cell>
          <table:table-cell table:style-name="ce17" office:value-type="string">
            <text:p>j</text:p>
          </table:table-cell>
          <table:table-cell table:style-name="ce17" office:value-type="string">
            <text:p>l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v</text:p>
          </table:table-cell>
          <table:table-cell table:style-name="ce17"/>
          <table:table-cell/>
          <table:table-cell table:formula="of:=[.B23]&amp;[.B22]" office:value-type="string" office:string-value="a,">
            <text:p>a,</text:p>
          </table:table-cell>
          <table:table-cell table:formula="of:=[.C23]&amp;[.C22]" office:value-type="string" office:string-value="eñ">
            <text:p>eñ</text:p>
          </table:table-cell>
          <table:table-cell table:formula="of:=[.D23]&amp;[.D22]" office:value-type="string" office:string-value="ip">
            <text:p>ip</text:p>
          </table:table-cell>
          <table:table-cell table:formula="of:=[.E23]&amp;[.E22]" office:value-type="string" office:string-value="oy">
            <text:p>oy</text:p>
          </table:table-cell>
          <table:table-cell table:formula="of:=[.F24]&amp;[.F22]" office:value-type="string" office:string-value="wu">
            <text:p>wu</text:p>
          </table:table-cell>
          <table:table-cell table:formula="of:=[.F24]&amp;[.F23]" office:value-type="string" office:string-value="wt">
            <text:p>wt</text:p>
          </table:table-cell>
          <table:table-cell table:formula="of:=[.F24]&amp;[.G24]" office:value-type="string" office:string-value="wz">
            <text:p>wz</text:p>
          </table:table-cell>
          <table:table-cell table:formula="of:=[.F23]&amp;[.F22]" office:value-type="string" office:string-value="tu">
            <text:p>tu</text:p>
          </table:table-cell>
          <table:table-cell table:formula="of:=[.G23]&amp;[.G22]" office:value-type="string" office:string-value="dg">
            <text:p>dg</text:p>
          </table:table-cell>
          <table:table-cell table:formula="of:=[.G22]&amp;[.I24]" office:value-type="string" office:string-value="gj">
            <text:p>gj</text:p>
          </table:table-cell>
          <table:table-cell table:formula="of:=[.G23]&amp;[.I24]" office:value-type="string" office:string-value="dj">
            <text:p>dj</text:p>
          </table:table-cell>
          <table:table-cell table:formula="of:=[.H24]&amp;[.I24]" office:value-type="string" office:string-value="hj">
            <text:p>hj</text:p>
          </table:table-cell>
          <table:table-cell table:formula="of:=[.I23]&amp;[.I22]" office:value-type="string" office:string-value="sc">
            <text:p>sc</text:p>
          </table:table-cell>
          <table:table-cell table:formula="of:=[.J23]&amp;[.J22]" office:value-type="string" office:string-value="nm">
            <text:p>nm</text:p>
          </table:table-cell>
          <table:table-cell table:formula="of:=[.K23]&amp;[.K22]" office:value-type="string" office:string-value="dotq">
            <text:p>dotq</text:p>
          </table:table-cell>
          <table:table-cell table:formula="of:=[.L24]&amp;[.L22]" office:value-type="string" office:string-value="v`">
            <text:p>v`</text:p>
          </table:table-cell>
          <table:table-cell table:formula="of:=[.L24]&amp;[.L23]" office:value-type="string" office:string-value="v´">
            <text:p>v´</text:p>
          </table:table-cell>
          <table:table-cell table:formula="of:=[.L24]&amp;[.M22]" office:value-type="string" office:string-value="vplus">
            <text:p>vplus</text:p>
          </table:table-cell>
          <table:table-cell table:formula="of:=[.M23]&amp;[.L24]" office:value-type="string" office:string-value="çv">
            <text:p>çv</text:p>
          </table:table-cell>
          <table:table-cell/>
          <table:table-cell table:formula="of:=VLOOKUP([.O24];[freqspar.$A$4:.$B$1000];2;0 )" office:value-type="percentage" office:value="0">
            <text:p>#N/D</text:p>
          </table:table-cell>
          <table:table-cell table:formula="of:=VLOOKUP([.P24];[freqspar.$A$4:.$B$1000];2;0 )" office:value-type="percentage" office:value="0">
            <text:p>#N/D</text:p>
          </table:table-cell>
          <table:table-cell table:formula="of:=VLOOKUP([.Q24];[freqspar.$A$4:.$B$1000];2;0 )" office:value-type="percentage" office:value="0.000516088693583246">
            <text:p>0,05%</text:p>
          </table:table-cell>
          <table:table-cell table:formula="of:=VLOOKUP([.R24];[freqspar.$A$4:.$B$1000];2;0 )" office:value-type="percentage" office:value="0.00008623208187878">
            <text:p>0,01%</text:p>
          </table:table-cell>
          <table:table-cell table:formula="of:=VLOOKUP([.S24];[freqspar.$A$4:.$B$1000];2;0 )" office:value-type="percentage" office:value="0.00000450630347284212">
            <text:p>0,00%</text:p>
          </table:table-cell>
          <table:table-cell table:formula="of:=VLOOKUP([.T24];[freqspar.$A$4:.$B$1000];2;0 )" office:value-type="percentage" office:value="0.00000296625369226885">
            <text:p>0,00%</text:p>
          </table:table-cell>
          <table:table-cell table:formula="of:=VLOOKUP([.U24];[freqspar.$A$4:.$B$1000];2;0 )" office:value-type="percentage" office:value="0">
            <text:p>#N/D</text:p>
          </table:table-cell>
          <table:table-cell table:formula="of:=VLOOKUP([.V24];[freqspar.$A$4:.$B$1000];2;0 )" office:value-type="percentage" office:value="0.00382532537967823">
            <text:p>0,38%</text:p>
          </table:table-cell>
          <table:table-cell table:formula="of:=VLOOKUP([.W24];[freqspar.$A$4:.$B$1000];2;0 )" office:value-type="percentage" office:value="0.0000165990099796729">
            <text:p>0,00%</text:p>
          </table:table-cell>
          <table:table-cell table:formula="of:=VLOOKUP([.X24];[freqspar.$A$4:.$B$1000];2;0 )" office:value-type="percentage" office:value="0">
            <text:p>#N/D</text:p>
          </table:table-cell>
          <table:table-cell table:formula="of:=VLOOKUP([.Y24];[freqspar.$A$4:.$B$1000];2;0 )" office:value-type="percentage" office:value="0">
            <text:p>#N/D</text:p>
          </table:table-cell>
          <table:table-cell table:formula="of:=VLOOKUP([.Z24];[freqspar.$A$4:.$B$1000];2;0 )" office:value-type="percentage" office:value="0">
            <text:p>#N/D</text:p>
          </table:table-cell>
          <table:table-cell table:formula="of:=VLOOKUP([.AA24];[freqspar.$A$4:.$B$1000];2;0 )" office:value-type="percentage" office:value="0.00160755712360245">
            <text:p>0,16%</text:p>
          </table:table-cell>
          <table:table-cell table:formula="of:=VLOOKUP([.AB24];[freqspar.$A$4:.$B$1000];2;0 )" office:value-type="percentage" office:value="0.0000363986970525547">
            <text:p>0,00%</text:p>
          </table:table-cell>
          <table:table-cell table:formula="of:=VLOOKUP([.AC24];[freqspar.$A$4:.$B$1000];2;0 )" office:value-type="percentage" office:value="0">
            <text:p>#N/D</text:p>
          </table:table-cell>
          <table:table-cell table:formula="of:=VLOOKUP([.AD24];[freqspar.$A$4:.$B$1000];2;0 )" office:value-type="percentage" office:value="0">
            <text:p>#N/D</text:p>
          </table:table-cell>
          <table:table-cell table:formula="of:=VLOOKUP([.AE24];[freqspar.$A$4:.$B$1000];2;0 )" office:value-type="percentage" office:value="0">
            <text:p>#N/D</text:p>
          </table:table-cell>
          <table:table-cell table:formula="of:=VLOOKUP([.AF24];[freqspar.$A$4:.$B$1000];2;0 )" office:value-type="percentage" office:value="0">
            <text:p>#N/D</text:p>
          </table:table-cell>
          <table:table-cell table:formula="of:=VLOOKUP([.AG24];[freqspar.$A$4:.$B$1000];2;0 )" office:value-type="percentage" office:value="0">
            <text:p>#N/D</text:p>
          </table:table-cell>
          <table:table-cell/>
          <table:table-cell table:formula="of:=IF(ISERROR([.AI24]);0;[.AI24])" office:value-type="percentage" office:value="0">
            <text:p>0,00%</text:p>
          </table:table-cell>
          <table:table-cell table:formula="of:=IF(ISERROR([.AJ24]);0;[.AJ24])" office:value-type="percentage" office:value="0">
            <text:p>0,00%</text:p>
          </table:table-cell>
          <table:table-cell table:formula="of:=IF(ISERROR([.AK24]);0;[.AK24])" office:value-type="percentage" office:value="0.000516088693583246">
            <text:p>0,05%</text:p>
          </table:table-cell>
          <table:table-cell table:style-name="ce5" table:formula="of:=IF(ISERROR([.AL24]);0;[.AL24])" office:value-type="percentage" office:value="0.00008623208187878">
            <text:p>0,01%</text:p>
          </table:table-cell>
          <table:table-cell table:style-name="ce5" table:formula="of:=IF(ISERROR([.AM24]);0;[.AM24])" office:value-type="percentage" office:value="0.00000450630347284212">
            <text:p>0,00%</text:p>
          </table:table-cell>
          <table:table-cell table:style-name="ce5" table:formula="of:=IF(ISERROR([.AN24]);0;[.AN24])" office:value-type="percentage" office:value="0.00000296625369226885">
            <text:p>0,00%</text:p>
          </table:table-cell>
          <table:table-cell table:style-name="ce5" table:formula="of:=IF(ISERROR([.AO24]);0;[.AO24])" office:value-type="percentage" office:value="0">
            <text:p>0,00%</text:p>
          </table:table-cell>
          <table:table-cell table:style-name="ce5" table:formula="of:=IF(ISERROR([.AP24]);0;[.AP24])" office:value-type="percentage" office:value="0.00382532537967823">
            <text:p>0,38%</text:p>
          </table:table-cell>
          <table:table-cell table:style-name="ce5" table:formula="of:=IF(ISERROR([.AQ24]);0;[.AQ24])" office:value-type="percentage" office:value="0.0000165990099796729">
            <text:p>0,00%</text:p>
          </table:table-cell>
          <table:table-cell table:style-name="ce5" table:formula="of:=IF(ISERROR([.AR24]);0;[.AR24])" office:value-type="percentage" office:value="0">
            <text:p>0,00%</text:p>
          </table:table-cell>
          <table:table-cell table:style-name="ce5" table:formula="of:=IF(ISERROR([.AS24]);0;[.AS24])" office:value-type="percentage" office:value="0">
            <text:p>0,00%</text:p>
          </table:table-cell>
          <table:table-cell table:style-name="ce5" table:formula="of:=IF(ISERROR([.AT24]);0;[.AT24])" office:value-type="percentage" office:value="0">
            <text:p>0,00%</text:p>
          </table:table-cell>
          <table:table-cell table:style-name="ce5" table:formula="of:=IF(ISERROR([.AU24]);0;[.AU24])" office:value-type="percentage" office:value="0.00160755712360245">
            <text:p>0,16%</text:p>
          </table:table-cell>
          <table:table-cell table:style-name="ce5" table:formula="of:=IF(ISERROR([.AV24]);0;[.AV24])" office:value-type="percentage" office:value="0.0000363986970525547">
            <text:p>0,00%</text:p>
          </table:table-cell>
          <table:table-cell table:style-name="ce5" table:formula="of:=IF(ISERROR([.AW24]);0;[.AW24])" office:value-type="percentage" office:value="0">
            <text:p>0,00%</text:p>
          </table:table-cell>
          <table:table-cell table:style-name="ce5" table:formula="of:=IF(ISERROR([.AX24]);0;[.AX24])" office:value-type="percentage" office:value="0">
            <text:p>0,00%</text:p>
          </table:table-cell>
          <table:table-cell table:style-name="ce5" table:formula="of:=IF(ISERROR([.AY24]);0;[.AY24])" office:value-type="percentage" office:value="0">
            <text:p>0,00%</text:p>
          </table:table-cell>
          <table:table-cell table:style-name="ce5" table:formula="of:=IF(ISERROR([.AZ24]);0;[.AZ24])" office:value-type="percentage" office:value="0">
            <text:p>0,00%</text:p>
          </table:table-cell>
          <table:table-cell table:style-name="ce5" table:formula="of:=IF(ISERROR([.BA24]);0;[.BA24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B23]&amp;[.C24]" office:value-type="string" office:string-value="aminus">
            <text:p>aminus</text:p>
          </table:table-cell>
          <table:table-cell table:formula="of:=[.C23]&amp;[.D24]" office:value-type="string" office:string-value="ef">
            <text:p>ef</text:p>
          </table:table-cell>
          <table:table-cell table:formula="of:=[.D23]&amp;[.E24]" office:value-type="string" office:string-value="ib">
            <text:p>ib</text:p>
          </table:table-cell>
          <table:table-cell table:formula="of:=[.E23]&amp;[.F24]" office:value-type="string" office:string-value="ow">
            <text:p>ow</text:p>
          </table:table-cell>
          <table:table-cell table:formula="of:=[.F22]&amp;[.E22]" office:value-type="string" office:string-value="uy">
            <text:p>uy</text:p>
          </table:table-cell>
          <table:table-cell table:formula="of:=[.F23]&amp;[.E22]" office:value-type="string" office:string-value="ty">
            <text:p>ty</text:p>
          </table:table-cell>
          <table:table-cell table:formula="of:=[.G24]&amp;[.E22]" office:value-type="string" office:string-value="zy">
            <text:p>zy</text:p>
          </table:table-cell>
          <table:table-cell table:formula="of:=[.F23]&amp;[.G24]" office:value-type="string" office:string-value="tz">
            <text:p>tz</text:p>
          </table:table-cell>
          <table:table-cell table:formula="of:=[.G23]&amp;[.H24]" office:value-type="string" office:string-value="dh">
            <text:p>dh</text:p>
          </table:table-cell>
          <table:table-cell table:formula="of:=[.H22]&amp;[.G22]" office:value-type="string" office:string-value="kg">
            <text:p>kg</text:p>
          </table:table-cell>
          <table:table-cell table:formula="of:=[.H22]&amp;[.G23]" office:value-type="string" office:string-value="kd">
            <text:p>kd</text:p>
          </table:table-cell>
          <table:table-cell table:formula="of:=[.H22]&amp;[.H24]" office:value-type="string" office:string-value="kh">
            <text:p>kh</text:p>
          </table:table-cell>
          <table:table-cell table:formula="of:=[.I23]&amp;[.J24]" office:value-type="string" office:string-value="sl">
            <text:p>sl</text:p>
          </table:table-cell>
          <table:table-cell table:formula="of:=[.J23]&amp;[.K24]" office:value-type="string" office:string-value="nx">
            <text:p>nx</text:p>
          </table:table-cell>
          <table:table-cell table:formula="of:=[.K23]&amp;[.L24]" office:value-type="string" office:string-value="dotv">
            <text:p>dotv</text:p>
          </table:table-cell>
          <table:table-cell table:formula="of:=[.L22]&amp;[.K22]" office:value-type="string" office:string-value="`q">
            <text:p>`q</text:p>
          </table:table-cell>
          <table:table-cell table:formula="of:=[.L23]&amp;[.K22]" office:value-type="string" office:string-value="´q">
            <text:p>´q</text:p>
          </table:table-cell>
          <table:table-cell table:formula="of:=[.M22]&amp;[.K22]" office:value-type="string" office:string-value="plusq">
            <text:p>plusq</text:p>
          </table:table-cell>
          <table:table-cell table:formula="of:=[.K22]&amp;[.M23]" office:value-type="string" office:string-value="qç">
            <text:p>qç</text:p>
          </table:table-cell>
          <table:table-cell/>
          <table:table-cell table:formula="of:=VLOOKUP([.O25];[freqspar.$A$4:.$B$1000];2;0 )" office:value-type="percentage" office:value="0">
            <text:p>#N/D</text:p>
          </table:table-cell>
          <table:table-cell table:formula="of:=VLOOKUP([.P25];[freqspar.$A$4:.$B$1000];2;0 )" office:value-type="percentage" office:value="0.000500007297973336">
            <text:p>0,05%</text:p>
          </table:table-cell>
          <table:table-cell table:formula="of:=VLOOKUP([.Q25];[freqspar.$A$4:.$B$1000];2;0 )" office:value-type="percentage" office:value="0.000914580462249082">
            <text:p>0,09%</text:p>
          </table:table-cell>
          <table:table-cell table:formula="of:=VLOOKUP([.R25];[freqspar.$A$4:.$B$1000];2;0 )" office:value-type="percentage" office:value="0.000331430416947924">
            <text:p>0,03%</text:p>
          </table:table-cell>
          <table:table-cell table:formula="of:=VLOOKUP([.S25];[freqspar.$A$4:.$B$1000];2;0 )" office:value-type="percentage" office:value="0.000047990408423668">
            <text:p>0,00%</text:p>
          </table:table-cell>
          <table:table-cell table:formula="of:=VLOOKUP([.T25];[freqspar.$A$4:.$B$1000];2;0 )" office:value-type="percentage" office:value="0.00032637935783662">
            <text:p>0,03%</text:p>
          </table:table-cell>
          <table:table-cell table:formula="of:=VLOOKUP([.U25];[freqspar.$A$4:.$B$1000];2;0 )" office:value-type="percentage" office:value="0">
            <text:p>#N/D</text:p>
          </table:table-cell>
          <table:table-cell table:formula="of:=VLOOKUP([.V25];[freqspar.$A$4:.$B$1000];2;0 )" office:value-type="percentage" office:value="0.000768044446404718">
            <text:p>0,08%</text:p>
          </table:table-cell>
          <table:table-cell table:formula="of:=VLOOKUP([.W25];[freqspar.$A$4:.$B$1000];2;0 )" office:value-type="percentage" office:value="0.0000145641351551742">
            <text:p>0,00%</text:p>
          </table:table-cell>
          <table:table-cell table:formula="of:=VLOOKUP([.X25];[freqspar.$A$4:.$B$1000];2;0 )" office:value-type="percentage" office:value="0">
            <text:p>#N/D</text:p>
          </table:table-cell>
          <table:table-cell table:formula="of:=VLOOKUP([.Y25];[freqspar.$A$4:.$B$1000];2;0 )" office:value-type="percentage" office:value="0">
            <text:p>#N/D</text:p>
          </table:table-cell>
          <table:table-cell table:formula="of:=VLOOKUP([.Z25];[freqspar.$A$4:.$B$1000];2;0 )" office:value-type="percentage" office:value="0">
            <text:p>#N/D</text:p>
          </table:table-cell>
          <table:table-cell table:formula="of:=VLOOKUP([.AA25];[freqspar.$A$4:.$B$1000];2;0 )" office:value-type="percentage" office:value="0.0000729276688840129">
            <text:p>0,01%</text:p>
          </table:table-cell>
          <table:table-cell table:formula="of:=VLOOKUP([.AB25];[freqspar.$A$4:.$B$1000];2;0 )" office:value-type="percentage" office:value="0.0000158881474420083">
            <text:p>0,00%</text:p>
          </table:table-cell>
          <table:table-cell table:formula="of:=VLOOKUP([.AC25];[freqspar.$A$4:.$B$1000];2;0 )" office:value-type="percentage" office:value="0">
            <text:p>#N/D</text:p>
          </table:table-cell>
          <table:table-cell table:formula="of:=VLOOKUP([.AD25];[freqspar.$A$4:.$B$1000];2;0 )" office:value-type="percentage" office:value="0">
            <text:p>#N/D</text:p>
          </table:table-cell>
          <table:table-cell table:formula="of:=VLOOKUP([.AE25];[freqspar.$A$4:.$B$1000];2;0 )" office:value-type="percentage" office:value="0">
            <text:p>#N/D</text:p>
          </table:table-cell>
          <table:table-cell table:formula="of:=VLOOKUP([.AF25];[freqspar.$A$4:.$B$1000];2;0 )" office:value-type="percentage" office:value="0">
            <text:p>#N/D</text:p>
          </table:table-cell>
          <table:table-cell table:formula="of:=VLOOKUP([.AG25];[freqspar.$A$4:.$B$1000];2;0 )" office:value-type="percentage" office:value="0">
            <text:p>#N/D</text:p>
          </table:table-cell>
          <table:table-cell/>
          <table:table-cell table:formula="of:=IF(ISERROR([.AI25]);0;[.AI25])" office:value-type="percentage" office:value="0">
            <text:p>0,00%</text:p>
          </table:table-cell>
          <table:table-cell table:formula="of:=IF(ISERROR([.AJ25]);0;[.AJ25])" office:value-type="percentage" office:value="0.000500007297973336">
            <text:p>0,05%</text:p>
          </table:table-cell>
          <table:table-cell table:formula="of:=IF(ISERROR([.AK25]);0;[.AK25])" office:value-type="percentage" office:value="0.000914580462249082">
            <text:p>0,09%</text:p>
          </table:table-cell>
          <table:table-cell table:style-name="ce5" table:formula="of:=IF(ISERROR([.AL25]);0;[.AL25])" office:value-type="percentage" office:value="0.000331430416947924">
            <text:p>0,03%</text:p>
          </table:table-cell>
          <table:table-cell table:style-name="ce5" table:formula="of:=IF(ISERROR([.AM25]);0;[.AM25])" office:value-type="percentage" office:value="0.000047990408423668">
            <text:p>0,00%</text:p>
          </table:table-cell>
          <table:table-cell table:style-name="ce5" table:formula="of:=IF(ISERROR([.AN25]);0;[.AN25])" office:value-type="percentage" office:value="0.00032637935783662">
            <text:p>0,03%</text:p>
          </table:table-cell>
          <table:table-cell table:style-name="ce5" table:formula="of:=IF(ISERROR([.AO25]);0;[.AO25])" office:value-type="percentage" office:value="0">
            <text:p>0,00%</text:p>
          </table:table-cell>
          <table:table-cell table:style-name="ce5" table:formula="of:=IF(ISERROR([.AP25]);0;[.AP25])" office:value-type="percentage" office:value="0.000768044446404718">
            <text:p>0,08%</text:p>
          </table:table-cell>
          <table:table-cell table:style-name="ce5" table:formula="of:=IF(ISERROR([.AQ25]);0;[.AQ25])" office:value-type="percentage" office:value="0.0000145641351551742">
            <text:p>0,00%</text:p>
          </table:table-cell>
          <table:table-cell table:style-name="ce5" table:formula="of:=IF(ISERROR([.AR25]);0;[.AR25])" office:value-type="percentage" office:value="0">
            <text:p>0,00%</text:p>
          </table:table-cell>
          <table:table-cell table:style-name="ce5" table:formula="of:=IF(ISERROR([.AS25]);0;[.AS25])" office:value-type="percentage" office:value="0">
            <text:p>0,00%</text:p>
          </table:table-cell>
          <table:table-cell table:style-name="ce5" table:formula="of:=IF(ISERROR([.AT25]);0;[.AT25])" office:value-type="percentage" office:value="0">
            <text:p>0,00%</text:p>
          </table:table-cell>
          <table:table-cell table:style-name="ce5" table:formula="of:=IF(ISERROR([.AU25]);0;[.AU25])" office:value-type="percentage" office:value="0.0000729276688840129">
            <text:p>0,01%</text:p>
          </table:table-cell>
          <table:table-cell table:style-name="ce5" table:formula="of:=IF(ISERROR([.AV25]);0;[.AV25])" office:value-type="percentage" office:value="0.0000158881474420083">
            <text:p>0,00%</text:p>
          </table:table-cell>
          <table:table-cell table:style-name="ce5" table:formula="of:=IF(ISERROR([.AW25]);0;[.AW25])" office:value-type="percentage" office:value="0">
            <text:p>0,00%</text:p>
          </table:table-cell>
          <table:table-cell table:style-name="ce5" table:formula="of:=IF(ISERROR([.AX25]);0;[.AX25])" office:value-type="percentage" office:value="0">
            <text:p>0,00%</text:p>
          </table:table-cell>
          <table:table-cell table:style-name="ce5" table:formula="of:=IF(ISERROR([.AY25]);0;[.AY25])" office:value-type="percentage" office:value="0">
            <text:p>0,00%</text:p>
          </table:table-cell>
          <table:table-cell table:style-name="ce5" table:formula="of:=IF(ISERROR([.AZ25]);0;[.AZ25])" office:value-type="percentage" office:value="0">
            <text:p>0,00%</text:p>
          </table:table-cell>
          <table:table-cell table:style-name="ce5" table:formula="of:=IF(ISERROR([.BA25]);0;[.BA25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C24]&amp;[.B22]" office:value-type="string" office:string-value="minus,">
            <text:p>minus,</text:p>
          </table:table-cell>
          <table:table-cell table:formula="of:=[.D24]&amp;[.C22]" office:value-type="string" office:string-value="fñ">
            <text:p>fñ</text:p>
          </table:table-cell>
          <table:table-cell table:formula="of:=[.E24]&amp;[.D22]" office:value-type="string" office:string-value="bp">
            <text:p>bp</text:p>
          </table:table-cell>
          <table:table-cell table:formula="of:=[.F24]&amp;[.E22]" office:value-type="string" office:string-value="wy">
            <text:p>wy</text:p>
          </table:table-cell>
          <table:table-cell table:formula="of:=[.F22]&amp;[.E23]" office:value-type="string" office:string-value="uo">
            <text:p>uo</text:p>
          </table:table-cell>
          <table:table-cell table:formula="of:=[.F23]&amp;[.E23]" office:value-type="string" office:string-value="to">
            <text:p>to</text:p>
          </table:table-cell>
          <table:table-cell table:formula="of:=[.G24]&amp;[.E23]" office:value-type="string" office:string-value="zo">
            <text:p>zo</text:p>
          </table:table-cell>
          <table:table-cell table:formula="of:=[.G24]&amp;[.F22]" office:value-type="string" office:string-value="zu">
            <text:p>zu</text:p>
          </table:table-cell>
          <table:table-cell table:formula="of:=[.H24]&amp;[.G22]" office:value-type="string" office:string-value="hg">
            <text:p>hg</text:p>
          </table:table-cell>
          <table:table-cell table:formula="of:=[.H23]&amp;[.G22]" office:value-type="string" office:string-value="rg">
            <text:p>rg</text:p>
          </table:table-cell>
          <table:table-cell table:formula="of:=[.H23]&amp;[.G23]" office:value-type="string" office:string-value="rd">
            <text:p>rd</text:p>
          </table:table-cell>
          <table:table-cell table:formula="of:=[.H23]&amp;[.H24]" office:value-type="string" office:string-value="rh">
            <text:p>rh</text:p>
          </table:table-cell>
          <table:table-cell table:formula="of:=[.J24]&amp;[.I23]" office:value-type="string" office:string-value="ls">
            <text:p>ls</text:p>
          </table:table-cell>
          <table:table-cell table:formula="of:=[.K24]&amp;[.J23]" office:value-type="string" office:string-value="xn">
            <text:p>xn</text:p>
          </table:table-cell>
          <table:table-cell table:formula="of:=[.L24]&amp;[.K23]" office:value-type="string" office:string-value="vdot">
            <text:p>vdot</text:p>
          </table:table-cell>
          <table:table-cell table:formula="of:=[.L22]&amp;[.K23]" office:value-type="string" office:string-value="`dot">
            <text:p>`dot</text:p>
          </table:table-cell>
          <table:table-cell table:formula="of:=[.L23]&amp;[.K23]" office:value-type="string" office:string-value="´dot">
            <text:p>´dot</text:p>
          </table:table-cell>
          <table:table-cell table:formula="of:=[.M22]&amp;[.K23]" office:value-type="string" office:string-value="plusdot">
            <text:p>plusdot</text:p>
          </table:table-cell>
          <table:table-cell table:formula="of:=[.K23]&amp;[.M23]" office:value-type="string" office:string-value="dotç">
            <text:p>dotç</text:p>
          </table:table-cell>
          <table:table-cell/>
          <table:table-cell table:formula="of:=VLOOKUP([.O26];[freqspar.$A$4:.$B$1000];2;0 )" office:value-type="percentage" office:value="0">
            <text:p>#N/D</text:p>
          </table:table-cell>
          <table:table-cell table:formula="of:=VLOOKUP([.P26];[freqspar.$A$4:.$B$1000];2;0 )" office:value-type="percentage" office:value="0">
            <text:p>#N/D</text:p>
          </table:table-cell>
          <table:table-cell table:formula="of:=VLOOKUP([.Q26];[freqspar.$A$4:.$B$1000];2;0 )" office:value-type="percentage" office:value="0.00000662006143417011">
            <text:p>0,00%</text:p>
          </table:table-cell>
          <table:table-cell table:formula="of:=VLOOKUP([.R26];[freqspar.$A$4:.$B$1000];2;0 )" office:value-type="percentage" office:value="0">
            <text:p>#N/D</text:p>
          </table:table-cell>
          <table:table-cell table:formula="of:=VLOOKUP([.S26];[freqspar.$A$4:.$B$1000];2;0 )" office:value-type="percentage" office:value="0.00000804739175927486">
            <text:p>0,00%</text:p>
          </table:table-cell>
          <table:table-cell table:formula="of:=VLOOKUP([.T26];[freqspar.$A$4:.$B$1000];2;0 )" office:value-type="percentage" office:value="0.00854028030428847">
            <text:p>0,85%</text:p>
          </table:table-cell>
          <table:table-cell table:formula="of:=VLOOKUP([.U26];[freqspar.$A$4:.$B$1000];2;0 )" office:value-type="percentage" office:value="0.000138048119303664">
            <text:p>0,01%</text:p>
          </table:table-cell>
          <table:table-cell table:formula="of:=VLOOKUP([.V26];[freqspar.$A$4:.$B$1000];2;0 )" office:value-type="percentage" office:value="0.0000269957095146249">
            <text:p>0,00%</text:p>
          </table:table-cell>
          <table:table-cell table:formula="of:=VLOOKUP([.W26];[freqspar.$A$4:.$B$1000];2;0 )" office:value-type="percentage" office:value="0">
            <text:p>#N/D</text:p>
          </table:table-cell>
          <table:table-cell table:formula="of:=VLOOKUP([.X26];[freqspar.$A$4:.$B$1000];2;0 )" office:value-type="percentage" office:value="0.000198730063255927">
            <text:p>0,02%</text:p>
          </table:table-cell>
          <table:table-cell table:formula="of:=VLOOKUP([.Y26];[freqspar.$A$4:.$B$1000];2;0 )" office:value-type="percentage" office:value="0.00187034584403714">
            <text:p>0,19%</text:p>
          </table:table-cell>
          <table:table-cell table:formula="of:=VLOOKUP([.Z26];[freqspar.$A$4:.$B$1000];2;0 )" office:value-type="percentage" office:value="0.0000140020812184357">
            <text:p>0,00%</text:p>
          </table:table-cell>
          <table:table-cell table:formula="of:=VLOOKUP([.AA26];[freqspar.$A$4:.$B$1000];2;0 )" office:value-type="percentage" office:value="0.00316291012589848">
            <text:p>0,32%</text:p>
          </table:table-cell>
          <table:table-cell table:formula="of:=VLOOKUP([.AB26];[freqspar.$A$4:.$B$1000];2;0 )" office:value-type="percentage" office:value="0.000000954687355802431">
            <text:p>0,00%</text:p>
          </table:table-cell>
          <table:table-cell table:formula="of:=VLOOKUP([.AC26];[freqspar.$A$4:.$B$1000];2;0 )" office:value-type="percentage" office:value="0">
            <text:p>#N/D</text:p>
          </table:table-cell>
          <table:table-cell table:formula="of:=VLOOKUP([.AD26];[freqspar.$A$4:.$B$1000];2;0 )" office:value-type="percentage" office:value="0">
            <text:p>#N/D</text:p>
          </table:table-cell>
          <table:table-cell table:formula="of:=VLOOKUP([.AE26];[freqspar.$A$4:.$B$1000];2;0 )" office:value-type="percentage" office:value="0">
            <text:p>#N/D</text:p>
          </table:table-cell>
          <table:table-cell table:formula="of:=VLOOKUP([.AF26];[freqspar.$A$4:.$B$1000];2;0 )" office:value-type="percentage" office:value="0">
            <text:p>#N/D</text:p>
          </table:table-cell>
          <table:table-cell table:formula="of:=VLOOKUP([.AG26];[freqspar.$A$4:.$B$1000];2;0 )" office:value-type="percentage" office:value="0">
            <text:p>#N/D</text:p>
          </table:table-cell>
          <table:table-cell/>
          <table:table-cell table:formula="of:=IF(ISERROR([.AI26]);0;[.AI26])" office:value-type="percentage" office:value="0">
            <text:p>0,00%</text:p>
          </table:table-cell>
          <table:table-cell table:formula="of:=IF(ISERROR([.AJ26]);0;[.AJ26])" office:value-type="percentage" office:value="0">
            <text:p>0,00%</text:p>
          </table:table-cell>
          <table:table-cell table:formula="of:=IF(ISERROR([.AK26]);0;[.AK26])" office:value-type="percentage" office:value="0.00000662006143417011">
            <text:p>0,00%</text:p>
          </table:table-cell>
          <table:table-cell table:style-name="ce5" table:formula="of:=IF(ISERROR([.AL26]);0;[.AL26])" office:value-type="percentage" office:value="0">
            <text:p>0,00%</text:p>
          </table:table-cell>
          <table:table-cell table:style-name="ce5" table:formula="of:=IF(ISERROR([.AM26]);0;[.AM26])" office:value-type="percentage" office:value="0.00000804739175927486">
            <text:p>0,00%</text:p>
          </table:table-cell>
          <table:table-cell table:style-name="ce5" table:formula="of:=IF(ISERROR([.AN26]);0;[.AN26])" office:value-type="percentage" office:value="0.00854028030428847">
            <text:p>0,85%</text:p>
          </table:table-cell>
          <table:table-cell table:style-name="ce5" table:formula="of:=IF(ISERROR([.AO26]);0;[.AO26])" office:value-type="percentage" office:value="0.000138048119303664">
            <text:p>0,01%</text:p>
          </table:table-cell>
          <table:table-cell table:style-name="ce5" table:formula="of:=IF(ISERROR([.AP26]);0;[.AP26])" office:value-type="percentage" office:value="0.0000269957095146249">
            <text:p>0,00%</text:p>
          </table:table-cell>
          <table:table-cell table:style-name="ce5" table:formula="of:=IF(ISERROR([.AQ26]);0;[.AQ26])" office:value-type="percentage" office:value="0">
            <text:p>0,00%</text:p>
          </table:table-cell>
          <table:table-cell table:style-name="ce5" table:formula="of:=IF(ISERROR([.AR26]);0;[.AR26])" office:value-type="percentage" office:value="0.000198730063255927">
            <text:p>0,02%</text:p>
          </table:table-cell>
          <table:table-cell table:style-name="ce5" table:formula="of:=IF(ISERROR([.AS26]);0;[.AS26])" office:value-type="percentage" office:value="0.00187034584403714">
            <text:p>0,19%</text:p>
          </table:table-cell>
          <table:table-cell table:style-name="ce5" table:formula="of:=IF(ISERROR([.AT26]);0;[.AT26])" office:value-type="percentage" office:value="0.0000140020812184357">
            <text:p>0,00%</text:p>
          </table:table-cell>
          <table:table-cell table:style-name="ce5" table:formula="of:=IF(ISERROR([.AU26]);0;[.AU26])" office:value-type="percentage" office:value="0.00316291012589848">
            <text:p>0,32%</text:p>
          </table:table-cell>
          <table:table-cell table:style-name="ce5" table:formula="of:=IF(ISERROR([.AV26]);0;[.AV26])" office:value-type="percentage" office:value="0.000000954687355802431">
            <text:p>0,00%</text:p>
          </table:table-cell>
          <table:table-cell table:style-name="ce5" table:formula="of:=IF(ISERROR([.AW26]);0;[.AW26])" office:value-type="percentage" office:value="0">
            <text:p>0,00%</text:p>
          </table:table-cell>
          <table:table-cell table:style-name="ce5" table:formula="of:=IF(ISERROR([.AX26]);0;[.AX26])" office:value-type="percentage" office:value="0">
            <text:p>0,00%</text:p>
          </table:table-cell>
          <table:table-cell table:style-name="ce5" table:formula="of:=IF(ISERROR([.AY26]);0;[.AY26])" office:value-type="percentage" office:value="0">
            <text:p>0,00%</text:p>
          </table:table-cell>
          <table:table-cell table:style-name="ce5" table:formula="of:=IF(ISERROR([.AZ26]);0;[.AZ26])" office:value-type="percentage" office:value="0">
            <text:p>0,00%</text:p>
          </table:table-cell>
          <table:table-cell table:style-name="ce5" table:formula="of:=IF(ISERROR([.BA26]);0;[.BA26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C24]&amp;[.B23]" office:value-type="string" office:string-value="minusa">
            <text:p>minusa</text:p>
          </table:table-cell>
          <table:table-cell table:formula="of:=[.D24]&amp;[.C23]" office:value-type="string" office:string-value="fe">
            <text:p>fe</text:p>
          </table:table-cell>
          <table:table-cell table:formula="of:=[.E24]&amp;[.D23]" office:value-type="string" office:string-value="bi">
            <text:p>bi</text:p>
          </table:table-cell>
          <table:table-cell table:formula="of:=[.F24]&amp;[.E23]" office:value-type="string" office:string-value="wo">
            <text:p>wo</text:p>
          </table:table-cell>
          <table:table-cell table:formula="of:=[.F22]&amp;[.F24]" office:value-type="string" office:string-value="uw">
            <text:p>uw</text:p>
          </table:table-cell>
          <table:table-cell table:formula="of:=[.F23]&amp;[.F24]" office:value-type="string" office:string-value="tw">
            <text:p>tw</text:p>
          </table:table-cell>
          <table:table-cell table:formula="of:=[.G24]&amp;[.F24]" office:value-type="string" office:string-value="zw">
            <text:p>zw</text:p>
          </table:table-cell>
          <table:table-cell table:formula="of:=[.G24]&amp;[.F23]" office:value-type="string" office:string-value="zt">
            <text:p>zt</text:p>
          </table:table-cell>
          <table:table-cell table:formula="of:=[.H24]&amp;[.G23]" office:value-type="string" office:string-value="hd">
            <text:p>hd</text:p>
          </table:table-cell>
          <table:table-cell table:formula="of:=[.I24]&amp;[.G22]" office:value-type="string" office:string-value="jg">
            <text:p>jg</text:p>
          </table:table-cell>
          <table:table-cell table:formula="of:=[.I24]&amp;[.H23]" office:value-type="string" office:string-value="jr">
            <text:p>jr</text:p>
          </table:table-cell>
          <table:table-cell table:formula="of:=[.I24]&amp;[.H24]" office:value-type="string" office:string-value="jh">
            <text:p>jh</text:p>
          </table:table-cell>
          <table:table-cell table:formula="of:=[.J24]&amp;[.I22]" office:value-type="string" office:string-value="lc">
            <text:p>lc</text:p>
          </table:table-cell>
          <table:table-cell table:formula="of:=[.K24]&amp;[.J22]" office:value-type="string" office:string-value="xm">
            <text:p>xm</text:p>
          </table:table-cell>
          <table:table-cell table:formula="of:=[.L24]&amp;[.K22]" office:value-type="string" office:string-value="vq">
            <text:p>vq</text:p>
          </table:table-cell>
          <table:table-cell table:formula="of:=[.L22]&amp;[.L24]" office:value-type="string" office:string-value="`v">
            <text:p>`v</text:p>
          </table:table-cell>
          <table:table-cell table:formula="of:=[.L23]&amp;[.L24]" office:value-type="string" office:string-value="´v">
            <text:p>´v</text:p>
          </table:table-cell>
          <table:table-cell table:formula="of:=[.M22]&amp;[.L24]" office:value-type="string" office:string-value="plusv">
            <text:p>plusv</text:p>
          </table:table-cell>
          <table:table-cell table:formula="of:=[.L24]&amp;[.M23]" office:value-type="string" office:string-value="vç">
            <text:p>vç</text:p>
          </table:table-cell>
          <table:table-cell/>
          <table:table-cell table:formula="of:=VLOOKUP([.O27];[freqspar.$A$4:.$B$1000];2;0 )" office:value-type="percentage" office:value="0">
            <text:p>#N/D</text:p>
          </table:table-cell>
          <table:table-cell table:formula="of:=VLOOKUP([.P27];[freqspar.$A$4:.$B$1000];2;0 )" office:value-type="percentage" office:value="0.00271424955567199">
            <text:p>0,27%</text:p>
          </table:table-cell>
          <table:table-cell table:formula="of:=VLOOKUP([.Q27];[freqspar.$A$4:.$B$1000];2;0 )" office:value-type="percentage" office:value="0.00179079169487491">
            <text:p>0,18%</text:p>
          </table:table-cell>
          <table:table-cell table:formula="of:=VLOOKUP([.R27];[freqspar.$A$4:.$B$1000];2;0 )" office:value-type="percentage" office:value="0.00104767563801047">
            <text:p>0,10%</text:p>
          </table:table-cell>
          <table:table-cell table:formula="of:=VLOOKUP([.S27];[freqspar.$A$4:.$B$1000];2;0 )" office:value-type="percentage" office:value="0">
            <text:p>#N/D</text:p>
          </table:table-cell>
          <table:table-cell table:formula="of:=VLOOKUP([.T27];[freqspar.$A$4:.$B$1000];2;0 )" office:value-type="percentage" office:value="0.00034297658555121">
            <text:p>0,03%</text:p>
          </table:table-cell>
          <table:table-cell table:formula="of:=VLOOKUP([.U27];[freqspar.$A$4:.$B$1000];2;0 )" office:value-type="percentage" office:value="0">
            <text:p>#N/D</text:p>
          </table:table-cell>
          <table:table-cell table:formula="of:=VLOOKUP([.V27];[freqspar.$A$4:.$B$1000];2;0 )" office:value-type="percentage" office:value="0">
            <text:p>#N/D</text:p>
          </table:table-cell>
          <table:table-cell table:formula="of:=VLOOKUP([.W27];[freqspar.$A$4:.$B$1000];2;0 )" office:value-type="percentage" office:value="0.00000397203686050207">
            <text:p>0,00%</text:p>
          </table:table-cell>
          <table:table-cell table:formula="of:=VLOOKUP([.X27];[freqspar.$A$4:.$B$1000];2;0 )" office:value-type="percentage" office:value="0">
            <text:p>#N/D</text:p>
          </table:table-cell>
          <table:table-cell table:formula="of:=VLOOKUP([.Y27];[freqspar.$A$4:.$B$1000];2;0 )" office:value-type="percentage" office:value="0.0000132401228683402">
            <text:p>0,00%</text:p>
          </table:table-cell>
          <table:table-cell table:formula="of:=VLOOKUP([.Z27];[freqspar.$A$4:.$B$1000];2;0 )" office:value-type="percentage" office:value="0">
            <text:p>#N/D</text:p>
          </table:table-cell>
          <table:table-cell table:formula="of:=VLOOKUP([.AA27];[freqspar.$A$4:.$B$1000];2;0 )" office:value-type="percentage" office:value="0.000312541265188807">
            <text:p>0,03%</text:p>
          </table:table-cell>
          <table:table-cell table:formula="of:=VLOOKUP([.AB27];[freqspar.$A$4:.$B$1000];2;0 )" office:value-type="percentage" office:value="0.0000112285565318738">
            <text:p>0,00%</text:p>
          </table:table-cell>
          <table:table-cell table:formula="of:=VLOOKUP([.AC27];[freqspar.$A$4:.$B$1000];2;0 )" office:value-type="percentage" office:value="0">
            <text:p>#N/D</text:p>
          </table:table-cell>
          <table:table-cell table:formula="of:=VLOOKUP([.AD27];[freqspar.$A$4:.$B$1000];2;0 )" office:value-type="percentage" office:value="0">
            <text:p>#N/D</text:p>
          </table:table-cell>
          <table:table-cell table:formula="of:=VLOOKUP([.AE27];[freqspar.$A$4:.$B$1000];2;0 )" office:value-type="percentage" office:value="0">
            <text:p>#N/D</text:p>
          </table:table-cell>
          <table:table-cell table:formula="of:=VLOOKUP([.AF27];[freqspar.$A$4:.$B$1000];2;0 )" office:value-type="percentage" office:value="0">
            <text:p>#N/D</text:p>
          </table:table-cell>
          <table:table-cell table:formula="of:=VLOOKUP([.AG27];[freqspar.$A$4:.$B$1000];2;0 )" office:value-type="percentage" office:value="0">
            <text:p>#N/D</text:p>
          </table:table-cell>
          <table:table-cell/>
          <table:table-cell table:formula="of:=IF(ISERROR([.AI27]);0;[.AI27])" office:value-type="percentage" office:value="0">
            <text:p>0,00%</text:p>
          </table:table-cell>
          <table:table-cell table:formula="of:=IF(ISERROR([.AJ27]);0;[.AJ27])" office:value-type="percentage" office:value="0.00271424955567199">
            <text:p>0,27%</text:p>
          </table:table-cell>
          <table:table-cell table:formula="of:=IF(ISERROR([.AK27]);0;[.AK27])" office:value-type="percentage" office:value="0.00179079169487491">
            <text:p>0,18%</text:p>
          </table:table-cell>
          <table:table-cell table:style-name="ce5" table:formula="of:=IF(ISERROR([.AL27]);0;[.AL27])" office:value-type="percentage" office:value="0.00104767563801047">
            <text:p>0,10%</text:p>
          </table:table-cell>
          <table:table-cell table:style-name="ce5" table:formula="of:=IF(ISERROR([.AM27]);0;[.AM27])" office:value-type="percentage" office:value="0">
            <text:p>0,00%</text:p>
          </table:table-cell>
          <table:table-cell table:style-name="ce5" table:formula="of:=IF(ISERROR([.AN27]);0;[.AN27])" office:value-type="percentage" office:value="0.00034297658555121">
            <text:p>0,03%</text:p>
          </table:table-cell>
          <table:table-cell table:style-name="ce5" table:formula="of:=IF(ISERROR([.AO27]);0;[.AO27])" office:value-type="percentage" office:value="0">
            <text:p>0,00%</text:p>
          </table:table-cell>
          <table:table-cell table:style-name="ce5" table:formula="of:=IF(ISERROR([.AP27]);0;[.AP27])" office:value-type="percentage" office:value="0">
            <text:p>0,00%</text:p>
          </table:table-cell>
          <table:table-cell table:style-name="ce5" table:formula="of:=IF(ISERROR([.AQ27]);0;[.AQ27])" office:value-type="percentage" office:value="0.00000397203686050207">
            <text:p>0,00%</text:p>
          </table:table-cell>
          <table:table-cell table:style-name="ce5" table:formula="of:=IF(ISERROR([.AR27]);0;[.AR27])" office:value-type="percentage" office:value="0">
            <text:p>0,00%</text:p>
          </table:table-cell>
          <table:table-cell table:style-name="ce5" table:formula="of:=IF(ISERROR([.AS27]);0;[.AS27])" office:value-type="percentage" office:value="0.0000132401228683402">
            <text:p>0,00%</text:p>
          </table:table-cell>
          <table:table-cell table:style-name="ce5" table:formula="of:=IF(ISERROR([.AT27]);0;[.AT27])" office:value-type="percentage" office:value="0">
            <text:p>0,00%</text:p>
          </table:table-cell>
          <table:table-cell table:style-name="ce5" table:formula="of:=IF(ISERROR([.AU27]);0;[.AU27])" office:value-type="percentage" office:value="0.000312541265188807">
            <text:p>0,03%</text:p>
          </table:table-cell>
          <table:table-cell table:style-name="ce5" table:formula="of:=IF(ISERROR([.AV27]);0;[.AV27])" office:value-type="percentage" office:value="0.0000112285565318738">
            <text:p>0,00%</text:p>
          </table:table-cell>
          <table:table-cell table:style-name="ce5" table:formula="of:=IF(ISERROR([.AW27]);0;[.AW27])" office:value-type="percentage" office:value="0">
            <text:p>0,00%</text:p>
          </table:table-cell>
          <table:table-cell table:style-name="ce5" table:formula="of:=IF(ISERROR([.AX27]);0;[.AX27])" office:value-type="percentage" office:value="0">
            <text:p>0,00%</text:p>
          </table:table-cell>
          <table:table-cell table:style-name="ce5" table:formula="of:=IF(ISERROR([.AY27]);0;[.AY27])" office:value-type="percentage" office:value="0">
            <text:p>0,00%</text:p>
          </table:table-cell>
          <table:table-cell table:style-name="ce5" table:formula="of:=IF(ISERROR([.AZ27]);0;[.AZ27])" office:value-type="percentage" office:value="0">
            <text:p>0,00%</text:p>
          </table:table-cell>
          <table:table-cell table:style-name="ce5" table:formula="of:=IF(ISERROR([.BA27]);0;[.BA27])" office:value-type="percentage" office:value="0">
            <text:p>0,00%</text:p>
          </table:table-cell>
        </table:table-row>
        <table:table-row table:style-name="ro1">
          <table:table-cell table:number-columns-repeated="13"/>
          <table:table-cell table:style-name="ce23"/>
          <table:table-cell table:number-columns-repeated="59"/>
        </table:table-row>
        <table:table-row table:style-name="ro6">
          <table:table-cell office:value-type="string">
            <text:p>tcat_vtest2</text:p>
          </table:table-cell>
          <table:table-cell table:style-name="ce22" table:formula="of:=IF([tmp.I1]=&quot;&quot;;&quot;?&quot;;[tmp.I1])" office:value-type="string" office:string-value="u">
            <text:p>u</text:p>
          </table:table-cell>
          <table:table-cell table:style-name="ce22" table:formula="of:=IF([tmp.J1]=&quot;&quot;;&quot;?&quot;;[tmp.J1])" office:value-type="string" office:string-value="j">
            <text:p>j</text:p>
          </table:table-cell>
          <table:table-cell table:style-name="ce22" table:formula="of:=IF([tmp.K1]=&quot;&quot;;&quot;?&quot;;[tmp.K1])" office:value-type="string" office:string-value="k">
            <text:p>k</text:p>
          </table:table-cell>
          <table:table-cell table:style-name="ce22" table:formula="of:=IF([tmp.L1]=&quot;&quot;;&quot;?&quot;;[tmp.L1])" office:value-type="string" office:string-value="y">
            <text:p>y</text:p>
          </table:table-cell>
          <table:table-cell table:style-name="ce22" table:formula="of:=IF([tmp.M1]=&quot;&quot;;&quot;?&quot;;[tmp.M1])" office:value-type="string" office:string-value="q">
            <text:p>q</text:p>
          </table:table-cell>
          <table:table-cell table:style-name="ce22" table:formula="of:=IF([tmp.N1]=&quot;&quot;;&quot;?&quot;;[tmp.N1])" office:value-type="string" office:string-value="w">
            <text:p>w</text:p>
          </table:table-cell>
          <table:table-cell table:style-name="ce22" table:formula="of:=IF([tmp.O1]=&quot;&quot;;&quot;?&quot;;[tmp.O1])" office:value-type="string" office:string-value="c">
            <text:p>c</text:p>
          </table:table-cell>
          <table:table-cell table:style-name="ce22" table:formula="of:=IF([tmp.P1]=&quot;&quot;;&quot;?&quot;;[tmp.P1])" office:value-type="string" office:string-value="d">
            <text:p>d</text:p>
          </table:table-cell>
          <table:table-cell table:style-name="ce22" table:formula="of:=IF([tmp.Q1]=&quot;&quot;;&quot;?&quot;;[tmp.Q1])" office:value-type="string" office:string-value="p">
            <text:p>p</text:p>
          </table:table-cell>
          <table:table-cell table:style-name="ce22" table:formula="of:=IF([tmp.R1]=&quot;&quot;;&quot;?&quot;;[tmp.R1])" office:value-type="string" office:string-value="grave">
            <text:p>grave</text:p>
          </table:table-cell>
          <table:table-cell table:style-name="ce22" table:formula="of:=IF([tmp.S1]=&quot;&quot;;&quot;?&quot;;[tmp.S1])" office:value-type="string" office:string-value="acute">
            <text:p>acute</text:p>
          </table:table-cell>
          <table:table-cell table:style-name="ce22" table:formula="of:=IF([tmp.T1]=&quot;&quot;;&quot;?&quot;;[tmp.T1])" office:value-type="string" office:string-value="plus">
            <text:p>plus</text:p>
          </table:table-cell>
          <table:table-cell/>
          <table:table-cell table:formula="of:=[.B29]&amp;[.B30]" office:value-type="string" office:string-value="uo">
            <text:p>uo</text:p>
          </table:table-cell>
          <table:table-cell table:formula="of:=[.C29]&amp;[.C30]" office:value-type="string" office:string-value="ji">
            <text:p>ji</text:p>
          </table:table-cell>
          <table:table-cell table:formula="of:=[.D29]&amp;[.D30]" office:value-type="string" office:string-value="ke">
            <text:p>ke</text:p>
          </table:table-cell>
          <table:table-cell table:formula="of:=[.E29]&amp;[.E30]" office:value-type="string" office:string-value="ya">
            <text:p>ya</text:p>
          </table:table-cell>
          <table:table-cell table:formula="of:=[.E29]&amp;[.F29]" office:value-type="string" office:string-value="yq">
            <text:p>yq</text:p>
          </table:table-cell>
          <table:table-cell table:formula="of:=[.E29]&amp;[.F30]" office:value-type="string" office:string-value="yf">
            <text:p>yf</text:p>
          </table:table-cell>
          <table:table-cell table:formula="of:=[.E29]&amp;[.G31]" office:value-type="string" office:string-value="yx">
            <text:p>yx</text:p>
          </table:table-cell>
          <table:table-cell table:formula="of:=[.F29]&amp;[.F30]" office:value-type="string" office:string-value="qf">
            <text:p>qf</text:p>
          </table:table-cell>
          <table:table-cell table:formula="of:=[.G29]&amp;[.G30]" office:value-type="string" office:string-value="wg">
            <text:p>wg</text:p>
          </table:table-cell>
          <table:table-cell table:formula="of:=[.G29]&amp;[.H29]" office:value-type="string" office:string-value="wc">
            <text:p>wc</text:p>
          </table:table-cell>
          <table:table-cell table:formula="of:=[.G30]&amp;[.H29]" office:value-type="string" office:string-value="gc">
            <text:p>gc</text:p>
          </table:table-cell>
          <table:table-cell table:formula="of:=[.H31]&amp;[.H29]" office:value-type="string" office:string-value="mc">
            <text:p>mc</text:p>
          </table:table-cell>
          <table:table-cell table:formula="of:=[.I29]&amp;[.I30]" office:value-type="string" office:string-value="dr">
            <text:p>dr</text:p>
          </table:table-cell>
          <table:table-cell table:formula="of:=[.J29]&amp;[.J30]" office:value-type="string" office:string-value="pn">
            <text:p>pn</text:p>
          </table:table-cell>
          <table:table-cell table:formula="of:=[.K29]&amp;[.K30]" office:value-type="string" office:string-value="graveb">
            <text:p>graveb</text:p>
          </table:table-cell>
          <table:table-cell table:formula="of:=[.K29]&amp;[.L29]" office:value-type="string" office:string-value="graveacute">
            <text:p>graveacute</text:p>
          </table:table-cell>
          <table:table-cell table:formula="of:=[.K29]&amp;[.L30]" office:value-type="string" office:string-value="graveminus">
            <text:p>graveminus</text:p>
          </table:table-cell>
          <table:table-cell table:formula="of:=[.K29]&amp;[.M29]" office:value-type="string" office:string-value="graveplus">
            <text:p>graveplus</text:p>
          </table:table-cell>
          <table:table-cell table:formula="of:=[.M30]&amp;[.K29]" office:value-type="string" office:string-value="minusgrave">
            <text:p>minusgrave</text:p>
          </table:table-cell>
          <table:table-cell/>
          <table:table-cell table:formula="of:=VLOOKUP([.O29];[freqspar.$A$4:.$B$1000];2;0 )" office:value-type="percentage" office:value="0.00000804739175927486">
            <text:p>0,00%</text:p>
          </table:table-cell>
          <table:table-cell table:formula="of:=VLOOKUP([.P29];[freqspar.$A$4:.$B$1000];2;0 )" office:value-type="percentage" office:value="0.000029042090668318">
            <text:p>0,00%</text:p>
          </table:table-cell>
          <table:table-cell table:formula="of:=VLOOKUP([.Q29];[freqspar.$A$4:.$B$1000];2;0 )" office:value-type="percentage" office:value="0.000662151793857121">
            <text:p>0,07%</text:p>
          </table:table-cell>
          <table:table-cell table:formula="of:=VLOOKUP([.R29];[freqspar.$A$4:.$B$1000];2;0 )" office:value-type="percentage" office:value="0.000629940964815756">
            <text:p>0,06%</text:p>
          </table:table-cell>
          <table:table-cell table:formula="of:=VLOOKUP([.S29];[freqspar.$A$4:.$B$1000];2;0 )" office:value-type="percentage" office:value="0">
            <text:p>#N/D</text:p>
          </table:table-cell>
          <table:table-cell table:formula="of:=VLOOKUP([.T29];[freqspar.$A$4:.$B$1000];2;0 )" office:value-type="percentage" office:value="0">
            <text:p>#N/D</text:p>
          </table:table-cell>
          <table:table-cell table:formula="of:=VLOOKUP([.U29];[freqspar.$A$4:.$B$1000];2;0 )" office:value-type="percentage" office:value="0">
            <text:p>#N/D</text:p>
          </table:table-cell>
          <table:table-cell table:formula="of:=VLOOKUP([.V29];[freqspar.$A$4:.$B$1000];2;0 )" office:value-type="percentage" office:value="0">
            <text:p>#N/D</text:p>
          </table:table-cell>
          <table:table-cell table:formula="of:=VLOOKUP([.W29];[freqspar.$A$4:.$B$1000];2;0 )" office:value-type="percentage" office:value="0.00000132401228683402">
            <text:p>0,00%</text:p>
          </table:table-cell>
          <table:table-cell table:formula="of:=VLOOKUP([.X29];[freqspar.$A$4:.$B$1000];2;0 )" office:value-type="percentage" office:value="0.00000132401228683402">
            <text:p>0,00%</text:p>
          </table:table-cell>
          <table:table-cell table:formula="of:=VLOOKUP([.Y29];[freqspar.$A$4:.$B$1000];2;0 )" office:value-type="percentage" office:value="0.0000529604914733609">
            <text:p>0,01%</text:p>
          </table:table-cell>
          <table:table-cell table:formula="of:=VLOOKUP([.Z29];[freqspar.$A$4:.$B$1000];2;0 )" office:value-type="percentage" office:value="0.0000211841965893443">
            <text:p>0,00%</text:p>
          </table:table-cell>
          <table:table-cell table:formula="of:=VLOOKUP([.AA29];[freqspar.$A$4:.$B$1000];2;0 )" office:value-type="percentage" office:value="0.00147967254202852">
            <text:p>0,15%</text:p>
          </table:table-cell>
          <table:table-cell table:formula="of:=VLOOKUP([.AB29];[freqspar.$A$4:.$B$1000];2;0 )" office:value-type="percentage" office:value="0.000132401228683402">
            <text:p>0,01%</text:p>
          </table:table-cell>
          <table:table-cell table:formula="of:=VLOOKUP([.AC29];[freqspar.$A$4:.$B$1000];2;0 )" office:value-type="percentage" office:value="0">
            <text:p>#N/D</text:p>
          </table:table-cell>
          <table:table-cell table:formula="of:=VLOOKUP([.AD29];[freqspar.$A$4:.$B$1000];2;0 )" office:value-type="percentage" office:value="0">
            <text:p>#N/D</text:p>
          </table:table-cell>
          <table:table-cell table:formula="of:=VLOOKUP([.AE29];[freqspar.$A$4:.$B$1000];2;0 )" office:value-type="percentage" office:value="0">
            <text:p>#N/D</text:p>
          </table:table-cell>
          <table:table-cell table:formula="of:=VLOOKUP([.AF29];[freqspar.$A$4:.$B$1000];2;0 )" office:value-type="percentage" office:value="0">
            <text:p>#N/D</text:p>
          </table:table-cell>
          <table:table-cell table:formula="of:=VLOOKUP([.AG29];[freqspar.$A$4:.$B$1000];2;0 )" office:value-type="percentage" office:value="0">
            <text:p>#N/D</text:p>
          </table:table-cell>
          <table:table-cell/>
          <table:table-cell table:formula="of:=IF(ISERROR([.AI29]);0;[.AI29])" office:value-type="percentage" office:value="0.00000804739175927486">
            <text:p>0,00%</text:p>
          </table:table-cell>
          <table:table-cell table:formula="of:=IF(ISERROR([.AJ29]);0;[.AJ29])" office:value-type="percentage" office:value="0.000029042090668318">
            <text:p>0,00%</text:p>
          </table:table-cell>
          <table:table-cell table:formula="of:=IF(ISERROR([.AK29]);0;[.AK29])" office:value-type="percentage" office:value="0.000662151793857121">
            <text:p>0,07%</text:p>
          </table:table-cell>
          <table:table-cell table:style-name="ce5" table:formula="of:=IF(ISERROR([.AL29]);0;[.AL29])" office:value-type="percentage" office:value="0.000629940964815756">
            <text:p>0,06%</text:p>
          </table:table-cell>
          <table:table-cell table:style-name="ce5" table:formula="of:=IF(ISERROR([.AM29]);0;[.AM29])" office:value-type="percentage" office:value="0">
            <text:p>0,00%</text:p>
          </table:table-cell>
          <table:table-cell table:style-name="ce5" table:formula="of:=IF(ISERROR([.AN29]);0;[.AN29])" office:value-type="percentage" office:value="0">
            <text:p>0,00%</text:p>
          </table:table-cell>
          <table:table-cell table:style-name="ce5" table:formula="of:=IF(ISERROR([.AO29]);0;[.AO29])" office:value-type="percentage" office:value="0">
            <text:p>0,00%</text:p>
          </table:table-cell>
          <table:table-cell table:style-name="ce5" table:formula="of:=IF(ISERROR([.AP29]);0;[.AP29])" office:value-type="percentage" office:value="0">
            <text:p>0,00%</text:p>
          </table:table-cell>
          <table:table-cell table:style-name="ce5" table:formula="of:=IF(ISERROR([.AQ29]);0;[.AQ29])" office:value-type="percentage" office:value="0.00000132401228683402">
            <text:p>0,00%</text:p>
          </table:table-cell>
          <table:table-cell table:style-name="ce5" table:formula="of:=IF(ISERROR([.AR29]);0;[.AR29])" office:value-type="percentage" office:value="0.00000132401228683402">
            <text:p>0,00%</text:p>
          </table:table-cell>
          <table:table-cell table:style-name="ce5" table:formula="of:=IF(ISERROR([.AS29]);0;[.AS29])" office:value-type="percentage" office:value="0.0000529604914733609">
            <text:p>0,01%</text:p>
          </table:table-cell>
          <table:table-cell table:style-name="ce5" table:formula="of:=IF(ISERROR([.AT29]);0;[.AT29])" office:value-type="percentage" office:value="0.0000211841965893443">
            <text:p>0,00%</text:p>
          </table:table-cell>
          <table:table-cell table:style-name="ce5" table:formula="of:=IF(ISERROR([.AU29]);0;[.AU29])" office:value-type="percentage" office:value="0.00147967254202852">
            <text:p>0,15%</text:p>
          </table:table-cell>
          <table:table-cell table:style-name="ce5" table:formula="of:=IF(ISERROR([.AV29]);0;[.AV29])" office:value-type="percentage" office:value="0.000132401228683402">
            <text:p>0,01%</text:p>
          </table:table-cell>
          <table:table-cell table:style-name="ce5" table:formula="of:=IF(ISERROR([.AW29]);0;[.AW29])" office:value-type="percentage" office:value="0">
            <text:p>0,00%</text:p>
          </table:table-cell>
          <table:table-cell table:style-name="ce5" table:formula="of:=IF(ISERROR([.AX29]);0;[.AX29])" office:value-type="percentage" office:value="0">
            <text:p>0,00%</text:p>
          </table:table-cell>
          <table:table-cell table:style-name="ce5" table:formula="of:=IF(ISERROR([.AY29]);0;[.AY29])" office:value-type="percentage" office:value="0">
            <text:p>0,00%</text:p>
          </table:table-cell>
          <table:table-cell table:style-name="ce5" table:formula="of:=IF(ISERROR([.AZ29]);0;[.AZ29])" office:value-type="percentage" office:value="0">
            <text:p>0,00%</text:p>
          </table:table-cell>
          <table:table-cell table:style-name="ce5" table:formula="of:=IF(ISERROR([.BA29]);0;[.BA29])" office:value-type="percentage" office:value="0">
            <text:p>0,00%</text:p>
          </table:table-cell>
        </table:table-row>
        <table:table-row table:style-name="ro6">
          <table:table-cell table:formula="of:=SUM([.BC29:.BU34])" office:value-type="percentage" office:value="0.0199181073828662">
            <text:p>1,99%</text:p>
          </table:table-cell>
          <table:table-cell table:style-name="ce22" table:formula="of:=IF([tmp.I2]=&quot;&quot;;&quot;?&quot;;[tmp.I2])" office:value-type="string" office:string-value="o">
            <text:p>o</text:p>
          </table:table-cell>
          <table:table-cell table:style-name="ce22" table:formula="of:=IF([tmp.J2]=&quot;&quot;;&quot;?&quot;;[tmp.J2])" office:value-type="string" office:string-value="i">
            <text:p>i</text:p>
          </table:table-cell>
          <table:table-cell table:style-name="ce22" table:formula="of:=IF([tmp.K2]=&quot;&quot;;&quot;?&quot;;[tmp.K2])" office:value-type="string" office:string-value="e">
            <text:p>e</text:p>
          </table:table-cell>
          <table:table-cell table:style-name="ce22" table:formula="of:=IF([tmp.L2]=&quot;&quot;;&quot;?&quot;;[tmp.L2])" office:value-type="string" office:string-value="a">
            <text:p>a</text:p>
          </table:table-cell>
          <table:table-cell table:style-name="ce22" table:formula="of:=IF([tmp.M2]=&quot;&quot;;&quot;?&quot;;[tmp.M2])" office:value-type="string" office:string-value="f">
            <text:p>f</text:p>
          </table:table-cell>
          <table:table-cell table:style-name="ce22" table:formula="of:=IF([tmp.N2]=&quot;&quot;;&quot;?&quot;;[tmp.N2])" office:value-type="string" office:string-value="g">
            <text:p>g</text:p>
          </table:table-cell>
          <table:table-cell table:style-name="ce22" table:formula="of:=IF([tmp.O2]=&quot;&quot;;&quot;?&quot;;[tmp.O2])" office:value-type="string" office:string-value="s">
            <text:p>s</text:p>
          </table:table-cell>
          <table:table-cell table:style-name="ce22" table:formula="of:=IF([tmp.P2]=&quot;&quot;;&quot;?&quot;;[tmp.P2])" office:value-type="string" office:string-value="r">
            <text:p>r</text:p>
          </table:table-cell>
          <table:table-cell table:style-name="ce22" table:formula="of:=IF([tmp.Q2]=&quot;&quot;;&quot;?&quot;;[tmp.Q2])" office:value-type="string" office:string-value="n">
            <text:p>n</text:p>
          </table:table-cell>
          <table:table-cell table:style-name="ce22" table:formula="of:=IF([tmp.R3]=&quot;&quot;;&quot;?&quot;;[tmp.R3])" office:value-type="string" office:string-value="b">
            <text:p>b</text:p>
          </table:table-cell>
          <table:table-cell table:style-name="ce22" table:formula="of:=IF([tmp.T2]=&quot;&quot;;&quot;?&quot;;[tmp.T2])" office:value-type="string" office:string-value="minus">
            <text:p>minus</text:p>
          </table:table-cell>
          <table:table-cell table:style-name="ce22" table:formula="of:=IF([tmp.T2]=&quot;&quot;;&quot;?&quot;;[tmp.T2])" office:value-type="string" office:string-value="minus">
            <text:p>minus</text:p>
          </table:table-cell>
          <table:table-cell/>
          <table:table-cell table:formula="of:=[.B29]&amp;[.C31]" office:value-type="string" office:string-value="uç">
            <text:p>uç</text:p>
          </table:table-cell>
          <table:table-cell table:formula="of:=[.C29]&amp;[.D31]" office:value-type="string" office:string-value="jñ">
            <text:p>jñ</text:p>
          </table:table-cell>
          <table:table-cell table:formula="of:=[.D29]&amp;[.E31]" office:value-type="string" office:string-value="kcoma">
            <text:p>kcoma</text:p>
          </table:table-cell>
          <table:table-cell table:formula="of:=[.E29]&amp;[.F31]" office:value-type="string" office:string-value="yz">
            <text:p>yz</text:p>
          </table:table-cell>
          <table:table-cell table:formula="of:=[.E30]&amp;[.F29]" office:value-type="string" office:string-value="aq">
            <text:p>aq</text:p>
          </table:table-cell>
          <table:table-cell table:formula="of:=[.E30]&amp;[.F30]" office:value-type="string" office:string-value="af">
            <text:p>af</text:p>
          </table:table-cell>
          <table:table-cell table:formula="of:=[.E30]&amp;[.G31]" office:value-type="string" office:string-value="ax">
            <text:p>ax</text:p>
          </table:table-cell>
          <table:table-cell table:formula="of:=[.F29]&amp;[.G31]" office:value-type="string" office:string-value="qx">
            <text:p>qx</text:p>
          </table:table-cell>
          <table:table-cell table:formula="of:=[.G29]&amp;[.H31]" office:value-type="string" office:string-value="wm">
            <text:p>wm</text:p>
          </table:table-cell>
          <table:table-cell table:formula="of:=[.G29]&amp;[.H30]" office:value-type="string" office:string-value="ws">
            <text:p>ws</text:p>
          </table:table-cell>
          <table:table-cell table:formula="of:=[.G30]&amp;[.H30]" office:value-type="string" office:string-value="gs">
            <text:p>gs</text:p>
          </table:table-cell>
          <table:table-cell table:formula="of:=[.H31]&amp;[.H30]" office:value-type="string" office:string-value="ms">
            <text:p>ms</text:p>
          </table:table-cell>
          <table:table-cell table:formula="of:=[.I29]&amp;[.J31]" office:value-type="string" office:string-value="dl">
            <text:p>dl</text:p>
          </table:table-cell>
          <table:table-cell table:formula="of:=[.J29]&amp;[.K31]" office:value-type="string" office:string-value="pdot">
            <text:p>pdot</text:p>
          </table:table-cell>
          <table:table-cell table:formula="of:=[.K29]&amp;[.L31]" office:value-type="string" office:string-value="graveb">
            <text:p>graveb</text:p>
          </table:table-cell>
          <table:table-cell table:formula="of:=[.K30]&amp;[.L29]" office:value-type="string" office:string-value="bacute">
            <text:p>bacute</text:p>
          </table:table-cell>
          <table:table-cell table:formula="of:=[.K30]&amp;[.L30]" office:value-type="string" office:string-value="bminus">
            <text:p>bminus</text:p>
          </table:table-cell>
          <table:table-cell table:formula="of:=[.K30]&amp;[.M29]" office:value-type="string" office:string-value="bplus">
            <text:p>bplus</text:p>
          </table:table-cell>
          <table:table-cell table:formula="of:=[.M30]&amp;[.K30]" office:value-type="string" office:string-value="minusb">
            <text:p>minusb</text:p>
          </table:table-cell>
          <table:table-cell/>
          <table:table-cell table:formula="of:=VLOOKUP([.O30];[freqspar.$A$4:.$B$1000];2;0 )" office:value-type="percentage" office:value="0">
            <text:p>#N/D</text:p>
          </table:table-cell>
          <table:table-cell table:formula="of:=VLOOKUP([.P30];[freqspar.$A$4:.$B$1000];2;0 )" office:value-type="percentage" office:value="0">
            <text:p>#N/D</text:p>
          </table:table-cell>
          <table:table-cell table:formula="of:=VLOOKUP([.Q30];[freqspar.$A$4:.$B$1000];2;0 )" office:value-type="percentage" office:value="0">
            <text:p>#N/D</text:p>
          </table:table-cell>
          <table:table-cell table:formula="of:=VLOOKUP([.R30];[freqspar.$A$4:.$B$1000];2;0 )" office:value-type="percentage" office:value="0.000166780775019365">
            <text:p>0,02%</text:p>
          </table:table-cell>
          <table:table-cell table:formula="of:=VLOOKUP([.S30];[freqspar.$A$4:.$B$1000];2;0 )" office:value-type="percentage" office:value="0.00309805204067681">
            <text:p>0,31%</text:p>
          </table:table-cell>
          <table:table-cell table:formula="of:=VLOOKUP([.T30];[freqspar.$A$4:.$B$1000];2;0 )" office:value-type="percentage" office:value="0.000715314335285677">
            <text:p>0,07%</text:p>
          </table:table-cell>
          <table:table-cell table:formula="of:=VLOOKUP([.U30];[freqspar.$A$4:.$B$1000];2;0 )" office:value-type="percentage" office:value="0.0000305150326536294">
            <text:p>0,00%</text:p>
          </table:table-cell>
          <table:table-cell table:formula="of:=VLOOKUP([.V30];[freqspar.$A$4:.$B$1000];2;0 )" office:value-type="percentage" office:value="0">
            <text:p>#N/D</text:p>
          </table:table-cell>
          <table:table-cell table:formula="of:=VLOOKUP([.W30];[freqspar.$A$4:.$B$1000];2;0 )" office:value-type="percentage" office:value="0">
            <text:p>#N/D</text:p>
          </table:table-cell>
          <table:table-cell table:formula="of:=VLOOKUP([.X30];[freqspar.$A$4:.$B$1000];2;0 )" office:value-type="percentage" office:value="0.00012599393461308">
            <text:p>0,01%</text:p>
          </table:table-cell>
          <table:table-cell table:formula="of:=VLOOKUP([.Y30];[freqspar.$A$4:.$B$1000];2;0 )" office:value-type="percentage" office:value="0.000354863994502117">
            <text:p>0,04%</text:p>
          </table:table-cell>
          <table:table-cell table:formula="of:=VLOOKUP([.Z30];[freqspar.$A$4:.$B$1000];2;0 )" office:value-type="percentage" office:value="0.000310365431123385">
            <text:p>0,03%</text:p>
          </table:table-cell>
          <table:table-cell table:formula="of:=VLOOKUP([.AA30];[freqspar.$A$4:.$B$1000];2;0 )" office:value-type="percentage" office:value="0.0000157348600047159">
            <text:p>0,00%</text:p>
          </table:table-cell>
          <table:table-cell table:formula="of:=VLOOKUP([.AB30];[freqspar.$A$4:.$B$1000];2;0 )" office:value-type="percentage" office:value="0">
            <text:p>#N/D</text:p>
          </table:table-cell>
          <table:table-cell table:formula="of:=VLOOKUP([.AC30];[freqspar.$A$4:.$B$1000];2;0 )" office:value-type="percentage" office:value="0">
            <text:p>#N/D</text:p>
          </table:table-cell>
          <table:table-cell table:formula="of:=VLOOKUP([.AD30];[freqspar.$A$4:.$B$1000];2;0 )" office:value-type="percentage" office:value="0">
            <text:p>#N/D</text:p>
          </table:table-cell>
          <table:table-cell table:formula="of:=VLOOKUP([.AE30];[freqspar.$A$4:.$B$1000];2;0 )" office:value-type="percentage" office:value="0">
            <text:p>#N/D</text:p>
          </table:table-cell>
          <table:table-cell table:formula="of:=VLOOKUP([.AF30];[freqspar.$A$4:.$B$1000];2;0 )" office:value-type="percentage" office:value="0">
            <text:p>#N/D</text:p>
          </table:table-cell>
          <table:table-cell table:formula="of:=VLOOKUP([.AG30];[freqspar.$A$4:.$B$1000];2;0 )" office:value-type="percentage" office:value="0">
            <text:p>#N/D</text:p>
          </table:table-cell>
          <table:table-cell/>
          <table:table-cell table:formula="of:=IF(ISERROR([.AI30]);0;[.AI30])" office:value-type="percentage" office:value="0">
            <text:p>0,00%</text:p>
          </table:table-cell>
          <table:table-cell table:formula="of:=IF(ISERROR([.AJ30]);0;[.AJ30])" office:value-type="percentage" office:value="0">
            <text:p>0,00%</text:p>
          </table:table-cell>
          <table:table-cell table:formula="of:=IF(ISERROR([.AK30]);0;[.AK30])" office:value-type="percentage" office:value="0">
            <text:p>0,00%</text:p>
          </table:table-cell>
          <table:table-cell table:style-name="ce5" table:formula="of:=IF(ISERROR([.AL30]);0;[.AL30])" office:value-type="percentage" office:value="0.000166780775019365">
            <text:p>0,02%</text:p>
          </table:table-cell>
          <table:table-cell table:style-name="ce5" table:formula="of:=IF(ISERROR([.AM30]);0;[.AM30])" office:value-type="percentage" office:value="0.00309805204067681">
            <text:p>0,31%</text:p>
          </table:table-cell>
          <table:table-cell table:style-name="ce5" table:formula="of:=IF(ISERROR([.AN30]);0;[.AN30])" office:value-type="percentage" office:value="0.000715314335285677">
            <text:p>0,07%</text:p>
          </table:table-cell>
          <table:table-cell table:style-name="ce5" table:formula="of:=IF(ISERROR([.AO30]);0;[.AO30])" office:value-type="percentage" office:value="0.0000305150326536294">
            <text:p>0,00%</text:p>
          </table:table-cell>
          <table:table-cell table:style-name="ce5" table:formula="of:=IF(ISERROR([.AP30]);0;[.AP30])" office:value-type="percentage" office:value="0">
            <text:p>0,00%</text:p>
          </table:table-cell>
          <table:table-cell table:style-name="ce5" table:formula="of:=IF(ISERROR([.AQ30]);0;[.AQ30])" office:value-type="percentage" office:value="0">
            <text:p>0,00%</text:p>
          </table:table-cell>
          <table:table-cell table:style-name="ce5" table:formula="of:=IF(ISERROR([.AR30]);0;[.AR30])" office:value-type="percentage" office:value="0.00012599393461308">
            <text:p>0,01%</text:p>
          </table:table-cell>
          <table:table-cell table:style-name="ce5" table:formula="of:=IF(ISERROR([.AS30]);0;[.AS30])" office:value-type="percentage" office:value="0.000354863994502117">
            <text:p>0,04%</text:p>
          </table:table-cell>
          <table:table-cell table:style-name="ce5" table:formula="of:=IF(ISERROR([.AT30]);0;[.AT30])" office:value-type="percentage" office:value="0.000310365431123385">
            <text:p>0,03%</text:p>
          </table:table-cell>
          <table:table-cell table:style-name="ce5" table:formula="of:=IF(ISERROR([.AU30]);0;[.AU30])" office:value-type="percentage" office:value="0.0000157348600047159">
            <text:p>0,00%</text:p>
          </table:table-cell>
          <table:table-cell table:style-name="ce5" table:formula="of:=IF(ISERROR([.AV30]);0;[.AV30])" office:value-type="percentage" office:value="0">
            <text:p>0,00%</text:p>
          </table:table-cell>
          <table:table-cell table:style-name="ce5" table:formula="of:=IF(ISERROR([.AW30]);0;[.AW30])" office:value-type="percentage" office:value="0">
            <text:p>0,00%</text:p>
          </table:table-cell>
          <table:table-cell table:style-name="ce5" table:formula="of:=IF(ISERROR([.AX30]);0;[.AX30])" office:value-type="percentage" office:value="0">
            <text:p>0,00%</text:p>
          </table:table-cell>
          <table:table-cell table:style-name="ce5" table:formula="of:=IF(ISERROR([.AY30]);0;[.AY30])" office:value-type="percentage" office:value="0">
            <text:p>0,00%</text:p>
          </table:table-cell>
          <table:table-cell table:style-name="ce5" table:formula="of:=IF(ISERROR([.AZ30]);0;[.AZ30])" office:value-type="percentage" office:value="0">
            <text:p>0,00%</text:p>
          </table:table-cell>
          <table:table-cell table:style-name="ce5" table:formula="of:=IF(ISERROR([.BA30]);0;[.BA30])" office:value-type="percentage" office:value="0">
            <text:p>0,00%</text:p>
          </table:table-cell>
        </table:table-row>
        <table:table-row table:style-name="ro6">
          <table:table-cell table:style-name="ce8"/>
          <table:table-cell table:style-name="ce22" table:formula="of:=IF([tmp.H3]=&quot;&quot;;&quot;?&quot;;[tmp.H3])" office:value-type="string" office:string-value="&lt;">
            <text:p>&lt;</text:p>
          </table:table-cell>
          <table:table-cell table:style-name="ce22" table:formula="of:=IF([tmp.I3]=&quot;&quot;;&quot;?&quot;;[tmp.I3])" office:value-type="string" office:string-value="ç">
            <text:p>ç</text:p>
          </table:table-cell>
          <table:table-cell table:style-name="ce22" table:formula="of:=IF([tmp.J3]=&quot;&quot;;&quot;?&quot;;[tmp.J3])" office:value-type="string" office:string-value="ñ">
            <text:p>ñ</text:p>
          </table:table-cell>
          <table:table-cell table:style-name="ce22" table:formula="of:=IF([tmp.K3]=&quot;&quot;;&quot;?&quot;;[tmp.K3])" office:value-type="string" office:string-value="coma">
            <text:p>coma</text:p>
          </table:table-cell>
          <table:table-cell table:style-name="ce22" table:formula="of:=IF([tmp.L3]=&quot;&quot;;&quot;?&quot;;[tmp.L3])" office:value-type="string" office:string-value="z">
            <text:p>z</text:p>
          </table:table-cell>
          <table:table-cell table:style-name="ce22" table:formula="of:=IF([tmp.M3]=&quot;&quot;;&quot;?&quot;;[tmp.M3])" office:value-type="string" office:string-value="x">
            <text:p>x</text:p>
          </table:table-cell>
          <table:table-cell table:style-name="ce22" table:formula="of:=IF([tmp.N3]=&quot;&quot;;&quot;?&quot;;[tmp.N3])" office:value-type="string" office:string-value="m">
            <text:p>m</text:p>
          </table:table-cell>
          <table:table-cell table:style-name="ce22" table:formula="of:=IF([tmp.O3]=&quot;&quot;;&quot;?&quot;;[tmp.O3])" office:value-type="string" office:string-value="h">
            <text:p>h</text:p>
          </table:table-cell>
          <table:table-cell table:style-name="ce22" table:formula="of:=IF([tmp.P3]=&quot;&quot;;&quot;?&quot;;[tmp.P3])" office:value-type="string" office:string-value="l">
            <text:p>l</text:p>
          </table:table-cell>
          <table:table-cell table:style-name="ce22" table:formula="of:=IF([tmp.Q3]=&quot;&quot;;&quot;?&quot;;[tmp.Q3])" office:value-type="string" office:string-value="dot">
            <text:p>dot</text:p>
          </table:table-cell>
          <table:table-cell table:style-name="ce22" table:formula="of:=IF([tmp.R3]=&quot;&quot;;&quot;?&quot;;[tmp.R3])" office:value-type="string" office:string-value="b">
            <text:p>b</text:p>
          </table:table-cell>
          <table:table-cell table:style-name="ce17"/>
          <table:table-cell/>
          <table:table-cell table:formula="of:=[.B30]&amp;[.B29]" office:value-type="string" office:string-value="ou">
            <text:p>ou</text:p>
          </table:table-cell>
          <table:table-cell table:formula="of:=[.C30]&amp;[.C29]" office:value-type="string" office:string-value="ij">
            <text:p>ij</text:p>
          </table:table-cell>
          <table:table-cell table:formula="of:=[.D30]&amp;[.D29]" office:value-type="string" office:string-value="ek">
            <text:p>ek</text:p>
          </table:table-cell>
          <table:table-cell table:formula="of:=[.E30]&amp;[.E29]" office:value-type="string" office:string-value="ay">
            <text:p>ay</text:p>
          </table:table-cell>
          <table:table-cell table:formula="of:=[.F31]&amp;[.F29]" office:value-type="string" office:string-value="zq">
            <text:p>zq</text:p>
          </table:table-cell>
          <table:table-cell table:formula="of:=[.F31]&amp;[.F30]" office:value-type="string" office:string-value="zf">
            <text:p>zf</text:p>
          </table:table-cell>
          <table:table-cell table:formula="of:=[.F31]&amp;[.G31]" office:value-type="string" office:string-value="zx">
            <text:p>zx</text:p>
          </table:table-cell>
          <table:table-cell table:formula="of:=[.F30]&amp;[.F29]" office:value-type="string" office:string-value="fq">
            <text:p>fq</text:p>
          </table:table-cell>
          <table:table-cell table:formula="of:=[.G30]&amp;[.G29]" office:value-type="string" office:string-value="gw">
            <text:p>gw</text:p>
          </table:table-cell>
          <table:table-cell table:formula="of:=[.G29]&amp;[.I31]" office:value-type="string" office:string-value="wh">
            <text:p>wh</text:p>
          </table:table-cell>
          <table:table-cell table:formula="of:=[.G30]&amp;[.I31]" office:value-type="string" office:string-value="gh">
            <text:p>gh</text:p>
          </table:table-cell>
          <table:table-cell table:formula="of:=[.H31]&amp;[.I31]" office:value-type="string" office:string-value="mh">
            <text:p>mh</text:p>
          </table:table-cell>
          <table:table-cell table:formula="of:=[.I30]&amp;[.I29]" office:value-type="string" office:string-value="rd">
            <text:p>rd</text:p>
          </table:table-cell>
          <table:table-cell table:formula="of:=[.J30]&amp;[.J29]" office:value-type="string" office:string-value="np">
            <text:p>np</text:p>
          </table:table-cell>
          <table:table-cell table:formula="of:=[.K30]&amp;[.K29]" office:value-type="string" office:string-value="bgrave">
            <text:p>bgrave</text:p>
          </table:table-cell>
          <table:table-cell table:formula="of:=[.L31]&amp;[.L29]" office:value-type="string" office:string-value="bacute">
            <text:p>bacute</text:p>
          </table:table-cell>
          <table:table-cell table:formula="of:=[.L31]&amp;[.L30]" office:value-type="string" office:string-value="bminus">
            <text:p>bminus</text:p>
          </table:table-cell>
          <table:table-cell table:formula="of:=[.L31]&amp;[.M29]" office:value-type="string" office:string-value="bplus">
            <text:p>bplus</text:p>
          </table:table-cell>
          <table:table-cell table:formula="of:=[.M30]&amp;[.L31]" office:value-type="string" office:string-value="minusb">
            <text:p>minusb</text:p>
          </table:table-cell>
          <table:table-cell/>
          <table:table-cell table:formula="of:=VLOOKUP([.O31];[freqspar.$A$4:.$B$1000];2;0 )" office:value-type="percentage" office:value="0.00122184775597073">
            <text:p>0,12%</text:p>
          </table:table-cell>
          <table:table-cell table:formula="of:=VLOOKUP([.P31];[freqspar.$A$4:.$B$1000];2;0 )" office:value-type="percentage" office:value="0.0000663749186357219">
            <text:p>0,01%</text:p>
          </table:table-cell>
          <table:table-cell table:formula="of:=VLOOKUP([.Q31];[freqspar.$A$4:.$B$1000];2;0 )" office:value-type="percentage" office:value="0.000011444594025613">
            <text:p>0,00%</text:p>
          </table:table-cell>
          <table:table-cell table:formula="of:=VLOOKUP([.R31];[freqspar.$A$4:.$B$1000];2;0 )" office:value-type="percentage" office:value="0.000256331369622297">
            <text:p>0,03%</text:p>
          </table:table-cell>
          <table:table-cell table:formula="of:=VLOOKUP([.S31];[freqspar.$A$4:.$B$1000];2;0 )" office:value-type="percentage" office:value="0">
            <text:p>#N/D</text:p>
          </table:table-cell>
          <table:table-cell table:formula="of:=VLOOKUP([.T31];[freqspar.$A$4:.$B$1000];2;0 )" office:value-type="percentage" office:value="0">
            <text:p>#N/D</text:p>
          </table:table-cell>
          <table:table-cell table:formula="of:=VLOOKUP([.U31];[freqspar.$A$4:.$B$1000];2;0 )" office:value-type="percentage" office:value="0">
            <text:p>#N/D</text:p>
          </table:table-cell>
          <table:table-cell table:formula="of:=VLOOKUP([.V31];[freqspar.$A$4:.$B$1000];2;0 )" office:value-type="percentage" office:value="0">
            <text:p>#N/D</text:p>
          </table:table-cell>
          <table:table-cell table:formula="of:=VLOOKUP([.W31];[freqspar.$A$4:.$B$1000];2;0 )" office:value-type="percentage" office:value="0">
            <text:p>#N/D</text:p>
          </table:table-cell>
          <table:table-cell table:formula="of:=VLOOKUP([.X31];[freqspar.$A$4:.$B$1000];2;0 )" office:value-type="percentage" office:value="0.00090594308602974">
            <text:p>0,09%</text:p>
          </table:table-cell>
          <table:table-cell table:formula="of:=VLOOKUP([.Y31];[freqspar.$A$4:.$B$1000];2;0 )" office:value-type="percentage" office:value="0.000337776826949317">
            <text:p>0,03%</text:p>
          </table:table-cell>
          <table:table-cell table:formula="of:=VLOOKUP([.Z31];[freqspar.$A$4:.$B$1000];2;0 )" office:value-type="percentage" office:value="0.00000397203686050207">
            <text:p>0,00%</text:p>
          </table:table-cell>
          <table:table-cell table:formula="of:=VLOOKUP([.AA31];[freqspar.$A$4:.$B$1000];2;0 )" office:value-type="percentage" office:value="0.00187034584403714">
            <text:p>0,19%</text:p>
          </table:table-cell>
          <table:table-cell table:formula="of:=VLOOKUP([.AB31];[freqspar.$A$4:.$B$1000];2;0 )" office:value-type="percentage" office:value="0.0000265152084687288">
            <text:p>0,00%</text:p>
          </table:table-cell>
          <table:table-cell table:formula="of:=VLOOKUP([.AC31];[freqspar.$A$4:.$B$1000];2;0 )" office:value-type="percentage" office:value="0">
            <text:p>#N/D</text:p>
          </table:table-cell>
          <table:table-cell table:formula="of:=VLOOKUP([.AD31];[freqspar.$A$4:.$B$1000];2;0 )" office:value-type="percentage" office:value="0">
            <text:p>#N/D</text:p>
          </table:table-cell>
          <table:table-cell table:formula="of:=VLOOKUP([.AE31];[freqspar.$A$4:.$B$1000];2;0 )" office:value-type="percentage" office:value="0">
            <text:p>#N/D</text:p>
          </table:table-cell>
          <table:table-cell table:formula="of:=VLOOKUP([.AF31];[freqspar.$A$4:.$B$1000];2;0 )" office:value-type="percentage" office:value="0">
            <text:p>#N/D</text:p>
          </table:table-cell>
          <table:table-cell table:formula="of:=VLOOKUP([.AG31];[freqspar.$A$4:.$B$1000];2;0 )" office:value-type="percentage" office:value="0">
            <text:p>#N/D</text:p>
          </table:table-cell>
          <table:table-cell/>
          <table:table-cell table:formula="of:=IF(ISERROR([.AI31]);0;[.AI31])" office:value-type="percentage" office:value="0.00122184775597073">
            <text:p>0,12%</text:p>
          </table:table-cell>
          <table:table-cell table:formula="of:=IF(ISERROR([.AJ31]);0;[.AJ31])" office:value-type="percentage" office:value="0.0000663749186357219">
            <text:p>0,01%</text:p>
          </table:table-cell>
          <table:table-cell table:formula="of:=IF(ISERROR([.AK31]);0;[.AK31])" office:value-type="percentage" office:value="0.000011444594025613">
            <text:p>0,00%</text:p>
          </table:table-cell>
          <table:table-cell table:style-name="ce5" table:formula="of:=IF(ISERROR([.AL31]);0;[.AL31])" office:value-type="percentage" office:value="0.000256331369622297">
            <text:p>0,03%</text:p>
          </table:table-cell>
          <table:table-cell table:style-name="ce5" table:formula="of:=IF(ISERROR([.AM31]);0;[.AM31])" office:value-type="percentage" office:value="0">
            <text:p>0,00%</text:p>
          </table:table-cell>
          <table:table-cell table:style-name="ce5" table:formula="of:=IF(ISERROR([.AN31]);0;[.AN31])" office:value-type="percentage" office:value="0">
            <text:p>0,00%</text:p>
          </table:table-cell>
          <table:table-cell table:style-name="ce5" table:formula="of:=IF(ISERROR([.AO31]);0;[.AO31])" office:value-type="percentage" office:value="0">
            <text:p>0,00%</text:p>
          </table:table-cell>
          <table:table-cell table:style-name="ce5" table:formula="of:=IF(ISERROR([.AP31]);0;[.AP31])" office:value-type="percentage" office:value="0">
            <text:p>0,00%</text:p>
          </table:table-cell>
          <table:table-cell table:style-name="ce5" table:formula="of:=IF(ISERROR([.AQ31]);0;[.AQ31])" office:value-type="percentage" office:value="0">
            <text:p>0,00%</text:p>
          </table:table-cell>
          <table:table-cell table:style-name="ce5" table:formula="of:=IF(ISERROR([.AR31]);0;[.AR31])" office:value-type="percentage" office:value="0.00090594308602974">
            <text:p>0,09%</text:p>
          </table:table-cell>
          <table:table-cell table:style-name="ce5" table:formula="of:=IF(ISERROR([.AS31]);0;[.AS31])" office:value-type="percentage" office:value="0.000337776826949317">
            <text:p>0,03%</text:p>
          </table:table-cell>
          <table:table-cell table:style-name="ce5" table:formula="of:=IF(ISERROR([.AT31]);0;[.AT31])" office:value-type="percentage" office:value="0.00000397203686050207">
            <text:p>0,00%</text:p>
          </table:table-cell>
          <table:table-cell table:style-name="ce5" table:formula="of:=IF(ISERROR([.AU31]);0;[.AU31])" office:value-type="percentage" office:value="0.00187034584403714">
            <text:p>0,19%</text:p>
          </table:table-cell>
          <table:table-cell table:style-name="ce5" table:formula="of:=IF(ISERROR([.AV31]);0;[.AV31])" office:value-type="percentage" office:value="0.0000265152084687288">
            <text:p>0,00%</text:p>
          </table:table-cell>
          <table:table-cell table:style-name="ce5" table:formula="of:=IF(ISERROR([.AW31]);0;[.AW31])" office:value-type="percentage" office:value="0">
            <text:p>0,00%</text:p>
          </table:table-cell>
          <table:table-cell table:style-name="ce5" table:formula="of:=IF(ISERROR([.AX31]);0;[.AX31])" office:value-type="percentage" office:value="0">
            <text:p>0,00%</text:p>
          </table:table-cell>
          <table:table-cell table:style-name="ce5" table:formula="of:=IF(ISERROR([.AY31]);0;[.AY31])" office:value-type="percentage" office:value="0">
            <text:p>0,00%</text:p>
          </table:table-cell>
          <table:table-cell table:style-name="ce5" table:formula="of:=IF(ISERROR([.AZ31]);0;[.AZ31])" office:value-type="percentage" office:value="0">
            <text:p>0,00%</text:p>
          </table:table-cell>
          <table:table-cell table:style-name="ce5" table:formula="of:=IF(ISERROR([.BA31]);0;[.BA31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B30]&amp;[.C31]" office:value-type="string" office:string-value="oç">
            <text:p>oç</text:p>
          </table:table-cell>
          <table:table-cell table:formula="of:=[.C30]&amp;[.D31]" office:value-type="string" office:string-value="iñ">
            <text:p>iñ</text:p>
          </table:table-cell>
          <table:table-cell table:formula="of:=[.D30]&amp;[.E31]" office:value-type="string" office:string-value="ecoma">
            <text:p>ecoma</text:p>
          </table:table-cell>
          <table:table-cell table:formula="of:=[.E30]&amp;[.F31]" office:value-type="string" office:string-value="az">
            <text:p>az</text:p>
          </table:table-cell>
          <table:table-cell table:formula="of:=[.F29]&amp;[.E29]" office:value-type="string" office:string-value="qy">
            <text:p>qy</text:p>
          </table:table-cell>
          <table:table-cell table:formula="of:=[.F30]&amp;[.E29]" office:value-type="string" office:string-value="fy">
            <text:p>fy</text:p>
          </table:table-cell>
          <table:table-cell table:formula="of:=[.G31]&amp;[.E29]" office:value-type="string" office:string-value="xy">
            <text:p>xy</text:p>
          </table:table-cell>
          <table:table-cell table:formula="of:=[.F30]&amp;[.G31]" office:value-type="string" office:string-value="fx">
            <text:p>fx</text:p>
          </table:table-cell>
          <table:table-cell table:formula="of:=[.G30]&amp;[.H31]" office:value-type="string" office:string-value="gm">
            <text:p>gm</text:p>
          </table:table-cell>
          <table:table-cell table:formula="of:=[.H29]&amp;[.G29]" office:value-type="string" office:string-value="cw">
            <text:p>cw</text:p>
          </table:table-cell>
          <table:table-cell table:formula="of:=[.H29]&amp;[.G30]" office:value-type="string" office:string-value="cg">
            <text:p>cg</text:p>
          </table:table-cell>
          <table:table-cell table:formula="of:=[.H29]&amp;[.H31]" office:value-type="string" office:string-value="cm">
            <text:p>cm</text:p>
          </table:table-cell>
          <table:table-cell table:formula="of:=[.I30]&amp;[.J31]" office:value-type="string" office:string-value="rl">
            <text:p>rl</text:p>
          </table:table-cell>
          <table:table-cell table:formula="of:=[.J30]&amp;[.K31]" office:value-type="string" office:string-value="ndot">
            <text:p>ndot</text:p>
          </table:table-cell>
          <table:table-cell table:formula="of:=[.K30]&amp;[.L31]" office:value-type="string" office:string-value="bb">
            <text:p>bb</text:p>
          </table:table-cell>
          <table:table-cell table:formula="of:=[.L29]&amp;[.K29]" office:value-type="string" office:string-value="acutegrave">
            <text:p>acutegrave</text:p>
          </table:table-cell>
          <table:table-cell table:formula="of:=[.L30]&amp;[.K29]" office:value-type="string" office:string-value="minusgrave">
            <text:p>minusgrave</text:p>
          </table:table-cell>
          <table:table-cell table:formula="of:=[.M29]&amp;[.K29]" office:value-type="string" office:string-value="plusgrave">
            <text:p>plusgrave</text:p>
          </table:table-cell>
          <table:table-cell table:formula="of:=[.K29]&amp;[.M30]" office:value-type="string" office:string-value="graveminus">
            <text:p>graveminus</text:p>
          </table:table-cell>
          <table:table-cell/>
          <table:table-cell table:formula="of:=VLOOKUP([.O32];[freqspar.$A$4:.$B$1000];2;0 )" office:value-type="percentage" office:value="0">
            <text:p>#N/D</text:p>
          </table:table-cell>
          <table:table-cell table:formula="of:=VLOOKUP([.P32];[freqspar.$A$4:.$B$1000];2;0 )" office:value-type="percentage" office:value="0">
            <text:p>#N/D</text:p>
          </table:table-cell>
          <table:table-cell table:formula="of:=VLOOKUP([.Q32];[freqspar.$A$4:.$B$1000];2;0 )" office:value-type="percentage" office:value="0">
            <text:p>#N/D</text:p>
          </table:table-cell>
          <table:table-cell table:formula="of:=VLOOKUP([.R32];[freqspar.$A$4:.$B$1000];2;0 )" office:value-type="percentage" office:value="0.000193269364986302">
            <text:p>0,02%</text:p>
          </table:table-cell>
          <table:table-cell table:formula="of:=VLOOKUP([.S32];[freqspar.$A$4:.$B$1000];2;0 )" office:value-type="percentage" office:value="0">
            <text:p>#N/D</text:p>
          </table:table-cell>
          <table:table-cell table:formula="of:=VLOOKUP([.T32];[freqspar.$A$4:.$B$1000];2;0 )" office:value-type="percentage" office:value="0.0000296464038423061">
            <text:p>0,00%</text:p>
          </table:table-cell>
          <table:table-cell table:formula="of:=VLOOKUP([.U32];[freqspar.$A$4:.$B$1000];2;0 )" office:value-type="percentage" office:value="0.00000222760383020567">
            <text:p>0,00%</text:p>
          </table:table-cell>
          <table:table-cell table:formula="of:=VLOOKUP([.V32];[freqspar.$A$4:.$B$1000];2;0 )" office:value-type="percentage" office:value="0">
            <text:p>#N/D</text:p>
          </table:table-cell>
          <table:table-cell table:formula="of:=VLOOKUP([.W32];[freqspar.$A$4:.$B$1000];2;0 )" office:value-type="percentage" office:value="0.0000710090138527616">
            <text:p>0,01%</text:p>
          </table:table-cell>
          <table:table-cell table:formula="of:=VLOOKUP([.X32];[freqspar.$A$4:.$B$1000];2;0 )" office:value-type="percentage" office:value="0">
            <text:p>#N/D</text:p>
          </table:table-cell>
          <table:table-cell table:formula="of:=VLOOKUP([.Y32];[freqspar.$A$4:.$B$1000];2;0 )" office:value-type="percentage" office:value="0.00000264802457366804">
            <text:p>0,00%</text:p>
          </table:table-cell>
          <table:table-cell table:formula="of:=VLOOKUP([.Z32];[freqspar.$A$4:.$B$1000];2;0 )" office:value-type="percentage" office:value="0.00000529604914733609">
            <text:p>0,00%</text:p>
          </table:table-cell>
          <table:table-cell table:formula="of:=VLOOKUP([.AA32];[freqspar.$A$4:.$B$1000];2;0 )" office:value-type="percentage" office:value="0.000642144971805627">
            <text:p>0,06%</text:p>
          </table:table-cell>
          <table:table-cell table:formula="of:=VLOOKUP([.AB32];[freqspar.$A$4:.$B$1000];2;0 )" office:value-type="percentage" office:value="0">
            <text:p>#N/D</text:p>
          </table:table-cell>
          <table:table-cell table:formula="of:=VLOOKUP([.AC32];[freqspar.$A$4:.$B$1000];2;0 )" office:value-type="percentage" office:value="0">
            <text:p>#N/D</text:p>
          </table:table-cell>
          <table:table-cell table:formula="of:=VLOOKUP([.AD32];[freqspar.$A$4:.$B$1000];2;0 )" office:value-type="percentage" office:value="0">
            <text:p>#N/D</text:p>
          </table:table-cell>
          <table:table-cell table:formula="of:=VLOOKUP([.AE32];[freqspar.$A$4:.$B$1000];2;0 )" office:value-type="percentage" office:value="0">
            <text:p>#N/D</text:p>
          </table:table-cell>
          <table:table-cell table:formula="of:=VLOOKUP([.AF32];[freqspar.$A$4:.$B$1000];2;0 )" office:value-type="percentage" office:value="0">
            <text:p>#N/D</text:p>
          </table:table-cell>
          <table:table-cell table:formula="of:=VLOOKUP([.AG32];[freqspar.$A$4:.$B$1000];2;0 )" office:value-type="percentage" office:value="0">
            <text:p>#N/D</text:p>
          </table:table-cell>
          <table:table-cell/>
          <table:table-cell table:formula="of:=IF(ISERROR([.AI32]);0;[.AI32])" office:value-type="percentage" office:value="0">
            <text:p>0,00%</text:p>
          </table:table-cell>
          <table:table-cell table:formula="of:=IF(ISERROR([.AJ32]);0;[.AJ32])" office:value-type="percentage" office:value="0">
            <text:p>0,00%</text:p>
          </table:table-cell>
          <table:table-cell table:formula="of:=IF(ISERROR([.AK32]);0;[.AK32])" office:value-type="percentage" office:value="0">
            <text:p>0,00%</text:p>
          </table:table-cell>
          <table:table-cell table:style-name="ce5" table:formula="of:=IF(ISERROR([.AL32]);0;[.AL32])" office:value-type="percentage" office:value="0.000193269364986302">
            <text:p>0,02%</text:p>
          </table:table-cell>
          <table:table-cell table:style-name="ce5" table:formula="of:=IF(ISERROR([.AM32]);0;[.AM32])" office:value-type="percentage" office:value="0">
            <text:p>0,00%</text:p>
          </table:table-cell>
          <table:table-cell table:style-name="ce5" table:formula="of:=IF(ISERROR([.AN32]);0;[.AN32])" office:value-type="percentage" office:value="0.0000296464038423061">
            <text:p>0,00%</text:p>
          </table:table-cell>
          <table:table-cell table:style-name="ce5" table:formula="of:=IF(ISERROR([.AO32]);0;[.AO32])" office:value-type="percentage" office:value="0.00000222760383020567">
            <text:p>0,00%</text:p>
          </table:table-cell>
          <table:table-cell table:style-name="ce5" table:formula="of:=IF(ISERROR([.AP32]);0;[.AP32])" office:value-type="percentage" office:value="0">
            <text:p>0,00%</text:p>
          </table:table-cell>
          <table:table-cell table:style-name="ce5" table:formula="of:=IF(ISERROR([.AQ32]);0;[.AQ32])" office:value-type="percentage" office:value="0.0000710090138527616">
            <text:p>0,01%</text:p>
          </table:table-cell>
          <table:table-cell table:style-name="ce5" table:formula="of:=IF(ISERROR([.AR32]);0;[.AR32])" office:value-type="percentage" office:value="0">
            <text:p>0,00%</text:p>
          </table:table-cell>
          <table:table-cell table:style-name="ce5" table:formula="of:=IF(ISERROR([.AS32]);0;[.AS32])" office:value-type="percentage" office:value="0.00000264802457366804">
            <text:p>0,00%</text:p>
          </table:table-cell>
          <table:table-cell table:style-name="ce5" table:formula="of:=IF(ISERROR([.AT32]);0;[.AT32])" office:value-type="percentage" office:value="0.00000529604914733609">
            <text:p>0,00%</text:p>
          </table:table-cell>
          <table:table-cell table:style-name="ce5" table:formula="of:=IF(ISERROR([.AU32]);0;[.AU32])" office:value-type="percentage" office:value="0.000642144971805627">
            <text:p>0,06%</text:p>
          </table:table-cell>
          <table:table-cell table:style-name="ce5" table:formula="of:=IF(ISERROR([.AV32]);0;[.AV32])" office:value-type="percentage" office:value="0">
            <text:p>0,00%</text:p>
          </table:table-cell>
          <table:table-cell table:style-name="ce5" table:formula="of:=IF(ISERROR([.AW32]);0;[.AW32])" office:value-type="percentage" office:value="0">
            <text:p>0,00%</text:p>
          </table:table-cell>
          <table:table-cell table:style-name="ce5" table:formula="of:=IF(ISERROR([.AX32]);0;[.AX32])" office:value-type="percentage" office:value="0">
            <text:p>0,00%</text:p>
          </table:table-cell>
          <table:table-cell table:style-name="ce5" table:formula="of:=IF(ISERROR([.AY32]);0;[.AY32])" office:value-type="percentage" office:value="0">
            <text:p>0,00%</text:p>
          </table:table-cell>
          <table:table-cell table:style-name="ce5" table:formula="of:=IF(ISERROR([.AZ32]);0;[.AZ32])" office:value-type="percentage" office:value="0">
            <text:p>0,00%</text:p>
          </table:table-cell>
          <table:table-cell table:style-name="ce5" table:formula="of:=IF(ISERROR([.BA32]);0;[.BA32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C31]&amp;[.B29]" office:value-type="string" office:string-value="çu">
            <text:p>çu</text:p>
          </table:table-cell>
          <table:table-cell table:formula="of:=[.D31]&amp;[.C29]" office:value-type="string" office:string-value="ñj">
            <text:p>ñj</text:p>
          </table:table-cell>
          <table:table-cell table:formula="of:=[.E31]&amp;[.D29]" office:value-type="string" office:string-value="comak">
            <text:p>comak</text:p>
          </table:table-cell>
          <table:table-cell table:formula="of:=[.F31]&amp;[.E29]" office:value-type="string" office:string-value="zy">
            <text:p>zy</text:p>
          </table:table-cell>
          <table:table-cell table:formula="of:=[.F29]&amp;[.E30]" office:value-type="string" office:string-value="qa">
            <text:p>qa</text:p>
          </table:table-cell>
          <table:table-cell table:formula="of:=[.F30]&amp;[.E30]" office:value-type="string" office:string-value="fa">
            <text:p>fa</text:p>
          </table:table-cell>
          <table:table-cell table:formula="of:=[.G31]&amp;[.E30]" office:value-type="string" office:string-value="xa">
            <text:p>xa</text:p>
          </table:table-cell>
          <table:table-cell table:formula="of:=[.G31]&amp;[.F29]" office:value-type="string" office:string-value="xq">
            <text:p>xq</text:p>
          </table:table-cell>
          <table:table-cell table:formula="of:=[.H31]&amp;[.G29]" office:value-type="string" office:string-value="mw">
            <text:p>mw</text:p>
          </table:table-cell>
          <table:table-cell table:formula="of:=[.H30]&amp;[.G29]" office:value-type="string" office:string-value="sw">
            <text:p>sw</text:p>
          </table:table-cell>
          <table:table-cell table:formula="of:=[.H30]&amp;[.G30]" office:value-type="string" office:string-value="sg">
            <text:p>sg</text:p>
          </table:table-cell>
          <table:table-cell table:formula="of:=[.H30]&amp;[.H31]" office:value-type="string" office:string-value="sm">
            <text:p>sm</text:p>
          </table:table-cell>
          <table:table-cell table:formula="of:=[.J31]&amp;[.I30]" office:value-type="string" office:string-value="lr">
            <text:p>lr</text:p>
          </table:table-cell>
          <table:table-cell table:formula="of:=[.K31]&amp;[.J30]" office:value-type="string" office:string-value="dotn">
            <text:p>dotn</text:p>
          </table:table-cell>
          <table:table-cell table:formula="of:=[.L31]&amp;[.K30]" office:value-type="string" office:string-value="bb">
            <text:p>bb</text:p>
          </table:table-cell>
          <table:table-cell table:formula="of:=[.L29]&amp;[.K30]" office:value-type="string" office:string-value="acuteb">
            <text:p>acuteb</text:p>
          </table:table-cell>
          <table:table-cell table:formula="of:=[.L30]&amp;[.K30]" office:value-type="string" office:string-value="minusb">
            <text:p>minusb</text:p>
          </table:table-cell>
          <table:table-cell table:formula="of:=[.M29]&amp;[.K30]" office:value-type="string" office:string-value="plusb">
            <text:p>plusb</text:p>
          </table:table-cell>
          <table:table-cell table:formula="of:=[.K30]&amp;[.M30]" office:value-type="string" office:string-value="bminus">
            <text:p>bminus</text:p>
          </table:table-cell>
          <table:table-cell/>
          <table:table-cell table:formula="of:=VLOOKUP([.O33];[freqspar.$A$4:.$B$1000];2;0 )" office:value-type="percentage" office:value="0">
            <text:p>#N/D</text:p>
          </table:table-cell>
          <table:table-cell table:formula="of:=VLOOKUP([.P33];[freqspar.$A$4:.$B$1000];2;0 )" office:value-type="percentage" office:value="0">
            <text:p>#N/D</text:p>
          </table:table-cell>
          <table:table-cell table:formula="of:=VLOOKUP([.Q33];[freqspar.$A$4:.$B$1000];2;0 )" office:value-type="percentage" office:value="0">
            <text:p>#N/D</text:p>
          </table:table-cell>
          <table:table-cell table:formula="of:=VLOOKUP([.R33];[freqspar.$A$4:.$B$1000];2;0 )" office:value-type="percentage" office:value="0">
            <text:p>#N/D</text:p>
          </table:table-cell>
          <table:table-cell table:formula="of:=VLOOKUP([.S33];[freqspar.$A$4:.$B$1000];2;0 )" office:value-type="percentage" office:value="0.000000954687355802431">
            <text:p>0,00%</text:p>
          </table:table-cell>
          <table:table-cell table:formula="of:=VLOOKUP([.T33];[freqspar.$A$4:.$B$1000];2;0 )" office:value-type="percentage" office:value="0.00207223508145634">
            <text:p>0,21%</text:p>
          </table:table-cell>
          <table:table-cell table:formula="of:=VLOOKUP([.U33];[freqspar.$A$4:.$B$1000];2;0 )" office:value-type="percentage" office:value="0.000332564368553695">
            <text:p>0,03%</text:p>
          </table:table-cell>
          <table:table-cell table:formula="of:=VLOOKUP([.V33];[freqspar.$A$4:.$B$1000];2;0 )" office:value-type="percentage" office:value="0">
            <text:p>#N/D</text:p>
          </table:table-cell>
          <table:table-cell table:formula="of:=VLOOKUP([.W33];[freqspar.$A$4:.$B$1000];2;0 )" office:value-type="percentage" office:value="0">
            <text:p>#N/D</text:p>
          </table:table-cell>
          <table:table-cell table:formula="of:=VLOOKUP([.X33];[freqspar.$A$4:.$B$1000];2;0 )" office:value-type="percentage" office:value="0.000124102180846666">
            <text:p>0,01%</text:p>
          </table:table-cell>
          <table:table-cell table:formula="of:=VLOOKUP([.Y33];[freqspar.$A$4:.$B$1000];2;0 )" office:value-type="percentage" office:value="0.000582842106168068">
            <text:p>0,06%</text:p>
          </table:table-cell>
          <table:table-cell table:formula="of:=VLOOKUP([.Z33];[freqspar.$A$4:.$B$1000];2;0 )" office:value-type="percentage" office:value="0.000753383040698347">
            <text:p>0,08%</text:p>
          </table:table-cell>
          <table:table-cell table:formula="of:=VLOOKUP([.AA33];[freqspar.$A$4:.$B$1000];2;0 )" office:value-type="percentage" office:value="0.00000132401228683402">
            <text:p>0,00%</text:p>
          </table:table-cell>
          <table:table-cell table:formula="of:=VLOOKUP([.AB33];[freqspar.$A$4:.$B$1000];2;0 )" office:value-type="percentage" office:value="0">
            <text:p>#N/D</text:p>
          </table:table-cell>
          <table:table-cell table:formula="of:=VLOOKUP([.AC33];[freqspar.$A$4:.$B$1000];2;0 )" office:value-type="percentage" office:value="0">
            <text:p>#N/D</text:p>
          </table:table-cell>
          <table:table-cell table:formula="of:=VLOOKUP([.AD33];[freqspar.$A$4:.$B$1000];2;0 )" office:value-type="percentage" office:value="0">
            <text:p>#N/D</text:p>
          </table:table-cell>
          <table:table-cell table:formula="of:=VLOOKUP([.AE33];[freqspar.$A$4:.$B$1000];2;0 )" office:value-type="percentage" office:value="0">
            <text:p>#N/D</text:p>
          </table:table-cell>
          <table:table-cell table:formula="of:=VLOOKUP([.AF33];[freqspar.$A$4:.$B$1000];2;0 )" office:value-type="percentage" office:value="0">
            <text:p>#N/D</text:p>
          </table:table-cell>
          <table:table-cell table:formula="of:=VLOOKUP([.AG33];[freqspar.$A$4:.$B$1000];2;0 )" office:value-type="percentage" office:value="0">
            <text:p>#N/D</text:p>
          </table:table-cell>
          <table:table-cell/>
          <table:table-cell table:formula="of:=IF(ISERROR([.AI33]);0;[.AI33])" office:value-type="percentage" office:value="0">
            <text:p>0,00%</text:p>
          </table:table-cell>
          <table:table-cell table:formula="of:=IF(ISERROR([.AJ33]);0;[.AJ33])" office:value-type="percentage" office:value="0">
            <text:p>0,00%</text:p>
          </table:table-cell>
          <table:table-cell table:formula="of:=IF(ISERROR([.AK33]);0;[.AK33])" office:value-type="percentage" office:value="0">
            <text:p>0,00%</text:p>
          </table:table-cell>
          <table:table-cell table:style-name="ce5" table:formula="of:=IF(ISERROR([.AL33]);0;[.AL33])" office:value-type="percentage" office:value="0">
            <text:p>0,00%</text:p>
          </table:table-cell>
          <table:table-cell table:style-name="ce5" table:formula="of:=IF(ISERROR([.AM33]);0;[.AM33])" office:value-type="percentage" office:value="0.000000954687355802431">
            <text:p>0,00%</text:p>
          </table:table-cell>
          <table:table-cell table:style-name="ce5" table:formula="of:=IF(ISERROR([.AN33]);0;[.AN33])" office:value-type="percentage" office:value="0.00207223508145634">
            <text:p>0,21%</text:p>
          </table:table-cell>
          <table:table-cell table:style-name="ce5" table:formula="of:=IF(ISERROR([.AO33]);0;[.AO33])" office:value-type="percentage" office:value="0.000332564368553695">
            <text:p>0,03%</text:p>
          </table:table-cell>
          <table:table-cell table:style-name="ce5" table:formula="of:=IF(ISERROR([.AP33]);0;[.AP33])" office:value-type="percentage" office:value="0">
            <text:p>0,00%</text:p>
          </table:table-cell>
          <table:table-cell table:style-name="ce5" table:formula="of:=IF(ISERROR([.AQ33]);0;[.AQ33])" office:value-type="percentage" office:value="0">
            <text:p>0,00%</text:p>
          </table:table-cell>
          <table:table-cell table:style-name="ce5" table:formula="of:=IF(ISERROR([.AR33]);0;[.AR33])" office:value-type="percentage" office:value="0.000124102180846666">
            <text:p>0,01%</text:p>
          </table:table-cell>
          <table:table-cell table:style-name="ce5" table:formula="of:=IF(ISERROR([.AS33]);0;[.AS33])" office:value-type="percentage" office:value="0.000582842106168068">
            <text:p>0,06%</text:p>
          </table:table-cell>
          <table:table-cell table:style-name="ce5" table:formula="of:=IF(ISERROR([.AT33]);0;[.AT33])" office:value-type="percentage" office:value="0.000753383040698347">
            <text:p>0,08%</text:p>
          </table:table-cell>
          <table:table-cell table:style-name="ce5" table:formula="of:=IF(ISERROR([.AU33]);0;[.AU33])" office:value-type="percentage" office:value="0.00000132401228683402">
            <text:p>0,00%</text:p>
          </table:table-cell>
          <table:table-cell table:style-name="ce5" table:formula="of:=IF(ISERROR([.AV33]);0;[.AV33])" office:value-type="percentage" office:value="0">
            <text:p>0,00%</text:p>
          </table:table-cell>
          <table:table-cell table:style-name="ce5" table:formula="of:=IF(ISERROR([.AW33]);0;[.AW33])" office:value-type="percentage" office:value="0">
            <text:p>0,00%</text:p>
          </table:table-cell>
          <table:table-cell table:style-name="ce5" table:formula="of:=IF(ISERROR([.AX33]);0;[.AX33])" office:value-type="percentage" office:value="0">
            <text:p>0,00%</text:p>
          </table:table-cell>
          <table:table-cell table:style-name="ce5" table:formula="of:=IF(ISERROR([.AY33]);0;[.AY33])" office:value-type="percentage" office:value="0">
            <text:p>0,00%</text:p>
          </table:table-cell>
          <table:table-cell table:style-name="ce5" table:formula="of:=IF(ISERROR([.AZ33]);0;[.AZ33])" office:value-type="percentage" office:value="0">
            <text:p>0,00%</text:p>
          </table:table-cell>
          <table:table-cell table:style-name="ce5" table:formula="of:=IF(ISERROR([.BA33]);0;[.BA33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C31]&amp;[.B30]" office:value-type="string" office:string-value="ço">
            <text:p>ço</text:p>
          </table:table-cell>
          <table:table-cell table:formula="of:=[.D31]&amp;[.C30]" office:value-type="string" office:string-value="ñi">
            <text:p>ñi</text:p>
          </table:table-cell>
          <table:table-cell table:formula="of:=[.E31]&amp;[.D30]" office:value-type="string" office:string-value="comae">
            <text:p>comae</text:p>
          </table:table-cell>
          <table:table-cell table:formula="of:=[.F31]&amp;[.E30]" office:value-type="string" office:string-value="za">
            <text:p>za</text:p>
          </table:table-cell>
          <table:table-cell table:formula="of:=[.F29]&amp;[.F31]" office:value-type="string" office:string-value="qz">
            <text:p>qz</text:p>
          </table:table-cell>
          <table:table-cell table:formula="of:=[.F30]&amp;[.F31]" office:value-type="string" office:string-value="fz">
            <text:p>fz</text:p>
          </table:table-cell>
          <table:table-cell table:formula="of:=[.G31]&amp;[.F31]" office:value-type="string" office:string-value="xz">
            <text:p>xz</text:p>
          </table:table-cell>
          <table:table-cell table:formula="of:=[.G31]&amp;[.F30]" office:value-type="string" office:string-value="xf">
            <text:p>xf</text:p>
          </table:table-cell>
          <table:table-cell table:formula="of:=[.H31]&amp;[.G30]" office:value-type="string" office:string-value="mg">
            <text:p>mg</text:p>
          </table:table-cell>
          <table:table-cell table:formula="of:=[.I31]&amp;[.G29]" office:value-type="string" office:string-value="hw">
            <text:p>hw</text:p>
          </table:table-cell>
          <table:table-cell table:formula="of:=[.I31]&amp;[.H30]" office:value-type="string" office:string-value="hs">
            <text:p>hs</text:p>
          </table:table-cell>
          <table:table-cell table:formula="of:=[.I31]&amp;[.H31]" office:value-type="string" office:string-value="hm">
            <text:p>hm</text:p>
          </table:table-cell>
          <table:table-cell table:formula="of:=[.J31]&amp;[.I29]" office:value-type="string" office:string-value="ld">
            <text:p>ld</text:p>
          </table:table-cell>
          <table:table-cell table:formula="of:=[.K31]&amp;[.J29]" office:value-type="string" office:string-value="dotp">
            <text:p>dotp</text:p>
          </table:table-cell>
          <table:table-cell table:formula="of:=[.L31]&amp;[.K29]" office:value-type="string" office:string-value="bgrave">
            <text:p>bgrave</text:p>
          </table:table-cell>
          <table:table-cell table:formula="of:=[.L29]&amp;[.L31]" office:value-type="string" office:string-value="acuteb">
            <text:p>acuteb</text:p>
          </table:table-cell>
          <table:table-cell table:formula="of:=[.L30]&amp;[.L31]" office:value-type="string" office:string-value="minusb">
            <text:p>minusb</text:p>
          </table:table-cell>
          <table:table-cell table:formula="of:=[.M29]&amp;[.L31]" office:value-type="string" office:string-value="plusb">
            <text:p>plusb</text:p>
          </table:table-cell>
          <table:table-cell table:formula="of:=[.L31]&amp;[.M30]" office:value-type="string" office:string-value="bminus">
            <text:p>bminus</text:p>
          </table:table-cell>
          <table:table-cell/>
          <table:table-cell table:formula="of:=VLOOKUP([.O34];[freqspar.$A$4:.$B$1000];2;0 )" office:value-type="percentage" office:value="0">
            <text:p>#N/D</text:p>
          </table:table-cell>
          <table:table-cell table:formula="of:=VLOOKUP([.P34];[freqspar.$A$4:.$B$1000];2;0 )" office:value-type="percentage" office:value="0">
            <text:p>#N/D</text:p>
          </table:table-cell>
          <table:table-cell table:formula="of:=VLOOKUP([.Q34];[freqspar.$A$4:.$B$1000];2;0 )" office:value-type="percentage" office:value="0">
            <text:p>#N/D</text:p>
          </table:table-cell>
          <table:table-cell table:formula="of:=VLOOKUP([.R34];[freqspar.$A$4:.$B$1000];2;0 )" office:value-type="percentage" office:value="0.00189884147326723">
            <text:p>0,19%</text:p>
          </table:table-cell>
          <table:table-cell table:formula="of:=VLOOKUP([.S34];[freqspar.$A$4:.$B$1000];2;0 )" office:value-type="percentage" office:value="0">
            <text:p>#N/D</text:p>
          </table:table-cell>
          <table:table-cell table:formula="of:=VLOOKUP([.T34];[freqspar.$A$4:.$B$1000];2;0 )" office:value-type="percentage" office:value="0">
            <text:p>#N/D</text:p>
          </table:table-cell>
          <table:table-cell table:formula="of:=VLOOKUP([.U34];[freqspar.$A$4:.$B$1000];2;0 )" office:value-type="percentage" office:value="0.00000132401228683402">
            <text:p>0,00%</text:p>
          </table:table-cell>
          <table:table-cell table:formula="of:=VLOOKUP([.V34];[freqspar.$A$4:.$B$1000];2;0 )" office:value-type="percentage" office:value="0">
            <text:p>#N/D</text:p>
          </table:table-cell>
          <table:table-cell table:formula="of:=VLOOKUP([.W34];[freqspar.$A$4:.$B$1000];2;0 )" office:value-type="percentage" office:value="0.00000529604914733609">
            <text:p>0,00%</text:p>
          </table:table-cell>
          <table:table-cell table:formula="of:=VLOOKUP([.X34];[freqspar.$A$4:.$B$1000];2;0 )" office:value-type="percentage" office:value="0.00000524495333490531">
            <text:p>0,00%</text:p>
          </table:table-cell>
          <table:table-cell table:formula="of:=VLOOKUP([.Y34];[freqspar.$A$4:.$B$1000];2;0 )" office:value-type="percentage" office:value="0.00004073780601727">
            <text:p>0,00%</text:p>
          </table:table-cell>
          <table:table-cell table:formula="of:=VLOOKUP([.Z34];[freqspar.$A$4:.$B$1000];2;0 )" office:value-type="percentage" office:value="0.0000067339073030478">
            <text:p>0,00%</text:p>
          </table:table-cell>
          <table:table-cell table:formula="of:=VLOOKUP([.AA34];[freqspar.$A$4:.$B$1000];2;0 )" office:value-type="percentage" office:value="0.000610061503178314">
            <text:p>0,06%</text:p>
          </table:table-cell>
          <table:table-cell table:formula="of:=VLOOKUP([.AB34];[freqspar.$A$4:.$B$1000];2;0 )" office:value-type="percentage" office:value="0">
            <text:p>#N/D</text:p>
          </table:table-cell>
          <table:table-cell table:formula="of:=VLOOKUP([.AC34];[freqspar.$A$4:.$B$1000];2;0 )" office:value-type="percentage" office:value="0">
            <text:p>#N/D</text:p>
          </table:table-cell>
          <table:table-cell table:formula="of:=VLOOKUP([.AD34];[freqspar.$A$4:.$B$1000];2;0 )" office:value-type="percentage" office:value="0">
            <text:p>#N/D</text:p>
          </table:table-cell>
          <table:table-cell table:formula="of:=VLOOKUP([.AE34];[freqspar.$A$4:.$B$1000];2;0 )" office:value-type="percentage" office:value="0">
            <text:p>#N/D</text:p>
          </table:table-cell>
          <table:table-cell table:formula="of:=VLOOKUP([.AF34];[freqspar.$A$4:.$B$1000];2;0 )" office:value-type="percentage" office:value="0">
            <text:p>#N/D</text:p>
          </table:table-cell>
          <table:table-cell table:formula="of:=VLOOKUP([.AG34];[freqspar.$A$4:.$B$1000];2;0 )" office:value-type="percentage" office:value="0">
            <text:p>#N/D</text:p>
          </table:table-cell>
          <table:table-cell/>
          <table:table-cell table:formula="of:=IF(ISERROR([.AI34]);0;[.AI34])" office:value-type="percentage" office:value="0">
            <text:p>0,00%</text:p>
          </table:table-cell>
          <table:table-cell table:formula="of:=IF(ISERROR([.AJ34]);0;[.AJ34])" office:value-type="percentage" office:value="0">
            <text:p>0,00%</text:p>
          </table:table-cell>
          <table:table-cell table:formula="of:=IF(ISERROR([.AK34]);0;[.AK34])" office:value-type="percentage" office:value="0">
            <text:p>0,00%</text:p>
          </table:table-cell>
          <table:table-cell table:style-name="ce5" table:formula="of:=IF(ISERROR([.AL34]);0;[.AL34])" office:value-type="percentage" office:value="0.00189884147326723">
            <text:p>0,19%</text:p>
          </table:table-cell>
          <table:table-cell table:style-name="ce5" table:formula="of:=IF(ISERROR([.AM34]);0;[.AM34])" office:value-type="percentage" office:value="0">
            <text:p>0,00%</text:p>
          </table:table-cell>
          <table:table-cell table:style-name="ce5" table:formula="of:=IF(ISERROR([.AN34]);0;[.AN34])" office:value-type="percentage" office:value="0">
            <text:p>0,00%</text:p>
          </table:table-cell>
          <table:table-cell table:style-name="ce5" table:formula="of:=IF(ISERROR([.AO34]);0;[.AO34])" office:value-type="percentage" office:value="0.00000132401228683402">
            <text:p>0,00%</text:p>
          </table:table-cell>
          <table:table-cell table:style-name="ce5" table:formula="of:=IF(ISERROR([.AP34]);0;[.AP34])" office:value-type="percentage" office:value="0">
            <text:p>0,00%</text:p>
          </table:table-cell>
          <table:table-cell table:style-name="ce5" table:formula="of:=IF(ISERROR([.AQ34]);0;[.AQ34])" office:value-type="percentage" office:value="0.00000529604914733609">
            <text:p>0,00%</text:p>
          </table:table-cell>
          <table:table-cell table:style-name="ce5" table:formula="of:=IF(ISERROR([.AR34]);0;[.AR34])" office:value-type="percentage" office:value="0.00000524495333490531">
            <text:p>0,00%</text:p>
          </table:table-cell>
          <table:table-cell table:style-name="ce5" table:formula="of:=IF(ISERROR([.AS34]);0;[.AS34])" office:value-type="percentage" office:value="0.00004073780601727">
            <text:p>0,00%</text:p>
          </table:table-cell>
          <table:table-cell table:style-name="ce5" table:formula="of:=IF(ISERROR([.AT34]);0;[.AT34])" office:value-type="percentage" office:value="0.0000067339073030478">
            <text:p>0,00%</text:p>
          </table:table-cell>
          <table:table-cell table:style-name="ce5" table:formula="of:=IF(ISERROR([.AU34]);0;[.AU34])" office:value-type="percentage" office:value="0.000610061503178314">
            <text:p>0,06%</text:p>
          </table:table-cell>
          <table:table-cell table:style-name="ce5" table:formula="of:=IF(ISERROR([.AV34]);0;[.AV34])" office:value-type="percentage" office:value="0">
            <text:p>0,00%</text:p>
          </table:table-cell>
          <table:table-cell table:style-name="ce5" table:formula="of:=IF(ISERROR([.AW34]);0;[.AW34])" office:value-type="percentage" office:value="0">
            <text:p>0,00%</text:p>
          </table:table-cell>
          <table:table-cell table:style-name="ce5" table:formula="of:=IF(ISERROR([.AX34]);0;[.AX34])" office:value-type="percentage" office:value="0">
            <text:p>0,00%</text:p>
          </table:table-cell>
          <table:table-cell table:style-name="ce5" table:formula="of:=IF(ISERROR([.AY34]);0;[.AY34])" office:value-type="percentage" office:value="0">
            <text:p>0,00%</text:p>
          </table:table-cell>
          <table:table-cell table:style-name="ce5" table:formula="of:=IF(ISERROR([.AZ34]);0;[.AZ34])" office:value-type="percentage" office:value="0">
            <text:p>0,00%</text:p>
          </table:table-cell>
          <table:table-cell table:style-name="ce5" table:formula="of:=IF(ISERROR([.BA34]);0;[.BA34])" office:value-type="percentage" office:value="0">
            <text:p>0,00%</text:p>
          </table:table-cell>
        </table:table-row>
        <table:table-row table:style-name="ro1">
          <table:table-cell table:number-columns-repeated="73"/>
        </table:table-row>
        <table:table-row table:style-name="ro1">
          <table:table-cell table:formula="of:=[layouts.A26]" office:value-type="string" office:string-value="tcat_v02">
            <text:p>tcat_v02</text:p>
          </table:table-cell>
          <table:table-cell table:formula="of:=[layouts.B26]" office:value-type="string" office:string-value="u">
            <text:p>u</text:p>
          </table:table-cell>
          <table:table-cell table:formula="of:=[layouts.C26]" office:value-type="string" office:string-value="w">
            <text:p>w</text:p>
          </table:table-cell>
          <table:table-cell table:formula="of:=[layouts.D26]" office:value-type="string" office:string-value="x">
            <text:p>x</text:p>
          </table:table-cell>
          <table:table-cell table:formula="of:=[layouts.E26]" office:value-type="string" office:string-value="y">
            <text:p>y</text:p>
          </table:table-cell>
          <table:table-cell table:formula="of:=[layouts.F26]" office:value-type="string" office:string-value="j">
            <text:p>j</text:p>
          </table:table-cell>
          <table:table-cell table:formula="of:=[layouts.G26]" office:value-type="string" office:string-value="k">
            <text:p>k</text:p>
          </table:table-cell>
          <table:table-cell table:formula="of:=[layouts.H26]" office:value-type="string" office:string-value="c">
            <text:p>c</text:p>
          </table:table-cell>
          <table:table-cell table:formula="of:=[layouts.I26]" office:value-type="string" office:string-value="d">
            <text:p>d</text:p>
          </table:table-cell>
          <table:table-cell table:formula="of:=[layouts.J26]" office:value-type="string" office:string-value="p">
            <text:p>p</text:p>
          </table:table-cell>
          <table:table-cell table:formula="of:=[layouts.K26]" office:value-type="string" office:string-value="grave">
            <text:p>grave</text:p>
          </table:table-cell>
          <table:table-cell table:formula="of:=[layouts.L26]" office:value-type="string" office:string-value="acute">
            <text:p>acute</text:p>
          </table:table-cell>
          <table:table-cell table:formula="of:=[layouts.M26]" office:value-type="string" office:string-value="plus">
            <text:p>plus</text:p>
          </table:table-cell>
          <table:table-cell/>
          <table:table-cell table:formula="of:=[.B36]&amp;[.B37]" office:value-type="string" office:string-value="uo">
            <text:p>uo</text:p>
          </table:table-cell>
          <table:table-cell table:formula="of:=[.C36]&amp;[.C37]" office:value-type="string" office:string-value="wi">
            <text:p>wi</text:p>
          </table:table-cell>
          <table:table-cell table:formula="of:=[.D36]&amp;[.D37]" office:value-type="string" office:string-value="xa">
            <text:p>xa</text:p>
          </table:table-cell>
          <table:table-cell table:formula="of:=[.E36]&amp;[.E37]" office:value-type="string" office:string-value="ye">
            <text:p>ye</text:p>
          </table:table-cell>
          <table:table-cell table:formula="of:=[.E36]&amp;[.F36]" office:value-type="string" office:string-value="yj">
            <text:p>yj</text:p>
          </table:table-cell>
          <table:table-cell table:formula="of:=[.E36]&amp;[.F37]" office:value-type="string" office:string-value="yh">
            <text:p>yh</text:p>
          </table:table-cell>
          <table:table-cell table:formula="of:=[.E36]&amp;[.G38]" office:value-type="string" office:string-value="yq">
            <text:p>yq</text:p>
          </table:table-cell>
          <table:table-cell table:formula="of:=[.F36]&amp;[.F37]" office:value-type="string" office:string-value="jh">
            <text:p>jh</text:p>
          </table:table-cell>
          <table:table-cell table:formula="of:=[.G36]&amp;[.G37]" office:value-type="string" office:string-value="kl">
            <text:p>kl</text:p>
          </table:table-cell>
          <table:table-cell table:formula="of:=[.G36]&amp;[.H36]" office:value-type="string" office:string-value="kc">
            <text:p>kc</text:p>
          </table:table-cell>
          <table:table-cell table:formula="of:=[.G37]&amp;[.H36]" office:value-type="string" office:string-value="lc">
            <text:p>lc</text:p>
          </table:table-cell>
          <table:table-cell table:formula="of:=[.H38]&amp;[.H36]" office:value-type="string" office:string-value="mc">
            <text:p>mc</text:p>
          </table:table-cell>
          <table:table-cell table:formula="of:=[.I36]&amp;[.I37]" office:value-type="string" office:string-value="dr">
            <text:p>dr</text:p>
          </table:table-cell>
          <table:table-cell table:formula="of:=[.J36]&amp;[.J37]" office:value-type="string" office:string-value="pn">
            <text:p>pn</text:p>
          </table:table-cell>
          <table:table-cell table:formula="of:=[.K36]&amp;[.K37]" office:value-type="string" office:string-value="gravedot">
            <text:p>gravedot</text:p>
          </table:table-cell>
          <table:table-cell table:formula="of:=[.K36]&amp;[.L36]" office:value-type="string" office:string-value="graveacute">
            <text:p>graveacute</text:p>
          </table:table-cell>
          <table:table-cell table:formula="of:=[.K36]&amp;[.L37]" office:value-type="string" office:string-value="gravev">
            <text:p>gravev</text:p>
          </table:table-cell>
          <table:table-cell table:formula="of:=[.K36]&amp;[.M36]" office:value-type="string" office:string-value="graveplus">
            <text:p>graveplus</text:p>
          </table:table-cell>
          <table:table-cell table:formula="of:=[.M37]&amp;[.K36]" office:value-type="string" office:string-value="minusgrave">
            <text:p>minusgrave</text:p>
          </table:table-cell>
          <table:table-cell/>
          <table:table-cell table:formula="of:=VLOOKUP([.O36];[freqspar.$A$4:.$B$1000];2;0 )" office:value-type="percentage" office:value="0.00000804739175927486">
            <text:p>0,00%</text:p>
          </table:table-cell>
          <table:table-cell table:formula="of:=VLOOKUP([.P36];[freqspar.$A$4:.$B$1000];2;0 )" office:value-type="percentage" office:value="0.00057231892695815">
            <text:p>0,06%</text:p>
          </table:table-cell>
          <table:table-cell table:formula="of:=VLOOKUP([.Q36];[freqspar.$A$4:.$B$1000];2;0 )" office:value-type="percentage" office:value="0.000332564368553695">
            <text:p>0,03%</text:p>
          </table:table-cell>
          <table:table-cell table:formula="of:=VLOOKUP([.R36];[freqspar.$A$4:.$B$1000];2;0 )" office:value-type="percentage" office:value="0.000125168753803547">
            <text:p>0,01%</text:p>
          </table:table-cell>
          <table:table-cell table:formula="of:=VLOOKUP([.S36];[freqspar.$A$4:.$B$1000];2;0 )" office:value-type="percentage" office:value="0.00000132401228683402">
            <text:p>0,00%</text:p>
          </table:table-cell>
          <table:table-cell table:formula="of:=VLOOKUP([.T36];[freqspar.$A$4:.$B$1000];2;0 )" office:value-type="percentage" office:value="0">
            <text:p>#N/D</text:p>
          </table:table-cell>
          <table:table-cell table:formula="of:=VLOOKUP([.U36];[freqspar.$A$4:.$B$1000];2;0 )" office:value-type="percentage" office:value="0">
            <text:p>#N/D</text:p>
          </table:table-cell>
          <table:table-cell table:formula="of:=VLOOKUP([.V36];[freqspar.$A$4:.$B$1000];2;0 )" office:value-type="percentage" office:value="0">
            <text:p>#N/D</text:p>
          </table:table-cell>
          <table:table-cell table:formula="of:=VLOOKUP([.W36];[freqspar.$A$4:.$B$1000];2;0 )" office:value-type="percentage" office:value="0.00000668281149061701">
            <text:p>0,00%</text:p>
          </table:table-cell>
          <table:table-cell table:formula="of:=VLOOKUP([.X36];[freqspar.$A$4:.$B$1000];2;0 )" office:value-type="percentage" office:value="0">
            <text:p>#N/D</text:p>
          </table:table-cell>
          <table:table-cell table:formula="of:=VLOOKUP([.Y36];[freqspar.$A$4:.$B$1000];2;0 )" office:value-type="percentage" office:value="0.000312541265188807">
            <text:p>0,03%</text:p>
          </table:table-cell>
          <table:table-cell table:formula="of:=VLOOKUP([.Z36];[freqspar.$A$4:.$B$1000];2;0 )" office:value-type="percentage" office:value="0.0000211841965893443">
            <text:p>0,00%</text:p>
          </table:table-cell>
          <table:table-cell table:formula="of:=VLOOKUP([.AA36];[freqspar.$A$4:.$B$1000];2;0 )" office:value-type="percentage" office:value="0.00147967254202852">
            <text:p>0,15%</text:p>
          </table:table-cell>
          <table:table-cell table:formula="of:=VLOOKUP([.AB36];[freqspar.$A$4:.$B$1000];2;0 )" office:value-type="percentage" office:value="0.000132401228683402">
            <text:p>0,01%</text:p>
          </table:table-cell>
          <table:table-cell table:formula="of:=VLOOKUP([.AC36];[freqspar.$A$4:.$B$1000];2;0 )" office:value-type="percentage" office:value="0">
            <text:p>#N/D</text:p>
          </table:table-cell>
          <table:table-cell table:formula="of:=VLOOKUP([.AD36];[freqspar.$A$4:.$B$1000];2;0 )" office:value-type="percentage" office:value="0">
            <text:p>#N/D</text:p>
          </table:table-cell>
          <table:table-cell table:formula="of:=VLOOKUP([.AE36];[freqspar.$A$4:.$B$1000];2;0 )" office:value-type="percentage" office:value="0">
            <text:p>#N/D</text:p>
          </table:table-cell>
          <table:table-cell table:formula="of:=VLOOKUP([.AF36];[freqspar.$A$4:.$B$1000];2;0 )" office:value-type="percentage" office:value="0">
            <text:p>#N/D</text:p>
          </table:table-cell>
          <table:table-cell table:formula="of:=VLOOKUP([.AG36];[freqspar.$A$4:.$B$1000];2;0 )" office:value-type="percentage" office:value="0">
            <text:p>#N/D</text:p>
          </table:table-cell>
          <table:table-cell/>
          <table:table-cell table:formula="of:=IF(ISERROR([.AI36]);0;[.AI36])" office:value-type="percentage" office:value="0.00000804739175927486">
            <text:p>0,00%</text:p>
          </table:table-cell>
          <table:table-cell table:formula="of:=IF(ISERROR([.AJ36]);0;[.AJ36])" office:value-type="percentage" office:value="0.00057231892695815">
            <text:p>0,06%</text:p>
          </table:table-cell>
          <table:table-cell table:formula="of:=IF(ISERROR([.AK36]);0;[.AK36])" office:value-type="percentage" office:value="0.000332564368553695">
            <text:p>0,03%</text:p>
          </table:table-cell>
          <table:table-cell table:style-name="ce5" table:formula="of:=IF(ISERROR([.AL36]);0;[.AL36])" office:value-type="percentage" office:value="0.000125168753803547">
            <text:p>0,01%</text:p>
          </table:table-cell>
          <table:table-cell table:style-name="ce5" table:formula="of:=IF(ISERROR([.AM36]);0;[.AM36])" office:value-type="percentage" office:value="0.00000132401228683402">
            <text:p>0,00%</text:p>
          </table:table-cell>
          <table:table-cell table:style-name="ce5" table:formula="of:=IF(ISERROR([.AN36]);0;[.AN36])" office:value-type="percentage" office:value="0">
            <text:p>0,00%</text:p>
          </table:table-cell>
          <table:table-cell table:style-name="ce5" table:formula="of:=IF(ISERROR([.AO36]);0;[.AO36])" office:value-type="percentage" office:value="0">
            <text:p>0,00%</text:p>
          </table:table-cell>
          <table:table-cell table:style-name="ce5" table:formula="of:=IF(ISERROR([.AP36]);0;[.AP36])" office:value-type="percentage" office:value="0">
            <text:p>0,00%</text:p>
          </table:table-cell>
          <table:table-cell table:style-name="ce5" table:formula="of:=IF(ISERROR([.AQ36]);0;[.AQ36])" office:value-type="percentage" office:value="0.00000668281149061701">
            <text:p>0,00%</text:p>
          </table:table-cell>
          <table:table-cell table:style-name="ce5" table:formula="of:=IF(ISERROR([.AR36]);0;[.AR36])" office:value-type="percentage" office:value="0">
            <text:p>0,00%</text:p>
          </table:table-cell>
          <table:table-cell table:style-name="ce5" table:formula="of:=IF(ISERROR([.AS36]);0;[.AS36])" office:value-type="percentage" office:value="0.000312541265188807">
            <text:p>0,03%</text:p>
          </table:table-cell>
          <table:table-cell table:style-name="ce5" table:formula="of:=IF(ISERROR([.AT36]);0;[.AT36])" office:value-type="percentage" office:value="0.0000211841965893443">
            <text:p>0,00%</text:p>
          </table:table-cell>
          <table:table-cell table:style-name="ce5" table:formula="of:=IF(ISERROR([.AU36]);0;[.AU36])" office:value-type="percentage" office:value="0.00147967254202852">
            <text:p>0,15%</text:p>
          </table:table-cell>
          <table:table-cell table:style-name="ce5" table:formula="of:=IF(ISERROR([.AV36]);0;[.AV36])" office:value-type="percentage" office:value="0.000132401228683402">
            <text:p>0,01%</text:p>
          </table:table-cell>
          <table:table-cell table:style-name="ce5" table:formula="of:=IF(ISERROR([.AW36]);0;[.AW36])" office:value-type="percentage" office:value="0">
            <text:p>0,00%</text:p>
          </table:table-cell>
          <table:table-cell table:style-name="ce5" table:formula="of:=IF(ISERROR([.AX36]);0;[.AX36])" office:value-type="percentage" office:value="0">
            <text:p>0,00%</text:p>
          </table:table-cell>
          <table:table-cell table:style-name="ce5" table:formula="of:=IF(ISERROR([.AY36]);0;[.AY36])" office:value-type="percentage" office:value="0">
            <text:p>0,00%</text:p>
          </table:table-cell>
          <table:table-cell table:style-name="ce5" table:formula="of:=IF(ISERROR([.AZ36]);0;[.AZ36])" office:value-type="percentage" office:value="0">
            <text:p>0,00%</text:p>
          </table:table-cell>
          <table:table-cell table:style-name="ce5" table:formula="of:=IF(ISERROR([.BA36]);0;[.BA36])" office:value-type="percentage" office:value="0">
            <text:p>0,00%</text:p>
          </table:table-cell>
        </table:table-row>
        <table:table-row table:style-name="ro1">
          <table:table-cell table:formula="of:=SUM([.BC36:.BU41])" office:value-type="percentage" office:value="0.0378105112361171">
            <text:p>3,78%</text:p>
          </table:table-cell>
          <table:table-cell table:formula="of:=[layouts.B27]" office:value-type="string" office:string-value="o">
            <text:p>o</text:p>
          </table:table-cell>
          <table:table-cell table:formula="of:=[layouts.C27]" office:value-type="string" office:string-value="i">
            <text:p>i</text:p>
          </table:table-cell>
          <table:table-cell table:formula="of:=[layouts.D27]" office:value-type="string" office:string-value="a">
            <text:p>a</text:p>
          </table:table-cell>
          <table:table-cell table:formula="of:=[layouts.E27]" office:value-type="string" office:string-value="e">
            <text:p>e</text:p>
          </table:table-cell>
          <table:table-cell table:formula="of:=[layouts.F27]" office:value-type="string" office:string-value="h">
            <text:p>h</text:p>
          </table:table-cell>
          <table:table-cell table:formula="of:=[layouts.G27]" office:value-type="string" office:string-value="l">
            <text:p>l</text:p>
          </table:table-cell>
          <table:table-cell table:formula="of:=[layouts.H27]" office:value-type="string" office:string-value="s">
            <text:p>s</text:p>
          </table:table-cell>
          <table:table-cell table:formula="of:=[layouts.I27]" office:value-type="string" office:string-value="r">
            <text:p>r</text:p>
          </table:table-cell>
          <table:table-cell table:formula="of:=[layouts.J27]" office:value-type="string" office:string-value="n">
            <text:p>n</text:p>
          </table:table-cell>
          <table:table-cell table:formula="of:=[layouts.K27]" office:value-type="string" office:string-value="dot">
            <text:p>dot</text:p>
          </table:table-cell>
          <table:table-cell table:formula="of:=[layouts.L27]" office:value-type="string" office:string-value="v">
            <text:p>v</text:p>
          </table:table-cell>
          <table:table-cell table:formula="of:=[layouts.M27]" office:value-type="string" office:string-value="minus">
            <text:p>minus</text:p>
          </table:table-cell>
          <table:table-cell/>
          <table:table-cell table:formula="of:=[.B36]&amp;[.C38]" office:value-type="string" office:string-value="uç">
            <text:p>uç</text:p>
          </table:table-cell>
          <table:table-cell table:formula="of:=[.C36]&amp;[.D38]" office:value-type="string" office:string-value="wñ">
            <text:p>wñ</text:p>
          </table:table-cell>
          <table:table-cell table:formula="of:=[.D36]&amp;[.E38]" office:value-type="string" office:string-value="xcoma">
            <text:p>xcoma</text:p>
          </table:table-cell>
          <table:table-cell table:formula="of:=[.E36]&amp;[.F38]" office:value-type="string" office:string-value="yz">
            <text:p>yz</text:p>
          </table:table-cell>
          <table:table-cell table:formula="of:=[.E37]&amp;[.F36]" office:value-type="string" office:string-value="ej">
            <text:p>ej</text:p>
          </table:table-cell>
          <table:table-cell table:formula="of:=[.E37]&amp;[.F37]" office:value-type="string" office:string-value="eh">
            <text:p>eh</text:p>
          </table:table-cell>
          <table:table-cell table:formula="of:=[.E37]&amp;[.G38]" office:value-type="string" office:string-value="eq">
            <text:p>eq</text:p>
          </table:table-cell>
          <table:table-cell table:formula="of:=[.F36]&amp;[.G38]" office:value-type="string" office:string-value="jq">
            <text:p>jq</text:p>
          </table:table-cell>
          <table:table-cell table:formula="of:=[.G36]&amp;[.H38]" office:value-type="string" office:string-value="km">
            <text:p>km</text:p>
          </table:table-cell>
          <table:table-cell table:formula="of:=[.G36]&amp;[.H37]" office:value-type="string" office:string-value="ks">
            <text:p>ks</text:p>
          </table:table-cell>
          <table:table-cell table:formula="of:=[.G37]&amp;[.H37]" office:value-type="string" office:string-value="ls">
            <text:p>ls</text:p>
          </table:table-cell>
          <table:table-cell table:formula="of:=[.H38]&amp;[.H37]" office:value-type="string" office:string-value="ms">
            <text:p>ms</text:p>
          </table:table-cell>
          <table:table-cell table:formula="of:=[.I36]&amp;[.J38]" office:value-type="string" office:string-value="df">
            <text:p>df</text:p>
          </table:table-cell>
          <table:table-cell table:formula="of:=[.J36]&amp;[.K38]" office:value-type="string" office:string-value="pt">
            <text:p>pt</text:p>
          </table:table-cell>
          <table:table-cell table:formula="of:=[.K36]&amp;[.L38]" office:value-type="string" office:string-value="graveb">
            <text:p>graveb</text:p>
          </table:table-cell>
          <table:table-cell table:formula="of:=[.K37]&amp;[.L36]" office:value-type="string" office:string-value="dotacute">
            <text:p>dotacute</text:p>
          </table:table-cell>
          <table:table-cell table:formula="of:=[.K37]&amp;[.L37]" office:value-type="string" office:string-value="dotv">
            <text:p>dotv</text:p>
          </table:table-cell>
          <table:table-cell table:formula="of:=[.K37]&amp;[.M36]" office:value-type="string" office:string-value="dotplus">
            <text:p>dotplus</text:p>
          </table:table-cell>
          <table:table-cell table:formula="of:=[.M37]&amp;[.K37]" office:value-type="string" office:string-value="minusdot">
            <text:p>minusdot</text:p>
          </table:table-cell>
          <table:table-cell/>
          <table:table-cell table:formula="of:=VLOOKUP([.O37];[freqspar.$A$4:.$B$1000];2;0 )" office:value-type="percentage" office:value="0">
            <text:p>#N/D</text:p>
          </table:table-cell>
          <table:table-cell table:formula="of:=VLOOKUP([.P37];[freqspar.$A$4:.$B$1000];2;0 )" office:value-type="percentage" office:value="0">
            <text:p>#N/D</text:p>
          </table:table-cell>
          <table:table-cell table:formula="of:=VLOOKUP([.Q37];[freqspar.$A$4:.$B$1000];2;0 )" office:value-type="percentage" office:value="0">
            <text:p>#N/D</text:p>
          </table:table-cell>
          <table:table-cell table:formula="of:=VLOOKUP([.R37];[freqspar.$A$4:.$B$1000];2;0 )" office:value-type="percentage" office:value="0.000166780775019365">
            <text:p>0,02%</text:p>
          </table:table-cell>
          <table:table-cell table:formula="of:=VLOOKUP([.S37];[freqspar.$A$4:.$B$1000];2;0 )" office:value-type="percentage" office:value="0.000476886734731981">
            <text:p>0,05%</text:p>
          </table:table-cell>
          <table:table-cell table:formula="of:=VLOOKUP([.T37];[freqspar.$A$4:.$B$1000];2;0 )" office:value-type="percentage" office:value="0.0000226974375441065">
            <text:p>0,00%</text:p>
          </table:table-cell>
          <table:table-cell table:formula="of:=VLOOKUP([.U37];[freqspar.$A$4:.$B$1000];2;0 )" office:value-type="percentage" office:value="0.000632564624887529">
            <text:p>0,06%</text:p>
          </table:table-cell>
          <table:table-cell table:formula="of:=VLOOKUP([.V37];[freqspar.$A$4:.$B$1000];2;0 )" office:value-type="percentage" office:value="0">
            <text:p>#N/D</text:p>
          </table:table-cell>
          <table:table-cell table:formula="of:=VLOOKUP([.W37];[freqspar.$A$4:.$B$1000];2;0 )" office:value-type="percentage" office:value="0.00000397203686050207">
            <text:p>0,00%</text:p>
          </table:table-cell>
          <table:table-cell table:formula="of:=VLOOKUP([.X37];[freqspar.$A$4:.$B$1000];2;0 )" office:value-type="percentage" office:value="0.0000155815725674236">
            <text:p>0,00%</text:p>
          </table:table-cell>
          <table:table-cell table:formula="of:=VLOOKUP([.Y37];[freqspar.$A$4:.$B$1000];2;0 )" office:value-type="percentage" office:value="0.00316291012589848">
            <text:p>0,32%</text:p>
          </table:table-cell>
          <table:table-cell table:formula="of:=VLOOKUP([.Z37];[freqspar.$A$4:.$B$1000];2;0 )" office:value-type="percentage" office:value="0.000310365431123385">
            <text:p>0,03%</text:p>
          </table:table-cell>
          <table:table-cell table:formula="of:=VLOOKUP([.AA37];[freqspar.$A$4:.$B$1000];2;0 )" office:value-type="percentage" office:value="0.00000429026597910288">
            <text:p>0,00%</text:p>
          </table:table-cell>
          <table:table-cell table:formula="of:=VLOOKUP([.AB37];[freqspar.$A$4:.$B$1000];2;0 )" office:value-type="percentage" office:value="0.000285854032070146">
            <text:p>0,03%</text:p>
          </table:table-cell>
          <table:table-cell table:formula="of:=VLOOKUP([.AC37];[freqspar.$A$4:.$B$1000];2;0 )" office:value-type="percentage" office:value="0">
            <text:p>#N/D</text:p>
          </table:table-cell>
          <table:table-cell table:formula="of:=VLOOKUP([.AD37];[freqspar.$A$4:.$B$1000];2;0 )" office:value-type="percentage" office:value="0">
            <text:p>#N/D</text:p>
          </table:table-cell>
          <table:table-cell table:formula="of:=VLOOKUP([.AE37];[freqspar.$A$4:.$B$1000];2;0 )" office:value-type="percentage" office:value="0">
            <text:p>#N/D</text:p>
          </table:table-cell>
          <table:table-cell table:formula="of:=VLOOKUP([.AF37];[freqspar.$A$4:.$B$1000];2;0 )" office:value-type="percentage" office:value="0">
            <text:p>#N/D</text:p>
          </table:table-cell>
          <table:table-cell table:formula="of:=VLOOKUP([.AG37];[freqspar.$A$4:.$B$1000];2;0 )" office:value-type="percentage" office:value="0">
            <text:p>#N/D</text:p>
          </table:table-cell>
          <table:table-cell/>
          <table:table-cell table:formula="of:=IF(ISERROR([.AI37]);0;[.AI37])" office:value-type="percentage" office:value="0">
            <text:p>0,00%</text:p>
          </table:table-cell>
          <table:table-cell table:formula="of:=IF(ISERROR([.AJ37]);0;[.AJ37])" office:value-type="percentage" office:value="0">
            <text:p>0,00%</text:p>
          </table:table-cell>
          <table:table-cell table:formula="of:=IF(ISERROR([.AK37]);0;[.AK37])" office:value-type="percentage" office:value="0">
            <text:p>0,00%</text:p>
          </table:table-cell>
          <table:table-cell table:style-name="ce5" table:formula="of:=IF(ISERROR([.AL37]);0;[.AL37])" office:value-type="percentage" office:value="0.000166780775019365">
            <text:p>0,02%</text:p>
          </table:table-cell>
          <table:table-cell table:style-name="ce5" table:formula="of:=IF(ISERROR([.AM37]);0;[.AM37])" office:value-type="percentage" office:value="0.000476886734731981">
            <text:p>0,05%</text:p>
          </table:table-cell>
          <table:table-cell table:style-name="ce5" table:formula="of:=IF(ISERROR([.AN37]);0;[.AN37])" office:value-type="percentage" office:value="0.0000226974375441065">
            <text:p>0,00%</text:p>
          </table:table-cell>
          <table:table-cell table:style-name="ce5" table:formula="of:=IF(ISERROR([.AO37]);0;[.AO37])" office:value-type="percentage" office:value="0.000632564624887529">
            <text:p>0,06%</text:p>
          </table:table-cell>
          <table:table-cell table:style-name="ce5" table:formula="of:=IF(ISERROR([.AP37]);0;[.AP37])" office:value-type="percentage" office:value="0">
            <text:p>0,00%</text:p>
          </table:table-cell>
          <table:table-cell table:style-name="ce5" table:formula="of:=IF(ISERROR([.AQ37]);0;[.AQ37])" office:value-type="percentage" office:value="0.00000397203686050207">
            <text:p>0,00%</text:p>
          </table:table-cell>
          <table:table-cell table:style-name="ce5" table:formula="of:=IF(ISERROR([.AR37]);0;[.AR37])" office:value-type="percentage" office:value="0.0000155815725674236">
            <text:p>0,00%</text:p>
          </table:table-cell>
          <table:table-cell table:style-name="ce5" table:formula="of:=IF(ISERROR([.AS37]);0;[.AS37])" office:value-type="percentage" office:value="0.00316291012589848">
            <text:p>0,32%</text:p>
          </table:table-cell>
          <table:table-cell table:style-name="ce5" table:formula="of:=IF(ISERROR([.AT37]);0;[.AT37])" office:value-type="percentage" office:value="0.000310365431123385">
            <text:p>0,03%</text:p>
          </table:table-cell>
          <table:table-cell table:style-name="ce5" table:formula="of:=IF(ISERROR([.AU37]);0;[.AU37])" office:value-type="percentage" office:value="0.00000429026597910288">
            <text:p>0,00%</text:p>
          </table:table-cell>
          <table:table-cell table:style-name="ce5" table:formula="of:=IF(ISERROR([.AV37]);0;[.AV37])" office:value-type="percentage" office:value="0.000285854032070146">
            <text:p>0,03%</text:p>
          </table:table-cell>
          <table:table-cell table:style-name="ce5" table:formula="of:=IF(ISERROR([.AW37]);0;[.AW37])" office:value-type="percentage" office:value="0">
            <text:p>0,00%</text:p>
          </table:table-cell>
          <table:table-cell table:style-name="ce5" table:formula="of:=IF(ISERROR([.AX37]);0;[.AX37])" office:value-type="percentage" office:value="0">
            <text:p>0,00%</text:p>
          </table:table-cell>
          <table:table-cell table:style-name="ce5" table:formula="of:=IF(ISERROR([.AY37]);0;[.AY37])" office:value-type="percentage" office:value="0">
            <text:p>0,00%</text:p>
          </table:table-cell>
          <table:table-cell table:style-name="ce5" table:formula="of:=IF(ISERROR([.AZ37]);0;[.AZ37])" office:value-type="percentage" office:value="0">
            <text:p>0,00%</text:p>
          </table:table-cell>
          <table:table-cell table:style-name="ce5" table:formula="of:=IF(ISERROR([.BA37]);0;[.BA37])" office:value-type="percentage" office:value="0">
            <text:p>0,00%</text:p>
          </table:table-cell>
        </table:table-row>
        <table:table-row table:style-name="ro1">
          <table:table-cell/>
          <table:table-cell table:formula="of:=[layouts.B28]" office:value-type="string" office:string-value="&lt;">
            <text:p>&lt;</text:p>
          </table:table-cell>
          <table:table-cell table:formula="of:=[layouts.C28]" office:value-type="string" office:string-value="ç">
            <text:p>ç</text:p>
          </table:table-cell>
          <table:table-cell table:formula="of:=[layouts.D28]" office:value-type="string" office:string-value="ñ">
            <text:p>ñ</text:p>
          </table:table-cell>
          <table:table-cell table:formula="of:=[layouts.E28]" office:value-type="string" office:string-value="coma">
            <text:p>coma</text:p>
          </table:table-cell>
          <table:table-cell table:formula="of:=[layouts.F28]" office:value-type="string" office:string-value="z">
            <text:p>z</text:p>
          </table:table-cell>
          <table:table-cell table:formula="of:=[layouts.G28]" office:value-type="string" office:string-value="q">
            <text:p>q</text:p>
          </table:table-cell>
          <table:table-cell table:formula="of:=[layouts.H28]" office:value-type="string" office:string-value="m">
            <text:p>m</text:p>
          </table:table-cell>
          <table:table-cell table:formula="of:=[layouts.I28]" office:value-type="string" office:string-value="g">
            <text:p>g</text:p>
          </table:table-cell>
          <table:table-cell table:formula="of:=[layouts.J28]" office:value-type="string" office:string-value="f">
            <text:p>f</text:p>
          </table:table-cell>
          <table:table-cell table:formula="of:=[layouts.K28]" office:value-type="string" office:string-value="t">
            <text:p>t</text:p>
          </table:table-cell>
          <table:table-cell table:formula="of:=[layouts.L28]" office:value-type="string" office:string-value="b">
            <text:p>b</text:p>
          </table:table-cell>
          <table:table-cell table:number-columns-repeated="2"/>
          <table:table-cell table:formula="of:=[.B37]&amp;[.B36]" office:value-type="string" office:string-value="ou">
            <text:p>ou</text:p>
          </table:table-cell>
          <table:table-cell table:formula="of:=[.C37]&amp;[.C36]" office:value-type="string" office:string-value="iw">
            <text:p>iw</text:p>
          </table:table-cell>
          <table:table-cell table:formula="of:=[.D37]&amp;[.D36]" office:value-type="string" office:string-value="ax">
            <text:p>ax</text:p>
          </table:table-cell>
          <table:table-cell table:formula="of:=[.E37]&amp;[.E36]" office:value-type="string" office:string-value="ey">
            <text:p>ey</text:p>
          </table:table-cell>
          <table:table-cell table:formula="of:=[.F38]&amp;[.F36]" office:value-type="string" office:string-value="zj">
            <text:p>zj</text:p>
          </table:table-cell>
          <table:table-cell table:formula="of:=[.F38]&amp;[.F37]" office:value-type="string" office:string-value="zh">
            <text:p>zh</text:p>
          </table:table-cell>
          <table:table-cell table:formula="of:=[.F38]&amp;[.G38]" office:value-type="string" office:string-value="zq">
            <text:p>zq</text:p>
          </table:table-cell>
          <table:table-cell table:formula="of:=[.F37]&amp;[.F36]" office:value-type="string" office:string-value="hj">
            <text:p>hj</text:p>
          </table:table-cell>
          <table:table-cell table:formula="of:=[.G37]&amp;[.G36]" office:value-type="string" office:string-value="lk">
            <text:p>lk</text:p>
          </table:table-cell>
          <table:table-cell table:formula="of:=[.G36]&amp;[.I38]" office:value-type="string" office:string-value="kg">
            <text:p>kg</text:p>
          </table:table-cell>
          <table:table-cell table:formula="of:=[.G37]&amp;[.I38]" office:value-type="string" office:string-value="lg">
            <text:p>lg</text:p>
          </table:table-cell>
          <table:table-cell table:formula="of:=[.H38]&amp;[.I38]" office:value-type="string" office:string-value="mg">
            <text:p>mg</text:p>
          </table:table-cell>
          <table:table-cell table:formula="of:=[.I37]&amp;[.I36]" office:value-type="string" office:string-value="rd">
            <text:p>rd</text:p>
          </table:table-cell>
          <table:table-cell table:formula="of:=[.J37]&amp;[.J36]" office:value-type="string" office:string-value="np">
            <text:p>np</text:p>
          </table:table-cell>
          <table:table-cell table:formula="of:=[.K37]&amp;[.K36]" office:value-type="string" office:string-value="dotgrave">
            <text:p>dotgrave</text:p>
          </table:table-cell>
          <table:table-cell table:formula="of:=[.L38]&amp;[.L36]" office:value-type="string" office:string-value="bacute">
            <text:p>bacute</text:p>
          </table:table-cell>
          <table:table-cell table:formula="of:=[.L38]&amp;[.L37]" office:value-type="string" office:string-value="bv">
            <text:p>bv</text:p>
          </table:table-cell>
          <table:table-cell table:formula="of:=[.L38]&amp;[.M36]" office:value-type="string" office:string-value="bplus">
            <text:p>bplus</text:p>
          </table:table-cell>
          <table:table-cell table:formula="of:=[.M37]&amp;[.L38]" office:value-type="string" office:string-value="minusb">
            <text:p>minusb</text:p>
          </table:table-cell>
          <table:table-cell/>
          <table:table-cell table:formula="of:=VLOOKUP([.O38];[freqspar.$A$4:.$B$1000];2;0 )" office:value-type="percentage" office:value="0.00122184775597073">
            <text:p>0,12%</text:p>
          </table:table-cell>
          <table:table-cell table:formula="of:=VLOOKUP([.P38];[freqspar.$A$4:.$B$1000];2;0 )" office:value-type="percentage" office:value="0.00000159114559300405">
            <text:p>0,00%</text:p>
          </table:table-cell>
          <table:table-cell table:formula="of:=VLOOKUP([.Q38];[freqspar.$A$4:.$B$1000];2;0 )" office:value-type="percentage" office:value="0.0000305150326536294">
            <text:p>0,00%</text:p>
          </table:table-cell>
          <table:table-cell table:formula="of:=VLOOKUP([.R38];[freqspar.$A$4:.$B$1000];2;0 )" office:value-type="percentage" office:value="0.000173447354465223">
            <text:p>0,02%</text:p>
          </table:table-cell>
          <table:table-cell table:formula="of:=VLOOKUP([.S38];[freqspar.$A$4:.$B$1000];2;0 )" office:value-type="percentage" office:value="0">
            <text:p>#N/D</text:p>
          </table:table-cell>
          <table:table-cell table:formula="of:=VLOOKUP([.T38];[freqspar.$A$4:.$B$1000];2;0 )" office:value-type="percentage" office:value="0">
            <text:p>#N/D</text:p>
          </table:table-cell>
          <table:table-cell table:formula="of:=VLOOKUP([.U38];[freqspar.$A$4:.$B$1000];2;0 )" office:value-type="percentage" office:value="0">
            <text:p>#N/D</text:p>
          </table:table-cell>
          <table:table-cell table:formula="of:=VLOOKUP([.V38];[freqspar.$A$4:.$B$1000];2;0 )" office:value-type="percentage" office:value="0">
            <text:p>#N/D</text:p>
          </table:table-cell>
          <table:table-cell table:formula="of:=VLOOKUP([.W38];[freqspar.$A$4:.$B$1000];2;0 )" office:value-type="percentage" office:value="0.0000787732871403058">
            <text:p>0,01%</text:p>
          </table:table-cell>
          <table:table-cell table:formula="of:=VLOOKUP([.X38];[freqspar.$A$4:.$B$1000];2;0 )" office:value-type="percentage" office:value="0">
            <text:p>#N/D</text:p>
          </table:table-cell>
          <table:table-cell table:formula="of:=VLOOKUP([.Y38];[freqspar.$A$4:.$B$1000];2;0 )" office:value-type="percentage" office:value="0.00012687259203475">
            <text:p>0,01%</text:p>
          </table:table-cell>
          <table:table-cell table:formula="of:=VLOOKUP([.Z38];[freqspar.$A$4:.$B$1000];2;0 )" office:value-type="percentage" office:value="0.00000529604914733609">
            <text:p>0,00%</text:p>
          </table:table-cell>
          <table:table-cell table:formula="of:=VLOOKUP([.AA38];[freqspar.$A$4:.$B$1000];2;0 )" office:value-type="percentage" office:value="0.00187034584403714">
            <text:p>0,19%</text:p>
          </table:table-cell>
          <table:table-cell table:formula="of:=VLOOKUP([.AB38];[freqspar.$A$4:.$B$1000];2;0 )" office:value-type="percentage" office:value="0.0000265152084687288">
            <text:p>0,00%</text:p>
          </table:table-cell>
          <table:table-cell table:formula="of:=VLOOKUP([.AC38];[freqspar.$A$4:.$B$1000];2;0 )" office:value-type="percentage" office:value="0">
            <text:p>#N/D</text:p>
          </table:table-cell>
          <table:table-cell table:formula="of:=VLOOKUP([.AD38];[freqspar.$A$4:.$B$1000];2;0 )" office:value-type="percentage" office:value="0">
            <text:p>#N/D</text:p>
          </table:table-cell>
          <table:table-cell table:formula="of:=VLOOKUP([.AE38];[freqspar.$A$4:.$B$1000];2;0 )" office:value-type="percentage" office:value="0.00000397203686050207">
            <text:p>0,00%</text:p>
          </table:table-cell>
          <table:table-cell table:formula="of:=VLOOKUP([.AF38];[freqspar.$A$4:.$B$1000];2;0 )" office:value-type="percentage" office:value="0">
            <text:p>#N/D</text:p>
          </table:table-cell>
          <table:table-cell table:formula="of:=VLOOKUP([.AG38];[freqspar.$A$4:.$B$1000];2;0 )" office:value-type="percentage" office:value="0">
            <text:p>#N/D</text:p>
          </table:table-cell>
          <table:table-cell/>
          <table:table-cell table:formula="of:=IF(ISERROR([.AI38]);0;[.AI38])" office:value-type="percentage" office:value="0.00122184775597073">
            <text:p>0,12%</text:p>
          </table:table-cell>
          <table:table-cell table:formula="of:=IF(ISERROR([.AJ38]);0;[.AJ38])" office:value-type="percentage" office:value="0.00000159114559300405">
            <text:p>0,00%</text:p>
          </table:table-cell>
          <table:table-cell table:formula="of:=IF(ISERROR([.AK38]);0;[.AK38])" office:value-type="percentage" office:value="0.0000305150326536294">
            <text:p>0,00%</text:p>
          </table:table-cell>
          <table:table-cell table:style-name="ce5" table:formula="of:=IF(ISERROR([.AL38]);0;[.AL38])" office:value-type="percentage" office:value="0.000173447354465223">
            <text:p>0,02%</text:p>
          </table:table-cell>
          <table:table-cell table:style-name="ce5" table:formula="of:=IF(ISERROR([.AM38]);0;[.AM38])" office:value-type="percentage" office:value="0">
            <text:p>0,00%</text:p>
          </table:table-cell>
          <table:table-cell table:style-name="ce5" table:formula="of:=IF(ISERROR([.AN38]);0;[.AN38])" office:value-type="percentage" office:value="0">
            <text:p>0,00%</text:p>
          </table:table-cell>
          <table:table-cell table:style-name="ce5" table:formula="of:=IF(ISERROR([.AO38]);0;[.AO38])" office:value-type="percentage" office:value="0">
            <text:p>0,00%</text:p>
          </table:table-cell>
          <table:table-cell table:style-name="ce5" table:formula="of:=IF(ISERROR([.AP38]);0;[.AP38])" office:value-type="percentage" office:value="0">
            <text:p>0,00%</text:p>
          </table:table-cell>
          <table:table-cell table:style-name="ce5" table:formula="of:=IF(ISERROR([.AQ38]);0;[.AQ38])" office:value-type="percentage" office:value="0.0000787732871403058">
            <text:p>0,01%</text:p>
          </table:table-cell>
          <table:table-cell table:style-name="ce5" table:formula="of:=IF(ISERROR([.AR38]);0;[.AR38])" office:value-type="percentage" office:value="0">
            <text:p>0,00%</text:p>
          </table:table-cell>
          <table:table-cell table:style-name="ce5" table:formula="of:=IF(ISERROR([.AS38]);0;[.AS38])" office:value-type="percentage" office:value="0.00012687259203475">
            <text:p>0,01%</text:p>
          </table:table-cell>
          <table:table-cell table:style-name="ce5" table:formula="of:=IF(ISERROR([.AT38]);0;[.AT38])" office:value-type="percentage" office:value="0.00000529604914733609">
            <text:p>0,00%</text:p>
          </table:table-cell>
          <table:table-cell table:style-name="ce5" table:formula="of:=IF(ISERROR([.AU38]);0;[.AU38])" office:value-type="percentage" office:value="0.00187034584403714">
            <text:p>0,19%</text:p>
          </table:table-cell>
          <table:table-cell table:style-name="ce5" table:formula="of:=IF(ISERROR([.AV38]);0;[.AV38])" office:value-type="percentage" office:value="0.0000265152084687288">
            <text:p>0,00%</text:p>
          </table:table-cell>
          <table:table-cell table:style-name="ce5" table:formula="of:=IF(ISERROR([.AW38]);0;[.AW38])" office:value-type="percentage" office:value="0">
            <text:p>0,00%</text:p>
          </table:table-cell>
          <table:table-cell table:style-name="ce5" table:formula="of:=IF(ISERROR([.AX38]);0;[.AX38])" office:value-type="percentage" office:value="0">
            <text:p>0,00%</text:p>
          </table:table-cell>
          <table:table-cell table:style-name="ce5" table:formula="of:=IF(ISERROR([.AY38]);0;[.AY38])" office:value-type="percentage" office:value="0.00000397203686050207">
            <text:p>0,00%</text:p>
          </table:table-cell>
          <table:table-cell table:style-name="ce5" table:formula="of:=IF(ISERROR([.AZ38]);0;[.AZ38])" office:value-type="percentage" office:value="0">
            <text:p>0,00%</text:p>
          </table:table-cell>
          <table:table-cell table:style-name="ce5" table:formula="of:=IF(ISERROR([.BA38]);0;[.BA38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B37]&amp;[.C38]" office:value-type="string" office:string-value="oç">
            <text:p>oç</text:p>
          </table:table-cell>
          <table:table-cell table:formula="of:=[.C37]&amp;[.D38]" office:value-type="string" office:string-value="iñ">
            <text:p>iñ</text:p>
          </table:table-cell>
          <table:table-cell table:formula="of:=[.D37]&amp;[.E38]" office:value-type="string" office:string-value="acoma">
            <text:p>acoma</text:p>
          </table:table-cell>
          <table:table-cell table:formula="of:=[.E37]&amp;[.F38]" office:value-type="string" office:string-value="ez">
            <text:p>ez</text:p>
          </table:table-cell>
          <table:table-cell table:formula="of:=[.F36]&amp;[.E36]" office:value-type="string" office:string-value="jy">
            <text:p>jy</text:p>
          </table:table-cell>
          <table:table-cell table:formula="of:=[.F37]&amp;[.E36]" office:value-type="string" office:string-value="hy">
            <text:p>hy</text:p>
          </table:table-cell>
          <table:table-cell table:formula="of:=[.G38]&amp;[.E36]" office:value-type="string" office:string-value="qy">
            <text:p>qy</text:p>
          </table:table-cell>
          <table:table-cell table:formula="of:=[.F37]&amp;[.G38]" office:value-type="string" office:string-value="hq">
            <text:p>hq</text:p>
          </table:table-cell>
          <table:table-cell table:formula="of:=[.G37]&amp;[.H38]" office:value-type="string" office:string-value="lm">
            <text:p>lm</text:p>
          </table:table-cell>
          <table:table-cell table:formula="of:=[.H36]&amp;[.G36]" office:value-type="string" office:string-value="ck">
            <text:p>ck</text:p>
          </table:table-cell>
          <table:table-cell table:formula="of:=[.H36]&amp;[.G37]" office:value-type="string" office:string-value="cl">
            <text:p>cl</text:p>
          </table:table-cell>
          <table:table-cell table:formula="of:=[.H36]&amp;[.H38]" office:value-type="string" office:string-value="cm">
            <text:p>cm</text:p>
          </table:table-cell>
          <table:table-cell table:formula="of:=[.I37]&amp;[.J38]" office:value-type="string" office:string-value="rf">
            <text:p>rf</text:p>
          </table:table-cell>
          <table:table-cell table:formula="of:=[.J37]&amp;[.K38]" office:value-type="string" office:string-value="nt">
            <text:p>nt</text:p>
          </table:table-cell>
          <table:table-cell table:formula="of:=[.K37]&amp;[.L38]" office:value-type="string" office:string-value="dotb">
            <text:p>dotb</text:p>
          </table:table-cell>
          <table:table-cell table:formula="of:=[.L36]&amp;[.K36]" office:value-type="string" office:string-value="acutegrave">
            <text:p>acutegrave</text:p>
          </table:table-cell>
          <table:table-cell table:formula="of:=[.L37]&amp;[.K36]" office:value-type="string" office:string-value="vgrave">
            <text:p>vgrave</text:p>
          </table:table-cell>
          <table:table-cell table:formula="of:=[.M36]&amp;[.K36]" office:value-type="string" office:string-value="plusgrave">
            <text:p>plusgrave</text:p>
          </table:table-cell>
          <table:table-cell table:formula="of:=[.K36]&amp;[.M37]" office:value-type="string" office:string-value="graveminus">
            <text:p>graveminus</text:p>
          </table:table-cell>
          <table:table-cell/>
          <table:table-cell table:formula="of:=VLOOKUP([.O39];[freqspar.$A$4:.$B$1000];2;0 )" office:value-type="percentage" office:value="0">
            <text:p>#N/D</text:p>
          </table:table-cell>
          <table:table-cell table:formula="of:=VLOOKUP([.P39];[freqspar.$A$4:.$B$1000];2;0 )" office:value-type="percentage" office:value="0">
            <text:p>#N/D</text:p>
          </table:table-cell>
          <table:table-cell table:formula="of:=VLOOKUP([.Q39];[freqspar.$A$4:.$B$1000];2;0 )" office:value-type="percentage" office:value="0">
            <text:p>#N/D</text:p>
          </table:table-cell>
          <table:table-cell table:formula="of:=VLOOKUP([.R39];[freqspar.$A$4:.$B$1000];2;0 )" office:value-type="percentage" office:value="0.000203708675063943">
            <text:p>0,02%</text:p>
          </table:table-cell>
          <table:table-cell table:formula="of:=VLOOKUP([.S39];[freqspar.$A$4:.$B$1000];2;0 )" office:value-type="percentage" office:value="0">
            <text:p>#N/D</text:p>
          </table:table-cell>
          <table:table-cell table:formula="of:=VLOOKUP([.T39];[freqspar.$A$4:.$B$1000];2;0 )" office:value-type="percentage" office:value="0.0000797790046867832">
            <text:p>0,01%</text:p>
          </table:table-cell>
          <table:table-cell table:formula="of:=VLOOKUP([.U39];[freqspar.$A$4:.$B$1000];2;0 )" office:value-type="percentage" office:value="0">
            <text:p>#N/D</text:p>
          </table:table-cell>
          <table:table-cell table:formula="of:=VLOOKUP([.V39];[freqspar.$A$4:.$B$1000];2;0 )" office:value-type="percentage" office:value="0">
            <text:p>#N/D</text:p>
          </table:table-cell>
          <table:table-cell table:formula="of:=VLOOKUP([.W39];[freqspar.$A$4:.$B$1000];2;0 )" office:value-type="percentage" office:value="0.00060395928305117">
            <text:p>0,06%</text:p>
          </table:table-cell>
          <table:table-cell table:formula="of:=VLOOKUP([.X39];[freqspar.$A$4:.$B$1000];2;0 )" office:value-type="percentage" office:value="0.000208720494583978">
            <text:p>0,02%</text:p>
          </table:table-cell>
          <table:table-cell table:formula="of:=VLOOKUP([.Y39];[freqspar.$A$4:.$B$1000];2;0 )" office:value-type="percentage" office:value="0.00319802961544593">
            <text:p>0,32%</text:p>
          </table:table-cell>
          <table:table-cell table:formula="of:=VLOOKUP([.Z39];[freqspar.$A$4:.$B$1000];2;0 )" office:value-type="percentage" office:value="0.00000529604914733609">
            <text:p>0,00%</text:p>
          </table:table-cell>
          <table:table-cell table:formula="of:=VLOOKUP([.AA39];[freqspar.$A$4:.$B$1000];2;0 )" office:value-type="percentage" office:value="0.000934698672078967">
            <text:p>0,09%</text:p>
          </table:table-cell>
          <table:table-cell table:formula="of:=VLOOKUP([.AB39];[freqspar.$A$4:.$B$1000];2;0 )" office:value-type="percentage" office:value="0.0137888425187403">
            <text:p>1,38%</text:p>
          </table:table-cell>
          <table:table-cell table:formula="of:=VLOOKUP([.AC39];[freqspar.$A$4:.$B$1000];2;0 )" office:value-type="percentage" office:value="0">
            <text:p>#N/D</text:p>
          </table:table-cell>
          <table:table-cell table:formula="of:=VLOOKUP([.AD39];[freqspar.$A$4:.$B$1000];2;0 )" office:value-type="percentage" office:value="0">
            <text:p>#N/D</text:p>
          </table:table-cell>
          <table:table-cell table:formula="of:=VLOOKUP([.AE39];[freqspar.$A$4:.$B$1000];2;0 )" office:value-type="percentage" office:value="0">
            <text:p>#N/D</text:p>
          </table:table-cell>
          <table:table-cell table:formula="of:=VLOOKUP([.AF39];[freqspar.$A$4:.$B$1000];2;0 )" office:value-type="percentage" office:value="0">
            <text:p>#N/D</text:p>
          </table:table-cell>
          <table:table-cell table:formula="of:=VLOOKUP([.AG39];[freqspar.$A$4:.$B$1000];2;0 )" office:value-type="percentage" office:value="0">
            <text:p>#N/D</text:p>
          </table:table-cell>
          <table:table-cell/>
          <table:table-cell table:formula="of:=IF(ISERROR([.AI39]);0;[.AI39])" office:value-type="percentage" office:value="0">
            <text:p>0,00%</text:p>
          </table:table-cell>
          <table:table-cell table:formula="of:=IF(ISERROR([.AJ39]);0;[.AJ39])" office:value-type="percentage" office:value="0">
            <text:p>0,00%</text:p>
          </table:table-cell>
          <table:table-cell table:formula="of:=IF(ISERROR([.AK39]);0;[.AK39])" office:value-type="percentage" office:value="0">
            <text:p>0,00%</text:p>
          </table:table-cell>
          <table:table-cell table:style-name="ce5" table:formula="of:=IF(ISERROR([.AL39]);0;[.AL39])" office:value-type="percentage" office:value="0.000203708675063943">
            <text:p>0,02%</text:p>
          </table:table-cell>
          <table:table-cell table:style-name="ce5" table:formula="of:=IF(ISERROR([.AM39]);0;[.AM39])" office:value-type="percentage" office:value="0">
            <text:p>0,00%</text:p>
          </table:table-cell>
          <table:table-cell table:style-name="ce5" table:formula="of:=IF(ISERROR([.AN39]);0;[.AN39])" office:value-type="percentage" office:value="0.0000797790046867832">
            <text:p>0,01%</text:p>
          </table:table-cell>
          <table:table-cell table:style-name="ce5" table:formula="of:=IF(ISERROR([.AO39]);0;[.AO39])" office:value-type="percentage" office:value="0">
            <text:p>0,00%</text:p>
          </table:table-cell>
          <table:table-cell table:style-name="ce5" table:formula="of:=IF(ISERROR([.AP39]);0;[.AP39])" office:value-type="percentage" office:value="0">
            <text:p>0,00%</text:p>
          </table:table-cell>
          <table:table-cell table:style-name="ce5" table:formula="of:=IF(ISERROR([.AQ39]);0;[.AQ39])" office:value-type="percentage" office:value="0.00060395928305117">
            <text:p>0,06%</text:p>
          </table:table-cell>
          <table:table-cell table:style-name="ce5" table:formula="of:=IF(ISERROR([.AR39]);0;[.AR39])" office:value-type="percentage" office:value="0.000208720494583978">
            <text:p>0,02%</text:p>
          </table:table-cell>
          <table:table-cell table:style-name="ce5" table:formula="of:=IF(ISERROR([.AS39]);0;[.AS39])" office:value-type="percentage" office:value="0.00319802961544593">
            <text:p>0,32%</text:p>
          </table:table-cell>
          <table:table-cell table:style-name="ce5" table:formula="of:=IF(ISERROR([.AT39]);0;[.AT39])" office:value-type="percentage" office:value="0.00000529604914733609">
            <text:p>0,00%</text:p>
          </table:table-cell>
          <table:table-cell table:style-name="ce5" table:formula="of:=IF(ISERROR([.AU39]);0;[.AU39])" office:value-type="percentage" office:value="0.000934698672078967">
            <text:p>0,09%</text:p>
          </table:table-cell>
          <table:table-cell table:style-name="ce5" table:formula="of:=IF(ISERROR([.AV39]);0;[.AV39])" office:value-type="percentage" office:value="0.0137888425187403">
            <text:p>1,38%</text:p>
          </table:table-cell>
          <table:table-cell table:style-name="ce5" table:formula="of:=IF(ISERROR([.AW39]);0;[.AW39])" office:value-type="percentage" office:value="0">
            <text:p>0,00%</text:p>
          </table:table-cell>
          <table:table-cell table:style-name="ce5" table:formula="of:=IF(ISERROR([.AX39]);0;[.AX39])" office:value-type="percentage" office:value="0">
            <text:p>0,00%</text:p>
          </table:table-cell>
          <table:table-cell table:style-name="ce5" table:formula="of:=IF(ISERROR([.AY39]);0;[.AY39])" office:value-type="percentage" office:value="0">
            <text:p>0,00%</text:p>
          </table:table-cell>
          <table:table-cell table:style-name="ce5" table:formula="of:=IF(ISERROR([.AZ39]);0;[.AZ39])" office:value-type="percentage" office:value="0">
            <text:p>0,00%</text:p>
          </table:table-cell>
          <table:table-cell table:style-name="ce5" table:formula="of:=IF(ISERROR([.BA39]);0;[.BA39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C38]&amp;[.B36]" office:value-type="string" office:string-value="çu">
            <text:p>çu</text:p>
          </table:table-cell>
          <table:table-cell table:formula="of:=[.D38]&amp;[.C36]" office:value-type="string" office:string-value="ñw">
            <text:p>ñw</text:p>
          </table:table-cell>
          <table:table-cell table:formula="of:=[.E38]&amp;[.D36]" office:value-type="string" office:string-value="comax">
            <text:p>comax</text:p>
          </table:table-cell>
          <table:table-cell table:formula="of:=[.F38]&amp;[.E36]" office:value-type="string" office:string-value="zy">
            <text:p>zy</text:p>
          </table:table-cell>
          <table:table-cell table:formula="of:=[.F36]&amp;[.E37]" office:value-type="string" office:string-value="je">
            <text:p>je</text:p>
          </table:table-cell>
          <table:table-cell table:formula="of:=[.F37]&amp;[.E37]" office:value-type="string" office:string-value="he">
            <text:p>he</text:p>
          </table:table-cell>
          <table:table-cell table:formula="of:=[.G38]&amp;[.E37]" office:value-type="string" office:string-value="qe">
            <text:p>qe</text:p>
          </table:table-cell>
          <table:table-cell table:formula="of:=[.G38]&amp;[.F36]" office:value-type="string" office:string-value="qj">
            <text:p>qj</text:p>
          </table:table-cell>
          <table:table-cell table:formula="of:=[.H38]&amp;[.G36]" office:value-type="string" office:string-value="mk">
            <text:p>mk</text:p>
          </table:table-cell>
          <table:table-cell table:formula="of:=[.H37]&amp;[.G36]" office:value-type="string" office:string-value="sk">
            <text:p>sk</text:p>
          </table:table-cell>
          <table:table-cell table:formula="of:=[.H37]&amp;[.G37]" office:value-type="string" office:string-value="sl">
            <text:p>sl</text:p>
          </table:table-cell>
          <table:table-cell table:formula="of:=[.H37]&amp;[.H38]" office:value-type="string" office:string-value="sm">
            <text:p>sm</text:p>
          </table:table-cell>
          <table:table-cell table:formula="of:=[.J38]&amp;[.I37]" office:value-type="string" office:string-value="fr">
            <text:p>fr</text:p>
          </table:table-cell>
          <table:table-cell table:formula="of:=[.K38]&amp;[.J37]" office:value-type="string" office:string-value="tn">
            <text:p>tn</text:p>
          </table:table-cell>
          <table:table-cell table:formula="of:=[.L38]&amp;[.K37]" office:value-type="string" office:string-value="bdot">
            <text:p>bdot</text:p>
          </table:table-cell>
          <table:table-cell table:formula="of:=[.L36]&amp;[.K37]" office:value-type="string" office:string-value="acutedot">
            <text:p>acutedot</text:p>
          </table:table-cell>
          <table:table-cell table:formula="of:=[.L37]&amp;[.K37]" office:value-type="string" office:string-value="vdot">
            <text:p>vdot</text:p>
          </table:table-cell>
          <table:table-cell table:formula="of:=[.M36]&amp;[.K37]" office:value-type="string" office:string-value="plusdot">
            <text:p>plusdot</text:p>
          </table:table-cell>
          <table:table-cell table:formula="of:=[.K37]&amp;[.M37]" office:value-type="string" office:string-value="dotminus">
            <text:p>dotminus</text:p>
          </table:table-cell>
          <table:table-cell/>
          <table:table-cell table:formula="of:=VLOOKUP([.O40];[freqspar.$A$4:.$B$1000];2;0 )" office:value-type="percentage" office:value="0">
            <text:p>#N/D</text:p>
          </table:table-cell>
          <table:table-cell table:formula="of:=VLOOKUP([.P40];[freqspar.$A$4:.$B$1000];2;0 )" office:value-type="percentage" office:value="0">
            <text:p>#N/D</text:p>
          </table:table-cell>
          <table:table-cell table:formula="of:=VLOOKUP([.Q40];[freqspar.$A$4:.$B$1000];2;0 )" office:value-type="percentage" office:value="0">
            <text:p>#N/D</text:p>
          </table:table-cell>
          <table:table-cell table:formula="of:=VLOOKUP([.R40];[freqspar.$A$4:.$B$1000];2;0 )" office:value-type="percentage" office:value="0">
            <text:p>#N/D</text:p>
          </table:table-cell>
          <table:table-cell table:formula="of:=VLOOKUP([.S40];[freqspar.$A$4:.$B$1000];2;0 )" office:value-type="percentage" office:value="0.000999958485114383">
            <text:p>0,10%</text:p>
          </table:table-cell>
          <table:table-cell table:formula="of:=VLOOKUP([.T40];[freqspar.$A$4:.$B$1000];2;0 )" office:value-type="percentage" office:value="0.00180840950587306">
            <text:p>0,18%</text:p>
          </table:table-cell>
          <table:table-cell table:formula="of:=VLOOKUP([.U40];[freqspar.$A$4:.$B$1000];2;0 )" office:value-type="percentage" office:value="0.00000264802457366804">
            <text:p>0,00%</text:p>
          </table:table-cell>
          <table:table-cell table:formula="of:=VLOOKUP([.V40];[freqspar.$A$4:.$B$1000];2;0 )" office:value-type="percentage" office:value="0">
            <text:p>#N/D</text:p>
          </table:table-cell>
          <table:table-cell table:formula="of:=VLOOKUP([.W40];[freqspar.$A$4:.$B$1000];2;0 )" office:value-type="percentage" office:value="0.00000794407372100413">
            <text:p>0,00%</text:p>
          </table:table-cell>
          <table:table-cell table:formula="of:=VLOOKUP([.X40];[freqspar.$A$4:.$B$1000];2;0 )" office:value-type="percentage" office:value="0.0000872794147980485">
            <text:p>0,01%</text:p>
          </table:table-cell>
          <table:table-cell table:formula="of:=VLOOKUP([.Y40];[freqspar.$A$4:.$B$1000];2;0 )" office:value-type="percentage" office:value="0.0000729276688840129">
            <text:p>0,01%</text:p>
          </table:table-cell>
          <table:table-cell table:formula="of:=VLOOKUP([.Z40];[freqspar.$A$4:.$B$1000];2;0 )" office:value-type="percentage" office:value="0.000753383040698347">
            <text:p>0,08%</text:p>
          </table:table-cell>
          <table:table-cell table:formula="of:=VLOOKUP([.AA40];[freqspar.$A$4:.$B$1000];2;0 )" office:value-type="percentage" office:value="0.00165560876840207">
            <text:p>0,17%</text:p>
          </table:table-cell>
          <table:table-cell table:formula="of:=VLOOKUP([.AB40];[freqspar.$A$4:.$B$1000];2;0 )" office:value-type="percentage" office:value="0.0000523414406447726">
            <text:p>0,01%</text:p>
          </table:table-cell>
          <table:table-cell table:formula="of:=VLOOKUP([.AC40];[freqspar.$A$4:.$B$1000];2;0 )" office:value-type="percentage" office:value="0">
            <text:p>#N/D</text:p>
          </table:table-cell>
          <table:table-cell table:formula="of:=VLOOKUP([.AD40];[freqspar.$A$4:.$B$1000];2;0 )" office:value-type="percentage" office:value="0">
            <text:p>#N/D</text:p>
          </table:table-cell>
          <table:table-cell table:formula="of:=VLOOKUP([.AE40];[freqspar.$A$4:.$B$1000];2;0 )" office:value-type="percentage" office:value="0">
            <text:p>#N/D</text:p>
          </table:table-cell>
          <table:table-cell table:formula="of:=VLOOKUP([.AF40];[freqspar.$A$4:.$B$1000];2;0 )" office:value-type="percentage" office:value="0">
            <text:p>#N/D</text:p>
          </table:table-cell>
          <table:table-cell table:formula="of:=VLOOKUP([.AG40];[freqspar.$A$4:.$B$1000];2;0 )" office:value-type="percentage" office:value="0">
            <text:p>#N/D</text:p>
          </table:table-cell>
          <table:table-cell/>
          <table:table-cell table:formula="of:=IF(ISERROR([.AI40]);0;[.AI40])" office:value-type="percentage" office:value="0">
            <text:p>0,00%</text:p>
          </table:table-cell>
          <table:table-cell table:formula="of:=IF(ISERROR([.AJ40]);0;[.AJ40])" office:value-type="percentage" office:value="0">
            <text:p>0,00%</text:p>
          </table:table-cell>
          <table:table-cell table:formula="of:=IF(ISERROR([.AK40]);0;[.AK40])" office:value-type="percentage" office:value="0">
            <text:p>0,00%</text:p>
          </table:table-cell>
          <table:table-cell table:style-name="ce5" table:formula="of:=IF(ISERROR([.AL40]);0;[.AL40])" office:value-type="percentage" office:value="0">
            <text:p>0,00%</text:p>
          </table:table-cell>
          <table:table-cell table:style-name="ce5" table:formula="of:=IF(ISERROR([.AM40]);0;[.AM40])" office:value-type="percentage" office:value="0.000999958485114383">
            <text:p>0,10%</text:p>
          </table:table-cell>
          <table:table-cell table:style-name="ce5" table:formula="of:=IF(ISERROR([.AN40]);0;[.AN40])" office:value-type="percentage" office:value="0.00180840950587306">
            <text:p>0,18%</text:p>
          </table:table-cell>
          <table:table-cell table:style-name="ce5" table:formula="of:=IF(ISERROR([.AO40]);0;[.AO40])" office:value-type="percentage" office:value="0.00000264802457366804">
            <text:p>0,00%</text:p>
          </table:table-cell>
          <table:table-cell table:style-name="ce5" table:formula="of:=IF(ISERROR([.AP40]);0;[.AP40])" office:value-type="percentage" office:value="0">
            <text:p>0,00%</text:p>
          </table:table-cell>
          <table:table-cell table:style-name="ce5" table:formula="of:=IF(ISERROR([.AQ40]);0;[.AQ40])" office:value-type="percentage" office:value="0.00000794407372100413">
            <text:p>0,00%</text:p>
          </table:table-cell>
          <table:table-cell table:style-name="ce5" table:formula="of:=IF(ISERROR([.AR40]);0;[.AR40])" office:value-type="percentage" office:value="0.0000872794147980485">
            <text:p>0,01%</text:p>
          </table:table-cell>
          <table:table-cell table:style-name="ce5" table:formula="of:=IF(ISERROR([.AS40]);0;[.AS40])" office:value-type="percentage" office:value="0.0000729276688840129">
            <text:p>0,01%</text:p>
          </table:table-cell>
          <table:table-cell table:style-name="ce5" table:formula="of:=IF(ISERROR([.AT40]);0;[.AT40])" office:value-type="percentage" office:value="0.000753383040698347">
            <text:p>0,08%</text:p>
          </table:table-cell>
          <table:table-cell table:style-name="ce5" table:formula="of:=IF(ISERROR([.AU40]);0;[.AU40])" office:value-type="percentage" office:value="0.00165560876840207">
            <text:p>0,17%</text:p>
          </table:table-cell>
          <table:table-cell table:style-name="ce5" table:formula="of:=IF(ISERROR([.AV40]);0;[.AV40])" office:value-type="percentage" office:value="0.0000523414406447726">
            <text:p>0,01%</text:p>
          </table:table-cell>
          <table:table-cell table:style-name="ce5" table:formula="of:=IF(ISERROR([.AW40]);0;[.AW40])" office:value-type="percentage" office:value="0">
            <text:p>0,00%</text:p>
          </table:table-cell>
          <table:table-cell table:style-name="ce5" table:formula="of:=IF(ISERROR([.AX40]);0;[.AX40])" office:value-type="percentage" office:value="0">
            <text:p>0,00%</text:p>
          </table:table-cell>
          <table:table-cell table:style-name="ce5" table:formula="of:=IF(ISERROR([.AY40]);0;[.AY40])" office:value-type="percentage" office:value="0">
            <text:p>0,00%</text:p>
          </table:table-cell>
          <table:table-cell table:style-name="ce5" table:formula="of:=IF(ISERROR([.AZ40]);0;[.AZ40])" office:value-type="percentage" office:value="0">
            <text:p>0,00%</text:p>
          </table:table-cell>
          <table:table-cell table:style-name="ce5" table:formula="of:=IF(ISERROR([.BA40]);0;[.BA40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C38]&amp;[.B37]" office:value-type="string" office:string-value="ço">
            <text:p>ço</text:p>
          </table:table-cell>
          <table:table-cell table:formula="of:=[.D38]&amp;[.C37]" office:value-type="string" office:string-value="ñi">
            <text:p>ñi</text:p>
          </table:table-cell>
          <table:table-cell table:formula="of:=[.E38]&amp;[.D37]" office:value-type="string" office:string-value="comaa">
            <text:p>comaa</text:p>
          </table:table-cell>
          <table:table-cell table:formula="of:=[.F38]&amp;[.E37]" office:value-type="string" office:string-value="ze">
            <text:p>ze</text:p>
          </table:table-cell>
          <table:table-cell table:formula="of:=[.F36]&amp;[.F38]" office:value-type="string" office:string-value="jz">
            <text:p>jz</text:p>
          </table:table-cell>
          <table:table-cell table:formula="of:=[.F37]&amp;[.F38]" office:value-type="string" office:string-value="hz">
            <text:p>hz</text:p>
          </table:table-cell>
          <table:table-cell table:formula="of:=[.G38]&amp;[.F38]" office:value-type="string" office:string-value="qz">
            <text:p>qz</text:p>
          </table:table-cell>
          <table:table-cell table:formula="of:=[.G38]&amp;[.F37]" office:value-type="string" office:string-value="qh">
            <text:p>qh</text:p>
          </table:table-cell>
          <table:table-cell table:formula="of:=[.H38]&amp;[.G37]" office:value-type="string" office:string-value="ml">
            <text:p>ml</text:p>
          </table:table-cell>
          <table:table-cell table:formula="of:=[.I38]&amp;[.G36]" office:value-type="string" office:string-value="gk">
            <text:p>gk</text:p>
          </table:table-cell>
          <table:table-cell table:formula="of:=[.I38]&amp;[.H37]" office:value-type="string" office:string-value="gs">
            <text:p>gs</text:p>
          </table:table-cell>
          <table:table-cell table:formula="of:=[.I38]&amp;[.H38]" office:value-type="string" office:string-value="gm">
            <text:p>gm</text:p>
          </table:table-cell>
          <table:table-cell table:formula="of:=[.J38]&amp;[.I36]" office:value-type="string" office:string-value="fd">
            <text:p>fd</text:p>
          </table:table-cell>
          <table:table-cell table:formula="of:=[.K38]&amp;[.J36]" office:value-type="string" office:string-value="tp">
            <text:p>tp</text:p>
          </table:table-cell>
          <table:table-cell table:formula="of:=[.L38]&amp;[.K36]" office:value-type="string" office:string-value="bgrave">
            <text:p>bgrave</text:p>
          </table:table-cell>
          <table:table-cell table:formula="of:=[.L36]&amp;[.L38]" office:value-type="string" office:string-value="acuteb">
            <text:p>acuteb</text:p>
          </table:table-cell>
          <table:table-cell table:formula="of:=[.L37]&amp;[.L38]" office:value-type="string" office:string-value="vb">
            <text:p>vb</text:p>
          </table:table-cell>
          <table:table-cell table:formula="of:=[.M36]&amp;[.L38]" office:value-type="string" office:string-value="plusb">
            <text:p>plusb</text:p>
          </table:table-cell>
          <table:table-cell table:formula="of:=[.L38]&amp;[.M37]" office:value-type="string" office:string-value="bminus">
            <text:p>bminus</text:p>
          </table:table-cell>
          <table:table-cell/>
          <table:table-cell table:formula="of:=VLOOKUP([.O41];[freqspar.$A$4:.$B$1000];2;0 )" office:value-type="percentage" office:value="0">
            <text:p>#N/D</text:p>
          </table:table-cell>
          <table:table-cell table:formula="of:=VLOOKUP([.P41];[freqspar.$A$4:.$B$1000];2;0 )" office:value-type="percentage" office:value="0">
            <text:p>#N/D</text:p>
          </table:table-cell>
          <table:table-cell table:formula="of:=VLOOKUP([.Q41];[freqspar.$A$4:.$B$1000];2;0 )" office:value-type="percentage" office:value="0">
            <text:p>#N/D</text:p>
          </table:table-cell>
          <table:table-cell table:formula="of:=VLOOKUP([.R41];[freqspar.$A$4:.$B$1000];2;0 )" office:value-type="percentage" office:value="0.000312979980829813">
            <text:p>0,03%</text:p>
          </table:table-cell>
          <table:table-cell table:formula="of:=VLOOKUP([.S41];[freqspar.$A$4:.$B$1000];2;0 )" office:value-type="percentage" office:value="0">
            <text:p>#N/D</text:p>
          </table:table-cell>
          <table:table-cell table:formula="of:=VLOOKUP([.T41];[freqspar.$A$4:.$B$1000];2;0 )" office:value-type="percentage" office:value="0">
            <text:p>#N/D</text:p>
          </table:table-cell>
          <table:table-cell table:formula="of:=VLOOKUP([.U41];[freqspar.$A$4:.$B$1000];2;0 )" office:value-type="percentage" office:value="0">
            <text:p>#N/D</text:p>
          </table:table-cell>
          <table:table-cell table:formula="of:=VLOOKUP([.V41];[freqspar.$A$4:.$B$1000];2;0 )" office:value-type="percentage" office:value="0">
            <text:p>#N/D</text:p>
          </table:table-cell>
          <table:table-cell table:formula="of:=VLOOKUP([.W41];[freqspar.$A$4:.$B$1000];2;0 )" office:value-type="percentage" office:value="0.000683512612823175">
            <text:p>0,07%</text:p>
          </table:table-cell>
          <table:table-cell table:formula="of:=VLOOKUP([.X41];[freqspar.$A$4:.$B$1000];2;0 )" office:value-type="percentage" office:value="0">
            <text:p>#N/D</text:p>
          </table:table-cell>
          <table:table-cell table:formula="of:=VLOOKUP([.Y41];[freqspar.$A$4:.$B$1000];2;0 )" office:value-type="percentage" office:value="0.000354863994502117">
            <text:p>0,04%</text:p>
          </table:table-cell>
          <table:table-cell table:formula="of:=VLOOKUP([.Z41];[freqspar.$A$4:.$B$1000];2;0 )" office:value-type="percentage" office:value="0.0000710090138527616">
            <text:p>0,01%</text:p>
          </table:table-cell>
          <table:table-cell table:formula="of:=VLOOKUP([.AA41];[freqspar.$A$4:.$B$1000];2;0 )" office:value-type="percentage" office:value="0.00000662006143417011">
            <text:p>0,00%</text:p>
          </table:table-cell>
          <table:table-cell table:formula="of:=VLOOKUP([.AB41];[freqspar.$A$4:.$B$1000];2;0 )" office:value-type="percentage" office:value="0.000299073489387197">
            <text:p>0,03%</text:p>
          </table:table-cell>
          <table:table-cell table:formula="of:=VLOOKUP([.AC41];[freqspar.$A$4:.$B$1000];2;0 )" office:value-type="percentage" office:value="0">
            <text:p>#N/D</text:p>
          </table:table-cell>
          <table:table-cell table:formula="of:=VLOOKUP([.AD41];[freqspar.$A$4:.$B$1000];2;0 )" office:value-type="percentage" office:value="0">
            <text:p>#N/D</text:p>
          </table:table-cell>
          <table:table-cell table:formula="of:=VLOOKUP([.AE41];[freqspar.$A$4:.$B$1000];2;0 )" office:value-type="percentage" office:value="0.00000593250738453771">
            <text:p>0,00%</text:p>
          </table:table-cell>
          <table:table-cell table:formula="of:=VLOOKUP([.AF41];[freqspar.$A$4:.$B$1000];2;0 )" office:value-type="percentage" office:value="0">
            <text:p>#N/D</text:p>
          </table:table-cell>
          <table:table-cell table:formula="of:=VLOOKUP([.AG41];[freqspar.$A$4:.$B$1000];2;0 )" office:value-type="percentage" office:value="0">
            <text:p>#N/D</text:p>
          </table:table-cell>
          <table:table-cell/>
          <table:table-cell table:formula="of:=IF(ISERROR([.AI41]);0;[.AI41])" office:value-type="percentage" office:value="0">
            <text:p>0,00%</text:p>
          </table:table-cell>
          <table:table-cell table:formula="of:=IF(ISERROR([.AJ41]);0;[.AJ41])" office:value-type="percentage" office:value="0">
            <text:p>0,00%</text:p>
          </table:table-cell>
          <table:table-cell table:formula="of:=IF(ISERROR([.AK41]);0;[.AK41])" office:value-type="percentage" office:value="0">
            <text:p>0,00%</text:p>
          </table:table-cell>
          <table:table-cell table:style-name="ce5" table:formula="of:=IF(ISERROR([.AL41]);0;[.AL41])" office:value-type="percentage" office:value="0.000312979980829813">
            <text:p>0,03%</text:p>
          </table:table-cell>
          <table:table-cell table:style-name="ce5" table:formula="of:=IF(ISERROR([.AM41]);0;[.AM41])" office:value-type="percentage" office:value="0">
            <text:p>0,00%</text:p>
          </table:table-cell>
          <table:table-cell table:style-name="ce5" table:formula="of:=IF(ISERROR([.AN41]);0;[.AN41])" office:value-type="percentage" office:value="0">
            <text:p>0,00%</text:p>
          </table:table-cell>
          <table:table-cell table:style-name="ce5" table:formula="of:=IF(ISERROR([.AO41]);0;[.AO41])" office:value-type="percentage" office:value="0">
            <text:p>0,00%</text:p>
          </table:table-cell>
          <table:table-cell table:style-name="ce5" table:formula="of:=IF(ISERROR([.AP41]);0;[.AP41])" office:value-type="percentage" office:value="0">
            <text:p>0,00%</text:p>
          </table:table-cell>
          <table:table-cell table:style-name="ce5" table:formula="of:=IF(ISERROR([.AQ41]);0;[.AQ41])" office:value-type="percentage" office:value="0.000683512612823175">
            <text:p>0,07%</text:p>
          </table:table-cell>
          <table:table-cell table:style-name="ce5" table:formula="of:=IF(ISERROR([.AR41]);0;[.AR41])" office:value-type="percentage" office:value="0">
            <text:p>0,00%</text:p>
          </table:table-cell>
          <table:table-cell table:style-name="ce5" table:formula="of:=IF(ISERROR([.AS41]);0;[.AS41])" office:value-type="percentage" office:value="0.000354863994502117">
            <text:p>0,04%</text:p>
          </table:table-cell>
          <table:table-cell table:style-name="ce5" table:formula="of:=IF(ISERROR([.AT41]);0;[.AT41])" office:value-type="percentage" office:value="0.0000710090138527616">
            <text:p>0,01%</text:p>
          </table:table-cell>
          <table:table-cell table:style-name="ce5" table:formula="of:=IF(ISERROR([.AU41]);0;[.AU41])" office:value-type="percentage" office:value="0.00000662006143417011">
            <text:p>0,00%</text:p>
          </table:table-cell>
          <table:table-cell table:style-name="ce5" table:formula="of:=IF(ISERROR([.AV41]);0;[.AV41])" office:value-type="percentage" office:value="0.000299073489387197">
            <text:p>0,03%</text:p>
          </table:table-cell>
          <table:table-cell table:style-name="ce5" table:formula="of:=IF(ISERROR([.AW41]);0;[.AW41])" office:value-type="percentage" office:value="0">
            <text:p>0,00%</text:p>
          </table:table-cell>
          <table:table-cell table:style-name="ce5" table:formula="of:=IF(ISERROR([.AX41]);0;[.AX41])" office:value-type="percentage" office:value="0">
            <text:p>0,00%</text:p>
          </table:table-cell>
          <table:table-cell table:style-name="ce5" table:formula="of:=IF(ISERROR([.AY41]);0;[.AY41])" office:value-type="percentage" office:value="0.00000593250738453771">
            <text:p>0,00%</text:p>
          </table:table-cell>
          <table:table-cell table:style-name="ce5" table:formula="of:=IF(ISERROR([.AZ41]);0;[.AZ41])" office:value-type="percentage" office:value="0">
            <text:p>0,00%</text:p>
          </table:table-cell>
          <table:table-cell table:style-name="ce5" table:formula="of:=IF(ISERROR([.BA41]);0;[.BA41])" office:value-type="percentage" office:value="0">
            <text:p>0,00%</text:p>
          </table:table-cell>
        </table:table-row>
        <table:table-row table:style-name="ro1" table:number-rows-repeated="1048534">
          <table:table-cell table:number-columns-repeated="73"/>
        </table:table-row>
        <table:table-row table:style-name="ro1">
          <table:table-cell table:number-columns-repeated="73"/>
        </table:table-row>
      </table:table>
      <table:table table:name="resum" table:style-name="ta1">
        <office:forms form:automatic-focus="false" form:apply-design-mode="false"/>
        <table:table-column table:style-name="co4" table:number-columns-repeated="7" table:default-cell-style-name="Default"/>
        <table:table-row table:style-name="ro1">
          <table:table-cell/>
          <table:table-cell office:value-type="string">
            <text:p>qwerty</text:p>
          </table:table-cell>
          <table:table-cell office:value-type="string">
            <text:p>dvorak es</text:p>
          </table:table-cell>
          <table:table-cell office:value-type="string">
            <text:p>tcat v01</text:p>
          </table:table-cell>
          <table:table-cell office:value-type="string">
            <text:p>tcat_vtest</text:p>
          </table:table-cell>
          <table:table-cell table:formula="of:=[layouts.A21]" office:value-type="string" office:string-value="tcat_vtest2">
            <text:p>tcat_vtest2</text:p>
          </table:table-cell>
          <table:table-cell table:formula="of:=[layouts.A26]" office:value-type="string" office:string-value="tcat_v02">
            <text:p>tcat_v02</text:p>
          </table:table-cell>
        </table:table-row>
        <table:table-row table:style-name="ro1">
          <table:table-cell office:value-type="string">
            <text:p>score</text:p>
          </table:table-cell>
          <table:table-cell table:style-name="ce24" table:formula="of:=[layouts.A3]" office:value-type="float" office:value="9.81564376177315">
            <text:p>9,8156437618</text:p>
          </table:table-cell>
          <table:table-cell table:style-name="ce26" table:formula="of:=[layouts.A13]" office:value-type="float" office:value="13.3497822071875">
            <text:p>13,3497822072</text:p>
          </table:table-cell>
          <table:table-cell table:style-name="ce26" table:formula="of:=[layouts.A8]" office:value-type="float" office:value="13.6677569684045">
            <text:p>13,6677569684</text:p>
          </table:table-cell>
          <table:table-cell table:style-name="ce26" table:formula="of:=[layouts.A18]" office:value-type="float" office:value="13.150262762704">
            <text:p>13,1502627627</text:p>
          </table:table-cell>
          <table:table-cell table:style-name="ce24" table:formula="of:=[layouts.A23]" office:value-type="float" office:value="13.7170063683586">
            <text:p>13,7170063684</text:p>
          </table:table-cell>
          <table:table-cell table:style-name="ce24" table:formula="of:=[layouts.A28]" office:value-type="float" office:value="13.1952801726002">
            <text:p>13,1952801726</text:p>
          </table:table-cell>
        </table:table-row>
        <table:table-row table:style-name="ro1">
          <table:table-cell office:value-type="string">
            <text:p>pair score</text:p>
          </table:table-cell>
          <table:table-cell table:style-name="ce25" table:formula="of:=[pairstudy.A2]" office:value-type="percentage" office:value="0.103281405279256">
            <text:p>10,33%</text:p>
          </table:table-cell>
          <table:table-cell table:style-name="ce27" table:formula="of:=[pairstudy.A16]" office:value-type="percentage" office:value="0.0355337029138413">
            <text:p>3,55%</text:p>
          </table:table-cell>
          <table:table-cell table:style-name="ce27" table:formula="of:=[pairstudy.A9]" office:value-type="percentage" office:value="0.0443002308181439">
            <text:p>4,43%</text:p>
          </table:table-cell>
          <table:table-cell table:style-name="ce27" table:formula="of:=[pairstudy.A23]" office:value-type="percentage" office:value="0.0448231270978227">
            <text:p>4,48%</text:p>
          </table:table-cell>
          <table:table-cell table:style-name="ce25" table:formula="of:=[pairstudy.A30]" office:value-type="percentage" office:value="0.0199181073828662">
            <text:p>1,99%</text:p>
          </table:table-cell>
          <table:table-cell table:style-name="ce25" table:formula="of:=[pairstudy.A37]" office:value-type="percentage" office:value="0.0378105112361171">
            <text:p>3,78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qwerty</text:p>
          </table:table-cell>
          <table:table-cell/>
          <table:table-cell table:style-name="ce5" table:formula="of:=([.B2]-[.C2])/[.B2]" office:value-type="percentage" office:value="-0.360051620778861">
            <text:p>-36,01%</text:p>
          </table:table-cell>
          <table:table-cell table:style-name="ce5" table:formula="of:=([.B2]-[.D2])/[.B2]" office:value-type="percentage" office:value="-0.392446313265087">
            <text:p>-39,24%</text:p>
          </table:table-cell>
          <table:table-cell table:style-name="ce5" table:formula="of:=([.B2]-[.E2])/[.B2]" office:value-type="percentage" office:value="-0.339724941314344">
            <text:p>-33,97%</text:p>
          </table:table-cell>
          <table:table-cell table:style-name="ce5" table:formula="of:=([.B2]-[.F2])/[.B2]" office:value-type="percentage" office:value="-0.397463752889977">
            <text:p>-39,75%</text:p>
          </table:table-cell>
          <table:table-cell/>
        </table:table-row>
        <table:table-row table:style-name="ro1">
          <table:table-cell office:value-type="string">
            <text:p>dvorak es</text:p>
          </table:table-cell>
          <table:table-cell table:style-name="ce5" table:formula="of:=([.C2]-[.B2])/[.C2]" office:value-type="percentage" office:value="0.26473379045177">
            <text:p>26,47%</text:p>
          </table:table-cell>
          <table:table-cell/>
          <table:table-cell table:style-name="ce5" table:formula="of:=([.C2]-[.D2])/[.C2]" office:value-type="percentage" office:value="-0.0238187227538285">
            <text:p>-2,38%</text:p>
          </table:table-cell>
          <table:table-cell table:style-name="ce5" table:formula="of:=([.C2]-[.E2])/[.C2]" office:value-type="percentage" office:value="0.0149455205625771">
            <text:p>1,49%</text:p>
          </table:table-cell>
          <table:table-cell table:style-name="ce5" table:formula="of:=([.C2]-[.F2])/[.C2]" office:value-type="percentage" office:value="-0.0275078765684582">
            <text:p>-2,75%</text:p>
          </table:table-cell>
          <table:table-cell/>
        </table:table-row>
        <table:table-row table:style-name="ro1">
          <table:table-cell office:value-type="string">
            <text:p>tcat v01</text:p>
          </table:table-cell>
          <table:table-cell table:style-name="ce5" table:formula="of:=([.D2]-[.B2])/[.D2]" office:value-type="percentage" office:value="0.281839457310822">
            <text:p>28,18%</text:p>
          </table:table-cell>
          <table:table-cell table:style-name="ce5" table:formula="of:=([.D2]-[.C2])/[.D2]" office:value-type="percentage" office:value="0.0232645899361576">
            <text:p>2,33%</text:p>
          </table:table-cell>
          <table:table-cell/>
          <table:table-cell table:style-name="ce5" table:formula="of:=([.D2]-[.E2])/[.D2]" office:value-type="percentage" office:value="0.0378624090914639">
            <text:p>3,79%</text:p>
          </table:table-cell>
          <table:table-cell table:style-name="ce5" table:formula="of:=([.D2]-[.F2])/[.D2]" office:value-type="percentage" office:value="-0.0036033271639209">
            <text:p>-0,36%</text:p>
          </table:table-cell>
          <table:table-cell/>
        </table:table-row>
        <table:table-row table:style-name="ro1">
          <table:table-cell table:formula="of:=[.E1]" office:value-type="string" office:string-value="tcat_vtest">
            <text:p>tcat_vtest</text:p>
          </table:table-cell>
          <table:table-cell table:style-name="ce5" table:formula="of:=([.E2]-[.B2])/[.E2]" office:value-type="percentage" office:value="0.253578127000498">
            <text:p>25,36%</text:p>
          </table:table-cell>
          <table:table-cell table:style-name="ce5" table:formula="of:=([.E2]-[.C2])/[.E2]" office:value-type="percentage" office:value="-0.0151722781577651">
            <text:p>-1,52%</text:p>
          </table:table-cell>
          <table:table-cell table:style-name="ce5" table:formula="of:=([.E2]-[.D2])/[.E2]" office:value-type="percentage" office:value="-0.0393523851985773">
            <text:p>-3,94%</text:p>
          </table:table-cell>
          <table:table-cell table:number-columns-repeated="3"/>
        </table:table-row>
        <table:table-row table:style-name="ro1">
          <table:table-cell table:formula="of:=[.F1]" office:value-type="string" office:string-value="tcat_vtest2">
            <text:p>tcat_vtest2</text:p>
          </table:table-cell>
          <table:table-cell table:style-name="ce5" table:formula="of:=([.F2]-[.B2])/[.F2]" office:value-type="percentage" office:value="0.284417933608665">
            <text:p>28,44%</text:p>
          </table:table-cell>
          <table:table-cell table:style-name="ce5" table:formula="of:=([.F2]-[.C2])/[.F2]" office:value-type="percentage" office:value="0.0267714508041783">
            <text:p>2,68%</text:p>
          </table:table-cell>
          <table:table-cell table:style-name="ce5" table:formula="of:=([.F2]-[.D2])/[.F2]" office:value-type="percentage" office:value="0.00359038981477227">
            <text:p>0,36%</text:p>
          </table:table-cell>
          <table:table-cell table:style-name="ce5" table:formula="of:=([.F2]-[.E2])/[.F2]" office:value-type="percentage" office:value="0.0413168580982715">
            <text:p>4,13%</text:p>
          </table:table-cell>
          <table:table-cell/>
          <table:table-cell table:style-name="ce5" table:formula="of:=([.F2]-[.G2])/[.F2]" office:value-type="percentage" office:value="0.0380349896870966">
            <text:p>3,80%</text:p>
          </table:table-cell>
        </table:table-row>
        <table:table-row table:style-name="ro1">
          <table:table-cell table:formula="of:=[.G1]" office:value-type="string" office:string-value="tcat_v02">
            <text:p>tcat_v02</text:p>
          </table:table-cell>
          <table:table-cell table:style-name="ce5" table:formula="of:=([.G2]-[.B2])/[.G2]" office:value-type="percentage" office:value="0.256124642040178">
            <text:p>25,61%</text:p>
          </table:table-cell>
          <table:table-cell table:style-name="ce5" table:formula="of:=([.G2]-[.C2])/[.G2]" office:value-type="percentage" office:value="-0.0117088862507116">
            <text:p>-1,17%</text:p>
          </table:table-cell>
          <table:table-cell table:style-name="ce5" table:formula="of:=([.G2]-[.D2])/[.G2]" office:value-type="percentage" office:value="-0.0358064997199019">
            <text:p>-3,58%</text:p>
          </table:table-cell>
          <table:table-cell table:style-name="ce5" table:formula="of:=([.G2]-[.E2])/[.G2]" office:value-type="percentage" office:value="0.00341162971209039">
            <text:p>0,34%</text:p>
          </table:table-cell>
          <table:table-cell table:style-name="ce5" table:formula="of:=([.G2]-[.F2])/[.G2]" office:value-type="percentage" office:value="-0.0395388494169084">
            <text:p>-3,95%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formula="of:=[.A6]&amp;&quot; improves &quot;&amp; [.A5]&amp;&quot; by &quot; &amp; TEXT([.C5];&quot;0.00%&quot;)" office:value-type="string" office:string-value="dvorak es improves qwerty by -36,01%">
            <text:p>dvorak es improves qwerty by -36,01%</text:p>
          </table:table-cell>
          <table:table-cell table:number-columns-repeated="6"/>
        </table:table-row>
        <table:table-row table:style-name="ro1">
          <table:table-cell table:formula="of:=[.A7]&amp;&quot; improves &quot;&amp; [.A5]&amp;&quot; by &quot; &amp; TEXT([.D5];&quot;0.00%&quot;)" office:value-type="string" office:string-value="tcat v01 improves qwerty by -39,24%">
            <text:p>tcat v01 improves qwerty by -39,24%</text:p>
          </table:table-cell>
          <table:table-cell table:number-columns-repeated="6"/>
        </table:table-row>
        <table:table-row table:style-name="ro1">
          <table:table-cell table:formula="of:=[.A7]&amp;&quot; improves &quot;&amp; [.A6]&amp;&quot; by &quot; &amp; TEXT([.D6];&quot;0.00%&quot;)" office:value-type="string" office:string-value="tcat v01 improves dvorak es by -2,38%">
            <text:p>tcat v01 improves dvorak es by -2,38%</text:p>
          </table:table-cell>
          <table:table-cell table:number-columns-repeated="6"/>
        </table:table-row>
      </table:table>
      <table:table table:name="tmp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5"/>
        <table:table-column table:style-name="co32" table:default-cell-style-name="Default"/>
        <table:table-column table:style-name="co33" table:default-cell-style-name="Default"/>
        <table:table-column table:style-name="co30" table:number-columns-repeated="1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6" table:default-cell-style-name="Default"/>
        <table:table-row table:style-name="ro3">
          <table:table-cell table:style-name="ce28" office:value-type="string">
            <text:p>dot</text:p>
          </table:table-cell>
          <table:table-cell table:style-name="ce30" office:value-type="float" office:value="0.179771602514862">
            <text:p>0,1798</text:p>
          </table:table-cell>
          <table:table-cell table:number-columns-repeated="2"/>
          <table:table-cell table:style-name="ce29" office:value-type="string">
            <text:p>de</text:p>
          </table:table-cell>
          <table:table-cell office:value-type="percentage" office:value="0.0380054021755288">
            <text:p>3,80%</text:p>
          </table:table-cell>
          <table:table-cell table:number-columns-repeated="2"/>
          <table:table-cell table:style-name="ce33" office:value-type="string">
            <text:p>u</text:p>
          </table:table-cell>
          <table:table-cell table:style-name="ce33" office:value-type="string">
            <text:p>j</text:p>
          </table:table-cell>
          <table:table-cell table:style-name="ce33" office:value-type="string">
            <text:p>k</text:p>
          </table:table-cell>
          <table:table-cell table:style-name="ce33" office:value-type="string">
            <text:p>y</text:p>
          </table:table-cell>
          <table:table-cell table:style-name="ce33" office:value-type="string">
            <text:p>q</text:p>
          </table:table-cell>
          <table:table-cell table:style-name="ce33" office:value-type="string">
            <text:p>w</text:p>
          </table:table-cell>
          <table:table-cell table:style-name="ce33" office:value-type="string">
            <text:p>c</text:p>
          </table:table-cell>
          <table:table-cell table:style-name="ce33" office:value-type="string">
            <text:p>d</text:p>
          </table:table-cell>
          <table:table-cell table:style-name="ce33" office:value-type="string">
            <text:p>p</text:p>
          </table:table-cell>
          <table:table-cell table:style-name="ce33" office:value-type="string">
            <text:p>grave</text:p>
          </table:table-cell>
          <table:table-cell table:style-name="ce33" office:value-type="string">
            <text:p>acute</text:p>
          </table:table-cell>
          <table:table-cell table:style-name="ce33" office:value-type="string">
            <text:p>plus</text:p>
          </table:table-cell>
          <table:table-cell/>
          <table:table-cell office:value-type="string">
            <text:p>score:</text:p>
          </table:table-cell>
          <table:table-cell table:formula="of:=[layouts.A23]" office:value-type="float" office:value="13.7170063683586">
            <text:p>13,7170063684</text:p>
          </table:table-cell>
          <table:table-cell table:number-columns-repeated="5"/>
        </table:table-row>
        <table:table-row table:style-name="ro1">
          <table:table-cell table:style-name="ce29" office:value-type="string">
            <text:p>e</text:p>
          </table:table-cell>
          <table:table-cell table:style-name="ce30" office:value-type="float" office:value="0.103363832622434">
            <text:p>0,1034</text:p>
          </table:table-cell>
          <table:table-cell table:style-name="ce5" table:formula="of:=([.B1]-[.B2])/[.B1]" office:value-type="percentage" office:value="0.425026916507079">
            <text:p>42,50%</text:p>
          </table:table-cell>
          <table:table-cell table:style-name="ce5"/>
          <table:table-cell table:style-name="ce31" office:value-type="string">
            <text:p>es</text:p>
          </table:table-cell>
          <table:table-cell office:value-type="percentage" office:value="0.0262226330738048">
            <text:p>2,62%</text:p>
          </table:table-cell>
          <table:table-cell table:style-name="ce5" table:formula="of:=([.F1]-[.F2])/[.F1]" office:value-type="percentage" office:value="0.310028796624886">
            <text:p>31,00%</text:p>
          </table:table-cell>
          <table:table-cell/>
          <table:table-cell table:style-name="ce33" office:value-type="string">
            <text:p>o</text:p>
          </table:table-cell>
          <table:table-cell table:style-name="ce33" office:value-type="string">
            <text:p>i</text:p>
          </table:table-cell>
          <table:table-cell table:style-name="ce33" office:value-type="string">
            <text:p>e</text:p>
          </table:table-cell>
          <table:table-cell table:style-name="ce33" office:value-type="string">
            <text:p>a</text:p>
          </table:table-cell>
          <table:table-cell table:style-name="ce33" office:value-type="string">
            <text:p>f</text:p>
          </table:table-cell>
          <table:table-cell table:style-name="ce33" office:value-type="string">
            <text:p>g</text:p>
          </table:table-cell>
          <table:table-cell table:style-name="ce33" office:value-type="string">
            <text:p>s</text:p>
          </table:table-cell>
          <table:table-cell table:style-name="ce33" office:value-type="string">
            <text:p>r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t</text:p>
          </table:table-cell>
          <table:table-cell table:style-name="ce33" office:value-type="string">
            <text:p>v</text:p>
          </table:table-cell>
          <table:table-cell table:style-name="ce33" office:value-type="string">
            <text:p>minus</text:p>
          </table:table-cell>
          <table:table-cell/>
          <table:table-cell office:value-type="string">
            <text:p>pair score:</text:p>
          </table:table-cell>
          <table:table-cell table:formula="of:=[pairstudy.A30]" office:value-type="percentage" office:value="0.0199181073828662">
            <text:p>1,99%</text:p>
          </table:table-cell>
          <table:table-cell table:number-columns-repeated="5"/>
        </table:table-row>
        <table:table-row table:style-name="ro1">
          <table:table-cell table:style-name="ce29" office:value-type="string">
            <text:p>a</text:p>
          </table:table-cell>
          <table:table-cell table:style-name="ce30" office:value-type="float" office:value="0.0856067673541904">
            <text:p>0,0856</text:p>
          </table:table-cell>
          <table:table-cell table:style-name="ce5" table:formula="of:=([.B2]-[.B3])/[.B2]" office:value-type="percentage" office:value="0.171791861986256">
            <text:p>17,18%</text:p>
          </table:table-cell>
          <table:table-cell table:style-name="ce5"/>
          <table:table-cell table:style-name="ce31" office:value-type="string">
            <text:p>en</text:p>
          </table:table-cell>
          <table:table-cell office:value-type="percentage" office:value="0.0261425490673014">
            <text:p>2,61%</text:p>
          </table:table-cell>
          <table:table-cell table:style-name="ce5" table:formula="of:=([.F2]-[.F3])/[.F2]" office:value-type="percentage" office:value="0.00305400324513559">
            <text:p>0,31%</text:p>
          </table:table-cell>
          <table:table-cell table:style-name="ce32" office:value-type="string">
            <text:p>&lt;</text:p>
          </table:table-cell>
          <table:table-cell table:style-name="ce32" office:value-type="string">
            <text:p>ç</text:p>
          </table:table-cell>
          <table:table-cell table:style-name="ce32" office:value-type="string">
            <text:p>ñ</text:p>
          </table:table-cell>
          <table:table-cell table:style-name="ce32" office:value-type="string">
            <text:p>coma</text:p>
          </table:table-cell>
          <table:table-cell table:style-name="ce32" office:value-type="string">
            <text:p>z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h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dot</text:p>
          </table:table-cell>
          <table:table-cell table:style-name="ce32" office:value-type="string">
            <text:p>b</text:p>
          </table:table-cell>
          <table:table-cell table:style-name="ce32" table:number-columns-repeated="2"/>
          <table:table-cell table:number-columns-repeated="8"/>
        </table:table-row>
        <table:table-row table:style-name="ro1">
          <table:table-cell table:style-name="ce29" office:value-type="string">
            <text:p>s</text:p>
          </table:table-cell>
          <table:table-cell table:style-name="ce30" office:value-type="float" office:value="0.0597164185961027">
            <text:p>0,0597</text:p>
          </table:table-cell>
          <table:table-cell table:style-name="ce5" table:formula="of:=([.B3]-[.B4])/[.B3]" office:value-type="percentage" office:value="0.302433435559699">
            <text:p>30,24%</text:p>
          </table:table-cell>
          <table:table-cell table:style-name="ce5"/>
          <table:table-cell table:style-name="ce29" office:value-type="string">
            <text:p>co</text:p>
          </table:table-cell>
          <table:table-cell office:value-type="percentage" office:value="0.0225838837840247">
            <text:p>2,26%</text:p>
          </table:table-cell>
          <table:table-cell table:style-name="ce5" table:formula="of:=([.F3]-[.F4])/[.F3]" office:value-type="percentage" office:value="0.136125412794111">
            <text:p>13,61%</text:p>
          </table:table-cell>
          <table:table-cell table:number-columns-repeated="21"/>
        </table:table-row>
        <table:table-row table:style-name="ro6">
          <table:table-cell table:style-name="ce29" office:value-type="string">
            <text:p>i</text:p>
          </table:table-cell>
          <table:table-cell table:style-name="ce30" office:value-type="float" office:value="0.058418011853572">
            <text:p>0,0584</text:p>
          </table:table-cell>
          <table:table-cell table:style-name="ce5" table:formula="of:=([.B4]-[.B5])/[.B4]" office:value-type="percentage" office:value="0.0217428769684362">
            <text:p>2,17%</text:p>
          </table:table-cell>
          <table:table-cell table:style-name="ce5"/>
          <table:table-cell table:style-name="ce29" office:value-type="string">
            <text:p>la</text:p>
          </table:table-cell>
          <table:table-cell office:value-type="percentage" office:value="0.0194656937004448">
            <text:p>1,95%</text:p>
          </table:table-cell>
          <table:table-cell table:style-name="ce5" table:formula="of:=([.F4]-[.F5])/[.F4]" office:value-type="percentage" office:value="0.138071472267566">
            <text:p>13,81%</text:p>
          </table:table-cell>
          <table:table-cell/>
          <table:table-cell table:style-name="ce34" table:number-columns-repeated="12"/>
          <table:table-cell table:number-columns-repeated="8"/>
        </table:table-row>
        <table:table-row table:style-name="ro6">
          <table:table-cell table:style-name="ce29" office:value-type="string">
            <text:p>r</text:p>
          </table:table-cell>
          <table:table-cell table:style-name="ce30" office:value-type="float" office:value="0.05437065122985">
            <text:p>0,0544</text:p>
          </table:table-cell>
          <table:table-cell table:style-name="ce5" table:formula="of:=([.B5]-[.B6])/[.B5]" office:value-type="percentage" office:value="0.0692827519338888">
            <text:p>6,93%</text:p>
          </table:table-cell>
          <table:table-cell table:style-name="ce5"/>
          <table:table-cell table:style-name="ce31" office:value-type="string">
            <text:p>in</text:p>
          </table:table-cell>
          <table:table-cell office:value-type="percentage" office:value="0.0177295435954916">
            <text:p>1,77%</text:p>
          </table:table-cell>
          <table:table-cell table:style-name="ce5" table:formula="of:=([.F5]-[.F6])/[.F5]" office:value-type="percentage" office:value="0.0891902508932176">
            <text:p>8,92%</text:p>
          </table:table-cell>
          <table:table-cell/>
          <table:table-cell table:style-name="ce34" table:number-columns-repeated="12"/>
          <table:table-cell table:number-columns-repeated="8"/>
        </table:table-row>
        <table:table-row table:style-name="ro6">
          <table:table-cell table:style-name="ce29" office:value-type="string">
            <text:p>o</text:p>
          </table:table-cell>
          <table:table-cell table:style-name="ce30" office:value-type="float" office:value="0.0542141123051794">
            <text:p>0,0542</text:p>
          </table:table-cell>
          <table:table-cell table:style-name="ce5" table:formula="of:=([.B6]-[.B7])/[.B6]" office:value-type="percentage" office:value="0.00287910703899497">
            <text:p>0,29%</text:p>
          </table:table-cell>
          <table:table-cell table:style-name="ce5"/>
          <table:table-cell table:style-name="ce31" office:value-type="string">
            <text:p>re</text:p>
          </table:table-cell>
          <table:table-cell office:value-type="percentage" office:value="0.017019093891872">
            <text:p>1,70%</text:p>
          </table:table-cell>
          <table:table-cell table:style-name="ce5" table:formula="of:=([.F6]-[.F7])/[.F6]" office:value-type="percentage" office:value="0.0400715167761147">
            <text:p>4,01%</text:p>
          </table:table-cell>
          <table:table-cell/>
          <table:table-cell table:style-name="ce34" table:number-columns-repeated="11"/>
          <table:table-cell table:style-name="ce35"/>
          <table:table-cell table:number-columns-repeated="8"/>
        </table:table-row>
        <table:table-row table:style-name="ro1">
          <table:table-cell table:style-name="ce29" office:value-type="string">
            <text:p>n</text:p>
          </table:table-cell>
          <table:table-cell table:style-name="ce30" office:value-type="float" office:value="0.0535224255717957">
            <text:p>0,0535</text:p>
          </table:table-cell>
          <table:table-cell table:style-name="ce5" table:formula="of:=([.B7]-[.B8])/[.B7]" office:value-type="percentage" office:value="0.0127584258779354">
            <text:p>1,28%</text:p>
          </table:table-cell>
          <table:table-cell table:style-name="ce5"/>
          <table:table-cell office:value-type="string">
            <text:p>qu</text:p>
          </table:table-cell>
          <table:table-cell office:value-type="percentage" office:value="0.0169695810297072">
            <text:p>1,70%</text:p>
          </table:table-cell>
          <table:table-cell table:style-name="ce5" table:formula="of:=([.F7]-[.F8])/[.F7]" office:value-type="percentage" office:value="0.00290925371699426">
            <text:p>0,29%</text:p>
          </table:table-cell>
          <table:table-cell table:number-columns-repeated="14"/>
          <table:table-cell office:value-type="string">
            <text:p>a</text:p>
          </table:table-cell>
          <table:table-cell table:style-name="ce37" table:formula="of:=MIN([.W9:.W20])" office:value-type="float" office:value="0.00278754941674202">
            <text:p>0,0027875</text:p>
          </table:table-cell>
          <table:table-cell table:number-columns-repeated="5"/>
        </table:table-row>
        <table:table-row table:style-name="ro1">
          <table:table-cell table:style-name="ce29" office:value-type="string">
            <text:p>t</text:p>
          </table:table-cell>
          <table:table-cell table:style-name="ce30" office:value-type="float" office:value="0.0528046926026264">
            <text:p>0,0528</text:p>
          </table:table-cell>
          <table:table-cell table:style-name="ce5" table:formula="of:=([.B8]-[.B9])/[.B8]" office:value-type="percentage" office:value="0.0134099484748972">
            <text:p>1,34%</text:p>
          </table:table-cell>
          <table:table-cell table:style-name="ce5"/>
          <table:table-cell table:style-name="ce31" office:value-type="string">
            <text:p>te</text:p>
          </table:table-cell>
          <table:table-cell office:value-type="percentage" office:value="0.0167796003453354">
            <text:p>1,68%</text:p>
          </table:table-cell>
          <table:table-cell table:style-name="ce5" table:formula="of:=([.F8]-[.F9])/[.F8]" office:value-type="percentage" office:value="0.0111953668177909">
            <text:p>1,12%</text:p>
          </table:table-cell>
          <table:table-cell table:number-columns-repeated="14"/>
          <table:table-cell table:style-name="ce36" office:value-type="string">
            <text:p>h</text:p>
          </table:table-cell>
          <table:table-cell table:style-name="ce38" table:formula="of:=IF(ISERROR([.AA9]);0;[.AA9])+IF(ISERROR([.AB9]);0;[.AB9])" office:value-type="float" office:value="0.00533438050329071">
            <text:p>0,0053344</text:p>
          </table:table-cell>
          <table:table-cell/>
          <table:table-cell table:formula="of:=[.V9]&amp;[.V$8]" office:value-type="string" office:string-value="ha">
            <text:p>ha</text:p>
          </table:table-cell>
          <table:table-cell table:formula="of:=[.V$8]&amp;[.V9]" office:value-type="string" office:string-value="ah">
            <text:p>ah</text:p>
          </table:table-cell>
          <table:table-cell table:formula="of:=VLOOKUP([.Y9];[.$E$1:.$F$500];2;0)" office:value-type="float" office:value="0.00500625218976476">
            <text:p>0,0050062522</text:p>
          </table:table-cell>
          <table:table-cell table:style-name="ce23" table:formula="of:=VLOOKUP([.Z9];[.$E$1:.$F$500];2;0)" office:value-type="float" office:value="0.000328128313525952">
            <text:p>0,0003281283</text:p>
          </table:table-cell>
        </table:table-row>
        <table:table-row table:style-name="ro1">
          <table:table-cell table:style-name="ce29" office:value-type="string">
            <text:p>l</text:p>
          </table:table-cell>
          <table:table-cell table:style-name="ce30" office:value-type="float" office:value="0.0413625767086491">
            <text:p>0,0414</text:p>
          </table:table-cell>
          <table:table-cell table:style-name="ce5" table:formula="of:=([.B9]-[.B10])/[.B9]" office:value-type="percentage" office:value="0.216687482305468">
            <text:p>21,67%</text:p>
          </table:table-cell>
          <table:table-cell table:style-name="ce5"/>
          <table:table-cell table:style-name="ce31" office:value-type="string">
            <text:p>un</text:p>
          </table:table-cell>
          <table:table-cell office:value-type="percentage" office:value="0.0153518361099979">
            <text:p>1,54%</text:p>
          </table:table-cell>
          <table:table-cell table:style-name="ce5" table:formula="of:=([.F9]-[.F10])/[.F9]" office:value-type="percentage" office:value="0.0850892873461321">
            <text:p>8,51%</text:p>
          </table:table-cell>
          <table:table-cell table:number-columns-repeated="14"/>
          <table:table-cell table:style-name="ce36" office:value-type="string">
            <text:p>l</text:p>
          </table:table-cell>
          <table:table-cell table:style-name="ce38" table:formula="of:=IF(ISERROR([.AA10]);0;[.AA10])+IF(ISERROR([.AB10]);0;[.AB10])" office:value-type="float" office:value="0.0336521205789149">
            <text:p>0,0336521</text:p>
          </table:table-cell>
          <table:table-cell/>
          <table:table-cell table:formula="of:=[.V10]&amp;[.V$8]" office:value-type="string" office:string-value="la">
            <text:p>la</text:p>
          </table:table-cell>
          <table:table-cell table:formula="of:=[.V$8]&amp;[.V10]" office:value-type="string" office:string-value="al">
            <text:p>al</text:p>
          </table:table-cell>
          <table:table-cell table:formula="of:=VLOOKUP([.Y10];[.$E$1:.$F$500];2;0)" office:value-type="float" office:value="0.0194656937004448">
            <text:p>0,0194656937</text:p>
          </table:table-cell>
          <table:table-cell table:style-name="ce23" table:formula="of:=VLOOKUP([.Z10];[.$E$1:.$F$500];2;0)" office:value-type="float" office:value="0.0141864268784701">
            <text:p>0,0141864269</text:p>
          </table:table-cell>
        </table:table-row>
        <table:table-row table:style-name="ro1">
          <table:table-cell table:style-name="ce29" office:value-type="string">
            <text:p>c</text:p>
          </table:table-cell>
          <table:table-cell table:style-name="ce30" office:value-type="float" office:value="0.0348122608101886">
            <text:p>0,0348</text:p>
          </table:table-cell>
          <table:table-cell table:style-name="ce5" table:formula="of:=([.B10]-[.B11])/[.B10]" office:value-type="percentage" office:value="0.158363342414565">
            <text:p>15,84%</text:p>
          </table:table-cell>
          <table:table-cell table:style-name="ce5"/>
          <table:table-cell table:style-name="ce31" office:value-type="string">
            <text:p>ta</text:p>
          </table:table-cell>
          <table:table-cell office:value-type="percentage" office:value="0.0151736536711569">
            <text:p>1,52%</text:p>
          </table:table-cell>
          <table:table-cell table:style-name="ce5" table:formula="of:=([.F10]-[.F11])/[.F10]" office:value-type="percentage" office:value="0.0116065881347547">
            <text:p>1,16%</text:p>
          </table:table-cell>
          <table:table-cell table:number-columns-repeated="14"/>
          <table:table-cell table:style-name="ce36" office:value-type="string">
            <text:p>c</text:p>
          </table:table-cell>
          <table:table-cell table:style-name="ce38" table:formula="of:=IF(ISERROR([.AA11]);0;[.AA11])+IF(ISERROR([.AB11]);0;[.AB11])" office:value-type="float" office:value="0.0204654750864339">
            <text:p>0,0204655</text:p>
          </table:table-cell>
          <table:table-cell/>
          <table:table-cell table:formula="of:=[.V11]&amp;[.V$8]" office:value-type="string" office:string-value="ca">
            <text:p>ca</text:p>
          </table:table-cell>
          <table:table-cell table:formula="of:=[.V$8]&amp;[.V11]" office:value-type="string" office:string-value="ac">
            <text:p>ac</text:p>
          </table:table-cell>
          <table:table-cell table:formula="of:=VLOOKUP([.Y11];[.$E$1:.$F$500];2;0)" office:value-type="float" office:value="0.0140540568183475">
            <text:p>0,0140540568</text:p>
          </table:table-cell>
          <table:table-cell table:style-name="ce23" table:formula="of:=VLOOKUP([.Z11];[.$E$1:.$F$500];2;0)" office:value-type="float" office:value="0.00641141826808643">
            <text:p>0,0064114183</text:p>
          </table:table-cell>
        </table:table-row>
        <table:table-row table:style-name="ro1">
          <table:table-cell table:style-name="ce29" office:value-type="string">
            <text:p>u</text:p>
          </table:table-cell>
          <table:table-cell table:style-name="ce30" office:value-type="float" office:value="0.0338546063084786">
            <text:p>0,0339</text:p>
          </table:table-cell>
          <table:table-cell table:style-name="ce5" table:formula="of:=([.B11]-[.B12])/[.B11]" office:value-type="percentage" office:value="0.0275091154502015">
            <text:p>2,75%</text:p>
          </table:table-cell>
          <table:table-cell table:style-name="ce5"/>
          <table:table-cell table:style-name="ce31" office:value-type="string">
            <text:p>el</text:p>
          </table:table-cell>
          <table:table-cell office:value-type="percentage" office:value="0.0147962988483501">
            <text:p>1,48%</text:p>
          </table:table-cell>
          <table:table-cell table:style-name="ce5" table:formula="of:=([.F11]-[.F12])/[.F11]" office:value-type="percentage" office:value="0.0248690810390711">
            <text:p>2,49%</text:p>
          </table:table-cell>
          <table:table-cell table:number-columns-repeated="14"/>
          <table:table-cell table:style-name="ce36" office:value-type="string">
            <text:p>d</text:p>
          </table:table-cell>
          <table:table-cell table:style-name="ce38" table:formula="of:=IF(ISERROR([.AA12]);0;[.AA12])+IF(ISERROR([.AB12]);0;[.AB12])" office:value-type="float" office:value="0.012036232072641">
            <text:p>0,0120362</text:p>
          </table:table-cell>
          <table:table-cell/>
          <table:table-cell table:formula="of:=[.V12]&amp;[.V$8]" office:value-type="string" office:string-value="da">
            <text:p>da</text:p>
          </table:table-cell>
          <table:table-cell table:formula="of:=[.V$8]&amp;[.V12]" office:value-type="string" office:string-value="ad">
            <text:p>ad</text:p>
          </table:table-cell>
          <table:table-cell table:formula="of:=VLOOKUP([.Y12];[.$E$1:.$F$500];2;0)" office:value-type="float" office:value="0.00665103315097954">
            <text:p>0,0066510332</text:p>
          </table:table-cell>
          <table:table-cell table:style-name="ce23" table:formula="of:=VLOOKUP([.Z12];[.$E$1:.$F$500];2;0)" office:value-type="float" office:value="0.00538519892166146">
            <text:p>0,0053851989</text:p>
          </table:table-cell>
        </table:table-row>
        <table:table-row table:style-name="ro1">
          <table:table-cell table:style-name="ce29" office:value-type="string">
            <text:p>d</text:p>
          </table:table-cell>
          <table:table-cell table:style-name="ce30" office:value-type="float" office:value="0.0325819626109065">
            <text:p>0,0326</text:p>
          </table:table-cell>
          <table:table-cell table:style-name="ce5" table:formula="of:=([.B12]-[.B13])/[.B12]" office:value-type="percentage" office:value="0.0375914487374611">
            <text:p>3,76%</text:p>
          </table:table-cell>
          <table:table-cell table:style-name="ce5"/>
          <table:table-cell table:style-name="ce31" office:value-type="string">
            <text:p>st</text:p>
          </table:table-cell>
          <table:table-cell office:value-type="percentage" office:value="0.0146807030165051">
            <text:p>1,47%</text:p>
          </table:table-cell>
          <table:table-cell table:style-name="ce5" table:formula="of:=([.F12]-[.F13])/[.F12]" office:value-type="percentage" office:value="0.00781248290736506">
            <text:p>0,78%</text:p>
          </table:table-cell>
          <table:table-cell table:number-columns-repeated="14"/>
          <table:table-cell table:style-name="ce36" office:value-type="string">
            <text:p>g</text:p>
          </table:table-cell>
          <table:table-cell table:style-name="ce38" table:formula="of:=IF(ISERROR([.AA13]);0;[.AA13])+IF(ISERROR([.AB13]);0;[.AB13])" office:value-type="float" office:value="0.00442806287442436">
            <text:p>0,0044281</text:p>
          </table:table-cell>
          <table:table-cell/>
          <table:table-cell table:formula="of:=[.V13]&amp;[.V$8]" office:value-type="string" office:string-value="ga">
            <text:p>ga</text:p>
          </table:table-cell>
          <table:table-cell table:formula="of:=[.V$8]&amp;[.V13]" office:value-type="string" office:string-value="ag">
            <text:p>ag</text:p>
          </table:table-cell>
          <table:table-cell table:formula="of:=VLOOKUP([.Y13];[.$E$1:.$F$500];2;0)" office:value-type="float" office:value="0.00214753358510085">
            <text:p>0,0021475336</text:p>
          </table:table-cell>
          <table:table-cell table:style-name="ce23" table:formula="of:=VLOOKUP([.Z13];[.$E$1:.$F$500];2;0)" office:value-type="float" office:value="0.00228052928932351">
            <text:p>0,0022805293</text:p>
          </table:table-cell>
        </table:table-row>
        <table:table-row table:style-name="ro1">
          <table:table-cell table:style-name="ce29" office:value-type="string">
            <text:p>m</text:p>
          </table:table-cell>
          <table:table-cell table:style-name="ce30" office:value-type="float" office:value="0.0250651276460652">
            <text:p>0,0251</text:p>
          </table:table-cell>
          <table:table-cell table:style-name="ce5" table:formula="of:=([.B13]-[.B14])/[.B13]" office:value-type="percentage" office:value="0.230705407608721">
            <text:p>23,07%</text:p>
          </table:table-cell>
          <table:table-cell table:style-name="ce5"/>
          <table:table-cell table:style-name="ce31" office:value-type="string">
            <text:p>al</text:p>
          </table:table-cell>
          <table:table-cell office:value-type="percentage" office:value="0.0141864268784701">
            <text:p>1,42%</text:p>
          </table:table-cell>
          <table:table-cell table:style-name="ce5" table:formula="of:=([.F13]-[.F14])/[.F13]" office:value-type="percentage" office:value="0.033668424289988">
            <text:p>3,37%</text:p>
          </table:table-cell>
          <table:table-cell table:number-columns-repeated="14"/>
          <table:table-cell table:style-name="ce36" office:value-type="string">
            <text:p>f</text:p>
          </table:table-cell>
          <table:table-cell table:style-name="ce38" table:formula="of:=IF(ISERROR([.AA14]);0;[.AA14])+IF(ISERROR([.AB14]);0;[.AB14])" office:value-type="float" office:value="0.00278754941674202">
            <text:p>0,0027875</text:p>
          </table:table-cell>
          <table:table-cell/>
          <table:table-cell table:formula="of:=[.V14]&amp;[.V$8]" office:value-type="string" office:string-value="fa">
            <text:p>fa</text:p>
          </table:table-cell>
          <table:table-cell table:formula="of:=[.V$8]&amp;[.V14]" office:value-type="string" office:string-value="af">
            <text:p>af</text:p>
          </table:table-cell>
          <table:table-cell table:formula="of:=VLOOKUP([.Y14];[.$E$1:.$F$500];2;0)" office:value-type="float" office:value="0.00207223508145634">
            <text:p>0,0020722351</text:p>
          </table:table-cell>
          <table:table-cell table:style-name="ce23" table:formula="of:=VLOOKUP([.Z14];[.$E$1:.$F$500];2;0)" office:value-type="float" office:value="0.000715314335285677">
            <text:p>0,0007153143</text:p>
          </table:table-cell>
        </table:table-row>
        <table:table-row table:style-name="ro1">
          <table:table-cell table:style-name="ce29" office:value-type="string">
            <text:p>p</text:p>
          </table:table-cell>
          <table:table-cell table:style-name="ce30" office:value-type="float" office:value="0.0227143852412773">
            <text:p>0,0227</text:p>
          </table:table-cell>
          <table:table-cell table:style-name="ce5" table:formula="of:=([.B14]-[.B15])/[.B14]" office:value-type="percentage" office:value="0.0937853753622087">
            <text:p>9,38%</text:p>
          </table:table-cell>
          <table:table-cell table:style-name="ce5"/>
          <table:table-cell table:style-name="ce31" office:value-type="string">
            <text:p>ca</text:p>
          </table:table-cell>
          <table:table-cell office:value-type="percentage" office:value="0.0140540568183475">
            <text:p>1,41%</text:p>
          </table:table-cell>
          <table:table-cell table:style-name="ce5" table:formula="of:=([.F14]-[.F15])/[.F14]" office:value-type="percentage" office:value="0.00933075405502492">
            <text:p>0,93%</text:p>
          </table:table-cell>
          <table:table-cell table:number-columns-repeated="14"/>
          <table:table-cell table:style-name="ce36" office:value-type="string">
            <text:p>f</text:p>
          </table:table-cell>
          <table:table-cell table:style-name="ce38" table:formula="of:=IF(ISERROR([.AA15]);0;[.AA15])+IF(ISERROR([.AB15]);0;[.AB15])" office:value-type="float" office:value="0.00278754941674202">
            <text:p>0,0027875</text:p>
          </table:table-cell>
          <table:table-cell/>
          <table:table-cell table:formula="of:=[.V15]&amp;[.V$8]" office:value-type="string" office:string-value="fa">
            <text:p>fa</text:p>
          </table:table-cell>
          <table:table-cell table:formula="of:=[.V$8]&amp;[.V15]" office:value-type="string" office:string-value="af">
            <text:p>af</text:p>
          </table:table-cell>
          <table:table-cell table:formula="of:=VLOOKUP([.Y15];[.$E$1:.$F$500];2;0)" office:value-type="float" office:value="0.00207223508145634">
            <text:p>0,0020722351</text:p>
          </table:table-cell>
          <table:table-cell table:style-name="ce23" table:formula="of:=VLOOKUP([.Z15];[.$E$1:.$F$500];2;0)" office:value-type="float" office:value="0.000715314335285677">
            <text:p>0,0007153143</text:p>
          </table:table-cell>
        </table:table-row>
        <table:table-row table:style-name="ro1">
          <table:table-cell table:style-name="ce29" office:value-type="string">
            <text:p>g</text:p>
          </table:table-cell>
          <table:table-cell table:style-name="ce30" office:value-type="float" office:value="0.0120763543178358">
            <text:p>0,0121</text:p>
          </table:table-cell>
          <table:table-cell table:style-name="ce5" table:formula="of:=([.B15]-[.B16])/[.B15]" office:value-type="percentage" office:value="0.468338931934188">
            <text:p>46,83%</text:p>
          </table:table-cell>
          <table:table-cell table:style-name="ce5"/>
          <table:table-cell table:style-name="ce31" office:value-type="string">
            <text:p>nt</text:p>
          </table:table-cell>
          <table:table-cell office:value-type="percentage" office:value="0.0137888425187403">
            <text:p>1,38%</text:p>
          </table:table-cell>
          <table:table-cell table:style-name="ce5" table:formula="of:=([.F15]-[.F16])/[.F15]" office:value-type="percentage" office:value="0.018871013760309">
            <text:p>1,89%</text:p>
          </table:table-cell>
          <table:table-cell table:number-columns-repeated="14"/>
          <table:table-cell table:style-name="ce36" office:value-type="string">
            <text:p>f</text:p>
          </table:table-cell>
          <table:table-cell table:style-name="ce38" table:formula="of:=IF(ISERROR([.AA16]);0;[.AA16])+IF(ISERROR([.AB16]);0;[.AB16])" office:value-type="float" office:value="0.00278754941674202">
            <text:p>0,0027875</text:p>
          </table:table-cell>
          <table:table-cell/>
          <table:table-cell table:formula="of:=[.V16]&amp;[.V$8]" office:value-type="string" office:string-value="fa">
            <text:p>fa</text:p>
          </table:table-cell>
          <table:table-cell table:formula="of:=[.V$8]&amp;[.V16]" office:value-type="string" office:string-value="af">
            <text:p>af</text:p>
          </table:table-cell>
          <table:table-cell table:formula="of:=VLOOKUP([.Y16];[.$E$1:.$F$500];2;0)" office:value-type="float" office:value="0.00207223508145634">
            <text:p>0,0020722351</text:p>
          </table:table-cell>
          <table:table-cell table:style-name="ce23" table:formula="of:=VLOOKUP([.Z16];[.$E$1:.$F$500];2;0)" office:value-type="float" office:value="0.000715314335285677">
            <text:p>0,0007153143</text:p>
          </table:table-cell>
        </table:table-row>
        <table:table-row table:style-name="ro1">
          <table:table-cell table:style-name="ce29" office:value-type="string">
            <text:p>´</text:p>
          </table:table-cell>
          <table:table-cell table:style-name="ce30" office:value-type="float" office:value="0.0119276079768588">
            <text:p>0,0119</text:p>
          </table:table-cell>
          <table:table-cell table:style-name="ce5" table:formula="of:=([.B16]-[.B17])/[.B16]" office:value-type="percentage" office:value="0.0123171560772537">
            <text:p>1,23%</text:p>
          </table:table-cell>
          <table:table-cell table:style-name="ce5"/>
          <table:table-cell table:style-name="ce31" office:value-type="string">
            <text:p>se</text:p>
          </table:table-cell>
          <table:table-cell office:value-type="percentage" office:value="0.0133008082569035">
            <text:p>1,33%</text:p>
          </table:table-cell>
          <table:table-cell table:style-name="ce5" table:formula="of:=([.F16]-[.F17])/[.F16]" office:value-type="percentage" office:value="0.0353934176254111">
            <text:p>3,54%</text:p>
          </table:table-cell>
          <table:table-cell table:number-columns-repeated="14"/>
          <table:table-cell table:style-name="ce36" office:value-type="string">
            <text:p>f</text:p>
          </table:table-cell>
          <table:table-cell table:style-name="ce38" table:formula="of:=IF(ISERROR([.AA17]);0;[.AA17])+IF(ISERROR([.AB17]);0;[.AB17])" office:value-type="float" office:value="0.00278754941674202">
            <text:p>0,0027875</text:p>
          </table:table-cell>
          <table:table-cell/>
          <table:table-cell table:formula="of:=[.V17]&amp;[.V$8]" office:value-type="string" office:string-value="fa">
            <text:p>fa</text:p>
          </table:table-cell>
          <table:table-cell table:formula="of:=[.V$8]&amp;[.V17]" office:value-type="string" office:string-value="af">
            <text:p>af</text:p>
          </table:table-cell>
          <table:table-cell table:formula="of:=VLOOKUP([.Y17];[.$E$1:.$F$500];2;0)" office:value-type="float" office:value="0.00207223508145634">
            <text:p>0,0020722351</text:p>
          </table:table-cell>
          <table:table-cell table:style-name="ce23" table:formula="of:=VLOOKUP([.Z17];[.$E$1:.$F$500];2;0)" office:value-type="float" office:value="0.000715314335285677">
            <text:p>0,0007153143</text:p>
          </table:table-cell>
        </table:table-row>
        <table:table-row table:style-name="ro1">
          <table:table-cell table:style-name="ce29" office:value-type="string">
            <text:p>,</text:p>
          </table:table-cell>
          <table:table-cell table:style-name="ce30" office:value-type="float" office:value="0.010469181285153">
            <text:p>0,0105</text:p>
          </table:table-cell>
          <table:table-cell table:style-name="ce5" table:formula="of:=([.B17]-[.B18])/[.B17]" office:value-type="percentage" office:value="0.122273191283227">
            <text:p>12,23%</text:p>
          </table:table-cell>
          <table:table-cell table:style-name="ce5"/>
          <table:table-cell table:style-name="ce31" office:value-type="string">
            <text:p>ci</text:p>
          </table:table-cell>
          <table:table-cell office:value-type="percentage" office:value="0.0131468801152317">
            <text:p>1,31%</text:p>
          </table:table-cell>
          <table:table-cell table:style-name="ce5" table:formula="of:=([.F17]-[.F18])/[.F17]" office:value-type="percentage" office:value="0.0115728411912041">
            <text:p>1,16%</text:p>
          </table:table-cell>
          <table:table-cell table:number-columns-repeated="14"/>
          <table:table-cell table:style-name="ce36" office:value-type="string">
            <text:p>f</text:p>
          </table:table-cell>
          <table:table-cell table:style-name="ce38" table:formula="of:=IF(ISERROR([.AA18]);0;[.AA18])+IF(ISERROR([.AB18]);0;[.AB18])" office:value-type="float" office:value="0.00278754941674202">
            <text:p>0,0027875</text:p>
          </table:table-cell>
          <table:table-cell/>
          <table:table-cell table:formula="of:=[.V18]&amp;[.V$8]" office:value-type="string" office:string-value="fa">
            <text:p>fa</text:p>
          </table:table-cell>
          <table:table-cell table:formula="of:=[.V$8]&amp;[.V18]" office:value-type="string" office:string-value="af">
            <text:p>af</text:p>
          </table:table-cell>
          <table:table-cell table:formula="of:=VLOOKUP([.Y18];[.$E$1:.$F$500];2;0)" office:value-type="float" office:value="0.00207223508145634">
            <text:p>0,0020722351</text:p>
          </table:table-cell>
          <table:table-cell table:style-name="ce23" table:formula="of:=VLOOKUP([.Z18];[.$E$1:.$F$500];2;0)" office:value-type="float" office:value="0.000715314335285677">
            <text:p>0,0007153143</text:p>
          </table:table-cell>
        </table:table-row>
        <table:table-row table:style-name="ro1">
          <table:table-cell table:style-name="ce29" office:value-type="string">
            <text:p>b</text:p>
          </table:table-cell>
          <table:table-cell table:style-name="ce30" office:value-type="float" office:value="0.0101155131389445">
            <text:p>0,0101</text:p>
          </table:table-cell>
          <table:table-cell table:style-name="ce5" table:formula="of:=([.B18]-[.B19])/[.B18]" office:value-type="percentage" office:value="0.033781834183162">
            <text:p>3,38%</text:p>
          </table:table-cell>
          <table:table-cell table:style-name="ce5"/>
          <table:table-cell table:style-name="ce31" office:value-type="string">
            <text:p>er</text:p>
          </table:table-cell>
          <table:table-cell office:value-type="percentage" office:value="0.0123169624151608">
            <text:p>1,23%</text:p>
          </table:table-cell>
          <table:table-cell table:style-name="ce5" table:formula="of:=([.F18]-[.F19])/[.F18]" office:value-type="percentage" office:value="0.063126589182887">
            <text:p>6,31%</text:p>
          </table:table-cell>
          <table:table-cell table:number-columns-repeated="14"/>
          <table:table-cell table:style-name="ce36" office:value-type="string">
            <text:p>f</text:p>
          </table:table-cell>
          <table:table-cell table:style-name="ce38" table:formula="of:=IF(ISERROR([.AA19]);0;[.AA19])+IF(ISERROR([.AB19]);0;[.AB19])" office:value-type="float" office:value="0.00278754941674202">
            <text:p>0,0027875</text:p>
          </table:table-cell>
          <table:table-cell/>
          <table:table-cell table:formula="of:=[.V19]&amp;[.V$8]" office:value-type="string" office:string-value="fa">
            <text:p>fa</text:p>
          </table:table-cell>
          <table:table-cell table:formula="of:=[.V$8]&amp;[.V19]" office:value-type="string" office:string-value="af">
            <text:p>af</text:p>
          </table:table-cell>
          <table:table-cell table:formula="of:=VLOOKUP([.Y19];[.$E$1:.$F$500];2;0)" office:value-type="float" office:value="0.00207223508145634">
            <text:p>0,0020722351</text:p>
          </table:table-cell>
          <table:table-cell table:style-name="ce23" table:formula="of:=VLOOKUP([.Z19];[.$E$1:.$F$500];2;0)" office:value-type="float" office:value="0.000715314335285677">
            <text:p>0,0007153143</text:p>
          </table:table-cell>
        </table:table-row>
        <table:table-row table:style-name="ro1">
          <table:table-cell table:style-name="ce29" office:value-type="string">
            <text:p>h</text:p>
          </table:table-cell>
          <table:table-cell table:style-name="ce30" office:value-type="float" office:value="0.00947272299863133">
            <text:p>0,0095</text:p>
          </table:table-cell>
          <table:table-cell table:style-name="ce5" table:formula="of:=([.B19]-[.B20])/[.B19]" office:value-type="percentage" office:value="0.0635449859521649">
            <text:p>6,35%</text:p>
          </table:table-cell>
          <table:table-cell table:style-name="ce5"/>
          <table:table-cell table:style-name="ce31" office:value-type="string">
            <text:p>ra</text:p>
          </table:table-cell>
          <table:table-cell office:value-type="percentage" office:value="0.0122108529662239">
            <text:p>1,22%</text:p>
          </table:table-cell>
          <table:table-cell table:style-name="ce5" table:formula="of:=([.F19]-[.F20])/[.F19]" office:value-type="percentage" office:value="0.0086149040128833">
            <text:p>0,86%</text:p>
          </table:table-cell>
          <table:table-cell table:number-columns-repeated="14"/>
          <table:table-cell table:style-name="ce36" office:value-type="string">
            <text:p>f</text:p>
          </table:table-cell>
          <table:table-cell table:style-name="ce38" table:formula="of:=IF(ISERROR([.AA20]);0;[.AA20])+IF(ISERROR([.AB20]);0;[.AB20])" office:value-type="float" office:value="0.00278754941674202">
            <text:p>0,0027875</text:p>
          </table:table-cell>
          <table:table-cell/>
          <table:table-cell table:formula="of:=[.V20]&amp;[.V$8]" office:value-type="string" office:string-value="fa">
            <text:p>fa</text:p>
          </table:table-cell>
          <table:table-cell table:formula="of:=[.V$8]&amp;[.V20]" office:value-type="string" office:string-value="af">
            <text:p>af</text:p>
          </table:table-cell>
          <table:table-cell table:formula="of:=VLOOKUP([.Y20];[.$E$1:.$F$500];2;0)" office:value-type="float" office:value="0.00207223508145634">
            <text:p>0,0020722351</text:p>
          </table:table-cell>
          <table:table-cell table:style-name="ce23" table:formula="of:=VLOOKUP([.Z20];[.$E$1:.$F$500];2;0)" office:value-type="float" office:value="0.000715314335285677">
            <text:p>0,0007153143</text:p>
          </table:table-cell>
        </table:table-row>
        <table:table-row table:style-name="ro1">
          <table:table-cell table:style-name="ce29" office:value-type="string">
            <text:p>f</text:p>
          </table:table-cell>
          <table:table-cell table:style-name="ce30" office:value-type="float" office:value="0.00922579114864839">
            <text:p>0,0092</text:p>
          </table:table-cell>
          <table:table-cell table:style-name="ce5" table:formula="of:=([.B20]-[.B21])/[.B20]" office:value-type="percentage" office:value="0.0260676734681906">
            <text:p>2,61%</text:p>
          </table:table-cell>
          <table:table-cell table:style-name="ce5"/>
          <table:table-cell table:style-name="ce31" office:value-type="string">
            <text:p>an</text:p>
          </table:table-cell>
          <table:table-cell office:value-type="percentage" office:value="0.0117308695139079">
            <text:p>1,17%</text:p>
          </table:table-cell>
          <table:table-cell table:style-name="ce5" table:formula="of:=([.F20]-[.F21])/[.F20]" office:value-type="percentage" office:value="0.0393079380812845">
            <text:p>3,93%</text:p>
          </table:table-cell>
          <table:table-cell table:number-columns-repeated="21"/>
        </table:table-row>
        <table:table-row table:style-name="ro1">
          <table:table-cell table:style-name="ce29" office:value-type="string">
            <text:p>v</text:p>
          </table:table-cell>
          <table:table-cell table:style-name="ce30" office:value-type="float" office:value="0.00810544294065431">
            <text:p>0,0081</text:p>
          </table:table-cell>
          <table:table-cell table:style-name="ce5" table:formula="of:=([.B21]-[.B22])/[.B21]" office:value-type="percentage" office:value="0.121436545651504">
            <text:p>12,14%</text:p>
          </table:table-cell>
          <table:table-cell table:style-name="ce5"/>
          <table:table-cell table:style-name="ce31" office:value-type="string">
            <text:p>pr</text:p>
          </table:table-cell>
          <table:table-cell office:value-type="percentage" office:value="0.0113848563713729">
            <text:p>1,14%</text:p>
          </table:table-cell>
          <table:table-cell table:style-name="ce5" table:formula="of:=([.F21]-[.F22])/[.F21]" office:value-type="percentage" office:value="0.029495950161646">
            <text:p>2,95%</text:p>
          </table:table-cell>
          <table:table-cell table:number-columns-repeated="21"/>
        </table:table-row>
        <table:table-row table:style-name="ro1">
          <table:table-cell table:style-name="ce29" office:value-type="string">
            <text:p>q</text:p>
          </table:table-cell>
          <table:table-cell table:style-name="ce30" office:value-type="float" office:value="0.00778605270470297">
            <text:p>0,0078</text:p>
          </table:table-cell>
          <table:table-cell table:style-name="ce5" table:formula="of:=([.B22]-[.B23])/[.B22]" office:value-type="percentage" office:value="0.0394044148222154">
            <text:p>3,94%</text:p>
          </table:table-cell>
          <table:table-cell table:style-name="ce5"/>
          <table:table-cell table:style-name="ce31" office:value-type="string">
            <text:p>ar</text:p>
          </table:table-cell>
          <table:table-cell office:value-type="percentage" office:value="0.0113842306420591">
            <text:p>1,14%</text:p>
          </table:table-cell>
          <table:table-cell table:style-name="ce5" table:formula="of:=([.F22]-[.F23])/[.F22]" office:value-type="percentage" office:value="0.0000549615465834368">
            <text:p>0,01%</text:p>
          </table:table-cell>
          <table:table-cell table:number-columns-repeated="21"/>
        </table:table-row>
        <table:table-row table:style-name="ro1">
          <table:table-cell table:style-name="ce29" office:value-type="string">
            <text:p>`</text:p>
          </table:table-cell>
          <table:table-cell table:style-name="ce30" office:value-type="float" office:value="0.00621692860089648">
            <text:p>0,0062</text:p>
          </table:table-cell>
          <table:table-cell table:style-name="ce5" table:formula="of:=([.B23]-[.B24])/[.B23]" office:value-type="percentage" office:value="0.20153011587742">
            <text:p>20,15%</text:p>
          </table:table-cell>
          <table:table-cell table:style-name="ce5"/>
          <table:table-cell table:style-name="ce31" office:value-type="string">
            <text:p>pe</text:p>
          </table:table-cell>
          <table:table-cell office:value-type="percentage" office:value="0.0112195439347843">
            <text:p>1,12%</text:p>
          </table:table-cell>
          <table:table-cell table:style-name="ce5" table:formula="of:=([.F23]-[.F24])/[.F23]" office:value-type="percentage" office:value="0.0144662131726638">
            <text:p>1,45%</text:p>
          </table:table-cell>
          <table:table-cell table:number-columns-repeated="21"/>
        </table:table-row>
        <table:table-row table:style-name="ro1">
          <table:table-cell table:style-name="ce29" office:value-type="string">
            <text:p>x</text:p>
          </table:table-cell>
          <table:table-cell table:style-name="ce30" office:value-type="float" office:value="0.00492215524813006">
            <text:p>0,0049</text:p>
          </table:table-cell>
          <table:table-cell table:style-name="ce5" table:formula="of:=([.B24]-[.B25])/[.B24]" office:value-type="percentage" office:value="0.208265758847498">
            <text:p>20,83%</text:p>
          </table:table-cell>
          <table:table-cell table:style-name="ce5"/>
          <table:table-cell table:style-name="ce31" office:value-type="string">
            <text:p>me</text:p>
          </table:table-cell>
          <table:table-cell office:value-type="percentage" office:value="0.0101628169633078">
            <text:p>1,02%</text:p>
          </table:table-cell>
          <table:table-cell table:style-name="ce5" table:formula="of:=([.F24]-[.F25])/[.F24]" office:value-type="percentage" office:value="0.0941862679640923">
            <text:p>9,42%</text:p>
          </table:table-cell>
          <table:table-cell table:number-columns-repeated="21"/>
        </table:table-row>
        <table:table-row table:style-name="ro1">
          <table:table-cell table:style-name="ce29" office:value-type="string">
            <text:p>y</text:p>
          </table:table-cell>
          <table:table-cell table:style-name="ce30" office:value-type="float" office:value="0.00470070605634771">
            <text:p>0,0047</text:p>
          </table:table-cell>
          <table:table-cell table:style-name="ce5" table:formula="of:=([.B25]-[.B26])/[.B25]" office:value-type="percentage" office:value="0.0449902899479814">
            <text:p>4,50%</text:p>
          </table:table-cell>
          <table:table-cell table:style-name="ce5"/>
          <table:table-cell office:value-type="string">
            <text:p>at</text:p>
          </table:table-cell>
          <table:table-cell office:value-type="percentage" office:value="0.0096899987530172">
            <text:p>0,97%</text:p>
          </table:table-cell>
          <table:table-cell table:style-name="ce5" table:formula="of:=([.F25]-[.F26])/[.F25]" office:value-type="percentage" office:value="0.046524326079834">
            <text:p>4,65%</text:p>
          </table:table-cell>
          <table:table-cell table:number-columns-repeated="21"/>
        </table:table-row>
        <table:table-row table:style-name="ro1">
          <table:table-cell table:style-name="ce29" office:value-type="string">
            <text:p>w</text:p>
          </table:table-cell>
          <table:table-cell table:style-name="ce30" office:value-type="float" office:value="0.0028296755180358">
            <text:p>0,0028</text:p>
          </table:table-cell>
          <table:table-cell table:style-name="ce5" table:formula="of:=([.B26]-[.B27])/[.B26]" office:value-type="percentage" office:value="0.398031809665129">
            <text:p>39,80%</text:p>
          </table:table-cell>
          <table:table-cell table:style-name="ce5"/>
          <table:table-cell office:value-type="string">
            <text:p>di</text:p>
          </table:table-cell>
          <table:table-cell office:value-type="percentage" office:value="0.00953880191934731">
            <text:p>0,95%</text:p>
          </table:table-cell>
          <table:table-cell table:style-name="ce5" table:formula="of:=([.F26]-[.F27])/[.F26]" office:value-type="percentage" office:value="0.0156033904155879">
            <text:p>1,56%</text:p>
          </table:table-cell>
          <table:table-cell table:number-columns-repeated="21"/>
        </table:table-row>
        <table:table-row table:style-name="ro1">
          <table:table-cell table:style-name="ce29" office:value-type="string">
            <text:p>+</text:p>
          </table:table-cell>
          <table:table-cell table:style-name="ce30" office:value-type="float" office:value="0.00243628298466816">
            <text:p>0,0024</text:p>
          </table:table-cell>
          <table:table-cell table:style-name="ce5" table:formula="of:=([.B27]-[.B28])/[.B27]" office:value-type="percentage" office:value="0.139023902514699">
            <text:p>13,90%</text:p>
          </table:table-cell>
          <table:table-cell table:style-name="ce5"/>
          <table:table-cell office:value-type="string">
            <text:p>si</text:p>
          </table:table-cell>
          <table:table-cell office:value-type="percentage" office:value="0.00941408203943776">
            <text:p>0,94%</text:p>
          </table:table-cell>
          <table:table-cell table:style-name="ce5" table:formula="of:=([.F27]-[.F28])/[.F27]" office:value-type="percentage" office:value="0.0130750046980831">
            <text:p>1,31%</text:p>
          </table:table-cell>
          <table:table-cell table:number-columns-repeated="21"/>
        </table:table-row>
        <table:table-row table:style-name="ro1">
          <table:table-cell table:style-name="ce29" office:value-type="string">
            <text:p>j</text:p>
          </table:table-cell>
          <table:table-cell table:style-name="ce30" office:value-type="float" office:value="0.00237299640406982">
            <text:p>0,0024</text:p>
          </table:table-cell>
          <table:table-cell table:style-name="ce5" table:formula="of:=([.B28]-[.B29])/[.B28]" office:value-type="percentage" office:value="0.0259766952347533">
            <text:p>2,60%</text:p>
          </table:table-cell>
          <table:table-cell table:style-name="ce5"/>
          <table:table-cell office:value-type="string">
            <text:p>po</text:p>
          </table:table-cell>
          <table:table-cell office:value-type="percentage" office:value="0.00939953190263595">
            <text:p>0,94%</text:p>
          </table:table-cell>
          <table:table-cell table:style-name="ce5" table:formula="of:=([.F28]-[.F29])/[.F28]" office:value-type="percentage" office:value="0.00154557148969553">
            <text:p>0,15%</text:p>
          </table:table-cell>
          <table:table-cell table:number-columns-repeated="21"/>
        </table:table-row>
        <table:table-row table:style-name="ro1">
          <table:table-cell table:style-name="ce29" office:value-type="string">
            <text:p>z</text:p>
          </table:table-cell>
          <table:table-cell table:style-name="ce30" office:value-type="float" office:value="0.00227255706312434">
            <text:p>0,0023</text:p>
          </table:table-cell>
          <table:table-cell table:style-name="ce5" table:formula="of:=([.B29]-[.B30])/[.B29]" office:value-type="percentage" office:value="0.0423259558140169">
            <text:p>4,23%</text:p>
          </table:table-cell>
          <table:table-cell table:style-name="ce5"/>
          <table:table-cell office:value-type="string">
            <text:p>le</text:p>
          </table:table-cell>
          <table:table-cell office:value-type="percentage" office:value="0.00933817043668909">
            <text:p>0,93%</text:p>
          </table:table-cell>
          <table:table-cell table:style-name="ce5" table:formula="of:=([.F29]-[.F30])/[.F29]" office:value-type="percentage" office:value="0.00652814061194393">
            <text:p>0,65%</text:p>
          </table:table-cell>
          <table:table-cell table:number-columns-repeated="21"/>
        </table:table-row>
        <table:table-row table:style-name="ro1">
          <table:table-cell table:style-name="ce29" office:value-type="string">
            <text:p>k</text:p>
          </table:table-cell>
          <table:table-cell table:style-name="ce30" office:value-type="float" office:value="0.00103953648332473">
            <text:p>0,0010</text:p>
          </table:table-cell>
          <table:table-cell table:style-name="ce5" table:formula="of:=([.B30]-[.B31])/[.B30]" office:value-type="percentage" office:value="0.54256968936324">
            <text:p>54,26%</text:p>
          </table:table-cell>
          <table:table-cell table:style-name="ce5"/>
          <table:table-cell office:value-type="string">
            <text:p>ma</text:p>
          </table:table-cell>
          <table:table-cell office:value-type="percentage" office:value="0.00921288770025006">
            <text:p>0,92%</text:p>
          </table:table-cell>
          <table:table-cell table:style-name="ce5" table:formula="of:=([.F30]-[.F31])/[.F30]" office:value-type="percentage" office:value="0.0134161972399649">
            <text:p>1,34%</text:p>
          </table:table-cell>
          <table:table-cell table:number-columns-repeated="21"/>
        </table:table-row>
        <table:table-row table:style-name="ro1">
          <table:table-cell table:style-name="ce4" office:value-type="string">
            <text:p>&lt;</text:p>
          </table:table-cell>
          <table:table-cell table:style-name="ce30" office:value-type="float" office:value="0.00074087158140136">
            <text:p>0,0007</text:p>
          </table:table-cell>
          <table:table-cell table:style-name="ce5" table:formula="of:=([.B31]-[.B32])/[.B31]" office:value-type="percentage" office:value="0.287305839395031">
            <text:p>28,73%</text:p>
          </table:table-cell>
          <table:table-cell table:style-name="ce5"/>
          <table:table-cell office:value-type="string">
            <text:p>no</text:p>
          </table:table-cell>
          <table:table-cell office:value-type="percentage" office:value="0.00916296242290012">
            <text:p>0,92%</text:p>
          </table:table-cell>
          <table:table-cell table:style-name="ce5" table:formula="of:=([.F31]-[.F32])/[.F31]" office:value-type="percentage" office:value="0.00541906934875415">
            <text:p>0,54%</text:p>
          </table:table-cell>
          <table:table-cell table:number-columns-repeated="21"/>
        </table:table-row>
        <table:table-row table:style-name="ro1">
          <table:table-cell table:style-name="ce29" office:value-type="string">
            <text:p>-</text:p>
          </table:table-cell>
          <table:table-cell table:style-name="ce30" office:value-type="float" office:value="0.00063328153807185">
            <text:p>0,0006</text:p>
          </table:table-cell>
          <table:table-cell table:style-name="ce5" table:formula="of:=([.B32]-[.B33])/[.B32]" office:value-type="percentage" office:value="0.145220907415565">
            <text:p>14,52%</text:p>
          </table:table-cell>
          <table:table-cell table:style-name="ce5"/>
          <table:table-cell office:value-type="string">
            <text:p>to</text:p>
          </table:table-cell>
          <table:table-cell office:value-type="percentage" office:value="0.00854028030428847">
            <text:p>0,85%</text:p>
          </table:table-cell>
          <table:table-cell table:style-name="ce5" table:formula="of:=([.F32]-[.F33])/[.F32]" office:value-type="percentage" office:value="0.0679564195369219">
            <text:p>6,80%</text:p>
          </table:table-cell>
          <table:table-cell table:number-columns-repeated="21"/>
        </table:table-row>
        <table:table-row table:style-name="ro1">
          <table:table-cell table:style-name="ce29" office:value-type="string">
            <text:p>ñ</text:p>
          </table:table-cell>
          <table:table-cell table:style-name="ce30" office:value-type="float" office:value="0.00027212031328829">
            <text:p>0,0003</text:p>
          </table:table-cell>
          <table:table-cell table:style-name="ce5" table:formula="of:=([.B33]-[.B34])/[.B33]" office:value-type="percentage" office:value="0.570301205816273">
            <text:p>57,03%</text:p>
          </table:table-cell>
          <table:table-cell table:style-name="ce5"/>
          <table:table-cell office:value-type="string">
            <text:p>tr</text:p>
          </table:table-cell>
          <table:table-cell office:value-type="percentage" office:value="0.00853037089015745">
            <text:p>0,85%</text:p>
          </table:table-cell>
          <table:table-cell table:style-name="ce5" table:formula="of:=([.F33]-[.F34])/[.F33]" office:value-type="percentage" office:value="0.00116031485828915">
            <text:p>0,12%</text:p>
          </table:table-cell>
          <table:table-cell table:number-columns-repeated="21"/>
        </table:table-row>
        <table:table-row table:style-name="ro1">
          <table:table-cell table:style-name="ce4" office:value-type="string">
            <text:p>ç</text:p>
          </table:table-cell>
          <table:table-cell table:style-name="ce30" office:value-type="float" office:value="0.00020478772103532">
            <text:p>0,0002</text:p>
          </table:table-cell>
          <table:table-cell table:style-name="ce5" table:formula="of:=([.B34]-[.B35])/[.B34]" office:value-type="percentage" office:value="0.247436846736379">
            <text:p>24,74%</text:p>
          </table:table-cell>
          <table:table-cell table:style-name="ce5"/>
          <table:table-cell office:value-type="string">
            <text:p>ri</text:p>
          </table:table-cell>
          <table:table-cell office:value-type="percentage" office:value="0.00830652029658093">
            <text:p>0,83%</text:p>
          </table:table-cell>
          <table:table-cell table:style-name="ce5" table:formula="of:=([.F34]-[.F35])/[.F34]" office:value-type="percentage" office:value="0.0262416015034942">
            <text:p>2,6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th</text:p>
          </table:table-cell>
          <table:table-cell office:value-type="percentage" office:value="0.00822128602694107">
            <text:p>0,82%</text:p>
          </table:table-cell>
          <table:table-cell table:style-name="ce5" table:formula="of:=([.F35]-[.F36])/[.F35]" office:value-type="percentage" office:value="0.0102611281976816">
            <text:p>1,0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do</text:p>
          </table:table-cell>
          <table:table-cell office:value-type="percentage" office:value="0.00782190317841199">
            <text:p>0,78%</text:p>
          </table:table-cell>
          <table:table-cell table:style-name="ce5" table:formula="of:=([.F36]-[.F37])/[.F36]" office:value-type="percentage" office:value="0.04857912098184">
            <text:p>4,86%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pa</text:p>
          </table:table-cell>
          <table:table-cell office:value-type="percentage" office:value="0.00777385196607027">
            <text:p>0,78%</text:p>
          </table:table-cell>
          <table:table-cell table:style-name="ce5" table:formula="of:=([.F37]-[.F38])/[.F37]" office:value-type="percentage" office:value="0.00614316122888581">
            <text:p>0,6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ti</text:p>
          </table:table-cell>
          <table:table-cell office:value-type="percentage" office:value="0.00765849330679797">
            <text:p>0,77%</text:p>
          </table:table-cell>
          <table:table-cell table:style-name="ce5" table:formula="of:=([.F38]-[.F39])/[.F38]" office:value-type="percentage" office:value="0.0148393177250859">
            <text:p>1,4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it</text:p>
          </table:table-cell>
          <table:table-cell office:value-type="percentage" office:value="0.00690210630813702">
            <text:p>0,69%</text:p>
          </table:table-cell>
          <table:table-cell table:style-name="ce5" table:formula="of:=([.F39]-[.F40])/[.F39]" office:value-type="percentage" office:value="0.0987644655887539">
            <text:p>9,8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s</text:p>
          </table:table-cell>
          <table:table-cell office:value-type="percentage" office:value="0.0068508699149113">
            <text:p>0,69%</text:p>
          </table:table-cell>
          <table:table-cell table:style-name="ce5" table:formula="of:=([.F40]-[.F41])/[.F40]" office:value-type="percentage" office:value="0.00742329818439863">
            <text:p>0,7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e</text:p>
          </table:table-cell>
          <table:table-cell office:value-type="percentage" office:value="0.00684491920382254">
            <text:p>0,68%</text:p>
          </table:table-cell>
          <table:table-cell table:style-name="ce5" table:formula="of:=([.F41]-[.F42])/[.F41]" office:value-type="percentage" office:value="0.000868606638670528">
            <text:p>0,0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i</text:p>
          </table:table-cell>
          <table:table-cell office:value-type="percentage" office:value="0.00669971941966855">
            <text:p>0,67%</text:p>
          </table:table-cell>
          <table:table-cell table:style-name="ce5" table:formula="of:=([.F42]-[.F43])/[.F42]" office:value-type="percentage" office:value="0.0212127827707452">
            <text:p>2,1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a</text:p>
          </table:table-cell>
          <table:table-cell office:value-type="percentage" office:value="0.00665103315097954">
            <text:p>0,67%</text:p>
          </table:table-cell>
          <table:table-cell table:style-name="ce5" table:formula="of:=([.F43]-[.F44])/[.F43]" office:value-type="percentage" office:value="0.00726691158827946">
            <text:p>0,7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n</text:p>
          </table:table-cell>
          <table:table-cell office:value-type="percentage" office:value="0.00652031281536308">
            <text:p>0,65%</text:p>
          </table:table-cell>
          <table:table-cell table:style-name="ce5" table:formula="of:=([.F44]-[.F45])/[.F44]" office:value-type="percentage" office:value="0.0196541398379901">
            <text:p>1,9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c</text:p>
          </table:table-cell>
          <table:table-cell office:value-type="percentage" office:value="0.00641141826808643">
            <text:p>0,64%</text:p>
          </table:table-cell>
          <table:table-cell table:style-name="ce5" table:formula="of:=([.F45]-[.F46])/[.F45]" office:value-type="percentage" office:value="0.0167008164117639">
            <text:p>1,6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o</text:p>
          </table:table-cell>
          <table:table-cell office:value-type="percentage" office:value="0.00633977132210988">
            <text:p>0,63%</text:p>
          </table:table-cell>
          <table:table-cell table:style-name="ce5" table:formula="of:=([.F46]-[.F47])/[.F46]" office:value-type="percentage" office:value="0.0111748981240517">
            <text:p>1,1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i</text:p>
          </table:table-cell>
          <table:table-cell office:value-type="percentage" office:value="0.00632098801860305">
            <text:p>0,63%</text:p>
          </table:table-cell>
          <table:table-cell table:style-name="ce5" table:formula="of:=([.F47]-[.F48])/[.F47]" office:value-type="percentage" office:value="0.0029627730327313">
            <text:p>0,3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c</text:p>
          </table:table-cell>
          <table:table-cell office:value-type="percentage" office:value="0.00630485364166641">
            <text:p>0,63%</text:p>
          </table:table-cell>
          <table:table-cell table:style-name="ce5" table:formula="of:=([.F48]-[.F49])/[.F48]" office:value-type="percentage" office:value="0.00255250870420187">
            <text:p>0,2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em</text:p>
          </table:table-cell>
          <table:table-cell office:value-type="percentage" office:value="0.00625876465761395">
            <text:p>0,63%</text:p>
          </table:table-cell>
          <table:table-cell table:style-name="ce5" table:formula="of:=([.F49]-[.F50])/[.F49]" office:value-type="percentage" office:value="0.00731007992760928">
            <text:p>0,7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lo</text:p>
          </table:table-cell>
          <table:table-cell office:value-type="percentage" office:value="0.00604492924269776">
            <text:p>0,60%</text:p>
          </table:table-cell>
          <table:table-cell table:style-name="ce5" table:formula="of:=([.F50]-[.F51])/[.F50]" office:value-type="percentage" office:value="0.0341657542045543">
            <text:p>3,4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e</text:p>
          </table:table-cell>
          <table:table-cell office:value-type="percentage" office:value="0.00594726003232772">
            <text:p>0,59%</text:p>
          </table:table-cell>
          <table:table-cell table:style-name="ce5" table:formula="of:=([.F51]-[.F52])/[.F51]" office:value-type="percentage" office:value="0.0161572131697031">
            <text:p>1,6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a</text:p>
          </table:table-cell>
          <table:table-cell office:value-type="percentage" office:value="0.00587393864255542">
            <text:p>0,59%</text:p>
          </table:table-cell>
          <table:table-cell table:style-name="ce5" table:formula="of:=([.F52]-[.F53])/[.F52]" office:value-type="percentage" office:value="0.0123285999559031">
            <text:p>1,2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m</text:p>
          </table:table-cell>
          <table:table-cell office:value-type="percentage" office:value="0.00587277371913684">
            <text:p>0,59%</text:p>
          </table:table-cell>
          <table:table-cell table:style-name="ce5" table:formula="of:=([.F53]-[.F54])/[.F53]" office:value-type="percentage" office:value="0.000198320665139465">
            <text:p>0,0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u</text:p>
          </table:table-cell>
          <table:table-cell office:value-type="percentage" office:value="0.0056061160286902">
            <text:p>0,56%</text:p>
          </table:table-cell>
          <table:table-cell table:style-name="ce5" table:formula="of:=([.F54]-[.F55])/[.F54]" office:value-type="percentage" office:value="0.0454057491739752">
            <text:p>4,5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s</text:p>
          </table:table-cell>
          <table:table-cell office:value-type="percentage" office:value="0.00560589267360499">
            <text:p>0,56%</text:p>
          </table:table-cell>
          <table:table-cell table:style-name="ce5" table:formula="of:=([.F55]-[.F56])/[.F55]" office:value-type="percentage" office:value="0.0000398413240229351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r</text:p>
          </table:table-cell>
          <table:table-cell office:value-type="percentage" office:value="0.00549237296375739">
            <text:p>0,55%</text:p>
          </table:table-cell>
          <table:table-cell table:style-name="ce5" table:formula="of:=([.F56]-[.F57])/[.F56]" office:value-type="percentage" office:value="0.0202500683579086">
            <text:p>2,0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d</text:p>
          </table:table-cell>
          <table:table-cell office:value-type="percentage" office:value="0.00538519892166146">
            <text:p>0,54%</text:p>
          </table:table-cell>
          <table:table-cell table:style-name="ce5" table:formula="of:=([.F57]-[.F58])/[.F57]" office:value-type="percentage" office:value="0.0195132491553543">
            <text:p>1,9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d</text:p>
          </table:table-cell>
          <table:table-cell office:value-type="percentage" office:value="0.00530493434819817">
            <text:p>0,53%</text:p>
          </table:table-cell>
          <table:table-cell table:style-name="ce5" table:formula="of:=([.F58]-[.F59])/[.F58]" office:value-type="percentage" office:value="0.0149046626932263">
            <text:p>1,4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e</text:p>
          </table:table-cell>
          <table:table-cell office:value-type="percentage" office:value="0.00527510073599835">
            <text:p>0,53%</text:p>
          </table:table-cell>
          <table:table-cell table:style-name="ce5" table:formula="of:=([.F59]-[.F60])/[.F59]" office:value-type="percentage" office:value="0.00562374767370181">
            <text:p>0,5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us</text:p>
          </table:table-cell>
          <table:table-cell office:value-type="percentage" office:value="0.00507460603448224">
            <text:p>0,51%</text:p>
          </table:table-cell>
          <table:table-cell table:style-name="ce5" table:formula="of:=([.F60]-[.F61])/[.F60]" office:value-type="percentage" office:value="0.0380077483919679">
            <text:p>3,8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u</text:p>
          </table:table-cell>
          <table:table-cell office:value-type="percentage" office:value="0.00507397633377296">
            <text:p>0,51%</text:p>
          </table:table-cell>
          <table:table-cell table:style-name="ce5" table:formula="of:=([.F61]-[.F62])/[.F61]" office:value-type="percentage" office:value="0.000124088590326237">
            <text:p>0,0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a</text:p>
          </table:table-cell>
          <table:table-cell office:value-type="percentage" office:value="0.00500625218976476">
            <text:p>0,50%</text:p>
          </table:table-cell>
          <table:table-cell table:style-name="ce5" table:formula="of:=([.F62]-[.F63])/[.F62]" office:value-type="percentage" office:value="0.013347351180458">
            <text:p>1,3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so</text:p>
          </table:table-cell>
          <table:table-cell office:value-type="percentage" office:value="0.00494422275611671">
            <text:p>0,49%</text:p>
          </table:table-cell>
          <table:table-cell table:style-name="ce5" table:formula="of:=([.F63]-[.F64])/[.F63]" office:value-type="percentage" office:value="0.0123903933115612">
            <text:p>1,2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ex</text:p>
          </table:table-cell>
          <table:table-cell office:value-type="percentage" office:value="0.0046413911294359">
            <text:p>0,46%</text:p>
          </table:table-cell>
          <table:table-cell table:style-name="ce5" table:formula="of:=([.F64]-[.F65])/[.F64]" office:value-type="percentage" office:value="0.061249592022561">
            <text:p>6,1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e</text:p>
          </table:table-cell>
          <table:table-cell office:value-type="percentage" office:value="0.00464102879977088">
            <text:p>0,46%</text:p>
          </table:table-cell>
          <table:table-cell table:style-name="ce5" table:formula="of:=([.F65]-[.F66])/[.F65]" office:value-type="percentage" office:value="0.0000780648850560363">
            <text:p>0,0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s</text:p>
          </table:table-cell>
          <table:table-cell office:value-type="percentage" office:value="0.00460121173159562">
            <text:p>0,46%</text:p>
          </table:table-cell>
          <table:table-cell table:style-name="ce5" table:formula="of:=([.F66]-[.F67])/[.F66]" office:value-type="percentage" office:value="0.0085793624416264">
            <text:p>0,8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g</text:p>
          </table:table-cell>
          <table:table-cell office:value-type="percentage" office:value="0.00459391931189658">
            <text:p>0,46%</text:p>
          </table:table-cell>
          <table:table-cell table:style-name="ce5" table:formula="of:=([.F67]-[.F68])/[.F67]" office:value-type="percentage" office:value="0.0015848911383416">
            <text:p>0,1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is</text:p>
          </table:table-cell>
          <table:table-cell office:value-type="percentage" office:value="0.00447572138128009">
            <text:p>0,45%</text:p>
          </table:table-cell>
          <table:table-cell table:style-name="ce5" table:formula="of:=([.F68]-[.F69])/[.F68]" office:value-type="percentage" office:value="0.0257292134649385">
            <text:p>2,5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u</text:p>
          </table:table-cell>
          <table:table-cell office:value-type="percentage" office:value="0.00442799190424065">
            <text:p>0,44%</text:p>
          </table:table-cell>
          <table:table-cell table:style-name="ce5" table:formula="of:=([.F69]-[.F70])/[.F69]" office:value-type="percentage" office:value="0.010664085847495">
            <text:p>1,0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ts</text:p>
          </table:table-cell>
          <table:table-cell office:value-type="percentage" office:value="0.00441946133186191">
            <text:p>0,44%</text:p>
          </table:table-cell>
          <table:table-cell table:style-name="ce5" table:formula="of:=([.F70]-[.F71])/[.F70]" office:value-type="percentage" office:value="0.00192651038285998">
            <text:p>0,1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a</text:p>
          </table:table-cell>
          <table:table-cell office:value-type="percentage" office:value="0.00440685598115218">
            <text:p>0,44%</text:p>
          </table:table-cell>
          <table:table-cell table:style-name="ce5" table:formula="of:=([.F71]-[.F72])/[.F71]" office:value-type="percentage" office:value="0.00285223690472239">
            <text:p>0,2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o</text:p>
          </table:table-cell>
          <table:table-cell office:value-type="percentage" office:value="0.00437273005775505">
            <text:p>0,44%</text:p>
          </table:table-cell>
          <table:table-cell table:style-name="ce5" table:formula="of:=([.F72]-[.F73])/[.F72]" office:value-type="percentage" office:value="0.00774382542635498">
            <text:p>0,7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e</text:p>
          </table:table-cell>
          <table:table-cell office:value-type="percentage" office:value="0.00425405724842258">
            <text:p>0,43%</text:p>
          </table:table-cell>
          <table:table-cell table:style-name="ce5" table:formula="of:=([.F73]-[.F74])/[.F73]" office:value-type="percentage" office:value="0.0271392946203031">
            <text:p>2,7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a</text:p>
          </table:table-cell>
          <table:table-cell office:value-type="percentage" office:value="0.00421685511200636">
            <text:p>0,42%</text:p>
          </table:table-cell>
          <table:table-cell table:style-name="ce5" table:formula="of:=([.F74]-[.F75])/[.F74]" office:value-type="percentage" office:value="0.00874509538629624">
            <text:p>0,8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m</text:p>
          </table:table-cell>
          <table:table-cell office:value-type="percentage" office:value="0.00416278640047814">
            <text:p>0,42%</text:p>
          </table:table-cell>
          <table:table-cell table:style-name="ce5" table:formula="of:=([.F75]-[.F76])/[.F75]" office:value-type="percentage" office:value="0.0128220463098848">
            <text:p>1,2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u</text:p>
          </table:table-cell>
          <table:table-cell office:value-type="percentage" office:value="0.00413281635727557">
            <text:p>0,41%</text:p>
          </table:table-cell>
          <table:table-cell table:style-name="ce5" table:formula="of:=([.F76]-[.F77])/[.F76]" office:value-type="percentage" office:value="0.00719951501694332">
            <text:p>0,7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vi</text:p>
          </table:table-cell>
          <table:table-cell office:value-type="percentage" office:value="0.00411505096884956">
            <text:p>0,41%</text:p>
          </table:table-cell>
          <table:table-cell table:style-name="ce5" table:formula="of:=([.F77]-[.F78])/[.F77]" office:value-type="percentage" office:value="0.00429861549370214">
            <text:p>0,4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rm</text:p>
          </table:table-cell>
          <table:table-cell office:value-type="percentage" office:value="0.00397715779017942">
            <text:p>0,40%</text:p>
          </table:table-cell>
          <table:table-cell table:style-name="ce5" table:formula="of:=([.F78]-[.F79])/[.F78]" office:value-type="percentage" office:value="0.0335094704085014">
            <text:p>3,3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u</text:p>
          </table:table-cell>
          <table:table-cell office:value-type="percentage" office:value="0.00382532537967823">
            <text:p>0,38%</text:p>
          </table:table-cell>
          <table:table-cell table:style-name="ce5" table:formula="of:=([.F79]-[.F80])/[.F79]" office:value-type="percentage" office:value="0.0381761092999884">
            <text:p>3,8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id</text:p>
          </table:table-cell>
          <table:table-cell office:value-type="percentage" office:value="0.00380333227719357">
            <text:p>0,38%</text:p>
          </table:table-cell>
          <table:table-cell table:style-name="ce5" table:formula="of:=([.F80]-[.F81])/[.F80]" office:value-type="percentage" office:value="0.00574934163809881">
            <text:p>0,5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i</text:p>
          </table:table-cell>
          <table:table-cell office:value-type="percentage" office:value="0.00378237133597604">
            <text:p>0,38%</text:p>
          </table:table-cell>
          <table:table-cell table:style-name="ce5" table:formula="of:=([.F81]-[.F82])/[.F81]" office:value-type="percentage" office:value="0.00551120430450439">
            <text:p>0,5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rt</text:p>
          </table:table-cell>
          <table:table-cell office:value-type="percentage" office:value="0.00369221639442871">
            <text:p>0,37%</text:p>
          </table:table-cell>
          <table:table-cell table:style-name="ce5" table:formula="of:=([.F82]-[.F83])/[.F82]" office:value-type="percentage" office:value="0.0238355606943774">
            <text:p>2,3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a</text:p>
          </table:table-cell>
          <table:table-cell office:value-type="percentage" office:value="0.00368037609052658">
            <text:p>0,37%</text:p>
          </table:table-cell>
          <table:table-cell table:style-name="ce5" table:formula="of:=([.F83]-[.F84])/[.F83]" office:value-type="percentage" office:value="0.00320682826716119">
            <text:p>0,3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o</text:p>
          </table:table-cell>
          <table:table-cell office:value-type="percentage" office:value="0.00358165775819891">
            <text:p>0,36%</text:p>
          </table:table-cell>
          <table:table-cell table:style-name="ce5" table:formula="of:=([.F84]-[.F85])/[.F84]" office:value-type="percentage" office:value="0.0268228925249717">
            <text:p>2,6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o</text:p>
          </table:table-cell>
          <table:table-cell office:value-type="percentage" office:value="0.00344099348031948">
            <text:p>0,34%</text:p>
          </table:table-cell>
          <table:table-cell table:style-name="ce5" table:formula="of:=([.F85]-[.F86])/[.F85]" office:value-type="percentage" office:value="0.0392735117020687">
            <text:p>3,9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rs</text:p>
          </table:table-cell>
          <table:table-cell office:value-type="percentage" office:value="0.00340310713957276">
            <text:p>0,34%</text:p>
          </table:table-cell>
          <table:table-cell table:style-name="ce5" table:formula="of:=([.F86]-[.F87])/[.F86]" office:value-type="percentage" office:value="0.011010291348533">
            <text:p>1,1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c</text:p>
          </table:table-cell>
          <table:table-cell office:value-type="percentage" office:value="0.00333573043808872">
            <text:p>0,33%</text:p>
          </table:table-cell>
          <table:table-cell table:style-name="ce5" table:formula="of:=([.F87]-[.F88])/[.F87]" office:value-type="percentage" office:value="0.0197985836827044">
            <text:p>1,9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r</text:p>
          </table:table-cell>
          <table:table-cell office:value-type="percentage" office:value="0.00329085318982169">
            <text:p>0,33%</text:p>
          </table:table-cell>
          <table:table-cell table:style-name="ce5" table:formula="of:=([.F88]-[.F89])/[.F88]" office:value-type="percentage" office:value="0.0134534996457157">
            <text:p>1,3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l</text:p>
          </table:table-cell>
          <table:table-cell office:value-type="percentage" office:value="0.00319802961544593">
            <text:p>0,32%</text:p>
          </table:table-cell>
          <table:table-cell table:style-name="ce5" table:formula="of:=([.F89]-[.F90])/[.F89]" office:value-type="percentage" office:value="0.0282065376428384">
            <text:p>2,8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c</text:p>
          </table:table-cell>
          <table:table-cell office:value-type="percentage" office:value="0.00317823093935869">
            <text:p>0,32%</text:p>
          </table:table-cell>
          <table:table-cell table:style-name="ce5" table:formula="of:=([.F90]-[.F91])/[.F90]" office:value-type="percentage" office:value="0.00619089829300377">
            <text:p>0,6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ls</text:p>
          </table:table-cell>
          <table:table-cell office:value-type="percentage" office:value="0.00316291012589848">
            <text:p>0,32%</text:p>
          </table:table-cell>
          <table:table-cell table:style-name="ce5" table:formula="of:=([.F91]-[.F92])/[.F91]" office:value-type="percentage" office:value="0.0048205475789943">
            <text:p>0,4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t</text:p>
          </table:table-cell>
          <table:table-cell office:value-type="percentage" office:value="0.00313517537503087">
            <text:p>0,31%</text:p>
          </table:table-cell>
          <table:table-cell table:style-name="ce5" table:formula="of:=([.F92]-[.F93])/[.F92]" office:value-type="percentage" office:value="0.0087687445307133">
            <text:p>0,8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p</text:p>
          </table:table-cell>
          <table:table-cell office:value-type="percentage" office:value="0.00310745982101391">
            <text:p>0,31%</text:p>
          </table:table-cell>
          <table:table-cell table:style-name="ce5" table:formula="of:=([.F93]-[.F94])/[.F93]" office:value-type="percentage" office:value="0.00884019255754929">
            <text:p>0,8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q</text:p>
          </table:table-cell>
          <table:table-cell office:value-type="percentage" office:value="0.00309805204067681">
            <text:p>0,31%</text:p>
          </table:table-cell>
          <table:table-cell table:style-name="ce5" table:formula="of:=([.F94]-[.F95])/[.F94]" office:value-type="percentage" office:value="0.00302748253524668">
            <text:p>0,3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i</text:p>
          </table:table-cell>
          <table:table-cell office:value-type="percentage" office:value="0.00303345650426373">
            <text:p>0,30%</text:p>
          </table:table-cell>
          <table:table-cell table:style-name="ce5" table:formula="of:=([.F95]-[.F96])/[.F95]" office:value-type="percentage" office:value="0.0208503716415842">
            <text:p>2,0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p</text:p>
          </table:table-cell>
          <table:table-cell office:value-type="percentage" office:value="0.00297861017531284">
            <text:p>0,30%</text:p>
          </table:table-cell>
          <table:table-cell table:style-name="ce5" table:formula="of:=([.F96]-[.F97])/[.F96]" office:value-type="percentage" office:value="0.0180804731743474">
            <text:p>1,8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b</text:p>
          </table:table-cell>
          <table:table-cell office:value-type="percentage" office:value="0.0028999737544466">
            <text:p>0,29%</text:p>
          </table:table-cell>
          <table:table-cell table:style-name="ce5" table:formula="of:=([.F97]-[.F98])/[.F97]" office:value-type="percentage" office:value="0.0264003734083736">
            <text:p>2,6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l</text:p>
          </table:table-cell>
          <table:table-cell office:value-type="percentage" office:value="0.00284406278778529">
            <text:p>0,28%</text:p>
          </table:table-cell>
          <table:table-cell table:style-name="ce5" table:formula="of:=([.F98]-[.F99])/[.F98]" office:value-type="percentage" office:value="0.0192798181623472">
            <text:p>1,9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h</text:p>
          </table:table-cell>
          <table:table-cell office:value-type="percentage" office:value="0.00281760443826806">
            <text:p>0,28%</text:p>
          </table:table-cell>
          <table:table-cell table:style-name="ce5" table:formula="of:=([.F99]-[.F100])/[.F99]" office:value-type="percentage" office:value="0.00930301174462936">
            <text:p>0,9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r</text:p>
          </table:table-cell>
          <table:table-cell office:value-type="percentage" office:value="0.00280432781962862">
            <text:p>0,28%</text:p>
          </table:table-cell>
          <table:table-cell table:style-name="ce5" table:formula="of:=([.F100]-[.F101])/[.F100]" office:value-type="percentage" office:value="0.00471202361095121">
            <text:p>0,4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a</text:p>
          </table:table-cell>
          <table:table-cell office:value-type="percentage" office:value="0.00279361571188205">
            <text:p>0,28%</text:p>
          </table:table-cell>
          <table:table-cell table:style-name="ce5" table:formula="of:=([.F101]-[.F102])/[.F101]" office:value-type="percentage" office:value="0.0038198486181223">
            <text:p>0,3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p</text:p>
          </table:table-cell>
          <table:table-cell office:value-type="percentage" office:value="0.00276018317670186">
            <text:p>0,28%</text:p>
          </table:table-cell>
          <table:table-cell table:style-name="ce5" table:formula="of:=([.F102]-[.F103])/[.F102]" office:value-type="percentage" office:value="0.0119674782175629">
            <text:p>1,2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e</text:p>
          </table:table-cell>
          <table:table-cell office:value-type="percentage" office:value="0.00271424955567199">
            <text:p>0,27%</text:p>
          </table:table-cell>
          <table:table-cell table:style-name="ce5" table:formula="of:=([.F103]-[.F104])/[.F103]" office:value-type="percentage" office:value="0.0166415118451507">
            <text:p>1,6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f</text:p>
          </table:table-cell>
          <table:table-cell office:value-type="percentage" office:value="0.00270222847773152">
            <text:p>0,27%</text:p>
          </table:table-cell>
          <table:table-cell table:style-name="ce5" table:formula="of:=([.F104]-[.F105])/[.F104]" office:value-type="percentage" office:value="0.00442887718830038">
            <text:p>0,4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ed</text:p>
          </table:table-cell>
          <table:table-cell office:value-type="percentage" office:value="0.0027003634819681">
            <text:p>0,27%</text:p>
          </table:table-cell>
          <table:table-cell table:style-name="ce5" table:formula="of:=([.F105]-[.F106])/[.F105]" office:value-type="percentage" office:value="0.000690169531847284">
            <text:p>0,0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e</text:p>
          </table:table-cell>
          <table:table-cell office:value-type="percentage" office:value="0.00254363025517091">
            <text:p>0,25%</text:p>
          </table:table-cell>
          <table:table-cell table:style-name="ce5" table:formula="of:=([.F106]-[.F107])/[.F106]" office:value-type="percentage" office:value="0.0580415295362231">
            <text:p>5,8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l</text:p>
          </table:table-cell>
          <table:table-cell office:value-type="percentage" office:value="0.00251188181613711">
            <text:p>0,25%</text:p>
          </table:table-cell>
          <table:table-cell table:style-name="ce5" table:formula="of:=([.F107]-[.F108])/[.F107]" office:value-type="percentage" office:value="0.0124815463919173">
            <text:p>1,2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t</text:p>
          </table:table-cell>
          <table:table-cell office:value-type="percentage" office:value="0.00249922153749872">
            <text:p>0,25%</text:p>
          </table:table-cell>
          <table:table-cell table:style-name="ce5" table:formula="of:=([.F108]-[.F109])/[.F108]" office:value-type="percentage" office:value="0.00504015696799762">
            <text:p>0,5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r</text:p>
          </table:table-cell>
          <table:table-cell office:value-type="percentage" office:value="0.00248712354230804">
            <text:p>0,25%</text:p>
          </table:table-cell>
          <table:table-cell table:style-name="ce5" table:formula="of:=([.F109]-[.F110])/[.F109]" office:value-type="percentage" office:value="0.00484070539932536">
            <text:p>0,4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bl</text:p>
          </table:table-cell>
          <table:table-cell office:value-type="percentage" office:value="0.00240380017147403">
            <text:p>0,24%</text:p>
          </table:table-cell>
          <table:table-cell table:style-name="ce5" table:formula="of:=([.F110]-[.F111])/[.F110]" office:value-type="percentage" office:value="0.0335019026665182">
            <text:p>3,3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c</text:p>
          </table:table-cell>
          <table:table-cell office:value-type="percentage" office:value="0.00240261955433705">
            <text:p>0,24%</text:p>
          </table:table-cell>
          <table:table-cell table:style-name="ce5" table:formula="of:=([.F111]-[.F112])/[.F111]" office:value-type="percentage" office:value="0.000491146123954197">
            <text:p>0,0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b</text:p>
          </table:table-cell>
          <table:table-cell office:value-type="percentage" office:value="0.00236068730824935">
            <text:p>0,24%</text:p>
          </table:table-cell>
          <table:table-cell table:style-name="ce5" table:formula="of:=([.F112]-[.F113])/[.F112]" office:value-type="percentage" office:value="0.0174527198915061">
            <text:p>1,7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g</text:p>
          </table:table-cell>
          <table:table-cell office:value-type="percentage" office:value="0.00228052928932351">
            <text:p>0,23%</text:p>
          </table:table-cell>
          <table:table-cell table:style-name="ce5" table:formula="of:=([.F113]-[.F114])/[.F113]" office:value-type="percentage" office:value="0.0339553733549251">
            <text:p>3,4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et</text:p>
          </table:table-cell>
          <table:table-cell office:value-type="percentage" office:value="0.002275145838077">
            <text:p>0,23%</text:p>
          </table:table-cell>
          <table:table-cell table:style-name="ce5" table:formula="of:=([.F114]-[.F115])/[.F114]" office:value-type="percentage" office:value="0.00236061482381005">
            <text:p>0,2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a</text:p>
          </table:table-cell>
          <table:table-cell office:value-type="percentage" office:value="0.00220021482414797">
            <text:p>0,22%</text:p>
          </table:table-cell>
          <table:table-cell table:style-name="ce5" table:formula="of:=([.F115]-[.F116])/[.F115]" office:value-type="percentage" office:value="0.0329345981584914">
            <text:p>3,2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a</text:p>
          </table:table-cell>
          <table:table-cell office:value-type="percentage" office:value="0.00214753358510085">
            <text:p>0,21%</text:p>
          </table:table-cell>
          <table:table-cell table:style-name="ce5" table:formula="of:=([.F116]-[.F117])/[.F116]" office:value-type="percentage" office:value="0.0239436797120575">
            <text:p>2,39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we</text:p>
          </table:table-cell>
          <table:table-cell office:value-type="percentage" office:value="0.00212196169900152">
            <text:p>0,21%</text:p>
          </table:table-cell>
          <table:table-cell table:style-name="ce5" table:formula="of:=([.F117]-[.F118])/[.F117]" office:value-type="percentage" office:value="0.0119075605041721">
            <text:p>1,1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b</text:p>
          </table:table-cell>
          <table:table-cell office:value-type="percentage" office:value="0.00210507632542703">
            <text:p>0,21%</text:p>
          </table:table-cell>
          <table:table-cell table:style-name="ce5" table:formula="of:=([.F118]-[.F119])/[.F118]" office:value-type="percentage" office:value="0.00795743560425035">
            <text:p>0,8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n</text:p>
          </table:table-cell>
          <table:table-cell office:value-type="percentage" office:value="0.00209713001345297">
            <text:p>0,21%</text:p>
          </table:table-cell>
          <table:table-cell table:style-name="ce5" table:formula="of:=([.F119]-[.F120])/[.F119]" office:value-type="percentage" office:value="0.00377483318684319">
            <text:p>0,3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u</text:p>
          </table:table-cell>
          <table:table-cell office:value-type="percentage" office:value="0.0020948698068317">
            <text:p>0,21%</text:p>
          </table:table-cell>
          <table:table-cell table:style-name="ce5" table:formula="of:=([.F120]-[.F121])/[.F120]" office:value-type="percentage" office:value="0.00107776180149582">
            <text:p>0,1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be</text:p>
          </table:table-cell>
          <table:table-cell office:value-type="percentage" office:value="0.00207420803674626">
            <text:p>0,21%</text:p>
          </table:table-cell>
          <table:table-cell table:style-name="ce5" table:formula="of:=([.F121]-[.F122])/[.F121]" office:value-type="percentage" office:value="0.00986303302384641">
            <text:p>0,99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fa</text:p>
          </table:table-cell>
          <table:table-cell office:value-type="percentage" office:value="0.00207223508145634">
            <text:p>0,21%</text:p>
          </table:table-cell>
          <table:table-cell table:style-name="ce5" table:formula="of:=([.F122]-[.F123])/[.F122]" office:value-type="percentage" office:value="0.000951184864279485">
            <text:p>0,1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o</text:p>
          </table:table-cell>
          <table:table-cell office:value-type="percentage" office:value="0.00205109924163773">
            <text:p>0,21%</text:p>
          </table:table-cell>
          <table:table-cell table:style-name="ce5" table:formula="of:=([.F123]-[.F124])/[.F123]" office:value-type="percentage" office:value="0.01019953769133">
            <text:p>1,0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gr</text:p>
          </table:table-cell>
          <table:table-cell office:value-type="percentage" office:value="0.00204476008497046">
            <text:p>0,20%</text:p>
          </table:table-cell>
          <table:table-cell table:style-name="ce5" table:formula="of:=([.F124]-[.F125])/[.F124]" office:value-type="percentage" office:value="0.00309061430991923">
            <text:p>0,3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o</text:p>
          </table:table-cell>
          <table:table-cell office:value-type="percentage" office:value="0.00198095347662991">
            <text:p>0,20%</text:p>
          </table:table-cell>
          <table:table-cell table:style-name="ce5" table:formula="of:=([.F125]-[.F126])/[.F125]" office:value-type="percentage" office:value="0.0312049363685968">
            <text:p>3,1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go</text:p>
          </table:table-cell>
          <table:table-cell office:value-type="percentage" office:value="0.00198023835447814">
            <text:p>0,20%</text:p>
          </table:table-cell>
          <table:table-cell table:style-name="ce5" table:formula="of:=([.F126]-[.F127])/[.F126]" office:value-type="percentage" office:value="0.000360998963482335">
            <text:p>0,0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c</text:p>
          </table:table-cell>
          <table:table-cell office:value-type="percentage" office:value="0.00196324325245085">
            <text:p>0,20%</text:p>
          </table:table-cell>
          <table:table-cell table:style-name="ce5" table:formula="of:=([.F127]-[.F128])/[.F127]" office:value-type="percentage" office:value="0.00858235170976109">
            <text:p>0,8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t</text:p>
          </table:table-cell>
          <table:table-cell office:value-type="percentage" office:value="0.00195122967346719">
            <text:p>0,20%</text:p>
          </table:table-cell>
          <table:table-cell table:style-name="ce5" table:formula="of:=([.F128]-[.F129])/[.F128]" office:value-type="percentage" office:value="0.00611925138092931">
            <text:p>0,6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a</text:p>
          </table:table-cell>
          <table:table-cell office:value-type="percentage" office:value="0.00189884147326723">
            <text:p>0,19%</text:p>
          </table:table-cell>
          <table:table-cell table:style-name="ce5" table:formula="of:=([.F129]-[.F130])/[.F129]" office:value-type="percentage" office:value="0.0268488127832076">
            <text:p>2,6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t</text:p>
          </table:table-cell>
          <table:table-cell office:value-type="percentage" office:value="0.0018810932719316">
            <text:p>0,19%</text:p>
          </table:table-cell>
          <table:table-cell table:style-name="ce5" table:formula="of:=([.F130]-[.F131])/[.F130]" office:value-type="percentage" office:value="0.00934685785280003">
            <text:p>0,9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ea</text:p>
          </table:table-cell>
          <table:table-cell office:value-type="percentage" office:value="0.00188010027023104">
            <text:p>0,19%</text:p>
          </table:table-cell>
          <table:table-cell table:style-name="ce5" table:formula="of:=([.F131]-[.F132])/[.F131]" office:value-type="percentage" office:value="0.000527885413964658">
            <text:p>0,0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i</text:p>
          </table:table-cell>
          <table:table-cell office:value-type="percentage" office:value="0.00187455840698926">
            <text:p>0,19%</text:p>
          </table:table-cell>
          <table:table-cell table:style-name="ce5" table:formula="of:=([.F132]-[.F133])/[.F132]" office:value-type="percentage" office:value="0.0029476423835092">
            <text:p>0,29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rd</text:p>
          </table:table-cell>
          <table:table-cell office:value-type="percentage" office:value="0.00187034584403714">
            <text:p>0,19%</text:p>
          </table:table-cell>
          <table:table-cell table:style-name="ce5" table:formula="of:=([.F133]-[.F134])/[.F133]" office:value-type="percentage" office:value="0.00224722950024578">
            <text:p>0,2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l</text:p>
          </table:table-cell>
          <table:table-cell office:value-type="percentage" office:value="0.00185622333794745">
            <text:p>0,19%</text:p>
          </table:table-cell>
          <table:table-cell table:style-name="ce5" table:formula="of:=([.F134]-[.F135])/[.F134]" office:value-type="percentage" office:value="0.00755074583383284">
            <text:p>0,7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c</text:p>
          </table:table-cell>
          <table:table-cell office:value-type="percentage" office:value="0.00183829727064706">
            <text:p>0,18%</text:p>
          </table:table-cell>
          <table:table-cell table:style-name="ce5" table:formula="of:=([.F135]-[.F136])/[.F135]" office:value-type="percentage" office:value="0.00965727934452761">
            <text:p>0,9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e</text:p>
          </table:table-cell>
          <table:table-cell office:value-type="percentage" office:value="0.00180840950587306">
            <text:p>0,18%</text:p>
          </table:table-cell>
          <table:table-cell table:style-name="ce5" table:formula="of:=([.F136]-[.F137])/[.F136]" office:value-type="percentage" office:value="0.0162583958814669">
            <text:p>1,6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bi</text:p>
          </table:table-cell>
          <table:table-cell office:value-type="percentage" office:value="0.00179079169487491">
            <text:p>0,18%</text:p>
          </table:table-cell>
          <table:table-cell table:style-name="ce5" table:formula="of:=([.F137]-[.F138])/[.F137]" office:value-type="percentage" office:value="0.00974215792437156">
            <text:p>0,9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l</text:p>
          </table:table-cell>
          <table:table-cell office:value-type="percentage" office:value="0.00178219787157328">
            <text:p>0,18%</text:p>
          </table:table-cell>
          <table:table-cell table:style-name="ce5" table:formula="of:=([.F138]-[.F139])/[.F138]" office:value-type="percentage" office:value="0.00479889611182857">
            <text:p>0,4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u</text:p>
          </table:table-cell>
          <table:table-cell office:value-type="percentage" office:value="0.0017439863915977">
            <text:p>0,17%</text:p>
          </table:table-cell>
          <table:table-cell table:style-name="ce5" table:formula="of:=([.F139]-[.F140])/[.F139]" office:value-type="percentage" office:value="0.0214406495401366">
            <text:p>2,1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iv</text:p>
          </table:table-cell>
          <table:table-cell office:value-type="percentage" office:value="0.00172025759247142">
            <text:p>0,17%</text:p>
          </table:table-cell>
          <table:table-cell table:style-name="ce5" table:formula="of:=([.F140]-[.F141])/[.F140]" office:value-type="percentage" office:value="0.0136060689696903">
            <text:p>1,3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g</text:p>
          </table:table-cell>
          <table:table-cell office:value-type="percentage" office:value="0.00170912201474025">
            <text:p>0,17%</text:p>
          </table:table-cell>
          <table:table-cell table:style-name="ce5" table:formula="of:=([.F141]-[.F142])/[.F141]" office:value-type="percentage" office:value="0.00647320365269959">
            <text:p>0,6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r</text:p>
          </table:table-cell>
          <table:table-cell office:value-type="percentage" office:value="0.00170567791559354">
            <text:p>0,17%</text:p>
          </table:table-cell>
          <table:table-cell table:style-name="ce5" table:formula="of:=([.F142]-[.F143])/[.F142]" office:value-type="percentage" office:value="0.00201512771879741">
            <text:p>0,2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g</text:p>
          </table:table-cell>
          <table:table-cell office:value-type="percentage" office:value="0.00169664504376433">
            <text:p>0,17%</text:p>
          </table:table-cell>
          <table:table-cell table:style-name="ce5" table:formula="of:=([.F143]-[.F144])/[.F143]" office:value-type="percentage" office:value="0.00529576642027793">
            <text:p>0,5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p</text:p>
          </table:table-cell>
          <table:table-cell office:value-type="percentage" office:value="0.00167951079151657">
            <text:p>0,17%</text:p>
          </table:table-cell>
          <table:table-cell table:style-name="ce5" table:formula="of:=([.F144]-[.F145])/[.F144]" office:value-type="percentage" office:value="0.0100989021308455">
            <text:p>1,0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g</text:p>
          </table:table-cell>
          <table:table-cell office:value-type="percentage" office:value="0.00165913009245461">
            <text:p>0,17%</text:p>
          </table:table-cell>
          <table:table-cell table:style-name="ce5" table:formula="of:=([.F145]-[.F146])/[.F145]" office:value-type="percentage" office:value="0.0121349021184654">
            <text:p>1,2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fr</text:p>
          </table:table-cell>
          <table:table-cell office:value-type="percentage" office:value="0.00165560876840207">
            <text:p>0,17%</text:p>
          </table:table-cell>
          <table:table-cell table:style-name="ce5" table:formula="of:=([.F146]-[.F147])/[.F146]" office:value-type="percentage" office:value="0.00212239176937018">
            <text:p>0,2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c</text:p>
          </table:table-cell>
          <table:table-cell office:value-type="percentage" office:value="0.00160755712360245">
            <text:p>0,16%</text:p>
          </table:table-cell>
          <table:table-cell table:style-name="ce5" table:formula="of:=([.F147]-[.F148])/[.F147]" office:value-type="percentage" office:value="0.0290235505614033">
            <text:p>2,9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bu</text:p>
          </table:table-cell>
          <table:table-cell office:value-type="percentage" office:value="0.00157329187878925">
            <text:p>0,16%</text:p>
          </table:table-cell>
          <table:table-cell table:style-name="ce5" table:formula="of:=([.F148]-[.F149])/[.F148]" office:value-type="percentage" office:value="0.0213151024682802">
            <text:p>2,1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a</text:p>
          </table:table-cell>
          <table:table-cell office:value-type="percentage" office:value="0.00157158754217745">
            <text:p>0,16%</text:p>
          </table:table-cell>
          <table:table-cell table:style-name="ce5" table:formula="of:=([.F149]-[.F150])/[.F149]" office:value-type="percentage" office:value="0.00108329333849457">
            <text:p>0,1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z</text:p>
          </table:table-cell>
          <table:table-cell office:value-type="percentage" office:value="0.00155979286777102">
            <text:p>0,16%</text:p>
          </table:table-cell>
          <table:table-cell table:style-name="ce5" table:formula="of:=([.F150]-[.F151])/[.F150]" office:value-type="percentage" office:value="0.00750494267095566">
            <text:p>0,7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i</text:p>
          </table:table-cell>
          <table:table-cell office:value-type="percentage" office:value="0.00152755439162987">
            <text:p>0,15%</text:p>
          </table:table-cell>
          <table:table-cell table:style-name="ce5" table:formula="of:=([.F151]-[.F152])/[.F151]" office:value-type="percentage" office:value="0.0206684341281927">
            <text:p>2,0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ix</text:p>
          </table:table-cell>
          <table:table-cell office:value-type="percentage" office:value="0.00150161263431674">
            <text:p>0,15%</text:p>
          </table:table-cell>
          <table:table-cell table:style-name="ce5" table:formula="of:=([.F152]-[.F153])/[.F152]" office:value-type="percentage" office:value="0.0169825424582431">
            <text:p>1,7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p</text:p>
          </table:table-cell>
          <table:table-cell office:value-type="percentage" office:value="0.00149525185675094">
            <text:p>0,15%</text:p>
          </table:table-cell>
          <table:table-cell table:style-name="ce5" table:formula="of:=([.F153]-[.F154])/[.F153]" office:value-type="percentage" office:value="0.00423596433623121">
            <text:p>0,4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r</text:p>
          </table:table-cell>
          <table:table-cell office:value-type="percentage" office:value="0.00147967254202852">
            <text:p>0,15%</text:p>
          </table:table-cell>
          <table:table-cell table:style-name="ce5" table:formula="of:=([.F154]-[.F155])/[.F154]" office:value-type="percentage" office:value="0.0104191910226231">
            <text:p>1,0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v</text:p>
          </table:table-cell>
          <table:table-cell office:value-type="percentage" office:value="0.00146975973266936">
            <text:p>0,15%</text:p>
          </table:table-cell>
          <table:table-cell table:style-name="ce5" table:formula="of:=([.F155]-[.F156])/[.F155]" office:value-type="percentage" office:value="0.0066993264236494">
            <text:p>0,6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i</text:p>
          </table:table-cell>
          <table:table-cell office:value-type="percentage" office:value="0.00141293664596265">
            <text:p>0,14%</text:p>
          </table:table-cell>
          <table:table-cell table:style-name="ce5" table:formula="of:=([.F156]-[.F157])/[.F156]" office:value-type="percentage" office:value="0.0386614801342451">
            <text:p>3,8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nu</text:p>
          </table:table-cell>
          <table:table-cell office:value-type="percentage" office:value="0.00131702192799">
            <text:p>0,13%</text:p>
          </table:table-cell>
          <table:table-cell table:style-name="ce5" table:formula="of:=([.F157]-[.F158])/[.F157]" office:value-type="percentage" office:value="0.0678832403750859">
            <text:p>6,7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x</text:p>
          </table:table-cell>
          <table:table-cell office:value-type="percentage" office:value="0.00125318825302071">
            <text:p>0,13%</text:p>
          </table:table-cell>
          <table:table-cell table:style-name="ce5" table:formula="of:=([.F158]-[.F159])/[.F158]" office:value-type="percentage" office:value="0.0484681945020544">
            <text:p>4,8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u</text:p>
          </table:table-cell>
          <table:table-cell office:value-type="percentage" office:value="0.00122184775597073">
            <text:p>0,12%</text:p>
          </table:table-cell>
          <table:table-cell table:style-name="ce5" table:formula="of:=([.F159]-[.F160])/[.F159]" office:value-type="percentage" office:value="0.0250086106173084">
            <text:p>2,5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u</text:p>
          </table:table-cell>
          <table:table-cell office:value-type="percentage" office:value="0.00121944197622956">
            <text:p>0,12%</text:p>
          </table:table-cell>
          <table:table-cell table:style-name="ce5" table:formula="of:=([.F160]-[.F161])/[.F160]" office:value-type="percentage" office:value="0.00196896849825514">
            <text:p>0,2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t</text:p>
          </table:table-cell>
          <table:table-cell office:value-type="percentage" office:value="0.00121510496195308">
            <text:p>0,12%</text:p>
          </table:table-cell>
          <table:table-cell table:style-name="ce5" table:formula="of:=([.F161]-[.F162])/[.F161]" office:value-type="percentage" office:value="0.00355655649142865">
            <text:p>0,3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yo</text:p>
          </table:table-cell>
          <table:table-cell office:value-type="percentage" office:value="0.00120156192914996">
            <text:p>0,12%</text:p>
          </table:table-cell>
          <table:table-cell table:style-name="ce5" table:formula="of:=([.F162]-[.F163])/[.F162]" office:value-type="percentage" office:value="0.0111455662080022">
            <text:p>1,1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i</text:p>
          </table:table-cell>
          <table:table-cell office:value-type="percentage" office:value="0.00115089774165502">
            <text:p>0,12%</text:p>
          </table:table-cell>
          <table:table-cell table:style-name="ce5" table:formula="of:=([.F163]-[.F164])/[.F163]" office:value-type="percentage" office:value="0.0421652736041515">
            <text:p>4,2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v</text:p>
          </table:table-cell>
          <table:table-cell office:value-type="percentage" office:value="0.00113446592149938">
            <text:p>0,11%</text:p>
          </table:table-cell>
          <table:table-cell table:style-name="ce5" table:formula="of:=([.F164]-[.F165])/[.F164]" office:value-type="percentage" office:value="0.0142773936909552">
            <text:p>1,4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up</text:p>
          </table:table-cell>
          <table:table-cell office:value-type="percentage" office:value="0.00111284725353092">
            <text:p>0,11%</text:p>
          </table:table-cell>
          <table:table-cell table:style-name="ce5" table:formula="of:=([.F165]-[.F166])/[.F165]" office:value-type="percentage" office:value="0.0190562515442398">
            <text:p>1,9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d</text:p>
          </table:table-cell>
          <table:table-cell office:value-type="percentage" office:value="0.0011092716295856">
            <text:p>0,11%</text:p>
          </table:table-cell>
          <table:table-cell table:style-name="ce5" table:formula="of:=([.F166]-[.F167])/[.F166]" office:value-type="percentage" office:value="0.00321304108355853">
            <text:p>0,3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u</text:p>
          </table:table-cell>
          <table:table-cell office:value-type="percentage" office:value="0.00110534810936538">
            <text:p>0,11%</text:p>
          </table:table-cell>
          <table:table-cell table:style-name="ce5" table:formula="of:=([.F167]-[.F168])/[.F167]" office:value-type="percentage" office:value="0.00353702385923778">
            <text:p>0,3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q</text:p>
          </table:table-cell>
          <table:table-cell office:value-type="percentage" office:value="0.00105195321758064">
            <text:p>0,11%</text:p>
          </table:table-cell>
          <table:table-cell table:style-name="ce5" table:formula="of:=([.F168]-[.F169])/[.F168]" office:value-type="percentage" office:value="0.0483059511590389">
            <text:p>4,8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o</text:p>
          </table:table-cell>
          <table:table-cell office:value-type="percentage" office:value="0.00104767563801047">
            <text:p>0,10%</text:p>
          </table:table-cell>
          <table:table-cell table:style-name="ce5" table:formula="of:=([.F169]-[.F170])/[.F169]" office:value-type="percentage" office:value="0.00406632110504683">
            <text:p>0,4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e</text:p>
          </table:table-cell>
          <table:table-cell office:value-type="percentage" office:value="0.000999958485114383">
            <text:p>0,10%</text:p>
          </table:table-cell>
          <table:table-cell table:style-name="ce5" table:formula="of:=([.F170]-[.F171])/[.F170]" office:value-type="percentage" office:value="0.0455457311069116">
            <text:p>4,5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f</text:p>
          </table:table-cell>
          <table:table-cell office:value-type="percentage" office:value="0.000934698672078967">
            <text:p>0,09%</text:p>
          </table:table-cell>
          <table:table-cell table:style-name="ce5" table:formula="of:=([.F171]-[.F172])/[.F171]" office:value-type="percentage" office:value="0.0652625224015686">
            <text:p>6,5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o</text:p>
          </table:table-cell>
          <table:table-cell office:value-type="percentage" office:value="0.000920476408085172">
            <text:p>0,09%</text:p>
          </table:table-cell>
          <table:table-cell table:style-name="ce5" table:formula="of:=([.F172]-[.F173])/[.F172]" office:value-type="percentage" office:value="0.0152158812445531">
            <text:p>1,5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b</text:p>
          </table:table-cell>
          <table:table-cell office:value-type="percentage" office:value="0.000914580462249082">
            <text:p>0,09%</text:p>
          </table:table-cell>
          <table:table-cell table:style-name="ce5" table:formula="of:=([.F173]-[.F174])/[.F173]" office:value-type="percentage" office:value="0.00640531988033794">
            <text:p>0,6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if</text:p>
          </table:table-cell>
          <table:table-cell office:value-type="percentage" office:value="0.00091132734613873">
            <text:p>0,09%</text:p>
          </table:table-cell>
          <table:table-cell table:style-name="ce5" table:formula="of:=([.F174]-[.F175])/[.F174]" office:value-type="percentage" office:value="0.00355694905438072">
            <text:p>0,3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h</text:p>
          </table:table-cell>
          <table:table-cell office:value-type="percentage" office:value="0.00090594308602974">
            <text:p>0,09%</text:p>
          </table:table-cell>
          <table:table-cell table:style-name="ce5" table:formula="of:=([.F175]-[.F176])/[.F175]" office:value-type="percentage" office:value="0.00590815158987928">
            <text:p>0,5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i</text:p>
          </table:table-cell>
          <table:table-cell office:value-type="percentage" office:value="0.00088962888760258">
            <text:p>0,09%</text:p>
          </table:table-cell>
          <table:table-cell table:style-name="ce5" table:formula="of:=([.F176]-[.F177])/[.F176]" office:value-type="percentage" office:value="0.018007972773054">
            <text:p>1,8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u</text:p>
          </table:table-cell>
          <table:table-cell office:value-type="percentage" office:value="0.000878621416181629">
            <text:p>0,09%</text:p>
          </table:table-cell>
          <table:table-cell table:style-name="ce5" table:formula="of:=([.F177]-[.F178])/[.F177]" office:value-type="percentage" office:value="0.0123731047567649">
            <text:p>1,2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v</text:p>
          </table:table-cell>
          <table:table-cell office:value-type="percentage" office:value="0.000877405129701709">
            <text:p>0,09%</text:p>
          </table:table-cell>
          <table:table-cell table:style-name="ce5" table:formula="of:=([.F178]-[.F179])/[.F178]" office:value-type="percentage" office:value="0.00138431235287418">
            <text:p>0,1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m</text:p>
          </table:table-cell>
          <table:table-cell office:value-type="percentage" office:value="0.000856502538759169">
            <text:p>0,09%</text:p>
          </table:table-cell>
          <table:table-cell table:style-name="ce5" table:formula="of:=([.F179]-[.F180])/[.F179]" office:value-type="percentage" office:value="0.0238231920864723">
            <text:p>2,3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i</text:p>
          </table:table-cell>
          <table:table-cell office:value-type="percentage" office:value="0.000835801151518335">
            <text:p>0,08%</text:p>
          </table:table-cell>
          <table:table-cell table:style-name="ce5" table:formula="of:=([.F180]-[.F181])/[.F180]" office:value-type="percentage" office:value="0.0241696741154142">
            <text:p>2,4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z</text:p>
          </table:table-cell>
          <table:table-cell office:value-type="percentage" office:value="0.000768044446404718">
            <text:p>0,08%</text:p>
          </table:table-cell>
          <table:table-cell table:style-name="ce5" table:formula="of:=([.F181]-[.F182])/[.F181]" office:value-type="percentage" office:value="0.0810679729150034">
            <text:p>8,1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u</text:p>
          </table:table-cell>
          <table:table-cell office:value-type="percentage" office:value="0.000762139551962473">
            <text:p>0,08%</text:p>
          </table:table-cell>
          <table:table-cell table:style-name="ce5" table:formula="of:=([.F182]-[.F183])/[.F182]" office:value-type="percentage" office:value="0.00768821969859472">
            <text:p>0,7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m</text:p>
          </table:table-cell>
          <table:table-cell office:value-type="percentage" office:value="0.000753383040698347">
            <text:p>0,08%</text:p>
          </table:table-cell>
          <table:table-cell table:style-name="ce5" table:formula="of:=([.F183]-[.F184])/[.F183]" office:value-type="percentage" office:value="0.0114893804442747">
            <text:p>1,1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xi</text:p>
          </table:table-cell>
          <table:table-cell office:value-type="percentage" office:value="0.000744472890785185">
            <text:p>0,07%</text:p>
          </table:table-cell>
          <table:table-cell table:style-name="ce5" table:formula="of:=([.F184]-[.F185])/[.F184]" office:value-type="percentage" office:value="0.0118268522542037">
            <text:p>1,1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u</text:p>
          </table:table-cell>
          <table:table-cell office:value-type="percentage" office:value="0.00073585356004364">
            <text:p>0,07%</text:p>
          </table:table-cell>
          <table:table-cell table:style-name="ce5" table:formula="of:=([.F185]-[.F186])/[.F185]" office:value-type="percentage" office:value="0.0115777630699948">
            <text:p>1,1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f</text:p>
          </table:table-cell>
          <table:table-cell office:value-type="percentage" office:value="0.000715314335285677">
            <text:p>0,07%</text:p>
          </table:table-cell>
          <table:table-cell table:style-name="ce5" table:formula="of:=([.F186]-[.F187])/[.F186]" office:value-type="percentage" office:value="0.0279121089755207">
            <text:p>2,7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j</text:p>
          </table:table-cell>
          <table:table-cell office:value-type="percentage" office:value="0.000710572755694954">
            <text:p>0,07%</text:p>
          </table:table-cell>
          <table:table-cell table:style-name="ce5" table:formula="of:=([.F187]-[.F188])/[.F187]" office:value-type="percentage" office:value="0.00662866568839189">
            <text:p>0,6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q</text:p>
          </table:table-cell>
          <table:table-cell office:value-type="percentage" office:value="0.000704157877244506">
            <text:p>0,07%</text:p>
          </table:table-cell>
          <table:table-cell table:style-name="ce5" table:formula="of:=([.F188]-[.F189])/[.F188]" office:value-type="percentage" office:value="0.00902775739575617">
            <text:p>0,9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u</text:p>
          </table:table-cell>
          <table:table-cell office:value-type="percentage" office:value="0.000703101286488753">
            <text:p>0,07%</text:p>
          </table:table-cell>
          <table:table-cell table:style-name="ce5" table:formula="of:=([.F189]-[.F190])/[.F189]" office:value-type="percentage" office:value="0.00150050264279892">
            <text:p>0,1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u</text:p>
          </table:table-cell>
          <table:table-cell office:value-type="percentage" office:value="0.000696304514984841">
            <text:p>0,07%</text:p>
          </table:table-cell>
          <table:table-cell table:style-name="ce5" table:formula="of:=([.F190]-[.F191])/[.F190]" office:value-type="percentage" office:value="0.00966684549512723">
            <text:p>0,9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l</text:p>
          </table:table-cell>
          <table:table-cell office:value-type="percentage" office:value="0.000683512612823175">
            <text:p>0,07%</text:p>
          </table:table-cell>
          <table:table-cell table:style-name="ce5" table:formula="of:=([.F191]-[.F192])/[.F191]" office:value-type="percentage" office:value="0.0183711320067262">
            <text:p>1,8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e</text:p>
          </table:table-cell>
          <table:table-cell office:value-type="percentage" office:value="0.000662151793857121">
            <text:p>0,07%</text:p>
          </table:table-cell>
          <table:table-cell table:style-name="ce5" table:formula="of:=([.F192]-[.F193])/[.F192]" office:value-type="percentage" office:value="0.0312515359121545">
            <text:p>3,1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v</text:p>
          </table:table-cell>
          <table:table-cell office:value-type="percentage" office:value="0.000646121993691787">
            <text:p>0,06%</text:p>
          </table:table-cell>
          <table:table-cell table:style-name="ce5" table:formula="of:=([.F193]-[.F194])/[.F193]" office:value-type="percentage" office:value="0.0242086487026764">
            <text:p>2,4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l</text:p>
          </table:table-cell>
          <table:table-cell office:value-type="percentage" office:value="0.000642144971805627">
            <text:p>0,06%</text:p>
          </table:table-cell>
          <table:table-cell table:style-name="ce5" table:formula="of:=([.F194]-[.F195])/[.F194]" office:value-type="percentage" office:value="0.00615521824823851">
            <text:p>0,6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n</text:p>
          </table:table-cell>
          <table:table-cell office:value-type="percentage" office:value="0.000632968865791405">
            <text:p>0,06%</text:p>
          </table:table-cell>
          <table:table-cell table:style-name="ce5" table:formula="of:=([.F195]-[.F196])/[.F195]" office:value-type="percentage" office:value="0.0142897732087195">
            <text:p>1,4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q</text:p>
          </table:table-cell>
          <table:table-cell office:value-type="percentage" office:value="0.000632564624887529">
            <text:p>0,06%</text:p>
          </table:table-cell>
          <table:table-cell table:style-name="ce5" table:formula="of:=([.F196]-[.F197])/[.F196]" office:value-type="percentage" office:value="0.000638642634295443">
            <text:p>0,0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ya</text:p>
          </table:table-cell>
          <table:table-cell office:value-type="percentage" office:value="0.000629940964815756">
            <text:p>0,06%</text:p>
          </table:table-cell>
          <table:table-cell table:style-name="ce5" table:formula="of:=([.F197]-[.F198])/[.F197]" office:value-type="percentage" office:value="0.00414765538341564">
            <text:p>0,4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o</text:p>
          </table:table-cell>
          <table:table-cell office:value-type="percentage" office:value="0.000626939872759614">
            <text:p>0,06%</text:p>
          </table:table-cell>
          <table:table-cell table:style-name="ce5" table:formula="of:=([.F198]-[.F199])/[.F198]" office:value-type="percentage" office:value="0.0047640846107218">
            <text:p>0,4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b</text:p>
          </table:table-cell>
          <table:table-cell office:value-type="percentage" office:value="0.000624748716255641">
            <text:p>0,06%</text:p>
          </table:table-cell>
          <table:table-cell table:style-name="ce5" table:formula="of:=([.F199]-[.F200])/[.F199]" office:value-type="percentage" office:value="0.00349500262972291">
            <text:p>0,3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p</text:p>
          </table:table-cell>
          <table:table-cell office:value-type="percentage" office:value="0.000624732105404099">
            <text:p>0,06%</text:p>
          </table:table-cell>
          <table:table-cell table:style-name="ce5" table:formula="of:=([.F200]-[.F201])/[.F200]" office:value-type="percentage" office:value="0.0000265880522997691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d</text:p>
          </table:table-cell>
          <table:table-cell office:value-type="percentage" office:value="0.000610061503178314">
            <text:p>0,06%</text:p>
          </table:table-cell>
          <table:table-cell table:style-name="ce5" table:formula="of:=([.F201]-[.F202])/[.F201]" office:value-type="percentage" office:value="0.0234830291238121">
            <text:p>2,3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m</text:p>
          </table:table-cell>
          <table:table-cell office:value-type="percentage" office:value="0.00060395928305117">
            <text:p>0,06%</text:p>
          </table:table-cell>
          <table:table-cell table:style-name="ce5" table:formula="of:=([.F202]-[.F203])/[.F202]" office:value-type="percentage" office:value="0.0100026310385962">
            <text:p>1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n</text:p>
          </table:table-cell>
          <table:table-cell office:value-type="percentage" office:value="0.000589288681904768">
            <text:p>0,06%</text:p>
          </table:table-cell>
          <table:table-cell table:style-name="ce5" table:formula="of:=([.F203]-[.F204])/[.F203]" office:value-type="percentage" office:value="0.0242907122352469">
            <text:p>2,4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g</text:p>
          </table:table-cell>
          <table:table-cell office:value-type="percentage" office:value="0.000582842106168068">
            <text:p>0,06%</text:p>
          </table:table-cell>
          <table:table-cell table:style-name="ce5" table:formula="of:=([.F204]-[.F205])/[.F204]" office:value-type="percentage" office:value="0.0109395885830737">
            <text:p>1,0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l</text:p>
          </table:table-cell>
          <table:table-cell office:value-type="percentage" office:value="0.000576808060089705">
            <text:p>0,06%</text:p>
          </table:table-cell>
          <table:table-cell table:style-name="ce5" table:formula="of:=([.F205]-[.F206])/[.F205]" office:value-type="percentage" office:value="0.0103527971203628">
            <text:p>1,0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i</text:p>
          </table:table-cell>
          <table:table-cell office:value-type="percentage" office:value="0.00057231892695815">
            <text:p>0,06%</text:p>
          </table:table-cell>
          <table:table-cell table:style-name="ce5" table:formula="of:=([.F206]-[.F207])/[.F206]" office:value-type="percentage" office:value="0.00778271567643643">
            <text:p>0,7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t</text:p>
          </table:table-cell>
          <table:table-cell office:value-type="percentage" office:value="0.000562314415668428">
            <text:p>0,06%</text:p>
          </table:table-cell>
          <table:table-cell table:style-name="ce5" table:formula="of:=([.F207]-[.F208])/[.F207]" office:value-type="percentage" office:value="0.0174806577564987">
            <text:p>1,7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j</text:p>
          </table:table-cell>
          <table:table-cell office:value-type="percentage" office:value="0.000554306504188358">
            <text:p>0,06%</text:p>
          </table:table-cell>
          <table:table-cell table:style-name="ce5" table:formula="of:=([.F208]-[.F209])/[.F208]" office:value-type="percentage" office:value="0.0142409855713034">
            <text:p>1,4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v</text:p>
          </table:table-cell>
          <table:table-cell office:value-type="percentage" office:value="0.000549495676784299">
            <text:p>0,05%</text:p>
          </table:table-cell>
          <table:table-cell table:style-name="ce5" table:formula="of:=([.F209]-[.F210])/[.F209]" office:value-type="percentage" office:value="0.00867900226266188">
            <text:p>0,8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e</text:p>
          </table:table-cell>
          <table:table-cell office:value-type="percentage" office:value="0.000545879576946188">
            <text:p>0,05%</text:p>
          </table:table-cell>
          <table:table-cell table:style-name="ce5" table:formula="of:=([.F210]-[.F211])/[.F210]" office:value-type="percentage" office:value="0.00658076121594396">
            <text:p>0,6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y</text:p>
          </table:table-cell>
          <table:table-cell office:value-type="percentage" office:value="0.000537658401834443">
            <text:p>0,05%</text:p>
          </table:table-cell>
          <table:table-cell table:style-name="ce5" table:formula="of:=([.F211]-[.F212])/[.F211]" office:value-type="percentage" office:value="0.0150604189256113">
            <text:p>1,5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a</text:p>
          </table:table-cell>
          <table:table-cell office:value-type="percentage" office:value="0.000519358583399611">
            <text:p>0,05%</text:p>
          </table:table-cell>
          <table:table-cell table:style-name="ce5" table:formula="of:=([.F212]-[.F213])/[.F212]" office:value-type="percentage" office:value="0.0340361433437934">
            <text:p>3,4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p</text:p>
          </table:table-cell>
          <table:table-cell office:value-type="percentage" office:value="0.000516088693583246">
            <text:p>0,05%</text:p>
          </table:table-cell>
          <table:table-cell table:style-name="ce5" table:formula="of:=([.F213]-[.F214])/[.F213]" office:value-type="percentage" office:value="0.00629601574111085">
            <text:p>0,6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d</text:p>
          </table:table-cell>
          <table:table-cell office:value-type="percentage" office:value="0.000505984743065727">
            <text:p>0,05%</text:p>
          </table:table-cell>
          <table:table-cell table:style-name="ce5" table:formula="of:=([.F214]-[.F215])/[.F214]" office:value-type="percentage" office:value="0.0195779342642956">
            <text:p>1,9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f</text:p>
          </table:table-cell>
          <table:table-cell office:value-type="percentage" office:value="0.000500007297973336">
            <text:p>0,05%</text:p>
          </table:table-cell>
          <table:table-cell table:style-name="ce5" table:formula="of:=([.F215]-[.F216])/[.F215]" office:value-type="percentage" office:value="0.0118134887944922">
            <text:p>1,1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j</text:p>
          </table:table-cell>
          <table:table-cell office:value-type="percentage" office:value="0.000476886734731981">
            <text:p>0,05%</text:p>
          </table:table-cell>
          <table:table-cell table:style-name="ce5" table:formula="of:=([.F216]-[.F217])/[.F216]" office:value-type="percentage" office:value="0.0462404515595449">
            <text:p>4,6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sh</text:p>
          </table:table-cell>
          <table:table-cell office:value-type="percentage" office:value="0.000464959171549516">
            <text:p>0,05%</text:p>
          </table:table-cell>
          <table:table-cell table:style-name="ce5" table:formula="of:=([.F217]-[.F218])/[.F217]" office:value-type="percentage" office:value="0.0250113125691544">
            <text:p>2,5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s</text:p>
          </table:table-cell>
          <table:table-cell office:value-type="percentage" office:value="0.000460520687199405">
            <text:p>0,05%</text:p>
          </table:table-cell>
          <table:table-cell table:style-name="ce5" table:formula="of:=([.F218]-[.F219])/[.F218]" office:value-type="percentage" office:value="0.00954596580022153">
            <text:p>0,9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c</text:p>
          </table:table-cell>
          <table:table-cell office:value-type="percentage" office:value="0.00044432739180996">
            <text:p>0,04%</text:p>
          </table:table-cell>
          <table:table-cell table:style-name="ce5" table:formula="of:=([.F219]-[.F220])/[.F219]" office:value-type="percentage" office:value="0.0351630140394395">
            <text:p>3,5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f</text:p>
          </table:table-cell>
          <table:table-cell office:value-type="percentage" office:value="0.000435021180971136">
            <text:p>0,04%</text:p>
          </table:table-cell>
          <table:table-cell table:style-name="ce5" table:formula="of:=([.F220]-[.F221])/[.F220]" office:value-type="percentage" office:value="0.0209444905048849">
            <text:p>2,09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s</text:p>
          </table:table-cell>
          <table:table-cell office:value-type="percentage" office:value="0.000427469562332391">
            <text:p>0,04%</text:p>
          </table:table-cell>
          <table:table-cell table:style-name="ce5" table:formula="of:=([.F221]-[.F222])/[.F221]" office:value-type="percentage" office:value="0.0173591975955903">
            <text:p>1,7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um</text:p>
          </table:table-cell>
          <table:table-cell office:value-type="percentage" office:value="0.000423639875026716">
            <text:p>0,04%</text:p>
          </table:table-cell>
          <table:table-cell table:style-name="ce5" table:formula="of:=([.F222]-[.F223])/[.F222]" office:value-type="percentage" office:value="0.00895897075052356">
            <text:p>0,9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y</text:p>
          </table:table-cell>
          <table:table-cell office:value-type="percentage" office:value="0.000392235738000405">
            <text:p>0,04%</text:p>
          </table:table-cell>
          <table:table-cell table:style-name="ce5" table:formula="of:=([.F223]-[.F224])/[.F223]" office:value-type="percentage" office:value="0.0741293227516191">
            <text:p>7,4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gs</text:p>
          </table:table-cell>
          <table:table-cell office:value-type="percentage" office:value="0.000354863994502117">
            <text:p>0,04%</text:p>
          </table:table-cell>
          <table:table-cell table:style-name="ce5" table:formula="of:=([.F224]-[.F225])/[.F224]" office:value-type="percentage" office:value="0.0952787823180187">
            <text:p>9,5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y</text:p>
          </table:table-cell>
          <table:table-cell office:value-type="percentage" office:value="0.000351018452924406">
            <text:p>0,04%</text:p>
          </table:table-cell>
          <table:table-cell table:style-name="ce5" table:formula="of:=([.F225]-[.F226])/[.F225]" office:value-type="percentage" office:value="0.0108366631647327">
            <text:p>1,0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w</text:p>
          </table:table-cell>
          <table:table-cell office:value-type="percentage" office:value="0.00034297658555121">
            <text:p>0,03%</text:p>
          </table:table-cell>
          <table:table-cell table:style-name="ce5" table:formula="of:=([.F226]-[.F227])/[.F226]" office:value-type="percentage" office:value="0.0229100986178862">
            <text:p>2,2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i</text:p>
          </table:table-cell>
          <table:table-cell office:value-type="percentage" office:value="0.000342916475160882">
            <text:p>0,03%</text:p>
          </table:table-cell>
          <table:table-cell table:style-name="ce5" table:formula="of:=([.F227]-[.F228])/[.F227]" office:value-type="percentage" office:value="0.000175260915352069">
            <text:p>0,0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h</text:p>
          </table:table-cell>
          <table:table-cell office:value-type="percentage" office:value="0.000337776826949317">
            <text:p>0,03%</text:p>
          </table:table-cell>
          <table:table-cell table:style-name="ce5" table:formula="of:=([.F228]-[.F229])/[.F228]" office:value-type="percentage" office:value="0.0149880468972908">
            <text:p>1,5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b</text:p>
          </table:table-cell>
          <table:table-cell office:value-type="percentage" office:value="0.000336233919266054">
            <text:p>0,03%</text:p>
          </table:table-cell>
          <table:table-cell table:style-name="ce5" table:formula="of:=([.F229]-[.F230])/[.F229]" office:value-type="percentage" office:value="0.0045678316573639">
            <text:p>0,4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a</text:p>
          </table:table-cell>
          <table:table-cell office:value-type="percentage" office:value="0.000332564368553695">
            <text:p>0,03%</text:p>
          </table:table-cell>
          <table:table-cell table:style-name="ce5" table:formula="of:=([.F230]-[.F231])/[.F230]" office:value-type="percentage" office:value="0.0109136839030668">
            <text:p>1,09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w</text:p>
          </table:table-cell>
          <table:table-cell office:value-type="percentage" office:value="0.000331430416947924">
            <text:p>0,03%</text:p>
          </table:table-cell>
          <table:table-cell table:style-name="ce5" table:formula="of:=([.F231]-[.F232])/[.F231]" office:value-type="percentage" office:value="0.00340972068265315">
            <text:p>0,3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h</text:p>
          </table:table-cell>
          <table:table-cell office:value-type="percentage" office:value="0.000328128313525952">
            <text:p>0,03%</text:p>
          </table:table-cell>
          <table:table-cell table:style-name="ce5" table:formula="of:=([.F232]-[.F233])/[.F232]" office:value-type="percentage" office:value="0.00996318760474794">
            <text:p>1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y</text:p>
          </table:table-cell>
          <table:table-cell office:value-type="percentage" office:value="0.00032637935783662">
            <text:p>0,03%</text:p>
          </table:table-cell>
          <table:table-cell table:style-name="ce5" table:formula="of:=([.F233]-[.F234])/[.F233]" office:value-type="percentage" office:value="0.00533009684698738">
            <text:p>0,5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j</text:p>
          </table:table-cell>
          <table:table-cell office:value-type="percentage" office:value="0.00031961489774551">
            <text:p>0,03%</text:p>
          </table:table-cell>
          <table:table-cell table:style-name="ce5" table:formula="of:=([.F234]-[.F235])/[.F234]" office:value-type="percentage" office:value="0.020725759545419">
            <text:p>2,0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e</text:p>
          </table:table-cell>
          <table:table-cell office:value-type="percentage" office:value="0.000312979980829813">
            <text:p>0,03%</text:p>
          </table:table-cell>
          <table:table-cell table:style-name="ce5" table:formula="of:=([.F235]-[.F236])/[.F235]" office:value-type="percentage" office:value="0.0207590977845469">
            <text:p>2,0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c</text:p>
          </table:table-cell>
          <table:table-cell office:value-type="percentage" office:value="0.000312541265188807">
            <text:p>0,03%</text:p>
          </table:table-cell>
          <table:table-cell table:style-name="ce5" table:formula="of:=([.F236]-[.F237])/[.F236]" office:value-type="percentage" office:value="0.00140173706907009">
            <text:p>0,1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f</text:p>
          </table:table-cell>
          <table:table-cell office:value-type="percentage" office:value="0.00031078521671898">
            <text:p>0,03%</text:p>
          </table:table-cell>
          <table:table-cell table:style-name="ce5" table:formula="of:=([.F237]-[.F238])/[.F237]" office:value-type="percentage" office:value="0.00561861317341942">
            <text:p>0,5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s</text:p>
          </table:table-cell>
          <table:table-cell office:value-type="percentage" office:value="0.000310365431123385">
            <text:p>0,03%</text:p>
          </table:table-cell>
          <table:table-cell table:style-name="ce5" table:formula="of:=([.F238]-[.F239])/[.F238]" office:value-type="percentage" office:value="0.00135072575210211">
            <text:p>0,1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k</text:p>
          </table:table-cell>
          <table:table-cell office:value-type="percentage" office:value="0.000307657353064553">
            <text:p>0,03%</text:p>
          </table:table-cell>
          <table:table-cell table:style-name="ce5" table:formula="of:=([.F239]-[.F240])/[.F239]" office:value-type="percentage" office:value="0.00872545002524913">
            <text:p>0,8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fl</text:p>
          </table:table-cell>
          <table:table-cell office:value-type="percentage" office:value="0.000306800866492164">
            <text:p>0,03%</text:p>
          </table:table-cell>
          <table:table-cell table:style-name="ce5" table:formula="of:=([.F240]-[.F241])/[.F240]" office:value-type="percentage" office:value="0.0027838976181054">
            <text:p>0,2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s</text:p>
          </table:table-cell>
          <table:table-cell office:value-type="percentage" office:value="0.000300715157234024">
            <text:p>0,03%</text:p>
          </table:table-cell>
          <table:table-cell table:style-name="ce5" table:formula="of:=([.F241]-[.F242])/[.F241]" office:value-type="percentage" office:value="0.0198360236974605">
            <text:p>1,9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p</text:p>
          </table:table-cell>
          <table:table-cell office:value-type="percentage" office:value="0.000299073489387197">
            <text:p>0,03%</text:p>
          </table:table-cell>
          <table:table-cell table:style-name="ce5" table:formula="of:=([.F242]-[.F243])/[.F242]" office:value-type="percentage" office:value="0.00545921217249931">
            <text:p>0,5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d</text:p>
          </table:table-cell>
          <table:table-cell office:value-type="percentage" office:value="0.000295572969082588">
            <text:p>0,03%</text:p>
          </table:table-cell>
          <table:table-cell table:style-name="ce5" table:formula="of:=([.F243]-[.F244])/[.F243]" office:value-type="percentage" office:value="0.0117045489781845">
            <text:p>1,1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by</text:p>
          </table:table-cell>
          <table:table-cell office:value-type="percentage" office:value="0.000292665753001779">
            <text:p>0,03%</text:p>
          </table:table-cell>
          <table:table-cell table:style-name="ce5" table:formula="of:=([.F244]-[.F245])/[.F244]" office:value-type="percentage" office:value="0.00983586587715552">
            <text:p>0,9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t</text:p>
          </table:table-cell>
          <table:table-cell office:value-type="percentage" office:value="0.000285854032070146">
            <text:p>0,03%</text:p>
          </table:table-cell>
          <table:table-cell table:style-name="ce5" table:formula="of:=([.F245]-[.F246])/[.F245]" office:value-type="percentage" office:value="0.0232747455476679">
            <text:p>2,3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k</text:p>
          </table:table-cell>
          <table:table-cell office:value-type="percentage" office:value="0.000284587221495148">
            <text:p>0,03%</text:p>
          </table:table-cell>
          <table:table-cell table:style-name="ce5" table:formula="of:=([.F246]-[.F247])/[.F246]" office:value-type="percentage" office:value="0.00443166942870737">
            <text:p>0,4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g</text:p>
          </table:table-cell>
          <table:table-cell office:value-type="percentage" office:value="0.000279409086651211">
            <text:p>0,03%</text:p>
          </table:table-cell>
          <table:table-cell table:style-name="ce5" table:formula="of:=([.F247]-[.F248])/[.F247]" office:value-type="percentage" office:value="0.0181952471960351">
            <text:p>1,8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y</text:p>
          </table:table-cell>
          <table:table-cell office:value-type="percentage" office:value="0.000256331369622297">
            <text:p>0,03%</text:p>
          </table:table-cell>
          <table:table-cell table:style-name="ce5" table:formula="of:=([.F248]-[.F249])/[.F248]" office:value-type="percentage" office:value="0.0825947262685917">
            <text:p>8,2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l</text:p>
          </table:table-cell>
          <table:table-cell office:value-type="percentage" office:value="0.000236584954007477">
            <text:p>0,02%</text:p>
          </table:table-cell>
          <table:table-cell table:style-name="ce5" table:formula="of:=([.F249]-[.F250])/[.F249]" office:value-type="percentage" office:value="0.077034721282519">
            <text:p>7,7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y</text:p>
          </table:table-cell>
          <table:table-cell office:value-type="percentage" office:value="0.00023601663896929">
            <text:p>0,02%</text:p>
          </table:table-cell>
          <table:table-cell table:style-name="ce5" table:formula="of:=([.F250]-[.F251])/[.F250]" office:value-type="percentage" office:value="0.00240216052864053">
            <text:p>0,2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b</text:p>
          </table:table-cell>
          <table:table-cell office:value-type="percentage" office:value="0.000235881949546407">
            <text:p>0,02%</text:p>
          </table:table-cell>
          <table:table-cell table:style-name="ce5" table:formula="of:=([.F251]-[.F252])/[.F251]" office:value-type="percentage" office:value="0.000570677658453285">
            <text:p>0,0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h</text:p>
          </table:table-cell>
          <table:table-cell office:value-type="percentage" office:value="0.000217775387584182">
            <text:p>0,02%</text:p>
          </table:table-cell>
          <table:table-cell table:style-name="ce5" table:formula="of:=([.F252]-[.F253])/[.F252]" office:value-type="percentage" office:value="0.0767611171479772">
            <text:p>7,6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m</text:p>
          </table:table-cell>
          <table:table-cell office:value-type="percentage" office:value="0.000212471505748153">
            <text:p>0,02%</text:p>
          </table:table-cell>
          <table:table-cell table:style-name="ce5" table:formula="of:=([.F253]-[.F254])/[.F253]" office:value-type="percentage" office:value="0.0243548267546018">
            <text:p>2,4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ql</text:p>
          </table:table-cell>
          <table:table-cell office:value-type="percentage" office:value="0.000210517953606609">
            <text:p>0,02%</text:p>
          </table:table-cell>
          <table:table-cell table:style-name="ce5" table:formula="of:=([.F254]-[.F255])/[.F254]" office:value-type="percentage" office:value="0.00919441943363264">
            <text:p>0,9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k</text:p>
          </table:table-cell>
          <table:table-cell office:value-type="percentage" office:value="0.000208720494583978">
            <text:p>0,02%</text:p>
          </table:table-cell>
          <table:table-cell table:style-name="ce5" table:formula="of:=([.F255]-[.F256])/[.F255]" office:value-type="percentage" office:value="0.00853826950070905">
            <text:p>0,8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z</text:p>
          </table:table-cell>
          <table:table-cell office:value-type="percentage" office:value="0.000203708675063943">
            <text:p>0,02%</text:p>
          </table:table-cell>
          <table:table-cell table:style-name="ce5" table:formula="of:=([.F256]-[.F257])/[.F256]" office:value-type="percentage" office:value="0.0240121102147854">
            <text:p>2,4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sf</text:p>
          </table:table-cell>
          <table:table-cell office:value-type="percentage" office:value="0.000200842777096912">
            <text:p>0,02%</text:p>
          </table:table-cell>
          <table:table-cell table:style-name="ce5" table:formula="of:=([.F257]-[.F258])/[.F257]" office:value-type="percentage" office:value="0.014068610313878">
            <text:p>1,4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y</text:p>
          </table:table-cell>
          <table:table-cell office:value-type="percentage" office:value="0.000199085013825013">
            <text:p>0,02%</text:p>
          </table:table-cell>
          <table:table-cell table:style-name="ce5" table:formula="of:=([.F258]-[.F259])/[.F258]" office:value-type="percentage" office:value="0.00875193670047105">
            <text:p>0,8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g</text:p>
          </table:table-cell>
          <table:table-cell office:value-type="percentage" office:value="0.000198730063255927">
            <text:p>0,02%</text:p>
          </table:table-cell>
          <table:table-cell table:style-name="ce5" table:formula="of:=([.F259]-[.F260])/[.F259]" office:value-type="percentage" office:value="0.00178290953330111">
            <text:p>0,1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c</text:p>
          </table:table-cell>
          <table:table-cell office:value-type="percentage" office:value="0.000194450836314907">
            <text:p>0,02%</text:p>
          </table:table-cell>
          <table:table-cell table:style-name="ce5" table:formula="of:=([.F260]-[.F261])/[.F260]" office:value-type="percentage" office:value="0.0215328615656362">
            <text:p>2,1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z</text:p>
          </table:table-cell>
          <table:table-cell office:value-type="percentage" office:value="0.000193269364986302">
            <text:p>0,02%</text:p>
          </table:table-cell>
          <table:table-cell table:style-name="ce5" table:formula="of:=([.F261]-[.F262])/[.F261]" office:value-type="percentage" office:value="0.00607593853024958">
            <text:p>0,6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p</text:p>
          </table:table-cell>
          <table:table-cell office:value-type="percentage" office:value="0.000185361720156763">
            <text:p>0,02%</text:p>
          </table:table-cell>
          <table:table-cell table:style-name="ce5" table:formula="of:=([.F262]-[.F263])/[.F262]" office:value-type="percentage" office:value="0.0409151488136749">
            <text:p>4,0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z</text:p>
          </table:table-cell>
          <table:table-cell office:value-type="percentage" office:value="0.000177779514959553">
            <text:p>0,02%</text:p>
          </table:table-cell>
          <table:table-cell table:style-name="ce5" table:formula="of:=([.F263]-[.F264])/[.F263]" office:value-type="percentage" office:value="0.040904913866777">
            <text:p>4,0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q</text:p>
          </table:table-cell>
          <table:table-cell office:value-type="percentage" office:value="0.000175558022474719">
            <text:p>0,02%</text:p>
          </table:table-cell>
          <table:table-cell table:style-name="ce5" table:formula="of:=([.F264]-[.F265])/[.F264]" office:value-type="percentage" office:value="0.0124957731229013">
            <text:p>1,2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y</text:p>
          </table:table-cell>
          <table:table-cell office:value-type="percentage" office:value="0.000173447354465223">
            <text:p>0,02%</text:p>
          </table:table-cell>
          <table:table-cell table:style-name="ce5" table:formula="of:=([.F265]-[.F266])/[.F265]" office:value-type="percentage" office:value="0.0120226235163929">
            <text:p>1,2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sq</text:p>
          </table:table-cell>
          <table:table-cell office:value-type="percentage" office:value="0.000167788389403126">
            <text:p>0,02%</text:p>
          </table:table-cell>
          <table:table-cell table:style-name="ce5" table:formula="of:=([.F266]-[.F267])/[.F266]" office:value-type="percentage" office:value="0.0326264132395956">
            <text:p>3,2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z</text:p>
          </table:table-cell>
          <table:table-cell office:value-type="percentage" office:value="0.000166780775019365">
            <text:p>0,02%</text:p>
          </table:table-cell>
          <table:table-cell table:style-name="ce5" table:formula="of:=([.F267]-[.F268])/[.F267]" office:value-type="percentage" office:value="0.00600526882310155">
            <text:p>0,6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n</text:p>
          </table:table-cell>
          <table:table-cell office:value-type="percentage" office:value="0.000161332314698324">
            <text:p>0,02%</text:p>
          </table:table-cell>
          <table:table-cell table:style-name="ce5" table:formula="of:=([.F268]-[.F269])/[.F268]" office:value-type="percentage" office:value="0.0326683955054674">
            <text:p>3,2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p</text:p>
          </table:table-cell>
          <table:table-cell office:value-type="percentage" office:value="0.000159371403700447">
            <text:p>0,02%</text:p>
          </table:table-cell>
          <table:table-cell table:style-name="ce5" table:formula="of:=([.F269]-[.F270])/[.F269]" office:value-type="percentage" office:value="0.0121544837532624">
            <text:p>1,2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d</text:p>
          </table:table-cell>
          <table:table-cell office:value-type="percentage" office:value="0.000158002220227247">
            <text:p>0,02%</text:p>
          </table:table-cell>
          <table:table-cell table:style-name="ce5" table:formula="of:=([.F270]-[.F271])/[.F270]" office:value-type="percentage" office:value="0.00859114898538211">
            <text:p>0,8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o</text:p>
          </table:table-cell>
          <table:table-cell office:value-type="percentage" office:value="0.000155668336045738">
            <text:p>0,02%</text:p>
          </table:table-cell>
          <table:table-cell table:style-name="ce5" table:formula="of:=([.F271]-[.F272])/[.F271]" office:value-type="percentage" office:value="0.0147712113041974">
            <text:p>1,4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z</text:p>
          </table:table-cell>
          <table:table-cell office:value-type="percentage" office:value="0.000148115083390821">
            <text:p>0,01%</text:p>
          </table:table-cell>
          <table:table-cell table:style-name="ce5" table:formula="of:=([.F272]-[.F273])/[.F272]" office:value-type="percentage" office:value="0.0485214453162634">
            <text:p>4,8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c</text:p>
          </table:table-cell>
          <table:table-cell office:value-type="percentage" office:value="0.000141256069355428">
            <text:p>0,01%</text:p>
          </table:table-cell>
          <table:table-cell table:style-name="ce5" table:formula="of:=([.F273]-[.F274])/[.F273]" office:value-type="percentage" office:value="0.046308680239504">
            <text:p>4,6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o</text:p>
          </table:table-cell>
          <table:table-cell office:value-type="percentage" office:value="0.000138048119303664">
            <text:p>0,01%</text:p>
          </table:table-cell>
          <table:table-cell table:style-name="ce5" table:formula="of:=([.F274]-[.F275])/[.F274]" office:value-type="percentage" office:value="0.022710174977984">
            <text:p>2,2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kn</text:p>
          </table:table-cell>
          <table:table-cell office:value-type="percentage" office:value="0.000132968527847886">
            <text:p>0,01%</text:p>
          </table:table-cell>
          <table:table-cell table:style-name="ce5" table:formula="of:=([.F275]-[.F276])/[.F275]" office:value-type="percentage" office:value="0.036795803386531">
            <text:p>3,6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n</text:p>
          </table:table-cell>
          <table:table-cell office:value-type="percentage" office:value="0.000132401228683402">
            <text:p>0,01%</text:p>
          </table:table-cell>
          <table:table-cell table:style-name="ce5" table:formula="of:=([.F276]-[.F277])/[.F276]" office:value-type="percentage" office:value="0.0042664168255888">
            <text:p>0,4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v</text:p>
          </table:table-cell>
          <table:table-cell office:value-type="percentage" office:value="0.000129649226949166">
            <text:p>0,01%</text:p>
          </table:table-cell>
          <table:table-cell table:style-name="ce5" table:formula="of:=([.F277]-[.F278])/[.F277]" office:value-type="percentage" office:value="0.0207853186983375">
            <text:p>2,0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g</text:p>
          </table:table-cell>
          <table:table-cell office:value-type="percentage" office:value="0.000128575505401905">
            <text:p>0,01%</text:p>
          </table:table-cell>
          <table:table-cell table:style-name="ce5" table:formula="of:=([.F278]-[.F279])/[.F278]" office:value-type="percentage" office:value="0.00828174276489914">
            <text:p>0,8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lg</text:p>
          </table:table-cell>
          <table:table-cell office:value-type="percentage" office:value="0.00012687259203475">
            <text:p>0,01%</text:p>
          </table:table-cell>
          <table:table-cell table:style-name="ce5" table:formula="of:=([.F279]-[.F280])/[.F279]" office:value-type="percentage" office:value="0.0132444617801188">
            <text:p>1,3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u</text:p>
          </table:table-cell>
          <table:table-cell office:value-type="percentage" office:value="0.000126393805790926">
            <text:p>0,01%</text:p>
          </table:table-cell>
          <table:table-cell table:style-name="ce5" table:formula="of:=([.F280]-[.F281])/[.F280]" office:value-type="percentage" office:value="0.00377375630264463">
            <text:p>0,3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s</text:p>
          </table:table-cell>
          <table:table-cell office:value-type="percentage" office:value="0.00012599393461308">
            <text:p>0,01%</text:p>
          </table:table-cell>
          <table:table-cell table:style-name="ce5" table:formula="of:=([.F281]-[.F282])/[.F281]" office:value-type="percentage" office:value="0.00316369283560816">
            <text:p>0,3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ye</text:p>
          </table:table-cell>
          <table:table-cell office:value-type="percentage" office:value="0.000125168753803547">
            <text:p>0,01%</text:p>
          </table:table-cell>
          <table:table-cell table:style-name="ce5" table:formula="of:=([.F282]-[.F283])/[.F282]" office:value-type="percentage" office:value="0.00654936931739688">
            <text:p>0,6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w</text:p>
          </table:table-cell>
          <table:table-cell office:value-type="percentage" office:value="0.000124102180846666">
            <text:p>0,01%</text:p>
          </table:table-cell>
          <table:table-cell table:style-name="ce5" table:formula="of:=([.F283]-[.F284])/[.F283]" office:value-type="percentage" office:value="0.0085210799378493">
            <text:p>0,8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d</text:p>
          </table:table-cell>
          <table:table-cell office:value-type="percentage" office:value="0.000119161105815062">
            <text:p>0,01%</text:p>
          </table:table-cell>
          <table:table-cell table:style-name="ce5" table:formula="of:=([.F284]-[.F285])/[.F284]" office:value-type="percentage" office:value="0.0398145705248235">
            <text:p>3,9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e</text:p>
          </table:table-cell>
          <table:table-cell office:value-type="percentage" office:value="0.000112697672253926">
            <text:p>0,01%</text:p>
          </table:table-cell>
          <table:table-cell table:style-name="ce5" table:formula="of:=([.F285]-[.F286])/[.F285]" office:value-type="percentage" office:value="0.0542411344450533">
            <text:p>5,4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i</text:p>
          </table:table-cell>
          <table:table-cell office:value-type="percentage" office:value="0.000105071328431262">
            <text:p>0,01%</text:p>
          </table:table-cell>
          <table:table-cell table:style-name="ce5" table:formula="of:=([.F286]-[.F287])/[.F286]" office:value-type="percentage" office:value="0.0676708193713232">
            <text:p>6,7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s</text:p>
          </table:table-cell>
          <table:table-cell office:value-type="percentage" office:value="0.00010475743350483">
            <text:p>0,01%</text:p>
          </table:table-cell>
          <table:table-cell table:style-name="ce5" table:formula="of:=([.F287]-[.F288])/[.F287]" office:value-type="percentage" office:value="0.00298744606277013">
            <text:p>0,3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s</text:p>
          </table:table-cell>
          <table:table-cell office:value-type="percentage" office:value="0.000102848058793225">
            <text:p>0,01%</text:p>
          </table:table-cell>
          <table:table-cell table:style-name="ce5" table:formula="of:=([.F288]-[.F289])/[.F288]" office:value-type="percentage" office:value="0.0182266274356269">
            <text:p>1,8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j</text:p>
          </table:table-cell>
          <table:table-cell office:value-type="percentage" office:value="0.0000993009215125516">
            <text:p>0,01%</text:p>
          </table:table-cell>
          <table:table-cell table:style-name="ce5" table:formula="of:=([.F289]-[.F290])/[.F289]" office:value-type="percentage" office:value="0.0344891028794709">
            <text:p>3,4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o</text:p>
          </table:table-cell>
          <table:table-cell office:value-type="percentage" office:value="0.0000963719656722154">
            <text:p>0,01%</text:p>
          </table:table-cell>
          <table:table-cell table:style-name="ce5" table:formula="of:=([.F290]-[.F291])/[.F290]" office:value-type="percentage" office:value="0.0294957568945217">
            <text:p>2,9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u</text:p>
          </table:table-cell>
          <table:table-cell office:value-type="percentage" office:value="0.0000960844038979799">
            <text:p>0,01%</text:p>
          </table:table-cell>
          <table:table-cell table:style-name="ce5" table:formula="of:=([.F291]-[.F292])/[.F291]" office:value-type="percentage" office:value="0.0029838737046578">
            <text:p>0,3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x</text:p>
          </table:table-cell>
          <table:table-cell office:value-type="percentage" office:value="0.0000933534897541066">
            <text:p>0,01%</text:p>
          </table:table-cell>
          <table:table-cell table:style-name="ce5" table:formula="of:=([.F292]-[.F293])/[.F292]" office:value-type="percentage" office:value="0.0284220334735376">
            <text:p>2,8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ft</text:p>
          </table:table-cell>
          <table:table-cell office:value-type="percentage" office:value="0.0000898634149870387">
            <text:p>0,01%</text:p>
          </table:table-cell>
          <table:table-cell table:style-name="ce5" table:formula="of:=([.F293]-[.F294])/[.F293]" office:value-type="percentage" office:value="0.037385584366056">
            <text:p>3,7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f</text:p>
          </table:table-cell>
          <table:table-cell office:value-type="percentage" office:value="0.000089814802209314">
            <text:p>0,01%</text:p>
          </table:table-cell>
          <table:table-cell table:style-name="ce5" table:formula="of:=([.F294]-[.F295])/[.F294]" office:value-type="percentage" office:value="0.000540962946174507">
            <text:p>0,0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r</text:p>
          </table:table-cell>
          <table:table-cell office:value-type="percentage" office:value="0.0000893363237823485">
            <text:p>0,01%</text:p>
          </table:table-cell>
          <table:table-cell table:style-name="ce5" table:formula="of:=([.F295]-[.F296])/[.F295]" office:value-type="percentage" office:value="0.00532738941906724">
            <text:p>0,5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b</text:p>
          </table:table-cell>
          <table:table-cell office:value-type="percentage" office:value="0.0000881756830189486">
            <text:p>0,01%</text:p>
          </table:table-cell>
          <table:table-cell table:style-name="ce5" table:formula="of:=([.F296]-[.F297])/[.F296]" office:value-type="percentage" office:value="0.012991812448289">
            <text:p>1,3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k</text:p>
          </table:table-cell>
          <table:table-cell office:value-type="percentage" office:value="0.0000872794147980485">
            <text:p>0,01%</text:p>
          </table:table-cell>
          <table:table-cell table:style-name="ce5" table:formula="of:=([.F297]-[.F298])/[.F297]" office:value-type="percentage" office:value="0.0101645736127443">
            <text:p>1,0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y</text:p>
          </table:table-cell>
          <table:table-cell office:value-type="percentage" office:value="0.00008623208187878">
            <text:p>0,01%</text:p>
          </table:table-cell>
          <table:table-cell table:style-name="ce5" table:formula="of:=([.F298]-[.F299])/[.F298]" office:value-type="percentage" office:value="0.0119997701828301">
            <text:p>1,2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a</text:p>
          </table:table-cell>
          <table:table-cell office:value-type="percentage" office:value="0.0000845731190042998">
            <text:p>0,01%</text:p>
          </table:table-cell>
          <table:table-cell table:style-name="ce5" table:formula="of:=([.F299]-[.F300])/[.F299]" office:value-type="percentage" office:value="0.0192383488643158">
            <text:p>1,9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k</text:p>
          </table:table-cell>
          <table:table-cell office:value-type="percentage" office:value="0.0000834780727834521">
            <text:p>0,01%</text:p>
          </table:table-cell>
          <table:table-cell table:style-name="ce5" table:formula="of:=([.F300]-[.F301])/[.F300]" office:value-type="percentage" office:value="0.0129479228594139">
            <text:p>1,2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y</text:p>
          </table:table-cell>
          <table:table-cell office:value-type="percentage" office:value="0.0000797790046867832">
            <text:p>0,01%</text:p>
          </table:table-cell>
          <table:table-cell table:style-name="ce5" table:formula="of:=([.F301]-[.F302])/[.F301]" office:value-type="percentage" office:value="0.0443118530810424">
            <text:p>4,4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k</text:p>
          </table:table-cell>
          <table:table-cell office:value-type="percentage" office:value="0.0000787732871403058">
            <text:p>0,01%</text:p>
          </table:table-cell>
          <table:table-cell table:style-name="ce5" table:formula="of:=([.F302]-[.F303])/[.F302]" office:value-type="percentage" office:value="0.0126062934781639">
            <text:p>1,2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x</text:p>
          </table:table-cell>
          <table:table-cell office:value-type="percentage" office:value="0.0000754687003495392">
            <text:p>0,01%</text:p>
          </table:table-cell>
          <table:table-cell table:style-name="ce5" table:formula="of:=([.F303]-[.F304])/[.F303]" office:value-type="percentage" office:value="0.0419506016662816">
            <text:p>4,2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l</text:p>
          </table:table-cell>
          <table:table-cell office:value-type="percentage" office:value="0.0000729276688840129">
            <text:p>0,01%</text:p>
          </table:table-cell>
          <table:table-cell table:style-name="ce5" table:formula="of:=([.F304]-[.F305])/[.F304]" office:value-type="percentage" office:value="0.0336700043032053">
            <text:p>3,3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d</text:p>
          </table:table-cell>
          <table:table-cell office:value-type="percentage" office:value="0.0000715140708976505">
            <text:p>0,01%</text:p>
          </table:table-cell>
          <table:table-cell table:style-name="ce5" table:formula="of:=([.F305]-[.F306])/[.F305]" office:value-type="percentage" office:value="0.0193835619319006">
            <text:p>1,9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gm</text:p>
          </table:table-cell>
          <table:table-cell office:value-type="percentage" office:value="0.0000710090138527616">
            <text:p>0,01%</text:p>
          </table:table-cell>
          <table:table-cell table:style-name="ce5" table:formula="of:=([.F306]-[.F307])/[.F306]" office:value-type="percentage" office:value="0.00706234505390867">
            <text:p>0,7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w</text:p>
          </table:table-cell>
          <table:table-cell office:value-type="percentage" office:value="0.0000699649978225888">
            <text:p>0,01%</text:p>
          </table:table-cell>
          <table:table-cell table:style-name="ce5" table:formula="of:=([.F307]-[.F308])/[.F307]" office:value-type="percentage" office:value="0.0147025845526822">
            <text:p>1,4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i</text:p>
          </table:table-cell>
          <table:table-cell office:value-type="percentage" office:value="0.0000673842677634898">
            <text:p>0,01%</text:p>
          </table:table-cell>
          <table:table-cell table:style-name="ce5" table:formula="of:=([.F308]-[.F309])/[.F308]" office:value-type="percentage" office:value="0.0368860164284288">
            <text:p>3,6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y</text:p>
          </table:table-cell>
          <table:table-cell office:value-type="percentage" office:value="0.0000671974398372017">
            <text:p>0,01%</text:p>
          </table:table-cell>
          <table:table-cell table:style-name="ce5" table:formula="of:=([.F309]-[.F310])/[.F309]" office:value-type="percentage" office:value="0.0027725748529886">
            <text:p>0,2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n</text:p>
          </table:table-cell>
          <table:table-cell office:value-type="percentage" office:value="0.0000671508228611372">
            <text:p>0,01%</text:p>
          </table:table-cell>
          <table:table-cell table:style-name="ce5" table:formula="of:=([.F310]-[.F311])/[.F310]" office:value-type="percentage" office:value="0.000693731430504409">
            <text:p>0,0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u</text:p>
          </table:table-cell>
          <table:table-cell office:value-type="percentage" office:value="0.0000669561335876314">
            <text:p>0,01%</text:p>
          </table:table-cell>
          <table:table-cell table:style-name="ce5" table:formula="of:=([.F311]-[.F312])/[.F311]" office:value-type="percentage" office:value="0.00289928351151268">
            <text:p>0,2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c</text:p>
          </table:table-cell>
          <table:table-cell office:value-type="percentage" office:value="0.0000669561335876314">
            <text:p>0,01%</text:p>
          </table:table-cell>
          <table:table-cell table:style-name="ce5" table:formula="of:=([.F312]-[.F313])/[.F312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j</text:p>
          </table:table-cell>
          <table:table-cell office:value-type="percentage" office:value="0.0000663749186357219">
            <text:p>0,01%</text:p>
          </table:table-cell>
          <table:table-cell table:style-name="ce5" table:formula="of:=([.F313]-[.F314])/[.F313]" office:value-type="percentage" office:value="0.00868053336963992">
            <text:p>0,8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i</text:p>
          </table:table-cell>
          <table:table-cell office:value-type="percentage" office:value="0.0000650311638203903">
            <text:p>0,01%</text:p>
          </table:table-cell>
          <table:table-cell table:style-name="ce5" table:formula="of:=([.F314]-[.F315])/[.F314]" office:value-type="percentage" office:value="0.0202449184564184">
            <text:p>2,0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r</text:p>
          </table:table-cell>
          <table:table-cell office:value-type="percentage" office:value="0.0000639741369249046">
            <text:p>0,01%</text:p>
          </table:table-cell>
          <table:table-cell table:style-name="ce5" table:formula="of:=([.F315]-[.F316])/[.F315]" office:value-type="percentage" office:value="0.0162541592890004">
            <text:p>1,6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s</text:p>
          </table:table-cell>
          <table:table-cell office:value-type="percentage" office:value="0.0000601659153323018">
            <text:p>0,01%</text:p>
          </table:table-cell>
          <table:table-cell table:style-name="ce5" table:formula="of:=([.F316]-[.F317])/[.F316]" office:value-type="percentage" office:value="0.0595275180823938">
            <text:p>5,9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x</text:p>
          </table:table-cell>
          <table:table-cell office:value-type="percentage" office:value="0.0000570126857989232">
            <text:p>0,01%</text:p>
          </table:table-cell>
          <table:table-cell table:style-name="ce5" table:formula="of:=([.F317]-[.F318])/[.F317]" office:value-type="percentage" office:value="0.0524089015510365">
            <text:p>5,2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w</text:p>
          </table:table-cell>
          <table:table-cell office:value-type="percentage" office:value="0.0000560872080105719">
            <text:p>0,01%</text:p>
          </table:table-cell>
          <table:table-cell table:style-name="ce5" table:formula="of:=([.F318]-[.F319])/[.F318]" office:value-type="percentage" office:value="0.0162328396808975">
            <text:p>1,6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p</text:p>
          </table:table-cell>
          <table:table-cell office:value-type="percentage" office:value="0.0000552753625545208">
            <text:p>0,01%</text:p>
          </table:table-cell>
          <table:table-cell table:style-name="ce5" table:formula="of:=([.F319]-[.F320])/[.F319]" office:value-type="percentage" office:value="0.0144746990418577">
            <text:p>1,4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r</text:p>
          </table:table-cell>
          <table:table-cell office:value-type="percentage" office:value="0.000054939495819419">
            <text:p>0,01%</text:p>
          </table:table-cell>
          <table:table-cell table:style-name="ce5" table:formula="of:=([.F320]-[.F321])/[.F320]" office:value-type="percentage" office:value="0.00607624662381017">
            <text:p>0,6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c</text:p>
          </table:table-cell>
          <table:table-cell office:value-type="percentage" office:value="0.0000529604914733609">
            <text:p>0,01%</text:p>
          </table:table-cell>
          <table:table-cell table:style-name="ce5" table:formula="of:=([.F321]-[.F322])/[.F321]" office:value-type="percentage" office:value="0.0360215236150494">
            <text:p>3,6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tn</text:p>
          </table:table-cell>
          <table:table-cell office:value-type="percentage" office:value="0.0000523414406447726">
            <text:p>0,01%</text:p>
          </table:table-cell>
          <table:table-cell table:style-name="ce5" table:formula="of:=([.F322]-[.F323])/[.F322]" office:value-type="percentage" office:value="0.0116889177454043">
            <text:p>1,1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o</text:p>
          </table:table-cell>
          <table:table-cell office:value-type="percentage" office:value="0.0000512682806689044">
            <text:p>0,01%</text:p>
          </table:table-cell>
          <table:table-cell table:style-name="ce5" table:formula="of:=([.F323]-[.F324])/[.F323]" office:value-type="percentage" office:value="0.0205030653082602">
            <text:p>2,0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c</text:p>
          </table:table-cell>
          <table:table-cell office:value-type="percentage" office:value="0.0000493066837314596">
            <text:p>0,00%</text:p>
          </table:table-cell>
          <table:table-cell table:style-name="ce5" table:formula="of:=([.F324]-[.F325])/[.F324]" office:value-type="percentage" office:value="0.0382614145013558">
            <text:p>3,8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y</text:p>
          </table:table-cell>
          <table:table-cell office:value-type="percentage" office:value="0.000047990408423668">
            <text:p>0,00%</text:p>
          </table:table-cell>
          <table:table-cell table:style-name="ce5" table:formula="of:=([.F325]-[.F326])/[.F325]" office:value-type="percentage" office:value="0.0266956771005015">
            <text:p>2,6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l</text:p>
          </table:table-cell>
          <table:table-cell office:value-type="percentage" office:value="0.0000471929257701316">
            <text:p>0,00%</text:p>
          </table:table-cell>
          <table:table-cell table:style-name="ce5" table:formula="of:=([.F326]-[.F327])/[.F326]" office:value-type="percentage" office:value="0.0166175425409194">
            <text:p>1,6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e</text:p>
          </table:table-cell>
          <table:table-cell office:value-type="percentage" office:value="0.0000459733579349775">
            <text:p>0,00%</text:p>
          </table:table-cell>
          <table:table-cell table:style-name="ce5" table:formula="of:=([.F327]-[.F328])/[.F327]" office:value-type="percentage" office:value="0.0258421747592934">
            <text:p>2,5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v</text:p>
          </table:table-cell>
          <table:table-cell office:value-type="percentage" office:value="0.0000451893654250807">
            <text:p>0,00%</text:p>
          </table:table-cell>
          <table:table-cell table:style-name="ce5" table:formula="of:=([.F328]-[.F329])/[.F328]" office:value-type="percentage" office:value="0.0170531922207126">
            <text:p>1,7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lb</text:p>
          </table:table-cell>
          <table:table-cell office:value-type="percentage" office:value="0.0000443462711113377">
            <text:p>0,00%</text:p>
          </table:table-cell>
          <table:table-cell table:style-name="ce5" table:formula="of:=([.F329]-[.F330])/[.F329]" office:value-type="percentage" office:value="0.0186569186314592">
            <text:p>1,8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l</text:p>
          </table:table-cell>
          <table:table-cell office:value-type="percentage" office:value="0.0000442057643314706">
            <text:p>0,00%</text:p>
          </table:table-cell>
          <table:table-cell table:style-name="ce5" table:formula="of:=([.F330]-[.F331])/[.F330]" office:value-type="percentage" office:value="0.00316840122846708">
            <text:p>0,3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db</text:p>
          </table:table-cell>
          <table:table-cell office:value-type="percentage" office:value="0.0000432719847220603">
            <text:p>0,00%</text:p>
          </table:table-cell>
          <table:table-cell table:style-name="ce5" table:formula="of:=([.F331]-[.F332])/[.F331]" office:value-type="percentage" office:value="0.0211234806937956">
            <text:p>2,1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v</text:p>
          </table:table-cell>
          <table:table-cell office:value-type="percentage" office:value="0.0000423683931786887">
            <text:p>0,00%</text:p>
          </table:table-cell>
          <table:table-cell table:style-name="ce5" table:formula="of:=([.F332]-[.F333])/[.F332]" office:value-type="percentage" office:value="0.0208816755038034">
            <text:p>2,0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s</text:p>
          </table:table-cell>
          <table:table-cell office:value-type="percentage" office:value="0.00004073780601727">
            <text:p>0,00%</text:p>
          </table:table-cell>
          <table:table-cell table:style-name="ce5" table:formula="of:=([.F333]-[.F334])/[.F333]" office:value-type="percentage" office:value="0.0384859334773848">
            <text:p>3,8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c</text:p>
          </table:table-cell>
          <table:table-cell office:value-type="percentage" office:value="0.0000400385977236215">
            <text:p>0,00%</text:p>
          </table:table-cell>
          <table:table-cell table:style-name="ce5" table:formula="of:=([.F334]-[.F335])/[.F334]" office:value-type="percentage" office:value="0.0171636217559701">
            <text:p>1,7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m</text:p>
          </table:table-cell>
          <table:table-cell office:value-type="percentage" office:value="0.0000397203686050207">
            <text:p>0,00%</text:p>
          </table:table-cell>
          <table:table-cell table:style-name="ce5" table:formula="of:=([.F335]-[.F336])/[.F335]" office:value-type="percentage" office:value="0.00794805854084783">
            <text:p>0,7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t</text:p>
          </table:table-cell>
          <table:table-cell office:value-type="percentage" office:value="0.0000386389336253639">
            <text:p>0,00%</text:p>
          </table:table-cell>
          <table:table-cell table:style-name="ce5" table:formula="of:=([.F336]-[.F337])/[.F336]" office:value-type="percentage" office:value="0.0272262070478395">
            <text:p>2,7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nm</text:p>
          </table:table-cell>
          <table:table-cell office:value-type="percentage" office:value="0.0000363986970525547">
            <text:p>0,00%</text:p>
          </table:table-cell>
          <table:table-cell table:style-name="ce5" table:formula="of:=([.F337]-[.F338])/[.F337]" office:value-type="percentage" office:value="0.0579787370565173">
            <text:p>5,8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b</text:p>
          </table:table-cell>
          <table:table-cell office:value-type="percentage" office:value="0.0000362781195204924">
            <text:p>0,00%</text:p>
          </table:table-cell>
          <table:table-cell table:style-name="ce5" table:formula="of:=([.F338]-[.F339])/[.F338]" office:value-type="percentage" office:value="0.00331268814068268">
            <text:p>0,3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d</text:p>
          </table:table-cell>
          <table:table-cell office:value-type="percentage" office:value="0.0000347425485762854">
            <text:p>0,00%</text:p>
          </table:table-cell>
          <table:table-cell table:style-name="ce5" table:formula="of:=([.F339]-[.F340])/[.F339]" office:value-type="percentage" office:value="0.0423277436786547">
            <text:p>4,2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a</text:p>
          </table:table-cell>
          <table:table-cell office:value-type="percentage" office:value="0.0000335483941411601">
            <text:p>0,00%</text:p>
          </table:table-cell>
          <table:table-cell table:style-name="ce5" table:formula="of:=([.F340]-[.F341])/[.F340]" office:value-type="percentage" office:value="0.0343715266743675">
            <text:p>3,4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f</text:p>
          </table:table-cell>
          <table:table-cell office:value-type="percentage" office:value="0.0000331003071708505">
            <text:p>0,00%</text:p>
          </table:table-cell>
          <table:table-cell table:style-name="ce5" table:formula="of:=([.F341]-[.F342])/[.F341]" office:value-type="percentage" office:value="0.0133564357335317">
            <text:p>1,3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k</text:p>
          </table:table-cell>
          <table:table-cell office:value-type="percentage" office:value="0.0000330330782780374">
            <text:p>0,00%</text:p>
          </table:table-cell>
          <table:table-cell table:style-name="ce5" table:formula="of:=([.F342]-[.F343])/[.F342]" office:value-type="percentage" office:value="0.00203106552655516">
            <text:p>0,2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v</text:p>
          </table:table-cell>
          <table:table-cell office:value-type="percentage" office:value="0.0000329282168991626">
            <text:p>0,00%</text:p>
          </table:table-cell>
          <table:table-cell table:style-name="ce5" table:formula="of:=([.F343]-[.F344])/[.F343]" office:value-type="percentage" office:value="0.00317443557612734">
            <text:p>0,3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n</text:p>
          </table:table-cell>
          <table:table-cell office:value-type="percentage" office:value="0.0000324882838350903">
            <text:p>0,00%</text:p>
          </table:table-cell>
          <table:table-cell table:style-name="ce5" table:formula="of:=([.F344]-[.F345])/[.F344]" office:value-type="percentage" office:value="0.0133603670499234">
            <text:p>1,3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g</text:p>
          </table:table-cell>
          <table:table-cell office:value-type="percentage" office:value="0.0000316579701787726">
            <text:p>0,00%</text:p>
          </table:table-cell>
          <table:table-cell table:style-name="ce5" table:formula="of:=([.F345]-[.F346])/[.F345]" office:value-type="percentage" office:value="0.0255573258511391">
            <text:p>2,5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y</text:p>
          </table:table-cell>
          <table:table-cell office:value-type="percentage" office:value="0.0000312769910037248">
            <text:p>0,00%</text:p>
          </table:table-cell>
          <table:table-cell table:style-name="ce5" table:formula="of:=([.F346]-[.F347])/[.F346]" office:value-type="percentage" office:value="0.0120342262279107">
            <text:p>1,2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y</text:p>
          </table:table-cell>
          <table:table-cell office:value-type="percentage" office:value="0.0000310726077540017">
            <text:p>0,00%</text:p>
          </table:table-cell>
          <table:table-cell table:style-name="ce5" table:formula="of:=([.F347]-[.F348])/[.F347]" office:value-type="percentage" office:value="0.00653461996068489">
            <text:p>0,6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x</text:p>
          </table:table-cell>
          <table:table-cell office:value-type="percentage" office:value="0.0000305150326536294">
            <text:p>0,00%</text:p>
          </table:table-cell>
          <table:table-cell table:style-name="ce5" table:formula="of:=([.F348]-[.F349])/[.F348]" office:value-type="percentage" office:value="0.0179442647616369">
            <text:p>1,7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y</text:p>
          </table:table-cell>
          <table:table-cell office:value-type="percentage" office:value="0.0000296464038423061">
            <text:p>0,00%</text:p>
          </table:table-cell>
          <table:table-cell table:style-name="ce5" table:formula="of:=([.F349]-[.F350])/[.F349]" office:value-type="percentage" office:value="0.0284656032055724">
            <text:p>2,8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c</text:p>
          </table:table-cell>
          <table:table-cell office:value-type="percentage" office:value="0.0000294464994289493">
            <text:p>0,00%</text:p>
          </table:table-cell>
          <table:table-cell table:style-name="ce5" table:formula="of:=([.F350]-[.F351])/[.F350]" office:value-type="percentage" office:value="0.00674295656296539">
            <text:p>0,6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i</text:p>
          </table:table-cell>
          <table:table-cell office:value-type="percentage" office:value="0.000029042090668318">
            <text:p>0,00%</text:p>
          </table:table-cell>
          <table:table-cell table:style-name="ce5" table:formula="of:=([.F351]-[.F352])/[.F351]" office:value-type="percentage" office:value="0.0137336786536235">
            <text:p>1,3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m</text:p>
          </table:table-cell>
          <table:table-cell office:value-type="percentage" office:value="0.0000272932998992066">
            <text:p>0,00%</text:p>
          </table:table-cell>
          <table:table-cell table:style-name="ce5" table:formula="of:=([.F352]-[.F353])/[.F352]" office:value-type="percentage" office:value="0.0602157327130432">
            <text:p>6,0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u</text:p>
          </table:table-cell>
          <table:table-cell office:value-type="percentage" office:value="0.0000269957095146249">
            <text:p>0,00%</text:p>
          </table:table-cell>
          <table:table-cell table:style-name="ce5" table:formula="of:=([.F353]-[.F354])/[.F353]" office:value-type="percentage" office:value="0.0109034226597989">
            <text:p>1,0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p</text:p>
          </table:table-cell>
          <table:table-cell office:value-type="percentage" office:value="0.0000265152084687288">
            <text:p>0,00%</text:p>
          </table:table-cell>
          <table:table-cell table:style-name="ce5" table:formula="of:=([.F354]-[.F355])/[.F354]" office:value-type="percentage" office:value="0.0177991634424644">
            <text:p>1,7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b</text:p>
          </table:table-cell>
          <table:table-cell office:value-type="percentage" office:value="0.0000244349909963965">
            <text:p>0,00%</text:p>
          </table:table-cell>
          <table:table-cell table:style-name="ce5" table:formula="of:=([.F355]-[.F356])/[.F355]" office:value-type="percentage" office:value="0.0784537475836045">
            <text:p>7,8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m</text:p>
          </table:table-cell>
          <table:table-cell office:value-type="percentage" office:value="0.0000233849915937389">
            <text:p>0,00%</text:p>
          </table:table-cell>
          <table:table-cell table:style-name="ce5" table:formula="of:=([.F356]-[.F357])/[.F356]" office:value-type="percentage" office:value="0.0429711393309883">
            <text:p>4,3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z</text:p>
          </table:table-cell>
          <table:table-cell office:value-type="percentage" office:value="0.0000232559911430662">
            <text:p>0,00%</text:p>
          </table:table-cell>
          <table:table-cell table:style-name="ce5" table:formula="of:=([.F357]-[.F358])/[.F357]" office:value-type="percentage" office:value="0.00551637789372732">
            <text:p>0,5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j</text:p>
          </table:table-cell>
          <table:table-cell office:value-type="percentage" office:value="0.0000227196196187296">
            <text:p>0,00%</text:p>
          </table:table-cell>
          <table:table-cell table:style-name="ce5" table:formula="of:=([.F358]-[.F359])/[.F358]" office:value-type="percentage" office:value="0.0230637998198808">
            <text:p>2,3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eh</text:p>
          </table:table-cell>
          <table:table-cell office:value-type="percentage" office:value="0.0000226974375441065">
            <text:p>0,00%</text:p>
          </table:table-cell>
          <table:table-cell table:style-name="ce5" table:formula="of:=([.F359]-[.F360])/[.F359]" office:value-type="percentage" office:value="0.000976340053018026">
            <text:p>0,1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c</text:p>
          </table:table-cell>
          <table:table-cell office:value-type="percentage" office:value="0.0000225082088761784">
            <text:p>0,00%</text:p>
          </table:table-cell>
          <table:table-cell table:style-name="ce5" table:formula="of:=([.F360]-[.F361])/[.F360]" office:value-type="percentage" office:value="0.00833700577699062">
            <text:p>0,8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f</text:p>
          </table:table-cell>
          <table:table-cell office:value-type="percentage" office:value="0.0000225082088761784">
            <text:p>0,00%</text:p>
          </table:table-cell>
          <table:table-cell table:style-name="ce5" table:formula="of:=([.F361]-[.F362])/[.F361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t</text:p>
          </table:table-cell>
          <table:table-cell office:value-type="percentage" office:value="0.0000219578091834559">
            <text:p>0,00%</text:p>
          </table:table-cell>
          <table:table-cell table:style-name="ce5" table:formula="of:=([.F362]-[.F363])/[.F362]" office:value-type="percentage" office:value="0.0244532870540852">
            <text:p>2,4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bf</text:p>
          </table:table-cell>
          <table:table-cell office:value-type="percentage" office:value="0.0000215024257079452">
            <text:p>0,00%</text:p>
          </table:table-cell>
          <table:table-cell table:style-name="ce5" table:formula="of:=([.F363]-[.F364])/[.F363]" office:value-type="percentage" office:value="0.0207390214436243">
            <text:p>2,0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j</text:p>
          </table:table-cell>
          <table:table-cell office:value-type="percentage" office:value="0.0000212444248065998">
            <text:p>0,00%</text:p>
          </table:table-cell>
          <table:table-cell table:style-name="ce5" table:formula="of:=([.F364]-[.F365])/[.F364]" office:value-type="percentage" office:value="0.0119986881875409">
            <text:p>1,2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c</text:p>
          </table:table-cell>
          <table:table-cell office:value-type="percentage" office:value="0.0000211841965893443">
            <text:p>0,00%</text:p>
          </table:table-cell>
          <table:table-cell table:style-name="ce5" table:formula="of:=([.F365]-[.F366])/[.F365]" office:value-type="percentage" office:value="0.00283501284707837">
            <text:p>0,2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w</text:p>
          </table:table-cell>
          <table:table-cell office:value-type="percentage" office:value="0.0000211738166735591">
            <text:p>0,00%</text:p>
          </table:table-cell>
          <table:table-cell table:style-name="ce5" table:formula="of:=([.F366]-[.F367])/[.F366]" office:value-type="percentage" office:value="0.000489983924640387">
            <text:p>0,0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d</text:p>
          </table:table-cell>
          <table:table-cell office:value-type="percentage" office:value="0.0000199460949321677">
            <text:p>0,00%</text:p>
          </table:table-cell>
          <table:table-cell table:style-name="ce5" table:formula="of:=([.F367]-[.F368])/[.F367]" office:value-type="percentage" office:value="0.0579830155479018">
            <text:p>5,8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w</text:p>
          </table:table-cell>
          <table:table-cell office:value-type="percentage" office:value="0.0000198601843025103">
            <text:p>0,00%</text:p>
          </table:table-cell>
          <table:table-cell table:style-name="ce5" table:formula="of:=([.F368]-[.F369])/[.F368]" office:value-type="percentage" office:value="0.00430714031741872">
            <text:p>0,4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d</text:p>
          </table:table-cell>
          <table:table-cell office:value-type="percentage" office:value="0.0000191726302528779">
            <text:p>0,00%</text:p>
          </table:table-cell>
          <table:table-cell table:style-name="ce5" table:formula="of:=([.F369]-[.F370])/[.F369]" office:value-type="percentage" office:value="0.0346197215070905">
            <text:p>3,4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m</text:p>
          </table:table-cell>
          <table:table-cell office:value-type="percentage" office:value="0.0000191389418490605">
            <text:p>0,00%</text:p>
          </table:table-cell>
          <table:table-cell table:style-name="ce5" table:formula="of:=([.F370]-[.F371])/[.F370]" office:value-type="percentage" office:value="0.00175710913802993">
            <text:p>0,1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p</text:p>
          </table:table-cell>
          <table:table-cell office:value-type="percentage" office:value="0.0000172354682168745">
            <text:p>0,00%</text:p>
          </table:table-cell>
          <table:table-cell table:style-name="ce5" table:formula="of:=([.F371]-[.F372])/[.F371]" office:value-type="percentage" office:value="0.0994555314080459">
            <text:p>9,9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g</text:p>
          </table:table-cell>
          <table:table-cell office:value-type="percentage" office:value="0.0000165990099796729">
            <text:p>0,00%</text:p>
          </table:table-cell>
          <table:table-cell table:style-name="ce5" table:formula="of:=([.F372]-[.F373])/[.F372]" office:value-type="percentage" office:value="0.0369272380183134">
            <text:p>3,6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y</text:p>
          </table:table-cell>
          <table:table-cell office:value-type="percentage" office:value="0.000016112190927163">
            <text:p>0,00%</text:p>
          </table:table-cell>
          <table:table-cell table:style-name="ce5" table:formula="of:=([.F373]-[.F374])/[.F373]" office:value-type="percentage" office:value="0.0293281980736234">
            <text:p>2,9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v</text:p>
          </table:table-cell>
          <table:table-cell office:value-type="percentage" office:value="0.0000158881474420083">
            <text:p>0,00%</text:p>
          </table:table-cell>
          <table:table-cell table:style-name="ce5" table:formula="of:=([.F374]-[.F375])/[.F374]" office:value-type="percentage" office:value="0.0139052153842711">
            <text:p>1,3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x</text:p>
          </table:table-cell>
          <table:table-cell office:value-type="percentage" office:value="0.0000158881474420083">
            <text:p>0,00%</text:p>
          </table:table-cell>
          <table:table-cell table:style-name="ce5" table:formula="of:=([.F375]-[.F376])/[.F375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l</text:p>
          </table:table-cell>
          <table:table-cell office:value-type="percentage" office:value="0.0000157348600047159">
            <text:p>0,00%</text:p>
          </table:table-cell>
          <table:table-cell table:style-name="ce5" table:formula="of:=([.F376]-[.F377])/[.F376]" office:value-type="percentage" office:value="0.00964791130318379">
            <text:p>0,9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ks</text:p>
          </table:table-cell>
          <table:table-cell office:value-type="percentage" office:value="0.0000155815725674236">
            <text:p>0,00%</text:p>
          </table:table-cell>
          <table:table-cell table:style-name="ce5" table:formula="of:=([.F377]-[.F378])/[.F377]" office:value-type="percentage" office:value="0.00974190029312975">
            <text:p>0,9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j</text:p>
          </table:table-cell>
          <table:table-cell office:value-type="percentage" office:value="0.0000155268285023922">
            <text:p>0,00%</text:p>
          </table:table-cell>
          <table:table-cell table:style-name="ce5" table:formula="of:=([.F378]-[.F379])/[.F378]" office:value-type="percentage" office:value="0.00351338510888519">
            <text:p>0,3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n</text:p>
          </table:table-cell>
          <table:table-cell office:value-type="percentage" office:value="0.0000153260935052697">
            <text:p>0,00%</text:p>
          </table:table-cell>
          <table:table-cell table:style-name="ce5" table:formula="of:=([.F379]-[.F380])/[.F379]" office:value-type="percentage" office:value="0.0129282678102341">
            <text:p>1,2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h</text:p>
          </table:table-cell>
          <table:table-cell office:value-type="percentage" office:value="0.0000145641351551742">
            <text:p>0,00%</text:p>
          </table:table-cell>
          <table:table-cell table:style-name="ce5" table:formula="of:=([.F380]-[.F381])/[.F380]" office:value-type="percentage" office:value="0.0497164101102155">
            <text:p>4,9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g</text:p>
          </table:table-cell>
          <table:table-cell office:value-type="percentage" office:value="0.0000145641351551742">
            <text:p>0,00%</text:p>
          </table:table-cell>
          <table:table-cell table:style-name="ce5" table:formula="of:=([.F381]-[.F382])/[.F381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o</text:p>
          </table:table-cell>
          <table:table-cell office:value-type="percentage" office:value="0.0000140309949562433">
            <text:p>0,00%</text:p>
          </table:table-cell>
          <table:table-cell table:style-name="ce5" table:formula="of:=([.F382]-[.F383])/[.F382]" office:value-type="percentage" office:value="0.0366063754044119">
            <text:p>3,6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h</text:p>
          </table:table-cell>
          <table:table-cell office:value-type="percentage" office:value="0.0000140020812184357">
            <text:p>0,00%</text:p>
          </table:table-cell>
          <table:table-cell table:style-name="ce5" table:formula="of:=([.F383]-[.F384])/[.F383]" office:value-type="percentage" office:value="0.00206070473959751">
            <text:p>0,2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k</text:p>
          </table:table-cell>
          <table:table-cell office:value-type="percentage" office:value="0.0000138765811055418">
            <text:p>0,00%</text:p>
          </table:table-cell>
          <table:table-cell table:style-name="ce5" table:formula="of:=([.F384]-[.F385])/[.F384]" office:value-type="percentage" office:value="0.00896296135810596">
            <text:p>0,9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m</text:p>
          </table:table-cell>
          <table:table-cell office:value-type="percentage" office:value="0.0000134678146060956">
            <text:p>0,00%</text:p>
          </table:table-cell>
          <table:table-cell table:style-name="ce5" table:formula="of:=([.F385]-[.F386])/[.F385]" office:value-type="percentage" office:value="0.0294572918456805">
            <text:p>2,9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z</text:p>
          </table:table-cell>
          <table:table-cell office:value-type="percentage" office:value="0.0000132401228683402">
            <text:p>0,00%</text:p>
          </table:table-cell>
          <table:table-cell table:style-name="ce5" table:formula="of:=([.F386]-[.F387])/[.F386]" office:value-type="percentage" office:value="0.0169063611591703">
            <text:p>1,6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r</text:p>
          </table:table-cell>
          <table:table-cell office:value-type="percentage" office:value="0.0000132401228683402">
            <text:p>0,00%</text:p>
          </table:table-cell>
          <table:table-cell table:style-name="ce5" table:formula="of:=([.F387]-[.F388])/[.F38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v</text:p>
          </table:table-cell>
          <table:table-cell office:value-type="percentage" office:value="0.0000132401228683402">
            <text:p>0,00%</text:p>
          </table:table-cell>
          <table:table-cell table:style-name="ce5" table:formula="of:=([.F388]-[.F389])/[.F388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z</text:p>
          </table:table-cell>
          <table:table-cell office:value-type="percentage" office:value="0.0000121738424704784">
            <text:p>0,00%</text:p>
          </table:table-cell>
          <table:table-cell table:style-name="ce5" table:formula="of:=([.F389]-[.F390])/[.F389]" office:value-type="percentage" office:value="0.0805340258897061">
            <text:p>8,0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vs</text:p>
          </table:table-cell>
          <table:table-cell office:value-type="percentage" office:value="0.0000119161105815062">
            <text:p>0,00%</text:p>
          </table:table-cell>
          <table:table-cell table:style-name="ce5" table:formula="of:=([.F390]-[.F391])/[.F390]" office:value-type="percentage" office:value="0.0211709564664732">
            <text:p>2,1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f</text:p>
          </table:table-cell>
          <table:table-cell office:value-type="percentage" office:value="0.0000117628231442139">
            <text:p>0,00%</text:p>
          </table:table-cell>
          <table:table-cell table:style-name="ce5" table:formula="of:=([.F391]-[.F392])/[.F391]" office:value-type="percentage" office:value="0.0128638817375697">
            <text:p>1,2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y</text:p>
          </table:table-cell>
          <table:table-cell office:value-type="percentage" office:value="0.0000117628231442139">
            <text:p>0,00%</text:p>
          </table:table-cell>
          <table:table-cell table:style-name="ce5" table:formula="of:=([.F392]-[.F393])/[.F392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p</text:p>
          </table:table-cell>
          <table:table-cell office:value-type="percentage" office:value="0.0000117628231442139">
            <text:p>0,00%</text:p>
          </table:table-cell>
          <table:table-cell table:style-name="ce5" table:formula="of:=([.F393]-[.F394])/[.F393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k</text:p>
          </table:table-cell>
          <table:table-cell office:value-type="percentage" office:value="0.000011444594025613">
            <text:p>0,00%</text:p>
          </table:table-cell>
          <table:table-cell table:style-name="ce5" table:formula="of:=([.F394]-[.F395])/[.F394]" office:value-type="percentage" office:value="0.0270538045755992">
            <text:p>2,7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m</text:p>
          </table:table-cell>
          <table:table-cell office:value-type="percentage" office:value="0.0000112285565318738">
            <text:p>0,00%</text:p>
          </table:table-cell>
          <table:table-cell table:style-name="ce5" table:formula="of:=([.F395]-[.F396])/[.F395]" office:value-type="percentage" office:value="0.018876815835993">
            <text:p>1,8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v</text:p>
          </table:table-cell>
          <table:table-cell office:value-type="percentage" office:value="0.0000110136454515437">
            <text:p>0,00%</text:p>
          </table:table-cell>
          <table:table-cell table:style-name="ce5" table:formula="of:=([.F396]-[.F397])/[.F396]" office:value-type="percentage" office:value="0.0191396890348323">
            <text:p>1,9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r</text:p>
          </table:table-cell>
          <table:table-cell office:value-type="percentage" office:value="0.000010910327413273">
            <text:p>0,00%</text:p>
          </table:table-cell>
          <table:table-cell table:style-name="ce5" table:formula="of:=([.F397]-[.F398])/[.F397]" office:value-type="percentage" office:value="0.00938091195374531">
            <text:p>0,9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f</text:p>
          </table:table-cell>
          <table:table-cell office:value-type="percentage" office:value="0.0000108197900324275">
            <text:p>0,00%</text:p>
          </table:table-cell>
          <table:table-cell table:style-name="ce5" table:formula="of:=([.F398]-[.F399])/[.F398]" office:value-type="percentage" office:value="0.00829831932773693">
            <text:p>0,8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n</text:p>
          </table:table-cell>
          <table:table-cell office:value-type="percentage" office:value="0.0000106037525386883">
            <text:p>0,00%</text:p>
          </table:table-cell>
          <table:table-cell table:style-name="ce5" table:formula="of:=([.F399]-[.F400])/[.F399]" office:value-type="percentage" office:value="0.0199668841162097">
            <text:p>2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m</text:p>
          </table:table-cell>
          <table:table-cell office:value-type="percentage" office:value="0.0000105920982946722">
            <text:p>0,00%</text:p>
          </table:table-cell>
          <table:table-cell table:style-name="ce5" table:formula="of:=([.F400]-[.F401])/[.F400]" office:value-type="percentage" office:value="0.00109906789823501">
            <text:p>0,1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b</text:p>
          </table:table-cell>
          <table:table-cell office:value-type="percentage" office:value="0.00000990454424503978">
            <text:p>0,00%</text:p>
          </table:table-cell>
          <table:table-cell table:style-name="ce5" table:formula="of:=([.F401]-[.F402])/[.F401]" office:value-type="percentage" office:value="0.0649119778257966">
            <text:p>6,49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yr</text:p>
          </table:table-cell>
          <table:table-cell office:value-type="percentage" office:value="0.00000926808600783815">
            <text:p>0,00%</text:p>
          </table:table-cell>
          <table:table-cell table:style-name="ce5" table:formula="of:=([.F402]-[.F403])/[.F402]" office:value-type="percentage" office:value="0.0642592149073764">
            <text:p>6,4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n</text:p>
          </table:table-cell>
          <table:table-cell office:value-type="percentage" office:value="0.00000889876107680656">
            <text:p>0,00%</text:p>
          </table:table-cell>
          <table:table-cell table:style-name="ce5" table:formula="of:=([.F403]-[.F404])/[.F403]" office:value-type="percentage" office:value="0.03984910484422">
            <text:p>3,9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r</text:p>
          </table:table-cell>
          <table:table-cell office:value-type="percentage" office:value="0.00000858053195820575">
            <text:p>0,00%</text:p>
          </table:table-cell>
          <table:table-cell table:style-name="ce5" table:formula="of:=([.F404]-[.F405])/[.F404]" office:value-type="percentage" office:value="0.0357610588546121">
            <text:p>3,5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t</text:p>
          </table:table-cell>
          <table:table-cell office:value-type="percentage" office:value="0.00000821120702717416">
            <text:p>0,00%</text:p>
          </table:table-cell>
          <table:table-cell table:style-name="ce5" table:formula="of:=([.F405]-[.F406])/[.F405]" office:value-type="percentage" office:value="0.0430421951494972">
            <text:p>4,3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z</text:p>
          </table:table-cell>
          <table:table-cell office:value-type="percentage" office:value="0.00000811589498031896">
            <text:p>0,00%</text:p>
          </table:table-cell>
          <table:table-cell table:style-name="ce5" table:formula="of:=([.F406]-[.F407])/[.F406]" office:value-type="percentage" office:value="0.0116075561777671">
            <text:p>1,1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l</text:p>
          </table:table-cell>
          <table:table-cell office:value-type="percentage" office:value="0.00000811589498031896">
            <text:p>0,00%</text:p>
          </table:table-cell>
          <table:table-cell table:style-name="ce5" table:formula="of:=([.F407]-[.F408])/[.F40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o</text:p>
          </table:table-cell>
          <table:table-cell office:value-type="percentage" office:value="0.00000804739175927486">
            <text:p>0,00%</text:p>
          </table:table-cell>
          <table:table-cell table:style-name="ce5" table:formula="of:=([.F408]-[.F409])/[.F408]" office:value-type="percentage" office:value="0.00844062438094887">
            <text:p>0,8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d</text:p>
          </table:table-cell>
          <table:table-cell office:value-type="percentage" office:value="0.00000794407372100413">
            <text:p>0,00%</text:p>
          </table:table-cell>
          <table:table-cell table:style-name="ce5" table:formula="of:=([.F409]-[.F410])/[.F409]" office:value-type="percentage" office:value="0.0128386987189548">
            <text:p>1,2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k</text:p>
          </table:table-cell>
          <table:table-cell office:value-type="percentage" office:value="0.00000794407372100413">
            <text:p>0,00%</text:p>
          </table:table-cell>
          <table:table-cell table:style-name="ce5" table:formula="of:=([.F410]-[.F411])/[.F410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s</text:p>
          </table:table-cell>
          <table:table-cell office:value-type="percentage" office:value="0.00000794407372100413">
            <text:p>0,00%</text:p>
          </table:table-cell>
          <table:table-cell table:style-name="ce5" table:formula="of:=([.F411]-[.F412])/[.F411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z</text:p>
          </table:table-cell>
          <table:table-cell office:value-type="percentage" office:value="0.00000693829055277092">
            <text:p>0,00%</text:p>
          </table:table-cell>
          <table:table-cell table:style-name="ce5" table:formula="of:=([.F412]-[.F413])/[.F412]" office:value-type="percentage" office:value="0.126607985217196">
            <text:p>12,6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h</text:p>
          </table:table-cell>
          <table:table-cell office:value-type="percentage" office:value="0.00000685350633652268">
            <text:p>0,00%</text:p>
          </table:table-cell>
          <table:table-cell table:style-name="ce5" table:formula="of:=([.F413]-[.F414])/[.F413]" office:value-type="percentage" office:value="0.0122197558034494">
            <text:p>1,2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m</text:p>
          </table:table-cell>
          <table:table-cell office:value-type="percentage" office:value="0.0000067339073030478">
            <text:p>0,00%</text:p>
          </table:table-cell>
          <table:table-cell table:style-name="ce5" table:formula="of:=([.F414]-[.F415])/[.F414]" office:value-type="percentage" office:value="0.0174507803162784">
            <text:p>1,7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kl</text:p>
          </table:table-cell>
          <table:table-cell office:value-type="percentage" office:value="0.00000668281149061701">
            <text:p>0,00%</text:p>
          </table:table-cell>
          <table:table-cell table:style-name="ce5" table:formula="of:=([.F415]-[.F416])/[.F415]" office:value-type="percentage" office:value="0.00758784018420681">
            <text:p>0,7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p</text:p>
          </table:table-cell>
          <table:table-cell office:value-type="percentage" office:value="0.00000662006143417011">
            <text:p>0,00%</text:p>
          </table:table-cell>
          <table:table-cell table:style-name="ce5" table:formula="of:=([.F416]-[.F417])/[.F416]" office:value-type="percentage" office:value="0.00938976904181786">
            <text:p>0,9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p</text:p>
          </table:table-cell>
          <table:table-cell office:value-type="percentage" office:value="0.00000662006143417011">
            <text:p>0,00%</text:p>
          </table:table-cell>
          <table:table-cell table:style-name="ce5" table:formula="of:=([.F417]-[.F418])/[.F41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d</text:p>
          </table:table-cell>
          <table:table-cell office:value-type="percentage" office:value="0.00000662006143417011">
            <text:p>0,00%</text:p>
          </table:table-cell>
          <table:table-cell table:style-name="ce5" table:formula="of:=([.F418]-[.F419])/[.F418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c</text:p>
          </table:table-cell>
          <table:table-cell office:value-type="percentage" office:value="0.00000625073650313852">
            <text:p>0,00%</text:p>
          </table:table-cell>
          <table:table-cell table:style-name="ce5" table:formula="of:=([.F419]-[.F420])/[.F419]" office:value-type="percentage" office:value="0.0557887467819079">
            <text:p>5,5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j</text:p>
          </table:table-cell>
          <table:table-cell office:value-type="percentage" office:value="0.00000619964069070774">
            <text:p>0,00%</text:p>
          </table:table-cell>
          <table:table-cell table:style-name="ce5" table:formula="of:=([.F420]-[.F421])/[.F420]" office:value-type="percentage" office:value="0.0081743667174459">
            <text:p>0,8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h</text:p>
          </table:table-cell>
          <table:table-cell office:value-type="percentage" office:value="0.00000608692123523922">
            <text:p>0,00%</text:p>
          </table:table-cell>
          <table:table-cell table:style-name="ce5" table:formula="of:=([.F421]-[.F422])/[.F421]" office:value-type="percentage" office:value="0.0181816110145654">
            <text:p>1,8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q</text:p>
          </table:table-cell>
          <table:table-cell office:value-type="percentage" office:value="0.00000608692123523922">
            <text:p>0,00%</text:p>
          </table:table-cell>
          <table:table-cell table:style-name="ce5" table:formula="of:=([.F422]-[.F423])/[.F422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w</text:p>
          </table:table-cell>
          <table:table-cell office:value-type="percentage" office:value="0.00000604635325341539">
            <text:p>0,00%</text:p>
          </table:table-cell>
          <table:table-cell table:style-name="ce5" table:formula="of:=([.F423]-[.F424])/[.F423]" office:value-type="percentage" office:value="0.00666477850723096">
            <text:p>0,6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vb</text:p>
          </table:table-cell>
          <table:table-cell office:value-type="percentage" office:value="0.00000593250738453771">
            <text:p>0,00%</text:p>
          </table:table-cell>
          <table:table-cell table:style-name="ce5" table:formula="of:=([.F424]-[.F425])/[.F424]" office:value-type="percentage" office:value="0.0188288484159229">
            <text:p>1,8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m</text:p>
          </table:table-cell>
          <table:table-cell office:value-type="percentage" office:value="0.00000529604914733609">
            <text:p>0,00%</text:p>
          </table:table-cell>
          <table:table-cell table:style-name="ce5" table:formula="of:=([.F425]-[.F426])/[.F425]" office:value-type="percentage" office:value="0.107283176563836">
            <text:p>10,7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v</text:p>
          </table:table-cell>
          <table:table-cell office:value-type="percentage" office:value="0.00000529604914733609">
            <text:p>0,00%</text:p>
          </table:table-cell>
          <table:table-cell table:style-name="ce5" table:formula="of:=([.F426]-[.F427])/[.F426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g</text:p>
          </table:table-cell>
          <table:table-cell office:value-type="percentage" office:value="0.00000529604914733609">
            <text:p>0,00%</text:p>
          </table:table-cell>
          <table:table-cell table:style-name="ce5" table:formula="of:=([.F427]-[.F428])/[.F42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f</text:p>
          </table:table-cell>
          <table:table-cell office:value-type="percentage" office:value="0.00000529604914733609">
            <text:p>0,00%</text:p>
          </table:table-cell>
          <table:table-cell table:style-name="ce5" table:formula="of:=([.F428]-[.F429])/[.F428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w</text:p>
          </table:table-cell>
          <table:table-cell office:value-type="percentage" office:value="0.00000524495333490531">
            <text:p>0,00%</text:p>
          </table:table-cell>
          <table:table-cell table:style-name="ce5" table:formula="of:=([.F429]-[.F430])/[.F429]" office:value-type="percentage" office:value="0.00964791130317981">
            <text:p>0,9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u</text:p>
          </table:table-cell>
          <table:table-cell office:value-type="percentage" office:value="0.00000450630347284212">
            <text:p>0,00%</text:p>
          </table:table-cell>
          <table:table-cell table:style-name="ce5" table:formula="of:=([.F430]-[.F431])/[.F430]" office:value-type="percentage" office:value="0.140830587976342">
            <text:p>14,0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l</text:p>
          </table:table-cell>
          <table:table-cell office:value-type="percentage" office:value="0.00000445520766041134">
            <text:p>0,00%</text:p>
          </table:table-cell>
          <table:table-cell table:style-name="ce5" table:formula="of:=([.F431]-[.F432])/[.F431]" office:value-type="percentage" office:value="0.0113387419952331">
            <text:p>1,1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f</text:p>
          </table:table-cell>
          <table:table-cell office:value-type="percentage" office:value="0.00000429026597910288">
            <text:p>0,00%</text:p>
          </table:table-cell>
          <table:table-cell table:style-name="ce5" table:formula="of:=([.F432]-[.F433])/[.F432]" office:value-type="percentage" office:value="0.0370222207090638">
            <text:p>3,7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b</text:p>
          </table:table-cell>
          <table:table-cell office:value-type="percentage" office:value="0.00000429026597910288">
            <text:p>0,00%</text:p>
          </table:table-cell>
          <table:table-cell table:style-name="ce5" table:formula="of:=([.F433]-[.F434])/[.F433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b</text:p>
          </table:table-cell>
          <table:table-cell office:value-type="percentage" office:value="0.00000418807435424131">
            <text:p>0,00%</text:p>
          </table:table-cell>
          <table:table-cell table:style-name="ce5" table:formula="of:=([.F434]-[.F435])/[.F434]" office:value-type="percentage" office:value="0.0238194147773883">
            <text:p>2,3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b</text:p>
          </table:table-cell>
          <table:table-cell office:value-type="percentage" office:value="0.00000405794749015948">
            <text:p>0,00%</text:p>
          </table:table-cell>
          <table:table-cell table:style-name="ce5" table:formula="of:=([.F435]-[.F436])/[.F435]" office:value-type="percentage" office:value="0.0310708103713701">
            <text:p>3,1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g</text:p>
          </table:table-cell>
          <table:table-cell office:value-type="percentage" office:value="0.00000405794749015948">
            <text:p>0,00%</text:p>
          </table:table-cell>
          <table:table-cell table:style-name="ce5" table:formula="of:=([.F436]-[.F437])/[.F436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v</text:p>
          </table:table-cell>
          <table:table-cell office:value-type="percentage" office:value="0.00000397203686050207">
            <text:p>0,00%</text:p>
          </table:table-cell>
          <table:table-cell table:style-name="ce5" table:formula="of:=([.F437]-[.F438])/[.F437]" office:value-type="percentage" office:value="0.0211709564664755">
            <text:p>2,1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n</text:p>
          </table:table-cell>
          <table:table-cell office:value-type="percentage" office:value="0.00000397203686050207">
            <text:p>0,00%</text:p>
          </table:table-cell>
          <table:table-cell table:style-name="ce5" table:formula="of:=([.F438]-[.F439])/[.F438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gt</text:p>
          </table:table-cell>
          <table:table-cell office:value-type="percentage" office:value="0.00000397203686050207">
            <text:p>0,00%</text:p>
          </table:table-cell>
          <table:table-cell table:style-name="ce5" table:formula="of:=([.F439]-[.F440])/[.F439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v</text:p>
          </table:table-cell>
          <table:table-cell office:value-type="percentage" office:value="0.00000397203686050207">
            <text:p>0,00%</text:p>
          </table:table-cell>
          <table:table-cell table:style-name="ce5" table:formula="of:=([.F440]-[.F441])/[.F440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d</text:p>
          </table:table-cell>
          <table:table-cell office:value-type="percentage" office:value="0.00000397203686050207">
            <text:p>0,00%</text:p>
          </table:table-cell>
          <table:table-cell table:style-name="ce5" table:formula="of:=([.F441]-[.F442])/[.F441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p</text:p>
          </table:table-cell>
          <table:table-cell office:value-type="percentage" office:value="0.00000397203686050207">
            <text:p>0,00%</text:p>
          </table:table-cell>
          <table:table-cell table:style-name="ce5" table:formula="of:=([.F442]-[.F443])/[.F442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b</text:p>
          </table:table-cell>
          <table:table-cell office:value-type="percentage" office:value="0.00000397203686050207">
            <text:p>0,00%</text:p>
          </table:table-cell>
          <table:table-cell table:style-name="ce5" table:formula="of:=([.F443]-[.F444])/[.F443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km</text:p>
          </table:table-cell>
          <table:table-cell office:value-type="percentage" office:value="0.00000397203686050207">
            <text:p>0,00%</text:p>
          </table:table-cell>
          <table:table-cell table:style-name="ce5" table:formula="of:=([.F444]-[.F445])/[.F444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q</text:p>
          </table:table-cell>
          <table:table-cell office:value-type="percentage" office:value="0.00000397203686050207">
            <text:p>0,00%</text:p>
          </table:table-cell>
          <table:table-cell table:style-name="ce5" table:formula="of:=([.F445]-[.F446])/[.F445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h</text:p>
          </table:table-cell>
          <table:table-cell office:value-type="percentage" office:value="0.00000397203686050207">
            <text:p>0,00%</text:p>
          </table:table-cell>
          <table:table-cell table:style-name="ce5" table:formula="of:=([.F446]-[.F447])/[.F446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g</text:p>
          </table:table-cell>
          <table:table-cell office:value-type="percentage" office:value="0.00000397203686050207">
            <text:p>0,00%</text:p>
          </table:table-cell>
          <table:table-cell table:style-name="ce5" table:formula="of:=([.F447]-[.F448])/[.F44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k</text:p>
          </table:table-cell>
          <table:table-cell office:value-type="percentage" office:value="0.00000350052030460891">
            <text:p>0,00%</text:p>
          </table:table-cell>
          <table:table-cell table:style-name="ce5" table:formula="of:=([.F448]-[.F449])/[.F448]" office:value-type="percentage" office:value="0.118709008111662">
            <text:p>11,8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b</text:p>
          </table:table-cell>
          <table:table-cell office:value-type="percentage" office:value="0.00000335298603191376">
            <text:p>0,00%</text:p>
          </table:table-cell>
          <table:table-cell table:style-name="ce5" table:formula="of:=([.F449]-[.F450])/[.F449]" office:value-type="percentage" office:value="0.0421463839249557">
            <text:p>4,2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z</text:p>
          </table:table-cell>
          <table:table-cell office:value-type="percentage" office:value="0.00000335298603191376">
            <text:p>0,00%</text:p>
          </table:table-cell>
          <table:table-cell table:style-name="ce5" table:formula="of:=([.F450]-[.F451])/[.F450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wt</text:p>
          </table:table-cell>
          <table:table-cell office:value-type="percentage" office:value="0.00000296625369226885">
            <text:p>0,00%</text:p>
          </table:table-cell>
          <table:table-cell table:style-name="ce5" table:formula="of:=([.F451]-[.F452])/[.F451]" office:value-type="percentage" office:value="0.115339681097382">
            <text:p>11,5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u</text:p>
          </table:table-cell>
          <table:table-cell office:value-type="percentage" office:value="0.00000296625369226885">
            <text:p>0,00%</text:p>
          </table:table-cell>
          <table:table-cell table:style-name="ce5" table:formula="of:=([.F452]-[.F453])/[.F452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h</text:p>
          </table:table-cell>
          <table:table-cell office:value-type="percentage" office:value="0.00000264802457366804">
            <text:p>0,00%</text:p>
          </table:table-cell>
          <table:table-cell table:style-name="ce5" table:formula="of:=([.F453]-[.F454])/[.F453]" office:value-type="percentage" office:value="0.107283176563836">
            <text:p>10,7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g</text:p>
          </table:table-cell>
          <table:table-cell office:value-type="percentage" office:value="0.00000264802457366804">
            <text:p>0,00%</text:p>
          </table:table-cell>
          <table:table-cell table:style-name="ce5" table:formula="of:=([.F454]-[.F455])/[.F454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t</text:p>
          </table:table-cell>
          <table:table-cell office:value-type="percentage" office:value="0.00000264802457366804">
            <text:p>0,00%</text:p>
          </table:table-cell>
          <table:table-cell table:style-name="ce5" table:formula="of:=([.F455]-[.F456])/[.F455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h</text:p>
          </table:table-cell>
          <table:table-cell office:value-type="percentage" office:value="0.00000264802457366804">
            <text:p>0,00%</text:p>
          </table:table-cell>
          <table:table-cell table:style-name="ce5" table:formula="of:=([.F456]-[.F457])/[.F456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k</text:p>
          </table:table-cell>
          <table:table-cell office:value-type="percentage" office:value="0.00000264802457366804">
            <text:p>0,00%</text:p>
          </table:table-cell>
          <table:table-cell table:style-name="ce5" table:formula="of:=([.F457]-[.F458])/[.F45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k</text:p>
          </table:table-cell>
          <table:table-cell office:value-type="percentage" office:value="0.00000264802457366804">
            <text:p>0,00%</text:p>
          </table:table-cell>
          <table:table-cell table:style-name="ce5" table:formula="of:=([.F458]-[.F459])/[.F458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w</text:p>
          </table:table-cell>
          <table:table-cell office:value-type="percentage" office:value="0.00000264802457366804">
            <text:p>0,00%</text:p>
          </table:table-cell>
          <table:table-cell table:style-name="ce5" table:formula="of:=([.F459]-[.F460])/[.F459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h</text:p>
          </table:table-cell>
          <table:table-cell office:value-type="percentage" office:value="0.00000264802457366804">
            <text:p>0,00%</text:p>
          </table:table-cell>
          <table:table-cell table:style-name="ce5" table:formula="of:=([.F460]-[.F461])/[.F460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k</text:p>
          </table:table-cell>
          <table:table-cell office:value-type="percentage" office:value="0.00000264802457366804">
            <text:p>0,00%</text:p>
          </table:table-cell>
          <table:table-cell table:style-name="ce5" table:formula="of:=([.F461]-[.F462])/[.F461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qe</text:p>
          </table:table-cell>
          <table:table-cell office:value-type="percentage" office:value="0.00000264802457366804">
            <text:p>0,00%</text:p>
          </table:table-cell>
          <table:table-cell table:style-name="ce5" table:formula="of:=([.F462]-[.F463])/[.F462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qt</text:p>
          </table:table-cell>
          <table:table-cell office:value-type="percentage" office:value="0.00000264802457366804">
            <text:p>0,00%</text:p>
          </table:table-cell>
          <table:table-cell table:style-name="ce5" table:formula="of:=([.F463]-[.F464])/[.F463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d</text:p>
          </table:table-cell>
          <table:table-cell office:value-type="percentage" office:value="0.00000264802457366804">
            <text:p>0,00%</text:p>
          </table:table-cell>
          <table:table-cell table:style-name="ce5" table:formula="of:=([.F464]-[.F465])/[.F464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yd</text:p>
          </table:table-cell>
          <table:table-cell office:value-type="percentage" office:value="0.00000264802457366804">
            <text:p>0,00%</text:p>
          </table:table-cell>
          <table:table-cell table:style-name="ce5" table:formula="of:=([.F465]-[.F466])/[.F465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k</text:p>
          </table:table-cell>
          <table:table-cell office:value-type="percentage" office:value="0.00000264802457366804">
            <text:p>0,00%</text:p>
          </table:table-cell>
          <table:table-cell table:style-name="ce5" table:formula="of:=([.F466]-[.F467])/[.F466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r</text:p>
          </table:table-cell>
          <table:table-cell office:value-type="percentage" office:value="0.00000264802457366804">
            <text:p>0,00%</text:p>
          </table:table-cell>
          <table:table-cell table:style-name="ce5" table:formula="of:=([.F467]-[.F468])/[.F46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j</text:p>
          </table:table-cell>
          <table:table-cell office:value-type="percentage" office:value="0.00000254583294880648">
            <text:p>0,00%</text:p>
          </table:table-cell>
          <table:table-cell table:style-name="ce5" table:formula="of:=([.F468]-[.F469])/[.F468]" office:value-type="percentage" office:value="0.0385916452127196">
            <text:p>3,8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u</text:p>
          </table:table-cell>
          <table:table-cell office:value-type="percentage" office:value="0.00000234720286368055">
            <text:p>0,00%</text:p>
          </table:table-cell>
          <table:table-cell table:style-name="ce5" table:formula="of:=([.F469]-[.F470])/[.F469]" office:value-type="percentage" office:value="0.0780216491498589">
            <text:p>7,8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f</text:p>
          </table:table-cell>
          <table:table-cell office:value-type="percentage" office:value="0.00000227869964263645">
            <text:p>0,00%</text:p>
          </table:table-cell>
          <table:table-cell table:style-name="ce5" table:formula="of:=([.F470]-[.F471])/[.F470]" office:value-type="percentage" office:value="0.0291850449333054">
            <text:p>2,9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y</text:p>
          </table:table-cell>
          <table:table-cell office:value-type="percentage" office:value="0.00000222760383020567">
            <text:p>0,00%</text:p>
          </table:table-cell>
          <table:table-cell table:style-name="ce5" table:formula="of:=([.F471]-[.F472])/[.F471]" office:value-type="percentage" office:value="0.0224232327397315">
            <text:p>2,2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p</text:p>
          </table:table-cell>
          <table:table-cell office:value-type="percentage" office:value="0.00000196047052403564">
            <text:p>0,00%</text:p>
          </table:table-cell>
          <table:table-cell table:style-name="ce5" table:formula="of:=([.F472]-[.F473])/[.F472]" office:value-type="percentage" office:value="0.119919575710806">
            <text:p>11,9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p</text:p>
          </table:table-cell>
          <table:table-cell office:value-type="percentage" office:value="0.00000196047052403564">
            <text:p>0,00%</text:p>
          </table:table-cell>
          <table:table-cell table:style-name="ce5" table:formula="of:=([.F473]-[.F474])/[.F473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l</text:p>
          </table:table-cell>
          <table:table-cell office:value-type="percentage" office:value="0.00000196047052403564">
            <text:p>0,00%</text:p>
          </table:table-cell>
          <table:table-cell table:style-name="ce5" table:formula="of:=([.F474]-[.F475])/[.F474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k</text:p>
          </table:table-cell>
          <table:table-cell office:value-type="percentage" office:value="0.00000164224140543483">
            <text:p>0,00%</text:p>
          </table:table-cell>
          <table:table-cell table:style-name="ce5" table:formula="of:=([.F475]-[.F476])/[.F475]" office:value-type="percentage" office:value="0.162322827453551">
            <text:p>16,2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w</text:p>
          </table:table-cell>
          <table:table-cell office:value-type="percentage" office:value="0.00000159114559300405">
            <text:p>0,00%</text:p>
          </table:table-cell>
          <table:table-cell table:style-name="ce5" table:formula="of:=([.F476]-[.F477])/[.F476]" office:value-type="percentage" office:value="0.0311134600928242">
            <text:p>3,1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m</text:p>
          </table:table-cell>
          <table:table-cell office:value-type="percentage" office:value="0.00000132401228683402">
            <text:p>0,00%</text:p>
          </table:table-cell>
          <table:table-cell table:style-name="ce5" table:formula="of:=([.F477]-[.F478])/[.F477]" office:value-type="percentage" office:value="0.167887405995128">
            <text:p>16,7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b</text:p>
          </table:table-cell>
          <table:table-cell office:value-type="percentage" office:value="0.00000132401228683402">
            <text:p>0,00%</text:p>
          </table:table-cell>
          <table:table-cell table:style-name="ce5" table:formula="of:=([.F478]-[.F479])/[.F478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x</text:p>
          </table:table-cell>
          <table:table-cell office:value-type="percentage" office:value="0.00000132401228683402">
            <text:p>0,00%</text:p>
          </table:table-cell>
          <table:table-cell table:style-name="ce5" table:formula="of:=([.F479]-[.F480])/[.F479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p</text:p>
          </table:table-cell>
          <table:table-cell office:value-type="percentage" office:value="0.00000132401228683402">
            <text:p>0,00%</text:p>
          </table:table-cell>
          <table:table-cell table:style-name="ce5" table:formula="of:=([.F480]-[.F481])/[.F480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j</text:p>
          </table:table-cell>
          <table:table-cell office:value-type="percentage" office:value="0.00000132401228683402">
            <text:p>0,00%</text:p>
          </table:table-cell>
          <table:table-cell table:style-name="ce5" table:formula="of:=([.F481]-[.F482])/[.F481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r</text:p>
          </table:table-cell>
          <table:table-cell office:value-type="percentage" office:value="0.00000132401228683402">
            <text:p>0,00%</text:p>
          </table:table-cell>
          <table:table-cell table:style-name="ce5" table:formula="of:=([.F482]-[.F483])/[.F482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c</text:p>
          </table:table-cell>
          <table:table-cell office:value-type="percentage" office:value="0.00000132401228683402">
            <text:p>0,00%</text:p>
          </table:table-cell>
          <table:table-cell table:style-name="ce5" table:formula="of:=([.F483]-[.F484])/[.F483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d</text:p>
          </table:table-cell>
          <table:table-cell office:value-type="percentage" office:value="0.00000132401228683402">
            <text:p>0,00%</text:p>
          </table:table-cell>
          <table:table-cell table:style-name="ce5" table:formula="of:=([.F484]-[.F485])/[.F484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t</text:p>
          </table:table-cell>
          <table:table-cell office:value-type="percentage" office:value="0.00000132401228683402">
            <text:p>0,00%</text:p>
          </table:table-cell>
          <table:table-cell table:style-name="ce5" table:formula="of:=([.F485]-[.F486])/[.F485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c</text:p>
          </table:table-cell>
          <table:table-cell office:value-type="percentage" office:value="0.00000132401228683402">
            <text:p>0,00%</text:p>
          </table:table-cell>
          <table:table-cell table:style-name="ce5" table:formula="of:=([.F486]-[.F487])/[.F486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g</text:p>
          </table:table-cell>
          <table:table-cell office:value-type="percentage" office:value="0.00000132401228683402">
            <text:p>0,00%</text:p>
          </table:table-cell>
          <table:table-cell table:style-name="ce5" table:formula="of:=([.F487]-[.F488])/[.F48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j</text:p>
          </table:table-cell>
          <table:table-cell office:value-type="percentage" office:value="0.00000132401228683402">
            <text:p>0,00%</text:p>
          </table:table-cell>
          <table:table-cell table:style-name="ce5" table:formula="of:=([.F488]-[.F489])/[.F488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z</text:p>
          </table:table-cell>
          <table:table-cell office:value-type="percentage" office:value="0.00000132401228683402">
            <text:p>0,00%</text:p>
          </table:table-cell>
          <table:table-cell table:style-name="ce5" table:formula="of:=([.F489]-[.F490])/[.F489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j</text:p>
          </table:table-cell>
          <table:table-cell office:value-type="percentage" office:value="0.00000132401228683402">
            <text:p>0,00%</text:p>
          </table:table-cell>
          <table:table-cell table:style-name="ce5" table:formula="of:=([.F490]-[.F491])/[.F490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wk</text:p>
          </table:table-cell>
          <table:table-cell office:value-type="percentage" office:value="0.00000127291647440324">
            <text:p>0,00%</text:p>
          </table:table-cell>
          <table:table-cell table:style-name="ce5" table:formula="of:=([.F491]-[.F492])/[.F491]" office:value-type="percentage" office:value="0.0385916452127196">
            <text:p>3,8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qa</text:p>
          </table:table-cell>
          <table:table-cell office:value-type="percentage" office:value="0.000000954687355802431">
            <text:p>0,00%</text:p>
          </table:table-cell>
          <table:table-cell table:style-name="ce5" table:formula="of:=([.F492]-[.F493])/[.F492]" office:value-type="percentage" office:value="0.249999999999999">
            <text:p>25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qi</text:p>
          </table:table-cell>
          <table:table-cell office:value-type="percentage" office:value="0.000000954687355802431">
            <text:p>0,00%</text:p>
          </table:table-cell>
          <table:table-cell table:style-name="ce5" table:formula="of:=([.F493]-[.F494])/[.F493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y</text:p>
          </table:table-cell>
          <table:table-cell office:value-type="percentage" office:value="0.000000954687355802431">
            <text:p>0,00%</text:p>
          </table:table-cell>
          <table:table-cell table:style-name="ce5" table:formula="of:=([.F494]-[.F495])/[.F494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n</text:p>
          </table:table-cell>
          <table:table-cell office:value-type="percentage" office:value="0.000000954687355802431">
            <text:p>0,00%</text:p>
          </table:table-cell>
          <table:table-cell table:style-name="ce5" table:formula="of:=([.F495]-[.F496])/[.F495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z</text:p>
          </table:table-cell>
          <table:table-cell office:value-type="percentage" office:value="0.000000636458237201621">
            <text:p>0,00%</text:p>
          </table:table-cell>
          <table:table-cell table:style-name="ce5" table:formula="of:=([.F496]-[.F497])/[.F496]" office:value-type="percentage" office:value="0.333333333333333">
            <text:p>33,3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p</text:p>
          </table:table-cell>
          <table:table-cell office:value-type="percentage" office:value="0.000000636458237201621">
            <text:p>0,00%</text:p>
          </table:table-cell>
          <table:table-cell table:style-name="ce5" table:formula="of:=([.F497]-[.F498])/[.F49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f</text:p>
          </table:table-cell>
          <table:table-cell office:value-type="percentage" office:value="0.000000636458237201621">
            <text:p>0,00%</text:p>
          </table:table-cell>
          <table:table-cell table:style-name="ce5" table:formula="of:=([.F498]-[.F499])/[.F498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v</text:p>
          </table:table-cell>
          <table:table-cell office:value-type="percentage" office:value="0.000000636458237201621">
            <text:p>0,00%</text:p>
          </table:table-cell>
          <table:table-cell table:style-name="ce5" table:formula="of:=([.F499]-[.F500])/[.F499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qz</text:p>
          </table:table-cell>
          <table:table-cell office:value-type="percentage" office:value="0">
            <text:p>0,00%</text:p>
          </table:table-cell>
          <table:table-cell table:style-name="ce5" table:formula="of:=([.F500]-[.F501])/[.F500]" office:value-type="percentage" office:value="1">
            <text:p>10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q</text:p>
          </table:table-cell>
          <table:table-cell office:value-type="percentage" office:value="0">
            <text:p>0,00%</text:p>
          </table:table-cell>
          <table:table-cell table:style-name="ce5" table:formula="of:=([.F501]-[.F502])/[.F501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h</text:p>
          </table:table-cell>
          <table:table-cell office:value-type="percentage" office:value="0">
            <text:p>0,00%</text:p>
          </table:table-cell>
          <table:table-cell table:style-name="ce5" table:formula="of:=([.F502]-[.F503])/[.F502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ñ</text:p>
          </table:table-cell>
          <table:table-cell office:value-type="percentage" office:value="0">
            <text:p>0,00%</text:p>
          </table:table-cell>
          <table:table-cell table:style-name="ce5" table:formula="of:=([.F503]-[.F504])/[.F503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`</text:p>
          </table:table-cell>
          <table:table-cell office:value-type="percentage" office:value="0">
            <text:p>0,00%</text:p>
          </table:table-cell>
          <table:table-cell table:style-name="ce5" table:formula="of:=([.F504]-[.F505])/[.F504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´</text:p>
          </table:table-cell>
          <table:table-cell office:value-type="percentage" office:value="0">
            <text:p>0,00%</text:p>
          </table:table-cell>
          <table:table-cell table:style-name="ce5" table:formula="of:=([.F505]-[.F506])/[.F505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plus</text:p>
          </table:table-cell>
          <table:table-cell office:value-type="percentage" office:value="0">
            <text:p>0,00%</text:p>
          </table:table-cell>
          <table:table-cell table:style-name="ce5" table:formula="of:=([.F506]-[.F507])/[.F506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çp</text:p>
          </table:table-cell>
          <table:table-cell office:value-type="percentage" office:value="0">
            <text:p>0,00%</text:p>
          </table:table-cell>
          <table:table-cell table:style-name="ce5" table:formula="of:=([.F507]-[.F508])/[.F507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n</text:p>
          </table:table-cell>
          <table:table-cell office:value-type="percentage" office:value="0">
            <text:p>0,00%</text:p>
          </table:table-cell>
          <table:table-cell table:style-name="ce5" table:formula="of:=([.F508]-[.F509])/[.F508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x</text:p>
          </table:table-cell>
          <table:table-cell office:value-type="percentage" office:value="0">
            <text:p>0,00%</text:p>
          </table:table-cell>
          <table:table-cell table:style-name="ce5" table:formula="of:=([.F509]-[.F510])/[.F509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x</text:p>
          </table:table-cell>
          <table:table-cell office:value-type="percentage" office:value="0">
            <text:p>0,00%</text:p>
          </table:table-cell>
          <table:table-cell table:style-name="ce5" table:formula="of:=([.F510]-[.F511])/[.F510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w</text:p>
          </table:table-cell>
          <table:table-cell office:value-type="percentage" office:value="0">
            <text:p>0,00%</text:p>
          </table:table-cell>
          <table:table-cell table:style-name="ce5" table:formula="of:=([.F511]-[.F512])/[.F511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v</text:p>
          </table:table-cell>
          <table:table-cell office:value-type="percentage" office:value="0">
            <text:p>0,00%</text:p>
          </table:table-cell>
          <table:table-cell table:style-name="ce5" table:formula="of:=([.F512]-[.F513])/[.F512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r</text:p>
          </table:table-cell>
          <table:table-cell office:value-type="percentage" office:value="0">
            <text:p>0,00%</text:p>
          </table:table-cell>
          <table:table-cell table:style-name="ce5" table:formula="of:=([.F513]-[.F514])/[.F513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g</text:p>
          </table:table-cell>
          <table:table-cell office:value-type="percentage" office:value="0">
            <text:p>0,00%</text:p>
          </table:table-cell>
          <table:table-cell table:style-name="ce5" table:formula="of:=([.F514]-[.F515])/[.F514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f</text:p>
          </table:table-cell>
          <table:table-cell office:value-type="percentage" office:value="0">
            <text:p>0,00%</text:p>
          </table:table-cell>
          <table:table-cell table:style-name="ce5" table:formula="of:=([.F515]-[.F516])/[.F515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g</text:p>
          </table:table-cell>
          <table:table-cell office:value-type="percentage" office:value="0">
            <text:p>0,00%</text:p>
          </table:table-cell>
          <table:table-cell table:style-name="ce5" table:formula="of:=([.F516]-[.F517])/[.F516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y</text:p>
          </table:table-cell>
          <table:table-cell office:value-type="percentage" office:value="0">
            <text:p>0,00%</text:p>
          </table:table-cell>
          <table:table-cell table:style-name="ce5" table:formula="of:=([.F517]-[.F518])/[.F517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j</text:p>
          </table:table-cell>
          <table:table-cell office:value-type="percentage" office:value="0">
            <text:p>0,00%</text:p>
          </table:table-cell>
          <table:table-cell table:style-name="ce5" table:formula="of:=([.F518]-[.F519])/[.F518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uh</text:p>
          </table:table-cell>
          <table:table-cell office:value-type="percentage" office:value="0">
            <text:p>0,00%</text:p>
          </table:table-cell>
          <table:table-cell table:style-name="ce5" table:formula="of:=([.F519]-[.F520])/[.F519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h</text:p>
          </table:table-cell>
          <table:table-cell office:value-type="percentage" office:value="0">
            <text:p>0,00%</text:p>
          </table:table-cell>
          <table:table-cell table:style-name="ce5" table:formula="of:=([.F520]-[.F521])/[.F520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j</text:p>
          </table:table-cell>
          <table:table-cell office:value-type="percentage" office:value="0">
            <text:p>0,00%</text:p>
          </table:table-cell>
          <table:table-cell table:style-name="ce5" table:formula="of:=([.F521]-[.F522])/[.F521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n</text:p>
          </table:table-cell>
          <table:table-cell office:value-type="percentage" office:value="0">
            <text:p>0,00%</text:p>
          </table:table-cell>
          <table:table-cell table:style-name="ce5" table:formula="of:=([.F522]-[.F523])/[.F522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i,</text:p>
          </table:table-cell>
          <table:table-cell office:value-type="percentage" office:value="0">
            <text:p>0,00%</text:p>
          </table:table-cell>
          <table:table-cell table:style-name="ce5" table:formula="of:=([.F523]-[.F524])/[.F523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k,</text:p>
          </table:table-cell>
          <table:table-cell office:value-type="percentage" office:value="0">
            <text:p>0,00%</text:p>
          </table:table-cell>
          <table:table-cell table:style-name="ce5" table:formula="of:=([.F524]-[.F525])/[.F524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,k</text:p>
          </table:table-cell>
          <table:table-cell office:value-type="percentage" office:value="0">
            <text:p>0,00%</text:p>
          </table:table-cell>
          <table:table-cell table:style-name="ce5" table:formula="of:=([.F525]-[.F526])/[.F525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,i</text:p>
          </table:table-cell>
          <table:table-cell office:value-type="percentage" office:value="0">
            <text:p>0,00%</text:p>
          </table:table-cell>
          <table:table-cell table:style-name="ce5" table:formula="of:=([.F526]-[.F527])/[.F526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dot</text:p>
          </table:table-cell>
          <table:table-cell office:value-type="percentage" office:value="0">
            <text:p>0,00%</text:p>
          </table:table-cell>
          <table:table-cell table:style-name="ce5" table:formula="of:=([.F527]-[.F528])/[.F527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dot</text:p>
          </table:table-cell>
          <table:table-cell office:value-type="percentage" office:value="0">
            <text:p>0,00%</text:p>
          </table:table-cell>
          <table:table-cell table:style-name="ce5" table:formula="of:=([.F528]-[.F529])/[.F528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otl</text:p>
          </table:table-cell>
          <table:table-cell office:value-type="percentage" office:value="0">
            <text:p>0,00%</text:p>
          </table:table-cell>
          <table:table-cell table:style-name="ce5" table:formula="of:=([.F529]-[.F530])/[.F529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oto</text:p>
          </table:table-cell>
          <table:table-cell office:value-type="percentage" office:value="0">
            <text:p>0,00%</text:p>
          </table:table-cell>
          <table:table-cell table:style-name="ce5" table:formula="of:=([.F530]-[.F531])/[.F530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ñ</text:p>
          </table:table-cell>
          <table:table-cell office:value-type="percentage" office:value="0">
            <text:p>0,00%</text:p>
          </table:table-cell>
          <table:table-cell table:style-name="ce5" table:formula="of:=([.F531]-[.F532])/[.F531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minus</text:p>
          </table:table-cell>
          <table:table-cell office:value-type="percentage" office:value="0">
            <text:p>0,00%</text:p>
          </table:table-cell>
          <table:table-cell table:style-name="ce5" table:formula="of:=([.F532]-[.F533])/[.F532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ñp</text:p>
          </table:table-cell>
          <table:table-cell office:value-type="percentage" office:value="0">
            <text:p>0,00%</text:p>
          </table:table-cell>
          <table:table-cell table:style-name="ce5" table:formula="of:=([.F533]-[.F534])/[.F533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ñminus</text:p>
          </table:table-cell>
          <table:table-cell office:value-type="percentage" office:value="0">
            <text:p>0,00%</text:p>
          </table:table-cell>
          <table:table-cell table:style-name="ce5" table:formula="of:=([.F534]-[.F535])/[.F534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inusñ</text:p>
          </table:table-cell>
          <table:table-cell office:value-type="percentage" office:value="0">
            <text:p>0,00%</text:p>
          </table:table-cell>
          <table:table-cell table:style-name="ce5" table:formula="of:=([.F535]-[.F536])/[.F535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inusp</text:p>
          </table:table-cell>
          <table:table-cell office:value-type="percentage" office:value="0">
            <text:p>0,00%</text:p>
          </table:table-cell>
          <table:table-cell table:style-name="ce5" table:formula="of:=([.F536]-[.F537])/[.F536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`</text:p>
          </table:table-cell>
          <table:table-cell office:value-type="percentage" office:value="0">
            <text:p>0,00%</text:p>
          </table:table-cell>
          <table:table-cell table:style-name="ce5" table:formula="of:=([.F537]-[.F538])/[.F537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ñ`</text:p>
          </table:table-cell>
          <table:table-cell office:value-type="percentage" office:value="0">
            <text:p>0,00%</text:p>
          </table:table-cell>
          <table:table-cell table:style-name="ce5" table:formula="of:=([.F538]-[.F539])/[.F538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inus`</text:p>
          </table:table-cell>
          <table:table-cell office:value-type="percentage" office:value="0">
            <text:p>0,00%</text:p>
          </table:table-cell>
          <table:table-cell table:style-name="ce5" table:formula="of:=([.F539]-[.F540])/[.F539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`p</text:p>
          </table:table-cell>
          <table:table-cell office:value-type="percentage" office:value="0">
            <text:p>0,00%</text:p>
          </table:table-cell>
          <table:table-cell table:style-name="ce5" table:formula="of:=([.F540]-[.F541])/[.F540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`ñ</text:p>
          </table:table-cell>
          <table:table-cell office:value-type="percentage" office:value="0">
            <text:p>0,00%</text:p>
          </table:table-cell>
          <table:table-cell table:style-name="ce5" table:formula="of:=([.F541]-[.F542])/[.F541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`minus</text:p>
          </table:table-cell>
          <table:table-cell office:value-type="percentage" office:value="0">
            <text:p>0,00%</text:p>
          </table:table-cell>
          <table:table-cell table:style-name="ce5" table:formula="of:=([.F542]-[.F543])/[.F542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´</text:p>
          </table:table-cell>
          <table:table-cell office:value-type="percentage" office:value="0">
            <text:p>0,00%</text:p>
          </table:table-cell>
          <table:table-cell table:style-name="ce5" table:formula="of:=([.F543]-[.F544])/[.F543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ñ´</text:p>
          </table:table-cell>
          <table:table-cell office:value-type="percentage" office:value="0">
            <text:p>0,00%</text:p>
          </table:table-cell>
          <table:table-cell table:style-name="ce5" table:formula="of:=([.F544]-[.F545])/[.F544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inus´</text:p>
          </table:table-cell>
          <table:table-cell office:value-type="percentage" office:value="0">
            <text:p>0,00%</text:p>
          </table:table-cell>
          <table:table-cell table:style-name="ce5" table:formula="of:=([.F545]-[.F546])/[.F545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´p</text:p>
          </table:table-cell>
          <table:table-cell office:value-type="percentage" office:value="0">
            <text:p>0,00%</text:p>
          </table:table-cell>
          <table:table-cell table:style-name="ce5" table:formula="of:=([.F546]-[.F547])/[.F546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´ñ</text:p>
          </table:table-cell>
          <table:table-cell office:value-type="percentage" office:value="0">
            <text:p>0,00%</text:p>
          </table:table-cell>
          <table:table-cell table:style-name="ce5" table:formula="of:=([.F547]-[.F548])/[.F547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´minus</text:p>
          </table:table-cell>
          <table:table-cell office:value-type="percentage" office:value="0">
            <text:p>0,00%</text:p>
          </table:table-cell>
          <table:table-cell table:style-name="ce5" table:formula="of:=([.F548]-[.F549])/[.F548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plus</text:p>
          </table:table-cell>
          <table:table-cell office:value-type="percentage" office:value="0">
            <text:p>0,00%</text:p>
          </table:table-cell>
          <table:table-cell table:style-name="ce5" table:formula="of:=([.F549]-[.F550])/[.F549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ñplus</text:p>
          </table:table-cell>
          <table:table-cell office:value-type="percentage" office:value="0">
            <text:p>0,00%</text:p>
          </table:table-cell>
          <table:table-cell table:style-name="ce5" table:formula="of:=([.F550]-[.F551])/[.F550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inusplus</text:p>
          </table:table-cell>
          <table:table-cell office:value-type="percentage" office:value="0">
            <text:p>0,00%</text:p>
          </table:table-cell>
          <table:table-cell table:style-name="ce5" table:formula="of:=([.F551]-[.F552])/[.F551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lusp</text:p>
          </table:table-cell>
          <table:table-cell office:value-type="percentage" office:value="0">
            <text:p>0,00%</text:p>
          </table:table-cell>
          <table:table-cell table:style-name="ce5" table:formula="of:=([.F552]-[.F553])/[.F552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lusñ</text:p>
          </table:table-cell>
          <table:table-cell office:value-type="percentage" office:value="0">
            <text:p>0,00%</text:p>
          </table:table-cell>
          <table:table-cell table:style-name="ce5" table:formula="of:=([.F553]-[.F554])/[.F553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lusminus</text:p>
          </table:table-cell>
          <table:table-cell office:value-type="percentage" office:value="0">
            <text:p>0,00%</text:p>
          </table:table-cell>
          <table:table-cell table:style-name="ce5" table:formula="of:=([.F554]-[.F555])/[.F554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çp</text:p>
          </table:table-cell>
          <table:table-cell office:value-type="percentage" office:value="0">
            <text:p>0,00%</text:p>
          </table:table-cell>
          <table:table-cell table:style-name="ce5" table:formula="of:=([.F555]-[.F556])/[.F555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çñ</text:p>
          </table:table-cell>
          <table:table-cell office:value-type="percentage" office:value="0">
            <text:p>0,00%</text:p>
          </table:table-cell>
          <table:table-cell table:style-name="ce5" table:formula="of:=([.F556]-[.F557])/[.F556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çminus</text:p>
          </table:table-cell>
          <table:table-cell office:value-type="percentage" office:value="0">
            <text:p>0,00%</text:p>
          </table:table-cell>
          <table:table-cell table:style-name="ce5" table:formula="of:=([.F557]-[.F558])/[.F557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ç</text:p>
          </table:table-cell>
          <table:table-cell office:value-type="percentage" office:value="0">
            <text:p>0,00%</text:p>
          </table:table-cell>
          <table:table-cell table:style-name="ce5" table:formula="of:=([.F558]-[.F559])/[.F558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ñç</text:p>
          </table:table-cell>
          <table:table-cell office:value-type="percentage" office:value="0">
            <text:p>0,00%</text:p>
          </table:table-cell>
          <table:table-cell table:style-name="ce5" table:formula="of:=([.F559]-[.F560])/[.F559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inusç</text:p>
          </table:table-cell>
          <table:table-cell office:value-type="percentage" office:value="0">
            <text:p>0,00%</text:p>
          </table:table-cell>
          <table:table-cell table:style-name="ce5" table:formula="of:=([.F560]-[.F561])/[.F560]" office:value-type="percentage" office:value="0">
            <text:p>#DIV/0!</text:p>
          </table:table-cell>
          <table:table-cell table:number-columns-repeated="21"/>
        </table:table-row>
        <table:table-row table:style-name="ro1" table:number-rows-repeated="1048014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  <table:database-ranges>
        <table:database-range table:name="__Anonymous_Sheet_DB__0" table:target-range-address="freqs.A1:freqs.B3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freqspar.A1:freqspar.B50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mp.E1:tmp.F56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8P0"/>
    </number:currency-style>
    <number:number-style style:name="N109">
      <number:number number:decimal-places="4" number:min-integer-digits="1"/>
    </number:number-style>
    <number:number-style style:name="N110">
      <number:number number:decimal-places="6" number:min-integer-digits="1"/>
    </number:number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4" number:min-integer-digits="1"/>
      <number:text>%</number:text>
    </number:percentage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" number:min-integer-digits="1"/>
    </number:number-style>
    <number:percentage-style style:name="N118">
      <number:number number:decimal-places="5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number:number-style style:name="N120">
      <number:number number:decimal-places="7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5" number:min-integer-digits="1"/>
    </number:number-style>
    <number:percentage-style style:name="N124">
      <number:number number:decimal-places="6" number:min-integer-digits="1"/>
      <number:text>%</number:text>
    </number:percentage-style>
    <number:percentage-style style:name="N125">
      <number:number number:decimal-places="7" number:min-integer-digits="1"/>
      <number:text>%</number:text>
    </number:percentage-style>
    <number:percentage-style style:name="N126">
      <number:number number:decimal-places="8" number:min-integer-digits="1"/>
      <number:text>%</number:text>
    </number:percentage-style>
    <number:percentage-style style:name="N127">
      <number:number number:decimal-places="9" number:min-integer-digits="1"/>
      <number:text>%</number:text>
    </number:percentage-style>
    <number:percentage-style style:name="N128">
      <number:number number:decimal-places="10" number:min-integer-digits="1"/>
      <number:text>%</number:text>
    </number:percentage-style>
    <number:percentage-style style:name="N129">
      <number:number number:decimal-places="11" number:min-integer-digits="1"/>
      <number:text>%</number:text>
    </number:percentage-style>
    <number:percentage-style style:name="N130">
      <number:number number:decimal-places="12" number:min-integer-digits="1"/>
      <number:text>%</number:text>
    </number:percentage-style>
    <number:percentage-style style:name="N131">
      <number:number number:decimal-places="13" number:min-integer-digits="1"/>
      <number:text>%</number:text>
    </number:percentage-style>
    <number:percentage-style style:name="N132">
      <number:number number:decimal-places="14" number:min-integer-digits="1"/>
      <number:text>%</number:text>
    </number:percentage-style>
    <number:percentage-style style:name="N133">
      <number:number number:decimal-places="15" number:min-integer-digits="1"/>
      <number:text>%</number:text>
    </number:percentag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illor" style:family="table-cell" style:parent-style-name="Default">
      <style:table-cell-properties fo:background-color="#ff6633"/>
    </style:style>
    <style:style style:name="verd" style:family="table-cell" style:parent-style-name="Default">
      <style:table-cell-properties fo:background-color="#00ff00"/>
    </style:style>
    <style:style style:name="groc" style:family="table-cell" style:parent-style-name="Default">
      <style:table-cell-properties fo:background-color="#ffff00"/>
    </style:style>
    <style:style style:name="taronja" style:family="table-cell" style:parent-style-name="Default">
      <style:table-cell-properties fo:background-color="#ff6309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7T17:52:26</dc:date>
    <meta:generator>LibreOffice/3.5$Linux_x86 LibreOffice_project/350m1$Build-2</meta:generator>
    <meta:editing-duration>PT12H8M38S</meta:editing-duration>
    <meta:editing-cycles>162</meta:editing-cycles>
    <dc:creator>Moisès </dc:creator>
    <meta:document-statistic meta:table-count="7" meta:cell-count="6216" meta:object-count="0"/>
  </office:meta>
</office:document-meta>
</file>